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toolbar/custom_toolbar_2299.xml"/>
  <manifest:file-entry manifest:media-type="" manifest:full-path="Configurations2/toolbar/custom_toolbar_7ae7.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10000607E00002160818FD4FB.svm"/>
  <manifest:file-entry manifest:media-type="image/png" manifest:full-path="Pictures/100000000000000800000008913C8356.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Basic/GenerateTab/Orodna.xml"/>
  <manifest:file-entry manifest:media-type="text/xml" manifest:full-path="Basic/GenerateTab/MoveCurs.xml"/>
  <manifest:file-entry manifest:media-type="text/xml" manifest:full-path="Basic/GenerateTab/borderLine.xml"/>
  <manifest:file-entry manifest:media-type="text/xml" manifest:full-path="Basic/GenerateTab/TabTasks.xml"/>
  <manifest:file-entry manifest:media-type="text/xml" manifest:full-path="Basic/GenerateTab/script-lb.xml"/>
  <manifest:file-entry manifest:media-type="text/xml" manifest:full-path="Basic/GenerateTab/Module1.xml"/>
  <manifest:file-entry manifest:media-type="text/xml" manifest:full-path="Basic/GenerateTab/Tabs.xml"/>
  <manifest:file-entry manifest:media-type="text/xml" manifest:full-path="Basic/GenerateTab/NarediTab.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GenerateTab/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event-listeners>
      <script:event-listener script:language="ooo:script" script:event-name="dom:DOMFocusIn" xlink:href="vnd.sun.star.script:GenerateTab.Orodna.OrodnaVrstica?language=Basic&amp;location=document" xlink:type="simple"/>
    </office:event-listeners>
  </office:scripts>
  <office:font-face-decls>
    <style:font-face style:name="StarSymbol" svg:font-family="StarSymbol" style:font-charset="x-symbol"/>
    <style:font-face style:name="Arial2" svg:font-family="Arial"/>
    <style:font-face style:name="OpenSymbol" svg:font-family="OpenSymbol"/>
    <style:font-face style:name="Tahoma2" svg:font-family="Tahoma"/>
    <style:font-face style:name="Times New Roman" svg:font-family="'Times New Roman'"/>
    <style:font-face style:name="Arial1" svg:font-family="Arial" style:font-family-generic="swiss"/>
    <style:font-face style:name="Helvetica" svg:font-family="Helvetica" style:font-family-generic="swiss"/>
    <style:font-face style:name="Consolas" svg:font-family="Consolas" style:font-family-generic="swiss" style:font-pitch="fixed"/>
    <style:font-face style:name="Lucida Sans Unicode" svg:font-family="'Lucida Sans Unicode'" style:font-pitch="variable"/>
    <style:font-face style:name="Mangal" svg:font-family="Mangal" style:font-pitch="variable"/>
    <style:font-face style:name="Tahoma" svg:font-family="Tahoma" style:font-pitch="variable"/>
    <style:font-face style:name="ACD Sans" svg:font-family="'ACD Sans'" style:font-adornments="Regular" style:font-family-generic="swiss"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4" style:family="table">
      <style:table-properties style:width="18cm" table:align="margins"/>
    </style:style>
    <style:style style:name="Tabela4.A" style:family="table-column">
      <style:table-column-properties style:column-width="1.796cm" style:rel-column-width="6537*"/>
    </style:style>
    <style:style style:name="Tabela4.B" style:family="table-column">
      <style:table-column-properties style:column-width="1.617cm" style:rel-column-width="5888*"/>
    </style:style>
    <style:style style:name="Tabela4.C" style:family="table-column">
      <style:table-column-properties style:column-width="1.852cm" style:rel-column-width="6742*"/>
    </style:style>
    <style:style style:name="Tabela4.D" style:family="table-column">
      <style:table-column-properties style:column-width="1.667cm" style:rel-column-width="6068*"/>
    </style:style>
    <style:style style:name="Tabela4.E" style:family="table-column">
      <style:table-column-properties style:column-width="1.746cm" style:rel-column-width="6357*"/>
    </style:style>
    <style:style style:name="Tabela4.F" style:family="table-column">
      <style:table-column-properties style:column-width="1.799cm" style:rel-column-width="6550*"/>
    </style:style>
    <style:style style:name="Tabela4.G" style:family="table-column">
      <style:table-column-properties style:column-width="1.588cm" style:rel-column-width="5779*"/>
    </style:style>
    <style:style style:name="Tabela4.H" style:family="table-column">
      <style:table-column-properties style:column-width="1.72cm" style:rel-column-width="6261*"/>
    </style:style>
    <style:style style:name="Tabela4.I" style:family="table-column">
      <style:table-column-properties style:column-width="2.141cm" style:rel-column-width="7796*"/>
    </style:style>
    <style:style style:name="Tabela4.J" style:family="table-column">
      <style:table-column-properties style:column-width="2.076cm" style:rel-column-width="7557*"/>
    </style:style>
    <style:style style:name="Tabela4.A1" style:family="table-cell">
      <style:table-cell-properties fo:padding="0.097cm" fo:border-left="0.002cm solid #000000" fo:border-right="none" fo:border-top="0.002cm solid #000000" fo:border-bottom="0.002cm solid #000000"/>
    </style:style>
    <style:style style:name="Tabela4.J1" style:family="table-cell">
      <style:table-cell-properties fo:padding="0.097cm" fo:border="0.002cm solid #000000"/>
    </style:style>
    <style:style style:name="Tabela4.G2" style:family="table-cell">
      <style:table-cell-properties fo:padding="0.097cm" fo:border-left="0.002cm solid #000000" fo:border-right="none" fo:border-top="none" fo:border-bottom="0.002cm solid #000000"/>
    </style:style>
    <style:style style:name="Tabela4.J3" style:family="table-cell">
      <style:table-cell-properties fo:padding="0.097cm" fo:border-left="0.002cm solid #000000" fo:border-right="0.002cm solid #000000" fo:border-top="none" fo:border-bottom="0.002cm solid #000000"/>
    </style:style>
    <style:style style:name="Tabela4.G5" style:family="table-cell">
      <style:table-cell-properties fo:background-color="transparent" fo:padding="0.097cm" fo:border-left="0.002cm solid #000000" fo:border-right="none" fo:border-top="none" fo:border-bottom="0.002cm solid #000000">
        <style:background-image/>
      </style:table-cell-properties>
    </style:style>
    <style:style style:name="Tabela4.J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4.J7"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ela4.A26"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ela5" style:family="table">
      <style:table-properties style:width="18cm" table:align="margins"/>
    </style:style>
    <style:style style:name="Tabela5.A" style:family="table-column">
      <style:table-column-properties style:column-width="8.999cm" style:rel-column-width="32767*"/>
    </style:style>
    <style:style style:name="Tabela5.B" style:family="table-column">
      <style:table-column-properties style:column-width="9.001cm" style:rel-column-width="32768*"/>
    </style:style>
    <style:style style:name="Tabela5.A1" style:family="table-cell">
      <style:table-cell-properties fo:padding="0.097cm" fo:border="none"/>
    </style:style>
    <style:style style:name="Tabela5.A4" style:family="table-cell">
      <style:table-cell-properties fo:padding="0.097cm" fo:border-left="none" fo:border-right="none" fo:border-top="none" fo:border-bottom="0.002cm solid #000000"/>
    </style:style>
    <style:style style:name="Tabela5.A5" style:family="table-cell">
      <style:table-cell-properties fo:padding="0.097cm" fo:border-left="0.002cm solid #000000" fo:border-right="0.002cm solid #000000" fo:border-top="none" fo:border-bottom="0.002cm solid #000000"/>
    </style:style>
    <style:style style:name="Tabela5.A6" style:family="table-cell">
      <style:table-cell-properties fo:padding="0.097cm" fo:border-left="0.002cm solid #000000" fo:border-right="none" fo:border-top="none" fo:border-bottom="0.002cm solid #000000"/>
    </style:style>
    <style:style style:name="TabTasks" style:family="table">
      <style:table-properties style:width="18cm" table:align="margins"/>
    </style:style>
    <style:style style:name="TabTasks.A" style:family="table-column">
      <style:table-column-properties style:column-width="7.2cm" style:rel-column-width="26214*"/>
    </style:style>
    <style:style style:name="TabTasks.C" style:family="table-column">
      <style:table-column-properties style:column-width="3.6cm" style:rel-column-width="13107*"/>
    </style:style>
    <style:style style:name="TabTasks.A1" style:family="table-cell">
      <style:table-cell-properties fo:padding="0.097cm" fo:border-left="0.002cm solid #000000" fo:border-right="none" fo:border-top="0.002cm solid #000000" fo:border-bottom="0.002cm solid #000000"/>
    </style:style>
    <style:style style:name="TabTasks.C1" style:family="table-cell">
      <style:table-cell-properties fo:padding="0.097cm" fo:border="0.002cm solid #000000"/>
    </style:style>
    <style:style style:name="TabTasks.A2" style:family="table-cell">
      <style:table-cell-properties fo:padding="0.097cm" fo:border-left="0.002cm solid #000000" fo:border-right="none" fo:border-top="none" fo:border-bottom="0.002cm solid #000000"/>
    </style:style>
    <style:style style:name="TabTasks.C2" style:family="table-cell">
      <style:table-cell-properties fo:padding="0.097cm" fo:border-left="0.002cm solid #000000" fo:border-right="0.002cm solid #000000" fo:border-top="none" fo:border-bottom="0.002cm solid #000000"/>
    </style:style>
    <style:style style:name="Tabela2" style:family="table">
      <style:table-properties style:width="18cm" table:align="margins"/>
    </style:style>
    <style:style style:name="Tabela2.A" style:family="table-column">
      <style:table-column-properties style:column-width="8.999cm" style:rel-column-width="32767*"/>
    </style:style>
    <style:style style:name="Tabela2.B" style:family="table-column">
      <style:table-column-properties style:column-width="9.001cm" style:rel-column-width="32768*"/>
    </style:style>
    <style:style style:name="Tabela2.A1" style:family="table-cell">
      <style:table-cell-properties fo:padding="0.097cm" fo:border="none"/>
    </style:style>
    <style:style style:name="Tabela2.A4" style:family="table-cell">
      <style:table-cell-properties fo:padding="0.097cm" fo:border-left="none" fo:border-right="none" fo:border-top="none" fo:border-bottom="0.002cm solid #000000"/>
    </style:style>
    <style:style style:name="Tabela2.B4" style:family="table-cell">
      <style:table-cell-properties fo:background-color="transparent" fo:padding="0.097cm" fo:border-left="none" fo:border-right="none" fo:border-top="none" fo:border-bottom="0.002cm solid #000000">
        <style:background-image/>
      </style:table-cell-properties>
    </style:style>
    <style:style style:name="Tabela2.A5" style:family="table-cell">
      <style:table-cell-properties fo:padding="0.097cm" fo:border-left="0.002cm solid #000000" fo:border-right="0.002cm solid #000000" fo:border-top="none" fo:border-bottom="0.002cm solid #000000"/>
    </style:style>
    <style:style style:name="Tabela2.A6" style:family="table-cell">
      <style:table-cell-properties fo:padding="0.097cm" fo:border-left="0.002cm solid #000000" fo:border-right="none" fo:border-top="none" fo:border-bottom="0.002cm solid #000000"/>
    </style:style>
    <style:style style:name="Tabela6" style:family="table">
      <style:table-properties style:width="18cm" table:align="margins" fo:background-color="transparent">
        <style:background-image/>
      </style:table-properties>
    </style:style>
    <style:style style:name="Tabela6.A" style:family="table-column">
      <style:table-column-properties style:column-width="7.2cm" style:rel-column-width="26214*"/>
    </style:style>
    <style:style style:name="Tabela6.C" style:family="table-column">
      <style:table-column-properties style:column-width="3.6cm" style:rel-column-width="13107*"/>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background-color="transparent" fo:padding="0.097cm" fo:border-left="0.002cm solid #000000" fo:border-right="none" fo:border-top="none" fo:border-bottom="0.002cm solid #000000">
        <style:background-image/>
      </style:table-cell-properties>
    </style:style>
    <style:style style:name="Tabela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21" style:family="table">
      <style:table-properties style:width="18cm" table:align="margins"/>
    </style:style>
    <style:style style:name="Tabela21.A" style:family="table-column">
      <style:table-column-properties style:column-width="8.999cm" style:rel-column-width="32767*"/>
    </style:style>
    <style:style style:name="Tabela21.B" style:family="table-column">
      <style:table-column-properties style:column-width="9.001cm" style:rel-column-width="32768*"/>
    </style:style>
    <style:style style:name="Tabela21.A1" style:family="table-cell">
      <style:table-cell-properties fo:padding="0.097cm" fo:border="none"/>
    </style:style>
    <style:style style:name="Tabela21.A4" style:family="table-cell">
      <style:table-cell-properties fo:padding="0.097cm" fo:border-left="none" fo:border-right="none" fo:border-top="none" fo:border-bottom="0.002cm solid #000000"/>
    </style:style>
    <style:style style:name="Tabela21.A5" style:family="table-cell">
      <style:table-cell-properties fo:padding="0.097cm" fo:border-left="0.002cm solid #000000" fo:border-right="0.002cm solid #000000" fo:border-top="none" fo:border-bottom="0.002cm solid #000000"/>
    </style:style>
    <style:style style:name="Tabela21.A6" style:family="table-cell">
      <style:table-cell-properties fo:padding="0.097cm" fo:border-left="0.002cm solid #000000" fo:border-right="none" fo:border-top="none" fo:border-bottom="0.002cm solid #000000"/>
    </style:style>
    <style:style style:name="Tabela22" style:family="table">
      <style:table-properties style:width="18cm" table:align="margins"/>
    </style:style>
    <style:style style:name="Tabela22.A" style:family="table-column">
      <style:table-column-properties style:column-width="7.2cm" style:rel-column-width="26214*"/>
    </style:style>
    <style:style style:name="Tabela22.C" style:family="table-column">
      <style:table-column-properties style:column-width="3.6cm" style:rel-column-width="13107*"/>
    </style:style>
    <style:style style:name="Tabela22.A1" style:family="table-cell">
      <style:table-cell-properties fo:padding="0.097cm" fo:border-left="0.002cm solid #000000" fo:border-right="none" fo:border-top="0.002cm solid #000000" fo:border-bottom="0.002cm solid #000000"/>
    </style:style>
    <style:style style:name="Tabela22.C1" style:family="table-cell">
      <style:table-cell-properties fo:padding="0.097cm" fo:border="0.002cm solid #000000"/>
    </style:style>
    <style:style style:name="Tabe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a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5" style:family="table">
      <style:table-properties style:width="18cm" table:align="margins"/>
    </style:style>
    <style:style style:name="Tabela35.A" style:family="table-column">
      <style:table-column-properties style:column-width="8.999cm" style:rel-column-width="32767*"/>
    </style:style>
    <style:style style:name="Tabela35.B" style:family="table-column">
      <style:table-column-properties style:column-width="9.001cm" style:rel-column-width="32768*"/>
    </style:style>
    <style:style style:name="Tabela35.A1" style:family="table-cell">
      <style:table-cell-properties fo:padding="0.097cm" fo:border="none"/>
    </style:style>
    <style:style style:name="Tabela35.A4" style:family="table-cell">
      <style:table-cell-properties fo:padding="0.097cm" fo:border-left="none" fo:border-right="none" fo:border-top="none" fo:border-bottom="0.002cm solid #000000"/>
    </style:style>
    <style:style style:name="Tabela35.A5" style:family="table-cell">
      <style:table-cell-properties fo:padding="0.097cm" fo:border-left="0.002cm solid #000000" fo:border-right="0.002cm solid #000000" fo:border-top="none" fo:border-bottom="0.002cm solid #000000"/>
    </style:style>
    <style:style style:name="Tabela35.A6" style:family="table-cell">
      <style:table-cell-properties fo:padding="0.097cm" fo:border-left="0.002cm solid #000000" fo:border-right="none" fo:border-top="none" fo:border-bottom="0.002cm solid #000000"/>
    </style:style>
    <style:style style:name="Tabela36" style:family="table">
      <style:table-properties style:width="18cm" table:align="margins"/>
    </style:style>
    <style:style style:name="Tabela36.A" style:family="table-column">
      <style:table-column-properties style:column-width="7.2cm" style:rel-column-width="26214*"/>
    </style:style>
    <style:style style:name="Tabela36.C" style:family="table-column">
      <style:table-column-properties style:column-width="3.6cm" style:rel-column-width="13107*"/>
    </style:style>
    <style:style style:name="Tabela36.A1" style:family="table-cell">
      <style:table-cell-properties fo:padding="0.097cm" fo:border-left="0.002cm solid #000000" fo:border-right="none" fo:border-top="0.002cm solid #000000" fo:border-bottom="0.002cm solid #000000"/>
    </style:style>
    <style:style style:name="Tabela36.C1" style:family="table-cell">
      <style:table-cell-properties fo:padding="0.097cm" fo:border="0.002cm solid #000000"/>
    </style:style>
    <style:style style:name="Tabela36.A2" style:family="table-cell">
      <style:table-cell-properties fo:background-color="transparent" fo:padding="0.097cm" fo:border-left="0.002cm solid #000000" fo:border-right="none" fo:border-top="none" fo:border-bottom="0.002cm solid #000000">
        <style:background-image/>
      </style:table-cell-properties>
    </style:style>
    <style:style style:name="Tabela36.C2" style:family="table-cell">
      <style:table-cell-properties fo:padding="0.097cm" fo:border-left="0.002cm solid #000000" fo:border-right="0.002cm solid #000000" fo:border-top="none" fo:border-bottom="0.002cm solid #000000"/>
    </style:style>
    <style:style style:name="Tabela45" style:family="table">
      <style:table-properties style:width="18cm" table:align="margins"/>
    </style:style>
    <style:style style:name="Tabela45.A" style:family="table-column">
      <style:table-column-properties style:column-width="8.999cm" style:rel-column-width="32767*"/>
    </style:style>
    <style:style style:name="Tabela45.B" style:family="table-column">
      <style:table-column-properties style:column-width="9.001cm" style:rel-column-width="32768*"/>
    </style:style>
    <style:style style:name="Tabela45.A1" style:family="table-cell">
      <style:table-cell-properties fo:padding="0.097cm" fo:border="none"/>
    </style:style>
    <style:style style:name="Tabela45.A4" style:family="table-cell">
      <style:table-cell-properties fo:padding="0.097cm" fo:border-left="none" fo:border-right="none" fo:border-top="none" fo:border-bottom="0.002cm solid #000000"/>
    </style:style>
    <style:style style:name="Tabela45.A5" style:family="table-cell">
      <style:table-cell-properties fo:padding="0.097cm" fo:border-left="0.002cm solid #000000" fo:border-right="0.002cm solid #000000" fo:border-top="none" fo:border-bottom="0.002cm solid #000000"/>
    </style:style>
    <style:style style:name="Tabela45.A6" style:family="table-cell">
      <style:table-cell-properties fo:padding="0.097cm" fo:border-left="0.002cm solid #000000" fo:border-right="none" fo:border-top="none" fo:border-bottom="0.002cm solid #000000"/>
    </style:style>
    <style:style style:name="Tabela46" style:family="table">
      <style:table-properties style:width="18cm" table:align="margins"/>
    </style:style>
    <style:style style:name="Tabela46.A" style:family="table-column">
      <style:table-column-properties style:column-width="7.2cm" style:rel-column-width="26214*"/>
    </style:style>
    <style:style style:name="Tabela46.C" style:family="table-column">
      <style:table-column-properties style:column-width="3.6cm" style:rel-column-width="13107*"/>
    </style:style>
    <style:style style:name="Tabela46.A1" style:family="table-cell">
      <style:table-cell-properties fo:padding="0.097cm" fo:border-left="0.002cm solid #000000" fo:border-right="none" fo:border-top="0.002cm solid #000000" fo:border-bottom="0.002cm solid #000000"/>
    </style:style>
    <style:style style:name="Tabela46.C1" style:family="table-cell">
      <style:table-cell-properties fo:padding="0.097cm" fo:border="0.002cm solid #000000"/>
    </style:style>
    <style:style style:name="Tabela46.A2" style:family="table-cell">
      <style:table-cell-properties fo:background-color="transparent" fo:padding="0.097cm" fo:border-left="0.002cm solid #000000" fo:border-right="none" fo:border-top="none" fo:border-bottom="0.002cm solid #000000">
        <style:background-image/>
      </style:table-cell-properties>
    </style:style>
    <style:style style:name="Tabela4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57" style:family="table">
      <style:table-properties style:width="18cm" table:align="margins"/>
    </style:style>
    <style:style style:name="Tabela57.A" style:family="table-column">
      <style:table-column-properties style:column-width="8.999cm" style:rel-column-width="32767*"/>
    </style:style>
    <style:style style:name="Tabela57.B" style:family="table-column">
      <style:table-column-properties style:column-width="9.001cm" style:rel-column-width="32768*"/>
    </style:style>
    <style:style style:name="Tabela57.A1" style:family="table-cell">
      <style:table-cell-properties fo:padding="0.097cm" fo:border="none"/>
    </style:style>
    <style:style style:name="Tabela57.A4" style:family="table-cell">
      <style:table-cell-properties fo:padding="0.097cm" fo:border-left="none" fo:border-right="none" fo:border-top="none" fo:border-bottom="0.002cm solid #000000"/>
    </style:style>
    <style:style style:name="Tabela57.A5" style:family="table-cell">
      <style:table-cell-properties fo:padding="0.097cm" fo:border-left="0.002cm solid #000000" fo:border-right="0.002cm solid #000000" fo:border-top="none" fo:border-bottom="0.002cm solid #000000"/>
    </style:style>
    <style:style style:name="Tabela57.A6" style:family="table-cell">
      <style:table-cell-properties fo:padding="0.097cm" fo:border-left="0.002cm solid #000000" fo:border-right="none" fo:border-top="none" fo:border-bottom="0.002cm solid #000000"/>
    </style:style>
    <style:style style:name="Tabela58" style:family="table">
      <style:table-properties style:width="18cm" table:align="margins"/>
    </style:style>
    <style:style style:name="Tabela58.A" style:family="table-column">
      <style:table-column-properties style:column-width="7.2cm" style:rel-column-width="26214*"/>
    </style:style>
    <style:style style:name="Tabela58.C" style:family="table-column">
      <style:table-column-properties style:column-width="3.6cm" style:rel-column-width="13107*"/>
    </style:style>
    <style:style style:name="Tabela58.A1" style:family="table-cell">
      <style:table-cell-properties fo:padding="0.097cm" fo:border-left="0.002cm solid #000000" fo:border-right="none" fo:border-top="0.002cm solid #000000" fo:border-bottom="0.002cm solid #000000"/>
    </style:style>
    <style:style style:name="Tabela58.C1" style:family="table-cell">
      <style:table-cell-properties fo:padding="0.097cm" fo:border="0.002cm solid #000000"/>
    </style:style>
    <style:style style:name="Tabe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a5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58.C18" style:family="table-cell" style:data-style-name="N37">
      <style:table-cell-properties fo:background-color="transparent" fo:padding="0.097cm" fo:border-left="0.002cm solid #000000" fo:border-right="0.002cm solid #000000" fo:border-top="none" fo:border-bottom="0.002cm solid #000000">
        <style:background-image/>
      </style:table-cell-properties>
    </style:style>
    <style:style style:name="Tabela59" style:family="table">
      <style:table-properties style:width="18cm" table:align="margins"/>
    </style:style>
    <style:style style:name="Tabela59.A" style:family="table-column">
      <style:table-column-properties style:column-width="8.999cm" style:rel-column-width="32767*"/>
    </style:style>
    <style:style style:name="Tabela59.B" style:family="table-column">
      <style:table-column-properties style:column-width="9.001cm" style:rel-column-width="32768*"/>
    </style:style>
    <style:style style:name="Tabela59.A1" style:family="table-cell">
      <style:table-cell-properties fo:padding="0.097cm" fo:border="none"/>
    </style:style>
    <style:style style:name="Tabela59.A4" style:family="table-cell">
      <style:table-cell-properties fo:padding="0.097cm" fo:border-left="none" fo:border-right="none" fo:border-top="none" fo:border-bottom="0.002cm solid #000000"/>
    </style:style>
    <style:style style:name="Tabela59.A5" style:family="table-cell">
      <style:table-cell-properties fo:padding="0.097cm" fo:border-left="0.002cm solid #000000" fo:border-right="0.002cm solid #000000" fo:border-top="none" fo:border-bottom="0.002cm solid #000000"/>
    </style:style>
    <style:style style:name="Tabela59.A6" style:family="table-cell">
      <style:table-cell-properties fo:padding="0.097cm" fo:border-left="0.002cm solid #000000" fo:border-right="none" fo:border-top="none" fo:border-bottom="0.002cm solid #000000"/>
    </style:style>
    <style:style style:name="Tabela60" style:family="table">
      <style:table-properties style:width="18cm" table:align="margins" fo:background-color="transparent">
        <style:background-image/>
      </style:table-properties>
    </style:style>
    <style:style style:name="Tabela60.A" style:family="table-column">
      <style:table-column-properties style:column-width="7.2cm" style:rel-column-width="26214*"/>
    </style:style>
    <style:style style:name="Tabela60.C" style:family="table-column">
      <style:table-column-properties style:column-width="3.6cm" style:rel-column-width="13107*"/>
    </style:style>
    <style:style style:name="Tabela60.A1" style:family="table-cell">
      <style:table-cell-properties fo:padding="0.097cm" fo:border-left="0.002cm solid #000000" fo:border-right="none" fo:border-top="0.002cm solid #000000" fo:border-bottom="0.002cm solid #000000"/>
    </style:style>
    <style:style style:name="Tabela60.C1" style:family="table-cell">
      <style:table-cell-properties fo:padding="0.097cm" fo:border="0.002cm solid #000000"/>
    </style:style>
    <style:style style:name="Tabe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a6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83" style:family="table">
      <style:table-properties style:width="18cm" table:align="margins"/>
    </style:style>
    <style:style style:name="Tabela83.A" style:family="table-column">
      <style:table-column-properties style:column-width="8.999cm" style:rel-column-width="32767*"/>
    </style:style>
    <style:style style:name="Tabela83.B" style:family="table-column">
      <style:table-column-properties style:column-width="9.001cm" style:rel-column-width="32768*"/>
    </style:style>
    <style:style style:name="Tabela83.A1" style:family="table-cell">
      <style:table-cell-properties fo:padding="0.097cm" fo:border="none"/>
    </style:style>
    <style:style style:name="Tabela83.A4" style:family="table-cell">
      <style:table-cell-properties fo:padding="0.097cm" fo:border-left="none" fo:border-right="none" fo:border-top="none" fo:border-bottom="0.002cm solid #000000"/>
    </style:style>
    <style:style style:name="Tabela83.A5" style:family="table-cell">
      <style:table-cell-properties fo:padding="0.097cm" fo:border-left="0.002cm solid #000000" fo:border-right="0.002cm solid #000000" fo:border-top="none" fo:border-bottom="0.002cm solid #000000"/>
    </style:style>
    <style:style style:name="Tabela83.A6" style:family="table-cell">
      <style:table-cell-properties fo:padding="0.097cm" fo:border-left="0.002cm solid #000000" fo:border-right="none" fo:border-top="none" fo:border-bottom="0.002cm solid #000000"/>
    </style:style>
    <style:style style:name="Tabela84" style:family="table">
      <style:table-properties style:width="18cm" table:align="margins"/>
    </style:style>
    <style:style style:name="Tabela84.A" style:family="table-column">
      <style:table-column-properties style:column-width="7.2cm" style:rel-column-width="26214*"/>
    </style:style>
    <style:style style:name="Tabela84.C" style:family="table-column">
      <style:table-column-properties style:column-width="3.6cm" style:rel-column-width="13107*"/>
    </style:style>
    <style:style style:name="Tabela84.A1" style:family="table-cell">
      <style:table-cell-properties fo:padding="0.097cm" fo:border-left="0.002cm solid #000000" fo:border-right="none" fo:border-top="0.002cm solid #000000" fo:border-bottom="0.002cm solid #000000"/>
    </style:style>
    <style:style style:name="Tabela84.C1" style:family="table-cell">
      <style:table-cell-properties fo:padding="0.097cm" fo:border="0.002cm solid #000000"/>
    </style:style>
    <style:style style:name="Tabela84.A2" style:family="table-cell">
      <style:table-cell-properties fo:background-color="transparent" fo:padding="0.097cm" fo:border-left="0.002cm solid #000000" fo:border-right="none" fo:border-top="none" fo:border-bottom="0.002cm solid #000000">
        <style:background-image/>
      </style:table-cell-properties>
    </style:style>
    <style:style style:name="Tabela8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85" style:family="table">
      <style:table-properties style:width="18cm" table:align="margins"/>
    </style:style>
    <style:style style:name="Tabela85.A" style:family="table-column">
      <style:table-column-properties style:column-width="8.999cm" style:rel-column-width="32767*"/>
    </style:style>
    <style:style style:name="Tabela85.B" style:family="table-column">
      <style:table-column-properties style:column-width="9.001cm" style:rel-column-width="32768*"/>
    </style:style>
    <style:style style:name="Tabela85.A1" style:family="table-cell">
      <style:table-cell-properties fo:padding="0.097cm" fo:border="none"/>
    </style:style>
    <style:style style:name="Tabela85.A4" style:family="table-cell">
      <style:table-cell-properties fo:padding="0.097cm" fo:border-left="none" fo:border-right="none" fo:border-top="none" fo:border-bottom="0.002cm solid #000000"/>
    </style:style>
    <style:style style:name="Tabela85.A5" style:family="table-cell">
      <style:table-cell-properties fo:padding="0.097cm" fo:border-left="0.002cm solid #000000" fo:border-right="0.002cm solid #000000" fo:border-top="none" fo:border-bottom="0.002cm solid #000000"/>
    </style:style>
    <style:style style:name="Tabela85.A6" style:family="table-cell">
      <style:table-cell-properties fo:padding="0.097cm" fo:border-left="0.002cm solid #000000" fo:border-right="none" fo:border-top="none" fo:border-bottom="0.002cm solid #000000"/>
    </style:style>
    <style:style style:name="Tabela86" style:family="table">
      <style:table-properties style:width="18cm" table:align="margins"/>
    </style:style>
    <style:style style:name="Tabela86.A" style:family="table-column">
      <style:table-column-properties style:column-width="7.2cm" style:rel-column-width="26214*"/>
    </style:style>
    <style:style style:name="Tabela86.C" style:family="table-column">
      <style:table-column-properties style:column-width="3.6cm" style:rel-column-width="13107*"/>
    </style:style>
    <style:style style:name="Tabela86.A1" style:family="table-cell">
      <style:table-cell-properties fo:padding="0.097cm" fo:border-left="0.002cm solid #000000" fo:border-right="none" fo:border-top="0.002cm solid #000000" fo:border-bottom="0.002cm solid #000000"/>
    </style:style>
    <style:style style:name="Tabela86.C1" style:family="table-cell">
      <style:table-cell-properties fo:padding="0.097cm" fo:border="0.002cm solid #000000"/>
    </style:style>
    <style:style style:name="Tabela86.A2" style:family="table-cell">
      <style:table-cell-properties fo:background-color="transparent" fo:padding="0.097cm" fo:border-left="0.002cm solid #000000" fo:border-right="none" fo:border-top="none" fo:border-bottom="0.002cm solid #000000">
        <style:background-image/>
      </style:table-cell-properties>
    </style:style>
    <style:style style:name="Tabela8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89" style:family="table">
      <style:table-properties style:width="18cm" table:align="margins"/>
    </style:style>
    <style:style style:name="Tabela89.A" style:family="table-column">
      <style:table-column-properties style:column-width="8.999cm" style:rel-column-width="32767*"/>
    </style:style>
    <style:style style:name="Tabela89.B" style:family="table-column">
      <style:table-column-properties style:column-width="9.001cm" style:rel-column-width="32768*"/>
    </style:style>
    <style:style style:name="Tabela89.A1" style:family="table-cell">
      <style:table-cell-properties fo:padding="0.097cm" fo:border="none"/>
    </style:style>
    <style:style style:name="Tabela89.A4" style:family="table-cell">
      <style:table-cell-properties fo:padding="0.097cm" fo:border-left="none" fo:border-right="none" fo:border-top="none" fo:border-bottom="0.002cm solid #000000"/>
    </style:style>
    <style:style style:name="Tabela89.A5" style:family="table-cell">
      <style:table-cell-properties fo:padding="0.097cm" fo:border-left="0.002cm solid #000000" fo:border-right="0.002cm solid #000000" fo:border-top="none" fo:border-bottom="0.002cm solid #000000"/>
    </style:style>
    <style:style style:name="Tabela89.A6" style:family="table-cell">
      <style:table-cell-properties fo:padding="0.097cm" fo:border-left="0.002cm solid #000000" fo:border-right="none" fo:border-top="none" fo:border-bottom="0.002cm solid #000000"/>
    </style:style>
    <style:style style:name="Tabela90" style:family="table">
      <style:table-properties style:width="18cm" table:align="margins"/>
    </style:style>
    <style:style style:name="Tabela90.A" style:family="table-column">
      <style:table-column-properties style:column-width="7.2cm" style:rel-column-width="26214*"/>
    </style:style>
    <style:style style:name="Tabela90.C" style:family="table-column">
      <style:table-column-properties style:column-width="3.6cm" style:rel-column-width="13107*"/>
    </style:style>
    <style:style style:name="Tabela90.A1" style:family="table-cell">
      <style:table-cell-properties fo:padding="0.097cm" fo:border-left="0.002cm solid #000000" fo:border-right="none" fo:border-top="0.002cm solid #000000" fo:border-bottom="0.002cm solid #000000"/>
    </style:style>
    <style:style style:name="Tabela90.C1" style:family="table-cell">
      <style:table-cell-properties fo:padding="0.097cm" fo:border="0.002cm solid #000000"/>
    </style:style>
    <style:style style:name="Tabela90.A2" style:family="table-cell">
      <style:table-cell-properties fo:background-color="transparent" fo:padding="0.097cm" fo:border-left="0.002cm solid #000000" fo:border-right="none" fo:border-top="none" fo:border-bottom="0.002cm solid #000000">
        <style:background-image/>
      </style:table-cell-properties>
    </style:style>
    <style:style style:name="Tabela9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91" style:family="table">
      <style:table-properties style:width="18cm" table:align="margins"/>
    </style:style>
    <style:style style:name="Tabela91.A" style:family="table-column">
      <style:table-column-properties style:column-width="8.999cm" style:rel-column-width="32767*"/>
    </style:style>
    <style:style style:name="Tabela91.B" style:family="table-column">
      <style:table-column-properties style:column-width="9.001cm" style:rel-column-width="32768*"/>
    </style:style>
    <style:style style:name="Tabela91.A1" style:family="table-cell">
      <style:table-cell-properties fo:padding="0.097cm" fo:border="none"/>
    </style:style>
    <style:style style:name="Tabela91.A4" style:family="table-cell">
      <style:table-cell-properties fo:padding="0.097cm" fo:border-left="none" fo:border-right="none" fo:border-top="none" fo:border-bottom="0.002cm solid #000000"/>
    </style:style>
    <style:style style:name="Tabela91.A5" style:family="table-cell">
      <style:table-cell-properties fo:padding="0.097cm" fo:border-left="0.002cm solid #000000" fo:border-right="0.002cm solid #000000" fo:border-top="none" fo:border-bottom="0.002cm solid #000000"/>
    </style:style>
    <style:style style:name="Tabela91.A6" style:family="table-cell">
      <style:table-cell-properties fo:padding="0.097cm" fo:border-left="0.002cm solid #000000" fo:border-right="none" fo:border-top="none" fo:border-bottom="0.002cm solid #000000"/>
    </style:style>
    <style:style style:name="Tabela92" style:family="table">
      <style:table-properties style:width="18cm" table:align="margins"/>
    </style:style>
    <style:style style:name="Tabela92.A" style:family="table-column">
      <style:table-column-properties style:column-width="7.2cm" style:rel-column-width="26214*"/>
    </style:style>
    <style:style style:name="Tabela92.C" style:family="table-column">
      <style:table-column-properties style:column-width="3.6cm" style:rel-column-width="13107*"/>
    </style:style>
    <style:style style:name="Tabela92.A1" style:family="table-cell">
      <style:table-cell-properties fo:padding="0.097cm" fo:border-left="0.002cm solid #000000" fo:border-right="none" fo:border-top="0.002cm solid #000000" fo:border-bottom="0.002cm solid #000000"/>
    </style:style>
    <style:style style:name="Tabela92.C1" style:family="table-cell">
      <style:table-cell-properties fo:padding="0.097cm" fo:border="0.002cm solid #000000"/>
    </style:style>
    <style:style style:name="Tabela92.A2" style:family="table-cell">
      <style:table-cell-properties fo:background-color="transparent" fo:padding="0.097cm" fo:border-left="0.002cm solid #000000" fo:border-right="none" fo:border-top="none" fo:border-bottom="0.002cm solid #000000">
        <style:background-image/>
      </style:table-cell-properties>
    </style:style>
    <style:style style:name="Tabela92.C2" style:family="table-cell">
      <style:table-cell-properties fo:padding="0.097cm" fo:border-left="0.002cm solid #000000" fo:border-right="0.002cm solid #000000" fo:border-top="none" fo:border-bottom="0.002cm solid #000000"/>
    </style:style>
    <style:style style:name="Tabela95" style:family="table">
      <style:table-properties style:width="18cm" table:align="margins"/>
    </style:style>
    <style:style style:name="Tabela95.A" style:family="table-column">
      <style:table-column-properties style:column-width="8.999cm" style:rel-column-width="32767*"/>
    </style:style>
    <style:style style:name="Tabela95.B" style:family="table-column">
      <style:table-column-properties style:column-width="9.001cm" style:rel-column-width="32768*"/>
    </style:style>
    <style:style style:name="Tabela95.A1" style:family="table-cell">
      <style:table-cell-properties fo:padding="0.097cm" fo:border="none"/>
    </style:style>
    <style:style style:name="Tabela95.A4" style:family="table-cell">
      <style:table-cell-properties fo:padding="0.097cm" fo:border-left="none" fo:border-right="none" fo:border-top="none" fo:border-bottom="0.002cm solid #000000"/>
    </style:style>
    <style:style style:name="Tabela95.A5" style:family="table-cell">
      <style:table-cell-properties fo:padding="0.097cm" fo:border-left="0.002cm solid #000000" fo:border-right="0.002cm solid #000000" fo:border-top="none" fo:border-bottom="0.002cm solid #000000"/>
    </style:style>
    <style:style style:name="Tabela95.A6" style:family="table-cell">
      <style:table-cell-properties fo:padding="0.097cm" fo:border-left="0.002cm solid #000000" fo:border-right="none" fo:border-top="none" fo:border-bottom="0.002cm solid #000000"/>
    </style:style>
    <style:style style:name="Tabela96" style:family="table">
      <style:table-properties style:width="18cm" table:align="margins"/>
    </style:style>
    <style:style style:name="Tabela96.A" style:family="table-column">
      <style:table-column-properties style:column-width="7.2cm" style:rel-column-width="26214*"/>
    </style:style>
    <style:style style:name="Tabela96.C" style:family="table-column">
      <style:table-column-properties style:column-width="3.6cm" style:rel-column-width="13107*"/>
    </style:style>
    <style:style style:name="Tabela96.A1" style:family="table-cell">
      <style:table-cell-properties fo:padding="0.097cm" fo:border-left="0.002cm solid #000000" fo:border-right="none" fo:border-top="0.002cm solid #000000" fo:border-bottom="0.002cm solid #000000"/>
    </style:style>
    <style:style style:name="Tabela96.C1" style:family="table-cell">
      <style:table-cell-properties fo:padding="0.097cm" fo:border="0.002cm solid #000000"/>
    </style:style>
    <style:style style:name="Tabela96.A2" style:family="table-cell">
      <style:table-cell-properties fo:background-color="transparent" fo:padding="0.097cm" fo:border-left="0.002cm solid #000000" fo:border-right="none" fo:border-top="none" fo:border-bottom="0.002cm solid #000000">
        <style:background-image/>
      </style:table-cell-properties>
    </style:style>
    <style:style style:name="Tabela9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99" style:family="table">
      <style:table-properties style:width="18cm" table:align="margins"/>
    </style:style>
    <style:style style:name="Tabela99.A" style:family="table-column">
      <style:table-column-properties style:column-width="8.999cm" style:rel-column-width="32767*"/>
    </style:style>
    <style:style style:name="Tabela99.B" style:family="table-column">
      <style:table-column-properties style:column-width="9.001cm" style:rel-column-width="32768*"/>
    </style:style>
    <style:style style:name="Tabela99.A1" style:family="table-cell">
      <style:table-cell-properties fo:padding="0.097cm" fo:border="none"/>
    </style:style>
    <style:style style:name="Tabela99.A4" style:family="table-cell">
      <style:table-cell-properties fo:padding="0.097cm" fo:border-left="none" fo:border-right="none" fo:border-top="none" fo:border-bottom="0.002cm solid #000000"/>
    </style:style>
    <style:style style:name="Tabela99.A5" style:family="table-cell">
      <style:table-cell-properties fo:padding="0.097cm" fo:border-left="0.002cm solid #000000" fo:border-right="0.002cm solid #000000" fo:border-top="none" fo:border-bottom="0.002cm solid #000000"/>
    </style:style>
    <style:style style:name="Tabela99.A6" style:family="table-cell">
      <style:table-cell-properties fo:padding="0.097cm" fo:border-left="0.002cm solid #000000" fo:border-right="none" fo:border-top="none" fo:border-bottom="0.002cm solid #000000"/>
    </style:style>
    <style:style style:name="Tabela100" style:family="table">
      <style:table-properties style:width="18cm" table:align="margins"/>
    </style:style>
    <style:style style:name="Tabela100.A" style:family="table-column">
      <style:table-column-properties style:column-width="7.2cm" style:rel-column-width="26214*"/>
    </style:style>
    <style:style style:name="Tabela100.C" style:family="table-column">
      <style:table-column-properties style:column-width="3.6cm" style:rel-column-width="13107*"/>
    </style:style>
    <style:style style:name="Tabela100.A1" style:family="table-cell">
      <style:table-cell-properties fo:padding="0.097cm" fo:border-left="0.002cm solid #000000" fo:border-right="none" fo:border-top="0.002cm solid #000000" fo:border-bottom="0.002cm solid #000000"/>
    </style:style>
    <style:style style:name="Tabela100.C1" style:family="table-cell">
      <style:table-cell-properties fo:padding="0.097cm" fo:border="0.002cm solid #000000"/>
    </style:style>
    <style:style style:name="Tabela100.A2" style:family="table-cell">
      <style:table-cell-properties fo:background-color="transparent" fo:padding="0.097cm" fo:border-left="0.002cm solid #000000" fo:border-right="none" fo:border-top="none" fo:border-bottom="0.002cm solid #000000">
        <style:background-image/>
      </style:table-cell-properties>
    </style:style>
    <style:style style:name="Tabela10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9" style:family="table">
      <style:table-properties style:width="18cm" table:align="margins"/>
    </style:style>
    <style:style style:name="Tabela109.A" style:family="table-column">
      <style:table-column-properties style:column-width="8.999cm" style:rel-column-width="32767*"/>
    </style:style>
    <style:style style:name="Tabela109.B" style:family="table-column">
      <style:table-column-properties style:column-width="9.001cm" style:rel-column-width="32768*"/>
    </style:style>
    <style:style style:name="Tabela109.A1" style:family="table-cell">
      <style:table-cell-properties fo:padding="0.097cm" fo:border="none"/>
    </style:style>
    <style:style style:name="Tabela109.A4" style:family="table-cell">
      <style:table-cell-properties fo:padding="0.097cm" fo:border-left="none" fo:border-right="none" fo:border-top="none" fo:border-bottom="0.002cm solid #000000"/>
    </style:style>
    <style:style style:name="Tabela109.A5" style:family="table-cell">
      <style:table-cell-properties fo:padding="0.097cm" fo:border-left="0.002cm solid #000000" fo:border-right="0.002cm solid #000000" fo:border-top="none" fo:border-bottom="0.002cm solid #000000"/>
    </style:style>
    <style:style style:name="Tabela109.A6" style:family="table-cell">
      <style:table-cell-properties fo:padding="0.097cm" fo:border-left="0.002cm solid #000000" fo:border-right="none" fo:border-top="none" fo:border-bottom="0.002cm solid #000000"/>
    </style:style>
    <style:style style:name="Tabela110" style:family="table">
      <style:table-properties style:width="18cm" table:align="margins"/>
    </style:style>
    <style:style style:name="Tabela110.A" style:family="table-column">
      <style:table-column-properties style:column-width="7.2cm" style:rel-column-width="26214*"/>
    </style:style>
    <style:style style:name="Tabela110.C" style:family="table-column">
      <style:table-column-properties style:column-width="3.6cm" style:rel-column-width="13107*"/>
    </style:style>
    <style:style style:name="Tabela110.A1" style:family="table-cell">
      <style:table-cell-properties fo:padding="0.097cm" fo:border-left="0.002cm solid #000000" fo:border-right="none" fo:border-top="0.002cm solid #000000" fo:border-bottom="0.002cm solid #000000"/>
    </style:style>
    <style:style style:name="Tabela110.C1" style:family="table-cell">
      <style:table-cell-properties fo:padding="0.097cm" fo:border="0.002cm solid #000000"/>
    </style:style>
    <style:style style:name="Tabela110.A2" style:family="table-cell">
      <style:table-cell-properties fo:background-color="transparent" fo:padding="0.097cm" fo:border-left="0.002cm solid #000000" fo:border-right="none" fo:border-top="none" fo:border-bottom="0.002cm solid #000000">
        <style:background-image/>
      </style:table-cell-properties>
    </style:style>
    <style:style style:name="Tabela1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5" style:family="table">
      <style:table-properties style:width="18cm" table:align="margins"/>
    </style:style>
    <style:style style:name="Tabela115.A" style:family="table-column">
      <style:table-column-properties style:column-width="8.999cm" style:rel-column-width="32767*"/>
    </style:style>
    <style:style style:name="Tabela115.B" style:family="table-column">
      <style:table-column-properties style:column-width="9.001cm" style:rel-column-width="32768*"/>
    </style:style>
    <style:style style:name="Tabela115.A1" style:family="table-cell">
      <style:table-cell-properties fo:padding="0.097cm" fo:border="none"/>
    </style:style>
    <style:style style:name="Tabela115.A4" style:family="table-cell">
      <style:table-cell-properties fo:padding="0.097cm" fo:border-left="none" fo:border-right="none" fo:border-top="none" fo:border-bottom="0.002cm solid #000000"/>
    </style:style>
    <style:style style:name="Tabela115.A5" style:family="table-cell">
      <style:table-cell-properties fo:padding="0.097cm" fo:border-left="0.002cm solid #000000" fo:border-right="0.002cm solid #000000" fo:border-top="none" fo:border-bottom="0.002cm solid #000000"/>
    </style:style>
    <style:style style:name="Tabela115.A6" style:family="table-cell">
      <style:table-cell-properties fo:padding="0.097cm" fo:border-left="0.002cm solid #000000" fo:border-right="none" fo:border-top="none" fo:border-bottom="0.002cm solid #000000"/>
    </style:style>
    <style:style style:name="Tabela116" style:family="table">
      <style:table-properties style:width="18cm" table:align="margins"/>
    </style:style>
    <style:style style:name="Tabela116.A" style:family="table-column">
      <style:table-column-properties style:column-width="7.2cm" style:rel-column-width="26214*"/>
    </style:style>
    <style:style style:name="Tabela116.C" style:family="table-column">
      <style:table-column-properties style:column-width="3.6cm" style:rel-column-width="13107*"/>
    </style:style>
    <style:style style:name="Tabela116.A1" style:family="table-cell">
      <style:table-cell-properties fo:padding="0.097cm" fo:border-left="0.002cm solid #000000" fo:border-right="none" fo:border-top="0.002cm solid #000000" fo:border-bottom="0.002cm solid #000000"/>
    </style:style>
    <style:style style:name="Tabela116.C1" style:family="table-cell">
      <style:table-cell-properties fo:padding="0.097cm" fo:border="0.002cm solid #000000"/>
    </style:style>
    <style:style style:name="Tabela116.A2" style:family="table-cell">
      <style:table-cell-properties fo:background-color="transparent" fo:padding="0.097cm" fo:border-left="0.002cm solid #000000" fo:border-right="none" fo:border-top="none" fo:border-bottom="0.002cm solid #000000">
        <style:background-image/>
      </style:table-cell-properties>
    </style:style>
    <style:style style:name="Tabela1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1" style:family="table">
      <style:table-properties style:width="18cm" table:align="margins"/>
    </style:style>
    <style:style style:name="Tabela111.A" style:family="table-column">
      <style:table-column-properties style:column-width="8.999cm" style:rel-column-width="32767*"/>
    </style:style>
    <style:style style:name="Tabela111.B" style:family="table-column">
      <style:table-column-properties style:column-width="9.001cm" style:rel-column-width="32768*"/>
    </style:style>
    <style:style style:name="Tabela111.A1" style:family="table-cell">
      <style:table-cell-properties fo:padding="0.097cm" fo:border="none"/>
    </style:style>
    <style:style style:name="Tabela111.B1" style:family="table-cell">
      <style:table-cell-properties fo:background-color="transparent" fo:padding="0.097cm" fo:border="none">
        <style:background-image/>
      </style:table-cell-properties>
    </style:style>
    <style:style style:name="Tabela111.A4" style:family="table-cell">
      <style:table-cell-properties fo:padding="0.097cm" fo:border-left="none" fo:border-right="none" fo:border-top="none" fo:border-bottom="0.002cm solid #000000"/>
    </style:style>
    <style:style style:name="Tabela111.A5" style:family="table-cell">
      <style:table-cell-properties fo:padding="0.097cm" fo:border-left="0.002cm solid #000000" fo:border-right="0.002cm solid #000000" fo:border-top="none" fo:border-bottom="0.002cm solid #000000"/>
    </style:style>
    <style:style style:name="Tabela111.A6" style:family="table-cell">
      <style:table-cell-properties fo:padding="0.097cm" fo:border-left="0.002cm solid #000000" fo:border-right="none" fo:border-top="none" fo:border-bottom="0.002cm solid #000000"/>
    </style:style>
    <style:style style:name="Tabela112" style:family="table">
      <style:table-properties style:width="18cm" table:align="margins"/>
    </style:style>
    <style:style style:name="Tabela112.A" style:family="table-column">
      <style:table-column-properties style:column-width="7.2cm" style:rel-column-width="26214*"/>
    </style:style>
    <style:style style:name="Tabela112.C" style:family="table-column">
      <style:table-column-properties style:column-width="3.6cm" style:rel-column-width="13107*"/>
    </style:style>
    <style:style style:name="Tabela112.A1" style:family="table-cell">
      <style:table-cell-properties fo:padding="0.097cm" fo:border-left="0.002cm solid #000000" fo:border-right="none" fo:border-top="0.002cm solid #000000" fo:border-bottom="0.002cm solid #000000"/>
    </style:style>
    <style:style style:name="Tabela112.C1" style:family="table-cell">
      <style:table-cell-properties fo:padding="0.097cm" fo:border="0.002cm solid #000000"/>
    </style:style>
    <style:style style:name="Tabela112.A2" style:family="table-cell">
      <style:table-cell-properties fo:background-color="transparent" fo:padding="0.097cm" fo:border-left="0.002cm solid #000000" fo:border-right="none" fo:border-top="none" fo:border-bottom="0.002cm solid #000000">
        <style:background-image/>
      </style:table-cell-properties>
    </style:style>
    <style:style style:name="Tabela11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9" style:family="table">
      <style:table-properties style:width="18cm" table:align="margins"/>
    </style:style>
    <style:style style:name="Tabela119.A" style:family="table-column">
      <style:table-column-properties style:column-width="8.999cm" style:rel-column-width="32767*"/>
    </style:style>
    <style:style style:name="Tabela119.B" style:family="table-column">
      <style:table-column-properties style:column-width="9.001cm" style:rel-column-width="32768*"/>
    </style:style>
    <style:style style:name="Tabela119.A1" style:family="table-cell">
      <style:table-cell-properties fo:padding="0.097cm" fo:border="none"/>
    </style:style>
    <style:style style:name="Tabela119.B1" style:family="table-cell">
      <style:table-cell-properties fo:background-color="transparent" fo:padding="0.097cm" fo:border="none">
        <style:background-image/>
      </style:table-cell-properties>
    </style:style>
    <style:style style:name="Tabela119.A4" style:family="table-cell">
      <style:table-cell-properties fo:padding="0.097cm" fo:border-left="none" fo:border-right="none" fo:border-top="none" fo:border-bottom="0.002cm solid #000000"/>
    </style:style>
    <style:style style:name="Tabela119.A5" style:family="table-cell">
      <style:table-cell-properties fo:padding="0.097cm" fo:border-left="0.002cm solid #000000" fo:border-right="0.002cm solid #000000" fo:border-top="none" fo:border-bottom="0.002cm solid #000000"/>
    </style:style>
    <style:style style:name="Tabela119.A6" style:family="table-cell">
      <style:table-cell-properties fo:padding="0.097cm" fo:border-left="0.002cm solid #000000" fo:border-right="none" fo:border-top="none" fo:border-bottom="0.002cm solid #000000"/>
    </style:style>
    <style:style style:name="Tabela120" style:family="table">
      <style:table-properties style:width="18cm" table:align="margins"/>
    </style:style>
    <style:style style:name="Tabela120.A" style:family="table-column">
      <style:table-column-properties style:column-width="7.2cm" style:rel-column-width="26214*"/>
    </style:style>
    <style:style style:name="Tabela120.C" style:family="table-column">
      <style:table-column-properties style:column-width="3.6cm" style:rel-column-width="13107*"/>
    </style:style>
    <style:style style:name="Tabela120.A1" style:family="table-cell">
      <style:table-cell-properties fo:padding="0.097cm" fo:border-left="0.002cm solid #000000" fo:border-right="none" fo:border-top="0.002cm solid #000000" fo:border-bottom="0.002cm solid #000000"/>
    </style:style>
    <style:style style:name="Tabela120.C1" style:family="table-cell">
      <style:table-cell-properties fo:padding="0.097cm" fo:border="0.002cm solid #000000"/>
    </style:style>
    <style:style style:name="Tabela120.A2" style:family="table-cell">
      <style:table-cell-properties fo:background-color="transparent" fo:padding="0.097cm" fo:border-left="0.002cm solid #000000" fo:border-right="none" fo:border-top="none" fo:border-bottom="0.002cm solid #000000">
        <style:background-image/>
      </style:table-cell-properties>
    </style:style>
    <style:style style:name="Tabela1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23" style:family="table">
      <style:table-properties style:width="18cm" table:align="margins"/>
    </style:style>
    <style:style style:name="Tabela123.A" style:family="table-column">
      <style:table-column-properties style:column-width="8.999cm" style:rel-column-width="32767*"/>
    </style:style>
    <style:style style:name="Tabela123.B" style:family="table-column">
      <style:table-column-properties style:column-width="9.001cm" style:rel-column-width="32768*"/>
    </style:style>
    <style:style style:name="Tabela123.A1" style:family="table-cell">
      <style:table-cell-properties fo:padding="0.097cm" fo:border="none"/>
    </style:style>
    <style:style style:name="Tabela123.A4" style:family="table-cell">
      <style:table-cell-properties fo:padding="0.097cm" fo:border-left="none" fo:border-right="none" fo:border-top="none" fo:border-bottom="0.002cm solid #000000"/>
    </style:style>
    <style:style style:name="Tabela123.A5" style:family="table-cell">
      <style:table-cell-properties fo:padding="0.097cm" fo:border-left="0.002cm solid #000000" fo:border-right="0.002cm solid #000000" fo:border-top="none" fo:border-bottom="0.002cm solid #000000"/>
    </style:style>
    <style:style style:name="Tabela123.A6" style:family="table-cell">
      <style:table-cell-properties fo:padding="0.097cm" fo:border-left="0.002cm solid #000000" fo:border-right="none" fo:border-top="none" fo:border-bottom="0.002cm solid #000000"/>
    </style:style>
    <style:style style:name="Tabela124" style:family="table">
      <style:table-properties style:width="18cm" table:align="margins"/>
    </style:style>
    <style:style style:name="Tabela124.A" style:family="table-column">
      <style:table-column-properties style:column-width="7.2cm" style:rel-column-width="26214*"/>
    </style:style>
    <style:style style:name="Tabela124.C" style:family="table-column">
      <style:table-column-properties style:column-width="3.6cm" style:rel-column-width="13107*"/>
    </style:style>
    <style:style style:name="Tabela124.A1" style:family="table-cell">
      <style:table-cell-properties fo:padding="0.097cm" fo:border-left="0.002cm solid #000000" fo:border-right="none" fo:border-top="0.002cm solid #000000" fo:border-bottom="0.002cm solid #000000"/>
    </style:style>
    <style:style style:name="Tabela124.C1" style:family="table-cell">
      <style:table-cell-properties fo:padding="0.097cm" fo:border="0.002cm solid #000000"/>
    </style:style>
    <style:style style:name="Tabela124.A2" style:family="table-cell">
      <style:table-cell-properties fo:background-color="transparent" fo:padding="0.097cm" fo:border-left="0.002cm solid #000000" fo:border-right="none" fo:border-top="none" fo:border-bottom="0.002cm solid #000000">
        <style:background-image/>
      </style:table-cell-properties>
    </style:style>
    <style:style style:name="Tabela12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25" style:family="table">
      <style:table-properties style:width="18cm" table:align="margins"/>
    </style:style>
    <style:style style:name="Tabela125.A" style:family="table-column">
      <style:table-column-properties style:column-width="8.999cm" style:rel-column-width="32767*"/>
    </style:style>
    <style:style style:name="Tabela125.B" style:family="table-column">
      <style:table-column-properties style:column-width="9.001cm" style:rel-column-width="32768*"/>
    </style:style>
    <style:style style:name="Tabela125.A1" style:family="table-cell">
      <style:table-cell-properties fo:padding="0.097cm" fo:border="none"/>
    </style:style>
    <style:style style:name="Tabela125.A4" style:family="table-cell">
      <style:table-cell-properties fo:padding="0.097cm" fo:border-left="none" fo:border-right="none" fo:border-top="none" fo:border-bottom="0.002cm solid #000000"/>
    </style:style>
    <style:style style:name="Tabela125.A5" style:family="table-cell">
      <style:table-cell-properties fo:padding="0.097cm" fo:border-left="0.002cm solid #000000" fo:border-right="0.002cm solid #000000" fo:border-top="none" fo:border-bottom="0.002cm solid #000000"/>
    </style:style>
    <style:style style:name="Tabela125.A6" style:family="table-cell">
      <style:table-cell-properties fo:padding="0.097cm" fo:border-left="0.002cm solid #000000" fo:border-right="none" fo:border-top="none" fo:border-bottom="0.002cm solid #000000"/>
    </style:style>
    <style:style style:name="Tabela126" style:family="table">
      <style:table-properties style:width="18cm" table:align="margins"/>
    </style:style>
    <style:style style:name="Tabela126.A" style:family="table-column">
      <style:table-column-properties style:column-width="7.2cm" style:rel-column-width="26214*"/>
    </style:style>
    <style:style style:name="Tabela126.C" style:family="table-column">
      <style:table-column-properties style:column-width="3.6cm" style:rel-column-width="13107*"/>
    </style:style>
    <style:style style:name="Tabela126.A1" style:family="table-cell">
      <style:table-cell-properties fo:padding="0.097cm" fo:border-left="0.002cm solid #000000" fo:border-right="none" fo:border-top="0.002cm solid #000000" fo:border-bottom="0.002cm solid #000000"/>
    </style:style>
    <style:style style:name="Tabela126.C1" style:family="table-cell">
      <style:table-cell-properties fo:padding="0.097cm" fo:border="0.002cm solid #000000"/>
    </style:style>
    <style:style style:name="Tabela126.A2" style:family="table-cell">
      <style:table-cell-properties fo:background-color="transparent" fo:padding="0.097cm" fo:border-left="0.002cm solid #000000" fo:border-right="none" fo:border-top="none" fo:border-bottom="0.002cm solid #000000">
        <style:background-image/>
      </style:table-cell-properties>
    </style:style>
    <style:style style:name="Tabela12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27" style:family="table">
      <style:table-properties style:width="18cm" table:align="margins"/>
    </style:style>
    <style:style style:name="Tabela127.A" style:family="table-column">
      <style:table-column-properties style:column-width="8.999cm" style:rel-column-width="32767*"/>
    </style:style>
    <style:style style:name="Tabela127.B" style:family="table-column">
      <style:table-column-properties style:column-width="9.001cm" style:rel-column-width="32768*"/>
    </style:style>
    <style:style style:name="Tabela127.A1" style:family="table-cell">
      <style:table-cell-properties fo:padding="0.097cm" fo:border="none"/>
    </style:style>
    <style:style style:name="Tabela127.B1" style:family="table-cell">
      <style:table-cell-properties fo:background-color="transparent" fo:padding="0.097cm" fo:border="none">
        <style:background-image/>
      </style:table-cell-properties>
    </style:style>
    <style:style style:name="Tabela127.A4" style:family="table-cell">
      <style:table-cell-properties fo:padding="0.097cm" fo:border-left="none" fo:border-right="none" fo:border-top="none" fo:border-bottom="0.002cm solid #000000"/>
    </style:style>
    <style:style style:name="Tabela127.A5" style:family="table-cell">
      <style:table-cell-properties fo:padding="0.097cm" fo:border-left="0.002cm solid #000000" fo:border-right="0.002cm solid #000000" fo:border-top="none" fo:border-bottom="0.002cm solid #000000"/>
    </style:style>
    <style:style style:name="Tabela127.A6" style:family="table-cell">
      <style:table-cell-properties fo:padding="0.097cm" fo:border-left="0.002cm solid #000000" fo:border-right="none" fo:border-top="none" fo:border-bottom="0.002cm solid #000000"/>
    </style:style>
    <style:style style:name="Tabela128" style:family="table">
      <style:table-properties style:width="18cm" table:align="margins"/>
    </style:style>
    <style:style style:name="Tabela128.A" style:family="table-column">
      <style:table-column-properties style:column-width="7.2cm" style:rel-column-width="26214*"/>
    </style:style>
    <style:style style:name="Tabela128.C" style:family="table-column">
      <style:table-column-properties style:column-width="3.6cm" style:rel-column-width="13107*"/>
    </style:style>
    <style:style style:name="Tabela128.A1" style:family="table-cell">
      <style:table-cell-properties fo:padding="0.097cm" fo:border-left="0.002cm solid #000000" fo:border-right="none" fo:border-top="0.002cm solid #000000" fo:border-bottom="0.002cm solid #000000"/>
    </style:style>
    <style:style style:name="Tabela128.C1" style:family="table-cell">
      <style:table-cell-properties fo:padding="0.097cm" fo:border="0.002cm solid #000000"/>
    </style:style>
    <style:style style:name="Tabela128.A2" style:family="table-cell">
      <style:table-cell-properties fo:background-color="transparent" fo:padding="0.097cm" fo:border-left="0.002cm solid #000000" fo:border-right="none" fo:border-top="none" fo:border-bottom="0.002cm solid #000000">
        <style:background-image/>
      </style:table-cell-properties>
    </style:style>
    <style:style style:name="Tabela1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35" style:family="table">
      <style:table-properties style:width="18cm" table:align="margins"/>
    </style:style>
    <style:style style:name="Tabela135.A" style:family="table-column">
      <style:table-column-properties style:column-width="8.999cm" style:rel-column-width="32767*"/>
    </style:style>
    <style:style style:name="Tabela135.B" style:family="table-column">
      <style:table-column-properties style:column-width="9.001cm" style:rel-column-width="32768*"/>
    </style:style>
    <style:style style:name="Tabela135.A1" style:family="table-cell">
      <style:table-cell-properties fo:padding="0.097cm" fo:border="none"/>
    </style:style>
    <style:style style:name="Tabela135.A4" style:family="table-cell">
      <style:table-cell-properties fo:padding="0.097cm" fo:border-left="none" fo:border-right="none" fo:border-top="none" fo:border-bottom="0.002cm solid #000000"/>
    </style:style>
    <style:style style:name="Tabela135.A5" style:family="table-cell">
      <style:table-cell-properties fo:padding="0.097cm" fo:border-left="0.002cm solid #000000" fo:border-right="0.002cm solid #000000" fo:border-top="none" fo:border-bottom="0.002cm solid #000000"/>
    </style:style>
    <style:style style:name="Tabela135.A6" style:family="table-cell">
      <style:table-cell-properties fo:padding="0.097cm" fo:border-left="0.002cm solid #000000" fo:border-right="none" fo:border-top="none" fo:border-bottom="0.002cm solid #000000"/>
    </style:style>
    <style:style style:name="Tabela136" style:family="table">
      <style:table-properties style:width="18cm" table:align="margins"/>
    </style:style>
    <style:style style:name="Tabela136.A" style:family="table-column">
      <style:table-column-properties style:column-width="7.2cm" style:rel-column-width="26214*"/>
    </style:style>
    <style:style style:name="Tabela136.C" style:family="table-column">
      <style:table-column-properties style:column-width="3.6cm" style:rel-column-width="13107*"/>
    </style:style>
    <style:style style:name="Tabela136.A1" style:family="table-cell">
      <style:table-cell-properties fo:padding="0.097cm" fo:border-left="0.002cm solid #000000" fo:border-right="none" fo:border-top="0.002cm solid #000000" fo:border-bottom="0.002cm solid #000000"/>
    </style:style>
    <style:style style:name="Tabela136.C1" style:family="table-cell">
      <style:table-cell-properties fo:padding="0.097cm" fo:border="0.002cm solid #000000"/>
    </style:style>
    <style:style style:name="Tabela136.A2" style:family="table-cell">
      <style:table-cell-properties fo:background-color="transparent" fo:padding="0.097cm" fo:border-left="0.002cm solid #000000" fo:border-right="none" fo:border-top="none" fo:border-bottom="0.002cm solid #000000">
        <style:background-image/>
      </style:table-cell-properties>
    </style:style>
    <style:style style:name="Tabela13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41" style:family="table">
      <style:table-properties style:width="18cm" table:align="margins"/>
    </style:style>
    <style:style style:name="Tabela141.A" style:family="table-column">
      <style:table-column-properties style:column-width="8.999cm" style:rel-column-width="32767*"/>
    </style:style>
    <style:style style:name="Tabela141.B" style:family="table-column">
      <style:table-column-properties style:column-width="9.001cm" style:rel-column-width="32768*"/>
    </style:style>
    <style:style style:name="Tabela141.A1" style:family="table-cell">
      <style:table-cell-properties fo:padding="0.097cm" fo:border="none"/>
    </style:style>
    <style:style style:name="Tabela141.A4" style:family="table-cell">
      <style:table-cell-properties fo:padding="0.097cm" fo:border-left="none" fo:border-right="none" fo:border-top="none" fo:border-bottom="0.002cm solid #000000"/>
    </style:style>
    <style:style style:name="Tabela141.A5" style:family="table-cell">
      <style:table-cell-properties fo:padding="0.097cm" fo:border-left="0.002cm solid #000000" fo:border-right="0.002cm solid #000000" fo:border-top="none" fo:border-bottom="0.002cm solid #000000"/>
    </style:style>
    <style:style style:name="Tabela141.A6" style:family="table-cell">
      <style:table-cell-properties fo:padding="0.097cm" fo:border-left="0.002cm solid #000000" fo:border-right="none" fo:border-top="none" fo:border-bottom="0.002cm solid #000000"/>
    </style:style>
    <style:style style:name="Tabela142" style:family="table">
      <style:table-properties style:width="18cm" table:align="margins"/>
    </style:style>
    <style:style style:name="Tabela142.A" style:family="table-column">
      <style:table-column-properties style:column-width="7.2cm" style:rel-column-width="26214*"/>
    </style:style>
    <style:style style:name="Tabela142.C" style:family="table-column">
      <style:table-column-properties style:column-width="3.6cm" style:rel-column-width="13107*"/>
    </style:style>
    <style:style style:name="Tabela142.A1" style:family="table-cell">
      <style:table-cell-properties fo:padding="0.097cm" fo:border-left="0.002cm solid #000000" fo:border-right="none" fo:border-top="0.002cm solid #000000" fo:border-bottom="0.002cm solid #000000"/>
    </style:style>
    <style:style style:name="Tabela142.C1" style:family="table-cell">
      <style:table-cell-properties fo:padding="0.097cm" fo:border="0.002cm solid #000000"/>
    </style:style>
    <style:style style:name="Tabela142.A2" style:family="table-cell">
      <style:table-cell-properties fo:padding="0.097cm" fo:border-left="0.002cm solid #000000" fo:border-right="none" fo:border-top="none" fo:border-bottom="0.002cm solid #000000"/>
    </style:style>
    <style:style style:name="Tabela142.C2" style:family="table-cell">
      <style:table-cell-properties fo:padding="0.097cm" fo:border-left="0.002cm solid #000000" fo:border-right="0.002cm solid #000000" fo:border-top="none" fo:border-bottom="0.002cm solid #000000"/>
    </style:style>
    <style:style style:name="Tabela145" style:family="table">
      <style:table-properties style:width="18cm" table:align="margins"/>
    </style:style>
    <style:style style:name="Tabela145.A" style:family="table-column">
      <style:table-column-properties style:column-width="8.999cm" style:rel-column-width="32767*"/>
    </style:style>
    <style:style style:name="Tabela145.B" style:family="table-column">
      <style:table-column-properties style:column-width="9.001cm" style:rel-column-width="32768*"/>
    </style:style>
    <style:style style:name="Tabela145.A1" style:family="table-cell">
      <style:table-cell-properties fo:padding="0.097cm" fo:border="none"/>
    </style:style>
    <style:style style:name="Tabela145.A4" style:family="table-cell">
      <style:table-cell-properties fo:padding="0.097cm" fo:border-left="none" fo:border-right="none" fo:border-top="none" fo:border-bottom="0.002cm solid #000000"/>
    </style:style>
    <style:style style:name="Tabela145.A5" style:family="table-cell">
      <style:table-cell-properties fo:padding="0.097cm" fo:border-left="0.002cm solid #000000" fo:border-right="0.002cm solid #000000" fo:border-top="none" fo:border-bottom="0.002cm solid #000000"/>
    </style:style>
    <style:style style:name="Tabela145.A6" style:family="table-cell">
      <style:table-cell-properties fo:padding="0.097cm" fo:border-left="0.002cm solid #000000" fo:border-right="none" fo:border-top="none" fo:border-bottom="0.002cm solid #000000"/>
    </style:style>
    <style:style style:name="Tabela146" style:family="table">
      <style:table-properties style:width="18cm" table:align="margins"/>
    </style:style>
    <style:style style:name="Tabela146.A" style:family="table-column">
      <style:table-column-properties style:column-width="7.2cm" style:rel-column-width="26214*"/>
    </style:style>
    <style:style style:name="Tabela146.C" style:family="table-column">
      <style:table-column-properties style:column-width="3.6cm" style:rel-column-width="13107*"/>
    </style:style>
    <style:style style:name="Tabela146.A1" style:family="table-cell">
      <style:table-cell-properties fo:padding="0.097cm" fo:border-left="0.002cm solid #000000" fo:border-right="none" fo:border-top="0.002cm solid #000000" fo:border-bottom="0.002cm solid #000000"/>
    </style:style>
    <style:style style:name="Tabela146.C1" style:family="table-cell">
      <style:table-cell-properties fo:padding="0.097cm" fo:border="0.002cm solid #000000"/>
    </style:style>
    <style:style style:name="Tabela146.A2" style:family="table-cell">
      <style:table-cell-properties fo:padding="0.097cm" fo:border-left="0.002cm solid #000000" fo:border-right="none" fo:border-top="none" fo:border-bottom="0.002cm solid #000000"/>
    </style:style>
    <style:style style:name="Tabela146.C2" style:family="table-cell">
      <style:table-cell-properties fo:padding="0.097cm" fo:border-left="0.002cm solid #000000" fo:border-right="0.002cm solid #000000" fo:border-top="none" fo:border-bottom="0.002cm solid #000000"/>
    </style:style>
    <style:style style:name="Tabela149" style:family="table">
      <style:table-properties style:width="18cm" table:align="margins"/>
    </style:style>
    <style:style style:name="Tabela149.A" style:family="table-column">
      <style:table-column-properties style:column-width="8.999cm" style:rel-column-width="32767*"/>
    </style:style>
    <style:style style:name="Tabela149.B" style:family="table-column">
      <style:table-column-properties style:column-width="9.001cm" style:rel-column-width="32768*"/>
    </style:style>
    <style:style style:name="Tabela149.A1" style:family="table-cell">
      <style:table-cell-properties fo:padding="0.097cm" fo:border="none"/>
    </style:style>
    <style:style style:name="Tabela149.A4" style:family="table-cell">
      <style:table-cell-properties fo:padding="0.097cm" fo:border-left="none" fo:border-right="none" fo:border-top="none" fo:border-bottom="0.002cm solid #000000"/>
    </style:style>
    <style:style style:name="Tabela149.A5" style:family="table-cell">
      <style:table-cell-properties fo:padding="0.097cm" fo:border-left="0.002cm solid #000000" fo:border-right="0.002cm solid #000000" fo:border-top="none" fo:border-bottom="0.002cm solid #000000"/>
    </style:style>
    <style:style style:name="Tabela149.A6" style:family="table-cell">
      <style:table-cell-properties fo:padding="0.097cm" fo:border-left="0.002cm solid #000000" fo:border-right="none" fo:border-top="none" fo:border-bottom="0.002cm solid #000000"/>
    </style:style>
    <style:style style:name="Tabela150" style:family="table">
      <style:table-properties style:width="18cm" table:align="margins"/>
    </style:style>
    <style:style style:name="Tabela150.A" style:family="table-column">
      <style:table-column-properties style:column-width="7.2cm" style:rel-column-width="26214*"/>
    </style:style>
    <style:style style:name="Tabela150.C" style:family="table-column">
      <style:table-column-properties style:column-width="3.6cm" style:rel-column-width="13107*"/>
    </style:style>
    <style:style style:name="Tabela150.A1" style:family="table-cell">
      <style:table-cell-properties fo:padding="0.097cm" fo:border-left="0.002cm solid #000000" fo:border-right="none" fo:border-top="0.002cm solid #000000" fo:border-bottom="0.002cm solid #000000"/>
    </style:style>
    <style:style style:name="Tabela150.C1" style:family="table-cell">
      <style:table-cell-properties fo:padding="0.097cm" fo:border="0.002cm solid #000000"/>
    </style:style>
    <style:style style:name="Tabela150.A2" style:family="table-cell">
      <style:table-cell-properties fo:padding="0.097cm" fo:border-left="0.002cm solid #000000" fo:border-right="none" fo:border-top="none" fo:border-bottom="0.002cm solid #000000"/>
    </style:style>
    <style:style style:name="Tabela150.C2" style:family="table-cell">
      <style:table-cell-properties fo:padding="0.097cm" fo:border-left="0.002cm solid #000000" fo:border-right="0.002cm solid #000000" fo:border-top="none" fo:border-bottom="0.002cm solid #000000"/>
    </style:style>
    <style:style style:name="Tabela153" style:family="table">
      <style:table-properties style:width="18cm" table:align="margins"/>
    </style:style>
    <style:style style:name="Tabela153.A" style:family="table-column">
      <style:table-column-properties style:column-width="8.999cm" style:rel-column-width="32767*"/>
    </style:style>
    <style:style style:name="Tabela153.B" style:family="table-column">
      <style:table-column-properties style:column-width="9.001cm" style:rel-column-width="32768*"/>
    </style:style>
    <style:style style:name="Tabela153.A1" style:family="table-cell">
      <style:table-cell-properties fo:padding="0.097cm" fo:border="none"/>
    </style:style>
    <style:style style:name="Tabela153.A4" style:family="table-cell">
      <style:table-cell-properties fo:padding="0.097cm" fo:border-left="none" fo:border-right="none" fo:border-top="none" fo:border-bottom="0.002cm solid #000000"/>
    </style:style>
    <style:style style:name="Tabela153.A5" style:family="table-cell">
      <style:table-cell-properties fo:padding="0.097cm" fo:border-left="0.002cm solid #000000" fo:border-right="0.002cm solid #000000" fo:border-top="none" fo:border-bottom="0.002cm solid #000000"/>
    </style:style>
    <style:style style:name="Tabela153.A6" style:family="table-cell">
      <style:table-cell-properties fo:padding="0.097cm" fo:border-left="0.002cm solid #000000" fo:border-right="none" fo:border-top="none" fo:border-bottom="0.002cm solid #000000"/>
    </style:style>
    <style:style style:name="Tabela154" style:family="table">
      <style:table-properties style:width="18cm" table:align="margins"/>
    </style:style>
    <style:style style:name="Tabela154.A" style:family="table-column">
      <style:table-column-properties style:column-width="7.2cm" style:rel-column-width="26214*"/>
    </style:style>
    <style:style style:name="Tabela154.C" style:family="table-column">
      <style:table-column-properties style:column-width="3.6cm" style:rel-column-width="13107*"/>
    </style:style>
    <style:style style:name="Tabela154.A1" style:family="table-cell">
      <style:table-cell-properties fo:padding="0.097cm" fo:border-left="0.002cm solid #000000" fo:border-right="none" fo:border-top="0.002cm solid #000000" fo:border-bottom="0.002cm solid #000000"/>
    </style:style>
    <style:style style:name="Tabela154.C1" style:family="table-cell">
      <style:table-cell-properties fo:padding="0.097cm" fo:border="0.002cm solid #000000"/>
    </style:style>
    <style:style style:name="Tabela154.A2" style:family="table-cell">
      <style:table-cell-properties fo:padding="0.097cm" fo:border-left="0.002cm solid #000000" fo:border-right="none" fo:border-top="none" fo:border-bottom="0.002cm solid #000000"/>
    </style:style>
    <style:style style:name="Tabela154.C2" style:family="table-cell">
      <style:table-cell-properties fo:padding="0.097cm" fo:border-left="0.002cm solid #000000" fo:border-right="0.002cm solid #000000" fo:border-top="none" fo:border-bottom="0.002cm solid #000000"/>
    </style:style>
    <style:style style:name="Tabela157" style:family="table">
      <style:table-properties style:width="18cm" table:align="margins"/>
    </style:style>
    <style:style style:name="Tabela157.A" style:family="table-column">
      <style:table-column-properties style:column-width="8.999cm" style:rel-column-width="32767*"/>
    </style:style>
    <style:style style:name="Tabela157.B" style:family="table-column">
      <style:table-column-properties style:column-width="9.001cm" style:rel-column-width="32768*"/>
    </style:style>
    <style:style style:name="Tabela157.A1" style:family="table-cell">
      <style:table-cell-properties fo:padding="0.097cm" fo:border="none"/>
    </style:style>
    <style:style style:name="Tabela157.A4" style:family="table-cell">
      <style:table-cell-properties fo:padding="0.097cm" fo:border-left="none" fo:border-right="none" fo:border-top="none" fo:border-bottom="0.002cm solid #000000"/>
    </style:style>
    <style:style style:name="Tabela157.A5" style:family="table-cell">
      <style:table-cell-properties fo:padding="0.097cm" fo:border-left="0.002cm solid #000000" fo:border-right="0.002cm solid #000000" fo:border-top="none" fo:border-bottom="0.002cm solid #000000"/>
    </style:style>
    <style:style style:name="Tabela157.A6" style:family="table-cell">
      <style:table-cell-properties fo:padding="0.097cm" fo:border-left="0.002cm solid #000000" fo:border-right="none" fo:border-top="none" fo:border-bottom="0.002cm solid #000000"/>
    </style:style>
    <style:style style:name="Tabela158" style:family="table">
      <style:table-properties style:width="18cm" table:align="margins"/>
    </style:style>
    <style:style style:name="Tabela158.A" style:family="table-column">
      <style:table-column-properties style:column-width="7.2cm" style:rel-column-width="26214*"/>
    </style:style>
    <style:style style:name="Tabela158.C" style:family="table-column">
      <style:table-column-properties style:column-width="3.6cm" style:rel-column-width="13107*"/>
    </style:style>
    <style:style style:name="Tabela158.A1" style:family="table-cell">
      <style:table-cell-properties fo:padding="0.097cm" fo:border-left="0.002cm solid #000000" fo:border-right="none" fo:border-top="0.002cm solid #000000" fo:border-bottom="0.002cm solid #000000"/>
    </style:style>
    <style:style style:name="Tabela158.C1" style:family="table-cell">
      <style:table-cell-properties fo:padding="0.097cm" fo:border="0.002cm solid #000000"/>
    </style:style>
    <style:style style:name="Tabela158.A2" style:family="table-cell">
      <style:table-cell-properties fo:padding="0.097cm" fo:border-left="0.002cm solid #000000" fo:border-right="none" fo:border-top="none" fo:border-bottom="0.002cm solid #000000"/>
    </style:style>
    <style:style style:name="Tabela158.C2" style:family="table-cell">
      <style:table-cell-properties fo:padding="0.097cm" fo:border-left="0.002cm solid #000000" fo:border-right="0.002cm solid #000000" fo:border-top="none" fo:border-bottom="0.002cm solid #000000"/>
    </style:style>
    <style:style style:name="Tabela15" style:family="table">
      <style:table-properties style:width="18cm" table:align="margins"/>
    </style:style>
    <style:style style:name="Tabela15.A" style:family="table-column">
      <style:table-column-properties style:column-width="8.999cm" style:rel-column-width="32767*"/>
    </style:style>
    <style:style style:name="Tabela15.B" style:family="table-column">
      <style:table-column-properties style:column-width="9.001cm" style:rel-column-width="32768*"/>
    </style:style>
    <style:style style:name="Tabela15.A1" style:family="table-cell">
      <style:table-cell-properties fo:padding="0.097cm" fo:border="none"/>
    </style:style>
    <style:style style:name="Tabela15.A4" style:family="table-cell">
      <style:table-cell-properties fo:padding="0.097cm" fo:border-left="none" fo:border-right="none" fo:border-top="none" fo:border-bottom="0.002cm solid #000000"/>
    </style:style>
    <style:style style:name="Tabela15.A5" style:family="table-cell">
      <style:table-cell-properties fo:padding="0.097cm" fo:border-left="0.002cm solid #000000" fo:border-right="0.002cm solid #000000" fo:border-top="none" fo:border-bottom="0.002cm solid #000000"/>
    </style:style>
    <style:style style:name="Tabela15.A6" style:family="table-cell">
      <style:table-cell-properties fo:padding="0.097cm" fo:border-left="0.002cm solid #000000" fo:border-right="none" fo:border-top="none" fo:border-bottom="0.002cm solid #000000"/>
    </style:style>
    <style:style style:name="Tabela16" style:family="table">
      <style:table-properties style:width="18cm" table:align="margins"/>
    </style:style>
    <style:style style:name="Tabela16.A" style:family="table-column">
      <style:table-column-properties style:column-width="7.2cm" style:rel-column-width="26214*"/>
    </style:style>
    <style:style style:name="Tabela16.C" style:family="table-column">
      <style:table-column-properties style:column-width="3.6cm" style:rel-column-width="13107*"/>
    </style:style>
    <style:style style:name="Tabela16.A1" style:family="table-cell">
      <style:table-cell-properties fo:padding="0.097cm" fo:border-left="0.002cm solid #000000" fo:border-right="none" fo:border-top="0.002cm solid #000000" fo:border-bottom="0.002cm solid #000000"/>
    </style:style>
    <style:style style:name="Tabela16.C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C2" style:family="table-cell">
      <style:table-cell-properties fo:padding="0.097cm" fo:border-left="0.002cm solid #000000" fo:border-right="0.002cm solid #000000" fo:border-top="none" fo:border-bottom="0.002cm solid #000000"/>
    </style:style>
    <style:style style:name="Tabela17" style:family="table">
      <style:table-properties style:width="18cm" table:align="margins"/>
    </style:style>
    <style:style style:name="Tabela17.A" style:family="table-column">
      <style:table-column-properties style:column-width="8.999cm" style:rel-column-width="32767*"/>
    </style:style>
    <style:style style:name="Tabela17.B" style:family="table-column">
      <style:table-column-properties style:column-width="9.001cm" style:rel-column-width="32768*"/>
    </style:style>
    <style:style style:name="Tabela17.A1" style:family="table-cell">
      <style:table-cell-properties fo:padding="0.097cm" fo:border="none"/>
    </style:style>
    <style:style style:name="Tabela17.A4" style:family="table-cell">
      <style:table-cell-properties fo:padding="0.097cm" fo:border-left="none" fo:border-right="none" fo:border-top="none" fo:border-bottom="0.002cm solid #000000"/>
    </style:style>
    <style:style style:name="Tabela17.A5" style:family="table-cell">
      <style:table-cell-properties fo:padding="0.097cm" fo:border-left="0.002cm solid #000000" fo:border-right="0.002cm solid #000000" fo:border-top="none" fo:border-bottom="0.002cm solid #000000"/>
    </style:style>
    <style:style style:name="Tabela17.A6" style:family="table-cell">
      <style:table-cell-properties fo:padding="0.097cm" fo:border-left="0.002cm solid #000000" fo:border-right="none" fo:border-top="none" fo:border-bottom="0.002cm solid #000000"/>
    </style:style>
    <style:style style:name="Tabela18" style:family="table">
      <style:table-properties style:width="18cm" table:align="margins"/>
    </style:style>
    <style:style style:name="Tabela18.A" style:family="table-column">
      <style:table-column-properties style:column-width="7.2cm" style:rel-column-width="26214*"/>
    </style:style>
    <style:style style:name="Tabela18.C" style:family="table-column">
      <style:table-column-properties style:column-width="3.6cm" style:rel-column-width="13107*"/>
    </style:style>
    <style:style style:name="Tabela18.A1" style:family="table-cell">
      <style:table-cell-properties fo:padding="0.097cm" fo:border-left="0.002cm solid #000000" fo:border-right="none" fo:border-top="0.002cm solid #000000" fo:border-bottom="0.002cm solid #000000"/>
    </style:style>
    <style:style style:name="Tabela18.C1" style:family="table-cell">
      <style:table-cell-properties fo:padding="0.097cm" fo:border="0.002cm solid #000000"/>
    </style:style>
    <style:style style:name="Tabe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a1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27" style:family="table">
      <style:table-properties style:width="18cm" table:align="margins"/>
    </style:style>
    <style:style style:name="Tabela27.A" style:family="table-column">
      <style:table-column-properties style:column-width="8.999cm" style:rel-column-width="32767*"/>
    </style:style>
    <style:style style:name="Tabela27.B" style:family="table-column">
      <style:table-column-properties style:column-width="9.001cm" style:rel-column-width="32768*"/>
    </style:style>
    <style:style style:name="Tabela27.A1" style:family="table-cell">
      <style:table-cell-properties fo:padding="0.097cm" fo:border="none"/>
    </style:style>
    <style:style style:name="Tabela27.A4" style:family="table-cell">
      <style:table-cell-properties fo:padding="0.097cm" fo:border-left="none" fo:border-right="none" fo:border-top="none" fo:border-bottom="0.002cm solid #000000"/>
    </style:style>
    <style:style style:name="Tabela27.A5" style:family="table-cell">
      <style:table-cell-properties fo:padding="0.097cm" fo:border-left="0.002cm solid #000000" fo:border-right="0.002cm solid #000000" fo:border-top="none" fo:border-bottom="0.002cm solid #000000"/>
    </style:style>
    <style:style style:name="Tabela27.A6" style:family="table-cell">
      <style:table-cell-properties fo:padding="0.097cm" fo:border-left="0.002cm solid #000000" fo:border-right="none" fo:border-top="none" fo:border-bottom="0.002cm solid #000000"/>
    </style:style>
    <style:style style:name="Tabela28" style:family="table">
      <style:table-properties style:width="18cm" table:align="margins"/>
    </style:style>
    <style:style style:name="Tabela28.A" style:family="table-column">
      <style:table-column-properties style:column-width="7.2cm" style:rel-column-width="26214*"/>
    </style:style>
    <style:style style:name="Tabela28.C" style:family="table-column">
      <style:table-column-properties style:column-width="3.6cm" style:rel-column-width="13107*"/>
    </style:style>
    <style:style style:name="Tabela28.A1" style:family="table-cell">
      <style:table-cell-properties fo:padding="0.097cm" fo:border-left="0.002cm solid #000000" fo:border-right="none" fo:border-top="0.002cm solid #000000" fo:border-bottom="0.002cm solid #000000"/>
    </style:style>
    <style:style style:name="Tabela28.C1" style:family="table-cell">
      <style:table-cell-properties fo:padding="0.097cm" fo:border="0.002cm solid #000000"/>
    </style:style>
    <style:style style:name="Tabe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7" style:family="table">
      <style:table-properties style:width="18cm" table:align="margins"/>
    </style:style>
    <style:style style:name="Tabela37.A" style:family="table-column">
      <style:table-column-properties style:column-width="8.999cm" style:rel-column-width="32767*"/>
    </style:style>
    <style:style style:name="Tabela37.B" style:family="table-column">
      <style:table-column-properties style:column-width="9.001cm" style:rel-column-width="32768*"/>
    </style:style>
    <style:style style:name="Tabela37.A1" style:family="table-cell">
      <style:table-cell-properties fo:padding="0.097cm" fo:border="none"/>
    </style:style>
    <style:style style:name="Tabela37.A4" style:family="table-cell">
      <style:table-cell-properties fo:padding="0.097cm" fo:border-left="none" fo:border-right="none" fo:border-top="none" fo:border-bottom="0.002cm solid #000000"/>
    </style:style>
    <style:style style:name="Tabela37.A5" style:family="table-cell">
      <style:table-cell-properties fo:padding="0.097cm" fo:border-left="0.002cm solid #000000" fo:border-right="0.002cm solid #000000" fo:border-top="none" fo:border-bottom="0.002cm solid #000000"/>
    </style:style>
    <style:style style:name="Tabela37.A6" style:family="table-cell">
      <style:table-cell-properties fo:padding="0.097cm" fo:border-left="0.002cm solid #000000" fo:border-right="none" fo:border-top="none" fo:border-bottom="0.002cm solid #000000"/>
    </style:style>
    <style:style style:name="Tabela38" style:family="table">
      <style:table-properties style:width="18cm" table:align="margins"/>
    </style:style>
    <style:style style:name="Tabela38.A" style:family="table-column">
      <style:table-column-properties style:column-width="7.2cm" style:rel-column-width="26214*"/>
    </style:style>
    <style:style style:name="Tabela38.C" style:family="table-column">
      <style:table-column-properties style:column-width="3.6cm" style:rel-column-width="13107*"/>
    </style:style>
    <style:style style:name="Tabela38.A1" style:family="table-cell">
      <style:table-cell-properties fo:padding="0.097cm" fo:border-left="0.002cm solid #000000" fo:border-right="none" fo:border-top="0.002cm solid #000000" fo:border-bottom="0.002cm solid #000000"/>
    </style:style>
    <style:style style:name="Tabela38.C1" style:family="table-cell">
      <style:table-cell-properties fo:padding="0.097cm" fo:border="0.002cm solid #000000"/>
    </style:style>
    <style:style style:name="Tabe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a38.C2" style:family="table-cell">
      <style:table-cell-properties fo:padding="0.097cm" fo:border-left="0.002cm solid #000000" fo:border-right="0.002cm solid #000000" fo:border-top="none" fo:border-bottom="0.002cm solid #000000"/>
    </style:style>
    <style:style style:name="Tabela47" style:family="table">
      <style:table-properties style:width="18cm" table:align="margins"/>
    </style:style>
    <style:style style:name="Tabela47.A" style:family="table-column">
      <style:table-column-properties style:column-width="8.999cm" style:rel-column-width="32767*"/>
    </style:style>
    <style:style style:name="Tabela47.B" style:family="table-column">
      <style:table-column-properties style:column-width="9.001cm" style:rel-column-width="32768*"/>
    </style:style>
    <style:style style:name="Tabela47.A1" style:family="table-cell">
      <style:table-cell-properties fo:padding="0.097cm" fo:border="none"/>
    </style:style>
    <style:style style:name="Tabela47.B1" style:family="table-cell">
      <style:table-cell-properties fo:background-color="transparent" fo:padding="0.097cm" fo:border="none">
        <style:background-image/>
      </style:table-cell-properties>
    </style:style>
    <style:style style:name="Tabela47.A4" style:family="table-cell">
      <style:table-cell-properties fo:padding="0.097cm" fo:border-left="none" fo:border-right="none" fo:border-top="none" fo:border-bottom="0.002cm solid #000000"/>
    </style:style>
    <style:style style:name="Tabela47.B4" style:family="table-cell">
      <style:table-cell-properties fo:background-color="transparent" fo:padding="0.097cm" fo:border-left="none" fo:border-right="none" fo:border-top="none" fo:border-bottom="0.002cm solid #000000">
        <style:background-image/>
      </style:table-cell-properties>
    </style:style>
    <style:style style:name="Tabela47.A5" style:family="table-cell">
      <style:table-cell-properties fo:padding="0.097cm" fo:border-left="0.002cm solid #000000" fo:border-right="0.002cm solid #000000" fo:border-top="none" fo:border-bottom="0.002cm solid #000000"/>
    </style:style>
    <style:style style:name="Tabela47.A6" style:family="table-cell">
      <style:table-cell-properties fo:padding="0.097cm" fo:border-left="0.002cm solid #000000" fo:border-right="none" fo:border-top="none" fo:border-bottom="0.002cm solid #000000"/>
    </style:style>
    <style:style style:name="Tabela48" style:family="table">
      <style:table-properties style:width="18cm" table:align="margins"/>
    </style:style>
    <style:style style:name="Tabela48.A" style:family="table-column">
      <style:table-column-properties style:column-width="7.2cm" style:rel-column-width="26214*"/>
    </style:style>
    <style:style style:name="Tabela48.C" style:family="table-column">
      <style:table-column-properties style:column-width="3.6cm" style:rel-column-width="13107*"/>
    </style:style>
    <style:style style:name="Tabela48.A1" style:family="table-cell">
      <style:table-cell-properties fo:padding="0.097cm" fo:border-left="0.002cm solid #000000" fo:border-right="none" fo:border-top="0.002cm solid #000000" fo:border-bottom="0.002cm solid #000000"/>
    </style:style>
    <style:style style:name="Tabela48.C1" style:family="table-cell">
      <style:table-cell-properties fo:padding="0.097cm" fo:border="0.002cm solid #000000"/>
    </style:style>
    <style:style style:name="Tabela48.A2" style:family="table-cell">
      <style:table-cell-properties fo:background-color="transparent" fo:padding="0.097cm" fo:border-left="0.002cm solid #000000" fo:border-right="none" fo:border-top="none" fo:border-bottom="0.002cm solid #000000">
        <style:background-image/>
      </style:table-cell-properties>
    </style:style>
    <style:style style:name="Tabela4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1" style:family="table">
      <style:table-properties style:width="18cm" table:align="margins"/>
    </style:style>
    <style:style style:name="Tabela61.A" style:family="table-column">
      <style:table-column-properties style:column-width="8.999cm" style:rel-column-width="32767*"/>
    </style:style>
    <style:style style:name="Tabela61.B" style:family="table-column">
      <style:table-column-properties style:column-width="9.001cm" style:rel-column-width="32768*"/>
    </style:style>
    <style:style style:name="Tabela61.A1" style:family="table-cell">
      <style:table-cell-properties fo:padding="0.097cm" fo:border="none"/>
    </style:style>
    <style:style style:name="Tabela61.B1" style:family="table-cell">
      <style:table-cell-properties fo:background-color="transparent" fo:padding="0.097cm" fo:border="none">
        <style:background-image/>
      </style:table-cell-properties>
    </style:style>
    <style:style style:name="Tabela61.A4" style:family="table-cell">
      <style:table-cell-properties fo:padding="0.097cm" fo:border-left="none" fo:border-right="none" fo:border-top="none" fo:border-bottom="0.002cm solid #000000"/>
    </style:style>
    <style:style style:name="Tabela61.B4" style:family="table-cell">
      <style:table-cell-properties fo:background-color="transparent" fo:padding="0.097cm" fo:border-left="none" fo:border-right="none" fo:border-top="none" fo:border-bottom="0.002cm solid #000000">
        <style:background-image/>
      </style:table-cell-properties>
    </style:style>
    <style:style style:name="Tabela61.A5" style:family="table-cell">
      <style:table-cell-properties fo:padding="0.097cm" fo:border-left="0.002cm solid #000000" fo:border-right="0.002cm solid #000000" fo:border-top="none" fo:border-bottom="0.002cm solid #000000"/>
    </style:style>
    <style:style style:name="Tabela61.A6" style:family="table-cell">
      <style:table-cell-properties fo:padding="0.097cm" fo:border-left="0.002cm solid #000000" fo:border-right="none" fo:border-top="none" fo:border-bottom="0.002cm solid #000000"/>
    </style:style>
    <style:style style:name="Tabela62" style:family="table">
      <style:table-properties style:width="18cm" table:align="margins" fo:background-color="#ffffff">
        <style:background-image/>
      </style:table-properties>
    </style:style>
    <style:style style:name="Tabela62.A" style:family="table-column">
      <style:table-column-properties style:column-width="7.2cm" style:rel-column-width="26214*"/>
    </style:style>
    <style:style style:name="Tabela62.C" style:family="table-column">
      <style:table-column-properties style:column-width="3.6cm" style:rel-column-width="13107*"/>
    </style:style>
    <style:style style:name="Tabela62.A1" style:family="table-cell">
      <style:table-cell-properties fo:padding="0.097cm" fo:border-left="0.002cm solid #000000" fo:border-right="none" fo:border-top="0.002cm solid #000000" fo:border-bottom="0.002cm solid #000000"/>
    </style:style>
    <style:style style:name="Tabela62.C1" style:family="table-cell">
      <style:table-cell-properties fo:padding="0.097cm" fo:border="0.002cm solid #000000"/>
    </style:style>
    <style:style style:name="Tabe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a6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3" style:family="table">
      <style:table-properties style:width="18cm" table:align="margins"/>
    </style:style>
    <style:style style:name="Tabela63.A" style:family="table-column">
      <style:table-column-properties style:column-width="8.999cm" style:rel-column-width="32767*"/>
    </style:style>
    <style:style style:name="Tabela63.B" style:family="table-column">
      <style:table-column-properties style:column-width="9.001cm" style:rel-column-width="32768*"/>
    </style:style>
    <style:style style:name="Tabela63.A1" style:family="table-cell">
      <style:table-cell-properties fo:padding="0.097cm" fo:border="none"/>
    </style:style>
    <style:style style:name="Tabela63.A4" style:family="table-cell">
      <style:table-cell-properties fo:padding="0.097cm" fo:border-left="none" fo:border-right="none" fo:border-top="none" fo:border-bottom="0.002cm solid #000000"/>
    </style:style>
    <style:style style:name="Tabela63.A5" style:family="table-cell">
      <style:table-cell-properties fo:padding="0.097cm" fo:border-left="0.002cm solid #000000" fo:border-right="0.002cm solid #000000" fo:border-top="none" fo:border-bottom="0.002cm solid #000000"/>
    </style:style>
    <style:style style:name="Tabela63.A6" style:family="table-cell">
      <style:table-cell-properties fo:padding="0.097cm" fo:border-left="0.002cm solid #000000" fo:border-right="none" fo:border-top="none" fo:border-bottom="0.002cm solid #000000"/>
    </style:style>
    <style:style style:name="Tabela64" style:family="table">
      <style:table-properties style:width="18cm" table:align="margins"/>
    </style:style>
    <style:style style:name="Tabela64.A" style:family="table-column">
      <style:table-column-properties style:column-width="7.2cm" style:rel-column-width="26214*"/>
    </style:style>
    <style:style style:name="Tabela64.C" style:family="table-column">
      <style:table-column-properties style:column-width="3.6cm" style:rel-column-width="13107*"/>
    </style:style>
    <style:style style:name="Tabela64.A1" style:family="table-cell">
      <style:table-cell-properties fo:padding="0.097cm" fo:border-left="0.002cm solid #000000" fo:border-right="none" fo:border-top="0.002cm solid #000000" fo:border-bottom="0.002cm solid #000000"/>
    </style:style>
    <style:style style:name="Tabela64.C1" style:family="table-cell">
      <style:table-cell-properties fo:padding="0.097cm" fo:border="0.002cm solid #000000"/>
    </style:style>
    <style:style style:name="Tabe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a6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87" style:family="table">
      <style:table-properties style:width="18cm" table:align="margins"/>
    </style:style>
    <style:style style:name="Tabela87.A" style:family="table-column">
      <style:table-column-properties style:column-width="8.999cm" style:rel-column-width="32767*"/>
    </style:style>
    <style:style style:name="Tabela87.B" style:family="table-column">
      <style:table-column-properties style:column-width="9.001cm" style:rel-column-width="32768*"/>
    </style:style>
    <style:style style:name="Tabela87.A1" style:family="table-cell">
      <style:table-cell-properties fo:padding="0.097cm" fo:border="none"/>
    </style:style>
    <style:style style:name="Tabela87.A4" style:family="table-cell">
      <style:table-cell-properties fo:padding="0.097cm" fo:border-left="none" fo:border-right="none" fo:border-top="none" fo:border-bottom="0.002cm solid #000000"/>
    </style:style>
    <style:style style:name="Tabela87.A5" style:family="table-cell">
      <style:table-cell-properties fo:padding="0.097cm" fo:border-left="0.002cm solid #000000" fo:border-right="0.002cm solid #000000" fo:border-top="none" fo:border-bottom="0.002cm solid #000000"/>
    </style:style>
    <style:style style:name="Tabela87.A6" style:family="table-cell">
      <style:table-cell-properties fo:padding="0.097cm" fo:border-left="0.002cm solid #000000" fo:border-right="none" fo:border-top="none" fo:border-bottom="0.002cm solid #000000"/>
    </style:style>
    <style:style style:name="Tabela88" style:family="table">
      <style:table-properties style:width="18cm" table:align="margins"/>
    </style:style>
    <style:style style:name="Tabela88.A" style:family="table-column">
      <style:table-column-properties style:column-width="7.2cm" style:rel-column-width="26214*"/>
    </style:style>
    <style:style style:name="Tabela88.C" style:family="table-column">
      <style:table-column-properties style:column-width="3.6cm" style:rel-column-width="13107*"/>
    </style:style>
    <style:style style:name="Tabela88.A1" style:family="table-cell">
      <style:table-cell-properties fo:padding="0.097cm" fo:border-left="0.002cm solid #000000" fo:border-right="none" fo:border-top="0.002cm solid #000000" fo:border-bottom="0.002cm solid #000000"/>
    </style:style>
    <style:style style:name="Tabela88.C1" style:family="table-cell">
      <style:table-cell-properties fo:padding="0.097cm" fo:border="0.002cm solid #000000"/>
    </style:style>
    <style:style style:name="Tabela88.A2" style:family="table-cell">
      <style:table-cell-properties fo:background-color="transparent" fo:padding="0.097cm" fo:border-left="0.002cm solid #000000" fo:border-right="none" fo:border-top="none" fo:border-bottom="0.002cm solid #000000">
        <style:background-image/>
      </style:table-cell-properties>
    </style:style>
    <style:style style:name="Tabela8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93" style:family="table">
      <style:table-properties style:width="18cm" table:align="margins"/>
    </style:style>
    <style:style style:name="Tabela93.A" style:family="table-column">
      <style:table-column-properties style:column-width="8.999cm" style:rel-column-width="32767*"/>
    </style:style>
    <style:style style:name="Tabela93.B" style:family="table-column">
      <style:table-column-properties style:column-width="9.001cm" style:rel-column-width="32768*"/>
    </style:style>
    <style:style style:name="Tabela93.A1" style:family="table-cell">
      <style:table-cell-properties fo:padding="0.097cm" fo:border="none"/>
    </style:style>
    <style:style style:name="Tabela93.A4" style:family="table-cell">
      <style:table-cell-properties fo:padding="0.097cm" fo:border-left="none" fo:border-right="none" fo:border-top="none" fo:border-bottom="0.002cm solid #000000"/>
    </style:style>
    <style:style style:name="Tabela93.A5" style:family="table-cell">
      <style:table-cell-properties fo:padding="0.097cm" fo:border-left="0.002cm solid #000000" fo:border-right="0.002cm solid #000000" fo:border-top="none" fo:border-bottom="0.002cm solid #000000"/>
    </style:style>
    <style:style style:name="Tabela93.A6" style:family="table-cell">
      <style:table-cell-properties fo:padding="0.097cm" fo:border-left="0.002cm solid #000000" fo:border-right="none" fo:border-top="none" fo:border-bottom="0.002cm solid #000000"/>
    </style:style>
    <style:style style:name="Tabela94" style:family="table">
      <style:table-properties style:width="18cm" table:align="margins"/>
    </style:style>
    <style:style style:name="Tabela94.A" style:family="table-column">
      <style:table-column-properties style:column-width="7.2cm" style:rel-column-width="26214*"/>
    </style:style>
    <style:style style:name="Tabela94.C" style:family="table-column">
      <style:table-column-properties style:column-width="3.6cm" style:rel-column-width="13107*"/>
    </style:style>
    <style:style style:name="Tabela94.A1" style:family="table-cell">
      <style:table-cell-properties fo:padding="0.097cm" fo:border-left="0.002cm solid #000000" fo:border-right="none" fo:border-top="0.002cm solid #000000" fo:border-bottom="0.002cm solid #000000"/>
    </style:style>
    <style:style style:name="Tabela94.C1" style:family="table-cell">
      <style:table-cell-properties fo:padding="0.097cm" fo:border="0.002cm solid #000000"/>
    </style:style>
    <style:style style:name="Tabela94.A2" style:family="table-cell">
      <style:table-cell-properties fo:background-color="transparent" fo:padding="0.097cm" fo:border-left="0.002cm solid #000000" fo:border-right="none" fo:border-top="none" fo:border-bottom="0.002cm solid #000000">
        <style:background-image/>
      </style:table-cell-properties>
    </style:style>
    <style:style style:name="Tabela9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5" style:family="table">
      <style:table-properties style:width="18cm" table:align="margins"/>
    </style:style>
    <style:style style:name="Tabela105.A" style:family="table-column">
      <style:table-column-properties style:column-width="8.999cm" style:rel-column-width="32767*"/>
    </style:style>
    <style:style style:name="Tabela105.B" style:family="table-column">
      <style:table-column-properties style:column-width="9.001cm" style:rel-column-width="32768*"/>
    </style:style>
    <style:style style:name="Tabela105.A1" style:family="table-cell">
      <style:table-cell-properties fo:padding="0.097cm" fo:border="none"/>
    </style:style>
    <style:style style:name="Tabela105.A4" style:family="table-cell">
      <style:table-cell-properties fo:padding="0.097cm" fo:border-left="none" fo:border-right="none" fo:border-top="none" fo:border-bottom="0.002cm solid #000000"/>
    </style:style>
    <style:style style:name="Tabela105.A5" style:family="table-cell">
      <style:table-cell-properties fo:padding="0.097cm" fo:border-left="0.002cm solid #000000" fo:border-right="0.002cm solid #000000" fo:border-top="none" fo:border-bottom="0.002cm solid #000000"/>
    </style:style>
    <style:style style:name="Tabela105.A6" style:family="table-cell">
      <style:table-cell-properties fo:padding="0.097cm" fo:border-left="0.002cm solid #000000" fo:border-right="none" fo:border-top="none" fo:border-bottom="0.002cm solid #000000"/>
    </style:style>
    <style:style style:name="Tabela106" style:family="table">
      <style:table-properties style:width="18cm" table:align="margins"/>
    </style:style>
    <style:style style:name="Tabela106.A" style:family="table-column">
      <style:table-column-properties style:column-width="7.2cm" style:rel-column-width="26214*"/>
    </style:style>
    <style:style style:name="Tabela106.C" style:family="table-column">
      <style:table-column-properties style:column-width="3.6cm" style:rel-column-width="13107*"/>
    </style:style>
    <style:style style:name="Tabela106.A1" style:family="table-cell">
      <style:table-cell-properties fo:padding="0.097cm" fo:border-left="0.002cm solid #000000" fo:border-right="none" fo:border-top="0.002cm solid #000000" fo:border-bottom="0.002cm solid #000000"/>
    </style:style>
    <style:style style:name="Tabela106.C1" style:family="table-cell">
      <style:table-cell-properties fo:padding="0.097cm" fo:border="0.002cm solid #000000"/>
    </style:style>
    <style:style style:name="Tabela106.A2" style:family="table-cell">
      <style:table-cell-properties fo:background-color="transparent" fo:padding="0.097cm" fo:border-left="0.002cm solid #000000" fo:border-right="none" fo:border-top="none" fo:border-bottom="0.002cm solid #000000">
        <style:background-image/>
      </style:table-cell-properties>
    </style:style>
    <style:style style:name="Tabela106.C2" style:family="table-cell">
      <style:table-cell-properties fo:padding="0.097cm" fo:border-left="0.002cm solid #000000" fo:border-right="0.002cm solid #000000" fo:border-top="none" fo:border-bottom="0.002cm solid #000000"/>
    </style:style>
    <style:style style:name="Tabela117" style:family="table">
      <style:table-properties style:width="18cm" table:align="margins"/>
    </style:style>
    <style:style style:name="Tabela117.A" style:family="table-column">
      <style:table-column-properties style:column-width="8.999cm" style:rel-column-width="32767*"/>
    </style:style>
    <style:style style:name="Tabela117.B" style:family="table-column">
      <style:table-column-properties style:column-width="9.001cm" style:rel-column-width="32768*"/>
    </style:style>
    <style:style style:name="Tabela117.A1" style:family="table-cell">
      <style:table-cell-properties fo:padding="0.097cm" fo:border="none"/>
    </style:style>
    <style:style style:name="Tabela117.B1" style:family="table-cell">
      <style:table-cell-properties fo:background-color="transparent" fo:padding="0.097cm" fo:border="none">
        <style:background-image/>
      </style:table-cell-properties>
    </style:style>
    <style:style style:name="Tabela117.A4" style:family="table-cell">
      <style:table-cell-properties fo:padding="0.097cm" fo:border-left="none" fo:border-right="none" fo:border-top="none" fo:border-bottom="0.002cm solid #000000"/>
    </style:style>
    <style:style style:name="Tabela117.A5" style:family="table-cell">
      <style:table-cell-properties fo:padding="0.097cm" fo:border-left="0.002cm solid #000000" fo:border-right="0.002cm solid #000000" fo:border-top="none" fo:border-bottom="0.002cm solid #000000"/>
    </style:style>
    <style:style style:name="Tabela117.A6" style:family="table-cell">
      <style:table-cell-properties fo:padding="0.097cm" fo:border-left="0.002cm solid #000000" fo:border-right="none" fo:border-top="none" fo:border-bottom="0.002cm solid #000000"/>
    </style:style>
    <style:style style:name="Tabela118" style:family="table">
      <style:table-properties style:width="18cm" table:align="margins"/>
    </style:style>
    <style:style style:name="Tabela118.A" style:family="table-column">
      <style:table-column-properties style:column-width="7.2cm" style:rel-column-width="26214*"/>
    </style:style>
    <style:style style:name="Tabela118.C" style:family="table-column">
      <style:table-column-properties style:column-width="3.6cm" style:rel-column-width="13107*"/>
    </style:style>
    <style:style style:name="Tabela118.A1" style:family="table-cell">
      <style:table-cell-properties fo:padding="0.097cm" fo:border-left="0.002cm solid #000000" fo:border-right="none" fo:border-top="0.002cm solid #000000" fo:border-bottom="0.002cm solid #000000"/>
    </style:style>
    <style:style style:name="Tabela118.C1" style:family="table-cell">
      <style:table-cell-properties fo:padding="0.097cm" fo:border="0.002cm solid #000000"/>
    </style:style>
    <style:style style:name="Tabela118.A2" style:family="table-cell">
      <style:table-cell-properties fo:background-color="transparent" fo:padding="0.097cm" fo:border-left="0.002cm solid #000000" fo:border-right="none" fo:border-top="none" fo:border-bottom="0.002cm solid #000000">
        <style:background-image/>
      </style:table-cell-properties>
    </style:style>
    <style:style style:name="Tabela11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21" style:family="table">
      <style:table-properties style:width="18cm" table:align="margins"/>
    </style:style>
    <style:style style:name="Tabela121.A" style:family="table-column">
      <style:table-column-properties style:column-width="8.999cm" style:rel-column-width="32767*"/>
    </style:style>
    <style:style style:name="Tabela121.B" style:family="table-column">
      <style:table-column-properties style:column-width="9.001cm" style:rel-column-width="32768*"/>
    </style:style>
    <style:style style:name="Tabela121.A1" style:family="table-cell">
      <style:table-cell-properties fo:padding="0.097cm" fo:border="none"/>
    </style:style>
    <style:style style:name="Tabela121.B1" style:family="table-cell">
      <style:table-cell-properties fo:background-color="transparent" fo:padding="0.097cm" fo:border="none">
        <style:background-image/>
      </style:table-cell-properties>
    </style:style>
    <style:style style:name="Tabela121.A4" style:family="table-cell">
      <style:table-cell-properties fo:padding="0.097cm" fo:border-left="none" fo:border-right="none" fo:border-top="none" fo:border-bottom="0.002cm solid #000000"/>
    </style:style>
    <style:style style:name="Tabela121.A5" style:family="table-cell">
      <style:table-cell-properties fo:padding="0.097cm" fo:border-left="0.002cm solid #000000" fo:border-right="0.002cm solid #000000" fo:border-top="none" fo:border-bottom="0.002cm solid #000000"/>
    </style:style>
    <style:style style:name="Tabela121.A6" style:family="table-cell">
      <style:table-cell-properties fo:padding="0.097cm" fo:border-left="0.002cm solid #000000" fo:border-right="none" fo:border-top="none" fo:border-bottom="0.002cm solid #000000"/>
    </style:style>
    <style:style style:name="Tabela122" style:family="table">
      <style:table-properties style:width="18cm" table:align="margins"/>
    </style:style>
    <style:style style:name="Tabela122.A" style:family="table-column">
      <style:table-column-properties style:column-width="7.2cm" style:rel-column-width="26214*"/>
    </style:style>
    <style:style style:name="Tabela122.C" style:family="table-column">
      <style:table-column-properties style:column-width="3.6cm" style:rel-column-width="13107*"/>
    </style:style>
    <style:style style:name="Tabela122.A1" style:family="table-cell">
      <style:table-cell-properties fo:padding="0.097cm" fo:border-left="0.002cm solid #000000" fo:border-right="none" fo:border-top="0.002cm solid #000000" fo:border-bottom="0.002cm solid #000000"/>
    </style:style>
    <style:style style:name="Tabela122.C1" style:family="table-cell">
      <style:table-cell-properties fo:padding="0.097cm" fo:border="0.002cm solid #000000"/>
    </style:style>
    <style:style style:name="Tabela122.A2" style:family="table-cell">
      <style:table-cell-properties fo:background-color="transparent" fo:padding="0.097cm" fo:border-left="0.002cm solid #000000" fo:border-right="none" fo:border-top="none" fo:border-bottom="0.002cm solid #000000">
        <style:background-image/>
      </style:table-cell-properties>
    </style:style>
    <style:style style:name="Tabela1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37" style:family="table">
      <style:table-properties style:width="18cm" table:align="margins"/>
    </style:style>
    <style:style style:name="Tabela137.A" style:family="table-column">
      <style:table-column-properties style:column-width="8.999cm" style:rel-column-width="32767*"/>
    </style:style>
    <style:style style:name="Tabela137.B" style:family="table-column">
      <style:table-column-properties style:column-width="9.001cm" style:rel-column-width="32768*"/>
    </style:style>
    <style:style style:name="Tabela137.A1" style:family="table-cell">
      <style:table-cell-properties fo:padding="0.097cm" fo:border="none"/>
    </style:style>
    <style:style style:name="Tabela137.A4" style:family="table-cell">
      <style:table-cell-properties fo:padding="0.097cm" fo:border-left="none" fo:border-right="none" fo:border-top="none" fo:border-bottom="0.002cm solid #000000"/>
    </style:style>
    <style:style style:name="Tabela137.A5" style:family="table-cell">
      <style:table-cell-properties fo:padding="0.097cm" fo:border-left="0.002cm solid #000000" fo:border-right="0.002cm solid #000000" fo:border-top="none" fo:border-bottom="0.002cm solid #000000"/>
    </style:style>
    <style:style style:name="Tabela137.A6" style:family="table-cell">
      <style:table-cell-properties fo:padding="0.097cm" fo:border-left="0.002cm solid #000000" fo:border-right="none" fo:border-top="none" fo:border-bottom="0.002cm solid #000000"/>
    </style:style>
    <style:style style:name="Tabela138" style:family="table">
      <style:table-properties style:width="18cm" table:align="margins"/>
    </style:style>
    <style:style style:name="Tabela138.A" style:family="table-column">
      <style:table-column-properties style:column-width="7.2cm" style:rel-column-width="26214*"/>
    </style:style>
    <style:style style:name="Tabela138.C" style:family="table-column">
      <style:table-column-properties style:column-width="3.6cm" style:rel-column-width="13107*"/>
    </style:style>
    <style:style style:name="Tabela138.A1" style:family="table-cell">
      <style:table-cell-properties fo:padding="0.097cm" fo:border-left="0.002cm solid #000000" fo:border-right="none" fo:border-top="0.002cm solid #000000" fo:border-bottom="0.002cm solid #000000"/>
    </style:style>
    <style:style style:name="Tabela138.C1" style:family="table-cell">
      <style:table-cell-properties fo:padding="0.097cm" fo:border="0.002cm solid #000000"/>
    </style:style>
    <style:style style:name="Tabela138.A2" style:family="table-cell">
      <style:table-cell-properties fo:background-color="transparent" fo:padding="0.097cm" fo:border-left="0.002cm solid #000000" fo:border-right="none" fo:border-top="none" fo:border-bottom="0.002cm solid #000000">
        <style:background-image/>
      </style:table-cell-properties>
    </style:style>
    <style:style style:name="Tabela1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47" style:family="table">
      <style:table-properties style:width="18cm" table:align="margins"/>
    </style:style>
    <style:style style:name="Tabela147.A" style:family="table-column">
      <style:table-column-properties style:column-width="8.999cm" style:rel-column-width="32767*"/>
    </style:style>
    <style:style style:name="Tabela147.B" style:family="table-column">
      <style:table-column-properties style:column-width="9.001cm" style:rel-column-width="32768*"/>
    </style:style>
    <style:style style:name="Tabela147.A1" style:family="table-cell">
      <style:table-cell-properties fo:padding="0.097cm" fo:border="none"/>
    </style:style>
    <style:style style:name="Tabela147.A4" style:family="table-cell">
      <style:table-cell-properties fo:padding="0.097cm" fo:border-left="none" fo:border-right="none" fo:border-top="none" fo:border-bottom="0.002cm solid #000000"/>
    </style:style>
    <style:style style:name="Tabela147.A5" style:family="table-cell">
      <style:table-cell-properties fo:padding="0.097cm" fo:border-left="0.002cm solid #000000" fo:border-right="0.002cm solid #000000" fo:border-top="none" fo:border-bottom="0.002cm solid #000000"/>
    </style:style>
    <style:style style:name="Tabela147.A6" style:family="table-cell">
      <style:table-cell-properties fo:padding="0.097cm" fo:border-left="0.002cm solid #000000" fo:border-right="none" fo:border-top="none" fo:border-bottom="0.002cm solid #000000"/>
    </style:style>
    <style:style style:name="Tabela148" style:family="table">
      <style:table-properties style:width="18cm" table:align="margins"/>
    </style:style>
    <style:style style:name="Tabela148.A" style:family="table-column">
      <style:table-column-properties style:column-width="7.2cm" style:rel-column-width="26214*"/>
    </style:style>
    <style:style style:name="Tabela148.C" style:family="table-column">
      <style:table-column-properties style:column-width="3.6cm" style:rel-column-width="13107*"/>
    </style:style>
    <style:style style:name="Tabela148.A1" style:family="table-cell">
      <style:table-cell-properties fo:padding="0.097cm" fo:border-left="0.002cm solid #000000" fo:border-right="none" fo:border-top="0.002cm solid #000000" fo:border-bottom="0.002cm solid #000000"/>
    </style:style>
    <style:style style:name="Tabela148.C1" style:family="table-cell">
      <style:table-cell-properties fo:padding="0.097cm" fo:border="0.002cm solid #000000"/>
    </style:style>
    <style:style style:name="Tabela148.A2" style:family="table-cell">
      <style:table-cell-properties fo:background-color="transparent" fo:padding="0.097cm" fo:border-left="0.002cm solid #000000" fo:border-right="none" fo:border-top="none" fo:border-bottom="0.002cm solid #000000">
        <style:background-image/>
      </style:table-cell-properties>
    </style:style>
    <style:style style:name="Tabela14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55" style:family="table">
      <style:table-properties style:width="18cm" table:align="margins"/>
    </style:style>
    <style:style style:name="Tabela155.A" style:family="table-column">
      <style:table-column-properties style:column-width="8.999cm" style:rel-column-width="32767*"/>
    </style:style>
    <style:style style:name="Tabela155.B" style:family="table-column">
      <style:table-column-properties style:column-width="9.001cm" style:rel-column-width="32768*"/>
    </style:style>
    <style:style style:name="Tabela155.A1" style:family="table-cell">
      <style:table-cell-properties fo:padding="0.097cm" fo:border="none"/>
    </style:style>
    <style:style style:name="Tabela155.A4" style:family="table-cell">
      <style:table-cell-properties fo:padding="0.097cm" fo:border-left="none" fo:border-right="none" fo:border-top="none" fo:border-bottom="0.002cm solid #000000"/>
    </style:style>
    <style:style style:name="Tabela155.A5" style:family="table-cell">
      <style:table-cell-properties fo:padding="0.097cm" fo:border-left="0.002cm solid #000000" fo:border-right="0.002cm solid #000000" fo:border-top="none" fo:border-bottom="0.002cm solid #000000"/>
    </style:style>
    <style:style style:name="Tabela155.A6" style:family="table-cell">
      <style:table-cell-properties fo:padding="0.097cm" fo:border-left="0.002cm solid #000000" fo:border-right="none" fo:border-top="none" fo:border-bottom="0.002cm solid #000000"/>
    </style:style>
    <style:style style:name="Tabela156" style:family="table">
      <style:table-properties style:width="17.992cm" table:align="left"/>
    </style:style>
    <style:style style:name="Tabela156.A" style:family="table-column">
      <style:table-column-properties style:column-width="2.866cm"/>
    </style:style>
    <style:style style:name="Tabela156.B" style:family="table-column">
      <style:table-column-properties style:column-width="11.534cm"/>
    </style:style>
    <style:style style:name="Tabela156.C" style:family="table-column">
      <style:table-column-properties style:column-width="3.591cm"/>
    </style:style>
    <style:style style:name="Tabela156.A1" style:family="table-cell">
      <style:table-cell-properties fo:padding="0.097cm" fo:border-left="0.002cm solid #000000" fo:border-right="none" fo:border-top="0.002cm solid #000000" fo:border-bottom="0.002cm solid #000000"/>
    </style:style>
    <style:style style:name="Tabela156.C1" style:family="table-cell">
      <style:table-cell-properties fo:padding="0.097cm" fo:border="0.002cm solid #000000"/>
    </style:style>
    <style:style style:name="Tabela156.A2" style:family="table-cell">
      <style:table-cell-properties fo:padding="0.097cm" fo:border-left="0.002cm solid #000000" fo:border-right="none" fo:border-top="none" fo:border-bottom="0.002cm solid #000000"/>
    </style:style>
    <style:style style:name="Tabela156.C2" style:family="table-cell">
      <style:table-cell-properties fo:padding="0.097cm" fo:border-left="0.002cm solid #000000" fo:border-right="0.002cm solid #000000" fo:border-top="none" fo:border-bottom="0.002cm solid #000000"/>
    </style:style>
    <style:style style:name="Tabela159" style:family="table">
      <style:table-properties style:width="18cm" table:align="margins"/>
    </style:style>
    <style:style style:name="Tabela159.A" style:family="table-column">
      <style:table-column-properties style:column-width="8.999cm" style:rel-column-width="32767*"/>
    </style:style>
    <style:style style:name="Tabela159.B" style:family="table-column">
      <style:table-column-properties style:column-width="9.001cm" style:rel-column-width="32768*"/>
    </style:style>
    <style:style style:name="Tabela159.A1" style:family="table-cell">
      <style:table-cell-properties fo:padding="0.097cm" fo:border="none"/>
    </style:style>
    <style:style style:name="Tabela159.A4" style:family="table-cell">
      <style:table-cell-properties fo:padding="0.097cm" fo:border-left="none" fo:border-right="none" fo:border-top="none" fo:border-bottom="0.002cm solid #000000"/>
    </style:style>
    <style:style style:name="Tabela159.A5" style:family="table-cell">
      <style:table-cell-properties fo:padding="0.097cm" fo:border-left="0.002cm solid #000000" fo:border-right="0.002cm solid #000000" fo:border-top="none" fo:border-bottom="0.002cm solid #000000"/>
    </style:style>
    <style:style style:name="Tabela159.A6" style:family="table-cell">
      <style:table-cell-properties fo:padding="0.097cm" fo:border-left="0.002cm solid #000000" fo:border-right="none" fo:border-top="none" fo:border-bottom="0.002cm solid #000000"/>
    </style:style>
    <style:style style:name="Tabela160" style:family="table">
      <style:table-properties style:width="18cm" table:align="margins"/>
    </style:style>
    <style:style style:name="Tabela160.A" style:family="table-column">
      <style:table-column-properties style:column-width="7.2cm" style:rel-column-width="26214*"/>
    </style:style>
    <style:style style:name="Tabela160.C" style:family="table-column">
      <style:table-column-properties style:column-width="3.6cm" style:rel-column-width="13107*"/>
    </style:style>
    <style:style style:name="Tabela160.A1" style:family="table-cell">
      <style:table-cell-properties fo:padding="0.097cm" fo:border-left="0.002cm solid #000000" fo:border-right="none" fo:border-top="0.002cm solid #000000" fo:border-bottom="0.002cm solid #000000"/>
    </style:style>
    <style:style style:name="Tabela160.C1" style:family="table-cell">
      <style:table-cell-properties fo:padding="0.097cm" fo:border="0.002cm solid #000000"/>
    </style:style>
    <style:style style:name="Tabela160.A2" style:family="table-cell">
      <style:table-cell-properties fo:padding="0.097cm" fo:border-left="0.002cm solid #000000" fo:border-right="none" fo:border-top="none" fo:border-bottom="0.002cm solid #000000"/>
    </style:style>
    <style:style style:name="Tabela160.C2" style:family="table-cell">
      <style:table-cell-properties fo:padding="0.097cm" fo:border-left="0.002cm solid #000000" fo:border-right="0.002cm solid #000000" fo:border-top="none" fo:border-bottom="0.002cm solid #000000"/>
    </style:style>
    <style:style style:name="Tabela7" style:family="table">
      <style:table-properties style:width="18cm" table:align="margins"/>
    </style:style>
    <style:style style:name="Tabela7.A" style:family="table-column">
      <style:table-column-properties style:column-width="8.999cm" style:rel-column-width="32767*"/>
    </style:style>
    <style:style style:name="Tabela7.B" style:family="table-column">
      <style:table-column-properties style:column-width="9.001cm" style:rel-column-width="32768*"/>
    </style:style>
    <style:style style:name="Tabela7.A1" style:family="table-cell">
      <style:table-cell-properties fo:padding="0.097cm" fo:border="none"/>
    </style:style>
    <style:style style:name="Tabela7.A4" style:family="table-cell">
      <style:table-cell-properties fo:padding="0.097cm" fo:border-left="none" fo:border-right="none" fo:border-top="none" fo:border-bottom="0.002cm solid #000000"/>
    </style:style>
    <style:style style:name="Tabela7.A5" style:family="table-cell">
      <style:table-cell-properties fo:padding="0.097cm" fo:border-left="0.002cm solid #000000" fo:border-right="0.002cm solid #000000" fo:border-top="none" fo:border-bottom="0.002cm solid #000000"/>
    </style:style>
    <style:style style:name="Tabela7.A6" style:family="table-cell">
      <style:table-cell-properties fo:padding="0.097cm" fo:border-left="0.002cm solid #000000" fo:border-right="none" fo:border-top="none" fo:border-bottom="0.002cm solid #000000"/>
    </style:style>
    <style:style style:name="Tabela8" style:family="table">
      <style:table-properties style:width="18cm" table:align="margins"/>
    </style:style>
    <style:style style:name="Tabela8.A" style:family="table-column">
      <style:table-column-properties style:column-width="7.2cm" style:rel-column-width="26214*"/>
    </style:style>
    <style:style style:name="Tabela8.C" style:family="table-column">
      <style:table-column-properties style:column-width="3.6cm" style:rel-column-width="13107*"/>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C2" style:family="table-cell">
      <style:table-cell-properties fo:padding="0.097cm" fo:border-left="0.002cm solid #000000" fo:border-right="0.002cm solid #000000" fo:border-top="none" fo:border-bottom="0.002cm solid #000000"/>
    </style:style>
    <style:style style:name="Tabela19" style:family="table">
      <style:table-properties style:width="18cm" table:align="margins"/>
    </style:style>
    <style:style style:name="Tabela19.A" style:family="table-column">
      <style:table-column-properties style:column-width="8.999cm" style:rel-column-width="32767*"/>
    </style:style>
    <style:style style:name="Tabela19.B" style:family="table-column">
      <style:table-column-properties style:column-width="9.001cm" style:rel-column-width="32768*"/>
    </style:style>
    <style:style style:name="Tabela19.A1" style:family="table-cell">
      <style:table-cell-properties fo:padding="0.097cm" fo:border="none"/>
    </style:style>
    <style:style style:name="Tabela19.A4" style:family="table-cell">
      <style:table-cell-properties fo:padding="0.097cm" fo:border-left="none" fo:border-right="none" fo:border-top="none" fo:border-bottom="0.002cm solid #000000"/>
    </style:style>
    <style:style style:name="Tabela19.A5" style:family="table-cell">
      <style:table-cell-properties fo:padding="0.097cm" fo:border-left="0.002cm solid #000000" fo:border-right="0.002cm solid #000000" fo:border-top="none" fo:border-bottom="0.002cm solid #000000"/>
    </style:style>
    <style:style style:name="Tabela19.A6" style:family="table-cell">
      <style:table-cell-properties fo:padding="0.097cm" fo:border-left="0.002cm solid #000000" fo:border-right="none" fo:border-top="none" fo:border-bottom="0.002cm solid #000000"/>
    </style:style>
    <style:style style:name="Tabela20" style:family="table">
      <style:table-properties style:width="18cm" table:align="margins"/>
    </style:style>
    <style:style style:name="Tabela20.A" style:family="table-column">
      <style:table-column-properties style:column-width="7.2cm" style:rel-column-width="26214*"/>
    </style:style>
    <style:style style:name="Tabela20.C" style:family="table-column">
      <style:table-column-properties style:column-width="3.6cm" style:rel-column-width="13107*"/>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fo:background-color="transparent" fo:padding="0.097cm" fo:border-left="0.002cm solid #000000" fo:border-right="none" fo:border-top="none" fo:border-bottom="0.002cm solid #000000">
        <style:background-image/>
      </style:table-cell-properties>
    </style:style>
    <style:style style:name="Tabela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29" style:family="table">
      <style:table-properties style:width="18cm" table:align="margins"/>
    </style:style>
    <style:style style:name="Tabela29.A" style:family="table-column">
      <style:table-column-properties style:column-width="8.999cm" style:rel-column-width="32767*"/>
    </style:style>
    <style:style style:name="Tabela29.B" style:family="table-column">
      <style:table-column-properties style:column-width="9.001cm" style:rel-column-width="32768*"/>
    </style:style>
    <style:style style:name="Tabela29.A1" style:family="table-cell">
      <style:table-cell-properties fo:padding="0.097cm" fo:border="none"/>
    </style:style>
    <style:style style:name="Tabela29.A4" style:family="table-cell">
      <style:table-cell-properties fo:padding="0.097cm" fo:border-left="none" fo:border-right="none" fo:border-top="none" fo:border-bottom="0.002cm solid #000000"/>
    </style:style>
    <style:style style:name="Tabela29.A5" style:family="table-cell">
      <style:table-cell-properties fo:padding="0.097cm" fo:border-left="0.002cm solid #000000" fo:border-right="0.002cm solid #000000" fo:border-top="none" fo:border-bottom="0.002cm solid #000000"/>
    </style:style>
    <style:style style:name="Tabela29.A6" style:family="table-cell">
      <style:table-cell-properties fo:padding="0.097cm" fo:border-left="0.002cm solid #000000" fo:border-right="none" fo:border-top="none" fo:border-bottom="0.002cm solid #000000"/>
    </style:style>
    <style:style style:name="Tabela30" style:family="table">
      <style:table-properties style:width="18cm" table:align="margins"/>
    </style:style>
    <style:style style:name="Tabela30.A" style:family="table-column">
      <style:table-column-properties style:column-width="7.2cm" style:rel-column-width="26214*"/>
    </style:style>
    <style:style style:name="Tabela30.C" style:family="table-column">
      <style:table-column-properties style:column-width="3.6cm" style:rel-column-width="13107*"/>
    </style:style>
    <style:style style:name="Tabela30.A1" style:family="table-cell">
      <style:table-cell-properties fo:padding="0.097cm" fo:border-left="0.002cm solid #000000" fo:border-right="none" fo:border-top="0.002cm solid #000000" fo:border-bottom="0.002cm solid #000000"/>
    </style:style>
    <style:style style:name="Tabela30.C1" style:family="table-cell">
      <style:table-cell-properties fo:padding="0.097cm" fo:border="0.002cm solid #000000"/>
    </style:style>
    <style:style style:name="Tabe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a3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9" style:family="table">
      <style:table-properties style:width="18cm" table:align="margins"/>
    </style:style>
    <style:style style:name="Tabela39.A" style:family="table-column">
      <style:table-column-properties style:column-width="8.999cm" style:rel-column-width="32767*"/>
    </style:style>
    <style:style style:name="Tabela39.B" style:family="table-column">
      <style:table-column-properties style:column-width="9.001cm" style:rel-column-width="32768*"/>
    </style:style>
    <style:style style:name="Tabela39.A1" style:family="table-cell">
      <style:table-cell-properties fo:padding="0.097cm" fo:border="none"/>
    </style:style>
    <style:style style:name="Tabela39.A4" style:family="table-cell">
      <style:table-cell-properties fo:padding="0.097cm" fo:border-left="none" fo:border-right="none" fo:border-top="none" fo:border-bottom="0.002cm solid #000000"/>
    </style:style>
    <style:style style:name="Tabela39.A5" style:family="table-cell">
      <style:table-cell-properties fo:padding="0.097cm" fo:border-left="0.002cm solid #000000" fo:border-right="0.002cm solid #000000" fo:border-top="none" fo:border-bottom="0.002cm solid #000000"/>
    </style:style>
    <style:style style:name="Tabela39.A6" style:family="table-cell">
      <style:table-cell-properties fo:padding="0.097cm" fo:border-left="0.002cm solid #000000" fo:border-right="none" fo:border-top="none" fo:border-bottom="0.002cm solid #000000"/>
    </style:style>
    <style:style style:name="Tabela40" style:family="table">
      <style:table-properties style:width="18cm" table:align="margins"/>
    </style:style>
    <style:style style:name="Tabela40.A" style:family="table-column">
      <style:table-column-properties style:column-width="7.2cm" style:rel-column-width="26214*"/>
    </style:style>
    <style:style style:name="Tabela40.C" style:family="table-column">
      <style:table-column-properties style:column-width="3.6cm" style:rel-column-width="13107*"/>
    </style:style>
    <style:style style:name="Tabela40.A1" style:family="table-cell">
      <style:table-cell-properties fo:padding="0.097cm" fo:border-left="0.002cm solid #000000" fo:border-right="none" fo:border-top="0.002cm solid #000000" fo:border-bottom="0.002cm solid #000000"/>
    </style:style>
    <style:style style:name="Tabela40.C1" style:family="table-cell">
      <style:table-cell-properties fo:padding="0.097cm" fo:border="0.002cm solid #000000"/>
    </style:style>
    <style:style style:name="Tabe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a40.C2" style:family="table-cell">
      <style:table-cell-properties fo:padding="0.097cm" fo:border-left="0.002cm solid #000000" fo:border-right="0.002cm solid #000000" fo:border-top="none" fo:border-bottom="0.002cm solid #000000"/>
    </style:style>
    <style:style style:name="Tabela49" style:family="table">
      <style:table-properties style:width="18cm" table:align="margins"/>
    </style:style>
    <style:style style:name="Tabela49.A" style:family="table-column">
      <style:table-column-properties style:column-width="8.999cm" style:rel-column-width="32767*"/>
    </style:style>
    <style:style style:name="Tabela49.B" style:family="table-column">
      <style:table-column-properties style:column-width="9.001cm" style:rel-column-width="32768*"/>
    </style:style>
    <style:style style:name="Tabela49.A1" style:family="table-cell">
      <style:table-cell-properties fo:padding="0.097cm" fo:border="none"/>
    </style:style>
    <style:style style:name="Tabela49.B1" style:family="table-cell">
      <style:table-cell-properties fo:background-color="transparent" fo:padding="0.097cm" fo:border="none">
        <style:background-image/>
      </style:table-cell-properties>
    </style:style>
    <style:style style:name="Tabela49.A4" style:family="table-cell">
      <style:table-cell-properties fo:padding="0.097cm" fo:border-left="none" fo:border-right="none" fo:border-top="none" fo:border-bottom="0.002cm solid #000000"/>
    </style:style>
    <style:style style:name="Tabela49.A5" style:family="table-cell">
      <style:table-cell-properties fo:padding="0.097cm" fo:border-left="0.002cm solid #000000" fo:border-right="0.002cm solid #000000" fo:border-top="none" fo:border-bottom="0.002cm solid #000000"/>
    </style:style>
    <style:style style:name="Tabela49.A6" style:family="table-cell">
      <style:table-cell-properties fo:padding="0.097cm" fo:border-left="0.002cm solid #000000" fo:border-right="none" fo:border-top="none" fo:border-bottom="0.002cm solid #000000"/>
    </style:style>
    <style:style style:name="Tabela50" style:family="table">
      <style:table-properties style:width="18cm" table:align="margins"/>
    </style:style>
    <style:style style:name="Tabela50.A" style:family="table-column">
      <style:table-column-properties style:column-width="7.2cm" style:rel-column-width="26214*"/>
    </style:style>
    <style:style style:name="Tabela50.C" style:family="table-column">
      <style:table-column-properties style:column-width="3.6cm" style:rel-column-width="13107*"/>
    </style:style>
    <style:style style:name="Tabela50.A1" style:family="table-cell">
      <style:table-cell-properties fo:padding="0.097cm" fo:border-left="0.002cm solid #000000" fo:border-right="none" fo:border-top="0.002cm solid #000000" fo:border-bottom="0.002cm solid #000000"/>
    </style:style>
    <style:style style:name="Tabela50.C1" style:family="table-cell">
      <style:table-cell-properties fo:padding="0.097cm" fo:border="0.002cm solid #000000"/>
    </style:style>
    <style:style style:name="Tabela50.A2" style:family="table-cell">
      <style:table-cell-properties fo:background-color="transparent" fo:padding="0.097cm" fo:border-left="0.002cm solid #000000" fo:border-right="none" fo:border-top="none" fo:border-bottom="0.002cm solid #000000">
        <style:background-image/>
      </style:table-cell-properties>
    </style:style>
    <style:style style:name="Tabela5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5" style:family="table">
      <style:table-properties style:width="18cm" table:align="margins"/>
    </style:style>
    <style:style style:name="Tabela65.A" style:family="table-column">
      <style:table-column-properties style:column-width="8.999cm" style:rel-column-width="32767*"/>
    </style:style>
    <style:style style:name="Tabela65.B" style:family="table-column">
      <style:table-column-properties style:column-width="9.001cm" style:rel-column-width="32768*"/>
    </style:style>
    <style:style style:name="Tabela65.A1" style:family="table-cell">
      <style:table-cell-properties fo:padding="0.097cm" fo:border="none"/>
    </style:style>
    <style:style style:name="Tabela65.A4" style:family="table-cell">
      <style:table-cell-properties fo:padding="0.097cm" fo:border-left="none" fo:border-right="none" fo:border-top="none" fo:border-bottom="0.002cm solid #000000"/>
    </style:style>
    <style:style style:name="Tabela65.A5" style:family="table-cell">
      <style:table-cell-properties fo:padding="0.097cm" fo:border-left="0.002cm solid #000000" fo:border-right="0.002cm solid #000000" fo:border-top="none" fo:border-bottom="0.002cm solid #000000"/>
    </style:style>
    <style:style style:name="Tabela65.A6" style:family="table-cell">
      <style:table-cell-properties fo:padding="0.097cm" fo:border-left="0.002cm solid #000000" fo:border-right="none" fo:border-top="none" fo:border-bottom="0.002cm solid #000000"/>
    </style:style>
    <style:style style:name="Tabela66" style:family="table">
      <style:table-properties style:width="18cm" table:align="margins"/>
    </style:style>
    <style:style style:name="Tabela66.A" style:family="table-column">
      <style:table-column-properties style:column-width="7.2cm" style:rel-column-width="26214*"/>
    </style:style>
    <style:style style:name="Tabela66.C" style:family="table-column">
      <style:table-column-properties style:column-width="3.6cm" style:rel-column-width="13107*"/>
    </style:style>
    <style:style style:name="Tabela66.A1" style:family="table-cell">
      <style:table-cell-properties fo:padding="0.097cm" fo:border-left="0.002cm solid #000000" fo:border-right="none" fo:border-top="0.002cm solid #000000" fo:border-bottom="0.002cm solid #000000"/>
    </style:style>
    <style:style style:name="Tabela66.C1" style:family="table-cell">
      <style:table-cell-properties fo:padding="0.097cm" fo:border="0.002cm solid #000000"/>
    </style:style>
    <style:style style:name="Tabe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a6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7" style:family="table">
      <style:table-properties style:width="18cm" table:align="margins"/>
    </style:style>
    <style:style style:name="Tabela67.A" style:family="table-column">
      <style:table-column-properties style:column-width="8.999cm" style:rel-column-width="32767*"/>
    </style:style>
    <style:style style:name="Tabela67.B" style:family="table-column">
      <style:table-column-properties style:column-width="9.001cm" style:rel-column-width="32768*"/>
    </style:style>
    <style:style style:name="Tabela67.A1" style:family="table-cell">
      <style:table-cell-properties fo:padding="0.097cm" fo:border="none"/>
    </style:style>
    <style:style style:name="Tabela67.A4" style:family="table-cell">
      <style:table-cell-properties fo:padding="0.097cm" fo:border-left="none" fo:border-right="none" fo:border-top="none" fo:border-bottom="0.002cm solid #000000"/>
    </style:style>
    <style:style style:name="Tabela67.A5" style:family="table-cell">
      <style:table-cell-properties fo:padding="0.097cm" fo:border-left="0.002cm solid #000000" fo:border-right="0.002cm solid #000000" fo:border-top="none" fo:border-bottom="0.002cm solid #000000"/>
    </style:style>
    <style:style style:name="Tabela67.A6" style:family="table-cell">
      <style:table-cell-properties fo:padding="0.097cm" fo:border-left="0.002cm solid #000000" fo:border-right="none" fo:border-top="none" fo:border-bottom="0.002cm solid #000000"/>
    </style:style>
    <style:style style:name="Tabela68" style:family="table">
      <style:table-properties style:width="18cm" table:align="margins"/>
    </style:style>
    <style:style style:name="Tabela68.A" style:family="table-column">
      <style:table-column-properties style:column-width="7.2cm" style:rel-column-width="26214*"/>
    </style:style>
    <style:style style:name="Tabela68.C" style:family="table-column">
      <style:table-column-properties style:column-width="3.6cm" style:rel-column-width="13107*"/>
    </style:style>
    <style:style style:name="Tabela68.A1" style:family="table-cell">
      <style:table-cell-properties fo:padding="0.097cm" fo:border-left="0.002cm solid #000000" fo:border-right="none" fo:border-top="0.002cm solid #000000" fo:border-bottom="0.002cm solid #000000"/>
    </style:style>
    <style:style style:name="Tabela68.C1" style:family="table-cell">
      <style:table-cell-properties fo:padding="0.097cm" fo:border="0.002cm solid #000000"/>
    </style:style>
    <style:style style:name="Tabela68.A2" style:family="table-cell">
      <style:table-cell-properties fo:background-color="transparent" fo:padding="0.097cm" fo:border-left="0.002cm solid #000000" fo:border-right="none" fo:border-top="none" fo:border-bottom="0.002cm solid #000000">
        <style:background-image/>
      </style:table-cell-properties>
    </style:style>
    <style:style style:name="Tabela6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97" style:family="table">
      <style:table-properties style:width="18cm" table:align="margins"/>
    </style:style>
    <style:style style:name="Tabela97.A" style:family="table-column">
      <style:table-column-properties style:column-width="8.999cm" style:rel-column-width="32767*"/>
    </style:style>
    <style:style style:name="Tabela97.B" style:family="table-column">
      <style:table-column-properties style:column-width="9.001cm" style:rel-column-width="32768*"/>
    </style:style>
    <style:style style:name="Tabela97.A1" style:family="table-cell">
      <style:table-cell-properties fo:padding="0.097cm" fo:border="none"/>
    </style:style>
    <style:style style:name="Tabela97.A4" style:family="table-cell">
      <style:table-cell-properties fo:padding="0.097cm" fo:border-left="none" fo:border-right="none" fo:border-top="none" fo:border-bottom="0.002cm solid #000000"/>
    </style:style>
    <style:style style:name="Tabela97.A5" style:family="table-cell">
      <style:table-cell-properties fo:padding="0.097cm" fo:border-left="0.002cm solid #000000" fo:border-right="0.002cm solid #000000" fo:border-top="none" fo:border-bottom="0.002cm solid #000000"/>
    </style:style>
    <style:style style:name="Tabela97.A6" style:family="table-cell">
      <style:table-cell-properties fo:padding="0.097cm" fo:border-left="0.002cm solid #000000" fo:border-right="none" fo:border-top="none" fo:border-bottom="0.002cm solid #000000"/>
    </style:style>
    <style:style style:name="Tabela98" style:family="table">
      <style:table-properties style:width="18cm" table:align="margins"/>
    </style:style>
    <style:style style:name="Tabela98.A" style:family="table-column">
      <style:table-column-properties style:column-width="7.2cm" style:rel-column-width="26214*"/>
    </style:style>
    <style:style style:name="Tabela98.C" style:family="table-column">
      <style:table-column-properties style:column-width="3.6cm" style:rel-column-width="13107*"/>
    </style:style>
    <style:style style:name="Tabela98.A1" style:family="table-cell">
      <style:table-cell-properties fo:padding="0.097cm" fo:border-left="0.002cm solid #000000" fo:border-right="none" fo:border-top="0.002cm solid #000000" fo:border-bottom="0.002cm solid #000000"/>
    </style:style>
    <style:style style:name="Tabela98.C1" style:family="table-cell">
      <style:table-cell-properties fo:padding="0.097cm" fo:border="0.002cm solid #000000"/>
    </style:style>
    <style:style style:name="Tabela98.A2" style:family="table-cell">
      <style:table-cell-properties fo:background-color="transparent" fo:padding="0.097cm" fo:border-left="0.002cm solid #000000" fo:border-right="none" fo:border-top="none" fo:border-bottom="0.002cm solid #000000">
        <style:background-image/>
      </style:table-cell-properties>
    </style:style>
    <style:style style:name="Tabela9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3" style:family="table">
      <style:table-properties style:width="18cm" table:align="margins"/>
    </style:style>
    <style:style style:name="Tabela103.A" style:family="table-column">
      <style:table-column-properties style:column-width="8.999cm" style:rel-column-width="32767*"/>
    </style:style>
    <style:style style:name="Tabela103.B" style:family="table-column">
      <style:table-column-properties style:column-width="9.001cm" style:rel-column-width="32768*"/>
    </style:style>
    <style:style style:name="Tabela103.A1" style:family="table-cell">
      <style:table-cell-properties fo:padding="0.097cm" fo:border="none"/>
    </style:style>
    <style:style style:name="Tabela103.A4" style:family="table-cell">
      <style:table-cell-properties fo:padding="0.097cm" fo:border-left="none" fo:border-right="none" fo:border-top="none" fo:border-bottom="0.002cm solid #000000"/>
    </style:style>
    <style:style style:name="Tabela103.A5" style:family="table-cell">
      <style:table-cell-properties fo:padding="0.097cm" fo:border-left="0.002cm solid #000000" fo:border-right="0.002cm solid #000000" fo:border-top="none" fo:border-bottom="0.002cm solid #000000"/>
    </style:style>
    <style:style style:name="Tabela103.A6" style:family="table-cell">
      <style:table-cell-properties fo:padding="0.097cm" fo:border-left="0.002cm solid #000000" fo:border-right="none" fo:border-top="none" fo:border-bottom="0.002cm solid #000000"/>
    </style:style>
    <style:style style:name="Tabela104" style:family="table">
      <style:table-properties style:width="18cm" table:align="margins"/>
    </style:style>
    <style:style style:name="Tabela104.A" style:family="table-column">
      <style:table-column-properties style:column-width="7.2cm" style:rel-column-width="26214*"/>
    </style:style>
    <style:style style:name="Tabela104.C" style:family="table-column">
      <style:table-column-properties style:column-width="3.6cm" style:rel-column-width="13107*"/>
    </style:style>
    <style:style style:name="Tabela104.A1" style:family="table-cell">
      <style:table-cell-properties fo:padding="0.097cm" fo:border-left="0.002cm solid #000000" fo:border-right="none" fo:border-top="0.002cm solid #000000" fo:border-bottom="0.002cm solid #000000"/>
    </style:style>
    <style:style style:name="Tabela104.C1" style:family="table-cell">
      <style:table-cell-properties fo:padding="0.097cm" fo:border="0.002cm solid #000000"/>
    </style:style>
    <style:style style:name="Tabela104.A2" style:family="table-cell">
      <style:table-cell-properties fo:background-color="transparent" fo:padding="0.097cm" fo:border-left="0.002cm solid #000000" fo:border-right="none" fo:border-top="none" fo:border-bottom="0.002cm solid #000000">
        <style:background-image/>
      </style:table-cell-properties>
    </style:style>
    <style:style style:name="Tabela104.C2" style:family="table-cell">
      <style:table-cell-properties fo:padding="0.097cm" fo:border-left="0.002cm solid #000000" fo:border-right="0.002cm solid #000000" fo:border-top="none" fo:border-bottom="0.002cm solid #000000"/>
    </style:style>
    <style:style style:name="Tabela129" style:family="table">
      <style:table-properties style:width="18cm" table:align="margins"/>
    </style:style>
    <style:style style:name="Tabela129.A" style:family="table-column">
      <style:table-column-properties style:column-width="8.999cm" style:rel-column-width="32767*"/>
    </style:style>
    <style:style style:name="Tabela129.B" style:family="table-column">
      <style:table-column-properties style:column-width="9.001cm" style:rel-column-width="32768*"/>
    </style:style>
    <style:style style:name="Tabela129.A1" style:family="table-cell">
      <style:table-cell-properties fo:padding="0.097cm" fo:border="none"/>
    </style:style>
    <style:style style:name="Tabela129.A4" style:family="table-cell">
      <style:table-cell-properties fo:padding="0.097cm" fo:border-left="none" fo:border-right="none" fo:border-top="none" fo:border-bottom="0.002cm solid #000000"/>
    </style:style>
    <style:style style:name="Tabela129.A5" style:family="table-cell">
      <style:table-cell-properties fo:padding="0.097cm" fo:border-left="0.002cm solid #000000" fo:border-right="0.002cm solid #000000" fo:border-top="none" fo:border-bottom="0.002cm solid #000000"/>
    </style:style>
    <style:style style:name="Tabela129.A6" style:family="table-cell">
      <style:table-cell-properties fo:padding="0.097cm" fo:border-left="0.002cm solid #000000" fo:border-right="none" fo:border-top="none" fo:border-bottom="0.002cm solid #000000"/>
    </style:style>
    <style:style style:name="Tabela130" style:family="table">
      <style:table-properties style:width="18cm" table:align="margins"/>
    </style:style>
    <style:style style:name="Tabela130.A" style:family="table-column">
      <style:table-column-properties style:column-width="7.2cm" style:rel-column-width="26214*"/>
    </style:style>
    <style:style style:name="Tabela130.C" style:family="table-column">
      <style:table-column-properties style:column-width="3.6cm" style:rel-column-width="13107*"/>
    </style:style>
    <style:style style:name="Tabela130.A1" style:family="table-cell">
      <style:table-cell-properties fo:padding="0.097cm" fo:border-left="0.002cm solid #000000" fo:border-right="none" fo:border-top="0.002cm solid #000000" fo:border-bottom="0.002cm solid #000000"/>
    </style:style>
    <style:style style:name="Tabela130.C1" style:family="table-cell">
      <style:table-cell-properties fo:padding="0.097cm" fo:border="0.002cm solid #000000"/>
    </style:style>
    <style:style style:name="Tabela130.A2" style:family="table-cell">
      <style:table-cell-properties fo:background-color="transparent" fo:padding="0.097cm" fo:border-left="0.002cm solid #000000" fo:border-right="none" fo:border-top="none" fo:border-bottom="0.002cm solid #000000">
        <style:background-image/>
      </style:table-cell-properties>
    </style:style>
    <style:style style:name="Tabela13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39" style:family="table">
      <style:table-properties style:width="18cm" table:align="margins"/>
    </style:style>
    <style:style style:name="Tabela139.A" style:family="table-column">
      <style:table-column-properties style:column-width="8.999cm" style:rel-column-width="32767*"/>
    </style:style>
    <style:style style:name="Tabela139.B" style:family="table-column">
      <style:table-column-properties style:column-width="9.001cm" style:rel-column-width="32768*"/>
    </style:style>
    <style:style style:name="Tabela139.A1" style:family="table-cell">
      <style:table-cell-properties fo:padding="0.097cm" fo:border="none"/>
    </style:style>
    <style:style style:name="Tabela139.A4" style:family="table-cell">
      <style:table-cell-properties fo:padding="0.097cm" fo:border-left="none" fo:border-right="none" fo:border-top="none" fo:border-bottom="0.002cm solid #000000"/>
    </style:style>
    <style:style style:name="Tabela139.A5" style:family="table-cell">
      <style:table-cell-properties fo:padding="0.097cm" fo:border-left="0.002cm solid #000000" fo:border-right="0.002cm solid #000000" fo:border-top="none" fo:border-bottom="0.002cm solid #000000"/>
    </style:style>
    <style:style style:name="Tabela139.A6" style:family="table-cell">
      <style:table-cell-properties fo:padding="0.097cm" fo:border-left="0.002cm solid #000000" fo:border-right="none" fo:border-top="none" fo:border-bottom="0.002cm solid #000000"/>
    </style:style>
    <style:style style:name="Tabela140" style:family="table">
      <style:table-properties style:width="18cm" table:align="margins"/>
    </style:style>
    <style:style style:name="Tabela140.A" style:family="table-column">
      <style:table-column-properties style:column-width="7.2cm" style:rel-column-width="26214*"/>
    </style:style>
    <style:style style:name="Tabela140.C" style:family="table-column">
      <style:table-column-properties style:column-width="3.6cm" style:rel-column-width="13107*"/>
    </style:style>
    <style:style style:name="Tabela140.A1" style:family="table-cell">
      <style:table-cell-properties fo:padding="0.097cm" fo:border-left="0.002cm solid #000000" fo:border-right="none" fo:border-top="0.002cm solid #000000" fo:border-bottom="0.002cm solid #000000"/>
    </style:style>
    <style:style style:name="Tabela140.C1" style:family="table-cell">
      <style:table-cell-properties fo:padding="0.097cm" fo:border="0.002cm solid #000000"/>
    </style:style>
    <style:style style:name="Tabela140.A2" style:family="table-cell">
      <style:table-cell-properties fo:padding="0.097cm" fo:border-left="0.002cm solid #000000" fo:border-right="none" fo:border-top="none" fo:border-bottom="0.002cm solid #000000"/>
    </style:style>
    <style:style style:name="Tabela140.C2" style:family="table-cell">
      <style:table-cell-properties fo:padding="0.097cm" fo:border-left="0.002cm solid #000000" fo:border-right="0.002cm solid #000000" fo:border-top="none" fo:border-bottom="0.002cm solid #000000"/>
    </style:style>
    <style:style style:name="Tabela151" style:family="table">
      <style:table-properties style:width="18cm" table:align="margins"/>
    </style:style>
    <style:style style:name="Tabela151.A" style:family="table-column">
      <style:table-column-properties style:column-width="8.999cm" style:rel-column-width="32767*"/>
    </style:style>
    <style:style style:name="Tabela151.B" style:family="table-column">
      <style:table-column-properties style:column-width="9.001cm" style:rel-column-width="32768*"/>
    </style:style>
    <style:style style:name="Tabela151.A1" style:family="table-cell">
      <style:table-cell-properties fo:padding="0.097cm" fo:border="none"/>
    </style:style>
    <style:style style:name="Tabela151.A4" style:family="table-cell">
      <style:table-cell-properties fo:padding="0.097cm" fo:border-left="none" fo:border-right="none" fo:border-top="none" fo:border-bottom="0.002cm solid #000000"/>
    </style:style>
    <style:style style:name="Tabela151.A5" style:family="table-cell">
      <style:table-cell-properties fo:padding="0.097cm" fo:border-left="0.002cm solid #000000" fo:border-right="0.002cm solid #000000" fo:border-top="none" fo:border-bottom="0.002cm solid #000000"/>
    </style:style>
    <style:style style:name="Tabela151.A6" style:family="table-cell">
      <style:table-cell-properties fo:padding="0.097cm" fo:border-left="0.002cm solid #000000" fo:border-right="none" fo:border-top="none" fo:border-bottom="0.002cm solid #000000"/>
    </style:style>
    <style:style style:name="Tabela152" style:family="table">
      <style:table-properties style:width="18cm" table:align="margins"/>
    </style:style>
    <style:style style:name="Tabela152.A" style:family="table-column">
      <style:table-column-properties style:column-width="7.2cm" style:rel-column-width="26214*"/>
    </style:style>
    <style:style style:name="Tabela152.C" style:family="table-column">
      <style:table-column-properties style:column-width="3.6cm" style:rel-column-width="13107*"/>
    </style:style>
    <style:style style:name="Tabela152.A1" style:family="table-cell">
      <style:table-cell-properties fo:padding="0.097cm" fo:border-left="0.002cm solid #000000" fo:border-right="none" fo:border-top="0.002cm solid #000000" fo:border-bottom="0.002cm solid #000000"/>
    </style:style>
    <style:style style:name="Tabela152.C1" style:family="table-cell">
      <style:table-cell-properties fo:padding="0.097cm" fo:border="0.002cm solid #000000"/>
    </style:style>
    <style:style style:name="Tabela152.A2" style:family="table-cell">
      <style:table-cell-properties fo:padding="0.097cm" fo:border-left="0.002cm solid #000000" fo:border-right="none" fo:border-top="none" fo:border-bottom="0.002cm solid #000000"/>
    </style:style>
    <style:style style:name="Tabela152.C2" style:family="table-cell">
      <style:table-cell-properties fo:padding="0.097cm" fo:border-left="0.002cm solid #000000" fo:border-right="0.002cm solid #000000" fo:border-top="none" fo:border-bottom="0.002cm solid #000000"/>
    </style:style>
    <style:style style:name="Tabela161" style:family="table">
      <style:table-properties style:width="18cm" table:align="margins"/>
    </style:style>
    <style:style style:name="Tabela161.A" style:family="table-column">
      <style:table-column-properties style:column-width="8.999cm" style:rel-column-width="32767*"/>
    </style:style>
    <style:style style:name="Tabela161.B" style:family="table-column">
      <style:table-column-properties style:column-width="9.001cm" style:rel-column-width="32768*"/>
    </style:style>
    <style:style style:name="Tabela161.A1" style:family="table-cell">
      <style:table-cell-properties fo:padding="0.097cm" fo:border="none"/>
    </style:style>
    <style:style style:name="Tabela161.B1" style:family="table-cell" style:data-style-name="N100">
      <style:table-cell-properties fo:padding="0.097cm" fo:border="none"/>
    </style:style>
    <style:style style:name="Tabela161.A4" style:family="table-cell">
      <style:table-cell-properties fo:padding="0.097cm" fo:border-left="none" fo:border-right="none" fo:border-top="none" fo:border-bottom="0.002cm solid #000000"/>
    </style:style>
    <style:style style:name="Tabela161.A5" style:family="table-cell">
      <style:table-cell-properties fo:padding="0.097cm" fo:border-left="0.002cm solid #000000" fo:border-right="0.002cm solid #000000" fo:border-top="none" fo:border-bottom="0.002cm solid #000000"/>
    </style:style>
    <style:style style:name="Tabela161.A6" style:family="table-cell">
      <style:table-cell-properties fo:padding="0.097cm" fo:border-left="0.002cm solid #000000" fo:border-right="none" fo:border-top="none" fo:border-bottom="0.002cm solid #000000"/>
    </style:style>
    <style:style style:name="Tabela162" style:family="table">
      <style:table-properties style:width="18cm" table:align="margins"/>
    </style:style>
    <style:style style:name="Tabela162.A" style:family="table-column">
      <style:table-column-properties style:column-width="7.2cm" style:rel-column-width="26214*"/>
    </style:style>
    <style:style style:name="Tabela162.C" style:family="table-column">
      <style:table-column-properties style:column-width="3.6cm" style:rel-column-width="13107*"/>
    </style:style>
    <style:style style:name="Tabela162.A1" style:family="table-cell">
      <style:table-cell-properties fo:padding="0.097cm" fo:border-left="0.002cm solid #000000" fo:border-right="none" fo:border-top="0.002cm solid #000000" fo:border-bottom="0.002cm solid #000000"/>
    </style:style>
    <style:style style:name="Tabela162.C1" style:family="table-cell">
      <style:table-cell-properties fo:padding="0.097cm" fo:border="0.002cm solid #000000"/>
    </style:style>
    <style:style style:name="Tabela162.A2" style:family="table-cell">
      <style:table-cell-properties fo:padding="0.097cm" fo:border-left="0.002cm solid #000000" fo:border-right="none" fo:border-top="none" fo:border-bottom="0.002cm solid #000000"/>
    </style:style>
    <style:style style:name="Tabela162.C2" style:family="table-cell">
      <style:table-cell-properties fo:padding="0.097cm" fo:border-left="0.002cm solid #000000" fo:border-right="0.002cm solid #000000" fo:border-top="none" fo:border-bottom="0.002cm solid #000000"/>
    </style:style>
    <style:style style:name="Tabela9" style:family="table">
      <style:table-properties style:width="18cm" table:align="margins"/>
    </style:style>
    <style:style style:name="Tabela9.A" style:family="table-column">
      <style:table-column-properties style:column-width="8.999cm" style:rel-column-width="32767*"/>
    </style:style>
    <style:style style:name="Tabela9.B" style:family="table-column">
      <style:table-column-properties style:column-width="9.001cm" style:rel-column-width="32768*"/>
    </style:style>
    <style:style style:name="Tabela9.A1" style:family="table-cell">
      <style:table-cell-properties fo:padding="0.097cm" fo:border="none"/>
    </style:style>
    <style:style style:name="Tabela9.A4" style:family="table-cell">
      <style:table-cell-properties fo:padding="0.097cm" fo:border-left="none" fo:border-right="none" fo:border-top="none" fo:border-bottom="0.002cm solid #000000"/>
    </style:style>
    <style:style style:name="Tabela9.A5" style:family="table-cell">
      <style:table-cell-properties fo:padding="0.097cm" fo:border-left="0.002cm solid #000000" fo:border-right="0.002cm solid #000000" fo:border-top="none" fo:border-bottom="0.002cm solid #000000"/>
    </style:style>
    <style:style style:name="Tabela9.A6" style:family="table-cell">
      <style:table-cell-properties fo:padding="0.097cm" fo:border-left="0.002cm solid #000000" fo:border-right="none" fo:border-top="none" fo:border-bottom="0.002cm solid #000000"/>
    </style:style>
    <style:style style:name="Tabela10" style:family="table">
      <style:table-properties style:width="18cm" table:align="margins"/>
    </style:style>
    <style:style style:name="Tabela10.A" style:family="table-column">
      <style:table-column-properties style:column-width="7.2cm" style:rel-column-width="26214*"/>
    </style:style>
    <style:style style:name="Tabela10.C" style:family="table-column">
      <style:table-column-properties style:column-width="3.6cm" style:rel-column-width="13107*"/>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a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1" style:family="table">
      <style:table-properties style:width="18cm" table:align="margins"/>
    </style:style>
    <style:style style:name="Tabela31.A" style:family="table-column">
      <style:table-column-properties style:column-width="8.999cm" style:rel-column-width="32767*"/>
    </style:style>
    <style:style style:name="Tabela31.B" style:family="table-column">
      <style:table-column-properties style:column-width="9.001cm" style:rel-column-width="32768*"/>
    </style:style>
    <style:style style:name="Tabela31.A1" style:family="table-cell">
      <style:table-cell-properties fo:padding="0.097cm" fo:border="none"/>
    </style:style>
    <style:style style:name="Tabela31.A4" style:family="table-cell">
      <style:table-cell-properties fo:padding="0.097cm" fo:border-left="none" fo:border-right="none" fo:border-top="none" fo:border-bottom="0.002cm solid #000000"/>
    </style:style>
    <style:style style:name="Tabela31.A5" style:family="table-cell">
      <style:table-cell-properties fo:padding="0.097cm" fo:border-left="0.002cm solid #000000" fo:border-right="0.002cm solid #000000" fo:border-top="none" fo:border-bottom="0.002cm solid #000000"/>
    </style:style>
    <style:style style:name="Tabela31.A6" style:family="table-cell">
      <style:table-cell-properties fo:padding="0.097cm" fo:border-left="0.002cm solid #000000" fo:border-right="none" fo:border-top="none" fo:border-bottom="0.002cm solid #000000"/>
    </style:style>
    <style:style style:name="Tabela32" style:family="table">
      <style:table-properties style:width="18cm" table:align="margins"/>
    </style:style>
    <style:style style:name="Tabela32.A" style:family="table-column">
      <style:table-column-properties style:column-width="7.2cm" style:rel-column-width="26214*"/>
    </style:style>
    <style:style style:name="Tabela32.C" style:family="table-column">
      <style:table-column-properties style:column-width="3.6cm" style:rel-column-width="13107*"/>
    </style:style>
    <style:style style:name="Tabela32.A1" style:family="table-cell">
      <style:table-cell-properties fo:padding="0.097cm" fo:border-left="0.002cm solid #000000" fo:border-right="none" fo:border-top="0.002cm solid #000000" fo:border-bottom="0.002cm solid #000000"/>
    </style:style>
    <style:style style:name="Tabela32.C1" style:family="table-cell">
      <style:table-cell-properties fo:padding="0.097cm" fo:border="0.002cm solid #000000"/>
    </style:style>
    <style:style style:name="Tabe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a3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41" style:family="table">
      <style:table-properties style:width="18cm" table:align="margins"/>
    </style:style>
    <style:style style:name="Tabela41.A" style:family="table-column">
      <style:table-column-properties style:column-width="8.999cm" style:rel-column-width="32767*"/>
    </style:style>
    <style:style style:name="Tabela41.B" style:family="table-column">
      <style:table-column-properties style:column-width="9.001cm" style:rel-column-width="32768*"/>
    </style:style>
    <style:style style:name="Tabela41.A1" style:family="table-cell">
      <style:table-cell-properties fo:padding="0.097cm" fo:border="none"/>
    </style:style>
    <style:style style:name="Tabela41.A4" style:family="table-cell">
      <style:table-cell-properties fo:padding="0.097cm" fo:border-left="none" fo:border-right="none" fo:border-top="none" fo:border-bottom="0.002cm solid #000000"/>
    </style:style>
    <style:style style:name="Tabela41.A5" style:family="table-cell">
      <style:table-cell-properties fo:padding="0.097cm" fo:border-left="0.002cm solid #000000" fo:border-right="0.002cm solid #000000" fo:border-top="none" fo:border-bottom="0.002cm solid #000000"/>
    </style:style>
    <style:style style:name="Tabela41.A6" style:family="table-cell">
      <style:table-cell-properties fo:padding="0.097cm" fo:border-left="0.002cm solid #000000" fo:border-right="none" fo:border-top="none" fo:border-bottom="0.002cm solid #000000"/>
    </style:style>
    <style:style style:name="Tabela42" style:family="table">
      <style:table-properties style:width="18cm" table:align="margins"/>
    </style:style>
    <style:style style:name="Tabela42.A" style:family="table-column">
      <style:table-column-properties style:column-width="7.2cm" style:rel-column-width="26214*"/>
    </style:style>
    <style:style style:name="Tabela42.C" style:family="table-column">
      <style:table-column-properties style:column-width="3.6cm" style:rel-column-width="13107*"/>
    </style:style>
    <style:style style:name="Tabela42.A1" style:family="table-cell">
      <style:table-cell-properties fo:padding="0.097cm" fo:border-left="0.002cm solid #000000" fo:border-right="none" fo:border-top="0.002cm solid #000000" fo:border-bottom="0.002cm solid #000000"/>
    </style:style>
    <style:style style:name="Tabela42.C1" style:family="table-cell">
      <style:table-cell-properties fo:padding="0.097cm" fo:border="0.002cm solid #000000"/>
    </style:style>
    <style:style style:name="Tabe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a42.C2" style:family="table-cell">
      <style:table-cell-properties fo:padding="0.097cm" fo:border-left="0.002cm solid #000000" fo:border-right="0.002cm solid #000000" fo:border-top="none" fo:border-bottom="0.002cm solid #000000"/>
    </style:style>
    <style:style style:name="Tabela51" style:family="table">
      <style:table-properties style:width="18cm" table:align="margins"/>
    </style:style>
    <style:style style:name="Tabela51.A" style:family="table-column">
      <style:table-column-properties style:column-width="8.999cm" style:rel-column-width="32767*"/>
    </style:style>
    <style:style style:name="Tabela51.B" style:family="table-column">
      <style:table-column-properties style:column-width="9.001cm" style:rel-column-width="32768*"/>
    </style:style>
    <style:style style:name="Tabela51.A1" style:family="table-cell">
      <style:table-cell-properties fo:padding="0.097cm" fo:border="none"/>
    </style:style>
    <style:style style:name="Tabela51.B1" style:family="table-cell">
      <style:table-cell-properties fo:background-color="transparent" fo:padding="0.097cm" fo:border="none">
        <style:background-image/>
      </style:table-cell-properties>
    </style:style>
    <style:style style:name="Tabela51.A4" style:family="table-cell">
      <style:table-cell-properties fo:padding="0.097cm" fo:border-left="none" fo:border-right="none" fo:border-top="none" fo:border-bottom="0.002cm solid #000000"/>
    </style:style>
    <style:style style:name="Tabela51.B4" style:family="table-cell">
      <style:table-cell-properties fo:background-color="transparent" fo:padding="0.097cm" fo:border-left="none" fo:border-right="none" fo:border-top="none" fo:border-bottom="0.002cm solid #000000">
        <style:background-image/>
      </style:table-cell-properties>
    </style:style>
    <style:style style:name="Tabela51.A5" style:family="table-cell">
      <style:table-cell-properties fo:padding="0.097cm" fo:border-left="0.002cm solid #000000" fo:border-right="0.002cm solid #000000" fo:border-top="none" fo:border-bottom="0.002cm solid #000000"/>
    </style:style>
    <style:style style:name="Tabela51.A6" style:family="table-cell">
      <style:table-cell-properties fo:padding="0.097cm" fo:border-left="0.002cm solid #000000" fo:border-right="none" fo:border-top="none" fo:border-bottom="0.002cm solid #000000"/>
    </style:style>
    <style:style style:name="Tabela52" style:family="table">
      <style:table-properties style:width="18cm" table:align="margins"/>
    </style:style>
    <style:style style:name="Tabela52.A" style:family="table-column">
      <style:table-column-properties style:column-width="7.2cm" style:rel-column-width="26214*"/>
    </style:style>
    <style:style style:name="Tabela52.C" style:family="table-column">
      <style:table-column-properties style:column-width="3.6cm" style:rel-column-width="13107*"/>
    </style:style>
    <style:style style:name="Tabela52.A1" style:family="table-cell">
      <style:table-cell-properties fo:padding="0.097cm" fo:border-left="0.002cm solid #000000" fo:border-right="none" fo:border-top="0.002cm solid #000000" fo:border-bottom="0.002cm solid #000000"/>
    </style:style>
    <style:style style:name="Tabela52.C1" style:family="table-cell">
      <style:table-cell-properties fo:padding="0.097cm" fo:border="0.002cm solid #000000"/>
    </style:style>
    <style:style style:name="Tabela52.A2" style:family="table-cell">
      <style:table-cell-properties fo:background-color="transparent" fo:padding="0.097cm" fo:border-left="0.002cm solid #000000" fo:border-right="none" fo:border-top="none" fo:border-bottom="0.002cm solid #000000">
        <style:background-image/>
      </style:table-cell-properties>
    </style:style>
    <style:style style:name="Tabela5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9" style:family="table">
      <style:table-properties style:width="18cm" table:align="margins"/>
    </style:style>
    <style:style style:name="Tabela69.A" style:family="table-column">
      <style:table-column-properties style:column-width="8.999cm" style:rel-column-width="32767*"/>
    </style:style>
    <style:style style:name="Tabela69.B" style:family="table-column">
      <style:table-column-properties style:column-width="9.001cm" style:rel-column-width="32768*"/>
    </style:style>
    <style:style style:name="Tabela69.A1" style:family="table-cell">
      <style:table-cell-properties fo:padding="0.097cm" fo:border="none"/>
    </style:style>
    <style:style style:name="Tabela69.B1" style:family="table-cell">
      <style:table-cell-properties fo:background-color="transparent" fo:padding="0.097cm" fo:border="none">
        <style:background-image/>
      </style:table-cell-properties>
    </style:style>
    <style:style style:name="Tabela69.A4" style:family="table-cell">
      <style:table-cell-properties fo:padding="0.097cm" fo:border-left="none" fo:border-right="none" fo:border-top="none" fo:border-bottom="0.002cm solid #000000"/>
    </style:style>
    <style:style style:name="Tabela69.A5" style:family="table-cell">
      <style:table-cell-properties fo:padding="0.097cm" fo:border-left="0.002cm solid #000000" fo:border-right="0.002cm solid #000000" fo:border-top="none" fo:border-bottom="0.002cm solid #000000"/>
    </style:style>
    <style:style style:name="Tabela69.A6" style:family="table-cell">
      <style:table-cell-properties fo:padding="0.097cm" fo:border-left="0.002cm solid #000000" fo:border-right="none" fo:border-top="none" fo:border-bottom="0.002cm solid #000000"/>
    </style:style>
    <style:style style:name="Tabela70" style:family="table">
      <style:table-properties style:width="18cm" table:align="margins"/>
    </style:style>
    <style:style style:name="Tabela70.A" style:family="table-column">
      <style:table-column-properties style:column-width="7.2cm" style:rel-column-width="26214*"/>
    </style:style>
    <style:style style:name="Tabela70.C" style:family="table-column">
      <style:table-column-properties style:column-width="3.6cm" style:rel-column-width="13107*"/>
    </style:style>
    <style:style style:name="Tabela70.A1" style:family="table-cell">
      <style:table-cell-properties fo:padding="0.097cm" fo:border-left="0.002cm solid #000000" fo:border-right="none" fo:border-top="0.002cm solid #000000" fo:border-bottom="0.002cm solid #000000"/>
    </style:style>
    <style:style style:name="Tabela70.C1" style:family="table-cell">
      <style:table-cell-properties fo:padding="0.097cm" fo:border="0.002cm solid #000000"/>
    </style:style>
    <style:style style:name="Tabela70.A2" style:family="table-cell">
      <style:table-cell-properties fo:background-color="transparent" fo:padding="0.097cm" fo:border-left="0.002cm solid #000000" fo:border-right="none" fo:border-top="none" fo:border-bottom="0.002cm solid #000000">
        <style:background-image/>
      </style:table-cell-properties>
    </style:style>
    <style:style style:name="Tabela7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71" style:family="table">
      <style:table-properties style:width="18cm" table:align="margins"/>
    </style:style>
    <style:style style:name="Tabela71.A" style:family="table-column">
      <style:table-column-properties style:column-width="8.999cm" style:rel-column-width="32767*"/>
    </style:style>
    <style:style style:name="Tabela71.B" style:family="table-column">
      <style:table-column-properties style:column-width="9.001cm" style:rel-column-width="32768*"/>
    </style:style>
    <style:style style:name="Tabela71.A1" style:family="table-cell">
      <style:table-cell-properties fo:padding="0.097cm" fo:border="none"/>
    </style:style>
    <style:style style:name="Tabela71.A4" style:family="table-cell">
      <style:table-cell-properties fo:padding="0.097cm" fo:border-left="none" fo:border-right="none" fo:border-top="none" fo:border-bottom="0.002cm solid #000000"/>
    </style:style>
    <style:style style:name="Tabela71.A5" style:family="table-cell">
      <style:table-cell-properties fo:padding="0.097cm" fo:border-left="0.002cm solid #000000" fo:border-right="0.002cm solid #000000" fo:border-top="none" fo:border-bottom="0.002cm solid #000000"/>
    </style:style>
    <style:style style:name="Tabela71.A6" style:family="table-cell">
      <style:table-cell-properties fo:padding="0.097cm" fo:border-left="0.002cm solid #000000" fo:border-right="none" fo:border-top="none" fo:border-bottom="0.002cm solid #000000"/>
    </style:style>
    <style:style style:name="Tabela72" style:family="table">
      <style:table-properties style:width="18cm" table:align="margins"/>
    </style:style>
    <style:style style:name="Tabela72.A" style:family="table-column">
      <style:table-column-properties style:column-width="7.2cm" style:rel-column-width="26214*"/>
    </style:style>
    <style:style style:name="Tabela72.C" style:family="table-column">
      <style:table-column-properties style:column-width="3.6cm" style:rel-column-width="13107*"/>
    </style:style>
    <style:style style:name="Tabela72.A1" style:family="table-cell">
      <style:table-cell-properties fo:padding="0.097cm" fo:border-left="0.002cm solid #000000" fo:border-right="none" fo:border-top="0.002cm solid #000000" fo:border-bottom="0.002cm solid #000000"/>
    </style:style>
    <style:style style:name="Tabela72.C1" style:family="table-cell">
      <style:table-cell-properties fo:padding="0.097cm" fo:border="0.002cm solid #000000"/>
    </style:style>
    <style:style style:name="Tabela72.A2" style:family="table-cell">
      <style:table-cell-properties fo:background-color="transparent" fo:padding="0.097cm" fo:border-left="0.002cm solid #000000" fo:border-right="none" fo:border-top="none" fo:border-bottom="0.002cm solid #000000">
        <style:background-image/>
      </style:table-cell-properties>
    </style:style>
    <style:style style:name="Tabela7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 style:family="table">
      <style:table-properties style:width="18cm" table:align="margins"/>
    </style:style>
    <style:style style:name="Tabela11.A" style:family="table-column">
      <style:table-column-properties style:column-width="8.999cm" style:rel-column-width="32767*"/>
    </style:style>
    <style:style style:name="Tabela11.B" style:family="table-column">
      <style:table-column-properties style:column-width="9.001cm" style:rel-column-width="32768*"/>
    </style:style>
    <style:style style:name="Tabela11.A1" style:family="table-cell">
      <style:table-cell-properties fo:padding="0.097cm" fo:border="none"/>
    </style:style>
    <style:style style:name="Tabela11.A4" style:family="table-cell">
      <style:table-cell-properties fo:padding="0.097cm" fo:border-left="none" fo:border-right="none" fo:border-top="none" fo:border-bottom="0.002cm solid #000000"/>
    </style:style>
    <style:style style:name="Tabela11.A5" style:family="table-cell">
      <style:table-cell-properties fo:padding="0.097cm" fo:border-left="0.002cm solid #000000" fo:border-right="0.002cm solid #000000" fo:border-top="none" fo:border-bottom="0.002cm solid #000000"/>
    </style:style>
    <style:style style:name="Tabela11.A6" style:family="table-cell">
      <style:table-cell-properties fo:padding="0.097cm" fo:border-left="0.002cm solid #000000" fo:border-right="none" fo:border-top="none" fo:border-bottom="0.002cm solid #000000"/>
    </style:style>
    <style:style style:name="Tabela12" style:family="table">
      <style:table-properties style:width="18cm" table:align="margins"/>
    </style:style>
    <style:style style:name="Tabela12.A" style:family="table-column">
      <style:table-column-properties style:column-width="7.2cm" style:rel-column-width="26214*"/>
    </style:style>
    <style:style style:name="Tabela12.C" style:family="table-column">
      <style:table-column-properties style:column-width="3.6cm" style:rel-column-width="13107*"/>
    </style:style>
    <style:style style:name="Tabela12.A1" style:family="table-cell">
      <style:table-cell-properties fo:padding="0.097cm" fo:border-left="0.002cm solid #000000" fo:border-right="none" fo:border-top="0.002cm solid #000000" fo:border-bottom="0.002cm solid #000000"/>
    </style:style>
    <style:style style:name="Tabela12.C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C2" style:family="table-cell">
      <style:table-cell-properties fo:padding="0.097cm" fo:border-left="0.002cm solid #000000" fo:border-right="0.002cm solid #000000" fo:border-top="none" fo:border-bottom="0.002cm solid #000000"/>
    </style:style>
    <style:style style:name="Tabela23" style:family="table">
      <style:table-properties style:width="18cm" table:align="margins"/>
    </style:style>
    <style:style style:name="Tabela23.A" style:family="table-column">
      <style:table-column-properties style:column-width="8.999cm" style:rel-column-width="32767*"/>
    </style:style>
    <style:style style:name="Tabela23.B" style:family="table-column">
      <style:table-column-properties style:column-width="9.001cm" style:rel-column-width="32768*"/>
    </style:style>
    <style:style style:name="Tabela23.A1" style:family="table-cell">
      <style:table-cell-properties fo:padding="0.097cm" fo:border="none"/>
    </style:style>
    <style:style style:name="Tabela23.A4" style:family="table-cell">
      <style:table-cell-properties fo:padding="0.097cm" fo:border-left="none" fo:border-right="none" fo:border-top="none" fo:border-bottom="0.002cm solid #000000"/>
    </style:style>
    <style:style style:name="Tabela23.A5" style:family="table-cell">
      <style:table-cell-properties fo:padding="0.097cm" fo:border-left="0.002cm solid #000000" fo:border-right="0.002cm solid #000000" fo:border-top="none" fo:border-bottom="0.002cm solid #000000"/>
    </style:style>
    <style:style style:name="Tabela23.A6" style:family="table-cell">
      <style:table-cell-properties fo:padding="0.097cm" fo:border-left="0.002cm solid #000000" fo:border-right="none" fo:border-top="none" fo:border-bottom="0.002cm solid #000000"/>
    </style:style>
    <style:style style:name="Tabela24" style:family="table">
      <style:table-properties style:width="18cm" table:align="margins" fo:background-color="transparent">
        <style:background-image/>
      </style:table-properties>
    </style:style>
    <style:style style:name="Tabela24.A" style:family="table-column">
      <style:table-column-properties style:column-width="7.2cm" style:rel-column-width="26214*"/>
    </style:style>
    <style:style style:name="Tabela24.C" style:family="table-column">
      <style:table-column-properties style:column-width="3.6cm" style:rel-column-width="13107*"/>
    </style:style>
    <style:style style:name="Tabela24.A1" style:family="table-cell">
      <style:table-cell-properties fo:padding="0.097cm" fo:border-left="0.002cm solid #000000" fo:border-right="none" fo:border-top="0.002cm solid #000000" fo:border-bottom="0.002cm solid #000000"/>
    </style:style>
    <style:style style:name="Tabela24.C1" style:family="table-cell">
      <style:table-cell-properties fo:padding="0.097cm" fo:border="0.002cm solid #000000"/>
    </style:style>
    <style:style style:name="Tabe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a2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3" style:family="table">
      <style:table-properties style:width="18cm" table:align="margins"/>
    </style:style>
    <style:style style:name="Tabela33.A" style:family="table-column">
      <style:table-column-properties style:column-width="8.999cm" style:rel-column-width="32767*"/>
    </style:style>
    <style:style style:name="Tabela33.B" style:family="table-column">
      <style:table-column-properties style:column-width="9.001cm" style:rel-column-width="32768*"/>
    </style:style>
    <style:style style:name="Tabela33.A1" style:family="table-cell">
      <style:table-cell-properties fo:padding="0.097cm" fo:border="none"/>
    </style:style>
    <style:style style:name="Tabela33.A4" style:family="table-cell">
      <style:table-cell-properties fo:padding="0.097cm" fo:border-left="none" fo:border-right="none" fo:border-top="none" fo:border-bottom="0.002cm solid #000000"/>
    </style:style>
    <style:style style:name="Tabela33.A5" style:family="table-cell">
      <style:table-cell-properties fo:padding="0.097cm" fo:border-left="0.002cm solid #000000" fo:border-right="0.002cm solid #000000" fo:border-top="none" fo:border-bottom="0.002cm solid #000000"/>
    </style:style>
    <style:style style:name="Tabela33.A6" style:family="table-cell">
      <style:table-cell-properties fo:padding="0.097cm" fo:border-left="0.002cm solid #000000" fo:border-right="none" fo:border-top="none" fo:border-bottom="0.002cm solid #000000"/>
    </style:style>
    <style:style style:name="Tabela34" style:family="table">
      <style:table-properties style:width="18cm" table:align="margins"/>
    </style:style>
    <style:style style:name="Tabela34.A" style:family="table-column">
      <style:table-column-properties style:column-width="7.2cm" style:rel-column-width="26214*"/>
    </style:style>
    <style:style style:name="Tabela34.C" style:family="table-column">
      <style:table-column-properties style:column-width="3.6cm" style:rel-column-width="13107*"/>
    </style:style>
    <style:style style:name="Tabela34.A1" style:family="table-cell">
      <style:table-cell-properties fo:padding="0.097cm" fo:border-left="0.002cm solid #000000" fo:border-right="none" fo:border-top="0.002cm solid #000000" fo:border-bottom="0.002cm solid #000000"/>
    </style:style>
    <style:style style:name="Tabela34.C1" style:family="table-cell">
      <style:table-cell-properties fo:padding="0.097cm" fo:border="0.002cm solid #000000"/>
    </style:style>
    <style:style style:name="Tabe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a3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43" style:family="table">
      <style:table-properties style:width="18cm" table:align="margins"/>
    </style:style>
    <style:style style:name="Tabela43.A" style:family="table-column">
      <style:table-column-properties style:column-width="8.999cm" style:rel-column-width="32767*"/>
    </style:style>
    <style:style style:name="Tabela43.B" style:family="table-column">
      <style:table-column-properties style:column-width="9.001cm" style:rel-column-width="32768*"/>
    </style:style>
    <style:style style:name="Tabela43.A1" style:family="table-cell">
      <style:table-cell-properties fo:padding="0.097cm" fo:border="none"/>
    </style:style>
    <style:style style:name="Tabela43.B1" style:family="table-cell">
      <style:table-cell-properties fo:background-color="transparent" fo:padding="0.097cm" fo:border="none">
        <style:background-image/>
      </style:table-cell-properties>
    </style:style>
    <style:style style:name="Tabela43.A4" style:family="table-cell">
      <style:table-cell-properties fo:padding="0.097cm" fo:border-left="none" fo:border-right="none" fo:border-top="none" fo:border-bottom="0.002cm solid #000000"/>
    </style:style>
    <style:style style:name="Tabela43.A5" style:family="table-cell">
      <style:table-cell-properties fo:padding="0.097cm" fo:border-left="0.002cm solid #000000" fo:border-right="0.002cm solid #000000" fo:border-top="none" fo:border-bottom="0.002cm solid #000000"/>
    </style:style>
    <style:style style:name="Tabela43.A6" style:family="table-cell">
      <style:table-cell-properties fo:padding="0.097cm" fo:border-left="0.002cm solid #000000" fo:border-right="none" fo:border-top="none" fo:border-bottom="0.002cm solid #000000"/>
    </style:style>
    <style:style style:name="Tabela44" style:family="table">
      <style:table-properties style:width="18cm" table:align="margins"/>
    </style:style>
    <style:style style:name="Tabela44.A" style:family="table-column">
      <style:table-column-properties style:column-width="7.2cm" style:rel-column-width="26214*"/>
    </style:style>
    <style:style style:name="Tabela44.C" style:family="table-column">
      <style:table-column-properties style:column-width="3.6cm" style:rel-column-width="13107*"/>
    </style:style>
    <style:style style:name="Tabela44.A1" style:family="table-cell">
      <style:table-cell-properties fo:padding="0.097cm" fo:border-left="0.002cm solid #000000" fo:border-right="none" fo:border-top="0.002cm solid #000000" fo:border-bottom="0.002cm solid #000000"/>
    </style:style>
    <style:style style:name="Tabela44.C1" style:family="table-cell">
      <style:table-cell-properties fo:padding="0.097cm" fo:border="0.002cm solid #000000"/>
    </style:style>
    <style:style style:name="Tabe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a44.C2" style:family="table-cell">
      <style:table-cell-properties fo:padding="0.097cm" fo:border-left="0.002cm solid #000000" fo:border-right="0.002cm solid #000000" fo:border-top="none" fo:border-bottom="0.002cm solid #000000"/>
    </style:style>
    <style:style style:name="Tabela53" style:family="table">
      <style:table-properties style:width="18cm" table:align="margins"/>
    </style:style>
    <style:style style:name="Tabela53.A" style:family="table-column">
      <style:table-column-properties style:column-width="8.999cm" style:rel-column-width="32767*"/>
    </style:style>
    <style:style style:name="Tabela53.B" style:family="table-column">
      <style:table-column-properties style:column-width="9.001cm" style:rel-column-width="32768*"/>
    </style:style>
    <style:style style:name="Tabela53.A1" style:family="table-cell">
      <style:table-cell-properties fo:padding="0.097cm" fo:border="none"/>
    </style:style>
    <style:style style:name="Tabela53.B1" style:family="table-cell">
      <style:table-cell-properties fo:background-color="transparent" fo:padding="0.097cm" fo:border="none">
        <style:background-image/>
      </style:table-cell-properties>
    </style:style>
    <style:style style:name="Tabela53.A4" style:family="table-cell">
      <style:table-cell-properties fo:padding="0.097cm" fo:border-left="none" fo:border-right="none" fo:border-top="none" fo:border-bottom="0.002cm solid #000000"/>
    </style:style>
    <style:style style:name="Tabela53.B4" style:family="table-cell">
      <style:table-cell-properties fo:background-color="transparent" fo:padding="0.097cm" fo:border-left="none" fo:border-right="none" fo:border-top="none" fo:border-bottom="0.002cm solid #000000">
        <style:background-image/>
      </style:table-cell-properties>
    </style:style>
    <style:style style:name="Tabela53.A5" style:family="table-cell">
      <style:table-cell-properties fo:padding="0.097cm" fo:border-left="0.002cm solid #000000" fo:border-right="0.002cm solid #000000" fo:border-top="none" fo:border-bottom="0.002cm solid #000000"/>
    </style:style>
    <style:style style:name="Tabela53.A6" style:family="table-cell">
      <style:table-cell-properties fo:padding="0.097cm" fo:border-left="0.002cm solid #000000" fo:border-right="none" fo:border-top="none" fo:border-bottom="0.002cm solid #000000"/>
    </style:style>
    <style:style style:name="Tabela54" style:family="table">
      <style:table-properties style:width="18cm" table:align="margins"/>
    </style:style>
    <style:style style:name="Tabela54.A" style:family="table-column">
      <style:table-column-properties style:column-width="7.2cm" style:rel-column-width="26214*"/>
    </style:style>
    <style:style style:name="Tabela54.C" style:family="table-column">
      <style:table-column-properties style:column-width="3.6cm" style:rel-column-width="13107*"/>
    </style:style>
    <style:style style:name="Tabela54.A1" style:family="table-cell">
      <style:table-cell-properties fo:padding="0.097cm" fo:border-left="0.002cm solid #000000" fo:border-right="none" fo:border-top="0.002cm solid #000000" fo:border-bottom="0.002cm solid #000000"/>
    </style:style>
    <style:style style:name="Tabela54.C1" style:family="table-cell">
      <style:table-cell-properties fo:padding="0.097cm" fo:border="0.002cm solid #000000"/>
    </style:style>
    <style:style style:name="Tabela54.A2" style:family="table-cell">
      <style:table-cell-properties fo:background-color="transparent" fo:padding="0.097cm" fo:border-left="0.002cm solid #000000" fo:border-right="none" fo:border-top="none" fo:border-bottom="0.002cm solid #000000">
        <style:background-image/>
      </style:table-cell-properties>
    </style:style>
    <style:style style:name="Tabela5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73" style:family="table">
      <style:table-properties style:width="18cm" table:align="margins"/>
    </style:style>
    <style:style style:name="Tabela73.A" style:family="table-column">
      <style:table-column-properties style:column-width="8.999cm" style:rel-column-width="32767*"/>
    </style:style>
    <style:style style:name="Tabela73.B" style:family="table-column">
      <style:table-column-properties style:column-width="9.001cm" style:rel-column-width="32768*"/>
    </style:style>
    <style:style style:name="Tabela73.A1" style:family="table-cell">
      <style:table-cell-properties fo:padding="0.097cm" fo:border="none"/>
    </style:style>
    <style:style style:name="Tabela73.A4" style:family="table-cell">
      <style:table-cell-properties fo:padding="0.097cm" fo:border-left="none" fo:border-right="none" fo:border-top="none" fo:border-bottom="0.002cm solid #000000"/>
    </style:style>
    <style:style style:name="Tabela73.A5" style:family="table-cell">
      <style:table-cell-properties fo:padding="0.097cm" fo:border-left="0.002cm solid #000000" fo:border-right="0.002cm solid #000000" fo:border-top="none" fo:border-bottom="0.002cm solid #000000"/>
    </style:style>
    <style:style style:name="Tabela73.A6" style:family="table-cell">
      <style:table-cell-properties fo:padding="0.097cm" fo:border-left="0.002cm solid #000000" fo:border-right="none" fo:border-top="none" fo:border-bottom="0.002cm solid #000000"/>
    </style:style>
    <style:style style:name="Tabela74" style:family="table">
      <style:table-properties style:width="18cm" table:align="margins" fo:background-color="#ffffff">
        <style:background-image/>
      </style:table-properties>
    </style:style>
    <style:style style:name="Tabela74.A" style:family="table-column">
      <style:table-column-properties style:column-width="7.2cm" style:rel-column-width="26214*"/>
    </style:style>
    <style:style style:name="Tabela74.C" style:family="table-column">
      <style:table-column-properties style:column-width="3.6cm" style:rel-column-width="13107*"/>
    </style:style>
    <style:style style:name="Tabela74.A1" style:family="table-cell">
      <style:table-cell-properties fo:padding="0.097cm" fo:border-left="0.002cm solid #000000" fo:border-right="none" fo:border-top="0.002cm solid #000000" fo:border-bottom="0.002cm solid #000000"/>
    </style:style>
    <style:style style:name="Tabela74.C1" style:family="table-cell">
      <style:table-cell-properties fo:padding="0.097cm" fo:border="0.002cm solid #000000"/>
    </style:style>
    <style:style style:name="Tabela74.A2" style:family="table-cell">
      <style:table-cell-properties fo:background-color="#ffffff" fo:padding="0.097cm" fo:border-left="0.002cm solid #000000" fo:border-right="none" fo:border-top="none" fo:border-bottom="0.002cm solid #000000">
        <style:background-image/>
      </style:table-cell-properties>
    </style:style>
    <style:style style:name="Tabela74.B2" style:family="table-cell">
      <style:table-cell-properties fo:background-color="transparent" fo:padding="0.097cm" fo:border-left="0.002cm solid #000000" fo:border-right="none" fo:border-top="none" fo:border-bottom="0.002cm solid #000000">
        <style:background-image/>
      </style:table-cell-properties>
    </style:style>
    <style:style style:name="Tabela7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75" style:family="table">
      <style:table-properties style:width="18cm" table:align="margins"/>
    </style:style>
    <style:style style:name="Tabela75.A" style:family="table-column">
      <style:table-column-properties style:column-width="8.999cm" style:rel-column-width="32767*"/>
    </style:style>
    <style:style style:name="Tabela75.B" style:family="table-column">
      <style:table-column-properties style:column-width="9.001cm" style:rel-column-width="32768*"/>
    </style:style>
    <style:style style:name="Tabela75.A1" style:family="table-cell">
      <style:table-cell-properties fo:padding="0.097cm" fo:border="none"/>
    </style:style>
    <style:style style:name="Tabela75.B1" style:family="table-cell">
      <style:table-cell-properties fo:background-color="transparent" fo:padding="0.097cm" fo:border="none">
        <style:background-image/>
      </style:table-cell-properties>
    </style:style>
    <style:style style:name="Tabela75.A4" style:family="table-cell">
      <style:table-cell-properties fo:padding="0.097cm" fo:border-left="none" fo:border-right="none" fo:border-top="none" fo:border-bottom="0.002cm solid #000000"/>
    </style:style>
    <style:style style:name="Tabela75.A5" style:family="table-cell">
      <style:table-cell-properties fo:padding="0.097cm" fo:border-left="0.002cm solid #000000" fo:border-right="0.002cm solid #000000" fo:border-top="none" fo:border-bottom="0.002cm solid #000000"/>
    </style:style>
    <style:style style:name="Tabela75.A6" style:family="table-cell">
      <style:table-cell-properties fo:padding="0.097cm" fo:border-left="0.002cm solid #000000" fo:border-right="none" fo:border-top="none" fo:border-bottom="0.002cm solid #000000"/>
    </style:style>
    <style:style style:name="Tabela76" style:family="table">
      <style:table-properties style:width="18cm" table:align="margins"/>
    </style:style>
    <style:style style:name="Tabela76.A" style:family="table-column">
      <style:table-column-properties style:column-width="7.2cm" style:rel-column-width="26214*"/>
    </style:style>
    <style:style style:name="Tabela76.C" style:family="table-column">
      <style:table-column-properties style:column-width="3.6cm" style:rel-column-width="13107*"/>
    </style:style>
    <style:style style:name="Tabela76.A1" style:family="table-cell">
      <style:table-cell-properties fo:padding="0.097cm" fo:border-left="0.002cm solid #000000" fo:border-right="none" fo:border-top="0.002cm solid #000000" fo:border-bottom="0.002cm solid #000000"/>
    </style:style>
    <style:style style:name="Tabela76.C1" style:family="table-cell">
      <style:table-cell-properties fo:padding="0.097cm" fo:border="0.002cm solid #000000"/>
    </style:style>
    <style:style style:name="Tabela76.A2" style:family="table-cell">
      <style:table-cell-properties fo:background-color="transparent" fo:padding="0.097cm" fo:border-left="0.002cm solid #000000" fo:border-right="none" fo:border-top="none" fo:border-bottom="0.002cm solid #000000">
        <style:background-image/>
      </style:table-cell-properties>
    </style:style>
    <style:style style:name="Tabela7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1" style:family="table">
      <style:table-properties style:width="18cm" table:align="margins"/>
    </style:style>
    <style:style style:name="Tabela101.A" style:family="table-column">
      <style:table-column-properties style:column-width="8.999cm" style:rel-column-width="32767*"/>
    </style:style>
    <style:style style:name="Tabela101.B" style:family="table-column">
      <style:table-column-properties style:column-width="9.001cm" style:rel-column-width="32768*"/>
    </style:style>
    <style:style style:name="Tabela101.A1" style:family="table-cell">
      <style:table-cell-properties fo:padding="0.097cm" fo:border="none"/>
    </style:style>
    <style:style style:name="Tabela101.A4" style:family="table-cell">
      <style:table-cell-properties fo:padding="0.097cm" fo:border-left="none" fo:border-right="none" fo:border-top="none" fo:border-bottom="0.002cm solid #000000"/>
    </style:style>
    <style:style style:name="Tabela101.A5" style:family="table-cell">
      <style:table-cell-properties fo:padding="0.097cm" fo:border-left="0.002cm solid #000000" fo:border-right="0.002cm solid #000000" fo:border-top="none" fo:border-bottom="0.002cm solid #000000"/>
    </style:style>
    <style:style style:name="Tabela101.A6" style:family="table-cell">
      <style:table-cell-properties fo:padding="0.097cm" fo:border-left="0.002cm solid #000000" fo:border-right="none" fo:border-top="none" fo:border-bottom="0.002cm solid #000000"/>
    </style:style>
    <style:style style:name="Tabela102" style:family="table">
      <style:table-properties style:width="18cm" table:align="margins"/>
    </style:style>
    <style:style style:name="Tabela102.A" style:family="table-column">
      <style:table-column-properties style:column-width="7.2cm" style:rel-column-width="26214*"/>
    </style:style>
    <style:style style:name="Tabela102.C" style:family="table-column">
      <style:table-column-properties style:column-width="3.6cm" style:rel-column-width="13107*"/>
    </style:style>
    <style:style style:name="Tabela102.A1" style:family="table-cell">
      <style:table-cell-properties fo:padding="0.097cm" fo:border-left="0.002cm solid #000000" fo:border-right="none" fo:border-top="0.002cm solid #000000" fo:border-bottom="0.002cm solid #000000"/>
    </style:style>
    <style:style style:name="Tabela102.C1" style:family="table-cell">
      <style:table-cell-properties fo:padding="0.097cm" fo:border="0.002cm solid #000000"/>
    </style:style>
    <style:style style:name="Tabela102.A2" style:family="table-cell">
      <style:table-cell-properties fo:background-color="transparent" fo:padding="0.097cm" fo:border-left="0.002cm solid #000000" fo:border-right="none" fo:border-top="none" fo:border-bottom="0.002cm solid #000000">
        <style:background-image/>
      </style:table-cell-properties>
    </style:style>
    <style:style style:name="Tabela10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3" style:family="table">
      <style:table-properties style:width="18cm" table:align="margins"/>
    </style:style>
    <style:style style:name="Tabela113.A" style:family="table-column">
      <style:table-column-properties style:column-width="8.999cm" style:rel-column-width="32767*"/>
    </style:style>
    <style:style style:name="Tabela113.B" style:family="table-column">
      <style:table-column-properties style:column-width="9.001cm" style:rel-column-width="32768*"/>
    </style:style>
    <style:style style:name="Tabela113.A1" style:family="table-cell">
      <style:table-cell-properties fo:padding="0.097cm" fo:border="none"/>
    </style:style>
    <style:style style:name="Tabela113.A4" style:family="table-cell">
      <style:table-cell-properties fo:padding="0.097cm" fo:border-left="none" fo:border-right="none" fo:border-top="none" fo:border-bottom="0.002cm solid #000000"/>
    </style:style>
    <style:style style:name="Tabela113.A5" style:family="table-cell">
      <style:table-cell-properties fo:padding="0.097cm" fo:border-left="0.002cm solid #000000" fo:border-right="0.002cm solid #000000" fo:border-top="none" fo:border-bottom="0.002cm solid #000000"/>
    </style:style>
    <style:style style:name="Tabela113.A6" style:family="table-cell">
      <style:table-cell-properties fo:padding="0.097cm" fo:border-left="0.002cm solid #000000" fo:border-right="none" fo:border-top="none" fo:border-bottom="0.002cm solid #000000"/>
    </style:style>
    <style:style style:name="Tabela114" style:family="table">
      <style:table-properties style:width="18cm" table:align="margins"/>
    </style:style>
    <style:style style:name="Tabela114.A" style:family="table-column">
      <style:table-column-properties style:column-width="7.2cm" style:rel-column-width="26214*"/>
    </style:style>
    <style:style style:name="Tabela114.C" style:family="table-column">
      <style:table-column-properties style:column-width="3.6cm" style:rel-column-width="13107*"/>
    </style:style>
    <style:style style:name="Tabela114.A1" style:family="table-cell">
      <style:table-cell-properties fo:padding="0.097cm" fo:border-left="0.002cm solid #000000" fo:border-right="none" fo:border-top="0.002cm solid #000000" fo:border-bottom="0.002cm solid #000000"/>
    </style:style>
    <style:style style:name="Tabela114.C1" style:family="table-cell">
      <style:table-cell-properties fo:padding="0.097cm" fo:border="0.002cm solid #000000"/>
    </style:style>
    <style:style style:name="Tabela114.A2" style:family="table-cell">
      <style:table-cell-properties fo:background-color="transparent" fo:padding="0.097cm" fo:border-left="0.002cm solid #000000" fo:border-right="none" fo:border-top="none" fo:border-bottom="0.002cm solid #000000">
        <style:background-image/>
      </style:table-cell-properties>
    </style:style>
    <style:style style:name="Tabela11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31" style:family="table">
      <style:table-properties style:width="18cm" table:align="margins"/>
    </style:style>
    <style:style style:name="Tabela131.A" style:family="table-column">
      <style:table-column-properties style:column-width="8.999cm" style:rel-column-width="32767*"/>
    </style:style>
    <style:style style:name="Tabela131.B" style:family="table-column">
      <style:table-column-properties style:column-width="9.001cm" style:rel-column-width="32768*"/>
    </style:style>
    <style:style style:name="Tabela131.A1" style:family="table-cell">
      <style:table-cell-properties fo:padding="0.097cm" fo:border="none"/>
    </style:style>
    <style:style style:name="Tabela131.A4" style:family="table-cell">
      <style:table-cell-properties fo:padding="0.097cm" fo:border-left="none" fo:border-right="none" fo:border-top="none" fo:border-bottom="0.002cm solid #000000"/>
    </style:style>
    <style:style style:name="Tabela131.A5" style:family="table-cell">
      <style:table-cell-properties fo:padding="0.097cm" fo:border-left="0.002cm solid #000000" fo:border-right="0.002cm solid #000000" fo:border-top="none" fo:border-bottom="0.002cm solid #000000"/>
    </style:style>
    <style:style style:name="Tabela131.A6" style:family="table-cell">
      <style:table-cell-properties fo:padding="0.097cm" fo:border-left="0.002cm solid #000000" fo:border-right="none" fo:border-top="none" fo:border-bottom="0.002cm solid #000000"/>
    </style:style>
    <style:style style:name="Tabela132" style:family="table">
      <style:table-properties style:width="18cm" table:align="margins" fo:background-color="transparent">
        <style:background-image/>
      </style:table-properties>
    </style:style>
    <style:style style:name="Tabela132.A" style:family="table-column">
      <style:table-column-properties style:column-width="7.2cm" style:rel-column-width="26214*"/>
    </style:style>
    <style:style style:name="Tabela132.C" style:family="table-column">
      <style:table-column-properties style:column-width="3.6cm" style:rel-column-width="13107*"/>
    </style:style>
    <style:style style:name="Tabela132.A1" style:family="table-cell">
      <style:table-cell-properties fo:padding="0.097cm" fo:border-left="0.002cm solid #000000" fo:border-right="none" fo:border-top="0.002cm solid #000000" fo:border-bottom="0.002cm solid #000000"/>
    </style:style>
    <style:style style:name="Tabela132.C1" style:family="table-cell">
      <style:table-cell-properties fo:padding="0.097cm" fo:border="0.002cm solid #000000"/>
    </style:style>
    <style:style style:name="Tabela132.A2" style:family="table-cell">
      <style:table-cell-properties fo:background-color="transparent" fo:padding="0.097cm" fo:border-left="0.002cm solid #000000" fo:border-right="none" fo:border-top="none" fo:border-bottom="0.002cm solid #000000">
        <style:background-image/>
      </style:table-cell-properties>
    </style:style>
    <style:style style:name="Tabela13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43" style:family="table">
      <style:table-properties style:width="18cm" table:align="margins"/>
    </style:style>
    <style:style style:name="Tabela143.A" style:family="table-column">
      <style:table-column-properties style:column-width="8.999cm" style:rel-column-width="32767*"/>
    </style:style>
    <style:style style:name="Tabela143.B" style:family="table-column">
      <style:table-column-properties style:column-width="9.001cm" style:rel-column-width="32768*"/>
    </style:style>
    <style:style style:name="Tabela143.A1" style:family="table-cell">
      <style:table-cell-properties fo:padding="0.097cm" fo:border="none"/>
    </style:style>
    <style:style style:name="Tabela143.A4" style:family="table-cell">
      <style:table-cell-properties fo:padding="0.097cm" fo:border-left="none" fo:border-right="none" fo:border-top="none" fo:border-bottom="0.002cm solid #000000"/>
    </style:style>
    <style:style style:name="Tabela143.A5" style:family="table-cell">
      <style:table-cell-properties fo:padding="0.097cm" fo:border-left="0.002cm solid #000000" fo:border-right="0.002cm solid #000000" fo:border-top="none" fo:border-bottom="0.002cm solid #000000"/>
    </style:style>
    <style:style style:name="Tabela143.A6" style:family="table-cell">
      <style:table-cell-properties fo:padding="0.097cm" fo:border-left="0.002cm solid #000000" fo:border-right="none" fo:border-top="none" fo:border-bottom="0.002cm solid #000000"/>
    </style:style>
    <style:style style:name="Tabela144" style:family="table">
      <style:table-properties style:width="18cm" table:align="margins"/>
    </style:style>
    <style:style style:name="Tabela144.A" style:family="table-column">
      <style:table-column-properties style:column-width="7.2cm" style:rel-column-width="26214*"/>
    </style:style>
    <style:style style:name="Tabela144.C" style:family="table-column">
      <style:table-column-properties style:column-width="3.6cm" style:rel-column-width="13107*"/>
    </style:style>
    <style:style style:name="Tabela144.A1" style:family="table-cell">
      <style:table-cell-properties fo:padding="0.097cm" fo:border-left="0.002cm solid #000000" fo:border-right="none" fo:border-top="0.002cm solid #000000" fo:border-bottom="0.002cm solid #000000"/>
    </style:style>
    <style:style style:name="Tabela144.C1" style:family="table-cell">
      <style:table-cell-properties fo:padding="0.097cm" fo:border="0.002cm solid #000000"/>
    </style:style>
    <style:style style:name="Tabela144.A2" style:family="table-cell">
      <style:table-cell-properties fo:padding="0.097cm" fo:border-left="0.002cm solid #000000" fo:border-right="none" fo:border-top="none" fo:border-bottom="0.002cm solid #000000"/>
    </style:style>
    <style:style style:name="Tabela144.C2" style:family="table-cell">
      <style:table-cell-properties fo:padding="0.097cm" fo:border-left="0.002cm solid #000000" fo:border-right="0.002cm solid #000000" fo:border-top="none" fo:border-bottom="0.002cm solid #000000"/>
    </style:style>
    <style:style style:name="Tabela13" style:family="table">
      <style:table-properties style:width="18cm" table:align="margins"/>
    </style:style>
    <style:style style:name="Tabela13.A" style:family="table-column">
      <style:table-column-properties style:column-width="8.999cm" style:rel-column-width="32767*"/>
    </style:style>
    <style:style style:name="Tabela13.B" style:family="table-column">
      <style:table-column-properties style:column-width="9.001cm" style:rel-column-width="32768*"/>
    </style:style>
    <style:style style:name="Tabela13.A1" style:family="table-cell">
      <style:table-cell-properties fo:padding="0.097cm" fo:border="none"/>
    </style:style>
    <style:style style:name="Tabela13.A4" style:family="table-cell">
      <style:table-cell-properties fo:padding="0.097cm" fo:border-left="none" fo:border-right="none" fo:border-top="none" fo:border-bottom="0.002cm solid #000000"/>
    </style:style>
    <style:style style:name="Tabela13.A5" style:family="table-cell">
      <style:table-cell-properties fo:padding="0.097cm" fo:border-left="0.002cm solid #000000" fo:border-right="0.002cm solid #000000" fo:border-top="none" fo:border-bottom="0.002cm solid #000000"/>
    </style:style>
    <style:style style:name="Tabela13.A6" style:family="table-cell">
      <style:table-cell-properties fo:padding="0.097cm" fo:border-left="0.002cm solid #000000" fo:border-right="none" fo:border-top="none" fo:border-bottom="0.002cm solid #000000"/>
    </style:style>
    <style:style style:name="Tabela14" style:family="table">
      <style:table-properties style:width="18cm" table:align="margins"/>
    </style:style>
    <style:style style:name="Tabela14.A" style:family="table-column">
      <style:table-column-properties style:column-width="7.2cm" style:rel-column-width="26214*"/>
    </style:style>
    <style:style style:name="Tabela14.C" style:family="table-column">
      <style:table-column-properties style:column-width="3.6cm" style:rel-column-width="13107*"/>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C2" style:family="table-cell">
      <style:table-cell-properties fo:padding="0.097cm" fo:border-left="0.002cm solid #000000" fo:border-right="0.002cm solid #000000" fo:border-top="none" fo:border-bottom="0.002cm solid #000000"/>
    </style:style>
    <style:style style:name="Tabela25" style:family="table">
      <style:table-properties style:width="18cm" table:align="margins"/>
    </style:style>
    <style:style style:name="Tabela25.A" style:family="table-column">
      <style:table-column-properties style:column-width="8.999cm" style:rel-column-width="32767*"/>
    </style:style>
    <style:style style:name="Tabela25.B" style:family="table-column">
      <style:table-column-properties style:column-width="9.001cm" style:rel-column-width="32768*"/>
    </style:style>
    <style:style style:name="Tabela25.A1" style:family="table-cell">
      <style:table-cell-properties fo:padding="0.097cm" fo:border="none"/>
    </style:style>
    <style:style style:name="Tabela25.A4" style:family="table-cell">
      <style:table-cell-properties fo:padding="0.097cm" fo:border-left="none" fo:border-right="none" fo:border-top="none" fo:border-bottom="0.002cm solid #000000"/>
    </style:style>
    <style:style style:name="Tabela25.A5" style:family="table-cell">
      <style:table-cell-properties fo:padding="0.097cm" fo:border-left="0.002cm solid #000000" fo:border-right="0.002cm solid #000000" fo:border-top="none" fo:border-bottom="0.002cm solid #000000"/>
    </style:style>
    <style:style style:name="Tabela25.A6" style:family="table-cell">
      <style:table-cell-properties fo:padding="0.097cm" fo:border-left="0.002cm solid #000000" fo:border-right="none" fo:border-top="none" fo:border-bottom="0.002cm solid #000000"/>
    </style:style>
    <style:style style:name="Tabela26" style:family="table">
      <style:table-properties style:width="18cm" table:align="margins"/>
    </style:style>
    <style:style style:name="Tabela26.A" style:family="table-column">
      <style:table-column-properties style:column-width="7.2cm" style:rel-column-width="26214*"/>
    </style:style>
    <style:style style:name="Tabela26.C" style:family="table-column">
      <style:table-column-properties style:column-width="3.6cm" style:rel-column-width="13107*"/>
    </style:style>
    <style:style style:name="Tabela26.A1" style:family="table-cell">
      <style:table-cell-properties fo:padding="0.097cm" fo:border-left="0.002cm solid #000000" fo:border-right="none" fo:border-top="0.002cm solid #000000" fo:border-bottom="0.002cm solid #000000"/>
    </style:style>
    <style:style style:name="Tabela26.C1" style:family="table-cell">
      <style:table-cell-properties fo:padding="0.097cm" fo:border="0.002cm solid #000000"/>
    </style:style>
    <style:style style:name="Tabe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a2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55" style:family="table">
      <style:table-properties style:width="18cm" table:align="margins"/>
    </style:style>
    <style:style style:name="Tabela55.A" style:family="table-column">
      <style:table-column-properties style:column-width="8.999cm" style:rel-column-width="32767*"/>
    </style:style>
    <style:style style:name="Tabela55.B" style:family="table-column">
      <style:table-column-properties style:column-width="9.001cm" style:rel-column-width="32768*"/>
    </style:style>
    <style:style style:name="Tabela55.A1" style:family="table-cell">
      <style:table-cell-properties fo:padding="0.097cm" fo:border="none"/>
    </style:style>
    <style:style style:name="Tabela55.A4" style:family="table-cell">
      <style:table-cell-properties fo:padding="0.097cm" fo:border-left="none" fo:border-right="none" fo:border-top="none" fo:border-bottom="0.002cm solid #000000"/>
    </style:style>
    <style:style style:name="Tabela55.A5" style:family="table-cell">
      <style:table-cell-properties fo:padding="0.097cm" fo:border-left="0.002cm solid #000000" fo:border-right="0.002cm solid #000000" fo:border-top="none" fo:border-bottom="0.002cm solid #000000"/>
    </style:style>
    <style:style style:name="Tabela55.A6" style:family="table-cell">
      <style:table-cell-properties fo:padding="0.097cm" fo:border-left="0.002cm solid #000000" fo:border-right="none" fo:border-top="none" fo:border-bottom="0.002cm solid #000000"/>
    </style:style>
    <style:style style:name="Tabela56" style:family="table">
      <style:table-properties style:width="18cm" table:align="margins"/>
    </style:style>
    <style:style style:name="Tabela56.A" style:family="table-column">
      <style:table-column-properties style:column-width="7.2cm" style:rel-column-width="26214*"/>
    </style:style>
    <style:style style:name="Tabela56.C" style:family="table-column">
      <style:table-column-properties style:column-width="3.6cm" style:rel-column-width="13107*"/>
    </style:style>
    <style:style style:name="Tabela56.A1" style:family="table-cell">
      <style:table-cell-properties fo:padding="0.097cm" fo:border-left="0.002cm solid #000000" fo:border-right="none" fo:border-top="0.002cm solid #000000" fo:border-bottom="0.002cm solid #000000"/>
    </style:style>
    <style:style style:name="Tabela56.C1" style:family="table-cell">
      <style:table-cell-properties fo:padding="0.097cm" fo:border="0.002cm solid #000000"/>
    </style:style>
    <style:style style:name="Tabe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a5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79" style:family="table">
      <style:table-properties style:width="18cm" table:align="margins"/>
    </style:style>
    <style:style style:name="Tabela79.A" style:family="table-column">
      <style:table-column-properties style:column-width="8.999cm" style:rel-column-width="32767*"/>
    </style:style>
    <style:style style:name="Tabela79.B" style:family="table-column">
      <style:table-column-properties style:column-width="9.001cm" style:rel-column-width="32768*"/>
    </style:style>
    <style:style style:name="Tabela79.A1" style:family="table-cell">
      <style:table-cell-properties fo:padding="0.097cm" fo:border="none"/>
    </style:style>
    <style:style style:name="Tabela79.B1" style:family="table-cell">
      <style:table-cell-properties fo:background-color="transparent" fo:padding="0.097cm" fo:border="none">
        <style:background-image/>
      </style:table-cell-properties>
    </style:style>
    <style:style style:name="Tabela79.A4" style:family="table-cell">
      <style:table-cell-properties fo:padding="0.097cm" fo:border-left="none" fo:border-right="none" fo:border-top="none" fo:border-bottom="0.002cm solid #000000"/>
    </style:style>
    <style:style style:name="Tabela79.B4" style:family="table-cell">
      <style:table-cell-properties fo:background-color="transparent" fo:padding="0.097cm" fo:border-left="none" fo:border-right="none" fo:border-top="none" fo:border-bottom="0.002cm solid #000000">
        <style:background-image/>
      </style:table-cell-properties>
    </style:style>
    <style:style style:name="Tabela79.A5" style:family="table-cell">
      <style:table-cell-properties fo:padding="0.097cm" fo:border-left="0.002cm solid #000000" fo:border-right="0.002cm solid #000000" fo:border-top="none" fo:border-bottom="0.002cm solid #000000"/>
    </style:style>
    <style:style style:name="Tabela79.A6" style:family="table-cell">
      <style:table-cell-properties fo:padding="0.097cm" fo:border-left="0.002cm solid #000000" fo:border-right="none" fo:border-top="none" fo:border-bottom="0.002cm solid #000000"/>
    </style:style>
    <style:style style:name="Tabela80" style:family="table">
      <style:table-properties style:width="18cm" table:align="margins"/>
    </style:style>
    <style:style style:name="Tabela80.A" style:family="table-column">
      <style:table-column-properties style:column-width="7.2cm" style:rel-column-width="26214*"/>
    </style:style>
    <style:style style:name="Tabela80.C" style:family="table-column">
      <style:table-column-properties style:column-width="3.6cm" style:rel-column-width="13107*"/>
    </style:style>
    <style:style style:name="Tabela80.A1" style:family="table-cell">
      <style:table-cell-properties fo:padding="0.097cm" fo:border-left="0.002cm solid #000000" fo:border-right="none" fo:border-top="0.002cm solid #000000" fo:border-bottom="0.002cm solid #000000"/>
    </style:style>
    <style:style style:name="Tabela80.C1" style:family="table-cell">
      <style:table-cell-properties fo:padding="0.097cm" fo:border="0.002cm solid #000000"/>
    </style:style>
    <style:style style:name="Tabela80.A2" style:family="table-cell">
      <style:table-cell-properties fo:background-color="transparent" fo:padding="0.097cm" fo:border-left="0.002cm solid #000000" fo:border-right="none" fo:border-top="none" fo:border-bottom="0.002cm solid #000000">
        <style:background-image/>
      </style:table-cell-properties>
    </style:style>
    <style:style style:name="Tabela8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7" style:family="table">
      <style:table-properties style:width="18cm" table:align="margins"/>
    </style:style>
    <style:style style:name="Tabela107.A" style:family="table-column">
      <style:table-column-properties style:column-width="8.999cm" style:rel-column-width="32767*"/>
    </style:style>
    <style:style style:name="Tabela107.B" style:family="table-column">
      <style:table-column-properties style:column-width="9.001cm" style:rel-column-width="32768*"/>
    </style:style>
    <style:style style:name="Tabela107.A1" style:family="table-cell">
      <style:table-cell-properties fo:padding="0.097cm" fo:border="none"/>
    </style:style>
    <style:style style:name="Tabela107.A4" style:family="table-cell">
      <style:table-cell-properties fo:padding="0.097cm" fo:border-left="none" fo:border-right="none" fo:border-top="none" fo:border-bottom="0.002cm solid #000000"/>
    </style:style>
    <style:style style:name="Tabela107.A5" style:family="table-cell">
      <style:table-cell-properties fo:padding="0.097cm" fo:border-left="0.002cm solid #000000" fo:border-right="0.002cm solid #000000" fo:border-top="none" fo:border-bottom="0.002cm solid #000000"/>
    </style:style>
    <style:style style:name="Tabela107.A6" style:family="table-cell">
      <style:table-cell-properties fo:padding="0.097cm" fo:border-left="0.002cm solid #000000" fo:border-right="none" fo:border-top="none" fo:border-bottom="0.002cm solid #000000"/>
    </style:style>
    <style:style style:name="Tabela108" style:family="table">
      <style:table-properties style:width="18cm" table:align="margins"/>
    </style:style>
    <style:style style:name="Tabela108.A" style:family="table-column">
      <style:table-column-properties style:column-width="7.2cm" style:rel-column-width="26214*"/>
    </style:style>
    <style:style style:name="Tabela108.C" style:family="table-column">
      <style:table-column-properties style:column-width="3.6cm" style:rel-column-width="13107*"/>
    </style:style>
    <style:style style:name="Tabela108.A1" style:family="table-cell">
      <style:table-cell-properties fo:padding="0.097cm" fo:border-left="0.002cm solid #000000" fo:border-right="none" fo:border-top="0.002cm solid #000000" fo:border-bottom="0.002cm solid #000000"/>
    </style:style>
    <style:style style:name="Tabela108.C1" style:family="table-cell">
      <style:table-cell-properties fo:padding="0.097cm" fo:border="0.002cm solid #000000"/>
    </style:style>
    <style:style style:name="Tabela108.A2" style:family="table-cell">
      <style:table-cell-properties fo:padding="0.097cm" fo:border-left="0.002cm solid #000000" fo:border-right="none" fo:border-top="none" fo:border-bottom="0.002cm solid #000000"/>
    </style:style>
    <style:style style:name="Tabela108.C2" style:family="table-cell">
      <style:table-cell-properties fo:padding="0.097cm" fo:border-left="0.002cm solid #000000" fo:border-right="0.002cm solid #000000" fo:border-top="none" fo:border-bottom="0.002cm solid #000000"/>
    </style:style>
    <style:style style:name="Tabela133" style:family="table">
      <style:table-properties style:width="18cm" table:align="margins"/>
    </style:style>
    <style:style style:name="Tabela133.A" style:family="table-column">
      <style:table-column-properties style:column-width="8.999cm" style:rel-column-width="32767*"/>
    </style:style>
    <style:style style:name="Tabela133.B" style:family="table-column">
      <style:table-column-properties style:column-width="9.001cm" style:rel-column-width="32768*"/>
    </style:style>
    <style:style style:name="Tabela133.A1" style:family="table-cell">
      <style:table-cell-properties fo:padding="0.097cm" fo:border="none"/>
    </style:style>
    <style:style style:name="Tabela133.A4" style:family="table-cell">
      <style:table-cell-properties fo:padding="0.097cm" fo:border-left="none" fo:border-right="none" fo:border-top="none" fo:border-bottom="0.002cm solid #000000"/>
    </style:style>
    <style:style style:name="Tabela133.A5" style:family="table-cell">
      <style:table-cell-properties fo:padding="0.097cm" fo:border-left="0.002cm solid #000000" fo:border-right="0.002cm solid #000000" fo:border-top="none" fo:border-bottom="0.002cm solid #000000"/>
    </style:style>
    <style:style style:name="Tabela133.A6" style:family="table-cell">
      <style:table-cell-properties fo:padding="0.097cm" fo:border-left="0.002cm solid #000000" fo:border-right="none" fo:border-top="none" fo:border-bottom="0.002cm solid #000000"/>
    </style:style>
    <style:style style:name="Tabela134" style:family="table">
      <style:table-properties style:width="18cm" table:align="margins"/>
    </style:style>
    <style:style style:name="Tabela134.A" style:family="table-column">
      <style:table-column-properties style:column-width="7.2cm" style:rel-column-width="26214*"/>
    </style:style>
    <style:style style:name="Tabela134.C" style:family="table-column">
      <style:table-column-properties style:column-width="3.6cm" style:rel-column-width="13107*"/>
    </style:style>
    <style:style style:name="Tabela134.A1" style:family="table-cell">
      <style:table-cell-properties fo:padding="0.097cm" fo:border-left="0.002cm solid #000000" fo:border-right="none" fo:border-top="0.002cm solid #000000" fo:border-bottom="0.002cm solid #000000"/>
    </style:style>
    <style:style style:name="Tabela134.C1" style:family="table-cell">
      <style:table-cell-properties fo:padding="0.097cm" fo:border="0.002cm solid #000000"/>
    </style:style>
    <style:style style:name="Tabela134.A2" style:family="table-cell">
      <style:table-cell-properties fo:padding="0.097cm" fo:border-left="0.002cm solid #000000" fo:border-right="none" fo:border-top="none" fo:border-bottom="0.002cm solid #000000"/>
    </style:style>
    <style:style style:name="Tabela134.C2" style:family="table-cell">
      <style:table-cell-properties fo:padding="0.097cm" fo:border-left="0.002cm solid #000000" fo:border-right="0.002cm solid #000000" fo:border-top="none" fo:border-bottom="0.002cm solid #000000"/>
    </style:style>
    <style:style style:name="Tabela81" style:family="table">
      <style:table-properties style:width="18cm" table:align="margins"/>
    </style:style>
    <style:style style:name="Tabela81.A" style:family="table-column">
      <style:table-column-properties style:column-width="8.999cm" style:rel-column-width="32767*"/>
    </style:style>
    <style:style style:name="Tabela81.B" style:family="table-column">
      <style:table-column-properties style:column-width="9.001cm" style:rel-column-width="32768*"/>
    </style:style>
    <style:style style:name="Tabela81.A1" style:family="table-cell">
      <style:table-cell-properties fo:padding="0.097cm" fo:border="none"/>
    </style:style>
    <style:style style:name="Tabela81.A4" style:family="table-cell">
      <style:table-cell-properties fo:padding="0.097cm" fo:border-left="none" fo:border-right="none" fo:border-top="none" fo:border-bottom="0.002cm solid #000000"/>
    </style:style>
    <style:style style:name="Tabela81.A5" style:family="table-cell">
      <style:table-cell-properties fo:padding="0.097cm" fo:border-left="0.002cm solid #000000" fo:border-right="0.002cm solid #000000" fo:border-top="none" fo:border-bottom="0.002cm solid #000000"/>
    </style:style>
    <style:style style:name="Tabela81.A6" style:family="table-cell">
      <style:table-cell-properties fo:padding="0.097cm" fo:border-left="0.002cm solid #000000" fo:border-right="none" fo:border-top="none" fo:border-bottom="0.002cm solid #000000"/>
    </style:style>
    <style:style style:name="Tabela82" style:family="table">
      <style:table-properties style:width="18cm" table:align="margins"/>
    </style:style>
    <style:style style:name="Tabela82.A" style:family="table-column">
      <style:table-column-properties style:column-width="7.2cm" style:rel-column-width="26214*"/>
    </style:style>
    <style:style style:name="Tabela82.C" style:family="table-column">
      <style:table-column-properties style:column-width="3.6cm" style:rel-column-width="13107*"/>
    </style:style>
    <style:style style:name="Tabela82.A1" style:family="table-cell">
      <style:table-cell-properties fo:padding="0.097cm" fo:border-left="0.002cm solid #000000" fo:border-right="none" fo:border-top="0.002cm solid #000000" fo:border-bottom="0.002cm solid #000000"/>
    </style:style>
    <style:style style:name="Tabela82.C1" style:family="table-cell">
      <style:table-cell-properties fo:padding="0.097cm" fo:border="0.002cm solid #000000"/>
    </style:style>
    <style:style style:name="Tabela82.A2" style:family="table-cell">
      <style:table-cell-properties fo:padding="0.097cm" fo:border-left="0.002cm solid #000000" fo:border-right="none" fo:border-top="none" fo:border-bottom="0.002cm solid #000000"/>
    </style:style>
    <style:style style:name="Tabela82.C2" style:family="table-cell">
      <style:table-cell-properties fo:padding="0.097cm" fo:border-left="0.002cm solid #000000" fo:border-right="0.002cm solid #000000" fo:border-top="none" fo:border-bottom="0.002cm solid #000000"/>
    </style:style>
    <style:style style:name="Tabela77" style:family="table">
      <style:table-properties style:width="18cm" table:align="margins"/>
    </style:style>
    <style:style style:name="Tabela77.A" style:family="table-column">
      <style:table-column-properties style:column-width="8.999cm" style:rel-column-width="32767*"/>
    </style:style>
    <style:style style:name="Tabela77.B" style:family="table-column">
      <style:table-column-properties style:column-width="9.001cm" style:rel-column-width="32768*"/>
    </style:style>
    <style:style style:name="Tabela77.A1" style:family="table-cell">
      <style:table-cell-properties fo:padding="0.097cm" fo:border="none"/>
    </style:style>
    <style:style style:name="Tabela77.A4" style:family="table-cell">
      <style:table-cell-properties fo:padding="0.097cm" fo:border-left="none" fo:border-right="none" fo:border-top="none" fo:border-bottom="0.002cm solid #000000"/>
    </style:style>
    <style:style style:name="Tabela77.A5" style:family="table-cell">
      <style:table-cell-properties fo:padding="0.097cm" fo:border-left="0.002cm solid #000000" fo:border-right="0.002cm solid #000000" fo:border-top="none" fo:border-bottom="0.002cm solid #000000"/>
    </style:style>
    <style:style style:name="Tabela77.A6" style:family="table-cell">
      <style:table-cell-properties fo:padding="0.097cm" fo:border-left="0.002cm solid #000000" fo:border-right="none" fo:border-top="none" fo:border-bottom="0.002cm solid #000000"/>
    </style:style>
    <style:style style:name="Tabela78" style:family="table">
      <style:table-properties style:width="18cm" table:align="margins"/>
    </style:style>
    <style:style style:name="Tabela78.A" style:family="table-column">
      <style:table-column-properties style:column-width="7.2cm" style:rel-column-width="26214*"/>
    </style:style>
    <style:style style:name="Tabela78.C" style:family="table-column">
      <style:table-column-properties style:column-width="3.6cm" style:rel-column-width="13107*"/>
    </style:style>
    <style:style style:name="Tabela78.A1" style:family="table-cell">
      <style:table-cell-properties fo:padding="0.097cm" fo:border-left="0.002cm solid #000000" fo:border-right="none" fo:border-top="0.002cm solid #000000" fo:border-bottom="0.002cm solid #000000"/>
    </style:style>
    <style:style style:name="Tabela78.C1" style:family="table-cell">
      <style:table-cell-properties fo:padding="0.097cm" fo:border="0.002cm solid #000000"/>
    </style:style>
    <style:style style:name="Tabela78.A2" style:family="table-cell">
      <style:table-cell-properties fo:padding="0.097cm" fo:border-left="0.002cm solid #000000" fo:border-right="none" fo:border-top="none" fo:border-bottom="0.002cm solid #000000"/>
    </style:style>
    <style:style style:name="Tabela78.C2" style:family="table-cell">
      <style:table-cell-properties fo:padding="0.097cm" fo:border-left="0.002cm solid #000000" fo:border-right="0.002cm solid #000000" fo:border-top="none" fo:border-bottom="0.002cm solid #000000"/>
    </style:style>
    <style:style style:name="Tabela3" style:family="table">
      <style:table-properties style:width="17.992cm" table:align="left"/>
    </style:style>
    <style:style style:name="Tabela3.A" style:family="table-column">
      <style:table-column-properties style:column-width="3.521cm"/>
    </style:style>
    <style:style style:name="Tabela3.B" style:family="table-column">
      <style:table-column-properties style:column-width="4.214cm"/>
    </style:style>
    <style:style style:name="Tabela3.C" style:family="table-column">
      <style:table-column-properties style:column-width="4.782cm"/>
    </style:style>
    <style:style style:name="Tabela3.D" style:family="table-column">
      <style:table-column-properties style:column-width="5.475cm"/>
    </style:style>
    <style:style style:name="Tabela3.A1" style:family="table-cell">
      <style:table-cell-properties fo:padding="0.097cm" fo:border="none"/>
    </style:style>
    <style:style style:name="P1" style:family="paragraph" style:parent-style-name="Standard">
      <style:paragraph-properties fo:margin-left="0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1"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2" style:family="paragraph" style:parent-style-name="Standard">
      <style:paragraph-properties fo:margin-left="0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3" style:family="paragraph" style:parent-style-name="Standard">
      <style:text-properties fo:language="en" fo:country="US"/>
    </style:style>
    <style:style style:name="P4" style:family="paragraph" style:parent-style-name="Standard">
      <style:paragraph-properties fo:margin-left="0cm" fo:margin-right="0.3cm" fo:text-indent="0cm" style:auto-text-indent="false"/>
      <style:text-properties fo:language="en" fo:country="US"/>
    </style:style>
    <style:style style:name="P5" style:family="paragraph" style:parent-style-name="Table_20_Contents">
      <style:paragraph-properties fo:text-align="center" style:justify-single-word="false"/>
      <style:text-properties style:font-name="Arial" fo:font-size="2pt" fo:language="en" fo:country="US" style:font-size-asian="2pt" style:font-size-complex="2pt"/>
    </style:style>
    <style:style style:name="P6" style:family="paragraph" style:parent-style-name="Table_20_Contents">
      <style:text-properties style:font-name="Arial" fo:font-size="9pt" fo:language="en" fo:country="US" fo:font-weight="bold" style:font-name-asian="Arial1" style:font-size-asian="9pt" style:font-weight-asian="bold" style:font-name-complex="Arial1" style:font-size-complex="9pt" style:font-weight-complex="bold"/>
    </style:style>
    <style:style style:name="P7" style:family="paragraph" style:parent-style-name="Table_20_Contents">
      <style:paragraph-properties fo:text-align="center" style:justify-single-word="false"/>
      <style:text-properties style:font-name="Arial" fo:font-size="9pt" fo:language="en" fo:country="US" fo:font-weight="bold" style:font-name-asian="Arial1" style:font-size-asian="9pt" style:font-weight-asian="bold" style:font-name-complex="Arial1" style:font-size-complex="9pt" style:font-weight-complex="bold"/>
    </style:style>
    <style:style style:name="P8" style:family="paragraph" style:parent-style-name="Table_20_Contents">
      <style:text-properties style:font-name="Arial" fo:font-size="9pt" fo:language="en" fo:country="US" fo:font-weight="bold" style:font-size-asian="9pt" style:font-weight-asian="bold" style:font-size-complex="9pt" style:font-weight-complex="bold"/>
    </style:style>
    <style:style style:name="P9" style:family="paragraph" style:parent-style-name="Table_20_Contents">
      <style:text-properties style:font-name="Arial" fo:font-size="9pt" fo:language="en" fo:country="US" fo:font-weight="bold" fo:background-color="transparent" style:font-name-asian="Mangal" style:font-size-asian="9pt" style:font-weight-asian="bold" style:font-name-complex="Mangal" style:font-size-complex="9pt" style:font-weight-complex="bold"/>
    </style:style>
    <style:style style:name="P10" style:family="paragraph" style:parent-style-name="Table_20_Contents">
      <style:text-properties style:font-name="Arial" fo:font-size="9pt" fo:language="en" fo:country="US" fo:font-weight="bold" fo:background-color="transparent" style:font-name-asian="Arial1" style:font-size-asian="9pt" style:font-weight-asian="bold" style:font-name-complex="Arial1" style:font-size-complex="9pt" style:font-weight-complex="bold"/>
    </style:style>
    <style:style style:name="P11" style:family="paragraph" style:parent-style-name="Table_20_Contents">
      <style:paragraph-properties fo:text-align="center" style:justify-single-word="false"/>
      <style:text-properties style:font-name="Arial" fo:font-size="9pt" fo:language="en" fo:country="US" fo:font-weight="bold" fo:background-color="transparent" style:font-name-asian="Arial1" style:font-size-asian="9pt" style:font-weight-asian="bold" style:font-name-complex="Arial1" style:font-size-complex="9pt" style:font-weight-complex="bold"/>
    </style:style>
    <style:style style:name="P12" style:family="paragraph" style:parent-style-name="Table_20_Contents">
      <style:text-properties style:font-name="Arial" fo:font-size="9pt" fo:language="en" fo:country="US" fo:font-weight="bold" style:font-name-asian="Mangal" style:font-size-asian="9pt" style:font-weight-asian="bold" style:font-name-complex="Mangal" style:font-size-complex="9pt" style:font-weight-complex="bold"/>
    </style:style>
    <style:style style:name="P13" style:family="paragraph" style:parent-style-name="Table_20_Contents">
      <style:text-properties style:font-name="Arial" fo:font-size="9pt" fo:language="en" fo:country="US" style:font-name-asian="Arial1" style:font-size-asian="9pt" style:font-name-complex="Arial1" style:font-size-complex="9pt"/>
    </style:style>
    <style:style style:name="P14" style:family="paragraph" style:parent-style-name="Table_20_Contents">
      <style:paragraph-properties fo:text-align="center" style:justify-single-word="false"/>
      <style:text-properties style:font-name="Arial" fo:font-size="9pt" fo:language="en" fo:country="US" style:font-name-asian="Arial1" style:font-size-asian="9pt" style:font-name-complex="Arial1" style:font-size-complex="9pt"/>
    </style:style>
    <style:style style:name="P15" style:family="paragraph" style:parent-style-name="Table_20_Contents">
      <style:text-properties style:font-name="Arial" fo:font-size="9pt" fo:language="en" fo:country="US" style:font-size-asian="9pt" style:font-size-complex="9pt"/>
    </style:style>
    <style:style style:name="P16" style:family="paragraph" style:parent-style-name="Table_20_Contents">
      <style:paragraph-properties fo:text-align="justify" style:justify-single-word="false"/>
      <style:text-properties style:font-name="Arial" fo:font-size="9pt" fo:language="en" fo:country="US" style:font-size-asian="9pt" style:font-size-complex="9pt"/>
    </style:style>
    <style:style style:name="P17" style:family="paragraph" style:parent-style-name="Table_20_Contents">
      <style:text-properties style:font-name="Arial" fo:font-size="9pt" fo:language="en" fo:country="US" fo:background-color="transparent" style:font-name-asian="Arial1" style:font-size-asian="9pt" style:font-name-complex="Arial1" style:font-size-complex="9pt"/>
    </style:style>
    <style:style style:name="P18" style:family="paragraph" style:parent-style-name="Table_20_Contents">
      <style:paragraph-properties fo:text-align="start" style:justify-single-word="false"/>
      <style:text-properties style:font-name="Arial" fo:font-size="9pt" fo:language="en" fo:country="US" fo:background-color="transparent" style:font-name-asian="Arial1" style:font-size-asian="9pt" style:font-name-complex="Arial1" style:font-size-complex="9pt"/>
    </style:style>
    <style:style style:name="P19" style:family="paragraph" style:parent-style-name="Table_20_Contents">
      <style:paragraph-properties fo:text-align="center" style:justify-single-word="false"/>
      <style:text-properties style:font-name="Arial" fo:font-size="9pt" fo:language="en" fo:country="US" fo:background-color="transparent" style:font-name-asian="Arial1" style:font-size-asian="9pt" style:font-name-complex="Arial1" style:font-size-complex="9pt"/>
    </style:style>
    <style:style style:name="P20" style:family="paragraph" style:parent-style-name="Table_20_Contents">
      <style:paragraph-properties fo:text-align="justify" style:justify-single-word="false"/>
      <style:text-properties style:font-name="Arial" fo:font-size="9pt" fo:language="en" fo:country="US" fo:background-color="transparent" style:font-name-asian="Arial1" style:font-size-asian="9pt" style:font-name-complex="Arial1" style:font-size-complex="9pt"/>
    </style:style>
    <style:style style:name="P21" style:family="paragraph" style:parent-style-name="Table_20_Contents">
      <style:text-properties style:font-name="Arial" fo:font-size="9pt" fo:language="en" fo:country="US" fo:background-color="transparent" style:font-size-asian="9pt" style:font-size-complex="9pt"/>
    </style:style>
    <style:style style:name="P22" style:family="paragraph" style:parent-style-name="Table_20_Contents">
      <style:paragraph-properties fo:text-align="justify" style:justify-single-word="false"/>
      <style:text-properties style:font-name="Arial" fo:font-size="9pt" fo:language="en" fo:country="US" fo:background-color="transparent" style:font-size-asian="9pt" style:font-size-complex="9pt"/>
    </style:style>
    <style:style style:name="P23" style:family="paragraph" style:parent-style-name="Table_20_Contents">
      <style:text-properties style:font-name="Arial" fo:font-size="9pt" fo:language="en" fo:country="US" fo:background-color="transparent" style:font-name-asian="Mangal" style:font-size-asian="9pt" style:font-name-complex="Mangal" style:font-size-complex="9pt"/>
    </style:style>
    <style:style style:name="P24" style:family="paragraph" style:parent-style-name="Table_20_Contents">
      <style:text-properties style:font-name="Arial" fo:font-size="9pt" fo:language="en" fo:country="US" style:font-name-asian="Mangal" style:font-size-asian="9pt" style:font-name-complex="Mangal" style:font-size-complex="9pt"/>
    </style:style>
    <style:style style:name="P25" style:family="paragraph" style:parent-style-name="Table_20_Contents">
      <style:text-properties style:font-name="Arial" fo:font-size="9pt" fo:language="en" fo:country="US" fo:font-weight="normal" style:font-name-asian="Arial1" style:font-size-asian="9pt" style:font-weight-asian="normal" style:font-name-complex="Arial1" style:font-size-complex="9pt" style:font-weight-complex="normal"/>
    </style:style>
    <style:style style:name="P26" style:family="paragraph" style:parent-style-name="Table_20_Contents">
      <style:paragraph-properties fo:text-align="center" style:justify-single-word="false"/>
      <style:text-properties style:font-name="Arial" fo:font-size="9pt" fo:language="en" fo:country="US" fo:font-weight="normal" style:font-name-asian="Arial1" style:font-size-asian="9pt" style:font-weight-asian="normal" style:font-name-complex="Arial1" style:font-size-complex="9pt" style:font-weight-complex="normal"/>
    </style:style>
    <style:style style:name="P27" style:family="paragraph" style:parent-style-name="Table_20_Contents">
      <style:paragraph-properties fo:text-align="center" style:justify-single-word="fals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28" style:family="paragraph" style:parent-style-name="Table_20_Contents">
      <style:paragraph-properties fo:text-align="start" style:justify-single-word="fals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29" style:family="paragraph" style:parent-style-name="Table_20_Contents">
      <style:paragraph-properties fo:text-align="center" style:justify-single-word="false"/>
      <style:text-properties style:font-name="Arial" fo:font-size="9pt" fo:language="en" fo:country="US" fo:font-weight="normal" fo:background-color="#ffffcc" style:font-name-asian="Arial1" style:font-size-asian="9pt" style:font-weight-asian="normal" style:font-name-complex="Arial1" style:font-size-complex="9pt" style:font-weight-complex="normal"/>
    </style:style>
    <style:style style:name="P30" style:family="paragraph" style:parent-style-name="Table_20_Contents">
      <style:text-properties style:font-name="Arial" fo:font-size="9pt" fo:language="en" fo:country="US" fo:background-color="#ffffcc" style:font-name-asian="Arial1" style:font-size-asian="9pt" style:font-name-complex="Arial1" style:font-size-complex="9pt"/>
    </style:style>
    <style:style style:name="P31" style:family="paragraph" style:parent-style-name="Table_20_Contents">
      <style:text-properties style:font-name="Arial" fo:font-size="9pt" style:font-name-asian="Arial1" style:font-size-asian="9pt" style:font-name-complex="Arial1" style:font-size-complex="9pt"/>
    </style:style>
    <style:style style:name="P32" style:family="paragraph" style:parent-style-name="Table_20_Contents">
      <style:text-properties style:font-name="Arial" fo:font-size="9pt" fo:font-weight="bold" style:font-name-asian="Arial1" style:font-size-asian="9pt" style:font-weight-asian="bold" style:font-name-complex="Arial1" style:font-size-complex="9pt" style:font-weight-complex="bold"/>
    </style:style>
    <style:style style:name="P33" style:family="paragraph" style:parent-style-name="Table_20_Contents">
      <style:text-properties style:font-name="Arial" fo:font-size="9pt" fo:font-weight="bold" style:font-size-asian="9pt" style:font-weight-asian="bold" style:font-size-complex="9pt" style:font-weight-complex="bold"/>
    </style:style>
    <style:style style:name="P34" style:family="paragraph" style:parent-style-name="Table_20_Contents">
      <style:text-properties style:font-name="Arial" fo:font-size="9pt" fo:font-weight="bold" style:font-name-asian="Arial" style:font-size-asian="9pt" style:font-weight-asian="bold" style:font-name-complex="Arial" style:font-size-complex="9pt" style:font-weight-complex="bold"/>
    </style:style>
    <style:style style:name="P35" style:family="paragraph" style:parent-style-name="Table_20_Contents">
      <style:text-properties style:font-name="Arial" fo:font-size="9pt" fo:background-color="transparent" style:font-name-asian="Arial1" style:font-size-asian="9pt" style:font-name-complex="Arial1" style:font-size-complex="9pt"/>
    </style:style>
    <style:style style:name="P36" style:family="paragraph" style:parent-style-name="Table_20_Contents">
      <style:paragraph-properties fo:text-align="justify" style:justify-single-word="false"/>
      <style:text-properties style:font-name="Arial" fo:font-size="9pt" fo:background-color="transparent" style:font-name-asian="Arial1" style:font-size-asian="9pt" style:font-name-complex="Arial1" style:font-size-complex="9pt"/>
    </style:style>
    <style:style style:name="P37" style:family="paragraph" style:parent-style-name="Table_20_Contents">
      <style:text-properties style:font-name="Arial" fo:font-size="9pt" fo:background-color="transparent" style:font-size-asian="9pt" style:font-size-complex="9pt"/>
    </style:style>
    <style:style style:name="P38" style:family="paragraph" style:parent-style-name="Table_20_Contents">
      <style:text-properties style:font-name="Arial" fo:font-size="9pt" style:font-size-asian="9pt" style:font-size-complex="9pt"/>
    </style:style>
    <style:style style:name="P39" style:family="paragraph" style:parent-style-name="Table_20_Contents">
      <style:text-properties style:font-name="Arial" fo:font-size="9pt" style:font-name-asian="Arial" style:font-size-asian="9pt" style:font-name-complex="Arial" style:font-size-complex="9pt"/>
    </style:style>
    <style:style style:name="P40" style:family="paragraph" style:parent-style-name="Table_20_Contents">
      <style:text-properties style:font-name="Arial" fo:font-size="9pt" fo:background-color="#ffffcc" style:font-name-asian="Arial1" style:font-size-asian="9pt" style:font-name-complex="Arial1" style:font-size-complex="9pt"/>
    </style:style>
    <style:style style:name="P41" style:family="paragraph" style:parent-style-name="Table_20_Contents">
      <style:text-properties style:font-name="Arial" fo:font-size="9pt" fo:background-color="#ffffcc" style:font-size-asian="9pt" style:font-size-complex="9pt"/>
    </style:style>
    <style:style style:name="P42" style:family="paragraph" style:parent-style-name="Table_20_Contents">
      <style:text-properties style:font-name="Arial" fo:font-size="8pt" fo:language="en" fo:country="US" fo:font-weight="bold" style:font-size-asian="8pt" style:font-weight-asian="bold" style:font-size-complex="8pt" style:font-weight-complex="bold"/>
    </style:style>
    <style:style style:name="P43" style:family="paragraph" style:parent-style-name="Table_20_Contents">
      <style:paragraph-properties fo:text-align="start" style:justify-single-word="false"/>
      <style:text-properties style:font-name="Arial" fo:font-size="8pt" fo:language="en" fo:country="US" fo:font-weight="bold" style:font-size-asian="8pt" style:font-weight-asian="bold" style:font-size-complex="8pt" style:font-weight-complex="bold"/>
    </style:style>
    <style:style style:name="P44" style:family="paragraph" style:parent-style-name="Table_20_Contents">
      <style:text-properties style:font-name="Arial" fo:font-size="8pt" fo:language="en" fo:country="US" fo:font-weight="bold" style:font-name-asian="Arial1" style:font-size-asian="8pt" style:font-weight-asian="bold" style:font-name-complex="Arial1" style:font-size-complex="8pt" style:font-weight-complex="bold"/>
    </style:style>
    <style:style style:name="P45" style:family="paragraph" style:parent-style-name="Table_20_Contents">
      <style:text-properties style:font-name="Arial" fo:font-size="8pt" fo:language="en" fo:country="US" fo:font-weight="bold" fo:background-color="transparent" style:font-size-asian="8pt" style:font-weight-asian="bold" style:font-size-complex="8pt" style:font-weight-complex="bold"/>
    </style:style>
    <style:style style:name="P46" style:family="paragraph" style:parent-style-name="Table_20_Contents">
      <style:text-properties style:font-name="Arial" fo:font-size="8pt" fo:language="en" fo:country="US" fo:font-weight="bold" fo:background-color="transparent" style:font-name-asian="Arial1" style:font-size-asian="8pt" style:font-weight-asian="bold" style:font-name-complex="Arial1" style:font-size-complex="8pt" style:font-weight-complex="bold"/>
    </style:style>
    <style:style style:name="P47" style:family="paragraph" style:parent-style-name="Table_20_Contents">
      <style:text-properties style:font-name="Arial" fo:font-size="8pt" fo:language="en" fo:country="US" fo:font-weight="normal" style:font-name-asian="Arial1" style:font-size-asian="8pt" style:font-weight-asian="normal" style:font-name-complex="Arial1" style:font-size-complex="8pt" style:font-weight-complex="normal"/>
    </style:style>
    <style:style style:name="P48" style:family="paragraph" style:parent-style-name="Table_20_Contents">
      <style:paragraph-properties fo:text-align="start" style:justify-single-word="false"/>
      <style:text-properties style:font-name="Arial" fo:font-size="8pt" fo:language="en" fo:country="US" fo:font-weight="normal" style:font-size-asian="8pt" style:font-weight-asian="normal" style:font-size-complex="8pt" style:font-weight-complex="normal"/>
    </style:style>
    <style:style style:name="P49" style:family="paragraph" style:parent-style-name="Table_20_Contents">
      <style:paragraph-properties fo:text-align="start" style:justify-single-word="false"/>
      <style:text-properties style:font-name="Arial" fo:font-size="8pt" fo:language="en" fo:country="US" fo:font-weight="normal" fo:background-color="transparent" style:font-size-asian="8pt" style:font-weight-asian="normal" style:font-size-complex="8pt" style:font-weight-complex="normal"/>
    </style:style>
    <style:style style:name="P50" style:family="paragraph" style:parent-style-name="Table_20_Contents">
      <style:text-properties style:font-name="Arial" fo:font-size="8pt" fo:language="en" fo:country="US" fo:font-weight="normal" fo:background-color="transparent" style:font-name-asian="Arial1" style:font-size-asian="8pt" style:font-weight-asian="normal" style:font-name-complex="Arial1" style:font-size-complex="8pt" style:font-weight-complex="normal"/>
    </style:style>
    <style:style style:name="P51" style:family="paragraph" style:parent-style-name="Table_20_Contents">
      <style:paragraph-properties fo:text-align="start" style:justify-single-word="false"/>
      <style:text-properties style:font-name="Arial" fo:font-size="8pt" fo:language="en" fo:country="US" fo:font-weight="normal" fo:background-color="transparent" style:font-name-asian="Arial1" style:font-size-asian="8pt" style:font-weight-asian="normal" style:font-name-complex="Arial1" style:font-size-complex="8pt" style:font-weight-complex="normal"/>
    </style:style>
    <style:style style:name="P52" style:family="paragraph" style:parent-style-name="Table_20_Contents">
      <style:text-properties style:font-name="Arial" fo:font-size="10pt" fo:language="en" fo:country="US" fo:background-color="transparent" style:font-name-asian="Arial1" style:font-size-asian="10pt" style:font-name-complex="Arial1" style:font-size-complex="10pt"/>
    </style:style>
    <style:style style:name="P53" style:family="paragraph" style:parent-style-name="Table_20_Contents">
      <style:paragraph-properties fo:text-align="justify" style:justify-single-word="false"/>
      <style:text-properties fo:language="en" fo:country="US"/>
    </style:style>
    <style:style style:name="P54" style:family="paragraph" style:parent-style-name="Table_20_Contents">
      <style:text-properties fo:font-size="9pt" fo:language="en" fo:country="US" style:font-size-asian="9pt" style:font-size-complex="9pt"/>
    </style:style>
    <style:style style:name="P55" style:family="paragraph" style:parent-style-name="Table_20_Contents">
      <style:text-properties fo:color="#000000" style:font-name="Arial" fo:font-size="9pt" fo:language="en" fo:country="US" fo:background-color="transparent" style:font-size-asian="9pt" style:font-size-complex="9pt"/>
    </style:style>
    <style:style style:name="P56" style:family="paragraph" style:parent-style-name="Table_20_Contents">
      <style:text-properties fo:color="#000000" style:font-name="Arial" fo:font-size="9pt" fo:language="en" fo:country="US" fo:background-color="transparent" style:font-name-asian="Arial1" style:font-size-asian="9pt" style:font-name-complex="Arial1" style:font-size-complex="9pt"/>
    </style:style>
    <style:style style:name="P57" style:family="paragraph" style:parent-style-name="Table_20_Contents">
      <style:paragraph-properties fo:text-align="center" style:justify-single-word="false"/>
      <style:text-properties fo:color="#000000" style:font-name="Arial" fo:font-size="9pt" fo:language="en" fo:country="US" fo:font-weight="bold" fo:background-color="transparent" style:font-name-asian="Arial1" style:font-size-asian="9pt" style:font-weight-asian="bold" style:font-name-complex="Arial1" style:font-size-complex="9pt" style:font-weight-complex="bold"/>
    </style:style>
    <style:style style:name="P58" style:family="paragraph" style:parent-style-name="Table_20_Contents">
      <style:paragraph-properties fo:text-align="center" style:justify-single-word="false"/>
      <style:text-properties fo:color="#000000" style:font-name="Arial" fo:font-size="9pt" fo:language="en" fo:country="US" fo:font-weight="bold" fo:background-color="#ffffcc" style:font-name-asian="Arial1" style:font-size-asian="9pt" style:font-weight-asian="bold" style:font-name-complex="Arial1" style:font-size-complex="9pt" style:font-weight-complex="bold"/>
    </style:style>
    <style:style style:name="P59" style:family="paragraph" style:parent-style-name="Table_20_Contents">
      <style:text-properties fo:color="#000000" style:font-name="Arial" fo:font-size="9pt" fo:language="en" fo:country="US" style:font-name-asian="Arial1" style:font-size-asian="9pt" style:font-name-complex="Arial1" style:font-size-complex="9pt"/>
    </style:style>
    <style:style style:name="P60" style:family="paragraph" style:parent-style-name="Table_20_Contents">
      <style:paragraph-properties fo:text-align="center" style:justify-single-word="false"/>
      <style:text-properties fo:color="#000000"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61" style:family="paragraph" style:parent-style-name="Table_20_Contents">
      <style:text-properties fo:color="#000000" style:font-name="Arial" fo:font-size="9pt" fo:language="en" fo:country="US" fo:background-color="#ffffcc" style:font-size-asian="9pt" style:font-size-complex="9pt"/>
    </style:style>
    <style:style style:name="P62" style:family="paragraph" style:parent-style-name="Table_20_Contents">
      <style:text-properties fo:color="#000000" style:font-name="Arial" fo:font-size="9pt" fo:language="en" fo:country="US" fo:background-color="#ffffcc" style:font-name-asian="Arial1" style:font-size-asian="9pt" style:font-name-complex="Arial1" style:font-size-complex="9pt"/>
    </style:style>
    <style:style style:name="P63" style:family="paragraph" style:parent-style-name="Table_20_Contents">
      <style:text-properties fo:color="#000000" style:font-name="Arial" fo:font-size="9pt" fo:background-color="transparent" style:font-name-asian="Arial1" style:font-size-asian="9pt" style:font-name-complex="Arial1" style:font-size-complex="9pt"/>
    </style:style>
    <style:style style:name="P64" style:family="paragraph" style:parent-style-name="Table_20_Contents">
      <style:text-properties fo:color="#000000" style:font-name="Arial" fo:font-size="9pt" fo:background-color="transparent" style:font-name-asian="Consolas" style:font-size-asian="9pt" style:font-name-complex="Consolas" style:font-size-complex="9pt"/>
    </style:style>
    <style:style style:name="P65" style:family="paragraph" style:parent-style-name="Table_20_Contents">
      <style:text-properties fo:color="#000000" style:font-name="Arial" fo:font-size="9pt" fo:background-color="#ffffcc" style:font-name-asian="Arial1" style:font-size-asian="9pt" style:font-name-complex="Arial1" style:font-size-complex="9pt"/>
    </style:style>
    <style:style style:name="P66" style:family="paragraph" style:parent-style-name="Table_20_Contents">
      <style:text-properties fo:color="#000000" style:font-name="Arial" fo:font-size="9pt" fo:background-color="#ffffcc" style:font-name-asian="Consolas" style:font-size-asian="9pt" style:font-name-complex="Consolas" style:font-size-complex="9pt"/>
    </style:style>
    <style:style style:name="P67" style:family="paragraph" style:parent-style-name="Table_20_Contents">
      <style:text-properties fo:color="#000000" fo:background-color="transparent"/>
    </style:style>
    <style:style style:name="P68" style:family="paragraph" style:parent-style-name="Table_20_Contents">
      <style:text-properties fo:color="#000000" fo:font-size="9pt" fo:background-color="transparent" style:font-size-asian="9pt" style:font-size-complex="9pt"/>
    </style:style>
    <style:style style:name="P69" style:family="paragraph" style:parent-style-name="Table_20_Contents">
      <style:text-properties fo:font-size="10pt" fo:language="en" fo:country="US" fo:background-color="transparent" style:font-size-asian="10pt" style:font-size-complex="10pt"/>
    </style:style>
    <style:style style:name="P70" style:family="paragraph" style:parent-style-name="Header">
      <style:paragraph-properties fo:margin-left="0.026cm" fo:margin-right="0.026cm" fo:text-align="center" style:justify-single-word="false" fo:text-indent="0cm" style:auto-text-indent="false"/>
      <style:text-properties style:font-name="Arial" fo:language="en" fo:country="US"/>
    </style:style>
    <style:style style:name="P71" style:family="paragraph" style:parent-style-name="Table_20_Contents">
      <style:paragraph-properties fo:margin-left="-0.004cm" fo:margin-right="-0.004cm" fo:text-align="center" style:justify-single-word="false" fo:text-indent="0cm" style:auto-text-indent="false"/>
      <style:text-properties style:font-name="Arial" fo:font-size="11pt" fo:language="en" fo:country="US" fo:font-weight="bold" style:font-size-asian="11pt" style:font-weight-asian="bold" style:font-size-complex="11pt" style:font-weight-complex="bold"/>
    </style:style>
    <style:style style:name="P72" style:family="paragraph" style:parent-style-name="Table_20_Contents">
      <style:paragraph-properties fo:margin-left="0.007cm" fo:margin-right="0.007cm" fo:text-align="center" style:justify-single-word="false" fo:text-indent="0cm" style:auto-text-indent="false"/>
      <style:text-properties style:font-name="Arial" fo:font-size="9pt" fo:language="en" fo:country="US" fo:font-weight="normal" style:font-size-asian="9pt" style:font-weight-asian="normal" style:font-size-complex="9pt" style:font-weight-complex="normal"/>
    </style:style>
    <style:style style:name="P73" style:family="paragraph" style:parent-style-name="Table_20_Contents">
      <style:paragraph-properties fo:margin-left="-0.012cm" fo:margin-right="0.002cm" fo:text-align="center" style:justify-single-word="false" fo:text-indent="0cm" style:auto-text-indent="false"/>
      <style:text-properties style:font-name="Arial" fo:font-size="9pt" fo:language="en" fo:country="US" fo:font-weight="normal" fo:background-color="#ffffcc" style:font-size-asian="9pt" style:font-weight-asian="normal" style:font-size-complex="9pt" style:font-weight-complex="normal"/>
    </style:style>
    <style:style style:name="P74" style:family="paragraph" style:parent-style-name="Table_20_Contents">
      <style:paragraph-properties fo:margin-left="0.032cm" fo:margin-right="-0.012cm" fo:text-align="center" style:justify-single-word="false" fo:text-indent="0cm" style:auto-text-indent="false"/>
      <style:text-properties style:font-name="Arial" fo:font-size="9pt" fo:language="en" fo:country="US" style:font-size-asian="9pt" style:font-size-complex="9pt"/>
    </style:style>
    <style:style style:name="P75" style:family="paragraph" style:parent-style-name="Standard">
      <style:text-properties fo:font-size="2pt" fo:language="en" fo:country="US" style:font-size-asian="2pt" style:font-size-complex="2pt"/>
    </style:style>
    <style:style style:name="P76" style:family="paragraph" style:parent-style-name="Standard">
      <style:text-properties fo:language="en" fo:country="US"/>
    </style:style>
    <style:style style:name="P77" style:family="paragraph" style:parent-style-name="Standard">
      <style:text-properties style:font-name="Arial" fo:font-size="9pt" fo:language="en" fo:country="US" style:font-size-asian="9pt" style:font-size-complex="9pt"/>
    </style:style>
    <style:style style:name="P78" style:family="paragraph" style:parent-style-name="Standard">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79" style:family="paragraph" style:parent-style-name="Standard">
      <style:text-properties style:font-name="Arial" fo:font-size="12pt" fo:language="en" fo:country="US" style:font-size-asian="12pt" style:font-size-complex="12pt"/>
    </style:style>
    <style:style style:name="P80" style:family="paragraph" style:parent-style-name="Standard">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81" style:family="paragraph" style:parent-style-name="Standard">
      <style:text-properties style:text-outline="false" style:text-line-through-style="none" style:font-name="Arial" fo:font-size="10pt" fo:language="en" fo:country="US" fo:font-style="italic" fo:text-shadow="none" style:text-underline-style="none" fo:font-weight="normal" style:font-name-asian="Arial" style:font-size-asian="10pt" style:font-style-asian="italic" style:font-weight-asian="normal" style:font-name-complex="Arial" style:font-size-complex="10pt" style:font-style-complex="italic" style:font-weight-complex="normal" style:text-emphasize="none" style:text-overline-style="none" style:text-overline-color="font-color"/>
    </style:style>
    <style:style style:name="P82" style:family="paragraph" style:parent-style-name="Standard">
      <style:text-properties style:use-window-font-color="true" style:font-name="Arial" fo:font-size="9pt" fo:language="en" fo:country="US" fo:background-color="#ffffcc" style:font-size-asian="9pt" style:font-size-complex="9pt"/>
    </style:style>
    <style:style style:name="P83" style:family="paragraph" style:parent-style-name="Footer">
      <style:paragraph-properties>
        <style:tab-stops>
          <style:tab-stop style:position="1.97cm"/>
          <style:tab-stop style:position="17.958cm" style:type="right"/>
        </style:tab-stops>
      </style:paragraph-properties>
      <style:text-properties fo:color="#666666" fo:font-size="7pt" fo:language="en" fo:country="US" fo:font-style="italic" style:font-size-asian="7pt" style:font-style-asian="italic" style:font-size-complex="7pt" style:font-style-complex="italic"/>
    </style:style>
    <style:style style:name="P84" style:family="paragraph" style:parent-style-name="Standard">
      <style:paragraph-properties fo:margin-left="0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1"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85"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86" style:family="paragraph" style:parent-style-name="Standard">
      <style:paragraph-properties fo:margin-left="0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87"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bold" fo:background-color="#66ccff"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88"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89"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normal" fo:background-color="transparent"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90"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italic" fo:text-shadow="none" style:text-underline-style="none" fo:font-weight="normal" style:font-name-asian="Mangal" style:font-size-asian="9pt" style:font-style-asian="italic" style:font-weight-asian="normal" style:font-name-complex="Mangal" style:font-size-complex="9pt" style:font-style-complex="italic" style:font-weight-complex="normal" style:text-emphasize="none" style:text-overline-style="none" style:text-overline-color="font-color"/>
    </style:style>
    <style:style style:name="P91"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italic" fo:text-shadow="none" style:text-underline-style="none" fo:font-weight="normal" fo:background-color="transparent" style:font-name-asian="Mangal" style:font-size-asian="9pt" style:font-style-asian="italic" style:font-weight-asian="normal" style:font-name-complex="Mangal" style:font-size-complex="9pt" style:font-style-complex="italic" style:font-weight-complex="normal" style:text-emphasize="none" style:text-overline-style="none" style:text-overline-color="font-color"/>
    </style:style>
    <style:style style:name="P92"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italic" fo:text-shadow="none" style:text-underline-style="none" fo:font-weight="bold" style:font-name-asian="Mangal" style:font-size-asian="9pt" style:font-style-asian="italic" style:font-weight-asian="bold" style:font-name-complex="Mangal" style:font-size-complex="9pt" style:font-style-complex="italic" style:font-weight-complex="bold" style:text-emphasize="none" style:text-overline-style="none" style:text-overline-color="font-color"/>
    </style:style>
    <style:style style:name="P93"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italic" fo:text-shadow="none" style:text-underline-style="none" fo:font-weight="bold"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94" style:family="paragraph" style:parent-style-name="Standard">
      <style:paragraph-properties fo:margin-left="0cm" fo:margin-right="0.3cm" fo:text-indent="0cm" style:auto-text-indent="false"/>
      <style:text-properties style:text-outline="false" style:text-line-through-style="none" style:font-name="Arial"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95" style:family="paragraph" style:parent-style-name="Standard">
      <style:paragraph-properties fo:margin-left="0cm" fo:margin-right="0.3cm" fo:text-indent="0cm" style:auto-text-indent="false"/>
      <style:text-properties style:text-outline="false" style:text-line-through-style="none" style:font-name="Arial" fo:font-size="11pt" fo:language="en" fo:country="US"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96" style:family="paragraph" style:parent-style-name="Standard">
      <style:paragraph-properties fo:margin-left="0cm" fo:margin-right="0.3cm" fo:text-indent="0cm" style:auto-text-indent="false"/>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97" style:family="paragraph" style:parent-style-name="Standard">
      <style:paragraph-properties fo:margin-left="0cm" fo:margin-right="0.3cm" fo:text-indent="0cm" style:auto-text-indent="false"/>
      <style:text-properties style:text-outline="false" style:text-line-through-style="none" style:font-name="Arial" fo:font-size="10pt" fo:language="en" fo:country="US" fo:font-style="italic" fo:text-shadow="none" style:text-underline-style="none" fo:font-weight="normal" style:font-name-asian="Arial" style:font-size-asian="10pt" style:font-style-asian="italic" style:font-weight-asian="normal" style:font-name-complex="Arial" style:font-size-complex="10pt" style:font-style-complex="italic" style:font-weight-complex="normal" style:text-emphasize="none" style:text-overline-style="none" style:text-overline-color="font-color"/>
    </style:style>
    <style:style style:name="P98" style:family="paragraph" style:parent-style-name="Standard">
      <style:paragraph-properties fo:margin-left="0cm" fo:margin-right="0.3cm" fo:text-indent="0cm" style:auto-text-indent="false"/>
      <style:text-properties fo:language="en" fo:country="US"/>
    </style:style>
    <style:style style:name="P99" style:family="paragraph" style:parent-style-name="Standard">
      <style:paragraph-properties fo:margin-left="0cm" fo:margin-right="0.3cm" fo:text-indent="0cm" style:auto-text-indent="false"/>
      <style:text-properties style:font-name="Arial" fo:language="en" fo:country="US"/>
    </style:style>
    <style:style style:name="P100" style:family="paragraph" style:parent-style-name="Standard">
      <style:paragraph-properties fo:margin-left="0cm" fo:margin-right="0.3cm" fo:text-indent="0cm" style:auto-text-indent="false"/>
      <style:text-properties style:font-name="Arial" fo:font-size="9pt" fo:language="en" fo:country="US" style:font-name-asian="Arial1" style:font-size-asian="9pt" style:font-name-complex="Arial1" style:font-size-complex="9pt"/>
    </style:style>
    <style:style style:name="P101" style:family="paragraph" style:parent-style-name="Standard">
      <style:paragraph-properties fo:margin-left="0cm" fo:margin-right="0.3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02" style:family="paragraph" style:parent-style-name="Standard">
      <style:paragraph-properties fo:margin-left="0cm" fo:margin-right="0.3cm" fo:text-indent="0cm" style:auto-text-indent="fals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103" style:family="paragraph" style:parent-style-name="Standard">
      <style:paragraph-properties fo:margin-left="0cm" fo:margin-right="0.3cm" fo:text-indent="0cm" style:auto-text-indent="false" style:text-autospace="non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104" style:family="paragraph" style:parent-style-name="Standard">
      <style:paragraph-properties fo:margin-left="0cm" fo:margin-right="0.3cm" fo:text-indent="0cm" style:auto-text-indent="false"/>
      <style:text-properties style:font-name="Arial" fo:font-size="9pt" fo:language="en" fo:country="US" fo:font-weight="normal" fo:background-color="transparent" style:font-size-asian="9pt" style:font-weight-asian="normal" style:font-size-complex="9pt" style:font-weight-complex="normal"/>
    </style:style>
    <style:style style:name="P105" style:family="paragraph" style:parent-style-name="Standard">
      <style:paragraph-properties fo:margin-left="0cm" fo:margin-right="0.3cm" fo:text-indent="0cm" style:auto-text-indent="false"/>
      <style:text-properties style:font-name="Arial" fo:font-size="8pt" fo:language="en" fo:country="US" fo:font-weight="bold" style:font-size-asian="8pt" style:font-weight-asian="bold" style:font-size-complex="8pt" style:font-weight-complex="bold"/>
    </style:style>
    <style:style style:name="P106" style:family="paragraph" style:parent-style-name="Standard">
      <style:paragraph-properties fo:margin-left="0cm" fo:margin-right="0.3cm" fo:text-indent="0cm" style:auto-text-indent="false"/>
      <style:text-properties style:font-name="Arial" fo:font-size="8pt" fo:language="en" fo:country="US" fo:font-weight="normal" fo:background-color="transparent" style:font-size-asian="8pt" style:font-weight-asian="normal" style:font-size-complex="8pt" style:font-weight-complex="normal"/>
    </style:style>
    <style:style style:name="P107" style:family="paragraph" style:parent-style-name="Standard">
      <style:paragraph-properties fo:margin-left="0cm" fo:margin-right="0.3cm" fo:text-indent="0cm" style:auto-text-indent="false"/>
      <style:text-properties style:font-name="Arial" fo:font-size="8pt" fo:language="en" fo:country="US" fo:font-weight="normal" fo:background-color="transparent" style:font-name-asian="Arial1" style:font-size-asian="8pt" style:font-weight-asian="normal" style:font-name-complex="Arial1" style:font-size-complex="8pt" style:font-weight-complex="normal"/>
    </style:style>
    <style:style style:name="P108" style:family="paragraph" style:parent-style-name="Standard">
      <style:paragraph-properties fo:margin-left="0cm" fo:margin-right="0.3cm" fo:text-indent="0cm" style:auto-text-indent="false" style:text-autospace="none"/>
      <style:text-properties style:font-name="Arial" fo:font-size="10pt" fo:language="en" fo:country="US" fo:background-color="transparent" style:font-name-asian="Arial1" style:font-size-asian="10pt" style:font-name-complex="Arial1" style:font-size-complex="10pt"/>
    </style:style>
    <style:style style:name="P109" style:family="paragraph" style:parent-style-name="Standard">
      <style:paragraph-properties fo:margin-left="0cm" fo:margin-right="0.3cm" fo:text-indent="0cm" style:auto-text-indent="false"/>
      <style:text-properties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10" style:family="paragraph" style:parent-style-name="Standard">
      <style:paragraph-properties fo:margin-left="0cm" fo:margin-right="0.3cm" fo:text-indent="0cm" style:auto-text-indent="false"/>
      <style:text-properties style:font-name="Arial" fo:font-size="10pt" fo:language="en" fo:country="none" fo:font-weight="normal" fo:background-color="transparent" style:font-size-asian="10pt" style:font-weight-asian="normal" style:font-size-complex="10pt" style:font-weight-complex="normal"/>
    </style:style>
    <style:style style:name="P111" style:family="paragraph" style:parent-style-name="Standard">
      <style:paragraph-properties fo:margin-left="0cm" fo:margin-right="0.3cm" fo:text-indent="0cm" style:auto-text-indent="false"/>
      <style:text-properties style:use-window-font-color="true" style:text-line-through-style="none" style:font-name="Arial" fo:font-size="9pt" fo:language="en" fo:country="US" fo:font-style="normal" style:text-underline-style="none" fo:font-weight="normal" fo:background-color="transparent" style:font-name-asian="Helvetica" style:font-size-asian="9pt" style:font-style-asian="normal" style:font-weight-asian="normal" style:font-name-complex="Helvetica" style:font-size-complex="9pt" style:font-style-complex="normal" style:font-weight-complex="normal"/>
    </style:style>
    <style:style style:name="P112" style:family="paragraph" style:parent-style-name="Standard">
      <style:paragraph-properties fo:margin-left="0cm" fo:margin-right="0.3cm" fo:text-indent="0cm" style:auto-text-indent="false"/>
      <style:text-properties fo:font-size="10pt" fo:language="en" fo:country="US" fo:font-weight="normal" fo:background-color="transparent" style:font-name-asian="Arial1" style:font-size-asian="10pt" style:font-weight-asian="normal" style:font-name-complex="Arial1" style:font-size-complex="10pt" style:font-weight-complex="normal"/>
    </style:style>
    <style:style style:name="P113" style:family="paragraph" style:parent-style-name="Standard">
      <style:paragraph-properties fo:margin-left="0cm" fo:margin-right="0.3cm" fo:text-indent="0cm" style:auto-text-indent="false"/>
      <style:text-properties fo:font-size="9pt" fo:background-color="transparent" style:font-size-asian="7.84999990463257pt" style:font-size-complex="9pt"/>
    </style:style>
    <style:style style:name="P114" style:family="paragraph" style:parent-style-name="Table_20_Contents">
      <style:paragraph-properties loext:contextual-spacing="false" fo:margin-left="0cm" fo:margin-right="0.3cm" fo:margin-top="0cm" fo:margin-bottom="0cm" fo:text-align="justify" style:justify-single-word="false" fo:text-indent="0cm" style:auto-text-indent="false" text:number-lines="false" text:line-number="0"/>
      <style:text-properties style:font-name="Arial" fo:font-size="9pt" fo:language="en" fo:country="US" fo:background-color="transparent" style:font-name-asian="Mangal" style:font-size-asian="9pt" style:font-name-complex="Mangal" style:font-size-complex="9pt"/>
    </style:style>
    <style:style style:name="P115" style:family="paragraph" style:parent-style-name="Table_20_Contents">
      <style:paragraph-properties fo:margin-left="0cm" fo:margin-right="0.3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16" style:family="paragraph" style:parent-style-name="Table_20_Contents">
      <style:paragraph-properties fo:text-align="center" style:justify-single-word="false" fo:background-color="#dddddd">
        <style:background-image/>
      </style:paragraph-properties>
      <style:text-properties style:font-name="Arial" fo:font-size="9pt" fo:language="en" fo:country="US" style:font-name-asian="Arial1" style:font-size-asian="9pt" style:font-name-complex="Arial1" style:font-size-complex="9pt"/>
    </style:style>
    <style:style style:name="P117" style:family="paragraph" style:parent-style-name="Table_20_Contents">
      <style:paragraph-properties fo:text-align="center" style:justify-single-word="false" fo:background-color="#dddddd">
        <style:background-image/>
      </style:paragraph-properties>
      <style:text-properties style:font-name="Arial" fo:font-size="9pt" fo:language="en" fo:country="US" fo:background-color="transparent" style:font-name-asian="Arial1" style:font-size-asian="9pt" style:font-name-complex="Arial1" style:font-size-complex="9pt"/>
    </style:style>
    <style:style style:name="P118" style:family="paragraph" style:parent-style-name="Standard">
      <style:paragraph-properties fo:margin-left="0.318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119" style:family="paragraph" style:parent-style-name="Text_20_body">
      <style:paragraph-properties fo:margin-left="0cm" fo:margin-right="0cm" fo:text-indent="0cm" style:auto-text-indent="false"/>
      <style:text-properties fo:font-size="9pt" fo:language="en" fo:country="US" style:font-size-asian="9pt" style:font-size-complex="9pt"/>
    </style:style>
    <style:style style:name="P120" style:family="paragraph" style:parent-style-name="Text_20_body">
      <style:paragraph-properties fo:margin-left="0cm" fo:margin-right="0cm" fo:text-align="justify" style:justify-single-word="false" fo:text-indent="0cm" style:auto-text-indent="false"/>
      <style:text-properties style:text-line-through-style="none" style:font-name="Arial" fo:font-size="9pt" fo:language="en" fo:country="US" style:text-underline-style="none" fo:font-weight="normal" fo:background-color="transparent" style:font-name-asian="Helvetica" style:font-size-asian="9pt" style:font-weight-asian="normal" style:font-name-complex="Helvetica" style:font-size-complex="9pt" style:font-weight-complex="normal"/>
    </style:style>
    <style:style style:name="P121" style:family="paragraph" style:parent-style-name="Text_20_body">
      <style:paragraph-properties fo:margin-left="0cm" fo:margin-right="0cm" fo:text-indent="0cm" style:auto-text-indent="false"/>
      <style:text-properties style:font-name="Arial2" fo:font-size="9pt" fo:language="en" fo:country="US" fo:background-color="transparent" style:font-size-asian="9pt" style:font-size-complex="9pt"/>
    </style:style>
    <style:style style:name="P122" style:family="paragraph" style:parent-style-name="Text_20_body">
      <style:paragraph-properties fo:margin-left="0cm" fo:margin-right="0cm" fo:text-indent="0cm" style:auto-text-indent="false"/>
      <style:text-properties style:font-name="Arial" fo:font-size="12pt" fo:language="en" fo:country="US" fo:font-weight="normal" fo:background-color="transparent" style:font-name-asian="Arial1" style:font-size-asian="12pt" style:font-weight-asian="normal" style:font-name-complex="Arial1" style:font-size-complex="12pt" style:font-weight-complex="normal"/>
    </style:style>
    <style:style style:name="P123" style:family="paragraph" style:parent-style-name="Text_20_body">
      <style:paragraph-properties fo:margin-left="0cm" fo:margin-right="0cm" fo:text-indent="0cm" style:auto-text-indent="fals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124" style:family="paragraph" style:parent-style-name="Text_20_body">
      <style:paragraph-properties fo:margin-left="0cm" fo:margin-right="0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25" style:family="paragraph" style:parent-style-name="Standard">
      <style:paragraph-properties fo:margin-left="0cm" fo:margin-right="0cm" fo:text-align="justify" style:justify-single-word="false" fo:text-indent="0cm" style:auto-text-indent="false"/>
      <style:text-properties style:text-line-through-style="none" style:font-name="Arial" fo:font-size="9pt" fo:language="en" fo:country="US" style:text-underline-style="none" fo:font-weight="normal" fo:background-color="transparent" style:font-name-asian="Helvetica" style:font-size-asian="9pt" style:font-weight-asian="normal" style:font-name-complex="Helvetica" style:font-size-complex="9pt" style:font-weight-complex="normal"/>
    </style:style>
    <style:style style:name="P126" style:family="paragraph" style:parent-style-name="Standard">
      <style:paragraph-properties fo:margin-left="0cm" fo:margin-right="0cm" fo:text-indent="0cm" style:auto-text-indent="false"/>
      <style:text-properties style:use-window-font-color="true" style:text-line-through-style="none" style:font-name="Arial" fo:font-size="9pt" fo:language="en" fo:country="US" fo:font-style="normal" style:text-underline-style="none" fo:font-weight="normal" fo:background-color="transparent" style:font-name-asian="Helvetica" style:font-size-asian="9pt" style:font-style-asian="normal" style:font-weight-asian="normal" style:font-name-complex="Helvetica" style:font-size-complex="9pt" style:font-style-complex="normal" style:font-weight-complex="normal"/>
    </style:style>
    <style:style style:name="P127" style:family="paragraph" style:parent-style-name="Standard">
      <style:paragraph-properties fo:margin-left="0cm" fo:margin-right="0cm" fo:text-indent="0cm" style:auto-text-indent="false"/>
      <style:text-properties style:font-name="Arial" fo:font-size="10pt" fo:language="en" fo:country="none" fo:font-weight="normal" fo:background-color="transparent" style:font-size-asian="10pt" style:font-weight-asian="normal" style:font-size-complex="10pt" style:font-weight-complex="normal"/>
    </style:style>
    <style:style style:name="P128" style:family="paragraph" style:parent-style-name="Table_20_Contents">
      <style:paragraph-properties fo:margin-left="0cm" fo:margin-right="0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29" style:family="paragraph" style:parent-style-name="Contents_20_1">
      <style:paragraph-properties>
        <style:tab-stops>
          <style:tab-stop style:position="18cm" style:type="right" style:leader-style="dotted" style:leader-text="."/>
        </style:tab-stops>
      </style:paragraph-properties>
    </style:style>
    <style:style style:name="P130" style:family="paragraph" style:parent-style-name="Standard" style:list-style-name="L10">
      <style:text-properties style:use-window-font-color="true"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31" style:family="paragraph" style:parent-style-name="Standard" style:list-style-name="L11">
      <style:text-properties style:use-window-font-color="true"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32" style:family="paragraph" style:parent-style-name="Standard" style:list-style-name="L13">
      <style:text-properties style:use-window-font-color="true"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33" style:family="paragraph" style:parent-style-name="Standard" style:list-style-name="L14">
      <style:text-properties style:use-window-font-color="true"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34" style:family="paragraph" style:parent-style-name="Standard" style:list-style-name="L11">
      <style:text-properties fo:language="en" fo:country="US" fo:background-color="transparent"/>
    </style:style>
    <style:style style:name="P135" style:family="paragraph" style:parent-style-name="Standard" style:list-style-name="L12">
      <style:text-properties fo:language="en" fo:country="US" fo:background-color="transparent"/>
    </style:style>
    <style:style style:name="P136" style:family="paragraph" style:parent-style-name="Standard" style:list-style-name="L9">
      <style:paragraph-properties fo:margin-left="0cm" fo:margin-right="0.3cm" fo:text-indent="0cm" style:auto-text-indent="false"/>
      <style:text-properties fo:font-size="9pt" fo:language="en" fo:country="US" fo:background-color="transparent" style:font-size-asian="9pt" style:font-size-complex="9pt"/>
    </style:style>
    <style:style style:name="P137" style:family="paragraph" style:parent-style-name="Text_20_body" style:list-style-name="L1">
      <style:text-properties style:font-name="Arial" fo:font-size="9pt" fo:language="en" fo:country="US" fo:background-color="transparent" style:font-name-asian="Arial1" style:font-size-asian="9pt" style:font-name-complex="Arial1" style:font-size-complex="9pt"/>
    </style:style>
    <style:style style:name="P138" style:family="paragraph" style:parent-style-name="Text_20_body" style:list-style-name="L8">
      <style:paragraph-properties fo:margin-left="0cm" fo:margin-right="0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39" style:family="paragraph" style:parent-style-name="Table_20_Contents" style:list-style-name="L2">
      <style:text-properties style:font-name="Arial" fo:font-size="9pt" fo:background-color="transparent" style:font-name-asian="Arial1" style:font-size-asian="9pt" style:font-name-complex="Arial1" style:font-size-complex="9pt"/>
    </style:style>
    <style:style style:name="P140" style:family="paragraph" style:parent-style-name="Table_20_Contents" style:list-style-name="L3">
      <style:text-properties style:font-name="Arial" fo:font-size="9pt" fo:background-color="transparent" style:font-name-asian="Arial1" style:font-size-asian="9pt" style:font-name-complex="Arial1" style:font-size-complex="9pt"/>
    </style:style>
    <style:style style:name="P141" style:family="paragraph" style:parent-style-name="Table_20_Contents" style:list-style-name="L4">
      <style:text-properties style:font-name="Arial" fo:font-size="9pt" fo:background-color="transparent" style:font-name-asian="Arial1" style:font-size-asian="9pt" style:font-name-complex="Arial1" style:font-size-complex="9pt"/>
    </style:style>
    <style:style style:name="P142" style:family="paragraph" style:parent-style-name="Table_20_Contents" style:list-style-name="L6">
      <style:text-properties style:font-name="Arial" fo:font-size="9pt" fo:background-color="#ffffcc" style:font-name-asian="Arial1" style:font-size-asian="9pt" style:font-name-complex="Arial1" style:font-size-complex="9pt"/>
    </style:style>
    <style:style style:name="P143" style:family="paragraph" style:parent-style-name="Table_20_Contents" style:list-style-name="L7">
      <style:text-properties style:font-name="Arial" fo:font-size="9pt" fo:background-color="#ffffcc" style:font-name-asian="Arial1" style:font-size-asian="9pt" style:font-name-complex="Arial1" style:font-size-complex="9pt"/>
    </style:style>
    <style:style style:name="P144" style:family="paragraph" style:parent-style-name="Table_20_Contents" style:list-style-name="L15">
      <style:text-properties style:font-name="Arial" fo:font-size="9pt" fo:language="en" fo:country="US" style:font-name-asian="Arial1" style:font-size-asian="9pt" style:font-name-complex="Arial1" style:font-size-complex="9pt"/>
    </style:style>
    <style:style style:name="P145" style:family="paragraph" style:parent-style-name="Table_20_Contents" style:list-style-name="L16">
      <style:text-properties style:font-name="Arial" fo:font-size="9pt" fo:language="en" fo:country="US" style:font-name-asian="Arial1" style:font-size-asian="9pt" style:font-name-complex="Arial1" style:font-size-complex="9pt"/>
    </style:style>
    <style:style style:name="P146" style:family="paragraph" style:parent-style-name="Table_20_Contents" style:list-style-name="L17">
      <style:text-properties style:font-name="Arial" fo:font-size="9pt" fo:language="en" fo:country="US" style:font-name-asian="Arial1" style:font-size-asian="9pt" style:font-name-complex="Arial1" style:font-size-complex="9pt"/>
    </style:style>
    <style:style style:name="P147" style:family="paragraph" style:parent-style-name="Table_20_Contents" style:list-style-name="L5">
      <style:text-properties fo:color="#000000" fo:font-size="9pt" fo:background-color="transparent" style:font-size-asian="9pt" style:font-size-complex="9pt"/>
    </style:style>
    <style:style style:name="P148" style:family="paragraph" style:parent-style-name="Table_20_Contents">
      <style:text-properties fo:color="#000000" style:font-name="Arial" fo:font-size="9pt" fo:language="en" fo:country="US" style:font-name-asian="Arial1" style:font-size-asian="9pt" style:font-name-complex="Arial1" style:font-size-complex="9pt"/>
    </style:style>
    <style:style style:name="P149" style:family="paragraph" style:parent-style-name="Heading_20_1">
      <style:paragraph-properties fo:background-color="#dddddd">
        <style:background-image/>
      </style:paragraph-properties>
      <style:text-properties style:font-name="Arial" fo:language="en" fo:country="US"/>
    </style:style>
    <style:style style:name="P150" style:family="paragraph" style:parent-style-name="Heading_20_1">
      <style:paragraph-properties fo:background-color="#dddddd">
        <style:background-image/>
      </style:paragraph-properties>
      <style:text-properties style:font-name="Arial" fo:language="en" fo:country="US" fo:font-weight="bold" style:font-weight-asian="bold" style:font-weight-complex="bold"/>
    </style:style>
    <style:style style:name="P151" style:family="paragraph" style:parent-style-name="Heading_20_1">
      <style:paragraph-properties fo:background-color="#dddddd">
        <style:background-image/>
      </style:paragraph-properties>
      <style:text-properties style:font-name="Arial" fo:font-size="11pt" fo:language="en" fo:country="US" fo:font-style="normal" style:font-name-asian="Mangal" style:font-size-asian="11pt" style:font-style-asian="normal" style:font-name-complex="Mangal" style:font-size-complex="11pt" style:font-style-complex="normal"/>
    </style:style>
    <style:style style:name="P152" style:family="paragraph" style:parent-style-name="Heading_20_1">
      <style:paragraph-properties fo:break-before="page" fo:background-color="#dddddd">
        <style:background-image/>
      </style:paragraph-properties>
      <style:text-properties style:font-name="Arial" fo:language="en" fo:country="US"/>
    </style:style>
    <style:style style:name="P153" style:family="paragraph">
      <style:paragraph-properties fo:text-align="center"/>
      <style:text-properties style:text-line-through-style="none" style:font-name="Arial" fo:font-size="12pt" fo:font-style="normal" style:text-underline-style="none" fo:font-weight="normal"/>
    </style:style>
    <style:style style:name="T1" style:family="text">
      <style:text-properties fo:font-size="9pt" fo:font-style="italic" style:font-name-asian="Mangal" style:font-size-asian="9pt" style:font-style-asian="italic" style:font-name-complex="Mangal" style:font-size-complex="9pt" style:font-style-complex="italic"/>
    </style:style>
    <style:style style:name="T2" style:family="text">
      <style:text-properties fo:font-size="9pt" fo:font-style="italic" style:font-name-asian="Arial" style:font-size-asian="9pt" style:font-style-asian="italic" style:font-name-complex="Arial" style:font-size-complex="9pt" style:font-style-complex="italic"/>
    </style:style>
    <style:style style:name="T3" style:family="text">
      <style:text-properties fo:font-size="9pt" fo:font-style="italic" fo:background-color="transparent" style:font-name-asian="Mangal" style:font-size-asian="9pt" style:font-style-asian="italic" style:font-name-complex="Mangal" style:font-size-complex="9pt" style:font-style-complex="italic" loext:char-shading-value="0"/>
    </style:style>
    <style:style style:name="T4" style:family="text">
      <style:text-properties fo:font-size="9pt" fo:font-style="italic" fo:background-color="transparent" style:font-name-asian="Arial" style:font-size-asian="9pt" style:font-style-asian="italic" style:font-name-complex="Arial" style:font-size-complex="9pt" style:font-style-complex="italic" loext:char-shading-value="0"/>
    </style:style>
    <style:style style:name="T5" style:family="text">
      <style:text-properties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T6" style:family="text">
      <style:text-properties fo:font-size="9pt" style:font-size-asian="9pt" style:font-size-complex="9pt"/>
    </style:style>
    <style:style style:name="T7" style:family="text">
      <style:text-properties fo:font-size="9pt" fo:background-color="transparent" style:font-name-asian="Arial1" style:font-size-asian="9pt" style:font-name-complex="Arial1" style:font-size-complex="9pt" loext:char-shading-value="0"/>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loext:char-shading-value="0"/>
    </style:style>
    <style:style style:name="T10" style:family="text">
      <style:text-properties fo:font-weight="bold" style:font-name-asian="Arial1" style:font-weight-asian="bold" style:font-name-complex="Arial1" style:font-weight-complex="bold"/>
    </style:style>
    <style:style style:name="T11" style:family="text">
      <style:text-properties style:text-outline="false" style:text-line-through-style="none" fo:font-size="9pt"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T12" style:family="text">
      <style:text-properties style:text-outline="false" style:text-line-through-style="none"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T13" style:family="text">
      <style:text-properties fo:font-size="10pt" style:font-name-asian="Arial" style:font-size-asian="10pt" style:font-name-complex="Arial" style:font-size-complex="10pt"/>
    </style:style>
    <style:style style:name="T14" style:family="text">
      <style:text-properties fo:font-size="10pt" fo:font-style="italic" style:font-name-asian="Arial" style:font-size-asian="10pt" style:font-style-asian="italic" style:font-name-complex="Arial" style:font-size-complex="10pt" style:font-style-complex="italic"/>
    </style:style>
    <style:style style:name="T15" style:family="text">
      <style:text-properties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16" style:family="text">
      <style:text-properties style:font-name="Arial"/>
    </style:style>
    <style:style style:name="T17" style:family="text">
      <style:text-properties style:font-name="Arial" fo:font-size="9pt" style:font-name-asian="Arial1" style:font-size-asian="9pt" style:font-name-complex="Arial1" style:font-size-complex="9pt"/>
    </style:style>
    <style:style style:name="T18" style:family="text">
      <style:text-properties style:font-name="Arial" fo:font-size="10pt" style:font-name-asian="Arial1" style:font-size-asian="10pt" style:font-name-complex="Arial1" style:font-size-complex="10pt"/>
    </style:style>
    <style:style style:name="T19" style:family="text">
      <style:text-properties style:font-name="Arial" fo:font-weight="normal" style:font-weight-asian="normal" style:font-weight-complex="normal"/>
    </style:style>
    <style:style style:name="T20" style:family="text">
      <style:text-properties fo:color="#000000"/>
    </style:style>
    <style:style style:name="T21" style:family="text">
      <style:text-properties fo:color="#000000"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fo:background-color="transparent" style:font-weight-asian="normal" style:font-weight-complex="normal" loext:char-shading-value="0"/>
    </style:style>
    <style:style style:name="T24" style:family="text">
      <style:text-properties fo:font-weight="normal" fo:background-color="transparent" style:font-name-asian="Arial1" style:font-weight-asian="normal" style:font-name-complex="Arial1" style:font-weight-complex="normal" loext:char-shading-value="0"/>
    </style:style>
    <style:style style:name="T25" style:family="text">
      <style:text-properties fo:font-weight="normal" style:font-name-asian="Arial1" style:font-weight-asian="normal" style:font-name-complex="Arial1" style:font-weight-complex="normal"/>
    </style:style>
    <style:style style:name="T26" style:family="text">
      <style:text-properties style:use-window-font-color="true"/>
    </style:style>
    <style:style style:name="T27" style:family="text">
      <style:text-properties style:use-window-font-color="true" style:font-name="Arial" fo:font-size="10pt" fo:font-weight="normal" style:font-name-asian="Arial1" style:font-size-asian="10pt" style:font-weight-asian="normal" style:font-name-complex="Arial1" style:font-size-complex="10pt" style:font-weight-complex="normal"/>
    </style:style>
    <style:style style:name="T28" style:family="text">
      <style:text-properties style:font-name-asian="Arial1" style:font-name-complex="Arial1"/>
    </style:style>
    <style:style style:name="T29" style:family="text">
      <style:text-properties style:font-name-asian="Arial1" style:font-name-complex="Arial1" loext:char-shading-value="0"/>
    </style:style>
    <style:style style:name="T30" style:family="text">
      <style:text-properties fo:background-color="transparent" loext:char-shading-value="0"/>
    </style:style>
    <style:style style:name="T31" style:family="text">
      <style:text-properties fo:background-color="transparent" style:font-name-asian="Arial1" style:font-name-complex="Arial1" loext:char-shading-value="0"/>
    </style:style>
    <style:style style:name="T32" style:family="text">
      <style:text-properties style:text-line-through-style="none"/>
    </style:style>
    <style:style style:name="T33" style:family="text">
      <style:text-properties fo:color="#ff33ff"/>
    </style:style>
    <style:style style:name="T34" style:family="text">
      <style:text-properties fo:font-style="italic" style:font-style-asian="italic" style:font-style-complex="italic"/>
    </style:style>
    <style:style style:name="T35" style:family="text">
      <style:text-properties fo:language="en" fo:country="none"/>
    </style:style>
    <style:style style:name="T36" style:family="text">
      <style:text-properties style:font-name="Consolas" style:font-name-asian="Consolas" style:font-name-complex="Consolas"/>
    </style:style>
    <style:style style:name="T37" style:family="text">
      <style:text-properties style:font-name-asian="Consolas" style:font-name-complex="Consolas"/>
    </style:style>
    <style:style style:name="fr1" style:family="graphic" style:parent-style-name="Graphics">
      <style:graphic-properties style:run-through="foreground" style:protect="content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ge"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Standard" form:apply-filter="true" form:ignore-result="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lozi knjiznico" form:control-implementation="ooo:com.sun.star.form.component.CommandButton" xml:id="control1" form:id="control1" form:label="Nalozi knjiznico" form:printable="false" office:target-frame="" xlink:href="" form:image-data="" form:default-button="true" form:toggle="true" form:delay-for-repeat="PT0S" form:image-position="center">
            <form:properties>
              <form:property form:property-name="DefaultControl" office:value-type="string" office:string-value="com.sun.star.form.control.CommandButton"/>
              <form:property form:property-name="State" office:value-type="float" office:value="1"/>
            </form:properties>
            <office:event-listeners>
              <script:event-listener script:language="ooo:script" script:event-name="dom:mouseup" xlink:href="vnd.sun.star.script:Standard.Module1.AddLib?language=Basic&amp;location=document" xlink:type="simple"/>
            </office:event-listeners>
          </form:button>
        </form:form>
      </office:forms>
      <text:tracked-changes text:track-changes="false">
        <text:changed-region xml:id="ct257788312" text:id="ct257788312">
          <text:deletion>
            <office:change-info>
              <dc:creator>Vildana Sulić Kenk</dc:creator>
              <dc:date>2015-12-04T08:20:00</dc:date>
            </office:change-info>
            <text:p text:style-name="P1"/>
            <text:p text:style-name="P2"/>
          </text:deletion>
        </text:changed-region>
        <text:changed-region xml:id="ct257787584" text:id="ct257787584">
          <text:deletion>
            <office:change-info>
              <dc:creator>Vildana Sulić Kenk</dc:creator>
              <dc:date>2015-12-03T15:53:00</dc:date>
            </office:change-info>
            <text:p text:style-name="P1"/>
            <text:p text:style-name="P3"/>
            <text:p text:style-name="P3"/>
            <text:p text:style-name="P3"/>
            <text:p text:style-name="P3"/>
            <text:p text:style-name="P3"/>
            <text:p text:style-name="P4"/>
            <text:p text:style-name="P4"/>
            <text:p text:style-name="P3"/>
            <text:p text:style-name="P3"/>
            <text:p text:style-name="P1"/>
          </text:deletion>
        </text:changed-region>
        <text:changed-region xml:id="ct257783632" text:id="ct257783632">
          <text:deletion>
            <office:change-info>
              <dc:creator>Vildana Sulić Kenk</dc:creator>
              <dc:date>2015-12-04T08:13:00</dc:date>
            </office:change-info>
            <text:p text:style-name="P1"/>
            <text:p text:style-name="P1"/>
          </text:deletion>
        </text:changed-region>
        <text:changed-region xml:id="ct257783216" text:id="ct257783216">
          <text:deletion>
            <office:change-info>
              <dc:creator>Vildana Sulić Kenk</dc:creator>
              <dc:date>2015-12-04T08:20: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81" draw:name="Shape1" draw:style-name="gr1" draw:text-style-name="P153" svg:width="3.987cm" svg:height="0.555cm" svg:x="0.499cm" svg:y="0.3cm" draw:control="control1"/>
      <text:table-of-content text:style-name="Sect1" text:protected="true" text:name="Kazalo vsebine1">
        <text:table-of-content-source text:outline-level="10">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Kazalo vsebine1_Head">
            <text:p text:style-name="Contents_20_Heading">Content</text:p>
          </text:index-title>
          <text:p text:style-name="P129">1 <text:a xlink:type="simple" xlink:href="#__RefHeading__51160_1975039690" text:style-name="Internet_20_link" text:visited-style-name="Internet_20_link">SW REVISION LEVEL HISTORY / OVERVIEW</text:a><text:tab/>2</text:p>
          <text:p text:style-name="P129">2 <text:a xlink:type="simple" xlink:href="#__RefHeading__51162_1975039690" text:style-name="Internet_20_link" text:visited-style-name="Internet_20_link">SYSTEM MODULE (SYS), id. 99828</text:a><text:tab/>3</text:p>
          <text:p text:style-name="P129">3 <text:a xlink:type="simple" xlink:href="#__RefHeading__51164_1975039690" text:style-name="Internet_20_link" text:visited-style-name="Internet_20_link">POWER SUPPLY MODULE (EC20), id. 99804</text:a><text:tab/>46</text:p>
          <text:p text:style-name="P129">4 <text:a xlink:type="simple" xlink:href="#__RefHeading__51166_1975039690" text:style-name="Internet_20_link" text:visited-style-name="Internet_20_link">INPUT / OUTPUT CONTROL MODULE (IOC), id. 99372</text:a><text:tab/>58</text:p>
          <text:p text:style-name="P129">5 <text:a xlink:type="simple" xlink:href="#__RefHeading__51168_1975039690" text:style-name="Internet_20_link" text:visited-style-name="Internet_20_link">ENERGY METER MODULE (EM), id. 99815</text:a><text:tab/>64</text:p>
          <text:p text:style-name="P129">6 <text:a xlink:type="simple" xlink:href="#__RefHeading__51170_1975039690" text:style-name="Internet_20_link" text:visited-style-name="Internet_20_link">DIODE LASER MODULE (DL), id. 99831</text:a><text:tab/>67</text:p>
          <text:p text:style-name="P129">7 <text:a xlink:type="simple" xlink:href="#__RefHeading__51172_1975039690" text:style-name="Internet_20_link" text:visited-style-name="Internet_20_link">FOOT SWITCH PRO (FSW), id. 99765, 99766</text:a><text:tab/>75</text:p>
          <text:p text:style-name="P129">8 <text:a xlink:type="simple" xlink:href="#__RefHeading__51174_1975039690" text:style-name="Internet_20_link" text:visited-style-name="Internet_20_link">BOOTUTIL PKG, id. 103241</text:a><text:tab/>78</text:p>
        </text:index-body>
      </text:table-of-content>
      <text:list xml:id="list3811104151338256988" text:style-name="Outline">
        <text:list-header>
          <text:h text:style-name="P149" text:outline-level="1" text:is-list-header="true"/>
        </text:list-header>
        <text:list-item>
          <text:h text:style-name="P152" text:outline-level="1"><text:bookmark-start text:name="__RefHeading__51160_1975039690"/>SW REVISION LEVEL HISTORY / OVERVIEW<text:bookmark-end text:name="__RefHeading__51160_1975039690"/></text:h>
        </text:list-item>
      </text:list>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table-cell table:style-name="Tabela4.A1" table:number-rows-spanned="2" office:value-type="string">
            <text:p text:style-name="P7">SW release</text:p>
          </table:table-cell>
          <table:table-cell table:style-name="Tabela4.A1" table:number-rows-spanned="2" office:value-type="string">
            <text:p text:style-name="P7"><text:a xlink:type="simple" xlink:href="#2.System MODULE (SYS), id. 99828|outline" text:style-name="Internet_20_link" text:visited-style-name="Visited_20_Internet_20_Link">SYS</text:a></text:p>
          </table:table-cell>
          <table:table-cell table:style-name="Tabela4.A1" table:number-rows-spanned="2" office:value-type="string">
            <text:p text:style-name="P7"><text:a xlink:type="simple" xlink:href="#3.POWER SUPPLY MODULE (EC20), id. 99804|outline" text:style-name="Internet_20_link" text:visited-style-name="Visited_20_Internet_20_Link">EC20</text:a></text:p>
          </table:table-cell>
          <table:table-cell table:style-name="Tabela4.A1" table:number-rows-spanned="2" office:value-type="string">
            <text:p text:style-name="P7"><text:a xlink:type="simple" xlink:href="#4.INPUT / output control module (IOC), id. 99372|outline" text:style-name="Internet_20_link" text:visited-style-name="Visited_20_Internet_20_Link">IOC</text:a></text:p>
          </table:table-cell>
          <table:table-cell table:style-name="Tabela4.A1" table:number-rows-spanned="2" office:value-type="string">
            <text:p text:style-name="P7"><text:a xlink:type="simple" xlink:href="#5.Energy meter module (em), id. 99815|outline" text:style-name="Internet_20_link" text:visited-style-name="Visited_20_Internet_20_Link">EM</text:a></text:p>
          </table:table-cell>
          <table:table-cell table:style-name="Tabela4.A1" table:number-rows-spanned="2" office:value-type="string">
            <text:p text:style-name="P7"><text:a xlink:type="simple" xlink:href="#6.Diode laser module (dl), id. 99831|outline" text:style-name="Internet_20_link" text:visited-style-name="Visited_20_Internet_20_Link">DL</text:a></text:p>
          </table:table-cell>
          <table:table-cell table:style-name="Tabela4.A1" table:number-columns-spanned="2" office:value-type="string">
            <text:p text:style-name="P7"><text:a xlink:type="simple" xlink:href="#7.Foot switch pro (FSW), id. 99765, 99766|outline" text:style-name="Internet_20_link" text:visited-style-name="Visited_20_Internet_20_Link">FSW</text:a></text:p>
          </table:table-cell>
          <table:covered-table-cell/>
          <table:table-cell table:style-name="Tabela4.A1" table:number-rows-spanned="2" office:value-type="string">
            <text:p text:style-name="P7"><text:a xlink:type="simple" xlink:href="#8.BOOTUTIL PKG, id. 103241|outline" text:style-name="Internet_20_link" text:visited-style-name="Visited_20_Internet_20_Link">BOOTUTIL PKG</text:a></text:p>
          </table:table-cell>
          <table:table-cell table:style-name="Tabela4.J1" table:number-rows-spanned="2" office:value-type="string" table:protected="true">
            <text:p text:style-name="P6">Change request</text:p>
          </table:table-cell>
        </table:table-row>
        <table:table-row>
          <table:covered-table-cell/>
          <table:covered-table-cell/>
          <table:covered-table-cell/>
          <table:covered-table-cell/>
          <table:covered-table-cell/>
          <table:covered-table-cell/>
          <table:table-cell table:style-name="Tabela4.G2" office:value-type="string">
            <text:p text:style-name="P26">TX</text:p>
          </table:table-cell>
          <table:table-cell table:style-name="Tabela4.G2" office:value-type="string">
            <text:p text:style-name="P26">RX</text:p>
          </table:table-cell>
          <table:covered-table-cell/>
          <table:covered-table-cell/>
        </table:table-row>
        <table:table-row>
          <table:table-cell table:style-name="Tabela4.G2" table:number-rows-spanned="6" office:value-type="string">
            <text:p text:style-name="P26">/</text:p>
          </table:table-cell>
          <table:table-cell table:style-name="Tabela4.G2" office:value-type="string">
            <text:p text:style-name="P26">0.1.0</text:p>
          </table:table-cell>
          <table:table-cell table:style-name="Tabela4.G2" office:value-type="string">
            <text:p text:style-name="P14">0.7.0</text:p>
          </table:table-cell>
          <table:table-cell table:style-name="Tabela4.G2" office:value-type="string">
            <text:p text:style-name="P14">0.11</text:p>
          </table:table-cell>
          <table:table-cell table:style-name="Tabela4.G2" office:value-type="string">
            <text:p text:style-name="P14">0.6.0</text:p>
          </table:table-cell>
          <table:table-cell table:style-name="Tabela4.G2" office:value-type="string">
            <text:p text:style-name="P14">0.1.0</text:p>
          </table:table-cell>
          <table:table-cell table:style-name="Tabela4.G2" office:value-type="string">
            <text:p text:style-name="P14">0.1</text:p>
          </table:table-cell>
          <table:table-cell table:style-name="Tabela4.G2" office:value-type="string">
            <text:p text:style-name="P14">0.1</text:p>
          </table:table-cell>
          <table:table-cell table:style-name="Tabela4.G2" table:number-rows-spanned="6" office:value-type="string">
            <text:p text:style-name="P27">1.0.0</text:p>
          </table:table-cell>
          <table:table-cell table:style-name="Tabela4.J3" office:value-type="string">
            <text:p text:style-name="P14">Develop. phase (20. 09. 17)</text:p>
          </table:table-cell>
        </table:table-row>
        <table:table-row>
          <table:covered-table-cell/>
          <table:table-cell table:style-name="Tabela4.G2" office:value-type="string">
            <text:p text:style-name="P7">0.4.0</text:p>
          </table:table-cell>
          <table:table-cell table:style-name="Tabela4.G2" office:value-type="string">
            <text:p text:style-name="P7">0.8.0</text:p>
          </table:table-cell>
          <table:table-cell table:style-name="Tabela4.G2" office:value-type="string">
            <text:p text:style-name="P7">0.13</text:p>
          </table:table-cell>
          <table:table-cell table:style-name="Tabela4.G2" office:value-type="string">
            <text:p text:style-name="P14">0.6.0</text:p>
          </table:table-cell>
          <table:table-cell table:style-name="Tabela4.G2" office:value-type="string">
            <text:p text:style-name="P7">0.2.0</text:p>
          </table:table-cell>
          <table:table-cell table:style-name="Tabela4.G2" office:value-type="string">
            <text:p text:style-name="P7">0.2</text:p>
          </table:table-cell>
          <table:table-cell table:style-name="Tabela4.G2" office:value-type="string">
            <text:p text:style-name="P7">0.2</text:p>
          </table:table-cell>
          <table:covered-table-cell/>
          <table:table-cell table:style-name="Tabela4.J3" office:value-type="string">
            <text:p text:style-name="P14">Develop. phase<text:line-break/>(27. 03. 18)</text:p>
          </table:table-cell>
        </table:table-row>
        <table:table-row>
          <table:covered-table-cell/>
          <table:table-cell table:style-name="Tabela4.G2" office:value-type="string">
            <text:p text:style-name="P7">0.5.7</text:p>
          </table:table-cell>
          <table:table-cell table:style-name="Tabela4.G2" office:value-type="string">
            <text:p text:style-name="P7">0.8.6</text:p>
          </table:table-cell>
          <table:table-cell table:style-name="Tabela4.G2" office:value-type="string">
            <text:p text:style-name="P7">0.20</text:p>
          </table:table-cell>
          <table:table-cell table:style-name="Tabela4.G2" office:value-type="string">
            <text:p text:style-name="P7">0.8.0</text:p>
          </table:table-cell>
          <table:table-cell table:style-name="Tabela4.G2" office:value-type="string">
            <text:p text:style-name="P7">0.3.0</text:p>
          </table:table-cell>
          <table:table-cell table:style-name="Tabela4.G5" office:value-type="string">
            <text:p text:style-name="P27">0.2</text:p>
          </table:table-cell>
          <table:table-cell table:style-name="Tabela4.G5" office:value-type="string">
            <text:p text:style-name="P27">0.2</text:p>
          </table:table-cell>
          <table:covered-table-cell/>
          <table:table-cell table:style-name="Tabela4.J3" office:value-type="string">
            <text:p text:style-name="P14">Develop. phase<text:line-break/>(<text:span text:style-name="T20">20</text:span>. 08. 18)</text:p>
          </table:table-cell>
        </table:table-row>
        <table:table-row>
          <table:covered-table-cell/>
          <table:table-cell table:style-name="Tabela4.G2" office:value-type="string">
            <text:p text:style-name="P11">0.6.17</text:p>
          </table:table-cell>
          <table:table-cell table:style-name="Tabela4.G2" office:value-type="string">
            <text:p text:style-name="P11">0.8.16</text:p>
          </table:table-cell>
          <table:table-cell table:style-name="Tabela4.G2" office:value-type="string">
            <text:p text:style-name="P11">0.23</text:p>
          </table:table-cell>
          <table:table-cell table:style-name="Tabela4.G5" office:value-type="string">
            <text:p text:style-name="P11">0.10.0</text:p>
          </table:table-cell>
          <table:table-cell table:style-name="Tabela4.G2" office:value-type="string">
            <text:p text:style-name="P11">0.4.0</text:p>
          </table:table-cell>
          <table:table-cell table:style-name="Tabela4.G5" office:value-type="string">
            <text:p text:style-name="P27">0.2</text:p>
          </table:table-cell>
          <table:table-cell table:style-name="Tabela4.G5" office:value-type="string">
            <text:p text:style-name="P27">0.2</text:p>
          </table:table-cell>
          <table:covered-table-cell/>
          <table:table-cell table:style-name="Tabela4.J6" office:value-type="string">
            <text:p text:style-name="P14">Develop. phase <text:s/>(23. 11. 18)</text:p>
          </table:table-cell>
        </table:table-row>
        <table:table-row>
          <table:covered-table-cell/>
          <table:table-cell table:style-name="Tabela4.G2" office:value-type="string">
            <text:p text:style-name="P11">0.7.12</text:p>
          </table:table-cell>
          <table:table-cell table:style-name="Tabela4.G2" office:value-type="string">
            <text:p text:style-name="P11">0.8.19</text:p>
          </table:table-cell>
          <table:table-cell table:style-name="Tabela4.G2" office:value-type="string">
            <text:p text:style-name="P11">0.26</text:p>
          </table:table-cell>
          <table:table-cell table:style-name="Tabela4.G5" office:value-type="string">
            <text:p text:style-name="P11">0.11.0</text:p>
          </table:table-cell>
          <table:table-cell table:style-name="Tabela4.G2" office:value-type="string">
            <text:p text:style-name="P11">0.4.5</text:p>
          </table:table-cell>
          <table:table-cell table:style-name="Tabela4.G5" office:value-type="string">
            <text:p text:style-name="P11">0.3</text:p>
          </table:table-cell>
          <table:table-cell table:style-name="Tabela4.G5" office:value-type="string">
            <text:p text:style-name="P27">0.2</text:p>
          </table:table-cell>
          <table:covered-table-cell/>
          <table:table-cell table:style-name="Tabela4.J7" office:value-type="string">
            <text:p text:style-name="P116">Develop. phase <text:span text:style-name="T32">– release for testing house</text:span> (18. 03. 19)</text:p>
          </table:table-cell>
        </table:table-row>
        <table:table-row>
          <table:covered-table-cell/>
          <table:table-cell table:style-name="Tabela4.G5" office:value-type="string">
            <text:p text:style-name="P11">0.8.57</text:p>
          </table:table-cell>
          <table:table-cell table:style-name="Tabela4.G5" office:value-type="string">
            <text:p text:style-name="P11">0.8.31</text:p>
          </table:table-cell>
          <table:table-cell table:style-name="Tabela4.G5" office:value-type="string">
            <text:p text:style-name="P11">0.29</text:p>
          </table:table-cell>
          <table:table-cell table:style-name="Tabela4.G5" office:value-type="string">
            <text:p text:style-name="P11">0.14.2</text:p>
          </table:table-cell>
          <table:table-cell table:style-name="Tabela4.G5" office:value-type="string">
            <text:p text:style-name="P11">0.4.13</text:p>
          </table:table-cell>
          <table:table-cell table:style-name="Tabela4.G5" office:value-type="string">
            <text:p text:style-name="P27">0.3</text:p>
          </table:table-cell>
          <table:table-cell table:style-name="Tabela4.G5" office:value-type="string">
            <text:p text:style-name="P27">0.2</text:p>
          </table:table-cell>
          <table:covered-table-cell/>
          <table:table-cell table:style-name="Tabela4.J6" office:value-type="string">
            <text:p text:style-name="P14">Develop. phase (02. 07. 19)</text:p>
          </table:table-cell>
        </table:table-row>
        <table:table-row>
          <table:table-cell table:style-name="Tabela4.G5" office:value-type="string">
            <text:p text:style-name="P11">1.0.</text:p>
          </table:table-cell>
          <table:table-cell table:style-name="Tabela4.G5" office:value-type="string">
            <text:p text:style-name="P11">1.0.1</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2</text:p>
          </table:table-cell>
          <table:table-cell table:style-name="Tabela4.J7" office:value-type="string">
            <text:p text:style-name="P117">Official</text:p>
            <text:p text:style-name="P117">production</text:p>
            <text:p text:style-name="P117">release (27. 8. 19)</text:p>
          </table:table-cell>
        </table:table-row>
        <table:table-row>
          <table:table-cell table:style-name="Tabela4.G5" office:value-type="string">
            <text:p text:style-name="P11">1.1.</text:p>
          </table:table-cell>
          <table:table-cell table:style-name="Tabela4.G5" office:value-type="string">
            <text:p text:style-name="P11">1.0.3</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14">I-8674</text:p>
          </table:table-cell>
        </table:table-row>
        <table:table-row>
          <table:table-cell table:style-name="Tabela4.G5" office:value-type="string">
            <text:p text:style-name="P11">1.2.</text:p>
          </table:table-cell>
          <table:table-cell table:style-name="Tabela4.G5" office:value-type="string">
            <text:p text:style-name="P11">1.0.4</text:p>
          </table:table-cell>
          <table:table-cell table:style-name="Tabela4.G5" office:value-type="string">
            <text:p text:style-name="P11">1.0.3</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19">I-8768</text:p>
          </table:table-cell>
        </table:table-row>
        <table:table-row>
          <table:table-cell table:style-name="Tabela4.G5" office:value-type="string">
            <text:p text:style-name="P11">1.3</text:p>
          </table:table-cell>
          <table:table-cell table:style-name="Tabela4.G5" office:value-type="string">
            <text:p text:style-name="P11">1.0.5</text:p>
          </table:table-cell>
          <table:table-cell table:style-name="Tabela4.G5" office:value-type="string">
            <text:p text:style-name="P27">1.0.3</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27">I-8746, I-9048</text:p>
          </table:table-cell>
        </table:table-row>
        <table:table-row>
          <table:table-cell table:style-name="Tabela4.G5" office:value-type="string">
            <text:p text:style-name="P11">1.4</text:p>
          </table:table-cell>
          <table:table-cell table:style-name="Tabela4.G5" office:value-type="string">
            <text:p text:style-name="P11">1.0.6</text:p>
          </table:table-cell>
          <table:table-cell table:style-name="Tabela4.G5" office:value-type="string">
            <text:p text:style-name="P11">1.0.8</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27">I-9112, I-9148</text:p>
          </table:table-cell>
        </table:table-row>
        <table:table-row>
          <table:table-cell table:style-name="Tabela4.G5" office:value-type="string">
            <text:p text:style-name="P11">1.5</text:p>
          </table:table-cell>
          <table:table-cell table:style-name="Tabela4.G5" office:value-type="string">
            <text:p text:style-name="P11">1.0.7</text:p>
          </table:table-cell>
          <table:table-cell table:style-name="Tabela4.G5" office:value-type="string">
            <text:p text:style-name="P27">1.0.8</text:p>
          </table:table-cell>
          <table:table-cell table:style-name="Tabela4.G5" office:value-type="string">
            <text:p text:style-name="P11">1.0.1</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27">I-9498</text:p>
          </table:table-cell>
        </table:table-row>
        <table:table-row>
          <table:table-cell table:style-name="Tabela4.G5" office:value-type="string">
            <text:p text:style-name="P11">1.6</text:p>
          </table:table-cell>
          <table:table-cell table:style-name="Tabela4.G5" office:value-type="string">
            <text:p text:style-name="P11">1.1.4</text:p>
          </table:table-cell>
          <table:table-cell table:style-name="Tabela4.G5" office:value-type="string">
            <text:p text:style-name="P11">1.0.22</text:p>
          </table:table-cell>
          <table:table-cell table:style-name="Tabela4.G5" office:value-type="string">
            <text:p text:style-name="P11">1.0.5</text:p>
          </table:table-cell>
          <table:table-cell table:style-name="Tabela4.G5" office:value-type="string">
            <text:p text:style-name="P27">1.0.0</text:p>
          </table:table-cell>
          <table:table-cell table:style-name="Tabela4.G5" office:value-type="string">
            <text:p text:style-name="P11">1.0.1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27">I-9369, I-<text:span text:style-name="T30">9614, I-9528</text:span></text:p>
          </table:table-cell>
        </table:table-row>
        <table:table-row>
          <table:table-cell table:style-name="Tabela4.G5" office:value-type="string">
            <text:p text:style-name="P11">1.7</text:p>
          </table:table-cell>
          <table:table-cell table:style-name="Tabela4.G5" office:value-type="string">
            <text:p text:style-name="P11">1.1.5</text:p>
          </table:table-cell>
          <table:table-cell table:style-name="Tabela4.G5" office:value-type="string">
            <text:p text:style-name="P11">1.0.22</text:p>
          </table:table-cell>
          <table:table-cell table:style-name="Tabela4.G5" office:value-type="string">
            <text:p text:style-name="P11">1.0.5</text:p>
          </table:table-cell>
          <table:table-cell table:style-name="Tabela4.G5" office:value-type="string">
            <text:p text:style-name="P27">1.0.0</text:p>
          </table:table-cell>
          <table:table-cell table:style-name="Tabela4.G5" office:value-type="string">
            <text:p text:style-name="P11">1.0.10</text:p>
          </table:table-cell>
          <table:table-cell table:style-name="Tabela4.G5" office:value-type="string">
            <text:p text:style-name="P11">1.0.1</text:p>
          </table:table-cell>
          <table:table-cell table:style-name="Tabela4.G5" office:value-type="string">
            <text:p text:style-name="P11">1.0.1</text:p>
          </table:table-cell>
          <table:table-cell table:style-name="Tabela4.G5" office:value-type="string">
            <text:p text:style-name="P27">1.0.2</text:p>
          </table:table-cell>
          <table:table-cell table:style-name="Tabela4.J6" office:value-type="string">
            <text:p text:style-name="P27">I-9731, I-9871</text:p>
          </table:table-cell>
        </table:table-row>
        <table:table-row>
          <table:table-cell table:style-name="Tabela4.G5" office:value-type="string">
            <text:p text:style-name="P11">1.8</text:p>
          </table:table-cell>
          <table:table-cell table:style-name="Tabela4.G5" office:value-type="string">
            <text:p text:style-name="P11">1.2.1</text:p>
          </table:table-cell>
          <table:table-cell table:style-name="Tabela4.G5" office:value-type="string">
            <text:p text:style-name="P27">1.1.0</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27">1.0.10</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10136</text:p>
          </table:table-cell>
        </table:table-row>
        <table:table-row>
          <table:table-cell table:style-name="Tabela4.G5" office:value-type="string">
            <text:p text:style-name="P11">1.9</text:p>
          </table:table-cell>
          <table:table-cell table:style-name="Tabela4.G5" office:value-type="string">
            <text:p text:style-name="P57">1.3.3</text:p>
          </table:table-cell>
          <table:table-cell table:style-name="Tabela4.G5" office:value-type="string">
            <text:p text:style-name="P27">1.1.0</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11">1.0.12</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9747</text:p>
          </table:table-cell>
        </table:table-row>
        <table:table-row>
          <table:table-cell table:style-name="Tabela4.G5" office:value-type="string">
            <text:p text:style-name="P11">1.10</text:p>
          </table:table-cell>
          <table:table-cell table:style-name="Tabela4.G5" office:value-type="string">
            <text:p text:style-name="P57">2.1.0</text:p>
          </table:table-cell>
          <table:table-cell table:style-name="Tabela4.G5" office:value-type="string">
            <text:p text:style-name="P11">1.1.8</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27">1.0.12</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9925</text:p>
          </table:table-cell>
        </table:table-row>
        <table:table-row>
          <table:table-cell table:style-name="Tabela4.G5" office:value-type="string">
            <text:p text:style-name="P11">1.11</text:p>
          </table:table-cell>
          <table:table-cell table:style-name="Tabela4.G5" office:value-type="string">
            <text:p text:style-name="P57">2.2.0</text:p>
          </table:table-cell>
          <table:table-cell table:style-name="Tabela4.G5" office:value-type="string">
            <text:p text:style-name="P27">1.1.8</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27">1.0.12</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10302</text:p>
          </table:table-cell>
        </table:table-row>
        <table:table-row>
          <table:table-cell table:style-name="Tabela4.G5" office:value-type="string">
            <text:p text:style-name="P11">1.12</text:p>
          </table:table-cell>
          <table:table-cell table:style-name="Tabela4.G5" office:value-type="string">
            <text:p text:style-name="P57">2.3.0</text:p>
          </table:table-cell>
          <table:table-cell table:style-name="Tabela4.G5" office:value-type="string">
            <text:p text:style-name="P27">1.1.8</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27">1.0.12</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10373</text:p>
          </table:table-cell>
        </table:table-row>
        <table:table-row>
          <table:table-cell table:style-name="Tabela4.G5" office:value-type="string">
            <text:p text:style-name="P11">1.13</text:p>
          </table:table-cell>
          <table:table-cell table:style-name="Tabela4.G5" office:value-type="string">
            <text:p text:style-name="P57">2.4.8</text:p>
          </table:table-cell>
          <table:table-cell table:style-name="Tabela4.G5" office:value-type="string">
            <text:p text:style-name="P27">1.1.8</text:p>
          </table:table-cell>
          <table:table-cell table:style-name="Tabela4.G5" office:value-type="string">
            <text:p text:style-name="P11">1.0.6</text:p>
          </table:table-cell>
          <table:table-cell table:style-name="Tabela4.G5" office:value-type="string">
            <text:p text:style-name="P27">1.0.0</text:p>
          </table:table-cell>
          <table:table-cell table:style-name="Tabela4.G5" office:value-type="string">
            <text:p text:style-name="P11">1.0.16</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10397, I-10611, I-10295</text:p>
          </table:table-cell>
        </table:table-row>
        <table:table-row>
          <table:table-cell table:style-name="Tabela4.G5" office:value-type="string">
            <text:p text:style-name="P11">1.14</text:p>
          </table:table-cell>
          <table:table-cell table:style-name="Tabela4.G5" office:value-type="string">
            <text:p text:style-name="P57">3.0.8</text:p>
          </table:table-cell>
          <table:table-cell table:style-name="Tabela4.G5" office:value-type="string">
            <text:p text:style-name="P11">1.2.4</text:p>
          </table:table-cell>
          <table:table-cell table:style-name="Tabela4.G5" office:value-type="string">
            <text:p text:style-name="P11">1.0.7</text:p>
          </table:table-cell>
          <table:table-cell table:style-name="Tabela4.G5" office:value-type="string">
            <text:p text:style-name="P27">1.0.0</text:p>
          </table:table-cell>
          <table:table-cell table:style-name="Tabela4.G5" office:value-type="string">
            <text:p text:style-name="P27">1.0.16</text:p>
          </table:table-cell>
          <table:table-cell table:style-name="Tabela4.G5" office:value-type="string">
            <text:p text:style-name="P27">1.0.1</text:p>
          </table:table-cell>
          <table:table-cell table:style-name="Tabela4.G5" office:value-type="string">
            <text:p text:style-name="P11">1.0.2</text:p>
          </table:table-cell>
          <table:table-cell table:style-name="Tabela4.G5" office:value-type="string">
            <text:p text:style-name="P27">1.0.2</text:p>
          </table:table-cell>
          <table:table-cell table:style-name="Tabela4.J6" office:value-type="string">
            <text:p text:style-name="P27">I-10730, <text:span text:style-name="T30">I-10804</text:span></text:p>
          </table:table-cell>
        </table:table-row>
        <table:table-row>
          <table:table-cell table:style-name="Tabela4.G5" office:value-type="string">
            <text:p text:style-name="P11">1.15</text:p>
          </table:table-cell>
          <table:table-cell table:style-name="Tabela4.G5" office:value-type="string">
            <text:p text:style-name="P57">3.1.1</text:p>
          </table:table-cell>
          <table:table-cell table:style-name="Tabela4.G5" office:value-type="string">
            <text:p text:style-name="P27">1.2.4</text:p>
          </table:table-cell>
          <table:table-cell table:style-name="Tabela4.G5" office:value-type="string">
            <text:p text:style-name="P27">1.0.7</text:p>
          </table:table-cell>
          <table:table-cell table:style-name="Tabela4.G5" office:value-type="string">
            <text:p text:style-name="P27">1.0.0</text:p>
          </table:table-cell>
          <table:table-cell table:style-name="Tabela4.G5" office:value-type="string">
            <text:p text:style-name="P11">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057</text:p>
          </table:table-cell>
        </table:table-row>
        <table:table-row>
          <table:table-cell table:style-name="Tabela4.G5" office:value-type="string">
            <text:p text:style-name="P11">1.16</text:p>
          </table:table-cell>
          <table:table-cell table:style-name="Tabela4.G5" office:value-type="string">
            <text:p text:style-name="P57">3.2.0</text:p>
          </table:table-cell>
          <table:table-cell table:style-name="Tabela4.G5" office:value-type="string">
            <text:p text:style-name="P11">1.3.1</text:p>
          </table:table-cell>
          <table:table-cell table:style-name="Tabela4.G5" office:value-type="string">
            <text:p text:style-name="P27">1.0.7</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229</text:p>
          </table:table-cell>
        </table:table-row>
        <table:table-row>
          <table:table-cell table:style-name="Tabela4.A26" office:value-type="float" office:value="42736">
            <text:p text:style-name="P11">1.17</text:p>
          </table:table-cell>
          <table:table-cell table:style-name="Tabela4.G5" office:value-type="string">
            <text:p text:style-name="P57">3.3.3</text:p>
          </table:table-cell>
          <table:table-cell table:style-name="Tabela4.G5" office:value-type="string">
            <text:p text:style-name="P11">1.3.1</text:p>
          </table:table-cell>
          <table:table-cell table:style-name="Tabela4.G5" office:value-type="string">
            <text:p text:style-name="P11">1.0.8</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458</text:p>
          </table:table-cell>
        </table:table-row>
        <text:soft-page-break/>
        <table:table-row>
          <table:table-cell table:style-name="Tabela4.A26" office:value-type="float" office:value="0">
            <text:p text:style-name="P11">1.18</text:p>
          </table:table-cell>
          <table:table-cell table:style-name="Tabela4.G5" office:value-type="string">
            <text:p text:style-name="P57">3.4.2</text:p>
          </table:table-cell>
          <table:table-cell table:style-name="Tabela4.G5" office:value-type="string">
            <text:p text:style-name="P27">1.3.1</text:p>
          </table:table-cell>
          <table:table-cell table:style-name="Tabela4.G5" office:value-type="string">
            <text:p text:style-name="P27">1.0.8</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903</text:p>
          </table:table-cell>
        </table:table-row>
        <table:table-row>
          <table:table-cell table:style-name="Tabela4.A26" office:value-type="float" office:value="0">
            <text:p text:style-name="P11">1.19</text:p>
          </table:table-cell>
          <table:table-cell table:style-name="Tabela4.G5" office:value-type="string">
            <text:p text:style-name="P60">3.4.2</text:p>
          </table:table-cell>
          <table:table-cell table:style-name="Tabela4.G5" office:value-type="string">
            <text:p text:style-name="P11">1.3.4</text:p>
          </table:table-cell>
          <table:table-cell table:style-name="Tabela4.G5" office:value-type="string">
            <text:p text:style-name="P27">1.0.8</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986</text:p>
          </table:table-cell>
        </table:table-row>
        <table:table-row>
          <table:table-cell table:style-name="Tabela4.A26" office:value-type="float" office:value="0">
            <text:p text:style-name="P11">1.20</text:p>
          </table:table-cell>
          <table:table-cell table:style-name="Tabela4.G5" office:value-type="string">
            <text:p text:style-name="P58">3.5.0</text:p>
          </table:table-cell>
          <table:table-cell table:style-name="Tabela4.G5" office:value-type="string">
            <text:p text:style-name="P29">X.X.X</text:p>
          </table:table-cell>
          <table:table-cell table:style-name="Tabela4.G5" office:value-type="string">
            <text:p text:style-name="P29">X.X.X</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9">I-12436</text:p>
          </table:table-cell>
        </table:table-row>
      </table:table>
      <text:p text:style-name="P85"/>
      <text:p text:style-name="P85"/>
      <text:list xml:id="list29661910" text:continue-numbering="true" text:style-name="Outline">
        <text:list-item>
          <text:h text:style-name="P149" text:outline-level="1"><text:bookmark-start text:name="__RefHeading__51162_1975039690"/>SYSTEM MODULE (SYS), id. <text:span text:style-name="T26">99828</text:span><text:bookmark-end text:name="__RefHeading__51162_1975039690"/></text:h>
        </text:list-item>
      </text:list>
      <table:table table:name="Tabela5" table:style-name="Tabela5">
        <table:table-column table:style-name="Tabela5.A"/>
        <table:table-column table:style-name="Tabela5.B"/>
        <table:table-row>
          <table:table-cell table:style-name="Tabela5.A1" office:value-type="string" table:protected="true">
            <text:p text:style-name="P8">SW version</text:p>
          </table:table-cell>
          <table:table-cell table:style-name="Tabela5.A1" office:value-type="string">
            <text:p text:style-name="P15">Development version 0.1.0</text:p>
          </table:table-cell>
        </table:table-row>
        <table:table-row>
          <table:table-cell table:style-name="Tabela5.A1" office:value-type="string" table:protected="true">
            <text:p text:style-name="P15">Previous official version</text:p>
          </table:table-cell>
          <table:table-cell table:style-name="Tabela5.A1" office:value-type="string">
            <text:p text:style-name="P15">/</text:p>
          </table:table-cell>
        </table:table-row>
        <table:table-row>
          <table:table-cell table:style-name="Tabela5.A1" office:value-type="string" table:protected="true">
            <text:p text:style-name="P8">Change request</text:p>
          </table:table-cell>
          <table:table-cell table:style-name="Tabela5.A1" office:value-type="string">
            <text:p text:style-name="P13">Project status on 20. 09. 2017</text:p>
          </table:table-cell>
        </table:table-row>
        <table:table-row>
          <table:table-cell table:style-name="Tabela5.A4" office:value-type="string" table:protected="true">
            <text:p text:style-name="P15">Filename</text:p>
          </table:table-cell>
          <table:table-cell table:style-name="Tabela5.A4" office:value-type="string">
            <text:p text:style-name="P42">Modules:<text:line-break/><text:span text:style-name="T22">shared-backend.so</text:span></text:p>
            <text:p text:style-name="P42"><text:span text:style-name="T22">shared-frontend.so<text:line-break/>shared-listed_components.so<text:line-break/>shared-syscontroller.so</text:span><text:line-break/>Plugins:<text:line-break/><text:span text:style-name="T22">PluginModuleSkyPulseFrontend.so<text:line-break/>PluginModlueSkyPulseMain.so</text:span><text:line-break/><text:span text:style-name="T22">PluginModuleSkyPulseService.so</text:span></text:p>
            <text:p text:style-name="P43"><text:span text:style-name="T22">PluginModuleSkyPulseSysController.so</text:span><text:line-break/>Resources:<text:line-break/><text:span text:style-name="T23">BasicKeyboard.qml, BasicKeyboardButton.qml, BasicSlider.qml, BootChooser.qml, BootScreenStateMachine.qml, BootSlider.qml, BusyIndicator.qml, CodesParser.qml, ControlsScreen.qml, Error.qml, ErrorParser.qml, Main.qml, MainScreen.qml, Main</text:span><text:span text:style-name="T22">ScreenStateMachine.qml, MainScreenTest.qml, MainStatusBar.qml, Notification.qml, PatternUnlocker.qml, ProcedureGroupsMenuDelegate.qml, <text:s/><text:tab/>ProcedureMenuDelegate.qml, ProceduresScreen.qml, QuickSettingsScreen.qml, SelectDateDelegate.qml, SelectLanguageDelegate.qml, SelectTimeDelegate.qml, ServiceConsoleMenuDelegate.qml, ServiceMenuDelegate.qml, ServiceScreen.qml, ServiceScreenStateMachine.qml, ServiceSubMenuDelegate.qml, SettingsController.qml, SettingsMenuDelegate.qml, SettingsSoundVolumeDelegate.qml, SettingsSubMenuDateDelegate.qml, SettingsSubMenuDelegate.qml, SettingsSubMenuLanguageDelegate.qml, SettingsSubMenuTimeDelegate.qml, SoftwareInfoDelegate.qml, SoundPlayer.qml, TestMainScreen.qml, TestSimpleButton.qml, TestSimpleDialog.qml, TestSimpleSlider.qml, UIStyle.qml, VideoPlayer.qml,</text:span></text:p>
            <text:p text:style-name="P43"><text:span text:style-name="T22">procedures_data.json, acn.json, service_menu.json, settings_menu.json <text:s text:c="6"/></text:span><text:line-break/>Executable:<text:line-break/><text:span text:style-name="T22">skypulseapp</text:span></text:p>
          </table:table-cell>
        </table:table-row>
        <table:table-row>
          <table:table-cell table:style-name="Tabela5.A5" table:number-columns-spanned="2" office:value-type="string" table:protected="true">
            <text:p text:style-name="P8">Build environment</text:p>
          </table:table-cell>
          <table:covered-table-cell/>
        </table:table-row>
        <table:table-row>
          <table:table-cell table:style-name="Tabela5.A6" office:value-type="string" table:protected="true">
            <text:p text:style-name="P15">Compiler</text:p>
          </table:table-cell>
          <table:table-cell table:style-name="Tabela5.A5" office:value-type="string">
            <text:p text:style-name="P24">arm-buildroot-linux-gnueabi-g++ 4.8.5</text:p>
          </table:table-cell>
        </table:table-row>
        <table:table-row>
          <table:table-cell table:style-name="Tabela5.A6" office:value-type="string" table:protected="true">
            <text:p text:style-name="P15">Middleware</text:p>
          </table:table-cell>
          <table:table-cell table:style-name="Tabela5.A5" office:value-type="string">
            <text:p text:style-name="P15">Qt Library 5.7.0</text:p>
          </table:table-cell>
        </table:table-row>
        <table:table-row>
          <table:table-cell table:style-name="Tabela5.A6" office:value-type="string" table:protected="true">
            <text:p text:style-name="P15">Other development tool / version changed?</text:p>
          </table:table-cell>
          <table:table-cell table:style-name="Tabela5.A5" office:value-type="string">
            <text:p text:style-name="P15">No</text:p>
          </table:table-cell>
        </table:table-row>
      </table:table>
      <text:p text:style-name="P85"/>
      <text:p text:style-name="P85"/>
      <text:p text:style-name="P85"/>
      <table:table table:name="TabTasks" table:style-name="TabTasks">
        <table:table-column table:style-name="TabTasks.A" table:number-columns-repeated="2"/>
        <table:table-column table:style-name="TabTasks.C"/>
        <table:table-header-rows>
          <table:table-row>
            <table:table-cell table:style-name="TabTasks.A1" office:value-type="string" table:protected="true">
              <text:p text:style-name="P8">Issue / Task</text:p>
            </table:table-cell>
            <table:table-cell table:style-name="TabTasks.A1" office:value-type="string" table:protected="true">
              <text:p text:style-name="P8">Implementation / Comment</text:p>
            </table:table-cell>
            <table:table-cell table:style-name="TabTasks.C1" office:value-type="string" table:protected="true">
              <text:p text:style-name="P15"><text:span text:style-name="T8">Status</text:span> <text:s text:c="3"/>(development / release)</text:p>
            </table:table-cell>
          </table:table-row>
        </table:table-header-rows>
        <table:table-row>
          <table:table-cell table:style-name="TabTasks.A2" office:value-type="string">
            <text:p text:style-name="P15">Set-up framework for main application. </text:p>
          </table:table-cell>
          <table:table-cell table:style-name="TabTasks.A2" office:value-type="string">
            <text:p text:style-name="P15">Logic for procedures menu/steps/modes is<text:line-break/>implemented. Various plugins for backend (C++) to frontend (qml) communication and vice versa are implemented.</text:p>
            <text:p text:style-name="P15">Some of the visual components of the GUI are implemented – console controller, slider, central dial control, video player, sound settings, <text:s/>display of errors/warnings. Additionally, handling of debug messages and timeouts is implemented. </text:p>
            <text:p text:style-name="P15">Top-level state machine framework for handling device operating states is implemented. Support for various text translations (languages) is added. </text:p>
            <text:p text:style-name="P15"/>
          </table:table-cell>
          <table:table-cell table:style-name="TabTasks.C2" table:number-rows-spanned="12" office:value-type="string">
            <text:p text:style-name="P13">Development phase</text:p>
            <text:p text:style-name="P3"/>
            <text:p text:style-name="P13"/>
          </table:table-cell>
        </table:table-row>
        <table:table-row>
          <table:table-cell table:style-name="TabTasks.A2" office:value-type="string">
            <text:p text:style-name="P15">Implement framework for handling the logic for settings and procedures for transitions between menus and modes (including service mode).</text:p>
            <text:p text:style-name="P15"/>
          </table:table-cell>
          <table:table-cell table:style-name="TabTasks.A2" office:value-type="string">
            <text:p text:style-name="P15">Shared backend module implemented. It includes settings controller and logic for different procedures - <text:s/>menu/submenu changes, steps, transitions between modes. <text:line-break/></text:p>
            <text:p text:style-name="P15">Controller for service console is also implemented. </text:p>
          </table:table-cell>
          <table:covered-table-cell/>
        </table:table-row>
        <table:table-row>
          <table:table-cell table:style-name="TabTasks.A2" office:value-type="string">
            <text:p text:style-name="P15">Implement framework for handling the logic for GUI components.</text:p>
            <text:p text:style-name="P15"/>
          </table:table-cell>
          <table:table-cell table:style-name="TabTasks.A2" office:value-type="string">
            <text:p text:style-name="P15">Frontend shared module implemented. It includes frontend timer logic and model (console controller with basic keyboard, boot chooser and slider, <text:s/>codes and error parser, date/time controller, quick settings menu, logic and graphics for handling notifications, sound player, service menu).</text:p>
          </table:table-cell>
          <table:covered-table-cell/>
        </table:table-row>
        <table:table-row>
          <table:table-cell table:style-name="TabTasks.A2" office:value-type="string">
            <text:p text:style-name="P15">Implement communication interface for communication with all peripheral modules via CAN and interface for handling with all I/O data.</text:p>
            <text:p text:style-name="P15"/>
          </table:table-cell>
          <table:table-cell table:style-name="TabTasks.A2" office:value-type="string">
            <text:p text:style-name="P15">CAN raw socket communication is implemented. </text:p>
            <text:p text:style-name="P15"/>
            <text:p text:style-name="P15">Controller for handling different communication events (i.e., energy measurement, parameters, states, temperature and version) <text:s/>for EC20 module is implemented. <text:line-break/></text:p>
            <text:p text:style-name="P15">Controller for handling different communication events (i.e., energy measurements, parameters, states) <text:s/>for EM module is implemented.<text:line-break/></text:p>
            <text:p text:style-name="P15">Controller for handling different communication events (i.e., footswitch, spray (water/air), states) for IOC module is implemented.</text:p>
          </table:table-cell>
          <table:covered-table-cell/>
        </table:table-row>
        <table:table-row>
          <table:table-cell table:style-name="TabTasks.A2" office:value-type="string">
            <text:p text:style-name="P15">Support for read/write operations and <text:s/>for manipulating with all non-volatile data. </text:p>
          </table:table-cell>
          <table:table-cell table:style-name="TabTasks.A2" office:value-type="string">
            <text:p text:style-name="P15">Shared listed components library implemented. It consists of a parser and resource controller for handling all read/write operations (with backup and salted hash protection). </text:p>
          </table:table-cell>
          <table:covered-table-cell/>
        </table:table-row>
        <table:table-row>
          <table:table-cell table:style-name="TabTasks.A2" table:number-columns-spanned="2" office:value-type="string">
            <text:p text:style-name="P15">GUI part:</text:p>
          </table:table-cell>
          <table:covered-table-cell/>
          <table:covered-table-cell/>
        </table:table-row>
        <table:table-row>
          <table:table-cell table:style-name="TabTasks.A2" office:value-type="string">
            <text:p text:style-name="P15">GUI dial control</text:p>
          </table:table-cell>
          <table:table-cell table:style-name="TabTasks.A2" office:value-type="string">
            <text:p text:style-name="P15">Supports parameter up/down control, interval markers, discrete value parameter setting (this can be used for non-linear behavior)</text:p>
          </table:table-cell>
          <table:covered-table-cell/>
        </table:table-row>
        <table:table-row>
          <table:table-cell table:style-name="TabTasks.A2" office:value-type="string">
            <text:p text:style-name="P15">GUI up/down button</text:p>
          </table:table-cell>
          <table:table-cell table:style-name="TabTasks.A2" office:value-type="string">
            <text:p text:style-name="P15">Up/down button with autorepeat feature (may be used instead of dial up/down controls)</text:p>
          </table:table-cell>
          <table:covered-table-cell/>
        </table:table-row>
        <table:table-row>
          <table:table-cell table:style-name="TabTasks.A2" office:value-type="string">
            <text:p text:style-name="P15">GUI slider</text:p>
          </table:table-cell>
          <table:table-cell table:style-name="TabTasks.A2" office:value-type="string">
            <text:p text:style-name="P15">Slider control, based on QML Slider</text:p>
          </table:table-cell>
          <table:covered-table-cell/>
        </table:table-row>
        <table:table-row>
          <table:table-cell table:style-name="TabTasks.A2" office:value-type="string">
            <text:p text:style-name="P15">GUI sound</text:p>
          </table:table-cell>
          <table:table-cell table:style-name="TabTasks.A2" office:value-type="string">
            <text:p text:style-name="P15">.wav sound player, based on Qt class QAudioOutput</text:p>
          </table:table-cell>
          <table:covered-table-cell/>
        </table:table-row>
        <table:table-row>
          <table:table-cell table:style-name="TabTasks.A2" office:value-type="string">
            <text:p text:style-name="P15">GUI video player</text:p>
          </table:table-cell>
          <table:table-cell table:style-name="TabTasks.A2" office:value-type="string">
            <text:p text:style-name="P15">Video file player, based on QML MediaPlayer and QML VideoOutput. Supports play, pause, rewind, seek.</text:p>
          </table:table-cell>
          <table:covered-table-cell/>
        </table:table-row>
        <table:table-row>
          <table:table-cell table:style-name="TabTasks.A2" office:value-type="string">
            <text:p text:style-name="P15">GUI virtual keyboard</text:p>
          </table:table-cell>
          <table:table-cell table:style-name="TabTasks.A2" office:value-type="string">
            <text:p text:style-name="P15">The SkyPulse virtual keyboard is based on Qt multilingual virtual keyboard. Due to licensing issues, it is implemented as a separate program, that communicates with the GUI application through the inter-process communication channels.</text:p>
          </table:table-cell>
          <table:covered-table-cell/>
        </table:table-row>
      </table:table>
      <text:p text:style-name="P85"/>
      <text:p text:style-name="P85"/>
      <text:p text:style-name="P85"><text:tab/>-------------------------------------------------------------------------------------------------------------------------------------------</text:p>
      <text:p text:style-name="P85"/>
      <text:p text:style-name="P85"/>
      <table:table table:name="Tabela2" table:style-name="Tabela2">
        <table:table-column table:style-name="Tabela2.A"/>
        <table:table-column table:style-name="Tabela2.B"/>
        <table:table-row>
          <table:table-cell table:style-name="Tabela2.A1" office:value-type="string" table:protected="true">
            <text:p text:style-name="P6">SW version</text:p>
          </table:table-cell>
          <table:table-cell table:style-name="Tabela2.A1" office:value-type="string">
            <text:p text:style-name="P13">Development version 0.4.0</text:p>
          </table:table-cell>
        </table:table-row>
        <table:table-row>
          <table:table-cell table:style-name="Tabela2.A1" office:value-type="string" table:protected="true">
            <text:p text:style-name="P13">Previous official version</text:p>
          </table:table-cell>
          <table:table-cell table:style-name="Tabela2.A1" office:value-type="string">
            <text:p text:style-name="P13">Development version 0.1.0</text:p>
          </table:table-cell>
        </table:table-row>
        <table:table-row>
          <table:table-cell table:style-name="Tabela2.A1" office:value-type="string" table:protected="true">
            <text:p text:style-name="P6">Change request</text:p>
          </table:table-cell>
          <table:table-cell table:style-name="Tabela2.A1" office:value-type="string">
            <text:p text:style-name="P13">Project status on 27. 03. 2018</text:p>
          </table:table-cell>
        </table:table-row>
        <text:soft-page-break/>
        <table:table-row>
          <table:table-cell table:style-name="Tabela2.A4" office:value-type="string" table:protected="true">
            <text:p text:style-name="P13">Filename</text:p>
          </table:table-cell>
          <table:table-cell table:style-name="Tabela2.B4" office:value-type="string">
            <text:p text:style-name="P42">Modules:<text:line-break/><text:span text:style-name="T22">shared-backend.so</text:span></text:p>
            <text:p text:style-name="P47">shared-frontend.so<text:line-break/>shared-listed_components.so<text:line-break/>shared-syscontroller.so</text:p>
            <text:p text:style-name="P44">Plugins:</text:p>
            <text:p text:style-name="P105"><text:span text:style-name="T22">PluginModuleSkyPulseFrontend.so<text:line-break/>PluginModlueSkyPulseMain.so</text:span><text:line-break/><text:span text:style-name="T22">PluginModuleSkyPulseService.so</text:span></text:p>
            <text:p text:style-name="P43"><text:span text:style-name="T22">PluginModuleSkyPulseSysController.so</text:span><text:line-break/>Resources:<text:line-break/><text:span text:style-name="T22">BasicKeyboard.qml, BasicKeyboardButton.qml, BasicSlider.qml, <text:s/>BootScreenStateMachine.qml, BusyIndicator.qml, </text:span><text:span text:style-name="T23">CalibrationScreen.qml, CalibrationScreenStateMachine.qml, CalibrationSlider.qml, CentralDropDownMenu.qml, ChangeUserAuthorization.qml, </text:span><text:span text:style-name="T22">ControlsScreen.qml, </text:span><text:span text:style-name="T23">DataLoggerController.qml, EnergymeterCalibrationScreen.qml, EnergymeterCalibrationScreenStateMachine.qml, <text:s/>Error.qml, ErrorLogDelegate.qml, ErrorLogDelegateWithSeparator.qml, ErrorLogDelegateWithoutSeparator.qml, <text:s/>ErrorParser.qml, FavoriteDelegate.qml, FavoriteFolderDelegate.qml, HandpieceMenuDelegate.qml, LeftDropDownMenu.qml, Main.qml, MainBar.qml, MainScreen.qml, MainScreenOverlay.qml, MainScreenStateMachine.qml, MainScreenTest.qml, MainStatusBar.qml, ModifyButton.qml, Notification.qml, PatternUnlocker.qml, ProcedureGroupsExpertMenuDelegate.qml ProcedureGroupsMenuDelegate.qml, <text:s/><text:tab/>ProcedureMenuDelegate.qml, ProcedureModeMenuDelegate.qml, ProcedureStepMenuDelegate.qml, <text:s text:c="2"/>ProceduresScreen.qml, PulseCounterDelegate.qml, PulseCountersqml, PulseMenuDelegate.qml, QuickSettingsScreen.qml, RightDropDownMenu.qml,</text:span><text:span text:style-name="T22"> SelectDateDelegate.qml, SelectLanguageDelegate.qml, SelectTimeDelegate.qml, </text:span><text:span text:style-name="T23">SelectTimerDelegate.qml, SelfTestScreen.qml, SelfTestScreenStateMachine.qml, ServiceClearCalibrationDelegate.qml, ServiceClearEnergymeterCalibrationDelegate.qml, <text:s text:c="2"/>ServiceConsoleMenuDelegate.qml, ServiceDeleteCalibrationDelegate.qml, ServiceInfoDelegate.qml, <text:s/>ServiceMenuDelegate.qml, ServiceModalitiesDelegate.qml, ServicePulseCounterDelegate.qml, ServiceScreen.qml, ServiceScreenStateMachine.qml, ServiceSubMenuDelegate.qml, SettingsBrightnessDelegate.qml,</text:span><text:span text:style-name="T22"> SettingsMenuDelegate.qml, </text:span><text:span text:style-name="T23">SettingsPresentationVideoDelegate.qml, SettingsSoundVolumeDelegate.qml, SettingsSubMenuDateDelegate.qml, SettingsSubMenuDelegate.qml, SettingsSubMenuLanguageDelegate.qml, SettingsSubMenuTimeDelegate.qml, SettingsSubMenuUserDelegate.qml, SettingsSystemTimeoutsMenuDelegate.qml, </text:span><text:span text:style-name="T22">SoundPlayer.qml, </text:span><text:span text:style-name="T23">SysRegulatorController.qml, SystemInfo.qml, SystemInfoDelegate.qml, SystemTimeoutsDelegate.qml, <text:s/>TestMainScreen.qml, TestMainScreen2.qml, TestSimpleButton.qml, TestSimpleDialog.qml, TestSimpleSlider.qml, UIStyle.qml, VideoPlayer.qml, WavelengthMenuDelegate.qml,</text:span></text:p>
            <text:p text:style-name="P43"><text:span text:style-name="T24">handpieces_data.json, procedures_data.json, pulses_data.json, regimes_data.json, wavelengths_data.json</text:span><text:span text:style-name="T25">, </text:span><text:span text:style-name="T24">calibration_log.json, data_log.json </text:span><text:span text:style-name="T25">service_menu.json, settings_menu.json <text:s text:c="10"/><text:line-break/></text:span><text:span text:style-name="T28">Executable:</text:span><text:span text:style-name="T25"><text:line-break/>skypulseapp</text:span></text:p>
          </table:table-cell>
        </table:table-row>
        <table:table-row>
          <table:table-cell table:style-name="Tabela2.A5" table:number-columns-spanned="2" office:value-type="string" table:protected="true">
            <text:p text:style-name="P6">Build environment</text:p>
          </table:table-cell>
          <table:covered-table-cell/>
        </table:table-row>
        <table:table-row>
          <table:table-cell table:style-name="Tabela2.A6" office:value-type="string" table:protected="true">
            <text:p text:style-name="P13">Compiler</text:p>
          </table:table-cell>
          <table:table-cell table:style-name="Tabela2.A5" office:value-type="string">
            <text:p text:style-name="P24">Arm-buildroot-linux-gnueabi-g++ <text:span text:style-name="T30">5.4.0</text:span></text:p>
          </table:table-cell>
        </table:table-row>
        <table:table-row>
          <table:table-cell table:style-name="Tabela2.A6" office:value-type="string" table:protected="true">
            <text:p text:style-name="P13">Middleware</text:p>
          </table:table-cell>
          <table:table-cell table:style-name="Tabela2.A5" office:value-type="string">
            <text:p text:style-name="P15">Qt Library <text:span text:style-name="T30">5.9.2</text:span></text:p>
          </table:table-cell>
        </table:table-row>
        <table:table-row>
          <table:table-cell table:style-name="Tabela2.A6" office:value-type="string" table:protected="true">
            <text:p text:style-name="P13">Other development tool / version changed?</text:p>
          </table:table-cell>
          <table:table-cell table:style-name="Tabela2.A5" office:value-type="string">
            <text:p text:style-name="P15">No</text:p>
          </table:table-cell>
        </table:table-row>
      </table:table>
      <text:p text:style-name="P85"/>
      <text:p text:style-name="P85"/>
      <text:p text:style-name="P85"/>
      <text:p text:style-name="P85"/>
      <text:p text:style-name="P85"/>
      <text:p text:style-name="P85"/>
      <text:p text:style-name="P85"/>
      <table:table table:name="Tabela6" table:style-name="Tabela6">
        <table:table-column table:style-name="Tabela6.A" table:number-columns-repeated="2"/>
        <table:table-column table:style-name="Tabela6.C"/>
        <table:table-header-rows>
          <table:table-row>
            <table:table-cell table:style-name="Tabela6.A1" office:value-type="string" table:protected="true">
              <text:p text:style-name="P6">Issue / Task</text:p>
            </table:table-cell>
            <table:table-cell table:style-name="Tabela6.A1" office:value-type="string" table:protected="true">
              <text:p text:style-name="P6">Implementation / Comment</text:p>
            </table:table-cell>
            <table:table-cell table:style-name="Tabela6.C1" office:value-type="string" table:protected="true">
              <text:p text:style-name="P13"><text:span text:style-name="T8">Status</text:span> <text:s text:c="3"/>(development / release)</text:p>
            </table:table-cell>
          </table:table-row>
        </table:table-header-rows>
        <table:table-row>
          <table:table-cell table:style-name="Tabela6.A2" office:value-type="string">
            <text:p text:style-name="P13">New Qt Lib version</text:p>
          </table:table-cell>
          <table:table-cell table:style-name="Tabela6.A2" office:value-type="string">
            <text:p text:style-name="P13">Changes introduced with new version:</text:p>
            <text:p text:style-name="P13">- Qt library source files have been modified, so that the '/dev/null' device may be specified as input device (input devices are keyboard, mouse and touch screen). If '/dev/null' is specified as input device, then the Qt library assumes, that the respective device is not connected and does not try to detect it, nor does it report any errors.</text:p>
            <text:p text:style-name="P13">- Memory free error message on exit does not appear with Qt 5.9.2.</text:p>
          </table:table-cell>
          <table:table-cell table:style-name="Tabela6.C2" table:number-rows-spanned="24" office:value-type="string">
            <text:p text:style-name="P13">Development phase</text:p>
          </table:table-cell>
        </table:table-row>
        <table:table-row>
          <table:table-cell table:style-name="Tabela6.A2" office:value-type="string">
            <text:p text:style-name="P13">Implement framework for flash and laser calibration procedure as well as energymeter calibration</text:p>
          </table:table-cell>
          <table:table-cell table:style-name="Tabela6.A2" office:value-type="string">
            <text:p text:style-name="P25">Implemented flash / laser / energymeter calibration screen in Service Screen. Enabled input/output energy logging to screen and external storage device.</text:p>
            <text:p text:style-name="P25">Also implemented state machine for calibration flow control for various pulse modes. Calibration data saving with hash security implemented. Also, the calibration data can be cleared from service screen (energymeter and flash / laser separately). Energymeter and flash / laser calibration use the same interface class - new pulse modes (and their properties) can be easily added.</text:p>
            <text:p text:style-name="P25">Added utilities to facilitate data fitting for calibration (currently linear and polynomial least-squares fit methods applicable).</text:p>
            <text:p text:style-name="P25">Also started working on regulation controller framework.</text:p>
          </table:table-cell>
          <table:covered-table-cell/>
        </table:table-row>
        <table:table-row>
          <table:table-cell table:style-name="Tabela6.A2" office:value-type="string">
            <text:p text:style-name="P13">Implement framework for favorites handling (display, selection, saving, loading and various operations, i.e. copy, paste, delete...)</text:p>
          </table:table-cell>
          <table:table-cell table:style-name="Tabela6.A2" office:value-type="string">
            <text:p text:style-name="P13">Implemented dropdown menu for favorites display and exposed user operations that can be performed on favorites - favorites state machine implemented. </text:p>
          </table:table-cell>
          <table:covered-table-cell/>
        </table:table-row>
        <table:table-row>
          <table:table-cell table:style-name="Tabela6.A2" office:value-type="string">
            <text:p text:style-name="P13">Enable user authorization password change </text:p>
          </table:table-cell>
          <table:table-cell table:style-name="Tabela6.A2" office:value-type="string">
            <text:p text:style-name="P13">Enabled authorization password changed option from pulldown menu in Main Screen. Also added functionality to reset authorization password via reset code input.</text:p>
          </table:table-cell>
          <table:covered-table-cell/>
        </table:table-row>
        <table:table-row>
          <table:table-cell table:style-name="Tabela6.A2" office:value-type="string">
            <text:p text:style-name="P13">Implement controls screen according to input specifications.</text:p>
          </table:table-cell>
          <table:table-cell table:style-name="Tabela6.A2" office:value-type="string">
            <text:p text:style-name="P13">Implemented controls screen for Erbium (Center energy dial, Repetition dial, Water and Air dial) and Diode (Center power dial, PulseOn time dial, PulseOff time dial). User timer dial also implemented.</text:p>
          </table:table-cell>
          <table:covered-table-cell/>
        </table:table-row>
        <table:table-row>
          <table:table-cell table:style-name="Tabela6.A2" office:value-type="string">
            <text:p text:style-name="P13">Enable non-volatile logging support for various data (calibration, measurements, errors, etc...)</text:p>
          </table:table-cell>
          <table:table-cell table:style-name="Tabela6.A2" office:value-type="string">
            <text:p text:style-name="P13">Framework for data logging implemented - enabled saving calibration, error log and energy measurements data. Visual element and logic for error log implemented - user can load and view logged errors. Added error parser support for DL (Diode Laser). Error parser controller updated - errors grouped by Erbium / Diode / SYS errors.</text:p>
          </table:table-cell>
          <table:covered-table-cell/>
        </table:table-row>
        <table:table-row>
          <table:table-cell table:style-name="Tabela6.A2" office:value-type="string">
            <text:p text:style-name="P13">Enable user handpiece / wavelength / pulse mode selection</text:p>
          </table:table-cell>
          <table:table-cell table:style-name="Tabela6.A2" office:value-type="string">
            <text:p text:style-name="P13">Implemented main bar GUI component that enables selection of various wavelengths, pulse modes and handpieces. Also implemented</text:p>
            <text:p text:style-name="P13">framework for aforementioned data handling and loading. Additionally main status bar now shows selected handpiece / wavelength / pulse mode. Updated .json configuration data.</text:p>
          </table:table-cell>
          <table:covered-table-cell/>
        </table:table-row>
        <table:table-row>
          <table:table-cell table:style-name="Tabela6.A2" office:value-type="string">
            <text:p text:style-name="P13">Enable procedures selection</text:p>
          </table:table-cell>
          <table:table-cell table:style-name="Tabela6.A2" office:value-type="string">
            <text:p text:style-name="P13">Implemented framework for procedure menus handling, i.e. loading default and user procedures, saving user procedures. Preset select indicator shown if neither default or user procedure parameters are selected. Added expert menu selection button. Updated .json procedures configuration data.</text:p>
          </table:table-cell>
          <table:covered-table-cell/>
        </table:table-row>
        <table:table-row>
          <table:table-cell table:style-name="Tabela6.A2" office:value-type="string">
            <text:p text:style-name="P13">Add user timer functionality to main controls screen</text:p>
          </table:table-cell>
          <table:table-cell table:style-name="Tabela6.A2" office:value-type="string">
            <text:p text:style-name="P13">Implemented timer control which enables time selection with count-down during laser emission state. After timer elapses, the device transitions from emission state to ready state.</text:p>
          </table:table-cell>
          <table:covered-table-cell/>
        </table:table-row>
        <table:table-row>
          <table:table-cell table:style-name="Tabela6.A2" office:value-type="string">
            <text:p text:style-name="P13">Implement framework for self-test procedure</text:p>
          </table:table-cell>
          <table:table-cell table:style-name="Tabela6.A2" office:value-type="string">
            <text:p text:style-name="P13">Self-test procedure framework implemented. Currently supports only Erbium self-test.</text:p>
          </table:table-cell>
          <table:covered-table-cell/>
        </table:table-row>
        <table:table-row>
          <table:table-cell table:style-name="Tabela6.A2" office:value-type="string">
            <text:p text:style-name="P13">Service mode implementation for device maintenance</text:p>
          </table:table-cell>
          <table:table-cell table:style-name="Tabela6.A2" office:value-type="string">
            <text:p text:style-name="P13">State machine and service controller for service handling implemented. Added DL console support.</text:p>
          </table:table-cell>
          <table:covered-table-cell/>
        </table:table-row>
        <table:table-row>
          <table:table-cell table:style-name="Tabela6.A2" office:value-type="string">
            <text:p text:style-name="P13">Add graphics based on designer's proposal</text:p>
          </table:table-cell>
          <table:table-cell table:style-name="Tabela6.A2" office:value-type="string">
            <text:p text:style-name="P13">Various graphic icons and images added.</text:p>
          </table:table-cell>
          <table:covered-table-cell/>
        </table:table-row>
        <table:table-row>
          <table:table-cell table:style-name="Tabela6.A2" office:value-type="string">
            <text:p text:style-name="P13">Implement Erbium preheating parameters controller and main pwm frequency controller. Add support for cooling liquid temperature query.</text:p>
          </table:table-cell>
          <table:table-cell table:style-name="Tabela6.A2" office:value-type="string">
            <text:p text:style-name="P13">Implemented.</text:p>
          </table:table-cell>
          <table:covered-table-cell/>
        </table:table-row>
        <table:table-row>
          <table:table-cell table:style-name="Tabela6.A2" office:value-type="string">
            <text:p text:style-name="P13">Implement controller for Diode Laser (DL)</text:p>
          </table:table-cell>
          <table:table-cell table:style-name="Tabela6.A2" office:value-type="string">
            <text:p text:style-name="P13">DL state controller implemented. Also implemented controller for setting parameters (pulse off / on time and power).</text:p>
          </table:table-cell>
          <table:covered-table-cell/>
        </table:table-row>
        <table:table-row>
          <table:table-cell table:style-name="Tabela6.A2" office:value-type="string">
            <text:p text:style-name="P13">Enable distinction between Erbium and Diode operating mode</text:p>
          </table:table-cell>
          <table:table-cell table:style-name="Tabela6.A2" office:value-type="string">
            <text:p text:style-name="P13">Implemented operation mode controller.</text:p>
          </table:table-cell>
          <table:covered-table-cell/>
        </table:table-row>
        <table:table-row>
          <table:table-cell table:style-name="Tabela6.A2" office:value-type="string">
            <text:p text:style-name="P13">Service menu</text:p>
          </table:table-cell>
          <table:table-cell table:style-name="Tabela6.A2" office:value-type="string">
            <text:p text:style-name="P54">- Added info screen.</text:p>
            <text:p text:style-name="P54">- Added pulse counters with reset button.</text:p>
          </table:table-cell>
          <table:covered-table-cell/>
        </table:table-row>
        <table:table-row>
          <table:table-cell table:style-name="Tabela6.A2" office:value-type="string">
            <text:p text:style-name="P13">Command line processing</text:p>
          </table:table-cell>
          <table:table-cell table:style-name="Tabela6.A2" office:value-type="string">
            <text:p text:style-name="P119">Various version info can be displayed on standard output.</text:p>
          </table:table-cell>
          <table:covered-table-cell/>
        </table:table-row>
        <table:table-row>
          <table:table-cell table:style-name="Tabela6.A2" office:value-type="string">
            <text:p text:style-name="P54">Application exit</text:p>
          </table:table-cell>
          <table:table-cell table:style-name="Tabela6.A2" office:value-type="string">
            <text:p text:style-name="P54">It is possible to exit the application from the GUI.</text:p>
          </table:table-cell>
          <table:covered-table-cell/>
        </table:table-row>
        <table:table-row>
          <table:table-cell table:style-name="Tabela6.A2" office:value-type="string">
            <text:p text:style-name="P54">Settings menu</text:p>
          </table:table-cell>
          <table:table-cell table:style-name="Tabela6.A2" office:value-type="string">
            <text:p text:style-name="P54">- <text:s/>Added pulse counters.</text:p>
            <text:p text:style-name="P54">- <text:s/>Added display brightness setting.<text:line-break/>- Added ready-to-standby and standby-to-low-power timeout settings.</text:p>
            <text:p text:style-name="P54">- <text:s/>Added user name setting.</text:p>
          </table:table-cell>
          <table:covered-table-cell/>
        </table:table-row>
        <table:table-row>
          <table:table-cell table:style-name="Tabela6.A2" office:value-type="string">
            <text:p text:style-name="P54">Virtual keyboard</text:p>
            <text:p text:style-name="P54"/>
          </table:table-cell>
          <table:table-cell table:style-name="Tabela6.A2" office:value-type="string">
            <text:p text:style-name="P54">Added multilingual virtual keyboard with selection list and sound volume control. Virtual keyboard added as a subproject to the main project.</text:p>
          </table:table-cell>
          <table:covered-table-cell/>
        </table:table-row>
        <table:table-row>
          <table:table-cell table:style-name="Tabela6.A2" office:value-type="string">
            <text:p text:style-name="P54">Application presentation video</text:p>
          </table:table-cell>
          <table:table-cell table:style-name="Tabela6.A2" office:value-type="string">
            <text:p text:style-name="P54">The application presentation video is played automatically on application startup (autoplay may be disabled by the user). The video can also be played on user request from the GUI.</text:p>
          </table:table-cell>
          <table:covered-table-cell/>
        </table:table-row>
        <table:table-row>
          <table:table-cell table:style-name="Tabela6.A2" office:value-type="string">
            <text:p text:style-name="P54">User authorization</text:p>
          </table:table-cell>
          <table:table-cell table:style-name="Tabela6.A2" office:value-type="string">
            <text:p text:style-name="P54">- User and service authorization is required only once in a session.</text:p>
            <text:p text:style-name="P54">- Added master password, that resets user password pattern to default.</text:p>
            <text:p text:style-name="P54"/>
          </table:table-cell>
          <table:covered-table-cell/>
        </table:table-row>
        <table:table-row>
          <table:table-cell table:style-name="Tabela6.A2" office:value-type="string">
            <text:p text:style-name="P54">Introduced classes UserSettings and UserSettingsWorker</text:p>
          </table:table-cell>
          <table:table-cell table:style-name="Tabela6.A2" office:value-type="string">
            <text:p text:style-name="P54">- The two classes manage the user-modifiable settings (language, sound volume, user name, ...). User settings have been moved from other classes to this class in order to separate the variable user setting values from constant data.</text:p>
            <text:p text:style-name="P54">- The variable user settings are now saved in a dedicated json file 'user_settings.json'.</text:p>
          </table:table-cell>
          <table:covered-table-cell/>
        </table:table-row>
        <table:table-row>
          <table:table-cell table:style-name="Tabela6.A2" office:value-type="string">
            <text:p text:style-name="P54">Procedure presentation videos</text:p>
          </table:table-cell>
          <table:table-cell table:style-name="Tabela6.A2" office:value-type="string">
            <text:p text:style-name="P54">Each procedure may have its presentation video than can be played via the Quick Settings panel.</text:p>
          </table:table-cell>
          <table:covered-table-cell/>
        </table:table-row>
      </table:table>
      <text:p text:style-name="P85"/>
      <text:p text:style-name="P85"/>
      <text:p text:style-name="P85"><text:tab/>-------------------------------------------------------------------------------------------------------------------------------------------</text:p>
      <text:p text:style-name="P85"/>
      <text:p text:style-name="P85"/>
      <table:table table:name="Tabela21" table:style-name="Tabela21">
        <table:table-column table:style-name="Tabela21.A"/>
        <table:table-column table:style-name="Tabela21.B"/>
        <table:table-row>
          <table:table-cell table:style-name="Tabela21.A1" office:value-type="string" table:protected="true">
            <text:p text:style-name="P6">SW version</text:p>
          </table:table-cell>
          <table:table-cell table:style-name="Tabela21.A1" office:value-type="string">
            <text:p text:style-name="P17">Development version 0.5.7</text:p>
          </table:table-cell>
        </table:table-row>
        <text:soft-page-break/>
        <table:table-row>
          <table:table-cell table:style-name="Tabela21.A1" office:value-type="string" table:protected="true">
            <text:p text:style-name="P13">Previous official version</text:p>
          </table:table-cell>
          <table:table-cell table:style-name="Tabela21.A1" office:value-type="string">
            <text:p text:style-name="P13">Development version 0.4.0</text:p>
          </table:table-cell>
        </table:table-row>
        <table:table-row>
          <table:table-cell table:style-name="Tabela21.A1" office:value-type="string" table:protected="true">
            <text:p text:style-name="P6">Change request</text:p>
          </table:table-cell>
          <table:table-cell table:style-name="Tabela21.A1" office:value-type="string">
            <text:p text:style-name="P13">Project status on <text:span text:style-name="T20">20</text:span>. 08. 2018</text:p>
          </table:table-cell>
        </table:table-row>
        <table:table-row>
          <table:table-cell table:style-name="Tabela21.A4" office:value-type="string" table:protected="true">
            <text:p text:style-name="P13">Filename</text:p>
          </table:table-cell>
          <table:table-cell table:style-name="Tabela21.A4" office:value-type="string">
            <text:p text:style-name="P42">Modules:<text:line-break/><text:span text:style-name="T22">shared-backend.so</text:span></text:p>
            <text:p text:style-name="P47">shared-frontend.so<text:line-break/>shared-listed_components.so<text:line-break/>shared-syscontroller.so</text:p>
            <text:p text:style-name="P47">shared-resources_manager.so</text:p>
            <text:p text:style-name="P44">Plugins:</text:p>
            <text:p text:style-name="P105"><text:span text:style-name="T22">PluginModuleSkyPulseFrontend.so<text:line-break/>PluginModlueSkyPulseMain.so</text:span><text:line-break/><text:span text:style-name="T22">PluginModuleSkyPulseService.so</text:span></text:p>
            <text:p text:style-name="P48">PluginModuleSkyPulseSysController.so</text:p>
            <text:p text:style-name="P43"><text:span text:style-name="T22">PluginModuleSkyPulseResources.so</text:span><text:line-break/>Resources:<text:line-break/><text:span text:style-name="T23">BasicKeyboardButton.qml, BasicKeyboard.qml, BasicSlider.qml, BootChooser.qml, BootScreenStateMachine.qml, BootSlider.qml, BusyIndicator.qml, CalibrationScreen.qml, CalibrationScreenStateMachine.qml, CalibrationSlider.qml, CentralDropDownMenu.qml, ChangeDeviceConfiguration.qml, ChangeUserAuthorization.qml, ClosedLoopController.qml, CodesParser.qml, ControlsScreen.qml, DataLoggerController.qml, EnergymeterCalibrationScreen.qml, EnergymeterCalibrationScreenStateMachine.qml, ErrorLogDelegate.qml, ErrorLogDelegateWithoutSeparator.qml, ErrorLogDelegateWithSeparator.qml, ErrorParser.qml, Error.qml, ExpertServiceMeasurements.qml, ExpertServiceWaterTemperatureRegulation.qml, FavoriteDelegate.qml, FavoriteFolderDelegate.qml, HandpieceMenuDelegate.qml, LeftDropDownMenu.qml, MainBarButtonsExtension.qml, MainBar.qml, Main.qml, MainScreenOverlay.qml, MainScreen.qml, MainScreenStateMachine.qml, MainStatusBar.qml, ModifyButton.qml</text:span></text:p>
            <text:p text:style-name="P49">Notification.qml, PatternUnlocker.qml, ProcedureGroupsExpertMenuDelegate.qml, ProcedureGroupsMenuDelegate.qml, ProcedureMenuDelegate.qml</text:p>
            <text:p text:style-name="P49">ProcedureModeMenuDelegate.qml, ProcedureSingleMenuDelegate.qml, ProceduresScreen.qml, ProcedureStepMenuDelegate.qml, PulseCounterDelegate.qml, </text:p>
            <text:p text:style-name="P49">PulseCounters.qml, PulseMenuDelegate.qml, PulseSubMenuDelegate.qml, QuickSettingsScreen.qml, ResourcesManager.qml, RightDropDownMenu.qml, RightDropDownSubMenu.qml, SelectDateDelegate.qml, SelectLanguageDelegate.qml, SelectTimeDelegate.qml, SelectTimerDelegate.qml, SelfTestLogDelegate.qml, SelfTestScreen.qml, SelfTestScreenStateMachine.qml, ServiceCalibrationInfoDelegate.qml, ServiceConsoleMenuDelegate.qml, ServiceDeleteCalibrationDelegate.qml, ServiceInfoDelegate.qml,</text:p>
            <text:p text:style-name="P49">ServiceMenuDelegate.qml, ServiceProcedureGroupsToggle.qml,</text:p>
            <text:p text:style-name="P43"><text:span text:style-name="T23">ServiceProceduresToggle.qml, ServicePulseCounterDelegate.qml, ServiceScreen.qml, ServiceScreenStateMachine.qml, ServiceSubMenuDelegate.qml, SettingsBrightnessDelegate.qml, SettingsController.qml, SettingsMenuDelegate.qml, SettingsPresentationVideoDelegate.qml, SettingsSoundVolumeDelegate.qml, SettingsSubMenuDateDelegate.qml, SettingsSubMenuDelegate.qml, SettingsSubMenuLanguageDelegate.qml, SettingsSubMenuTimeDelegate.qml, SettingsSubMenuUserDelegate.qml, SettingsSystemTimeoutsMenuDelegate.qml, SettingsTutorialDelegate.qml, SlideShow.qml, SoundPlayer.qml, SystemInfoDelegate.qml, SystemInfo.qml, SystemTimeoutsDelegate.qml, UIStyle.qml, VideoPlayer.qml, WavelengthMenuDelegate.qml, configuration_data.json, </text:span><text:span text:style-name="T24">handpieces_data.json, procedures_data.json, pulses_data.json, regimes_data.json, wavelengths_data.json</text:span><text:span text:style-name="T25">, error_list.json, </text:span><text:span text:style-name="T24">calibration_log.json, data_log.json </text:span><text:span text:style-name="T25">service_menu.json, settings_menu.json <text:s text:c="10"/><text:line-break/></text:span><text:span text:style-name="T28">Executable:</text:span><text:span text:style-name="T25"><text:line-break/>skypulseapp, regcontr, vkbd</text:span></text:p>
          </table:table-cell>
        </table:table-row>
        <table:table-row>
          <table:table-cell table:style-name="Tabela21.A5" table:number-columns-spanned="2" office:value-type="string" table:protected="true">
            <text:p text:style-name="P6">Build environment</text:p>
          </table:table-cell>
          <table:covered-table-cell/>
        </table:table-row>
        <text:soft-page-break/>
        <table:table-row>
          <table:table-cell table:style-name="Tabela21.A6" office:value-type="string" table:protected="true">
            <text:p text:style-name="P13">Compiler</text:p>
          </table:table-cell>
          <table:table-cell table:style-name="Tabela21.A5" office:value-type="string">
            <text:p text:style-name="P24">Arm-buildroot-linux-gnueabi-g++ <text:span text:style-name="T30">5.4.0</text:span></text:p>
          </table:table-cell>
        </table:table-row>
        <table:table-row>
          <table:table-cell table:style-name="Tabela21.A6" office:value-type="string" table:protected="true">
            <text:p text:style-name="P13">Middleware</text:p>
          </table:table-cell>
          <table:table-cell table:style-name="Tabela21.A5" office:value-type="string">
            <text:p text:style-name="P15">Qt Library <text:span text:style-name="T30">5.9.2</text:span></text:p>
          </table:table-cell>
        </table:table-row>
        <table:table-row>
          <table:table-cell table:style-name="Tabela21.A6" office:value-type="string" table:protected="true">
            <text:p text:style-name="P13">Other development tool / version changed?</text:p>
          </table:table-cell>
          <table:table-cell table:style-name="Tabela21.A5" office:value-type="string">
            <text:p text:style-name="P15">No</text:p>
          </table:table-cell>
        </table:table-row>
      </table:table>
      <text:p text:style-name="P85"/>
      <text:p text:style-name="P85"/>
      <table:table table:name="Tabela22" table:style-name="Tabela22">
        <table:table-column table:style-name="Tabela22.A" table:number-columns-repeated="2"/>
        <table:table-column table:style-name="Tabela22.C"/>
        <table:table-header-rows>
          <table:table-row>
            <table:table-cell table:style-name="Tabela22.A1" office:value-type="string" table:protected="true">
              <text:p text:style-name="P6">Issue / Task</text:p>
            </table:table-cell>
            <table:table-cell table:style-name="Tabela22.A1" office:value-type="string" table:protected="true">
              <text:p text:style-name="P6">Implementation / Comment</text:p>
            </table:table-cell>
            <table:table-cell table:style-name="Tabela22.C1" office:value-type="string" table:protected="true">
              <text:p text:style-name="P13"><text:span text:style-name="T8">Status</text:span> <text:s text:c="3"/>(development / release)</text:p>
            </table:table-cell>
          </table:table-row>
        </table:table-header-rows>
        <table:table-row>
          <table:table-cell table:style-name="Tabela22.A2" office:value-type="string">
            <text:p text:style-name="P17">Add additional features to service mode for development purposes</text:p>
          </table:table-cell>
          <table:table-cell table:style-name="Tabela22.A2" office:value-type="string">
            <text:p text:style-name="P17">Expert service implemented and can be enabled using appropriate preprocessor flag. This enables various features such as cooling liquid regulation, session counter and output / input energy measurements. Added service console color filter. Implemented "Control" key support for service keyboard and made some minor visual modifications.</text:p>
          </table:table-cell>
          <table:table-cell table:style-name="Tabela22.C2" table:number-rows-spanned="16" office:value-type="string">
            <text:p text:style-name="P17">Development phase</text:p>
          </table:table-cell>
        </table:table-row>
        <table:table-row>
          <table:table-cell table:style-name="Tabela22.A2" office:value-type="string">
            <text:p text:style-name="P17">Enable support for burst pulses</text:p>
          </table:table-cell>
          <table:table-cell table:style-name="Tabela22.A2" office:value-type="string">
            <text:p text:style-name="P17">Implemented support for burst pulse modes in backend and exposed subpulse/burst mode selection to user. Implemented framework to handle burst messages data over CAN.</text:p>
          </table:table-cell>
          <table:covered-table-cell/>
        </table:table-row>
        <table:table-row>
          <table:table-cell table:style-name="Tabela22.A2" office:value-type="string">
            <text:p text:style-name="P17">Add identification support for various diode modules and enable support for dual diode module operation</text:p>
          </table:table-cell>
          <table:table-cell table:style-name="Tabela22.A2" office:value-type="string">
            <text:p text:style-name="P17">Implemented identification framework for supported diode modules. Modules are identified in self-test procedure and menus are populated based on the identified modules. Implemented logic for dual diode parameters calculation and data handling (send / receive CAN data).</text:p>
          </table:table-cell>
          <table:covered-table-cell/>
        </table:table-row>
        <table:table-row>
          <table:table-cell table:style-name="Tabela22.A2" office:value-type="string">
            <text:p text:style-name="P17">Handle missing or invalid resource value for treatments presets</text:p>
          </table:table-cell>
          <table:table-cell table:style-name="Tabela22.A2" office:value-type="string">
            <text:p text:style-name="P17">Implemented handler for invalid or missing resource value, i.e., if unavailable handpiece is requested, next applicable handpiece is selected. If none available, error is displayed. Analogous logic for invalid pulse selection also implemented.</text:p>
          </table:table-cell>
          <table:covered-table-cell/>
        </table:table-row>
        <table:table-row>
          <table:table-cell table:style-name="Tabela22.A2" office:value-type="string">
            <text:p text:style-name="P17">Enable autodetection of USB storage device</text:p>
          </table:table-cell>
          <table:table-cell table:style-name="Tabela22.A2" office:value-type="string">
            <text:p text:style-name="P17">Autodetection of USB storage device implemented, user is now correctly notified when storage device is connected.</text:p>
          </table:table-cell>
          <table:covered-table-cell/>
        </table:table-row>
        <table:table-row>
          <table:table-cell table:style-name="Tabela22.A2" office:value-type="string">
            <text:p text:style-name="P17">Enable error log sorting by time and update SYS errors database</text:p>
          </table:table-cell>
          <table:table-cell table:style-name="Tabela22.A2" office:value-type="string">
            <text:p text:style-name="P17">Error log now sorted by time occurrence. New SYS errors are implemented in code and added to SYS errors database.</text:p>
          </table:table-cell>
          <table:covered-table-cell/>
        </table:table-row>
        <table:table-row>
          <table:table-cell table:style-name="Tabela22.A2" office:value-type="string">
            <text:p text:style-name="P17">Add SW version query support for all sub-modules</text:p>
          </table:table-cell>
          <table:table-cell table:style-name="Tabela22.A2" office:value-type="string">
            <text:p text:style-name="P17">Added SW version query support for input / output controller (IOC), energymeter (EM) and diode laser (DL).</text:p>
          </table:table-cell>
          <table:covered-table-cell/>
        </table:table-row>
        <table:table-row>
          <table:table-cell table:style-name="Tabela22.A2" office:value-type="string">
            <text:p text:style-name="P17">Decouple basic and advanced service support </text:p>
          </table:table-cell>
          <table:table-cell table:style-name="Tabela22.A2" office:value-type="string">
            <text:p text:style-name="P17">Basic and advanced service mode now decoupled. Advanced service mode additionally enables console access to IOC, EC20 and DL. Basic or advanced service mode entry is based on appropriate password input.</text:p>
          </table:table-cell>
          <table:covered-table-cell/>
        </table:table-row>
        <table:table-row>
          <table:table-cell table:style-name="Tabela22.A2" office:value-type="string">
            <text:p text:style-name="P17">Reimplement user timer to enable control / protective architecture</text:p>
          </table:table-cell>
          <table:table-cell table:style-name="Tabela22.A2" office:value-type="string">
            <text:p text:style-name="P17">User timer re-implemented. The timer has a resolution of 10 msec and sends new value to EC20 (or DL) on every emission request.</text:p>
          </table:table-cell>
          <table:covered-table-cell/>
        </table:table-row>
        <table:table-row>
          <table:table-cell table:style-name="Tabela22.A2" office:value-type="string">
            <text:p text:style-name="P17">Implement resources manager to handle various configurations of the device</text:p>
          </table:table-cell>
          <table:table-cell table:style-name="Tabela22.A2" office:value-type="string">
            <text:p text:style-name="P17">Implemented new module that handles all resources based operations. Resources manager implemented on separate thread. It enables all configuration based operations of the device (available wavelengths, <text:s/>pulses, regime data limits, etc...) and unlocking / locking of procedure groups and procedures. </text:p>
          </table:table-cell>
          <table:covered-table-cell/>
        </table:table-row>
        <table:table-row>
          <table:table-cell table:style-name="Tabela22.A2" office:value-type="string">
            <text:p text:style-name="P17">Upgrade flash / laser calibration procedure in order to calibrate pulse modes at arbitrary repetition</text:p>
          </table:table-cell>
          <table:table-cell table:style-name="Tabela22.A2" office:value-type="string">
            <text:p text:style-name="P17">Calibration procedure for flash / laser now supports calibration for arbitrary repetitions. </text:p>
          </table:table-cell>
          <table:covered-table-cell/>
        </table:table-row>
        <table:table-row>
          <table:table-cell table:style-name="Tabela22.A2" office:value-type="string">
            <text:p text:style-name="P17">Implement framework for laser output regulation control</text:p>
          </table:table-cell>
          <table:table-cell table:style-name="Tabela22.A2" office:value-type="string">
            <text:p text:style-name="P17">Regulation control decoupled from the main application instance / process and priority of the regulation control process elevated on OS level. The process receives all relevant data from the main application through shared memory mechanism. Furthermore, the shared data is protected by hash and re-checked everytime it is modified. The main process communicates with the regulation process via standard input / output.</text:p>
            <text:p text:style-name="P17">Setting the operating parameters and fitting of calibrated data re-implemented. Eigen header library is added for fitting purposes, i.e. using matrices operations for least-squares fitting.</text:p>
          </table:table-cell>
          <table:covered-table-cell/>
        </table:table-row>
        <table:table-row>
          <table:table-cell table:style-name="Tabela22.A2" office:value-type="string">
            <text:p text:style-name="P17">Enable on-demand retrieving of last energymeter energy report </text:p>
          </table:table-cell>
          <table:table-cell table:style-name="Tabela22.A2" office:value-type="string">
            <text:p text:style-name="P17">Implemented.</text:p>
          </table:table-cell>
          <table:covered-table-cell/>
        </table:table-row>
        <table:table-row>
          <table:table-cell table:style-name="Tabela22.A2" office:value-type="string">
            <text:p text:style-name="P17">Re-implement self-test procedure to test safety loop only</text:p>
          </table:table-cell>
          <table:table-cell table:style-name="Tabela22.A2" office:value-type="string">
            <text:p text:style-name="P17">Self-test procedure re-implemented. If self-test fails, the fail reason is logged. In cases where IOC fails, the main application window cannot be entered. Contrary, service mode can be entered in order to troubleshoot the error.</text:p>
          </table:table-cell>
          <table:covered-table-cell/>
        </table:table-row>
        <table:table-row>
          <table:table-cell table:style-name="Tabela22.A2" office:value-type="string">
            <text:p text:style-name="P17">Reorganize pop-up message buttons for power-off / service routines</text:p>
          </table:table-cell>
          <table:table-cell table:style-name="Tabela22.A2" office:value-type="string">
            <text:p text:style-name="P17">Implemented. From main application window, the device is now powered-off by confirming the pop-up message. The device can trigger service routine by pressing the service button, which is located on the right-most part of the pop-up (analogous for service to main window transition).</text:p>
          </table:table-cell>
          <table:covered-table-cell/>
        </table:table-row>
        <table:table-row>
          <table:table-cell table:style-name="Tabela22.A2" office:value-type="string">
            <text:p text:style-name="P17">Register external fonts to the application</text:p>
          </table:table-cell>
          <table:table-cell table:style-name="Tabela22.A2" office:value-type="string">
            <text:p text:style-name="P17">External fonts registered in order to be used within the application.</text:p>
          </table:table-cell>
          <table:covered-table-cell/>
        </table:table-row>
      </table:table>
      <text:p text:style-name="P85"/>
      <text:p text:style-name="P85"/>
      <text:p text:style-name="P85"><text:tab/>-------------------------------------------------------------------------------------------------------------------------------------------</text:p>
      <text:p text:style-name="P85"/>
      <text:p text:style-name="P85"/>
      <table:table table:name="Tabela35" table:style-name="Tabela35">
        <table:table-column table:style-name="Tabela35.A"/>
        <table:table-column table:style-name="Tabela35.B"/>
        <table:table-row>
          <table:table-cell table:style-name="Tabela35.A1" office:value-type="string" table:protected="true">
            <text:p text:style-name="P6">SW version</text:p>
          </table:table-cell>
          <table:table-cell table:style-name="Tabela35.A1" office:value-type="string">
            <text:p text:style-name="P17">Development version <text:s/>- <text:s/>0.6.17</text:p>
          </table:table-cell>
        </table:table-row>
        <table:table-row>
          <table:table-cell table:style-name="Tabela35.A1" office:value-type="string" table:protected="true">
            <text:p text:style-name="P13">Previous official version</text:p>
          </table:table-cell>
          <table:table-cell table:style-name="Tabela35.A1" office:value-type="string">
            <text:p text:style-name="P13">Development version 0.5.7</text:p>
          </table:table-cell>
        </table:table-row>
        <table:table-row>
          <table:table-cell table:style-name="Tabela35.A1" office:value-type="string" table:protected="true">
            <text:p text:style-name="P6">Change request</text:p>
          </table:table-cell>
          <table:table-cell table:style-name="Tabela35.A1" office:value-type="string">
            <text:p text:style-name="P13">Project status on <text:span text:style-name="T20">23</text:span>. 11. 2018</text:p>
          </table:table-cell>
        </table:table-row>
        <table:table-row>
          <table:table-cell table:style-name="Tabela35.A4" office:value-type="string" table:protected="true">
            <text:p text:style-name="P13">Filename</text:p>
          </table:table-cell>
          <table:table-cell table:style-name="Tabela35.A4" office:value-type="string">
            <text:p text:style-name="P45">Modules:<text:line-break/><text:span text:style-name="T22">shared-backend.so, </text:span><text:span text:style-name="T25">shared-frontend.so,</text:span></text:p>
            <text:p text:style-name="P50">shared-listed_components.so, shared-syscontroller.so,</text:p>
            <text:p text:style-name="P50">shared-resources_manager.so</text:p>
            <text:p text:style-name="P46">Plugins:</text:p>
            <text:p text:style-name="P106">PluginModuleSkyPulseFrontend.so, <text:s/>PluginModlueSkyPulseMain.so, PluginModuleSkyPulseService.so,</text:p>
            <text:p text:style-name="P51">PluginModuleSkyPulseSysController.so, PluginModuleSkyPulseResources.so<text:span text:style-name="T8"><text:line-break/></text:span><text:span text:style-name="T9">Executables:</text:span><text:span text:style-name="T30"><text:line-break/>skypulseapp (main process - all UI files, configurations and settings are embedded here), regcontr (regulator control process), vkbd (virtual keyboard process)</text:span></text:p>
          </table:table-cell>
        </table:table-row>
        <table:table-row>
          <table:table-cell table:style-name="Tabela35.A5" table:number-columns-spanned="2" office:value-type="string" table:protected="true">
            <text:p text:style-name="P6">Build environment</text:p>
          </table:table-cell>
          <table:covered-table-cell/>
        </table:table-row>
        <table:table-row>
          <table:table-cell table:style-name="Tabela35.A6" office:value-type="string" table:protected="true">
            <text:p text:style-name="P13">Compiler</text:p>
          </table:table-cell>
          <table:table-cell table:style-name="Tabela35.A5" office:value-type="string">
            <text:p text:style-name="P24">Arm-buildroot-linux-gnueabi-g++ <text:span text:style-name="T30">5.4.0</text:span></text:p>
          </table:table-cell>
        </table:table-row>
        <table:table-row>
          <table:table-cell table:style-name="Tabela35.A6" office:value-type="string" table:protected="true">
            <text:p text:style-name="P13">Middleware</text:p>
          </table:table-cell>
          <table:table-cell table:style-name="Tabela35.A5" office:value-type="string">
            <text:p text:style-name="P15">Qt Library <text:span text:style-name="T30">5.9.2</text:span></text:p>
          </table:table-cell>
        </table:table-row>
        <table:table-row>
          <table:table-cell table:style-name="Tabela35.A6" office:value-type="string" table:protected="true">
            <text:p text:style-name="P13">Other development tool / version changed?</text:p>
          </table:table-cell>
          <table:table-cell table:style-name="Tabela35.A5" office:value-type="string">
            <text:p text:style-name="P15">No</text:p>
          </table:table-cell>
        </table:table-row>
      </table:table>
      <text:p text:style-name="P85"/>
      <text:p text:style-name="P85"/>
      <text:p text:style-name="P85"/>
      <text:p text:style-name="P85"/>
      <table:table table:name="Tabela36" table:style-name="Tabela36">
        <table:table-column table:style-name="Tabela36.A" table:number-columns-repeated="2"/>
        <table:table-column table:style-name="Tabela36.C"/>
        <table:table-header-rows>
          <table:table-row>
            <table:table-cell table:style-name="Tabela36.A1" office:value-type="string" table:protected="true">
              <text:p text:style-name="P8">Issue / Task</text:p>
            </table:table-cell>
            <table:table-cell table:style-name="Tabela36.A1" office:value-type="string" table:protected="true">
              <text:p text:style-name="P8">Implementation / Comment</text:p>
            </table:table-cell>
            <table:table-cell table:style-name="Tabela36.C1" office:value-type="string" table:protected="true">
              <text:p text:style-name="P15"><text:span text:style-name="T8">Status</text:span> <text:s text:c="3"/>(development / release)</text:p>
            </table:table-cell>
          </table:table-row>
        </table:table-header-rows>
        <table:table-row>
          <table:table-cell table:style-name="Tabela36.A2" office:value-type="string">
            <text:p text:style-name="P21">Implement control for laser pointer intensity</text:p>
            <text:p text:style-name="P21">control.</text:p>
          </table:table-cell>
          <table:table-cell table:style-name="Tabela36.A2" office:value-type="string">
            <text:p text:style-name="P21">Implemented control for setting laser pointer intensity for Er:YAG and diode laser. User can set pointer intensity via settings pull-down menu. Control is applicable only if the corresponding laser is available on the device.</text:p>
          </table:table-cell>
          <table:table-cell table:style-name="Tabela36.C2" table:number-rows-spanned="16" office:value-type="string">
            <text:p text:style-name="P15">Development phase - testing house</text:p>
          </table:table-cell>
        </table:table-row>
        <table:table-row>
          <table:table-cell table:style-name="Tabela36.A2" office:value-type="string">
            <text:p text:style-name="P21">Implement framework for user-related</text:p>
            <text:p text:style-name="P21">maintenance procedures.</text:p>
          </table:table-cell>
          <table:table-cell table:style-name="Tabela36.A2" office:value-type="string">
            <text:p text:style-name="P21">Time (in days) from last user maintenance is monitored - user receives notification for maintenance due.</text:p>
          </table:table-cell>
          <table:covered-table-cell/>
        </table:table-row>
        <table:table-row>
          <table:table-cell table:style-name="Tabela36.A2" office:value-type="string">
            <text:p text:style-name="P21">Enable favorites export / import feature.</text:p>
          </table:table-cell>
          <table:table-cell table:style-name="Tabela36.A2" office:value-type="string">
            <text:p text:style-name="P21">Favorites export / import implemented. Works recursively thus also exporting / importing all sub-folders and sub-files. Favorites and last expert settings are now loaded optionally (separated from configurations / settings loading). The device is still operable if loading is unsuccessful. Non-encrypted resource load / save routine implemented. Used for saving / loading resources that are not specific to a device (e.g. favorites). Also added GUI support for export / import.</text:p>
            <text:p text:style-name="P21">Implemented USB storage controller as a separate class that is used for exporting / saving various data to external USB (including favorites).</text:p>
          </table:table-cell>
          <table:covered-table-cell/>
        </table:table-row>
        <table:table-row>
          <table:table-cell table:style-name="Tabela36.A2" office:value-type="string">
            <text:p text:style-name="P21">Refresh operating parameters shown on-screen just before sending them to other sub-modules (via CAN).</text:p>
          </table:table-cell>
          <table:table-cell table:style-name="Tabela36.A2" office:value-type="string">
            <text:p text:style-name="P21">Parameters on-screen are now refreshed when user presses ready button. The displayed parameters and sent parameters are taken from the same memory address.</text:p>
          </table:table-cell>
          <table:covered-table-cell/>
        </table:table-row>
        <table:table-row>
          <table:table-cell table:style-name="Tabela36.A2" office:value-type="string">
            <text:p text:style-name="P21">Enable calibration of individual pulse modes in service mode.</text:p>
          </table:table-cell>
          <table:table-cell table:style-name="Tabela36.A2" office:value-type="string">
            <text:p text:style-name="P21">Pulse modes can now be added to or removed from the calibration routine according to service user preferences (energymeter and flash / laser calibration). Added last calibration information to each pulse mode (energymeter and flash / laser calibration). Flash and laser calibration for selected pulse mode is unavailable if energymeter calibration for corresponding pulse mode is not valid.</text:p>
          </table:table-cell>
          <table:covered-table-cell/>
        </table:table-row>
        <table:table-row>
          <table:table-cell table:style-name="Tabela36.A2" office:value-type="string">
            <text:p text:style-name="P21">Enable logging various system data in expert service mode.</text:p>
          </table:table-cell>
          <table:table-cell table:style-name="Tabela36.A2" office:value-type="string">
            <text:p text:style-name="P21">Implemented service logging controller that "listens" to the user input in EC20 console and gathers (and logs) pwm, pln, prt, input / output energy and temperature data.</text:p>
          </table:table-cell>
          <table:covered-table-cell/>
        </table:table-row>
        <table:table-row>
          <table:table-cell table:style-name="Tabela36.A2" office:value-type="string">
            <text:p text:style-name="P21">Add support for various diode modules calibration (in service mode).</text:p>
          </table:table-cell>
          <table:table-cell table:style-name="Tabela36.A2" office:value-type="string">
            <text:p text:style-name="P21">Implemented graphical interface and controller for DL calibration according to the DL calibration protocol. Implemented DL service state machine. Applicable in service mode only. </text:p>
          </table:table-cell>
          <table:covered-table-cell/>
        </table:table-row>
        <table:table-row>
          <table:table-cell table:style-name="Tabela36.A2" office:value-type="string">
            <text:p text:style-name="P21">Implement emission / action sound playing.</text:p>
          </table:table-cell>
          <table:table-cell table:style-name="Tabela36.A2" office:value-type="string">
            <text:p text:style-name="P21">Implemented dedicated class for low-latency sound playing that is used only for emission sounds. As this is a critical sound, it cannot be muted.</text:p>
            <text:p text:style-name="P21">Also disabled muting for error and warning pop-up messages (using non-critical sound player).</text:p>
          </table:table-cell>
          <table:covered-table-cell/>
        </table:table-row>
        <table:table-row>
          <table:table-cell table:style-name="Tabela36.A2" office:value-type="string">
            <text:p text:style-name="P21">Start working on unit tests.</text:p>
          </table:table-cell>
          <table:table-cell table:style-name="Tabela36.A2" office:value-type="string">
            <text:p text:style-name="P21">Started implementation of unit test for SW units.</text:p>
            <text:p text:style-name="P55">Implemented unit tests for protected data save / load procedure. Implemented unit test for authorization handler.</text:p>
          </table:table-cell>
          <table:covered-table-cell/>
        </table:table-row>
        <table:table-row>
          <table:table-cell table:style-name="Tabela36.A2" office:value-type="string">
            <text:p text:style-name="P21">Regulator control for Er:YAG energy output should only be active when using Er:YAG mode.</text:p>
          </table:table-cell>
          <table:table-cell table:style-name="Tabela36.A2" office:value-type="string">
            <text:p text:style-name="P21">Implemented functionality to enable / disable Er:YAG regulator control on demand. Added regular pinging to detect potential regulator control process errors.</text:p>
            <text:p text:style-name="P21">Also implemented PI feedback controller as a separate class and added some additional safety features (i.e. energy input / output control with immediate response by setting error state from regulator control process).</text:p>
          </table:table-cell>
          <table:covered-table-cell/>
        </table:table-row>
        <table:table-row>
          <table:table-cell table:style-name="Tabela36.A2" office:value-type="string">
            <text:p text:style-name="P21">Add support for pump and fan boost mode control.</text:p>
          </table:table-cell>
          <table:table-cell table:style-name="Tabela36.A2" office:value-type="string">
            <text:p text:style-name="P21">Updated I/O controller communication protocol. Pump boost and fan boost can now be enabled on demand via IOC state controller implementation. Fan boost is enabled for specific EC20 error (auxiliary transformer overheating).</text:p>
          </table:table-cell>
          <table:covered-table-cell/>
        </table:table-row>
        <table:table-row>
          <table:table-cell table:style-name="Tabela36.A2" office:value-type="string">
            <text:p text:style-name="P21">Enable energymeter pinging when using Er:YAG mode.</text:p>
          </table:table-cell>
          <table:table-cell table:style-name="Tabela36.A2" office:value-type="string">
            <text:p text:style-name="P21">Implemented routine for energymeter ping in ready mode. Energymeter must be alive in order to detect spurious pulses.</text:p>
          </table:table-cell>
          <table:covered-table-cell/>
        </table:table-row>
        <table:table-row>
          <table:table-cell table:style-name="Tabela36.A2" office:value-type="string">
            <text:p text:style-name="P21">Add listener controller for receiving and handling <text:s/>pulse preheating energy reports.</text:p>
          </table:table-cell>
          <table:table-cell table:style-name="Tabela36.A2" office:value-type="string">
            <text:p text:style-name="P21">Implemented.</text:p>
          </table:table-cell>
          <table:covered-table-cell/>
        </table:table-row>
        <table:table-row>
          <table:table-cell table:style-name="Tabela36.A2" office:value-type="string">
            <text:p text:style-name="P21">Add EC20 on demand setup support.</text:p>
          </table:table-cell>
          <table:table-cell table:style-name="Tabela36.A2" office:value-type="string">
            <text:p text:style-name="P21">Added support for manually triggering EC20 setup in service mode.</text:p>
          </table:table-cell>
          <table:covered-table-cell/>
        </table:table-row>
        <table:table-row>
          <table:table-cell table:style-name="Tabela36.A2" office:value-type="string">
            <text:p text:style-name="P21">Add wavelength warning before user enters ready mode.</text:p>
          </table:table-cell>
          <table:table-cell table:style-name="Tabela36.A2" office:value-type="string">
            <text:p text:style-name="P21">Warning added. User interaction required. Warning also added to service mode.</text:p>
          </table:table-cell>
          <table:covered-table-cell/>
        </table:table-row>
        <table:table-row>
          <table:table-cell table:style-name="Tabela36.A2" office:value-type="string">
            <text:p text:style-name="P21">Handle laser connector ejection during user application run-time.</text:p>
          </table:table-cell>
          <table:table-cell table:style-name="Tabela36.A2" office:value-type="string">
            <text:p text:style-name="P21">Laser connector check added after self-test check and before entering main user application mode. Connector ejected error is now detected during user application run-time. </text:p>
            <text:p text:style-name="P21">Also handled energymeter crowbar error; I/O controller reports the same error for connector ejection and energymeter crowbar error. Error type is now detected.</text:p>
          </table:table-cell>
          <table:covered-table-cell/>
        </table:table-row>
      </table:table>
      <text:p text:style-name="P85"/>
      <text:p text:style-name="P85"/>
      <text:p text:style-name="P85"><text:tab/>-------------------------------------------------------------------------------------------------------------------------------------------</text:p>
      <text:p text:style-name="P85"/>
      <text:p text:style-name="P85"/>
      <table:table table:name="Tabela45" table:style-name="Tabela45">
        <table:table-column table:style-name="Tabela45.A"/>
        <table:table-column table:style-name="Tabela45.B"/>
        <table:table-row>
          <table:table-cell table:style-name="Tabela45.A1" office:value-type="string" table:protected="true">
            <text:p text:style-name="P6">SW version</text:p>
          </table:table-cell>
          <table:table-cell table:style-name="Tabela45.A1" office:value-type="string">
            <text:p text:style-name="P17">Development version <text:s/>- <text:s/>0.7.12</text:p>
          </table:table-cell>
        </table:table-row>
        <table:table-row>
          <table:table-cell table:style-name="Tabela45.A1" office:value-type="string" table:protected="true">
            <text:p text:style-name="P13">Previous official version</text:p>
          </table:table-cell>
          <table:table-cell table:style-name="Tabela45.A1" office:value-type="string">
            <text:p text:style-name="P17">Development version 0.6.17</text:p>
          </table:table-cell>
        </table:table-row>
        <table:table-row>
          <table:table-cell table:style-name="Tabela45.A1" office:value-type="string" table:protected="true">
            <text:p text:style-name="P6">Change request</text:p>
          </table:table-cell>
          <table:table-cell table:style-name="Tabela45.A1" office:value-type="string">
            <text:p text:style-name="P17">Project status on <text:span text:style-name="T20">18</text:span>. 03. 2019</text:p>
          </table:table-cell>
        </table:table-row>
        <table:table-row>
          <table:table-cell table:style-name="Tabela45.A4" office:value-type="string" table:protected="true">
            <text:p text:style-name="P13">Filename</text:p>
          </table:table-cell>
          <table:table-cell table:style-name="Tabela45.A4" office:value-type="string">
            <text:p text:style-name="P45">Modules:<text:line-break/><text:span text:style-name="T22">shared-backend.so, </text:span><text:span text:style-name="T25">shared-frontend.so,</text:span></text:p>
            <text:p text:style-name="P50">shared-listed_components.so, shared-syscontroller.so,</text:p>
            <text:p text:style-name="P50">shared-resources_manager.so</text:p>
            <text:p text:style-name="P46">Plugins:</text:p>
            <text:p text:style-name="P106">PluginModuleSkyPulseFrontend.so, <text:s/>PluginModlueSkyPulseMain.so, PluginModuleSkyPulseService.so,</text:p>
            <text:p text:style-name="P51">PluginModuleSkyPulseSysController.so, PluginModuleSkyPulseResources.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45.A5" table:number-columns-spanned="2" office:value-type="string" table:protected="true">
            <text:p text:style-name="P6">Build environment</text:p>
          </table:table-cell>
          <table:covered-table-cell/>
        </table:table-row>
        <table:table-row>
          <table:table-cell table:style-name="Tabela45.A6" office:value-type="string" table:protected="true">
            <text:p text:style-name="P13">Compiler</text:p>
          </table:table-cell>
          <table:table-cell table:style-name="Tabela45.A5" office:value-type="string">
            <text:p text:style-name="P24">Arm-buildroot-linux-gnueabi-g++ <text:span text:style-name="T30">5.4.0</text:span></text:p>
          </table:table-cell>
        </table:table-row>
        <table:table-row>
          <table:table-cell table:style-name="Tabela45.A6" office:value-type="string" table:protected="true">
            <text:p text:style-name="P13">Middleware</text:p>
          </table:table-cell>
          <table:table-cell table:style-name="Tabela45.A5" office:value-type="string">
            <text:p text:style-name="P15">Qt Library <text:span text:style-name="T30">5.9.2</text:span></text:p>
          </table:table-cell>
        </table:table-row>
        <table:table-row>
          <table:table-cell table:style-name="Tabela45.A6" office:value-type="string" table:protected="true">
            <text:p text:style-name="P13">Other development tool / version changed?</text:p>
          </table:table-cell>
          <table:table-cell table:style-name="Tabela45.A5" office:value-type="string">
            <text:p text:style-name="P15">No</text:p>
          </table:table-cell>
        </table:table-row>
      </table:table>
      <text:p text:style-name="P85"/>
      <text:p text:style-name="P85"/>
      <table:table table:name="Tabela46" table:style-name="Tabela46">
        <table:table-column table:style-name="Tabela46.A" table:number-columns-repeated="2"/>
        <table:table-column table:style-name="Tabela46.C"/>
        <table:table-header-rows>
          <table:table-row>
            <table:table-cell table:style-name="Tabela46.A1" office:value-type="string" table:protected="true">
              <text:p text:style-name="P6">Issue / Task</text:p>
            </table:table-cell>
            <table:table-cell table:style-name="Tabela46.A1" office:value-type="string" table:protected="true">
              <text:p text:style-name="P6">Implementation / Comment</text:p>
            </table:table-cell>
            <table:table-cell table:style-name="Tabela46.C1" office:value-type="string" table:protected="true">
              <text:p text:style-name="P13"><text:span text:style-name="T8">Status</text:span> <text:s text:c="3"/>(development / release)</text:p>
            </table:table-cell>
          </table:table-row>
        </table:table-header-rows>
        <table:table-row>
          <table:table-cell table:style-name="Tabela46.A2" office:value-type="string">
            <text:p text:style-name="P17">Add recovery mode to reset the device configuration data in case of files corruption.</text:p>
          </table:table-cell>
          <table:table-cell table:style-name="Tabela46.A2" office:value-type="string">
            <text:p text:style-name="P17">All critical files are backuped and their integrity verified using a hash checksum. In cases when non-recoverable corruption is detected, the application now offers the user to re-enter the <text:s/>configuration code in order to reset the device.</text:p>
          </table:table-cell>
          <table:table-cell table:style-name="Tabela46.C2" table:number-rows-spanned="14" office:value-type="string">
            <text:p text:style-name="P13">Development phase – release for testing house</text:p>
          </table:table-cell>
        </table:table-row>
        <table:table-row>
          <table:table-cell table:style-name="Tabela46.A2" office:value-type="string">
            <text:p text:style-name="P17">Enable IOC pinging when using diode laser mode.</text:p>
          </table:table-cell>
          <table:table-cell table:style-name="Tabela46.A2" office:value-type="string">
            <text:p text:style-name="P17">Implemented routine for IOC ping in ready mode. IOC must be alive in order to detect spurious pulses. Pinging is performed via the version query.</text:p>
          </table:table-cell>
          <table:covered-table-cell/>
        </table:table-row>
        <table:table-row>
          <table:table-cell table:style-name="Tabela46.A2" office:value-type="string">
            <text:p text:style-name="P17">Implement SQL database framework for logging and recalling user-defined laser procedures.</text:p>
          </table:table-cell>
          <table:table-cell table:style-name="Tabela46.A2" office:value-type="string">
            <text:p text:style-name="P17">History database framework implemented. Custom sessions can now be created and <text:s/>logged to the SQL database.</text:p>
          </table:table-cell>
          <table:covered-table-cell/>
        </table:table-row>
        <table:table-row>
          <table:table-cell table:style-name="Tabela46.A2" office:value-type="string">
            <text:p text:style-name="P17">Add device diagnostic screen to service mode.</text:p>
          </table:table-cell>
          <table:table-cell table:style-name="Tabela46.A2" office:value-type="string">
            <text:p text:style-name="P17">Service diagnostic screen implemented - displaying cooling water temperature, cooling water flow, pump PWM, fan PWM, IGBT temperature, main transformer temperature and 24V transformer temperature.</text:p>
          </table:table-cell>
          <table:covered-table-cell/>
        </table:table-row>
        <table:table-row>
          <table:table-cell table:style-name="Tabela46.A2" office:value-type="string">
            <text:p text:style-name="P17">Modify diode calibration procedure according to the updated protocol between SYS and DL.</text:p>
          </table:table-cell>
          <table:table-cell table:style-name="Tabela46.A2" office:value-type="string">
            <text:p text:style-name="P17">Diode calibration procedure modified according to the DL specifications.</text:p>
          </table:table-cell>
          <table:covered-table-cell/>
        </table:table-row>
        <table:table-row>
          <table:table-cell table:style-name="Tabela46.A2" office:value-type="string">
            <text:p text:style-name="P17">Implement fan boost control.</text:p>
          </table:table-cell>
          <table:table-cell table:style-name="Tabela46.A2" office:value-type="string">
            <text:p text:style-name="P17">Fan boost command sent to IOC in cases when EC20 temperature exceeds maximum allowed value. Fan boost level depends on predicted input power (based on calibration). Fan boost level can be mapped to a user-defined input power threshold (available in expert service mode only). Also implemented charger (EC20) overheating check upon loading the main user application.</text:p>
          </table:table-cell>
          <table:covered-table-cell/>
        </table:table-row>
        <table:table-row>
          <table:table-cell table:style-name="Tabela46.A2" office:value-type="string">
            <text:p text:style-name="P17">Add SWEEPS pulse mode support.</text:p>
          </table:table-cell>
          <table:table-cell table:style-name="Tabela46.A2" office:value-type="string">
            <text:p text:style-name="P17">Implemented framework for SWEEPS pulse handling (consisting of two pulses in a burst). Implemented dynamic control of delay between pulses (delay, delay range and delay step variables).</text:p>
            <text:p text:style-name="P17">Implemented SWEEPS calibration based on supposition that double pulse output energy equals 2 * single pulse output energy. SWEEPS calibration logger also implemented. Calibration model fitting updated (also updated Eigen libraries).</text:p>
            <text:p text:style-name="P17">Updated default procedures and parameters for SWEEPS also updated. Also added wavelength, handpiece and pulse mode checking when loading operating parameters.</text:p>
          </table:table-cell>
          <table:covered-table-cell/>
        </table:table-row>
        <table:table-row>
          <table:table-cell table:style-name="Tabela46.A2" office:value-type="string">
            <text:p text:style-name="P17">Update burst pulses control protocol according to the EC20 specifications.</text:p>
          </table:table-cell>
          <table:table-cell table:style-name="Tabela46.A2" office:value-type="string">
            <text:p text:style-name="P17">Protocol updated. Now each pulse length in a burst can be set independently (up to 5 pulses).</text:p>
          </table:table-cell>
          <table:covered-table-cell/>
        </table:table-row>
        <table:table-row>
          <table:table-cell table:style-name="Tabela46.A2" office:value-type="string">
            <text:p text:style-name="P17">Set and display average power instead of energy <text:s/>per pulse for certain pulse modes.</text:p>
          </table:table-cell>
          <table:table-cell table:style-name="Tabela46.A2" office:value-type="string">
            <text:p text:style-name="P17">Implemented. Showing and setting average power instead of energy per pulse for pulse modes with energies equal to or below 40 mJ (i.e. endo modes).</text:p>
          </table:table-cell>
          <table:covered-table-cell/>
        </table:table-row>
        <table:table-row>
          <table:table-cell table:style-name="Tabela46.A2" office:value-type="string">
            <text:p text:style-name="P17">Perform energymeter calibration check. </text:p>
            <text:p text:style-name="P17">Calibration of individual pulse mode must be valid for calibrated energymeter only.</text:p>
          </table:table-cell>
          <table:table-cell table:style-name="Tabela46.A2" office:value-type="string">
            <text:p text:style-name="P17">Updated energymeter status controller.</text:p>
            <text:p text:style-name="P17">Energymeter reports its serial number on SYS demand. Each calibrated pulse mode is paired with energymeter serial number. In cases where the pulse mode serial number and energymeter serial number mismatch, an error is shown and ready state cannot be entered.</text:p>
          </table:table-cell>
          <table:covered-table-cell/>
        </table:table-row>
        <table:table-row>
          <table:table-cell table:style-name="Tabela46.A2" office:value-type="string">
            <text:p text:style-name="P17">Extend service keyboard character set.</text:p>
          </table:table-cell>
          <table:table-cell table:style-name="Tabela46.A2" office:value-type="string">
            <text:p text:style-name="P17">Implemented. Added anti-windup mechanism to the PI regulator. Fixed a bug for data integrity check when sharing the parameters from main <text:s/>application to regulator process. </text:p>
          </table:table-cell>
          <table:covered-table-cell/>
        </table:table-row>
        <table:table-row>
          <table:table-cell table:style-name="Tabela46.A2" office:value-type="string">
            <text:p text:style-name="P17">Unify error format for all (sub)modules,</text:p>
          </table:table-cell>
          <table:table-cell table:style-name="Tabela46.A2" office:value-type="string">
            <text:p text:style-name="P17">Error format unified for SYS, IOC, EC20, EM and DL errors. Error origin is now encoded into the error itself.</text:p>
          </table:table-cell>
          <table:covered-table-cell/>
        </table:table-row>
        <table:table-row>
          <table:table-cell table:style-name="Tabela46.A2" office:value-type="string">
            <text:p text:style-name="P17">Limit the output of the feedback controller for output energy regulator.</text:p>
          </table:table-cell>
          <table:table-cell table:style-name="Tabela46.A2" office:value-type="string">
            <text:p text:style-name="P17">Implemented.</text:p>
          </table:table-cell>
          <table:covered-table-cell/>
        </table:table-row>
        <table:table-row>
          <table:table-cell table:style-name="Tabela46.A2" office:value-type="string">
            <text:p text:style-name="P17">Unit tests</text:p>
          </table:table-cell>
          <table:table-cell table:style-name="Tabela46.A2" office:value-type="string">
            <text:p text:style-name="P17">Implemented unit test for parameters controller (wavelength, handpiece, pulse mode, energy, power, repetition, pulse times, etc...).</text:p>
          </table:table-cell>
          <table:covered-table-cell/>
        </table:table-row>
      </table:table>
      <text:p text:style-name="P85"/>
      <text:p text:style-name="P85"/>
      <text:p text:style-name="P85"><text:tab/>-------------------------------------------------------------------------------------------------------------------------------------------</text:p>
      <text:p text:style-name="P85"/>
      <text:p text:style-name="P85"/>
      <table:table table:name="Tabela57" table:style-name="Tabela57">
        <table:table-column table:style-name="Tabela57.A"/>
        <table:table-column table:style-name="Tabela57.B"/>
        <table:table-row>
          <table:table-cell table:style-name="Tabela57.A1" office:value-type="string" table:protected="true">
            <text:p text:style-name="P6">SW version</text:p>
          </table:table-cell>
          <table:table-cell table:style-name="Tabela57.A1" office:value-type="string">
            <text:p text:style-name="P17">Development version <text:s/>- <text:s/>0.8.57</text:p>
          </table:table-cell>
        </table:table-row>
        <table:table-row>
          <table:table-cell table:style-name="Tabela57.A1" office:value-type="string" table:protected="true">
            <text:p text:style-name="P13">Previous official version</text:p>
          </table:table-cell>
          <table:table-cell table:style-name="Tabela57.A1" office:value-type="string">
            <text:p text:style-name="P17">Development version 0.7.12</text:p>
          </table:table-cell>
        </table:table-row>
        <table:table-row>
          <table:table-cell table:style-name="Tabela57.A1" office:value-type="string" table:protected="true">
            <text:p text:style-name="P6">Change request</text:p>
          </table:table-cell>
          <table:table-cell table:style-name="Tabela57.A1" office:value-type="string">
            <text:p text:style-name="P17">Project status on <text:span text:style-name="T20">02</text:span>. 07. 2019</text:p>
          </table:table-cell>
        </table:table-row>
        <table:table-row>
          <table:table-cell table:style-name="Tabela57.A4" office:value-type="string" table:protected="true">
            <text:p text:style-name="P13">Filename</text:p>
          </table:table-cell>
          <table:table-cell table:style-name="Tabela57.A4" office:value-type="string">
            <text:p text:style-name="P45">Modules:<text:line-break/><text:span text:style-name="T22">shared-backend.so, </text:span><text:span text:style-name="T25">shared-frontend.so,</text:span></text:p>
            <text:p text:style-name="P50">shared-listed_components.so, shared-syscontroller.so,</text:p>
            <text:p text:style-name="P50">shared-resources_manager.so</text:p>
            <text:p text:style-name="P46">Plugins:</text:p>
            <text:p text:style-name="P106">PluginModuleSkyPulseFrontend.so, <text:s/>PluginModlueSkyPulseMain.so, PluginModuleSkyPulseService.so,</text:p>
            <text:p text:style-name="P51">PluginModuleSkyPulseSysController.so, PluginModuleSkyPulseResources.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57.A5" table:number-columns-spanned="2" office:value-type="string" table:protected="true">
            <text:p text:style-name="P6">Build environment</text:p>
          </table:table-cell>
          <table:covered-table-cell/>
        </table:table-row>
        <table:table-row>
          <table:table-cell table:style-name="Tabela57.A6" office:value-type="string" table:protected="true">
            <text:p text:style-name="P13">Compiler</text:p>
          </table:table-cell>
          <table:table-cell table:style-name="Tabela57.A5" office:value-type="string">
            <text:p text:style-name="P24">Arm-buildroot-linux-gnueabi-g++ <text:span text:style-name="T30">5.4.0</text:span></text:p>
          </table:table-cell>
        </table:table-row>
        <table:table-row>
          <table:table-cell table:style-name="Tabela57.A6" office:value-type="string" table:protected="true">
            <text:p text:style-name="P13">Middleware</text:p>
          </table:table-cell>
          <table:table-cell table:style-name="Tabela57.A5" office:value-type="string">
            <text:p text:style-name="P15">Qt Library <text:span text:style-name="T30">5.9.2</text:span></text:p>
          </table:table-cell>
        </table:table-row>
        <table:table-row>
          <table:table-cell table:style-name="Tabela57.A6" office:value-type="string" table:protected="true">
            <text:p text:style-name="P13">Other development tool / version changed?</text:p>
          </table:table-cell>
          <table:table-cell table:style-name="Tabela57.A5" office:value-type="string">
            <text:p text:style-name="P15">No</text:p>
          </table:table-cell>
        </table:table-row>
      </table:table>
      <text:p text:style-name="P85"/>
      <text:p text:style-name="P85"/>
      <table:table table:name="Tabela58" table:style-name="Tabela58">
        <table:table-column table:style-name="Tabela58.A" table:number-columns-repeated="2"/>
        <table:table-column table:style-name="Tabela58.C"/>
        <table:table-header-rows>
          <table:table-row>
            <table:table-cell table:style-name="Tabela58.A1" office:value-type="string" table:protected="true">
              <text:p text:style-name="P6">Issue / Task</text:p>
            </table:table-cell>
            <table:table-cell table:style-name="Tabela58.A1" office:value-type="string" table:protected="true">
              <text:p text:style-name="P6">Implementation / Comment</text:p>
            </table:table-cell>
            <table:table-cell table:style-name="Tabela58.C1" office:value-type="string" table:protected="true">
              <text:p text:style-name="P13"><text:span text:style-name="T8">Status</text:span> <text:s text:c="3"/>(development / release)</text:p>
            </table:table-cell>
          </table:table-row>
        </table:table-header-rows>
        <table:table-row>
          <table:table-cell table:style-name="Tabela58.A2" office:value-type="string">
            <text:p text:style-name="P17">Implement framework parallel favorites handling, used for importing default presets. </text:p>
          </table:table-cell>
          <table:table-cell table:style-name="Tabela58.A2" office:value-type="string">
            <text:p text:style-name="P17">Implemented (code name Advanced Favorites) Default presets can be imported using an external storage device (i.e. USB) through the user interface. Imported files are hash-protected to prevent unauthorized imports. Advanced favorites can only be renamed or deleted.</text:p>
            <text:p text:style-name="P17">Favorite entry now supports user-selectable icon from the device icon collection.</text:p>
          </table:table-cell>
          <table:table-cell table:style-name="Tabela58.C2" table:number-rows-spanned="16" office:value-type="string">
            <text:p text:style-name="P17">Development phase</text:p>
          </table:table-cell>
        </table:table-row>
        <table:table-row>
          <table:table-cell table:style-name="Tabela58.A2" office:value-type="string">
            <text:p text:style-name="P17">Couple energy meter type with device configuration to prevent / allow various energy meter and configuration combinations.</text:p>
          </table:table-cell>
          <table:table-cell table:style-name="Tabela58.A2" office:value-type="string">
            <text:p text:style-name="P17">Implemented handler for querying energy meter type from EM firmware (via CAN interface). Based on reported energy meter type and the active configuration, the availability of Er procedures are updated during run-time. Added the possibility to disable procedures for non-valid energy meter type / configuration combination (sales feature).</text:p>
          </table:table-cell>
          <table:covered-table-cell/>
        </table:table-row>
        <table:table-row>
          <table:table-cell table:style-name="Tabela58.A2" office:value-type="string">
            <text:p text:style-name="P17">Output energy limit on UI should be equal for all devices and not governed by flash / laser calibration limits.</text:p>
          </table:table-cell>
          <table:table-cell table:style-name="Tabela58.A2" office:value-type="string">
            <text:p text:style-name="P17">The display of output energy limits are not affected by the device calibration limits. If the device cannot achieve the energy set by the user <text:s text:c="2"/>(as per calibration), a warning message is displayed. The device cannot enter emission state.</text:p>
          </table:table-cell>
          <table:covered-table-cell/>
        </table:table-row>
        <table:table-row>
          <table:table-cell table:style-name="Tabela58.A2" office:value-type="string">
            <text:p text:style-name="P17">Implement framework for user procedures.</text:p>
          </table:table-cell>
          <table:table-cell table:style-name="Tabela58.A2" office:value-type="string">
            <text:p text:style-name="P17">Framework for creating, modifying (renaming, parameters updating, etc...) and deleting <text:s/>editable user procedures implemented. User can now create custom procedure structure up to three levels <text:s/>deep. This can be done while in edit mode from home screen only. The procedure structure can be exported / imported to external storage device. The export / import actions are hash-protected to prevent unauthorized actions.</text:p>
            <text:p text:style-name="P17">Additionally, the procedures can be enabled / disabled from the service screen under modalities preset .</text:p>
            <text:p text:style-name="P17">Procedures with multiple steps keep track of next and previous available procedure - user can traverse between them using directional buttons.</text:p>
          </table:table-cell>
          <table:covered-table-cell/>
        </table:table-row>
        <table:table-row>
          <table:table-cell table:style-name="Tabela58.A2" office:value-type="string">
            <text:p text:style-name="P17">Unify SWEEPS (dual pulse mode) pulse burst delay with Lightwalker devices. (SWR-84)</text:p>
          </table:table-cell>
          <table:table-cell table:style-name="Tabela58.A2" office:value-type="string">
            <text:p text:style-name="P17">Implemented. The pulse burst delay is set from the beginning of the first pulse to the beginning of the second pulse (as set / seen by the user). The pulse burst delay parameter sent to EC20 is internally calculated in order to conform to the EC20 communication protocol.</text:p>
          </table:table-cell>
          <table:covered-table-cell/>
        </table:table-row>
        <table:table-row>
          <table:table-cell table:style-name="Tabela58.A2" office:value-type="string">
            <text:p text:style-name="P17">Add support for setting the repetition rate <text:s/>to the diode mode.</text:p>
          </table:table-cell>
          <table:table-cell table:style-name="Tabela58.A2" office:value-type="string">
            <text:p text:style-name="P17">Implemented. The diode can now show pulse on and pulse off time or pulse on time and repetition. This can be set as per user preference from the setting pull-down menu.</text:p>
            <text:p text:style-name="P17">Additionally, added support to toggle font size of energy and power value display in ENDO modes.</text:p>
          </table:table-cell>
          <table:covered-table-cell/>
        </table:table-row>
        <table:table-row>
          <table:table-cell table:style-name="Tabela58.A2" office:value-type="string">
            <text:p text:style-name="P17">Er mode should show the marker on the repetition selection control, where the maximum output power can be achieved.</text:p>
          </table:table-cell>
          <table:table-cell table:style-name="Tabela58.A2" office:value-type="string">
            <text:p text:style-name="P17">In Er mode, the repetition dial now shows a red tick, where maximum output power (energy * repetition) is achieved. Gives preference to energies, where power is equal (e.g. 30mJ * 15Hz is preferable to 15mJ * 30Hz).</text:p>
          </table:table-cell>
          <table:covered-table-cell/>
        </table:table-row>
        <table:table-row>
          <table:table-cell table:style-name="Tabela58.A2" office:value-type="string">
            <text:p text:style-name="P17">Simplify calculation of time since last calibration for each pulse mode. </text:p>
          </table:table-cell>
          <table:table-cell table:style-name="Tabela58.A2" office:value-type="string">
            <text:p text:style-name="P17">Implemented - seconds since epoch measured between "now" and the last calibration time for each pulse. Logging of calibration data updated.</text:p>
          </table:table-cell>
          <table:covered-table-cell/>
        </table:table-row>
        <table:table-row>
          <table:table-cell table:style-name="Tabela58.A2" office:value-type="string">
            <text:p text:style-name="P17">Implement support for pulse counters based on attached laser head.</text:p>
          </table:table-cell>
          <table:table-cell table:style-name="Tabela58.A2" office:value-type="string">
            <text:p text:style-name="P17">Pulse counters database (SQL) based on EM serial number implemented. The displayed pulse counter corresponds to the currently attached laser head.</text:p>
          </table:table-cell>
          <table:covered-table-cell/>
        </table:table-row>
        <table:table-row>
          <table:table-cell table:style-name="Tabela58.A2" office:value-type="string">
            <text:p text:style-name="P17">Implement non-volatile, on-demand water flow logging control in service mode.</text:p>
          </table:table-cell>
          <table:table-cell table:style-name="Tabela58.A2" office:value-type="string">
            <text:p text:style-name="P17">The water volume flow can be logged on service operator's demand (two independent, re-settable counters). The data is stored to permanent storage.</text:p>
          </table:table-cell>
          <table:covered-table-cell/>
        </table:table-row>
        <table:table-row>
          <table:table-cell table:style-name="Tabela58.A2" office:value-type="string">
            <text:p text:style-name="P17">Implement energy sum counter for diode operating mode.</text:p>
          </table:table-cell>
          <table:table-cell table:style-name="Tabela58.A2" office:value-type="string">
            <text:p text:style-name="P17">Implemented. Energy sum counter synchronized with countdown timer.</text:p>
          </table:table-cell>
          <table:covered-table-cell/>
        </table:table-row>
        <table:table-row>
          <table:table-cell table:style-name="Tabela58.A2" office:value-type="string">
            <text:p text:style-name="P17">Add step-by-step tutorial for users that explains the basic GUI principles of the device.</text:p>
          </table:table-cell>
          <table:table-cell table:style-name="Tabela58.A2" office:value-type="string">
            <text:p text:style-name="P17">Tutorial screen added. It is shown by default on startup and can be disabled by the user. The user can watch the tutorial at any time from the pull-down settings menu.</text:p>
          </table:table-cell>
          <table:covered-table-cell/>
        </table:table-row>
        <table:table-row>
          <table:table-cell table:style-name="Tabela58.A2" office:value-type="string">
            <text:p text:style-name="P17">Enable availability toggling of handpieces in run-time.</text:p>
          </table:table-cell>
          <table:table-cell table:style-name="Tabela58.A2" office:value-type="string">
            <text:p text:style-name="P17">Implemented in service mode. All handpieces that are applicable for the active configuration can be enabled / disabled from the service menu. Disabled handpieces are removed from the menu and thus cannot be selected.</text:p>
          </table:table-cell>
          <table:covered-table-cell/>
        </table:table-row>
        <table:table-row>
          <table:table-cell table:style-name="Tabela58.A2" office:value-type="string">
            <text:p text:style-name="P17">Implement bank voltage controller.</text:p>
          </table:table-cell>
          <table:table-cell table:style-name="Tabela58.A2" office:value-type="string">
            <text:p text:style-name="P17">Implemented. The reference bank voltage request can now be sent to EC20 module.</text:p>
          </table:table-cell>
          <table:covered-table-cell/>
        </table:table-row>
        <table:table-row>
          <table:table-cell table:style-name="Tabela58.A2" office:value-type="string">
            <text:p text:style-name="P17">Query and store additional calibration information (bank voltage, EM serial number, cooling water temperature, etc...). (SWR-86)</text:p>
          </table:table-cell>
          <table:table-cell table:style-name="Tabela58.A2" office:value-type="string">
            <text:p text:style-name="P17">During calibration, additional data is now queried and stored: bank voltage, EM serial number, cooling water temperature and SW version for all available modules).</text:p>
            <text:p text:style-name="P17">Reference voltage switching support added.</text:p>
          </table:table-cell>
          <table:covered-table-cell/>
        </table:table-row>
        <table:table-row>
          <table:table-cell table:style-name="Tabela58.A2" office:value-type="string">
            <text:p text:style-name="P17">Prevent calibration of flash / laser using invalid energy meter reference. (SWR-83)</text:p>
          </table:table-cell>
          <table:table-cell table:style-name="Tabela58.A2" office:value-type="string">
            <text:p text:style-name="P17">Calibrated energy meter serial number is stored and checked against currently attached energy meter - if the serial numbers mismatch, the flash / laser calibration cannot be performed. A warning is displayed. In such cases, energy meter calibration must be <text:s/>performed before calibrating the flash / laser. </text:p>
            <text:p text:style-name="P17">Additionally, full check of serial number synchronization is performed before entering ready state (stored energy meter calibration serial number must match stored flash / laser calibration serial number, and both must match the serial number of the current attached laser head to enter ready state).</text:p>
          </table:table-cell>
          <table:covered-table-cell/>
        </table:table-row>
        <table:table-row>
          <table:table-cell table:style-name="Tabela58.A2" office:value-type="string">
            <text:p text:style-name="P17">Account for handpiece transmission factor.</text:p>
          </table:table-cell>
          <table:table-cell table:style-name="Tabela58.A2" office:value-type="string">
            <text:p text:style-name="P17">Implemented. Transmission factor is considered when calculating / displaying energy. The displayed on-screen energy takes the transmission factor of current handpiece into account.</text:p>
          </table:table-cell>
          <table:table-cell table:style-name="Tabela58.C18" table:number-rows-spanned="10">
            <text:p text:style-name="P17"/>
          </table:table-cell>
        </table:table-row>
        <table:table-row>
          <table:table-cell table:style-name="Tabela58.A2" office:value-type="string">
            <text:p text:style-name="P17">Implement "use lower energy" notification (user feature).</text:p>
          </table:table-cell>
          <table:table-cell table:style-name="Tabela58.A2" office:value-type="string">
            <text:p text:style-name="P17">Implemented. Based on calibration data, the device notifies that the user-selected output energy cannot be realized. User must reduce the set energy within bounds to enter ready state.</text:p>
          </table:table-cell>
          <table:covered-table-cell/>
        </table:table-row>
        <table:table-row>
          <table:table-cell table:style-name="Tabela58.A2" office:value-type="string">
            <text:p text:style-name="P17">Preheating parameters can vary between pulse modes. Add support for setting different preheat parameters based on pulse mode.</text:p>
          </table:table-cell>
          <table:table-cell table:style-name="Tabela58.A2" office:value-type="string">
            <text:p text:style-name="P17">Implemented. Each pulse mode can have different preheating parameters.</text:p>
          </table:table-cell>
          <table:covered-table-cell/>
        </table:table-row>
        <table:table-row>
          <table:table-cell table:style-name="Tabela58.A2" office:value-type="string">
            <text:p text:style-name="P17">Enable support for diode module calibration based on the selected handpiece.</text:p>
          </table:table-cell>
          <table:table-cell table:style-name="Tabela58.A2" office:value-type="string">
            <text:p text:style-name="P17">DL module stores calibration for each handpiece. Diode calibration routine now consists of handpiece id selection which is reported to the DL module during calibration routine. The currently selected handpiece id is then sent to the DL module during normal operation. This enables the DL module to use proper calibration parameters.</text:p>
          </table:table-cell>
          <table:covered-table-cell/>
        </table:table-row>
        <table:table-row>
          <table:table-cell table:style-name="Tabela58.A2" office:value-type="string">
            <text:p text:style-name="P17">Limit setting the pointer intensity to interval between 10-100% for Er.</text:p>
          </table:table-cell>
          <table:table-cell table:style-name="Tabela58.A2" office:value-type="string">
            <text:p text:style-name="P17">The interval of the slider to set the pointer intensity in Er mode is set to 10-100%.</text:p>
          </table:table-cell>
          <table:covered-table-cell/>
        </table:table-row>
        <table:table-row>
          <table:table-cell table:style-name="Tabela58.A2" office:value-type="string">
            <text:p text:style-name="P17">Update regulator controller for power-based regimes.</text:p>
          </table:table-cell>
          <table:table-cell table:style-name="Tabela58.A2" office:value-type="string">
            <text:p text:style-name="P17">Regulator controller updated. The output for power based regimes (regimes, where the power is set instead of energy) is now limited by the (input / output) energy sum within a moving time window. The output of energy based regimes is limited by pulse input / output energy.</text:p>
          </table:table-cell>
          <table:covered-table-cell/>
        </table:table-row>
        <table:table-row>
          <table:table-cell table:style-name="Tabela58.A2" office:value-type="string">
            <text:p text:style-name="P17">Implement SW upgrade / downgrade detection.</text:p>
          </table:table-cell>
          <table:table-cell table:style-name="Tabela58.A2" office:value-type="string">
            <text:p text:style-name="P17">Implemented. At every boot, the application checks if upgrade / downgrade is performed. Upon detection, the device is automatically configured.</text:p>
          </table:table-cell>
          <table:covered-table-cell/>
        </table:table-row>
        <table:table-row>
          <table:table-cell table:style-name="Tabela58.A2" office:value-type="string">
            <text:p text:style-name="P17">On-demand authorization code number (ACN) change.</text:p>
          </table:table-cell>
          <table:table-cell table:style-name="Tabela58.A2" office:value-type="string">
            <text:p text:style-name="P17">Added settings menu entry which guides the user through the process of inputting new ACN.</text:p>
          </table:table-cell>
          <table:covered-table-cell/>
        </table:table-row>
        <table:table-row>
          <table:table-cell table:style-name="Tabela58.A2" office:value-type="string">
            <text:p text:style-name="P17">Begin enabling GUI support for dual diode.</text:p>
          </table:table-cell>
          <table:table-cell table:style-name="Tabela58.A2" office:value-type="string">
            <text:p text:style-name="P17">Re-implemented controls screen interface <text:s text:c="3"/>for less error prone handling of controls for various modes (Er, single Diode, dual Diode). Backend handler / controller for dual diode prepared.</text:p>
          </table:table-cell>
          <table:covered-table-cell/>
        </table:table-row>
        <table:table-row>
          <table:table-cell table:style-name="Tabela58.A2" office:value-type="string">
            <text:p text:style-name="P17">Bug fix: emission sound should only be played in emission state of the laser device;. (SWR-85)</text:p>
          </table:table-cell>
          <table:table-cell table:style-name="Tabela58.A2" office:value-type="string">
            <text:p text:style-name="P17">Fixed. When device detects a fatal error, the emission sound playback stops and error message is displayed.</text:p>
          </table:table-cell>
          <table:covered-table-cell/>
        </table:table-row>
      </table:table>
      <text:p text:style-name="P85"/>
      <text:p text:style-name="P85"/>
      <text:p text:style-name="P85"><text:tab/>-------------------------------------------------------------------------------------------------------------------------------------------</text:p>
      <text:p text:style-name="P85"/>
      <text:p text:style-name="P85"/>
      <table:table table:name="Tabela59" table:style-name="Tabela59">
        <table:table-column table:style-name="Tabela59.A"/>
        <table:table-column table:style-name="Tabela59.B"/>
        <table:table-row>
          <table:table-cell table:style-name="Tabela59.A1" office:value-type="string" table:protected="true">
            <text:p text:style-name="P6">SW version</text:p>
          </table:table-cell>
          <table:table-cell table:style-name="Tabela59.A1" office:value-type="string">
            <text:p text:style-name="P17">Official release <text:s/>- <text:s/>1.0.1</text:p>
          </table:table-cell>
        </table:table-row>
        <table:table-row>
          <table:table-cell table:style-name="Tabela59.A1" office:value-type="string" table:protected="true">
            <text:p text:style-name="P13">Previous official version</text:p>
          </table:table-cell>
          <table:table-cell table:style-name="Tabela59.A1" office:value-type="string">
            <text:p text:style-name="P17">Development version 0.8.57</text:p>
          </table:table-cell>
        </table:table-row>
        <table:table-row>
          <table:table-cell table:style-name="Tabela59.A1" office:value-type="string" table:protected="true">
            <text:p text:style-name="P6">Change request</text:p>
          </table:table-cell>
          <table:table-cell table:style-name="Tabela59.A1" office:value-type="string">
            <text:p text:style-name="P17">Project status on <text:span text:style-name="T20">27</text:span>. 08. 2019</text:p>
          </table:table-cell>
        </table:table-row>
        <table:table-row>
          <table:table-cell table:style-name="Tabela59.A4" office:value-type="string" table:protected="true">
            <text:p text:style-name="P13">Filename</text:p>
          </table:table-cell>
          <table:table-cell table:style-name="Tabela59.A4" office:value-type="string">
            <text:p text:style-name="P45">Modules:<text:line-break/><text:span text:style-name="T22">shared-backend.so, </text:span><text:span text:style-name="T25">shared-frontend.so,</text:span></text:p>
            <text:p text:style-name="P50">shared-listed_components.so, shared-syscontroller.so,</text:p>
            <text:p text:style-name="P50">shared-resources_manager.so</text:p>
            <text:p text:style-name="P46">Plugins:</text:p>
            <text:p text:style-name="P106">PluginModuleSkyPulseFrontend.so, <text:s/>PluginModlueSkyPulseMain.so, PluginModuleSkyPulseService.so,</text:p>
            <text:p text:style-name="P51">PluginModuleSkyPulseSysController.so, PluginModuleSkyPulseResources.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59.A5" table:number-columns-spanned="2" office:value-type="string" table:protected="true">
            <text:p text:style-name="P6">Build environment</text:p>
          </table:table-cell>
          <table:covered-table-cell/>
        </table:table-row>
        <table:table-row>
          <table:table-cell table:style-name="Tabela59.A6" office:value-type="string" table:protected="true">
            <text:p text:style-name="P13">Compiler</text:p>
          </table:table-cell>
          <table:table-cell table:style-name="Tabela59.A5" office:value-type="string">
            <text:p text:style-name="P24">Arm-buildroot-linux-gnueabi-g++ <text:span text:style-name="T30">4.9.4</text:span></text:p>
          </table:table-cell>
        </table:table-row>
        <table:table-row>
          <table:table-cell table:style-name="Tabela59.A6" office:value-type="string" table:protected="true">
            <text:p text:style-name="P13">Middleware</text:p>
          </table:table-cell>
          <table:table-cell table:style-name="Tabela59.A5" office:value-type="string">
            <text:p text:style-name="P15">Qt Library <text:span text:style-name="T30">5.9.2</text:span></text:p>
          </table:table-cell>
        </table:table-row>
        <table:table-row>
          <table:table-cell table:style-name="Tabela59.A6" office:value-type="string" table:protected="true">
            <text:p text:style-name="P13">Other development tool / version changed?</text:p>
          </table:table-cell>
          <table:table-cell table:style-name="Tabela59.A5" office:value-type="string">
            <text:p text:style-name="P15">No</text:p>
          </table:table-cell>
        </table:table-row>
      </table:table>
      <text:p text:style-name="P85"/>
      <text:p text:style-name="P85"/>
      <table:table table:name="Tabela60" table:style-name="Tabela60">
        <table:table-column table:style-name="Tabela60.A" table:number-columns-repeated="2"/>
        <table:table-column table:style-name="Tabela60.C"/>
        <table:table-header-rows>
          <table:table-row>
            <table:table-cell table:style-name="Tabela60.A1" office:value-type="string" table:protected="true">
              <text:p text:style-name="P6">Issue / Task</text:p>
            </table:table-cell>
            <table:table-cell table:style-name="Tabela60.A1" office:value-type="string" table:protected="true">
              <text:p text:style-name="P6">Implementation / Comment</text:p>
            </table:table-cell>
            <table:table-cell table:style-name="Tabela60.C1" office:value-type="string" table:protected="true">
              <text:p text:style-name="P13"><text:span text:style-name="T8">Status</text:span> <text:s text:c="3"/>(development / release)</text:p>
            </table:table-cell>
          </table:table-row>
        </table:table-header-rows>
        <table:table-row>
          <table:table-cell table:style-name="Tabela60.A2" office:value-type="string">
            <text:p text:style-name="P17">Add command line support for querying the device Pcode.</text:p>
          </table:table-cell>
          <table:table-cell table:style-name="Tabela60.A2" office:value-type="string">
            <text:p text:style-name="P17">Added support for Pcode query. Running the application instance on the device with --sysuid argument returns the Pcode and terminates the application.</text:p>
          </table:table-cell>
          <table:table-cell table:style-name="Tabela60.C2" table:number-rows-spanned="17" office:value-type="string">
            <text:p text:style-name="P17">Official release</text:p>
          </table:table-cell>
        </table:table-row>
        <table:table-row>
          <table:table-cell table:style-name="Tabela60.A2" office:value-type="string">
            <text:p text:style-name="P17">Change authorization pattern to comply with the operator's manual (OM) and add on demand lock. (SWR-91)</text:p>
          </table:table-cell>
          <table:table-cell table:style-name="Tabela60.A2" office:value-type="string">
            <text:p text:style-name="P17">Authorization pattern changed to match the OM default value. Additionally, the device locks on user's demand or when standby-to-low-power timer expires (if enabled).</text:p>
          </table:table-cell>
          <table:covered-table-cell/>
        </table:table-row>
        <table:table-row>
          <table:table-cell table:style-name="Tabela60.A2" office:value-type="string">
            <text:p text:style-name="P17">Lower the output energy value and warn the user if requested output energy is too high.</text:p>
          </table:table-cell>
          <table:table-cell table:style-name="Tabela60.A2" office:value-type="string">
            <text:p text:style-name="P17">Implemented. If requested energy is too high (based on last calibration for each pulse mode), a warning appears and the output energy value is reduced to closest lower energy that can still be achieved.</text:p>
          </table:table-cell>
          <table:covered-table-cell/>
        </table:table-row>
        <table:table-row>
          <table:table-cell table:style-name="Tabela60.A2" office:value-type="string">
            <text:p text:style-name="P17">Implement independent pulse counter logging for: user counters, flash / laser / chamber counters and total pulse counter.</text:p>
          </table:table-cell>
          <table:table-cell table:style-name="Tabela60.A2" office:value-type="string">
            <text:p text:style-name="P17">Implemented. User counters can be reset by the user. Flash / laser / chamber counters can be reset independently by the maintenance operator. The counters are tied to the EM serial number. Total pulse counters cannot be reset - in this case all pulses throughout the device life-cycle are counted. Pulse counters are counted based on EC20 energy reports (regular pulses, i.e. id 0x147)</text:p>
          </table:table-cell>
          <table:covered-table-cell/>
        </table:table-row>
        <table:table-row>
          <table:table-cell table:style-name="Tabela60.A2" office:value-type="string">
            <text:p text:style-name="P17">Fix authorization code number parsing.</text:p>
          </table:table-cell>
          <table:table-cell table:style-name="Tabela60.A2" office:value-type="string">
            <text:p text:style-name="P17">Fixed bug in authorization code number parsing (masks for input code header were set incorrectly).</text:p>
          </table:table-cell>
          <table:covered-table-cell/>
        </table:table-row>
        <table:table-row>
          <table:table-cell table:style-name="Tabela60.A2" office:value-type="string">
            <text:p text:style-name="P17">Update error list.</text:p>
          </table:table-cell>
          <table:table-cell table:style-name="Tabela60.A2" office:value-type="string">
            <text:p text:style-name="P17">Updated.</text:p>
          </table:table-cell>
          <table:covered-table-cell/>
        </table:table-row>
        <table:table-row>
          <table:table-cell table:style-name="Tabela60.A2" office:value-type="string">
            <text:p text:style-name="P17">Increase bank voltage for SWEEPS and SSP ENDO pulse modes.</text:p>
          </table:table-cell>
          <table:table-cell table:style-name="Tabela60.A2" office:value-type="string">
            <text:p text:style-name="P17">Bank voltage for SWEEPS and SSP ENDO increased to 439V. Other pulse modes remain at 420V. Decoupled the calibration of SWEEPS and SSP ENDO pulse modes from other modes. The bank voltage in user mode is switched dynamically (depends on user pulse mode selection). Calibration interface modified accordingly.</text:p>
            <text:p text:style-name="P17">Additionally, the calibration time for SWEEPS was optimized by ~40%.</text:p>
          </table:table-cell>
          <table:covered-table-cell/>
        </table:table-row>
        <table:table-row>
          <table:table-cell table:style-name="Tabela60.A2" office:value-type="string">
            <text:p text:style-name="P17">Decouple energy meter type from energy meter serial number.</text:p>
          </table:table-cell>
          <table:table-cell table:style-name="Tabela60.A2" office:value-type="string">
            <text:p text:style-name="P17">Implemented and propagated throughout the application.</text:p>
          </table:table-cell>
          <table:covered-table-cell/>
        </table:table-row>
        <table:table-row>
          <table:table-cell table:style-name="Tabela60.A2" office:value-type="string">
            <text:p text:style-name="P17">Implement buffer for real-time energy statistics calculation. </text:p>
          </table:table-cell>
          <table:table-cell table:style-name="Tabela60.A2" office:value-type="string">
            <text:p text:style-name="P17">Buffering and energy statistics (input / output energy) calculation implemented for energy and power-based modes. Based on the calculated statistics, the regulation process is appropriately updated. Portions of the code re-implemented in methods to improve code readability and maintenance.</text:p>
            <text:p text:style-name="P17">Additionally, removed regulator controller version from UI - the controller version always paired with the main application version.</text:p>
          </table:table-cell>
          <table:covered-table-cell/>
        </table:table-row>
        <table:table-row>
          <table:table-cell table:style-name="Tabela60.A2" office:value-type="string">
            <text:p text:style-name="P17">Turn off simmer current before triggering the crowbar if any error is detected during the energy regulation process.</text:p>
          </table:table-cell>
          <table:table-cell table:style-name="Tabela60.A2" office:value-type="string">
            <text:p text:style-name="P17">Dual safety - if energy is out of bounds, the simmer current off request is made to EC20 and crowbar trigger request is made to IOC (5V line).</text:p>
            <text:p text:style-name="P17">Each request independently disables the laser emission.</text:p>
          </table:table-cell>
          <table:covered-table-cell/>
        </table:table-row>
        <table:table-row>
          <table:table-cell table:style-name="Tabela60.A2" office:value-type="string">
            <text:p text:style-name="P17">Prevent swapping the laser head during operation.</text:p>
          </table:table-cell>
          <table:table-cell table:style-name="Tabela60.A2" office:value-type="string">
            <text:p text:style-name="P17">In case the laser head connector error is detected during run-time, the device stops and the corresponding error is displayed. The user must turn off the device and repeat the self-test procedure in order to continue using the device.</text:p>
          </table:table-cell>
          <table:covered-table-cell/>
        </table:table-row>
        <table:table-row>
          <table:table-cell table:style-name="Tabela60.A2" office:value-type="string">
            <text:p text:style-name="P17">Prevent the user to interact with the device in ready state while the operating parameters are being processed and delivered to CAN recipients.</text:p>
          </table:table-cell>
          <table:table-cell table:style-name="Tabela60.A2" office:value-type="string">
            <text:p text:style-name="P17">Implemented. Before processing the set parameters in ready state, the UI controls for the parameters are disabled and re-enabled after.</text:p>
          </table:table-cell>
          <table:covered-table-cell/>
        </table:table-row>
        <table:table-row>
          <table:table-cell table:style-name="Tabela60.A2" office:value-type="string">
            <text:p text:style-name="P17">Remove foot switch disconnected warning if foot switch is re-connected.</text:p>
          </table:table-cell>
          <table:table-cell table:style-name="Tabela60.A2" office:value-type="string">
            <text:p text:style-name="P17">Implemented.</text:p>
          </table:table-cell>
          <table:covered-table-cell/>
        </table:table-row>
        <table:table-row>
          <table:table-cell table:style-name="Tabela60.A2" office:value-type="string">
            <text:p text:style-name="P17">Emission timer elapsed sound not audible when disabling sounds. </text:p>
          </table:table-cell>
          <table:table-cell table:style-name="Tabela60.A2" office:value-type="string">
            <text:p text:style-name="P17">Fixed. Timer elapsed sound cannot be fully disabled (sound value cannot be set less than 20%).</text:p>
          </table:table-cell>
          <table:covered-table-cell/>
        </table:table-row>
        <table:table-row>
          <table:table-cell table:style-name="Tabela60.A2" office:value-type="string">
            <text:p text:style-name="P17">Display self-test stages for easier offline debugging in case of self-test errors.</text:p>
          </table:table-cell>
          <table:table-cell table:style-name="Tabela60.A2" office:value-type="string">
            <text:p text:style-name="P17">Current self-test stage is now displayed on screen. Self-test errors are not logged to errors but have independent logging mechanism.</text:p>
          </table:table-cell>
          <table:covered-table-cell/>
        </table:table-row>
        <table:table-row>
          <table:table-cell table:style-name="Tabela60.A2" office:value-type="string">
            <text:p text:style-name="P17">Implement handpiece replacement procedure and spray refill procedure.</text:p>
          </table:table-cell>
          <table:table-cell table:style-name="Tabela60.A2" office:value-type="string">
            <text:p text:style-name="P17">Added entries to Device Maintenance in pull-down settings menu. Implemented state machines to handle both procedures.</text:p>
          </table:table-cell>
          <table:covered-table-cell/>
        </table:table-row>
        <table:table-row>
          <table:table-cell table:style-name="Tabela60.A2" office:value-type="string">
            <text:p text:style-name="P17">Add unit tests.</text:p>
          </table:table-cell>
          <table:table-cell table:style-name="Tabela60.A2" office:value-type="string">
            <text:p text:style-name="P17">Unit tests for the following SW units implemented: </text:p>
            <text:p text:style-name="P17">- statistics calculation </text:p>
            <text:p text:style-name="P17">- data fitting (partial, tested fractional polynomial fitting)</text:p>
          </table:table-cell>
          <table:covered-table-cell/>
        </table:table-row>
      </table:table>
      <text:p text:style-name="P85"/>
      <text:p text:style-name="P85"/>
      <text:p text:style-name="P85"><text:tab/>-------------------------------------------------------------------------------------------------------------------------------------------</text:p>
      <text:p text:style-name="P85"/>
      <text:p text:style-name="P85"/>
      <table:table table:name="Tabela83" table:style-name="Tabela83">
        <table:table-column table:style-name="Tabela83.A"/>
        <table:table-column table:style-name="Tabela83.B"/>
        <table:table-row>
          <table:table-cell table:style-name="Tabela83.A1" office:value-type="string" table:protected="true">
            <text:p text:style-name="P6">SW version</text:p>
          </table:table-cell>
          <table:table-cell table:style-name="Tabela83.A1" office:value-type="string">
            <text:p text:style-name="P17">1.0.3</text:p>
          </table:table-cell>
        </table:table-row>
        <text:soft-page-break/>
        <table:table-row>
          <table:table-cell table:style-name="Tabela83.A1" office:value-type="string" table:protected="true">
            <text:p text:style-name="P13">Previous official version</text:p>
          </table:table-cell>
          <table:table-cell table:style-name="Tabela83.A1" office:value-type="string">
            <text:p text:style-name="P17">1.0.1</text:p>
          </table:table-cell>
        </table:table-row>
        <table:table-row>
          <table:table-cell table:style-name="Tabela83.A1" office:value-type="string" table:protected="true">
            <text:p text:style-name="P6">Change request</text:p>
          </table:table-cell>
          <table:table-cell table:style-name="Tabela83.A1" office:value-type="string">
            <text:p text:style-name="P17">I-8674</text:p>
          </table:table-cell>
        </table:table-row>
        <table:table-row>
          <table:table-cell table:style-name="Tabela83.A4" office:value-type="string" table:protected="true">
            <text:p text:style-name="P13">Filename</text:p>
          </table:table-cell>
          <table:table-cell table:style-name="Tabela83.A4" office:value-type="string">
            <text:p text:style-name="P45">Modules:<text:line-break/><text:span text:style-name="T22">shared-backend.so, </text:span><text:span text:style-name="T25">shared-frontend.so,</text:span></text:p>
            <text:p text:style-name="P50">shared-listed_components.so, shared-syscontroller.so,</text:p>
            <text:p text:style-name="P50">shared-resources_manager.so</text:p>
            <text:p text:style-name="P46">Plugins:</text:p>
            <text:p text:style-name="P106">PluginModuleSkyPulseFrontend.so, <text:s/>PluginModlueSkyPulseMain.so, PluginModuleSkyPulseService.so,</text:p>
            <text:p text:style-name="P51">PluginModuleSkyPulseSysController.so, PluginModuleSkyPulseResources.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83.A5" table:number-columns-spanned="2" office:value-type="string" table:protected="true">
            <text:p text:style-name="P6">Build environment</text:p>
          </table:table-cell>
          <table:covered-table-cell/>
        </table:table-row>
        <table:table-row>
          <table:table-cell table:style-name="Tabela83.A6" office:value-type="string" table:protected="true">
            <text:p text:style-name="P13">Compiler</text:p>
          </table:table-cell>
          <table:table-cell table:style-name="Tabela83.A5" office:value-type="string">
            <text:p text:style-name="P24">Arm-buildroot-linux-gnueabi-g++<text:span text:style-name="T30"> 4.9.4</text:span></text:p>
          </table:table-cell>
        </table:table-row>
        <table:table-row>
          <table:table-cell table:style-name="Tabela83.A6" office:value-type="string" table:protected="true">
            <text:p text:style-name="P13">Middleware</text:p>
          </table:table-cell>
          <table:table-cell table:style-name="Tabela83.A5" office:value-type="string">
            <text:p text:style-name="P15">Qt Library <text:span text:style-name="T30">5.9.2</text:span></text:p>
          </table:table-cell>
        </table:table-row>
        <table:table-row>
          <table:table-cell table:style-name="Tabela83.A6" office:value-type="string" table:protected="true">
            <text:p text:style-name="P13">Other development tool / version changed?</text:p>
          </table:table-cell>
          <table:table-cell table:style-name="Tabela83.A5" office:value-type="string">
            <text:p text:style-name="P15">No</text:p>
          </table:table-cell>
        </table:table-row>
      </table:table>
      <text:p text:style-name="P85"/>
      <text:p text:style-name="P85"/>
      <table:table table:name="Tabela84" table:style-name="Tabela84">
        <table:table-column table:style-name="Tabela84.A" table:number-columns-repeated="2"/>
        <table:table-column table:style-name="Tabela84.C"/>
        <table:table-row>
          <table:table-cell table:style-name="Tabela84.A1" office:value-type="string" table:protected="true">
            <text:p text:style-name="P6">Issue / Task</text:p>
          </table:table-cell>
          <table:table-cell table:style-name="Tabela84.A1" office:value-type="string" table:protected="true">
            <text:p text:style-name="P6">Implementation / Comment</text:p>
          </table:table-cell>
          <table:table-cell table:style-name="Tabela84.C1" office:value-type="string" table:protected="true">
            <text:p text:style-name="P13"><text:span text:style-name="T8">Status</text:span> <text:s text:c="3"/>(development / release)</text:p>
          </table:table-cell>
        </table:table-row>
        <table:table-row>
          <table:table-cell table:style-name="Tabela84.A2" office:value-type="string">
            <text:p text:style-name="P17">Unify error messages handling and display for SYS, EC20, IOC, EM and DL.</text:p>
          </table:table-cell>
          <table:table-cell table:style-name="Tabela84.A2" office:value-type="string">
            <text:p text:style-name="P17">Error messages grouped into three categories: fatal, critical and user. Fatal and critical error messages are unrecoverable during the current power-on cycle. User errors are recoverable during the current power-on cycle (e.g. emergency button pressed, door switch triggered, etc...). All errors codes are displayed in the "details" section of the error message. If diode module is not present, the SYS informs IOC and diode related errors are disabled.</text:p>
            <text:p text:style-name="P17">Additionally, the messages from IOC that are related to spray functionality are ignored in the error handler and are handled separately.</text:p>
            <text:p text:style-name="P17">Air line pressure drop is detected and the spray is disabled. If this happens during emission (while the user expects spray), the device transitions to ready state (emission stops) and the user is warned.</text:p>
          </table:table-cell>
          <table:table-cell table:style-name="Tabela84.C2" table:number-rows-spanned="6" office:value-type="string">
            <text:p text:style-name="P17">Under I-8674.</text:p>
          </table:table-cell>
        </table:table-row>
        <table:table-row>
          <table:table-cell table:style-name="Tabela84.A2" office:value-type="string">
            <text:p text:style-name="P17">Add "reset settings to default" option.</text:p>
          </table:table-cell>
          <table:table-cell table:style-name="Tabela84.A2" office:value-type="string">
            <text:p text:style-name="P17">Implemented. The device default settings can be restored by using a specific command:</text:p>
            <text:p text:style-name="P17">- error logs</text:p>
            <text:p text:style-name="P17">- pulse counters</text:p>
            <text:p text:style-name="P17">- user settings (sound, brightness, etc...)</text:p>
            <text:p text:style-name="P17">- history database</text:p>
            <text:p text:style-name="P17">All settings are non-critical for safe device operation.</text:p>
          </table:table-cell>
          <table:covered-table-cell/>
        </table:table-row>
        <table:table-row>
          <table:table-cell table:style-name="Tabela84.A2" office:value-type="string">
            <text:p text:style-name="P17">Enable export / import of raw calibration data.</text:p>
          </table:table-cell>
          <table:table-cell table:style-name="Tabela84.A2" office:value-type="string">
            <text:p text:style-name="P17">Raw calibration data can be exported and imported from the service menu. The data is hash protected (and salted) to prevent unauthorized modifications.</text:p>
            <text:p text:style-name="P17">Additionally, the display precision of energy meter gain factor is set to 3 digits (for manufacturing / device testing phase).</text:p>
          </table:table-cell>
          <table:covered-table-cell/>
        </table:table-row>
        <table:table-row>
          <table:table-cell table:style-name="Tabela84.A2" office:value-type="string">
            <text:p text:style-name="P17">Update tutorial screen.</text:p>
          </table:table-cell>
          <table:table-cell table:style-name="Tabela84.A2" office:value-type="string">
            <text:p text:style-name="P17">Updated. Added explanation of spray related functionalities.</text:p>
          </table:table-cell>
          <table:covered-table-cell/>
        </table:table-row>
        <table:table-row>
          <table:table-cell table:style-name="Tabela84.A2" office:value-type="string">
            <text:p text:style-name="P17">Change password for advanced service screen access.</text:p>
          </table:table-cell>
          <table:table-cell table:style-name="Tabela84.A2" office:value-type="string">
            <text:p text:style-name="P17">Password changed due to similarity with password to access regular service mode.</text:p>
          </table:table-cell>
          <table:covered-table-cell/>
        </table:table-row>
        <table:table-row>
          <table:table-cell table:style-name="Tabela84.A2" office:value-type="string">
            <text:p text:style-name="P17">Order pulses by pulse length (ascending order). for energy meter and flash / laser calibration.</text:p>
          </table:table-cell>
          <table:table-cell table:style-name="Tabela84.A2" office:value-type="string">
            <text:p text:style-name="P17">Implemented.</text:p>
          </table:table-cell>
          <table:covered-table-cell/>
        </table:table-row>
      </table:table>
      <text:p text:style-name="P85"><text:soft-page-break/></text:p>
      <text:p text:style-name="P85"/>
      <text:p text:style-name="P85"><text:tab/>-------------------------------------------------------------------------------------------------------------------------------------------</text:p>
      <text:p text:style-name="P85"/>
      <text:p text:style-name="P85"/>
      <table:table table:name="Tabela85" table:style-name="Tabela85">
        <table:table-column table:style-name="Tabela85.A"/>
        <table:table-column table:style-name="Tabela85.B"/>
        <table:table-row>
          <table:table-cell table:style-name="Tabela85.A1" office:value-type="string" table:protected="true">
            <text:p text:style-name="P6">SW version</text:p>
          </table:table-cell>
          <table:table-cell table:style-name="Tabela85.A1" office:value-type="string">
            <text:p text:style-name="P17">1.0.4</text:p>
          </table:table-cell>
        </table:table-row>
        <table:table-row>
          <table:table-cell table:style-name="Tabela85.A1" office:value-type="string" table:protected="true">
            <text:p text:style-name="P13">Previous official version</text:p>
          </table:table-cell>
          <table:table-cell table:style-name="Tabela85.A1" office:value-type="string">
            <text:p text:style-name="P17">1.0.3</text:p>
          </table:table-cell>
        </table:table-row>
        <table:table-row>
          <table:table-cell table:style-name="Tabela85.A1" office:value-type="string" table:protected="true">
            <text:p text:style-name="P6">Change request</text:p>
          </table:table-cell>
          <table:table-cell table:style-name="Tabela85.A1" office:value-type="string">
            <text:p text:style-name="P17">I-8768</text:p>
          </table:table-cell>
        </table:table-row>
        <table:table-row>
          <table:table-cell table:style-name="Tabela85.A4" office:value-type="string" table:protected="true">
            <text:p text:style-name="P13">Filename</text:p>
          </table:table-cell>
          <table:table-cell table:style-name="Tabela85.A4" office:value-type="string">
            <text:p text:style-name="P45">Modules:<text:line-break/><text:span text:style-name="T22">shared-backend.so, </text:span><text:span text:style-name="T25">shared-frontend.so,</text:span></text:p>
            <text:p text:style-name="P50">shared-listed_components.so, shared-syscontroller.so,</text:p>
            <text:p text:style-name="P50">shared-resources_manager.so</text:p>
            <text:p text:style-name="P46">Plugins:</text:p>
            <text:p text:style-name="P106">PluginModuleSkyPulseFrontend.so, <text:s/>PluginModlueSkyPulseMain.so, PluginModuleSkyPulseService.so,</text:p>
            <text:p text:style-name="P45"><text:span text:style-name="T24">PluginModuleSkyPulseSysController.so, PluginModuleSkyPulseResources.so</text:span><text:span text:style-name="T31"><text:line-break/>Executables:</text:span><text:span text:style-name="T24"><text:line-break/>skypulseapp (main process - all UI files, configurations and settings are embedded here), regcontr (regulator control process), vkbd (virtual keyboard process)</text:span></text:p>
          </table:table-cell>
        </table:table-row>
        <table:table-row>
          <table:table-cell table:style-name="Tabela85.A5" table:number-columns-spanned="2" office:value-type="string" table:protected="true">
            <text:p text:style-name="P6">Build environment</text:p>
          </table:table-cell>
          <table:covered-table-cell/>
        </table:table-row>
        <table:table-row>
          <table:table-cell table:style-name="Tabela85.A6" office:value-type="string" table:protected="true">
            <text:p text:style-name="P13">Compiler</text:p>
          </table:table-cell>
          <table:table-cell table:style-name="Tabela85.A5" office:value-type="string">
            <text:p text:style-name="P24">Arm-buildroot-linux-gnueabi-g++<text:span text:style-name="T30"> 4.9.4</text:span></text:p>
          </table:table-cell>
        </table:table-row>
        <table:table-row>
          <table:table-cell table:style-name="Tabela85.A6" office:value-type="string" table:protected="true">
            <text:p text:style-name="P13">Middleware</text:p>
          </table:table-cell>
          <table:table-cell table:style-name="Tabela85.A5" office:value-type="string">
            <text:p text:style-name="P15">Qt Library <text:span text:style-name="T30">5.9.2</text:span></text:p>
          </table:table-cell>
        </table:table-row>
        <table:table-row>
          <table:table-cell table:style-name="Tabela85.A6" office:value-type="string" table:protected="true">
            <text:p text:style-name="P13">Other development tool / version changed?</text:p>
          </table:table-cell>
          <table:table-cell table:style-name="Tabela85.A5" office:value-type="string">
            <text:p text:style-name="P15">No</text:p>
          </table:table-cell>
        </table:table-row>
      </table:table>
      <text:p text:style-name="P85"/>
      <text:p text:style-name="P85"/>
      <table:table table:name="Tabela86" table:style-name="Tabela86">
        <table:table-column table:style-name="Tabela86.A" table:number-columns-repeated="2"/>
        <table:table-column table:style-name="Tabela86.C"/>
        <table:table-row>
          <table:table-cell table:style-name="Tabela86.A1" office:value-type="string" table:protected="true">
            <text:p text:style-name="P8">Issue / Task</text:p>
          </table:table-cell>
          <table:table-cell table:style-name="Tabela86.A1" office:value-type="string" table:protected="true">
            <text:p text:style-name="P8">Implementation / Comment</text:p>
          </table:table-cell>
          <table:table-cell table:style-name="Tabela86.C1" office:value-type="string" table:protected="true">
            <text:p text:style-name="P15"><text:span text:style-name="T8">Status</text:span> <text:s text:c="3"/>(development / release)</text:p>
          </table:table-cell>
        </table:table-row>
        <table:table-row>
          <table:table-cell table:style-name="Tabela86.A2" office:value-type="string">
            <text:p text:style-name="P21">CAN errors should be uniquely identified.</text:p>
          </table:table-cell>
          <table:table-cell table:style-name="Tabela86.A2" office:value-type="string">
            <text:p text:style-name="P21">Implemented. Each CAN error corresponds to a unique error code and is thus displayed to the user. </text:p>
          </table:table-cell>
          <table:table-cell table:style-name="Tabela86.C2" table:number-rows-spanned="6" office:value-type="string">
            <text:p text:style-name="P17">Implemented and </text:p>
            <text:p text:style-name="P17">released with change </text:p>
            <text:p text:style-name="P17">I-8768.</text:p>
          </table:table-cell>
        </table:table-row>
        <table:table-row>
          <table:table-cell table:style-name="Tabela86.A2" office:value-type="string">
            <text:p text:style-name="P21">Minimal selectable emission timer value should be 5 seconds.</text:p>
          </table:table-cell>
          <table:table-cell table:style-name="Tabela86.A2" office:value-type="string">
            <text:p text:style-name="P21">Implemented. If user selects timer value of less than 5 seconds, a notification is displayed and the timer is set to 5 seconds.</text:p>
          </table:table-cell>
          <table:covered-table-cell/>
        </table:table-row>
        <table:table-row>
          <table:table-cell table:style-name="Tabela86.A2" office:value-type="string">
            <text:p text:style-name="P21">Start implementation of operation data collector framework.</text:p>
          </table:table-cell>
          <table:table-cell table:style-name="Tabela86.A2" office:value-type="string">
            <text:p text:style-name="P21">Implementation started. Currently the data collector is deactivated at compile time. For laboratory tests (non-official SW), the data collector is activated at compile time (collecting pulse id, repetition, user-requested energy, water temperature, input E, output E, session counter, session sum counter, reference counter)</text:p>
          </table:table-cell>
          <table:covered-table-cell/>
        </table:table-row>
        <table:table-row>
          <table:table-cell table:style-name="Tabela86.A2" office:value-type="string">
            <text:p text:style-name="P21">If calibration is missing, don't report this as a critical error. Allow user to recover.</text:p>
          </table:table-cell>
          <table:table-cell table:style-name="Tabela86.A2" office:value-type="string">
            <text:p text:style-name="P21">If calibration data is missing, the user is notified and cannot enter READY state, but can dismiss the message and remain in STANDBY state. Also, the presence of calibration data for each pulse mode is checked when user requests transition to READY.</text:p>
          </table:table-cell>
          <table:covered-table-cell/>
        </table:table-row>
        <table:table-row>
          <table:table-cell table:style-name="Tabela86.A2" office:value-type="string">
            <text:p text:style-name="P21">If critical error arises due to user error, do not override user error with critical error.</text:p>
          </table:table-cell>
          <table:table-cell table:style-name="Tabela86.A2" office:value-type="string">
            <text:p text:style-name="P21">When the device is in READY state and user error occurs, critical errors can consequently arise. For example if emergency button or door switch is triggered, the simmer current unexpectedly switches off. In such cases, the device enters ERROR state and user is given an option to recover. If critical or fatal error persists, the device stays in ERROR state.</text:p>
          </table:table-cell>
          <table:covered-table-cell/>
        </table:table-row>
        <table:table-row>
          <table:table-cell table:style-name="Tabela86.A2" office:value-type="string">
            <text:p text:style-name="P21">Modify error display when no laser source is available.</text:p>
          </table:table-cell>
          <table:table-cell table:style-name="Tabela86.A2" office:value-type="string">
            <text:p text:style-name="P15"><text:span text:style-name="T30">Modified. Also added error code to Self-test log in cases when self-test fails. Modified user error display when laser module connector loses contact ("</text:span><text:span text:style-name="Strong_20_Emphasis"><text:span text:style-name="T23">Check laser module connector").</text:span></text:span></text:p>
          </table:table-cell>
          <table:covered-table-cell/>
        </table:table-row>
      </table:table>
      <text:p text:style-name="P85"/>
      <text:p text:style-name="P85"><text:soft-page-break/></text:p>
      <text:p text:style-name="P85"><text:tab/>-------------------------------------------------------------------------------------------------------------------------------------------</text:p>
      <text:p text:style-name="P85"/>
      <text:p text:style-name="P85"/>
      <table:table table:name="Tabela89" table:style-name="Tabela89">
        <table:table-column table:style-name="Tabela89.A"/>
        <table:table-column table:style-name="Tabela89.B"/>
        <table:table-row>
          <table:table-cell table:style-name="Tabela89.A1" office:value-type="string" table:protected="true">
            <text:p text:style-name="P6">SW version</text:p>
          </table:table-cell>
          <table:table-cell table:style-name="Tabela89.A1" office:value-type="string">
            <text:p text:style-name="P17">1.0.5</text:p>
          </table:table-cell>
        </table:table-row>
        <table:table-row>
          <table:table-cell table:style-name="Tabela89.A1" office:value-type="string" table:protected="true">
            <text:p text:style-name="P13">Previous official version</text:p>
          </table:table-cell>
          <table:table-cell table:style-name="Tabela89.A1" office:value-type="string">
            <text:p text:style-name="P17">1.0.4</text:p>
          </table:table-cell>
        </table:table-row>
        <table:table-row>
          <table:table-cell table:style-name="Tabela89.A1" office:value-type="string" table:protected="true">
            <text:p text:style-name="P6">Change request</text:p>
          </table:table-cell>
          <table:table-cell table:style-name="Tabela89.A1" office:value-type="string">
            <text:p text:style-name="P17">I-8746, I-9048</text:p>
          </table:table-cell>
        </table:table-row>
        <table:table-row>
          <table:table-cell table:style-name="Tabela89.A4" office:value-type="string" table:protected="true">
            <text:p text:style-name="P13">Filename</text:p>
          </table:table-cell>
          <table:table-cell table:style-name="Tabela89.A4" office:value-type="string">
            <text:p text:style-name="P45">Modules:<text:line-break/><text:span text:style-name="T22">shared-backend.so, </text:span><text:span text:style-name="T25">shared-frontend.so,</text:span></text:p>
            <text:p text:style-name="P50">shared-listed_components.so, shared-syscontroller.so,</text:p>
            <text:p text:style-name="P50">shared-resources_manager.so</text:p>
            <text:p text:style-name="P46">Plugins:</text:p>
            <text:p text:style-name="P106">PluginModuleSkyPulseFrontend.so, <text:s/>PluginModlueSkyPulseMain.so, PluginModuleSkyPulseService.so,</text:p>
            <text:p text:style-name="P45"><text:span text:style-name="T24">PluginModuleSkyPulseSysController.so, PluginModuleSkyPulseResources.so</text:span><text:span text:style-name="T31"><text:line-break/>Executables:</text:span><text:span text:style-name="T24"><text:line-break/>skypulseapp (main process - all UI files, configurations and settings are embedded here), regcontr (regulator control process), vkbd (virtual keyboard process)</text:span></text:p>
          </table:table-cell>
        </table:table-row>
        <table:table-row>
          <table:table-cell table:style-name="Tabela89.A5" table:number-columns-spanned="2" office:value-type="string" table:protected="true">
            <text:p text:style-name="P6">Build environment</text:p>
          </table:table-cell>
          <table:covered-table-cell/>
        </table:table-row>
        <table:table-row>
          <table:table-cell table:style-name="Tabela89.A6" office:value-type="string" table:protected="true">
            <text:p text:style-name="P13">Compiler</text:p>
          </table:table-cell>
          <table:table-cell table:style-name="Tabela89.A5" office:value-type="string">
            <text:p text:style-name="P24">Arm-buildroot-linux-gnueabi-g++<text:span text:style-name="T30"> 4.9.4</text:span></text:p>
          </table:table-cell>
        </table:table-row>
        <table:table-row>
          <table:table-cell table:style-name="Tabela89.A6" office:value-type="string" table:protected="true">
            <text:p text:style-name="P13">Middleware</text:p>
          </table:table-cell>
          <table:table-cell table:style-name="Tabela89.A5" office:value-type="string">
            <text:p text:style-name="P15">Qt Library <text:span text:style-name="T30">5.9.2</text:span></text:p>
          </table:table-cell>
        </table:table-row>
        <table:table-row>
          <table:table-cell table:style-name="Tabela89.A6" office:value-type="string" table:protected="true">
            <text:p text:style-name="P13">Other development tool / version changed?</text:p>
          </table:table-cell>
          <table:table-cell table:style-name="Tabela89.A5" office:value-type="string">
            <text:p text:style-name="P13">No</text:p>
          </table:table-cell>
        </table:table-row>
      </table:table>
      <text:p text:style-name="P85"/>
      <text:p text:style-name="P85"/>
      <table:table table:name="Tabela90" table:style-name="Tabela90">
        <table:table-column table:style-name="Tabela90.A" table:number-columns-repeated="2"/>
        <table:table-column table:style-name="Tabela90.C"/>
        <table:table-row>
          <table:table-cell table:style-name="Tabela90.A1" office:value-type="string" table:protected="true">
            <text:p text:style-name="P6">Issue / Task</text:p>
          </table:table-cell>
          <table:table-cell table:style-name="Tabela90.A1" office:value-type="string" table:protected="true">
            <text:p text:style-name="P6">Implementation / Comment</text:p>
          </table:table-cell>
          <table:table-cell table:style-name="Tabela90.C1" office:value-type="string" table:protected="true">
            <text:p text:style-name="P13"><text:span text:style-name="T8">Status</text:span> <text:s text:c="3"/>(development / release)</text:p>
          </table:table-cell>
        </table:table-row>
        <table:table-row>
          <table:table-cell table:style-name="Tabela90.A2" office:value-type="string">
            <text:p text:style-name="P17">Add handpiece listing for H14-NE (only for ENDO configuration), H14-NS and remove listing for R15 handpiece </text:p>
          </table:table-cell>
          <table:table-cell table:style-name="Tabela90.A2" office:value-type="string">
            <text:p text:style-name="P17">Implemented. Handpiece H14-NE available in ENDO configuration only. H14-NS available in all current configurations. Handpiece R15 removed from all configurations.</text:p>
          </table:table-cell>
          <table:table-cell table:style-name="Tabela90.C2" table:number-rows-spanned="5" office:value-type="string">
            <text:p text:style-name="P17">Under I-8746</text:p>
          </table:table-cell>
        </table:table-row>
        <table:table-row>
          <table:table-cell table:style-name="Tabela90.A2" office:value-type="string">
            <text:p text:style-name="P17">Disallow wavelength changes when a procedure is selected.</text:p>
          </table:table-cell>
          <table:table-cell table:style-name="Tabela90.A2" office:value-type="string">
            <text:p text:style-name="P17">Procedure selection has a set of predefined parameters which can be modified. When parameters are modified, a visual indicator denotes this change. But changing the wavelength has more implications (tissue effect) and is therefore not allowed.</text:p>
          </table:table-cell>
          <table:covered-table-cell/>
        </table:table-row>
        <table:table-row>
          <table:table-cell table:style-name="Tabela90.A2" office:value-type="string">
            <text:p text:style-name="P17">Disable setting the timer value in emission state.</text:p>
          </table:table-cell>
          <table:table-cell table:style-name="Tabela90.A2" office:value-type="string">
            <text:p text:style-name="P17">Disabled. If timer pop-up is shown in ready state and the user presses the foot switch (requests emission state), the pop-up is automatically closed. Timer setting corresponds to the last valid selection (user explicitly sets the timer by pressing "Set" button). </text:p>
          </table:table-cell>
          <table:covered-table-cell/>
        </table:table-row>
        <table:table-row>
          <table:table-cell table:style-name="Tabela90.A2" office:value-type="string">
            <text:p text:style-name="P17">Import default procedures via USB device and configuration code input.</text:p>
          </table:table-cell>
          <table:table-cell table:style-name="Tabela90.A2" office:value-type="string">
            <text:p text:style-name="P17">When entering the configuration code which defines the device type, SW checks if USB device with the corresponding default procedures is present. If present, the procedures are imported automatically.</text:p>
          </table:table-cell>
          <table:covered-table-cell/>
        </table:table-row>
        <table:table-row>
          <table:table-cell table:style-name="Tabela90.A2" office:value-type="string">
            <text:p text:style-name="P17">Log changes any procedure changes made by the user.</text:p>
          </table:table-cell>
          <table:table-cell table:style-name="Tabela90.A2" office:value-type="string">
            <text:p text:style-name="P124">Implemented. Any modification of procedures by the user is logged. Log is updated in the following cases:</text:p>
            <text:p text:style-name="P124"/>
            <text:list xml:id="list3633421367657077323" text:style-name="L1">
              <text:list-item>
                <text:p text:style-name="P137">user manually imports the procedures through the settings menu</text:p>
              </text:list-item>
              <text:list-item>
                <text:p text:style-name="P137">user changes any procedure through "edit mode"</text:p>
              </text:list-item>
              <text:list-item>
                <text:p text:style-name="P137">user inserts USB device with default procedures and inputs appropriate configuration code for the device (this resets the modification counter).</text:p>
              </text:list-item>
            </text:list>
            <text:p text:style-name="P17"/>
          </table:table-cell>
          <table:covered-table-cell/>
        </table:table-row>
        <table:table-row>
          <table:table-cell table:style-name="Tabela90.A2" office:value-type="string">
            <text:p text:style-name="P17">Continue implementation of operation data collector framework.</text:p>
          </table:table-cell>
          <table:table-cell table:style-name="Tabela90.A2" office:value-type="string">
            <text:p text:style-name="P124">Implemented some optimizations. The data collector is still deactivated at compile time and not used in the final executable.</text:p>
          </table:table-cell>
          <table:table-cell table:style-name="Tabela90.C2" table:number-rows-spanned="5" office:value-type="string">
            <text:p text:style-name="P17">Under I-9048</text:p>
          </table:table-cell>
        </table:table-row>
        <table:table-row>
          <table:table-cell table:style-name="Tabela90.A2" office:value-type="string">
            <text:p text:style-name="P17">In cases where timer is used, the emission stop requests (due to timer) must be synchronized.</text:p>
          </table:table-cell>
          <table:table-cell table:style-name="Tabela90.A2" office:value-type="string">
            <text:p text:style-name="P124">Implemented synchronization handling of timer elapsed events. The request for state change from emission to ready is relayed to the real-time process and handled in-sync with the emission loop. Thus, the request is always sent at the appropriate time.</text:p>
            <text:p text:style-name="P124">To properly <text:s/>handle the timer requests in the user mode, pulse counting was reorganized. Pulse counting also reorganized in service mode (analogous to user mode). Also, the water compensation state (was not in use) was removed form the main state machine.</text:p>
          </table:table-cell>
          <table:covered-table-cell/>
        </table:table-row>
        <table:table-row>
          <table:table-cell table:style-name="Tabela90.A2" office:value-type="string">
            <text:p text:style-name="P17">Modify the stabilization time before measured points are added to buffer during the calibration procedure.</text:p>
          </table:table-cell>
          <table:table-cell table:style-name="Tabela90.A2" office:value-type="string">
            <text:p text:style-name="P124">Implemented. In case of energy meter calibration, the points are immediately added to the buffer, i.e. no stabilization time is required. This is necessary to truly synchronize the internal energy meter calibration with the external energy meter. </text:p>
            <text:p text:style-name="P124">For flash and laser calibration, the stabilization time is modified based on the following criteria:</text:p>
            <text:p text:style-name="P124">1. specified minimum number of measurements or</text:p>
            <text:p text:style-name="P124">2. number of measurements implicitly defined by repetition, whichever is greater.</text:p>
          </table:table-cell>
          <table:covered-table-cell/>
        </table:table-row>
        <table:table-row>
          <table:table-cell table:style-name="Tabela90.A2" office:value-type="string">
            <text:p text:style-name="P17">Extend the range for energy selection during <text:s/>internal energy meter calibration.</text:p>
          </table:table-cell>
          <table:table-cell table:style-name="Tabela90.A2" office:value-type="string">
            <text:p text:style-name="P124">Extended from 0-350mJ to 0-700mJ.</text:p>
          </table:table-cell>
          <table:covered-table-cell/>
        </table:table-row>
        <table:table-row>
          <table:table-cell table:style-name="Tabela90.A2" office:value-type="string">
            <text:p text:style-name="P17">Optimize the closed-loop regulator control process.</text:p>
          </table:table-cell>
          <table:table-cell table:style-name="Tabela90.A2" office:value-type="string">
            <text:p text:style-name="P124">Optimized. Corrections for output energy control are now performed based on normal distribution filtering mechanism. In cases of oscillatory <text:s/>changes of output energy (due to Er:YAG laser nature), the regulator reacts more conservatively.</text:p>
            <text:p text:style-name="P124">Also disabled checking of EM payload size for messages over CAN (due to variability in size).</text:p>
          </table:table-cell>
          <table:covered-table-cell/>
        </table:table-row>
      </table:table>
      <text:p text:style-name="P85"><text:s/></text:p>
      <text:p text:style-name="P85"/>
      <text:p text:style-name="P85"><text:tab/>-------------------------------------------------------------------------------------------------------------------------------------------</text:p>
      <text:p text:style-name="P85"/>
      <text:p text:style-name="P85"/>
      <table:table table:name="Tabela91" table:style-name="Tabela91">
        <table:table-column table:style-name="Tabela91.A"/>
        <table:table-column table:style-name="Tabela91.B"/>
        <table:table-row>
          <table:table-cell table:style-name="Tabela91.A1" office:value-type="string" table:protected="true">
            <text:p text:style-name="P6">SW version</text:p>
          </table:table-cell>
          <table:table-cell table:style-name="Tabela91.A1" office:value-type="string">
            <text:p text:style-name="P17">1.0.6</text:p>
          </table:table-cell>
        </table:table-row>
        <table:table-row>
          <table:table-cell table:style-name="Tabela91.A1" office:value-type="string" table:protected="true">
            <text:p text:style-name="P13">Previous official version</text:p>
          </table:table-cell>
          <table:table-cell table:style-name="Tabela91.A1" office:value-type="string">
            <text:p text:style-name="P17">1.0.5</text:p>
          </table:table-cell>
        </table:table-row>
        <table:table-row>
          <table:table-cell table:style-name="Tabela91.A1" office:value-type="string" table:protected="true">
            <text:p text:style-name="P6">Change request</text:p>
          </table:table-cell>
          <table:table-cell table:style-name="Tabela91.A1" office:value-type="string">
            <text:p text:style-name="P17">I-9112</text:p>
          </table:table-cell>
        </table:table-row>
        <text:soft-page-break/>
        <table:table-row>
          <table:table-cell table:style-name="Tabela91.A4" office:value-type="string" table:protected="true">
            <text:p text:style-name="P13">Filename</text:p>
          </table:table-cell>
          <table:table-cell table:style-name="Tabela91.A4" office:value-type="string">
            <text:p text:style-name="P45">Modules:<text:line-break/><text:span text:style-name="T22">shared-backend.so, </text:span><text:span text:style-name="T25">shared-frontend.so,</text:span></text:p>
            <text:p text:style-name="P50">shared-listed_components.so, shared-syscontroller.so,</text:p>
            <text:p text:style-name="P50">shared-resources_manager.so</text:p>
            <text:p text:style-name="P46">Plugins:</text:p>
            <text:p text:style-name="P106">PluginModuleSkyPulseFrontend.so, <text:s/>PluginModlueSkyPulseMain.so, PluginModuleSkyPulseService.so,</text:p>
            <text:p text:style-name="P46"><text:span text:style-name="T23">PluginModuleSkyPulseSysController.so, PluginModuleSkyPulseResources.so</text:span><text:span text:style-name="T30"><text:line-break/>Executables:</text:span><text:span text:style-name="T23"><text:line-break/>skypulseapp (main process - all UI files, configurations and settings are embedded here), regcontr (regulator control process), vkbd (virtual keyboard process)</text:span></text:p>
          </table:table-cell>
        </table:table-row>
        <table:table-row>
          <table:table-cell table:style-name="Tabela91.A5" table:number-columns-spanned="2" office:value-type="string" table:protected="true">
            <text:p text:style-name="P6">Build environment</text:p>
          </table:table-cell>
          <table:covered-table-cell/>
        </table:table-row>
        <table:table-row>
          <table:table-cell table:style-name="Tabela91.A6" office:value-type="string" table:protected="true">
            <text:p text:style-name="P13">Compiler</text:p>
          </table:table-cell>
          <table:table-cell table:style-name="Tabela91.A5" office:value-type="string">
            <text:p text:style-name="P24">Arm-buildroot-linux-gnueabi-g++<text:span text:style-name="T30"> 4.9.4</text:span></text:p>
          </table:table-cell>
        </table:table-row>
        <table:table-row>
          <table:table-cell table:style-name="Tabela91.A6" office:value-type="string" table:protected="true">
            <text:p text:style-name="P13">Middleware</text:p>
          </table:table-cell>
          <table:table-cell table:style-name="Tabela91.A5" office:value-type="string">
            <text:p text:style-name="P15">Qt Library <text:span text:style-name="T30">5.9.2</text:span></text:p>
          </table:table-cell>
        </table:table-row>
        <table:table-row>
          <table:table-cell table:style-name="Tabela91.A6" office:value-type="string" table:protected="true">
            <text:p text:style-name="P13">Other development tool / version changed?</text:p>
          </table:table-cell>
          <table:table-cell table:style-name="Tabela91.A5" office:value-type="string">
            <text:p text:style-name="P13">No</text:p>
          </table:table-cell>
        </table:table-row>
      </table:table>
      <text:p text:style-name="P85"/>
      <text:p text:style-name="P85"/>
      <table:table table:name="Tabela92" table:style-name="Tabela92">
        <table:table-column table:style-name="Tabela92.A" table:number-columns-repeated="2"/>
        <table:table-column table:style-name="Tabela92.C"/>
        <table:table-row>
          <table:table-cell table:style-name="Tabela92.A1" office:value-type="string" table:protected="true">
            <text:p text:style-name="P8">Issue / Task</text:p>
          </table:table-cell>
          <table:table-cell table:style-name="Tabela92.A1" office:value-type="string" table:protected="true">
            <text:p text:style-name="P8">Implementation / Comment</text:p>
          </table:table-cell>
          <table:table-cell table:style-name="Tabela92.C1" office:value-type="string" table:protected="true">
            <text:p text:style-name="P15"><text:span text:style-name="T8">Status</text:span> <text:s text:c="3"/>(development / release)</text:p>
          </table:table-cell>
        </table:table-row>
        <table:table-row>
          <table:table-cell table:style-name="Tabela92.A2" office:value-type="string">
            <text:p text:style-name="P21">Due to increased laser efficiency, decrease the parameters of preheating laser pulses.</text:p>
          </table:table-cell>
          <table:table-cell table:style-name="Tabela92.A2" office:value-type="string">
            <text:p text:style-name="P21">Preheating parameters decreased before initial (first) pulse and before each pulse, where applicable. Input energy for preheat pulses decreased by ~10%.</text:p>
          </table:table-cell>
          <table:table-cell table:style-name="Tabela92.C2" office:value-type="string">
            <text:p text:style-name="P17">Under I-9112</text:p>
          </table:table-cell>
        </table:table-row>
      </table:table>
      <text:p text:style-name="P85"/>
      <text:p text:style-name="P85"/>
      <text:p text:style-name="P85"><text:tab/>-------------------------------------------------------------------------------------------------------------------------------------------</text:p>
      <text:p text:style-name="P85"/>
      <text:p text:style-name="P85"/>
      <table:table table:name="Tabela95" table:style-name="Tabela95">
        <table:table-column table:style-name="Tabela95.A"/>
        <table:table-column table:style-name="Tabela95.B"/>
        <table:table-row>
          <table:table-cell table:style-name="Tabela95.A1" office:value-type="string" table:protected="true">
            <text:p text:style-name="P6">SW version</text:p>
          </table:table-cell>
          <table:table-cell table:style-name="Tabela95.A1" office:value-type="string">
            <text:p text:style-name="P17">1.0.7</text:p>
          </table:table-cell>
        </table:table-row>
        <table:table-row>
          <table:table-cell table:style-name="Tabela95.A1" office:value-type="string" table:protected="true">
            <text:p text:style-name="P13">Previous official version</text:p>
          </table:table-cell>
          <table:table-cell table:style-name="Tabela95.A1" office:value-type="string">
            <text:p text:style-name="P17">1.0.6</text:p>
          </table:table-cell>
        </table:table-row>
        <table:table-row>
          <table:table-cell table:style-name="Tabela95.A1" office:value-type="string" table:protected="true">
            <text:p text:style-name="P6">Change request</text:p>
          </table:table-cell>
          <table:table-cell table:style-name="Tabela95.A1" office:value-type="string">
            <text:p text:style-name="P17">I-9498</text:p>
          </table:table-cell>
        </table:table-row>
        <table:table-row>
          <table:table-cell table:style-name="Tabela95.A4" office:value-type="string" table:protected="true">
            <text:p text:style-name="P13">Filename</text:p>
          </table:table-cell>
          <table:table-cell table:style-name="Tabela95.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6">libqmlskypulsefrontendplugin.so, libqmlskypulsemainplugin.so, libqmlskypulseresourcesplugin.so, libqmlskypulseserviceplugin.so, libqmlskypulsesyscontrollerplugin.so<text:span text:style-name="T10"><text:line-break/>Executables:</text:span><text:span text:style-name="T28"><text:line-break/>skypulseapp (main process - all UI files, configurations and settings are embedded here), regcontr (regulator control process), vkbd (virtual keyboard process)</text:span></text:p>
          </table:table-cell>
        </table:table-row>
        <table:table-row>
          <table:table-cell table:style-name="Tabela95.A5" table:number-columns-spanned="2" office:value-type="string" table:protected="true">
            <text:p text:style-name="P6">Build environment</text:p>
          </table:table-cell>
          <table:covered-table-cell/>
        </table:table-row>
        <table:table-row>
          <table:table-cell table:style-name="Tabela95.A6" office:value-type="string" table:protected="true">
            <text:p text:style-name="P13">Compiler</text:p>
          </table:table-cell>
          <table:table-cell table:style-name="Tabela95.A5" office:value-type="string">
            <text:p text:style-name="P24">Arm-buildroot-linux-gnueabi-g++<text:span text:style-name="T30"> 4.9.4</text:span></text:p>
          </table:table-cell>
        </table:table-row>
        <table:table-row>
          <table:table-cell table:style-name="Tabela95.A6" office:value-type="string" table:protected="true">
            <text:p text:style-name="P13">Middleware</text:p>
          </table:table-cell>
          <table:table-cell table:style-name="Tabela95.A5" office:value-type="string">
            <text:p text:style-name="P15">Qt Library <text:span text:style-name="T30">5.9.2</text:span></text:p>
          </table:table-cell>
        </table:table-row>
        <table:table-row>
          <table:table-cell table:style-name="Tabela95.A6" office:value-type="string" table:protected="true">
            <text:p text:style-name="P13">Other development tool / version changed?</text:p>
          </table:table-cell>
          <table:table-cell table:style-name="Tabela95.A5" office:value-type="string">
            <text:p text:style-name="P13">No</text:p>
          </table:table-cell>
        </table:table-row>
      </table:table>
      <text:p text:style-name="P85"/>
      <text:p text:style-name="P85"/>
      <table:table table:name="Tabela96" table:style-name="Tabela96">
        <table:table-column table:style-name="Tabela96.A" table:number-columns-repeated="2"/>
        <table:table-column table:style-name="Tabela96.C"/>
        <table:table-row>
          <table:table-cell table:style-name="Tabela96.A1" office:value-type="string" table:protected="true">
            <text:p text:style-name="P6">Issue / Task</text:p>
          </table:table-cell>
          <table:table-cell table:style-name="Tabela96.A1" office:value-type="string" table:protected="true">
            <text:p text:style-name="P6">Implementation / Comment</text:p>
          </table:table-cell>
          <table:table-cell table:style-name="Tabela96.C1" office:value-type="string" table:protected="true">
            <text:p text:style-name="P13"><text:span text:style-name="T8">Status</text:span> <text:s text:c="3"/>(development / release)</text:p>
          </table:table-cell>
        </table:table-row>
        <text:soft-page-break/>
        <table:table-row>
          <table:table-cell table:style-name="Tabela96.A2" office:value-type="string">
            <text:p text:style-name="P17">Enable support for EC20 module which uses 500V capacitor bank. Keep backward</text:p>
            <text:p text:style-name="P17">compatibility (i.e. for low-voltage capacitor bank).</text:p>
          </table:table-cell>
          <table:table-cell table:style-name="Tabela96.A2" office:value-type="string">
            <text:p text:style-name="P17">Implemented support for 500V capacitor bank. Based on the response from the EC20 module, the capacitor bank voltage is properly set. Preheat parameters and calibration parameters are determined at run-time based on capacitor bank variant. By default, all settings are initialized for low-voltage bank, which enables backward compatibility. Preheating was also updated for low-voltage bank.</text:p>
          </table:table-cell>
          <table:table-cell table:style-name="Tabela96.C2" office:value-type="string">
            <text:p text:style-name="P115">Under I-9498</text:p>
            <text:p text:style-name="P17">SWR-125</text:p>
          </table:table-cell>
        </table:table-row>
        <table:table-row>
          <table:table-cell table:style-name="Tabela96.A2" office:value-type="string">
            <text:p text:style-name="P17">Enable history module.</text:p>
          </table:table-cell>
          <table:table-cell table:style-name="Tabela96.A2" office:value-type="string">
            <text:p text:style-name="P17">History module enabled, visual elements unified with the general theme of the application. Modified date preview pop-up display and added logging support for diode (single / dual) modules.</text:p>
            <text:p text:style-name="P17">Added user option to delete all history records and implemented user warning (with confirmation) when exporting or importing history. All history records now use the date / time set by the user through date / time settings menu. Applicable years range changed to 2017-2050.</text:p>
          </table:table-cell>
          <table:table-cell table:style-name="Tabela96.C2" table:number-rows-spanned="6" office:value-type="string">
            <text:p text:style-name="P115">Under I-9498</text:p>
          </table:table-cell>
        </table:table-row>
        <table:table-row>
          <table:table-cell table:style-name="Tabela96.A2" office:value-type="string">
            <text:p text:style-name="P17">Re-implement diode calibration procedure (service mode) in order to support diode module calibration.</text:p>
          </table:table-cell>
          <table:table-cell table:style-name="Tabela96.A2" office:value-type="string">
            <text:p text:style-name="P17">Calibration for diode module(s) re-implemented. Implemented additional state for setting trimming parameters during calibration. Added wavelength info pop-up on wavelength change in order to notify the user. </text:p>
            <text:p text:style-name="P17">Additionally, in case of diode module error during normal operation, STANDBY state request (instead of ERROR state request) is sent to IOC - this prevents disabling the cooling mechanism for diode module. </text:p>
          </table:table-cell>
          <table:covered-table-cell/>
        </table:table-row>
        <table:table-row>
          <table:table-cell table:style-name="Tabela96.A2" office:value-type="string">
            <text:p text:style-name="P17">Add SW / FW version details of all modules when error window is displayed.</text:p>
          </table:table-cell>
          <table:table-cell table:style-name="Tabela96.A2" office:value-type="string">
            <text:p text:style-name="P17">Implemented. Added in order to provide quicker and better serviceability for on-field devices.</text:p>
          </table:table-cell>
          <table:covered-table-cell/>
        </table:table-row>
        <table:table-row>
          <table:table-cell table:style-name="Tabela96.A2" office:value-type="string">
            <text:p text:style-name="P17">Add scaling support for procedure groups icons.</text:p>
          </table:table-cell>
          <table:table-cell table:style-name="Tabela96.A2" office:value-type="string">
            <text:p text:style-name="P17">Implemented with scaling factor set to 1.0 (no scaling).</text:p>
          </table:table-cell>
          <table:covered-table-cell/>
        </table:table-row>
        <table:table-row>
          <table:table-cell table:style-name="Tabela96.A2" office:value-type="string">
            <text:p text:style-name="P17">Check for diode presence at the beginning of self-test.</text:p>
          </table:table-cell>
          <table:table-cell table:style-name="Tabela96.A2" office:value-type="string">
            <text:p text:style-name="P17">Diode presence checked at the beginning of self-test. If diode module is not present, IOC power channel errors are suppressed. At the same time, SW / FW version request is made to all modules.</text:p>
          </table:table-cell>
          <table:covered-table-cell/>
        </table:table-row>
        <table:table-row>
          <table:table-cell table:style-name="Tabela96.A2" office:value-type="string">
            <text:p text:style-name="P17">Increase minimum power for SWEEPS pulse to 200 mW @10Hz.</text:p>
          </table:table-cell>
          <table:table-cell table:style-name="Tabela96.A2" office:value-type="string">
            <text:p text:style-name="P17">Minimum power raised to 200 mW @10Hz. At other repetitions (RPT), the minimum power changes based on the following rule: 200 mW * RPT / 10Hz. Increased SWEEPS energy indicator display value to single decimal precision.</text:p>
          </table:table-cell>
          <table:covered-table-cell/>
        </table:table-row>
        <table:table-row>
          <table:table-cell table:style-name="Tabela96.A2" office:value-type="string">
            <text:p text:style-name="P17">Add support for custom pulse profile.</text:p>
          </table:table-cell>
          <table:table-cell table:style-name="Tabela96.A2" office:value-type="string">
            <text:p text:style-name="P17">Support for custom pulse profile added. By default, the settings are initialized with profile control disabled, which enables backward compatibility.</text:p>
          </table:table-cell>
          <table:table-cell table:style-name="Tabela96.C2" office:value-type="string">
            <text:p text:style-name="P115">Under I-9498</text:p>
            <text:p text:style-name="P115">SWR-126</text:p>
          </table:table-cell>
        </table:table-row>
        <table:table-row>
          <table:table-cell table:style-name="Tabela96.A2" office:value-type="string">
            <text:p text:style-name="P17">Fix bug for querying cooling water temperature and bank voltage during Er:YAG energy meter calibration.</text:p>
          </table:table-cell>
          <table:table-cell table:style-name="Tabela96.A2" office:value-type="string">
            <text:p text:style-name="P17">Fixed.</text:p>
          </table:table-cell>
          <table:table-cell table:style-name="Tabela96.C2" office:value-type="string">
            <text:p text:style-name="P115">Under I-9498</text:p>
          </table:table-cell>
        </table:table-row>
        <text:soft-page-break/>
        <table:table-row>
          <table:table-cell table:style-name="Tabela96.A2" office:value-type="string">
            <text:p text:style-name="P17">Limit the PWM value sent to the EC20 during regulation to maximum acceptable PWM.</text:p>
          </table:table-cell>
          <table:table-cell table:style-name="Tabela96.A2" office:value-type="string">
            <text:p text:style-name="P17">In case of flash-lamp aging it was possible for the regulator process to request out-of-range PWM value. In such cases, the EC20 module reports an error. </text:p>
            <text:p text:style-name="P17">Implemented out-of-range PWM handling; the correction PWM value cannot be greater than maximum acceptable value for EC20. If the desired output energy cannot be achieved within the -20% tolerance, the standard mechanism stop emission and error is reported. </text:p>
            <text:p text:style-name="P17">Additionally, the regulator process control command handling is optimized (polling process now ignores empty commands).</text:p>
          </table:table-cell>
          <table:table-cell table:style-name="Tabela96.C2" office:value-type="string">
            <text:p text:style-name="P115">Under I-9498</text:p>
            <text:p text:style-name="P115">SWR-127</text:p>
          </table:table-cell>
        </table:table-row>
        <table:table-row>
          <table:table-cell table:style-name="Tabela96.A2" office:value-type="string">
            <text:p text:style-name="P17">Fix GUI bug when favorite is selected and READY state is requested.</text:p>
          </table:table-cell>
          <table:table-cell table:style-name="Tabela96.A2" office:value-type="string">
            <text:p text:style-name="P17">Bug fixed. Favorites icon and favorite name shown - READY transition does not trigger display transition to EXPERT mode.</text:p>
          </table:table-cell>
          <table:table-cell table:style-name="Tabela96.C2" office:value-type="string">
            <text:p text:style-name="P115">Under I-9498</text:p>
            <text:p text:style-name="P115">SWR-130</text:p>
          </table:table-cell>
        </table:table-row>
        <table:table-row>
          <table:table-cell table:style-name="Tabela96.A2" office:value-type="string">
            <text:p text:style-name="P17">Disable device locking in READY state.</text:p>
          </table:table-cell>
          <table:table-cell table:style-name="Tabela96.A2" office:value-type="string">
            <text:p text:style-name="P17">Device locking disabled in READY state. Notification warns the user that the device cannot be locked in READY state. (Locking the device in EMISSION state is and was not applicable).</text:p>
          </table:table-cell>
          <table:table-cell table:style-name="Tabela96.C2" office:value-type="string">
            <text:p text:style-name="P115">Under I-9498</text:p>
            <text:p text:style-name="P115">SWR-131</text:p>
          </table:table-cell>
        </table:table-row>
      </table:table>
      <text:p text:style-name="P85"/>
      <text:p text:style-name="P85"/>
      <text:p text:style-name="P85"><text:tab/>-------------------------------------------------------------------------------------------------------------------------------------------</text:p>
      <text:p text:style-name="P85"/>
      <text:p text:style-name="P85"/>
      <table:table table:name="Tabela99" table:style-name="Tabela99">
        <table:table-column table:style-name="Tabela99.A"/>
        <table:table-column table:style-name="Tabela99.B"/>
        <table:table-row>
          <table:table-cell table:style-name="Tabela99.A1" office:value-type="string" table:protected="true">
            <text:p text:style-name="P6">SW version</text:p>
          </table:table-cell>
          <table:table-cell table:style-name="Tabela99.A1" office:value-type="string">
            <text:p text:style-name="P17">1.1.4</text:p>
          </table:table-cell>
        </table:table-row>
        <table:table-row>
          <table:table-cell table:style-name="Tabela99.A1" office:value-type="string" table:protected="true">
            <text:p text:style-name="P13">Previous official version</text:p>
          </table:table-cell>
          <table:table-cell table:style-name="Tabela99.A1" office:value-type="string">
            <text:p text:style-name="P17">1.0.7</text:p>
          </table:table-cell>
        </table:table-row>
        <table:table-row>
          <table:table-cell table:style-name="Tabela99.A1" office:value-type="string" table:protected="true">
            <text:p text:style-name="P6">Change request</text:p>
          </table:table-cell>
          <table:table-cell table:style-name="Tabela99.A1" office:value-type="string">
            <text:p text:style-name="P17">I-9369, I-9614</text:p>
          </table:table-cell>
        </table:table-row>
        <table:table-row>
          <table:table-cell table:style-name="Tabela99.A4" office:value-type="string" table:protected="true">
            <text:p text:style-name="P13">Filename</text:p>
          </table:table-cell>
          <table:table-cell table:style-name="Tabela99.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99.A5" table:number-columns-spanned="2" office:value-type="string" table:protected="true">
            <text:p text:style-name="P6">Build environment</text:p>
          </table:table-cell>
          <table:covered-table-cell/>
        </table:table-row>
        <table:table-row>
          <table:table-cell table:style-name="Tabela99.A6" office:value-type="string" table:protected="true">
            <text:p text:style-name="P13">Compiler</text:p>
          </table:table-cell>
          <table:table-cell table:style-name="Tabela99.A5" office:value-type="string">
            <text:p text:style-name="P24">Arm-buildroot-linux-gnueabi-g++<text:span text:style-name="T30"> 4.9.4</text:span></text:p>
          </table:table-cell>
        </table:table-row>
        <table:table-row>
          <table:table-cell table:style-name="Tabela99.A6" office:value-type="string" table:protected="true">
            <text:p text:style-name="P13">Middleware</text:p>
          </table:table-cell>
          <table:table-cell table:style-name="Tabela99.A5" office:value-type="string">
            <text:p text:style-name="P15">Qt Library <text:span text:style-name="T30">5.9.2</text:span></text:p>
          </table:table-cell>
        </table:table-row>
        <table:table-row>
          <table:table-cell table:style-name="Tabela99.A6" office:value-type="string" table:protected="true">
            <text:p text:style-name="P13">Other development tool / version changed?</text:p>
          </table:table-cell>
          <table:table-cell table:style-name="Tabela99.A5" office:value-type="string">
            <text:p text:style-name="P13">No</text:p>
          </table:table-cell>
        </table:table-row>
      </table:table>
      <text:p text:style-name="P85"/>
      <text:p text:style-name="P85"/>
      <table:table table:name="Tabela100" table:style-name="Tabela100">
        <table:table-column table:style-name="Tabela100.A" table:number-columns-repeated="2"/>
        <table:table-column table:style-name="Tabela100.C"/>
        <table:table-row>
          <table:table-cell table:style-name="Tabela100.A1" office:value-type="string" table:protected="true">
            <text:p text:style-name="P6">Issue / Task</text:p>
          </table:table-cell>
          <table:table-cell table:style-name="Tabela100.A1" office:value-type="string" table:protected="true">
            <text:p text:style-name="P6">Implementation / Comment</text:p>
          </table:table-cell>
          <table:table-cell table:style-name="Tabela100.C1" office:value-type="string" table:protected="true">
            <text:p text:style-name="P13"><text:span text:style-name="T8">Status</text:span> <text:s text:c="3"/>(development / release)</text:p>
          </table:table-cell>
        </table:table-row>
        <table:table-row>
          <table:table-cell table:style-name="Tabela100.A2" office:value-type="string">
            <text:p text:style-name="P17">Add support for new diode modules and wavelengths.</text:p>
          </table:table-cell>
          <table:table-cell table:style-name="Tabela100.A2" office:value-type="string">
            <text:p text:style-name="P17">Support for new diode modules and wavelengths added (wavelengths, hand pieces, pulse modes, power limits, etc). Only applicable wavelengths are active, other (currently) non-applicable wavelengths are inactive.</text:p>
            <text:p text:style-name="P17">Implemented unified wavelength / hand piece / pulse mode display parser based on currently selected parameters.</text:p>
          </table:table-cell>
          <table:table-cell table:style-name="Tabela100.C2" table:number-rows-spanned="34" office:value-type="string">
            <text:p text:style-name="P17">Implemented and </text:p>
            <text:p text:style-name="P17">released with change </text:p>
            <text:p text:style-name="P17">I-9369.</text:p>
          </table:table-cell>
        </table:table-row>
        <table:table-row>
          <table:table-cell table:style-name="Tabela100.A2" office:value-type="string">
            <text:p text:style-name="P17">Implement raw message logger for advanced error diagnostics.</text:p>
          </table:table-cell>
          <table:table-cell table:style-name="Tabela100.A2" office:value-type="string">
            <text:p text:style-name="P17">Implemented "CAN sniffer" as a separate process, which is started immediately and runs for the duration of the application life-time. The log can be exported to an external USB via the GUI interface (service and user mode). The log write is triggered when an error occurs (short delay is added to receive any "buffered" messages). Logs older than 7 days are silently discarded.</text:p>
          </table:table-cell>
          <table:covered-table-cell/>
        </table:table-row>
        <table:table-row>
          <table:table-cell table:style-name="Tabela100.A2" office:value-type="string">
            <text:p text:style-name="P17">Provide user with additional information about the device state during various stages of data loading, data parsing, etc...</text:p>
          </table:table-cell>
          <table:table-cell table:style-name="Tabela100.A2" office:value-type="string">
            <text:p text:style-name="P17">Implemented. Added additional status messages that represent the various stages of the device operation (where applicable).</text:p>
          </table:table-cell>
          <table:covered-table-cell/>
        </table:table-row>
        <table:table-row>
          <table:table-cell table:style-name="Tabela100.A2" office:value-type="string">
            <text:p text:style-name="P17">Continue implementation of pulse profile control framework. Keep the framework inactive.</text:p>
          </table:table-cell>
          <table:table-cell table:style-name="Tabela100.A2" office:value-type="string">
            <text:p text:style-name="P17">Added pulse profile control support to:</text:p>
            <text:p text:style-name="P17">- flash / laser calibration procedure, energy meter calibration procedure</text:p>
            <text:p text:style-name="P17">- user operation</text:p>
            <text:p text:style-name="P17"/>
            <text:p text:style-name="P17">PWM profile controller implemented as a separate controller.</text:p>
            <text:p text:style-name="P17"/>
            <text:p text:style-name="P17">Added handler to check for SYS version with which the device was calibrated.</text:p>
            <text:p text:style-name="P17"/>
            <text:p text:style-name="P17">Made some changes for high voltage bank support. NOTE: high voltage bank support <text:s/>functionality remains inactive!</text:p>
            <text:p text:style-name="P17"/>
            <text:p text:style-name="P128">Added corresponding error codes to SYS error parser controller.</text:p>
            <text:p text:style-name="P17"/>
            <text:p text:style-name="P17">NOTE: Pulse profile control remains inactive!</text:p>
          </table:table-cell>
          <table:covered-table-cell/>
        </table:table-row>
        <table:table-row>
          <table:table-cell table:style-name="Tabela100.A2" office:value-type="string">
            <text:p text:style-name="P17">Add support for handling power density in diode operation mode.</text:p>
          </table:table-cell>
          <table:table-cell table:style-name="Tabela100.A2" office:value-type="string">
            <text:p text:style-name="P17">Added support for setting power density, where applicable due to hand piece requirements (hand pieces with spot sizes). Power density limits are calculated based on the available power for currently attached diode module and the spot size setting of the selected hand piece. Spot size parameter support added to history database, favorites and procedures. Added additional error checking for spot size validity (backend + frontend implementation).</text:p>
            <text:p text:style-name="P17">Additionally implemented visual control and handling of user- settable spot size. This feature is currently inactive.</text:p>
            <text:p text:style-name="P17"/>
            <text:p text:style-name="P17">The spot size value with which the power density is calculated can depend on the attached diode module. To account for this variations, the hand piece spot size is selected based on the attached diode module. Hand pieces currently affected by "variable" spot size: GENOVA and R24-S.</text:p>
            <text:p text:style-name="P17"/>
            <text:p text:style-name="P17">Also added support for power density handling for favorites and procedures loading and history recalling.</text:p>
            <text:p text:style-name="P17"/>
            <text:p text:style-name="P128">Added corresponding error codes to SYS error parser controller.</text:p>
          </table:table-cell>
          <table:covered-table-cell/>
        </table:table-row>
        <table:table-row>
          <table:table-cell table:style-name="Tabela100.A2" office:value-type="string">
            <text:p text:style-name="P17">Reduce minimal timer value to 1 second.</text:p>
          </table:table-cell>
          <table:table-cell table:style-name="Tabela100.A2" office:value-type="string">
            <text:p text:style-name="P17">Minimal selectable timer value reduced to 1 second (previously 5 seconds). Fixed energy sum display - precision set to 0.1 mJ.</text:p>
          </table:table-cell>
          <table:covered-table-cell/>
        </table:table-row>
        <table:table-row>
          <table:table-cell table:style-name="Tabela100.A2" office:value-type="string">
            <text:p text:style-name="P17">"Standardize" the parameters display on the GUI when logging various data.</text:p>
          </table:table-cell>
          <table:table-cell table:style-name="Tabela100.A2" office:value-type="string">
            <text:p text:style-name="P17">Parameters display is now "standardized" for favorites display, error log display, history display.</text:p>
          </table:table-cell>
          <table:covered-table-cell/>
        </table:table-row>
        <table:table-row>
          <table:table-cell table:style-name="Tabela100.A2" office:value-type="string">
            <text:p text:style-name="P17">Update diode hand pieces according to the requirements.</text:p>
          </table:table-cell>
          <table:table-cell table:style-name="Tabela100.A2" office:value-type="string">
            <text:p text:style-name="P17">Added / updated hand pieces:</text:p>
            <text:p text:style-name="P17">- GENOVA</text:p>
            <text:p text:style-name="P17">- GENOVA LA</text:p>
            <text:p text:style-name="P17">- R24-S</text:p>
            <text:p text:style-name="P17">- R30-S (not active)</text:p>
            <text:p text:style-name="P17">- R21-C3/300</text:p>
            <text:p text:style-name="P17">- R21-C3/400</text:p>
            <text:p text:style-name="P17"/>
            <text:p text:style-name="P17">Hand pieces loading now performed prior to procedures loading during initialization / startup.</text:p>
            <text:p text:style-name="P17"/>
            <text:p text:style-name="P17">Reserved value 0xFF when sending the pointer intensity request to DL. Valid hand pieces range is now from 0x00 to 0xFE.</text:p>
          </table:table-cell>
          <table:covered-table-cell/>
        </table:table-row>
        <table:table-row>
          <table:table-cell table:style-name="Tabela100.A2" office:value-type="string">
            <text:p text:style-name="P17">Update the diode calibration procedure in order to comply with the new diode FW requirements.</text:p>
          </table:table-cell>
          <table:table-cell table:style-name="Tabela100.A2" office:value-type="string">
            <text:p text:style-name="P17">Diode calibration state machine and GUI updated. Backend support for trim parameter implemented. For calibration, removed all hand pieces, except for R21-C2 and R21-C3/300 (only these are required for calibration).</text:p>
            <text:p text:style-name="P17">Made minor changes to GUI text during the calibration procedure.</text:p>
          </table:table-cell>
          <table:covered-table-cell/>
        </table:table-row>
        <table:table-row>
          <table:table-cell table:style-name="Tabela100.A2" office:value-type="string">
            <text:p text:style-name="P17">Re-implement cooling water and bank voltage queries during energy meter calibration (conform to flash / laser calibration queries).</text:p>
          </table:table-cell>
          <table:table-cell table:style-name="Tabela100.A2" office:value-type="string">
            <text:p text:style-name="P17">Implemented. Required queries moved to worker thread for asynchronous operation.</text:p>
            <text:p text:style-name="P17"/>
            <text:p text:style-name="P128">Added corresponding error codes to SYS error parser controller.</text:p>
          </table:table-cell>
          <table:covered-table-cell/>
        </table:table-row>
        <table:table-row>
          <table:table-cell table:style-name="Tabela100.A2" office:value-type="string">
            <text:p text:style-name="P17">Implement foot switch (FSW) raw message handler.</text:p>
          </table:table-cell>
          <table:table-cell table:style-name="Tabela100.A2" office:value-type="string">
            <text:p text:style-name="P17">FSW handler implemented. It is now possible to request and receive FSW FW version and battery state. The handler communicates with the FSW via CAN, where IOC acts as proxy.</text:p>
            <text:p text:style-name="P17">Added FSW version to GUI display, where SW / FW versions are shown.</text:p>
          </table:table-cell>
          <table:covered-table-cell/>
        </table:table-row>
        <table:table-row>
          <table:table-cell table:style-name="Tabela100.A2" office:value-type="string">
            <text:p text:style-name="P17">Add SW / FW version display to error log.</text:p>
          </table:table-cell>
          <table:table-cell table:style-name="Tabela100.A2" office:value-type="string">
            <text:p text:style-name="P17">Added version display as a header to each triggered error.</text:p>
            <text:p text:style-name="P17"/>
          </table:table-cell>
          <table:covered-table-cell/>
        </table:table-row>
        <table:table-row>
          <table:table-cell table:style-name="Tabela100.A2" office:value-type="string">
            <text:p text:style-name="P17">Implement diode detection mechanism and handle all possible detection results.</text:p>
          </table:table-cell>
          <table:table-cell table:style-name="Tabela100.A2" office:value-type="string">
            <text:p text:style-name="P17">Diode presence is now detected in two independent ways during SYS self-test: (1) through IOC and (2) thorough DL (DL ping request).</text:p>
            <text:p text:style-name="P17">The possible outcomes are:</text:p>
            <text:p text:style-name="P128">(a) IOC reports diode present and DL responds. Diode is detected, device resumes operation. Diode power-channel errors are active. Diode self-test is performed.</text:p>
            <text:p text:style-name="P128"/>
            <text:p text:style-name="P128">(b) IOC reports diode not present and DL does not respond. Diode is not detected, device resumes operation. Diode power-channel errors are inactive. Diode self-test is skipped.</text:p>
            <text:p text:style-name="P128"/>
            <text:p text:style-name="P128">(c) IOC reports diode present and DL does not respond. Detection discrepancy, error is reported and device stops operation.</text:p>
            <text:p text:style-name="P128"/>
            <text:p text:style-name="P128">(d) IOC reports diode not present and DL responds. Detection discrepancy, error is reported and device stops operation.</text:p>
            <text:p text:style-name="P128"/>
            <text:p text:style-name="P128">In case of (a), the diode power-channels errors are treated as warnings when working in Er mode. Any warnings are logged to the device and can be exported via the GUI interface to an external USB device.</text:p>
            <text:p text:style-name="P128"/>
            <text:p text:style-name="P128">Added corresponding error codes to SYS error parser controller.</text:p>
          </table:table-cell>
          <table:covered-table-cell/>
        </table:table-row>
        <table:table-row>
          <table:table-cell table:style-name="Tabela100.A2" office:value-type="string">
            <text:p text:style-name="P17">Add handling for non-applicable / invalid operation parameters loading.</text:p>
          </table:table-cell>
          <table:table-cell table:style-name="Tabela100.A2" office:value-type="string">
            <text:p text:style-name="P17">Implemented additional checks for loading stored operating parameters in the following cases:</text:p>
            <text:p text:style-name="P17">- favorites loading</text:p>
            <text:p text:style-name="P17">- history loading</text:p>
            <text:p text:style-name="P17">- procedures loading</text:p>
            <text:p text:style-name="P17">If the diode module is not the same, but the wavelength is supported, the system then checks for power rating condition. If the currently attached diode module is able to provide the required power rating (and the same wavelength!), the parameters are loaded successfully.</text:p>
          </table:table-cell>
          <table:covered-table-cell/>
        </table:table-row>
        <table:table-row>
          <table:table-cell table:style-name="Tabela100.A2" office:value-type="string">
            <text:p text:style-name="P17">Prevent user touch propagation to underlying GUI controls when lock screen is active.</text:p>
          </table:table-cell>
          <table:table-cell table:style-name="Tabela100.A2" office:value-type="string">
            <text:p text:style-name="P17">Implemented. Press events are discarded in such cases.</text:p>
          </table:table-cell>
          <table:covered-table-cell/>
        </table:table-row>
        <table:table-row>
          <table:table-cell table:style-name="Tabela100.A2" office:value-type="string">
            <text:p text:style-name="P17">Implement (cooling) pump and fan boost control for diode operation, based on diode module and user-selected power on the GUI.</text:p>
          </table:table-cell>
          <table:table-cell table:style-name="Tabela100.A2" office:value-type="string">
            <text:p text:style-name="P17">Pump and fan levels in diode operation mode are now controlled by the SYS. The levels depend on the attached laser module and selected power. All values are experimentally determined based on diode temperature stress tests. EC20 temperature-dependent boost in diode mode disabled (boost is now directly controlled by the diode diode module parameters). All boost-related values updated throughout the application code.</text:p>
          </table:table-cell>
          <table:covered-table-cell/>
        </table:table-row>
        <table:table-row>
          <table:table-cell table:style-name="Tabela100.A2" office:value-type="string">
            <text:p text:style-name="P17">Handle diode overheated error in Er operation mode.</text:p>
          </table:table-cell>
          <table:table-cell table:style-name="Tabela100.A2" office:value-type="string">
            <text:p text:style-name="P17">Implemented special handling of diode overheated error in Erbium operation mode.</text:p>
          </table:table-cell>
          <table:covered-table-cell/>
        </table:table-row>
        <table:table-row>
          <table:table-cell table:style-name="Tabela100.A2" office:value-type="string">
            <text:p text:style-name="P17">(Re)implement framework for updating diode operating parameters in READY state.</text:p>
          </table:table-cell>
          <table:table-cell table:style-name="Tabela100.A2" office:value-type="string">
            <text:p text:style-name="P17">(Re)implemented mechanism (special state) for setting the operating parameters in READY state (for diode and Erbium operation). </text:p>
          </table:table-cell>
          <table:covered-table-cell/>
        </table:table-row>
        <table:table-row>
          <table:table-cell table:style-name="Tabela100.A2" office:value-type="string">
            <text:p text:style-name="P17">Hand piece warning should always be displayed before READY state is entered. User must manually confirm the selected hand piece.</text:p>
          </table:table-cell>
          <table:table-cell table:style-name="Tabela100.A2" office:value-type="string">
            <text:p text:style-name="P17">Hand piece warning is displayed every time the user requests READY state. User must confirm the hand piece warning dialog. Implemented warning handling for hand pieces with variable spot sizes. The wavelength warning is still displayed only when the wavelength changes.</text:p>
            <text:p text:style-name="P17"/>
            <text:p text:style-name="P17">Modified display for hand pieces with longer names - all text fits within the specified display limits and is still clearly visible.</text:p>
          </table:table-cell>
          <table:covered-table-cell/>
        </table:table-row>
        <table:table-row>
          <table:table-cell table:style-name="Tabela100.A2" office:value-type="string">
            <text:p text:style-name="P17">If laser connector ejected error is triggered by IOC, SYS must repeat the self-test procedure.</text:p>
          </table:table-cell>
          <table:table-cell table:style-name="Tabela100.A2" office:value-type="string">
            <text:p text:style-name="P17">The self-test procedure must be repeated in case of laser connector ejected error. User is warned by displaying an appropriate dialog window.</text:p>
            <text:p text:style-name="P17">In case of connector ejected error (in Er mode), EM status is requested.</text:p>
          </table:table-cell>
          <table:covered-table-cell/>
        </table:table-row>
        <table:table-row>
          <table:table-cell table:style-name="Tabela100.A2" office:value-type="string">
            <text:p text:style-name="P17">Support variation in transmission factor for GENOVA LA adapter based on the attached diode module.</text:p>
          </table:table-cell>
          <table:table-cell table:style-name="Tabela100.A2" office:value-type="string">
            <text:p text:style-name="P17">Support added. Added additional error checking for transmission factor value validity.</text:p>
            <text:p text:style-name="P17"/>
            <text:p text:style-name="P128">Added corresponding error codes to SYS error parser controller.</text:p>
          </table:table-cell>
          <table:covered-table-cell/>
        </table:table-row>
        <table:table-row>
          <table:table-cell table:style-name="Tabela100.A2" office:value-type="string">
            <text:p text:style-name="P17">Send periodic ping to DL module in EMISSION state - enables the DL to detect potentially unresponsive SYS controller.</text:p>
          </table:table-cell>
          <table:table-cell table:style-name="Tabela100.A2" office:value-type="string">
            <text:p text:style-name="P17">Implemented. Non-critical, ping is sent every 1 second.</text:p>
          </table:table-cell>
          <table:covered-table-cell/>
        </table:table-row>
        <table:table-row>
          <table:table-cell table:style-name="Tabela100.A2" office:value-type="string">
            <text:p text:style-name="P17">Add lock-screen option from "Home Screen".</text:p>
          </table:table-cell>
          <table:table-cell table:style-name="Tabela100.A2" office:value-type="string">
            <text:p text:style-name="P17">Added option to lock the screen from "Home Screen" by the lock icon within the pull-down settings menu.</text:p>
          </table:table-cell>
          <table:covered-table-cell/>
        </table:table-row>
        <table:table-row>
          <table:table-cell table:style-name="Tabela100.A2" office:value-type="string">
            <text:p text:style-name="P17">Implement spray setup in service mode.</text:p>
          </table:table-cell>
          <table:table-cell table:style-name="Tabela100.A2" office:value-type="string">
            <text:p text:style-name="P17">Spray setup in service mode implemented. Using IOC "console over CAN" functionality to send spray commands and receive / parse IOC responses. Added necessary support to service keyboard and service console controller.</text:p>
            <text:p text:style-name="P17">User text for spray refill slightly modified.</text:p>
          </table:table-cell>
          <table:covered-table-cell/>
        </table:table-row>
        <table:table-row>
          <table:table-cell table:style-name="Tabela100.A2" office:value-type="string">
            <text:p text:style-name="P17">Enable diode wavelengths in ENDO device configuration.</text:p>
          </table:table-cell>
          <table:table-cell table:style-name="Tabela100.A2" office:value-type="string">
            <text:p text:style-name="P17">Diode wavelengths removed from blacklist in ENDO configuration.</text:p>
          </table:table-cell>
          <table:covered-table-cell/>
        </table:table-row>
        <table:table-row>
          <table:table-cell table:style-name="Tabela100.A2" office:value-type="string">
            <text:p text:style-name="P17">Update wavelength and hand piece icons. Modify SSP ENDO pulse icon.</text:p>
          </table:table-cell>
          <table:table-cell table:style-name="Tabela100.A2" office:value-type="string">
            <text:p text:style-name="P17">The colors of wavelength and hand piece icons are updated:</text:p>
            <text:p text:style-name="P17">- blue (2985C)</text:p>
            <text:p text:style-name="P17">- orange (137C)</text:p>
            <text:p text:style-name="P17">- red (032C)</text:p>
            <text:p text:style-name="P17">- green (375C)</text:p>
            <text:p text:style-name="P17"/>
            <text:p text:style-name="P17">SSP ENDO pulse icon modified - represents shorter pulse duration with respect to other pulse modes (pulse duration same as in SWEEPS mode; single pulse).</text:p>
          </table:table-cell>
          <table:covered-table-cell/>
        </table:table-row>
        <table:table-row>
          <table:table-cell table:style-name="Tabela100.A2" office:value-type="string">
            <text:p text:style-name="P17">Update framework for auto-detection of <text:s/>maximum energy in Er mode.</text:p>
          </table:table-cell>
          <table:table-cell table:style-name="Tabela100.A2" office:value-type="string">
            <text:p text:style-name="P128">Framework updated. Calculation simplified and made more robust.</text:p>
            <text:p text:style-name="P128"/>
            <text:p text:style-name="P128">Added corresponding error codes to SYS error parser controller.</text:p>
          </table:table-cell>
          <table:covered-table-cell/>
        </table:table-row>
        <table:table-row>
          <table:table-cell table:style-name="Tabela100.A2" office:value-type="string">
            <text:p text:style-name="P17">Implement diode watchdog in Er mode when diode module is attached and diode is available.</text:p>
          </table:table-cell>
          <table:table-cell table:style-name="Tabela100.A2" office:value-type="string">
            <text:p text:style-name="P17">Implemented diode watchdog in Er mode. The watchdog is executed on the (real-time) regulator control process. It periodically pings the diode (100ms) and expects a response within a specified time interval (50ms), otherwise an error is reported. The watchdog ping request is synchronized with the emission sequence (checking emission announcement by EC20).</text:p>
            <text:p text:style-name="P17">The watchdog mechanism also includes event-driven check of valid DL states during Er operation.</text:p>
            <text:p text:style-name="P17"/>
            <text:p text:style-name="P128">Added corresponding error codes to SYS error parser controller.</text:p>
          </table:table-cell>
          <table:covered-table-cell/>
        </table:table-row>
        <table:table-row>
          <table:table-cell table:style-name="Tabela100.A2" office:value-type="string">
            <text:p text:style-name="P17">Fix pulse mode display sorting issue for Er calibration.</text:p>
          </table:table-cell>
          <table:table-cell table:style-name="Tabela100.A2" office:value-type="string">
            <text:p text:style-name="P17">Pulse mode sorting was for Er calibration <text:s/>was performed based on pulse length. Pulses with the same length were therefore not sorted in a repeatable manner. Additional sort criteria added for such cases - in case the pulse length matching, the pulses are sorted alphabetically. </text:p>
            <text:p text:style-name="P17">NOTE: non-critical update!</text:p>
          </table:table-cell>
          <table:covered-table-cell/>
        </table:table-row>
        <table:table-row>
          <table:table-cell table:style-name="Tabela100.A2" office:value-type="string">
            <text:p text:style-name="P17">Add check for PWM data underflow <text:s/>during Er calibration.</text:p>
          </table:table-cell>
          <table:table-cell table:style-name="Tabela100.A2" office:value-type="string">
            <text:p text:style-name="P17">During calibration, the PWM value sent to EC20 is updated by following the specified calibration algorithm. Theoretically, the values of PWM requested can be below or above valid range. Values above valid range are already handled. Added handling for values below valid range. In any case, EC20 implements its own range checking protocol.</text:p>
          </table:table-cell>
          <table:covered-table-cell/>
        </table:table-row>
        <table:table-row>
          <table:table-cell table:style-name="Tabela100.A2" office:value-type="string">
            <text:p text:style-name="P17">Improve resolution when setting / sending the diode power request to DL.</text:p>
          </table:table-cell>
          <table:table-cell table:style-name="Tabela100.A2" office:value-type="string">
            <text:p text:style-name="P17">Improved resolution for setting the diode power. Previous resolution was 20 mW, new resolution is 5 mW.</text:p>
          </table:table-cell>
          <table:covered-table-cell/>
        </table:table-row>
        <table:table-row>
          <table:table-cell table:style-name="Tabela100.A2" office:value-type="string">
            <text:p text:style-name="P17">Re-implement the inter-process timeout handling.</text:p>
          </table:table-cell>
          <table:table-cell table:style-name="Tabela100.A2" office:value-type="string">
            <text:p text:style-name="P17">Re-implemented. The regulator process now pings the main application and expects a response within specified time interval. Otherwise, error is reported.</text:p>
            <text:p text:style-name="P10">SWR-132</text:p>
          </table:table-cell>
          <table:covered-table-cell/>
        </table:table-row>
        <table:table-row>
          <table:table-cell table:style-name="Tabela100.A2" office:value-type="string">
            <text:p text:style-name="P17">Optimize emission sound playing.</text:p>
          </table:table-cell>
          <table:table-cell table:style-name="Tabela100.A2" office:value-type="string">
            <text:p text:style-name="P17">Sound play request was made internally by periodically triggering a timer. On timeout, the play request was made to the sound player API.</text:p>
            <text:p text:style-name="P17"/>
            <text:p text:style-name="P17">Removed periodic triggering and used sound player API option to specify infinite looping (until stopped externally by exiting EMISSION state). </text:p>
          </table:table-cell>
          <table:covered-table-cell/>
        </table:table-row>
        <table:table-row>
          <table:table-cell table:style-name="Tabela100.A2" office:value-type="string">
            <text:p text:style-name="P17">Improve SW mechanism for procedures import handling.</text:p>
          </table:table-cell>
          <table:table-cell table:style-name="Tabela100.A2" office:value-type="string">
            <text:p text:style-name="P17">Upgraded. Procedure groups with the same name are overwritten (user is warned prior to import action), but renamed and custom procedures remain unchanged. Renaming the procedure updates all child references.</text:p>
          </table:table-cell>
          <table:covered-table-cell/>
        </table:table-row>
        <table:table-row>
          <table:table-cell table:style-name="Tabela100.A2" office:value-type="string">
            <text:p text:style-name="P17">Add support for USA configuration</text:p>
          </table:table-cell>
          <table:table-cell table:style-name="Tabela100.A2" office:value-type="string">
            <text:p text:style-name="P17">Support added. Added new configurations:</text:p>
            <text:p text:style-name="P17">- C0301 (CE ENDO PLUS)</text:p>
            <text:p text:style-name="P17">- C0102 (USA ENDO PRO / EXPERT)</text:p>
            <text:p text:style-name="P17">- C0202 (USA ENDO)</text:p>
            <text:p text:style-name="P17">- C0302 (USA ENDO PLUS)</text:p>
            <text:p text:style-name="P17">Added handpieces R15 and R16 support.</text:p>
          </table:table-cell>
          <table:table-cell table:style-name="Tabela100.C2" office:value-type="string">
            <text:p text:style-name="P17">Implemented and </text:p>
            <text:p text:style-name="P17">released with change </text:p>
            <text:p text:style-name="P17">I-9614.</text:p>
          </table:table-cell>
        </table:table-row>
      </table:table>
      <text:p text:style-name="P85"/>
      <text:p text:style-name="P85"/>
      <text:p text:style-name="P85"><text:tab/>-------------------------------------------------------------------------------------------------------------------------------------------</text:p>
      <text:p text:style-name="P85"/>
      <text:p text:style-name="P85"/>
      <table:table table:name="Tabela109" table:style-name="Tabela109">
        <table:table-column table:style-name="Tabela109.A"/>
        <table:table-column table:style-name="Tabela109.B"/>
        <table:table-row>
          <table:table-cell table:style-name="Tabela109.A1" office:value-type="string" table:protected="true">
            <text:p text:style-name="P6">SW version</text:p>
          </table:table-cell>
          <table:table-cell table:style-name="Tabela109.A1" office:value-type="string">
            <text:p text:style-name="P17">1.1.5</text:p>
          </table:table-cell>
        </table:table-row>
        <table:table-row>
          <table:table-cell table:style-name="Tabela109.A1" office:value-type="string" table:protected="true">
            <text:p text:style-name="P13">Previous official version</text:p>
          </table:table-cell>
          <table:table-cell table:style-name="Tabela109.A1" office:value-type="string">
            <text:p text:style-name="P17">1.1.4</text:p>
          </table:table-cell>
        </table:table-row>
        <text:soft-page-break/>
        <table:table-row>
          <table:table-cell table:style-name="Tabela109.A1" office:value-type="string" table:protected="true">
            <text:p text:style-name="P6">Change request</text:p>
          </table:table-cell>
          <table:table-cell table:style-name="Tabela109.A1" office:value-type="string">
            <text:p text:style-name="P17">I-9871</text:p>
          </table:table-cell>
        </table:table-row>
        <table:table-row>
          <table:table-cell table:style-name="Tabela109.A4" office:value-type="string" table:protected="true">
            <text:p text:style-name="P13">Filename</text:p>
          </table:table-cell>
          <table:table-cell table:style-name="Tabela109.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09.A5" table:number-columns-spanned="2" office:value-type="string" table:protected="true">
            <text:p text:style-name="P6">Build environment</text:p>
          </table:table-cell>
          <table:covered-table-cell/>
        </table:table-row>
        <table:table-row>
          <table:table-cell table:style-name="Tabela109.A6" office:value-type="string" table:protected="true">
            <text:p text:style-name="P13">Compiler</text:p>
          </table:table-cell>
          <table:table-cell table:style-name="Tabela109.A5" office:value-type="string">
            <text:p text:style-name="P24">Arm-buildroot-linux-gnueabi-g++<text:span text:style-name="T30"> 4.9.4</text:span></text:p>
          </table:table-cell>
        </table:table-row>
        <table:table-row>
          <table:table-cell table:style-name="Tabela109.A6" office:value-type="string" table:protected="true">
            <text:p text:style-name="P13">Middleware</text:p>
          </table:table-cell>
          <table:table-cell table:style-name="Tabela109.A5" office:value-type="string">
            <text:p text:style-name="P15">Qt Library <text:span text:style-name="T30">5.9.2</text:span></text:p>
          </table:table-cell>
        </table:table-row>
        <table:table-row>
          <table:table-cell table:style-name="Tabela109.A6" office:value-type="string" table:protected="true">
            <text:p text:style-name="P13">Other development tool / version changed?</text:p>
          </table:table-cell>
          <table:table-cell table:style-name="Tabela109.A5" office:value-type="string">
            <text:p text:style-name="P13">No</text:p>
          </table:table-cell>
        </table:table-row>
      </table:table>
      <text:p text:style-name="P85"/>
      <text:p text:style-name="P85"/>
      <table:table table:name="Tabela110" table:style-name="Tabela110">
        <table:table-column table:style-name="Tabela110.A" table:number-columns-repeated="2"/>
        <table:table-column table:style-name="Tabela110.C"/>
        <table:table-row>
          <table:table-cell table:style-name="Tabela110.A1" office:value-type="string" table:protected="true">
            <text:p text:style-name="P6">Issue / Task</text:p>
          </table:table-cell>
          <table:table-cell table:style-name="Tabela110.A1" office:value-type="string" table:protected="true">
            <text:p text:style-name="P6">Implementation / Comment</text:p>
          </table:table-cell>
          <table:table-cell table:style-name="Tabela110.C1" office:value-type="string" table:protected="true">
            <text:p text:style-name="P13"><text:span text:style-name="T8">Status</text:span> <text:s text:c="3"/>(development / release)</text:p>
          </table:table-cell>
        </table:table-row>
        <table:table-row>
          <table:table-cell table:style-name="Tabela110.A2" office:value-type="string">
            <text:p text:style-name="P101">ENDO PLUS CE / USA configurations should only allow ENDO EM type setting</text:p>
            <text:p text:style-name="P17"/>
          </table:table-cell>
          <table:table-cell table:style-name="Tabela110.A2" office:value-type="string">
            <text:p text:style-name="P101">Implemented. VERSA EM type setting for ENDO PLUS CE / USA not applicable. Only ENDO EM type setting is applicable.</text:p>
            <text:p text:style-name="P17"/>
          </table:table-cell>
          <table:table-cell table:style-name="Tabela110.C2" office:value-type="string">
            <text:p text:style-name="P17">Implemented and </text:p>
            <text:p text:style-name="P17">released with change </text:p>
            <text:p text:style-name="P17">I-9871.</text:p>
          </table:table-cell>
        </table:table-row>
      </table:table>
      <text:p text:style-name="P85"/>
      <text:p text:style-name="P85"/>
      <text:p text:style-name="P85"><text:tab/>-------------------------------------------------------------------------------------------------------------------------------------------</text:p>
      <text:p text:style-name="P85"/>
      <text:p text:style-name="P85"/>
      <table:table table:name="Tabela115" table:style-name="Tabela115">
        <table:table-column table:style-name="Tabela115.A"/>
        <table:table-column table:style-name="Tabela115.B"/>
        <table:table-row>
          <table:table-cell table:style-name="Tabela115.A1" office:value-type="string" table:protected="true">
            <text:p text:style-name="P6">SW version</text:p>
          </table:table-cell>
          <table:table-cell table:style-name="Tabela115.A1" office:value-type="string">
            <text:p text:style-name="P17">1.2.1</text:p>
          </table:table-cell>
        </table:table-row>
        <table:table-row>
          <table:table-cell table:style-name="Tabela115.A1" office:value-type="string" table:protected="true">
            <text:p text:style-name="P13">Previous official version</text:p>
          </table:table-cell>
          <table:table-cell table:style-name="Tabela115.A1" office:value-type="string">
            <text:p text:style-name="P17">1.1.5</text:p>
          </table:table-cell>
        </table:table-row>
        <table:table-row>
          <table:table-cell table:style-name="Tabela115.A1" office:value-type="string" table:protected="true">
            <text:p text:style-name="P6">Change request</text:p>
          </table:table-cell>
          <table:table-cell table:style-name="Tabela115.A1" office:value-type="string">
            <text:p text:style-name="P17">I-10136</text:p>
          </table:table-cell>
        </table:table-row>
        <table:table-row>
          <table:table-cell table:style-name="Tabela115.A4" office:value-type="string" table:protected="true">
            <text:p text:style-name="P13">Filename</text:p>
          </table:table-cell>
          <table:table-cell table:style-name="Tabela115.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15.A5" table:number-columns-spanned="2" office:value-type="string" table:protected="true">
            <text:p text:style-name="P6">Build environment</text:p>
          </table:table-cell>
          <table:covered-table-cell/>
        </table:table-row>
        <table:table-row>
          <table:table-cell table:style-name="Tabela115.A6" office:value-type="string" table:protected="true">
            <text:p text:style-name="P13">Compiler</text:p>
          </table:table-cell>
          <table:table-cell table:style-name="Tabela115.A5" office:value-type="string">
            <text:p text:style-name="P24">Arm-buildroot-linux-gnueabi-g++<text:span text:style-name="T30"> 4.9.4</text:span></text:p>
          </table:table-cell>
        </table:table-row>
        <table:table-row>
          <table:table-cell table:style-name="Tabela115.A6" office:value-type="string" table:protected="true">
            <text:p text:style-name="P13">Middleware</text:p>
          </table:table-cell>
          <table:table-cell table:style-name="Tabela115.A5" office:value-type="string">
            <text:p text:style-name="P15">Qt Library <text:span text:style-name="T30">5.9.2</text:span></text:p>
          </table:table-cell>
        </table:table-row>
        <table:table-row>
          <table:table-cell table:style-name="Tabela115.A6" office:value-type="string" table:protected="true">
            <text:p text:style-name="P13">Other development tool / version changed?</text:p>
          </table:table-cell>
          <table:table-cell table:style-name="Tabela115.A5" office:value-type="string">
            <text:p text:style-name="P13">No</text:p>
          </table:table-cell>
        </table:table-row>
      </table:table>
      <text:p text:style-name="P85"/>
      <text:p text:style-name="P85"/>
      <table:table table:name="Tabela116" table:style-name="Tabela116">
        <table:table-column table:style-name="Tabela116.A" table:number-columns-repeated="2"/>
        <table:table-column table:style-name="Tabela116.C"/>
        <table:table-row>
          <table:table-cell table:style-name="Tabela116.A1" office:value-type="string" table:protected="true">
            <text:p text:style-name="P6">Issue / Task</text:p>
          </table:table-cell>
          <table:table-cell table:style-name="Tabela116.A1" office:value-type="string" table:protected="true">
            <text:p text:style-name="P6">Implementation / Comment</text:p>
          </table:table-cell>
          <table:table-cell table:style-name="Tabela116.C1" office:value-type="string" table:protected="true">
            <text:p text:style-name="P13"><text:span text:style-name="T8">Status</text:span> <text:s text:c="3"/>(development / release)</text:p>
          </table:table-cell>
        </table:table-row>
        <table:table-row>
          <table:table-cell table:style-name="Tabela116.A2" office:value-type="string">
            <text:p text:style-name="P17">Configurations C0301 and C0302 must allow operation with ENDO and VERSA energy meter type.</text:p>
          </table:table-cell>
          <table:table-cell table:style-name="Tabela116.A2" office:value-type="string">
            <text:p text:style-name="P17">When the device is configured in C0301 or C0302 mode, operation with both energy meter types (ENDO and VERSA) is allowed.</text:p>
          </table:table-cell>
          <table:table-cell table:style-name="Tabela116.C2" table:number-rows-spanned="2" office:value-type="string">
            <text:p text:style-name="P17">Implemented and </text:p>
            <text:p text:style-name="P17">released with change </text:p>
            <text:p text:style-name="P17">I-10136.</text:p>
          </table:table-cell>
        </table:table-row>
        <table:table-row>
          <table:table-cell table:style-name="Tabela116.A2" office:value-type="string">
            <text:p text:style-name="P17">IOC should treat error 0240-0005-0000 as a warning. These warnings should be logged on the device.</text:p>
          </table:table-cell>
          <table:table-cell table:style-name="Tabela116.A2" office:value-type="string">
            <text:p text:style-name="P17">Implemented. Now sending request to IOC to treat error 0240-0005-0000 as a warning (request is sent before self-test starts). If this warning occurs, file logging operation is performed and the device continues to operate normally.</text:p>
          </table:table-cell>
          <table:covered-table-cell/>
        </table:table-row>
      </table:table>
      <text:p text:style-name="P85"/>
      <text:p text:style-name="P85"/>
      <text:p text:style-name="P85"><text:tab/>-------------------------------------------------------------------------------------------------------------------------------------------</text:p>
      <text:p text:style-name="P85"/>
      <text:p text:style-name="P85"/>
      <table:table table:name="Tabela111" table:style-name="Tabela111">
        <table:table-column table:style-name="Tabela111.A"/>
        <table:table-column table:style-name="Tabela111.B"/>
        <table:table-row>
          <table:table-cell table:style-name="Tabela111.A1" office:value-type="string" table:protected="true">
            <text:p text:style-name="P6">SW version</text:p>
          </table:table-cell>
          <table:table-cell table:style-name="Tabela111.B1" office:value-type="string">
            <text:p text:style-name="P17">1.3.3</text:p>
          </table:table-cell>
        </table:table-row>
        <table:table-row>
          <table:table-cell table:style-name="Tabela111.A1" office:value-type="string" table:protected="true">
            <text:p text:style-name="P13">Previous official version</text:p>
          </table:table-cell>
          <table:table-cell table:style-name="Tabela111.B1" office:value-type="string">
            <text:p text:style-name="P17">1.2.1</text:p>
          </table:table-cell>
        </table:table-row>
        <table:table-row>
          <table:table-cell table:style-name="Tabela111.A1" office:value-type="string" table:protected="true">
            <text:p text:style-name="P6">Change request</text:p>
          </table:table-cell>
          <table:table-cell table:style-name="Tabela111.B1" office:value-type="string">
            <text:p text:style-name="P17">I-9747</text:p>
          </table:table-cell>
        </table:table-row>
        <table:table-row>
          <table:table-cell table:style-name="Tabela111.A4" office:value-type="string" table:protected="true">
            <text:p text:style-name="P13">Filename</text:p>
          </table:table-cell>
          <table:table-cell table:style-name="Tabela111.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11.A5" table:number-columns-spanned="2" office:value-type="string" table:protected="true">
            <text:p text:style-name="P6">Build environment</text:p>
          </table:table-cell>
          <table:covered-table-cell/>
        </table:table-row>
        <table:table-row>
          <table:table-cell table:style-name="Tabela111.A6" office:value-type="string" table:protected="true">
            <text:p text:style-name="P13">Compiler</text:p>
          </table:table-cell>
          <table:table-cell table:style-name="Tabela111.A5" office:value-type="string">
            <text:p text:style-name="P24">Arm-buildroot-linux-gnueabi-g++<text:span text:style-name="T30"> 4.9.4</text:span></text:p>
          </table:table-cell>
        </table:table-row>
        <table:table-row>
          <table:table-cell table:style-name="Tabela111.A6" office:value-type="string" table:protected="true">
            <text:p text:style-name="P13">Middleware</text:p>
          </table:table-cell>
          <table:table-cell table:style-name="Tabela111.A5" office:value-type="string">
            <text:p text:style-name="P15">Qt Library <text:span text:style-name="T30">5.9.2</text:span></text:p>
          </table:table-cell>
        </table:table-row>
        <table:table-row>
          <table:table-cell table:style-name="Tabela111.A6" office:value-type="string" table:protected="true">
            <text:p text:style-name="P13">Other development tool / version changed?</text:p>
          </table:table-cell>
          <table:table-cell table:style-name="Tabela111.A5" office:value-type="string">
            <text:p text:style-name="P13">No</text:p>
          </table:table-cell>
        </table:table-row>
      </table:table>
      <text:p text:style-name="P85"/>
      <text:p text:style-name="P85"/>
      <table:table table:name="Tabela112" table:style-name="Tabela112">
        <table:table-column table:style-name="Tabela112.A" table:number-columns-repeated="2"/>
        <table:table-column table:style-name="Tabela112.C"/>
        <table:table-row>
          <table:table-cell table:style-name="Tabela112.A1" office:value-type="string" table:protected="true">
            <text:p text:style-name="P6">Issue / Task</text:p>
          </table:table-cell>
          <table:table-cell table:style-name="Tabela112.A1" office:value-type="string" table:protected="true">
            <text:p text:style-name="P6">Implementation / Comment</text:p>
          </table:table-cell>
          <table:table-cell table:style-name="Tabela112.C1" office:value-type="string" table:protected="true">
            <text:p text:style-name="P13"><text:span text:style-name="T8">Status</text:span> <text:s text:c="3"/>(development / release)</text:p>
          </table:table-cell>
        </table:table-row>
        <table:table-row>
          <table:table-cell table:style-name="Tabela112.A2" office:value-type="string">
            <text:p text:style-name="P17">Add support for MarcCo-S, MarcCo-S LA, MarcCo-M and MarcCo-L handpieces.</text:p>
          </table:table-cell>
          <table:table-cell table:style-name="Tabela112.A2" office:value-type="string">
            <text:p text:style-name="P17">Implemented support for MarcCo handpieces. The calculated values for power intensity are based on different spot sizes and different transmissions (transmissions depend on the attached diode module).</text:p>
            <text:p text:style-name="P17">For modes, where power intensity is selected, the upper limit is now equal to upper boundary (i.e. transmission factor is used during upper boundary calculations). Therefore, the entire span angle of the control dial is active.</text:p>
            <text:p text:style-name="P17">MarcCo S and MarcCo LA not applicable for 1064 nm, 32W diode module.</text:p>
          </table:table-cell>
          <table:table-cell table:style-name="Tabela112.C2" office:value-type="string">
            <text:p text:style-name="P17">Implemented and released with change I-9747</text:p>
          </table:table-cell>
        </table:table-row>
        <table:table-row>
          <table:table-cell table:style-name="Tabela112.A2" office:value-type="string">
            <text:p text:style-name="P17">Number of detected pulses for internal energy meter calibration should correspond to the number of detected pulses with the external (reference) energy meter.</text:p>
          </table:table-cell>
          <table:table-cell table:style-name="Tabela112.A2" office:value-type="string">
            <text:p text:style-name="P17">Slight modification to energy meter calibration (core implementation remains the same!). Emission is now triggered with delay with respect to the calibration process. All emitted pulses (not just 50) are now considered during energy meter calibration.</text:p>
          </table:table-cell>
          <table:table-cell table:style-name="Tabela112.C2" office:value-type="string">
            <text:p text:style-name="P17">Under I-9747</text:p>
            <text:p text:style-name="P17">SWR-134</text:p>
          </table:table-cell>
        </table:table-row>
        <table:table-row>
          <table:table-cell table:style-name="Tabela112.A2" office:value-type="string">
            <text:p text:style-name="P17">Add transition to EXPERT mode, when selecting history record within the procedure screen.</text:p>
          </table:table-cell>
          <table:table-cell table:style-name="Tabela112.A2" office:value-type="string">
            <text:p text:style-name="P17">Implemented. Transition to EXPERT mode enabled.</text:p>
          </table:table-cell>
          <table:table-cell table:style-name="Tabela112.C2" table:number-rows-spanned="7" office:value-type="string">
            <text:p text:style-name="P17">Under I-9747</text:p>
            <text:p text:style-name="P17">SWR-133</text:p>
          </table:table-cell>
        </table:table-row>
        <table:table-row>
          <table:table-cell table:style-name="Tabela112.A2" office:value-type="string">
            <text:p text:style-name="P17">Enable press sounds when requesting procedures, history and favorites export / import.</text:p>
          </table:table-cell>
          <table:table-cell table:style-name="Tabela112.A2" office:value-type="string">
            <text:p text:style-name="P17">Implemented.</text:p>
          </table:table-cell>
          <table:covered-table-cell/>
        </table:table-row>
        <table:table-row>
          <table:table-cell table:style-name="Tabela112.A2" office:value-type="string">
            <text:p text:style-name="P17">Modify SW version formatting in Error Log display.</text:p>
          </table:table-cell>
          <table:table-cell table:style-name="Tabela112.A2" office:value-type="string">
            <text:p text:style-name="P17">Re-formatted. SW version is now displayed in the header of each error "packet", below the date stamp.</text:p>
          </table:table-cell>
          <table:covered-table-cell/>
        </table:table-row>
        <table:table-row>
          <table:table-cell table:style-name="Tabela112.A2" office:value-type="string">
            <text:p text:style-name="P17">If spray is not available, this should be taken into account when saving / loading procedures, history and favorites.</text:p>
          </table:table-cell>
          <table:table-cell table:style-name="Tabela112.A2" office:value-type="string">
            <text:p text:style-name="P17">Implemented. If spray is not available (air line disconnected) during procedures, history and favorites saving, this information is also stored. If loaded parameters require spray and the spray is not available, the user is notified. Parameters are not loaded.</text:p>
          </table:table-cell>
          <table:covered-table-cell/>
        </table:table-row>
        <table:table-row>
          <table:table-cell table:style-name="Tabela112.A2" office:value-type="string">
            <text:p text:style-name="P17">Unsuccessful import action should properly unmount the USB device.</text:p>
          </table:table-cell>
          <table:table-cell table:style-name="Tabela112.A2" office:value-type="string">
            <text:p text:style-name="P17">Fixed.</text:p>
          </table:table-cell>
          <table:covered-table-cell/>
        </table:table-row>
        <table:table-row>
          <table:table-cell table:style-name="Tabela112.A2" office:value-type="string">
            <text:p text:style-name="P17">Fix bug where power intensity 0 mW / cm^2 can be selected.</text:p>
          </table:table-cell>
          <table:table-cell table:style-name="Tabela112.A2" office:value-type="string">
            <text:p text:style-name="P17">Fixed. Error not critical, because the parameters that are displayed on-screen are sent to the diode module. In cases where 0 mW / cm^2 was selected, this value was sent to the diode module. As a result, no emission occurred. </text:p>
          </table:table-cell>
          <table:covered-table-cell/>
        </table:table-row>
        <table:table-row>
          <table:table-cell table:style-name="Tabela112.A2" office:value-type="string">
            <text:p text:style-name="P17">Modify notification text for regular device maintenance. Add option to confirm yearly maintenance from service mode.</text:p>
          </table:table-cell>
          <table:table-cell table:style-name="Tabela112.A2" office:value-type="string">
            <text:p text:style-name="P17">Added and implemented.</text:p>
          </table:table-cell>
          <table:covered-table-cell/>
        </table:table-row>
        <table:table-row>
          <table:table-cell table:style-name="Tabela112.A2" office:value-type="string">
            <text:p text:style-name="P17">Modify displayed text when the parameters cannot be loaded due to non-applicable wavelength, handpiece or pulse mode.</text:p>
          </table:table-cell>
          <table:table-cell table:style-name="Tabela112.A2" office:value-type="string">
            <text:p text:style-name="P17">Displayed text modified. User is now presented with the following message: 'Requested wavelength (or handpiece or pulse mode) not available'.</text:p>
            <text:p text:style-name="P17">Also modified text in case of error 0009-0001-0011.</text:p>
          </table:table-cell>
          <table:table-cell table:style-name="Tabela112.C2" office:value-type="string">
            <text:p text:style-name="P17">Under I-9747</text:p>
            <text:p text:style-name="P17">SWR-135</text:p>
          </table:table-cell>
        </table:table-row>
        <table:table-row>
          <table:table-cell table:style-name="Tabela112.A2" office:value-type="string">
            <text:p text:style-name="P17">Modify the photodiode operating voltage input interval during DL calibration.</text:p>
          </table:table-cell>
          <table:table-cell table:style-name="Tabela112.A2" office:value-type="string">
            <text:p text:style-name="P17">Modified. Photodiode operating voltage interval is now [50, 6000] mV.</text:p>
          </table:table-cell>
          <table:table-cell table:style-name="Tabela112.C2" table:number-rows-spanned="2" office:value-type="string">
            <text:p text:style-name="P17">Implemented and released with change I-9747</text:p>
          </table:table-cell>
        </table:table-row>
        <table:table-row>
          <table:table-cell table:style-name="Tabela112.A2" office:value-type="string">
            <text:p text:style-name="P17">Modify procedure groups display on the home screen</text:p>
          </table:table-cell>
          <table:table-cell table:style-name="Tabela112.A2" office:value-type="string">
            <text:p text:style-name="P17">Modified. Procedure groups are now shown with smaller visual padding at the bottom. Navigation arrow removed."</text:p>
          </table:table-cell>
          <table:covered-table-cell/>
        </table:table-row>
      </table:table>
      <text:p text:style-name="P85"/>
      <text:p text:style-name="P85"/>
      <text:p text:style-name="P85"><text:tab/>-------------------------------------------------------------------------------------------------------------------------------------------</text:p>
      <text:p text:style-name="P85"/>
      <text:p text:style-name="P85"/>
      <table:table table:name="Tabela119" table:style-name="Tabela119">
        <table:table-column table:style-name="Tabela119.A"/>
        <table:table-column table:style-name="Tabela119.B"/>
        <table:table-row>
          <table:table-cell table:style-name="Tabela119.A1" office:value-type="string" table:protected="true">
            <text:p text:style-name="P6">SW version</text:p>
          </table:table-cell>
          <table:table-cell table:style-name="Tabela119.B1" office:value-type="string">
            <text:p text:style-name="P17">2.1.0</text:p>
          </table:table-cell>
        </table:table-row>
        <table:table-row>
          <table:table-cell table:style-name="Tabela119.A1" office:value-type="string" table:protected="true">
            <text:p text:style-name="P13">Previous official version</text:p>
          </table:table-cell>
          <table:table-cell table:style-name="Tabela119.A1" office:value-type="string">
            <text:p text:style-name="P17">1.3.3</text:p>
          </table:table-cell>
        </table:table-row>
        <table:table-row>
          <table:table-cell table:style-name="Tabela119.A1" office:value-type="string" table:protected="true">
            <text:p text:style-name="P6">Change request</text:p>
          </table:table-cell>
          <table:table-cell table:style-name="Tabela119.A1" office:value-type="string">
            <text:p text:style-name="P17">I-9925</text:p>
          </table:table-cell>
        </table:table-row>
        <table:table-row>
          <table:table-cell table:style-name="Tabela119.A4" office:value-type="string" table:protected="true">
            <text:p text:style-name="P13">Filename</text:p>
          </table:table-cell>
          <table:table-cell table:style-name="Tabela119.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19.A5" table:number-columns-spanned="2" office:value-type="string" table:protected="true">
            <text:p text:style-name="P6">Build environment</text:p>
          </table:table-cell>
          <table:covered-table-cell/>
        </table:table-row>
        <table:table-row>
          <table:table-cell table:style-name="Tabela119.A6" office:value-type="string" table:protected="true">
            <text:p text:style-name="P13">Compiler</text:p>
          </table:table-cell>
          <table:table-cell table:style-name="Tabela119.A5" office:value-type="string">
            <text:p text:style-name="P24">Arm-buildroot-linux-gnueabi-g++<text:span text:style-name="T30"> 4.9.4</text:span></text:p>
          </table:table-cell>
        </table:table-row>
        <table:table-row>
          <table:table-cell table:style-name="Tabela119.A6" office:value-type="string" table:protected="true">
            <text:p text:style-name="P13">Middleware</text:p>
          </table:table-cell>
          <table:table-cell table:style-name="Tabela119.A5" office:value-type="string">
            <text:p text:style-name="P15">Qt Library <text:span text:style-name="T30">5.9.2</text:span></text:p>
          </table:table-cell>
        </table:table-row>
        <table:table-row>
          <table:table-cell table:style-name="Tabela119.A6" office:value-type="string" table:protected="true">
            <text:p text:style-name="P13">Other development tool / version changed?</text:p>
          </table:table-cell>
          <table:table-cell table:style-name="Tabela119.A5" office:value-type="string">
            <text:p text:style-name="P13">No</text:p>
          </table:table-cell>
        </table:table-row>
      </table:table>
      <text:p text:style-name="P85"/>
      <text:p text:style-name="P85"/>
      <table:table table:name="Tabela120" table:style-name="Tabela120">
        <table:table-column table:style-name="Tabela120.A" table:number-columns-repeated="2"/>
        <table:table-column table:style-name="Tabela120.C"/>
        <table:table-row>
          <table:table-cell table:style-name="Tabela120.A1" office:value-type="string" table:protected="true">
            <text:p text:style-name="P8">Issue / Task</text:p>
          </table:table-cell>
          <table:table-cell table:style-name="Tabela120.A1" office:value-type="string" table:protected="true">
            <text:p text:style-name="P8">Implementation / Comment</text:p>
          </table:table-cell>
          <table:table-cell table:style-name="Tabela120.C1" office:value-type="string" table:protected="true">
            <text:p text:style-name="P15"><text:span text:style-name="T8">Status</text:span> <text:s text:c="3"/>(development / release)</text:p>
          </table:table-cell>
        </table:table-row>
        <table:table-row>
          <table:table-cell table:style-name="Tabela120.A2" office:value-type="string">
            <text:p text:style-name="P21">The days since last calibration for pulse modes is calculated incorrectly (using incorrect reference time).</text:p>
          </table:table-cell>
          <table:table-cell table:style-name="Tabela120.A2" office:value-type="string">
            <text:p text:style-name="P21">Fixed. Calculation of days since last calibration is now performed using HW clock time.</text:p>
            <text:p text:style-name="P21">Also fixed the date displayed in the Error Log; date reference is now the user-defined date.</text:p>
          </table:table-cell>
          <table:table-cell table:style-name="Tabela120.C2" table:number-rows-spanned="7" office:value-type="string">
            <text:p text:style-name="P17">Implemented and released with change I-9925</text:p>
          </table:table-cell>
        </table:table-row>
        <table:table-row>
          <table:table-cell table:style-name="Tabela120.A2" office:value-type="string">
            <text:p text:style-name="P21">Modify flash / laser calibration screen - add PLN (us) text to measurements container header for ENDO modes.</text:p>
          </table:table-cell>
          <table:table-cell table:style-name="Tabela120.A2" office:value-type="string">
            <text:p text:style-name="P21">Implemented. Measurements container header text modified.</text:p>
          </table:table-cell>
          <table:covered-table-cell/>
        </table:table-row>
        <table:table-row>
          <table:table-cell table:style-name="Tabela120.A2" office:value-type="string">
            <text:p text:style-name="P21">Do not allow re-calibration of any pulse mode if EC20 minimum required version is not met (EC20 should be at least v1.1.8).</text:p>
          </table:table-cell>
          <table:table-cell table:style-name="Tabela120.A2" office:value-type="string">
            <text:p text:style-name="P21">If minimum EC20 version requirement is not met, the device cannot be calibrated. The user is presented with the information window that EC20 needs to be updated to at least v1.1.8.</text:p>
          </table:table-cell>
          <table:covered-table-cell/>
        </table:table-row>
        <table:table-row>
          <table:table-cell table:style-name="Tabela120.A2" office:value-type="string">
            <text:p text:style-name="P21">Add pump calibration option to service mode.</text:p>
          </table:table-cell>
          <table:table-cell table:style-name="Tabela120.A2" office:value-type="string">
            <text:p text:style-name="P21">Added under "Setup -&gt; Pump Calibration". All IOC masked errors are unmasked prior to calibration. Unmasking is also performed prior to spray calibration.</text:p>
          </table:table-cell>
          <table:covered-table-cell/>
        </table:table-row>
        <table:table-row>
          <table:table-cell table:style-name="Tabela120.A2" office:value-type="string">
            <text:p text:style-name="P21">Add "profile activation" info to service and regular operating mode.</text:p>
          </table:table-cell>
          <table:table-cell table:style-name="Tabela120.A2" office:value-type="string">
            <text:p text:style-name="P21">Added obfuscated code that shows if pulse profiles (pwm or pln) are enabled (for each pulse mode).</text:p>
          </table:table-cell>
          <table:covered-table-cell/>
        </table:table-row>
        <table:table-row>
          <table:table-cell table:style-name="Tabela120.A2" office:value-type="string">
            <text:p text:style-name="P21">Add support for USP ENDO pulse mode.</text:p>
          </table:table-cell>
          <table:table-cell table:style-name="Tabela120.A2" office:value-type="string">
            <text:p text:style-name="P21">Added support for USP ENDO pulse mode. This mode uses 100% pumping with variable pulse length. Added new pulse icon.</text:p>
          </table:table-cell>
          <table:covered-table-cell/>
        </table:table-row>
        <table:table-row>
          <table:table-cell table:style-name="Tabela120.A2" office:value-type="string">
            <text:p text:style-name="P21">Implement support for pulse profiles, while keeping support for already distributed devices until new calibration is performed.</text:p>
          </table:table-cell>
          <table:table-cell table:style-name="Tabela120.A2" office:value-type="string">
            <text:p text:style-name="P21">Implemented. For calibration at least EC20 v 1.1.8 is required. Energy meter calibration is performed using variable pwm with fixed pulse length for all modes. SSP, MSP, SP and SSP ENDO use 100% pumping at the beginning of the pulse. LP and VLP use normal pumping scheme.</text:p>
            <text:p text:style-name="P21">Flash / laser calibration is performed using variable pwm for SSP, MSP, SP, SSP ENDO, LP and VLP. SSP, MSP, SP and SSP ENDO use 100% pumping at the beginning of the pulse. USP ENDO and SWEEPS pulses always use 100% pumping with variable pulse lengths.</text:p>
            <text:p text:style-name="P21"/>
            <text:p text:style-name="P21">Until re-calibration is performed, all pulse modes use variable pwm and fixed pulse lengths - backward compatibility is maintained.</text:p>
            <text:p text:style-name="P21"/>
            <text:p text:style-name="P21">Added support for setting (and regulating) operating parameters in all operation modes. Pumping scheme is equal to the calibration pumping and based on specific pulse mode. Backward compatibility is maintained.</text:p>
            <text:p text:style-name="P21"/>
            <text:p text:style-name="P21">Added support for setting variable pulse length and pulse delay (in case of SWEEPS) through CAN message id 0x10B. Implemented internal handling for setting single, burst and variable pulse length parameters.</text:p>
            <text:p text:style-name="P21"/>
            <text:p text:style-name="P21">New implementation support devices with default / low and high voltage capacitor bank.</text:p>
          </table:table-cell>
          <table:covered-table-cell/>
        </table:table-row>
      </table:table>
      <text:p text:style-name="P85"/>
      <text:p text:style-name="P85"/>
      <text:p text:style-name="P85"><text:tab/>-------------------------------------------------------------------------------------------------------------------------------------------</text:p>
      <text:p text:style-name="P85"/>
      <text:p text:style-name="P85"/>
      <table:table table:name="Tabela123" table:style-name="Tabela123">
        <table:table-column table:style-name="Tabela123.A"/>
        <table:table-column table:style-name="Tabela123.B"/>
        <table:table-row>
          <table:table-cell table:style-name="Tabela123.A1" office:value-type="string" table:protected="true">
            <text:p text:style-name="P6">SW version</text:p>
          </table:table-cell>
          <table:table-cell table:style-name="Tabela123.A1" office:value-type="string">
            <text:p text:style-name="P17">2.2.0</text:p>
          </table:table-cell>
        </table:table-row>
        <table:table-row>
          <table:table-cell table:style-name="Tabela123.A1" office:value-type="string" table:protected="true">
            <text:p text:style-name="P13">Previous official version</text:p>
          </table:table-cell>
          <table:table-cell table:style-name="Tabela123.A1" office:value-type="string">
            <text:p text:style-name="P17">2.1.0</text:p>
          </table:table-cell>
        </table:table-row>
        <table:table-row>
          <table:table-cell table:style-name="Tabela123.A1" office:value-type="string" table:protected="true">
            <text:p text:style-name="P6">Change request</text:p>
          </table:table-cell>
          <table:table-cell table:style-name="Tabela123.A1" office:value-type="string">
            <text:p text:style-name="P17">I-10302</text:p>
          </table:table-cell>
        </table:table-row>
        <text:soft-page-break/>
        <table:table-row>
          <table:table-cell table:style-name="Tabela123.A4" office:value-type="string" table:protected="true">
            <text:p text:style-name="P13">Filename</text:p>
          </table:table-cell>
          <table:table-cell table:style-name="Tabela123.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23.A5" table:number-columns-spanned="2" office:value-type="string" table:protected="true">
            <text:p text:style-name="P6">Build environment</text:p>
          </table:table-cell>
          <table:covered-table-cell/>
        </table:table-row>
        <table:table-row>
          <table:table-cell table:style-name="Tabela123.A6" office:value-type="string" table:protected="true">
            <text:p text:style-name="P13">Compiler</text:p>
          </table:table-cell>
          <table:table-cell table:style-name="Tabela123.A5" office:value-type="string">
            <text:p text:style-name="P24">Arm-buildroot-linux-gnueabi-g++<text:span text:style-name="T30"> 4.9.4</text:span></text:p>
          </table:table-cell>
        </table:table-row>
        <table:table-row>
          <table:table-cell table:style-name="Tabela123.A6" office:value-type="string" table:protected="true">
            <text:p text:style-name="P13">Middleware</text:p>
          </table:table-cell>
          <table:table-cell table:style-name="Tabela123.A5" office:value-type="string">
            <text:p text:style-name="P15">Qt Library <text:span text:style-name="T30">5.9.2</text:span></text:p>
          </table:table-cell>
        </table:table-row>
        <table:table-row>
          <table:table-cell table:style-name="Tabela123.A6" office:value-type="string" table:protected="true">
            <text:p text:style-name="P13">Other development tool / version changed?</text:p>
          </table:table-cell>
          <table:table-cell table:style-name="Tabela123.A5" office:value-type="string">
            <text:p text:style-name="P13">No</text:p>
          </table:table-cell>
        </table:table-row>
      </table:table>
      <text:p text:style-name="P85"/>
      <text:p text:style-name="P85"/>
      <table:table table:name="Tabela124" table:style-name="Tabela124">
        <table:table-column table:style-name="Tabela124.A" table:number-columns-repeated="2"/>
        <table:table-column table:style-name="Tabela124.C"/>
        <table:table-row>
          <table:table-cell table:style-name="Tabela124.A1" office:value-type="string" table:protected="true">
            <text:p text:style-name="P6">Issue / Task</text:p>
          </table:table-cell>
          <table:table-cell table:style-name="Tabela124.A1" office:value-type="string" table:protected="true">
            <text:p text:style-name="P6">Implementation / Comment</text:p>
          </table:table-cell>
          <table:table-cell table:style-name="Tabela124.C1" office:value-type="string" table:protected="true">
            <text:p text:style-name="P13"><text:span text:style-name="T8">Status</text:span> <text:s text:c="3"/>(development / release)</text:p>
          </table:table-cell>
        </table:table-row>
        <table:table-row>
          <table:table-cell table:style-name="Tabela124.A2" office:value-type="string">
            <text:p text:style-name="P17">Implement "error report" framework.</text:p>
          </table:table-cell>
          <table:table-cell table:style-name="Tabela124.A2" office:value-type="string">
            <text:p text:style-name="P17">Implemented. When an error occurs, the user can export the entire "error report" package from error message context. Files are packed in a .tar file and extension modified to .bin (security by obscurity) before the package is exported to an external USB device.</text:p>
            <text:p text:style-name="P17">The package contains the following files: 'acn.json'</text:p>
            <text:p text:style-name="P17">'calibration_log.json'</text:p>
            <text:p text:style-name="P17">'configuration_data.json'</text:p>
            <text:p text:style-name="P17">'errors.log'</text:p>
            <text:p text:style-name="P17">'skypulse_counters.db3'</text:p>
            <text:p text:style-name="P17">Optionally, the package can contain 'powererror' and 'cansniffer' folders.</text:p>
            <text:p text:style-name="P17">The same package can be also exported anytime, on-demand from the pull-down quick settings menu.</text:p>
            <text:p text:style-name="P17">The export package name consists of export date and time. Also modified name of exported "Communication Log" to include date and time (this feature is disabled, as the file is included in the "error report" package.</text:p>
          </table:table-cell>
          <table:table-cell table:style-name="Tabela124.C2" table:number-rows-spanned="5" office:value-type="string">
            <text:p text:style-name="P17">Implemented and released with change I-10302</text:p>
          </table:table-cell>
        </table:table-row>
        <table:table-row>
          <table:table-cell table:style-name="Tabela124.A2" office:value-type="string">
            <text:p text:style-name="P17">Add user notification for device performance improvement through re-calibration.</text:p>
          </table:table-cell>
          <table:table-cell table:style-name="Tabela124.A2" office:value-type="string">
            <text:p text:style-name="P17">The device check if re-calibration is required to improve performance (at the beginning of each self-test). User is presented with a custom notification (uses light "skin" and longer duration).</text:p>
            <text:p text:style-name="P17">Re-calibration actually enables "pulse profiles" introduced with I-9925.</text:p>
          </table:table-cell>
          <table:covered-table-cell/>
        </table:table-row>
        <table:table-row>
          <table:table-cell table:style-name="Tabela124.A2" office:value-type="string">
            <text:p text:style-name="P17">Fix display string (timer value) when favorite is stored.</text:p>
          </table:table-cell>
          <table:table-cell table:style-name="Tabela124.A2" office:value-type="string">
            <text:p text:style-name="P17">Fixed. If a user saves a favorite with timer elapsed, the correct (full) timer value is displayed instead of elapsed time. The actual timer value is not affected.</text:p>
          </table:table-cell>
          <table:covered-table-cell/>
        </table:table-row>
        <table:table-row>
          <table:table-cell table:style-name="Tabela124.A2" office:value-type="string">
            <text:p text:style-name="P17">Perform handpiece compatibility check when loading parameters from memory (favorites, history or procedures).</text:p>
          </table:table-cell>
          <table:table-cell table:style-name="Tabela124.A2" office:value-type="string">
            <text:p text:style-name="P17">Additional handpiece check implemented. For diode modules, wavelength and power compatibility is not enough to load the parameters. Handpieces must now also be compatible.</text:p>
          </table:table-cell>
          <table:covered-table-cell/>
        </table:table-row>
        <table:table-row>
          <table:table-cell table:style-name="Tabela124.A2" office:value-type="string">
            <text:p text:style-name="P17">Update "pulse profile active" indicator to include only pulses that actually support pulse profiles.</text:p>
          </table:table-cell>
          <table:table-cell table:style-name="Tabela124.A2" office:value-type="string">
            <text:p text:style-name="P17">Updated. Currently all pulses, but LP and VLP support pulse profiles.</text:p>
          </table:table-cell>
          <table:covered-table-cell/>
        </table:table-row>
        <text:soft-page-break/>
        <table:table-row>
          <table:table-cell table:style-name="Tabela124.A2" office:value-type="string">
            <text:p text:style-name="P17">Re-check foot switch status immediately before entering READY state.</text:p>
          </table:table-cell>
          <table:table-cell table:style-name="Tabela124.A2" office:value-type="string">
            <text:p text:style-name="P17">Foot switch status check now performed when user presses READY button and again immediately before entering READY state. If foot switch is pressed, the device does not enter READY state.</text:p>
          </table:table-cell>
          <table:table-cell table:style-name="Tabela124.C2" office:value-type="string">
            <text:p text:style-name="P17">Under I-10302</text:p>
            <text:p text:style-name="P17">SWR-136</text:p>
          </table:table-cell>
        </table:table-row>
      </table:table>
      <text:p text:style-name="P85"/>
      <text:p text:style-name="P85"/>
      <text:p text:style-name="P85"><text:tab/><text:span text:style-name="T22">-------------------------------------------------------------------------------------------------------------------------------------------</text:span></text:p>
      <text:p text:style-name="P85"/>
      <text:p text:style-name="P85"/>
      <table:table table:name="Tabela125" table:style-name="Tabela125">
        <table:table-column table:style-name="Tabela125.A"/>
        <table:table-column table:style-name="Tabela125.B"/>
        <table:table-row>
          <table:table-cell table:style-name="Tabela125.A1" office:value-type="string" table:protected="true">
            <text:p text:style-name="P32">SW version</text:p>
          </table:table-cell>
          <table:table-cell table:style-name="Tabela125.A1" office:value-type="string">
            <text:p text:style-name="P17">2.3.0</text:p>
          </table:table-cell>
        </table:table-row>
        <table:table-row>
          <table:table-cell table:style-name="Tabela125.A1" office:value-type="string" table:protected="true">
            <text:p text:style-name="P31">Previous official version</text:p>
          </table:table-cell>
          <table:table-cell table:style-name="Tabela125.A1" office:value-type="string">
            <text:p text:style-name="P17">2.2.0</text:p>
          </table:table-cell>
        </table:table-row>
        <table:table-row>
          <table:table-cell table:style-name="Tabela125.A1" office:value-type="string" table:protected="true">
            <text:p text:style-name="P32">Change request</text:p>
          </table:table-cell>
          <table:table-cell table:style-name="Tabela125.A1" office:value-type="string">
            <text:p text:style-name="P17">I-10373</text:p>
          </table:table-cell>
        </table:table-row>
        <table:table-row>
          <table:table-cell table:style-name="Tabela125.A4" office:value-type="string" table:protected="true">
            <text:p text:style-name="P31">Filename</text:p>
          </table:table-cell>
          <table:table-cell table:style-name="Tabela125.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25.A5" table:number-columns-spanned="2" office:value-type="string" table:protected="true">
            <text:p text:style-name="P32">Build environment</text:p>
          </table:table-cell>
          <table:covered-table-cell/>
        </table:table-row>
        <table:table-row>
          <table:table-cell table:style-name="Tabela125.A6" office:value-type="string" table:protected="true">
            <text:p text:style-name="P31">Compiler</text:p>
          </table:table-cell>
          <table:table-cell table:style-name="Tabela125.A5" office:value-type="string">
            <text:p text:style-name="P24">Arm-buildroot-linux-gnueabi-g++<text:span text:style-name="T30"> 4.9.4</text:span></text:p>
          </table:table-cell>
        </table:table-row>
        <table:table-row>
          <table:table-cell table:style-name="Tabela125.A6" office:value-type="string" table:protected="true">
            <text:p text:style-name="P31">Middleware</text:p>
          </table:table-cell>
          <table:table-cell table:style-name="Tabela125.A5" office:value-type="string">
            <text:p text:style-name="P15">Qt Library <text:span text:style-name="T30">5.9.2</text:span></text:p>
          </table:table-cell>
        </table:table-row>
        <table:table-row>
          <table:table-cell table:style-name="Tabela125.A6" office:value-type="string" table:protected="true">
            <text:p text:style-name="P31">Other development tool / version changed?</text:p>
          </table:table-cell>
          <table:table-cell table:style-name="Tabela125.A5" office:value-type="string">
            <text:p text:style-name="P13">No</text:p>
          </table:table-cell>
        </table:table-row>
      </table:table>
      <text:p text:style-name="P85"/>
      <text:p text:style-name="P95"><text:s/></text:p>
      <table:table table:name="Tabela126" table:style-name="Tabela126">
        <table:table-column table:style-name="Tabela126.A" table:number-columns-repeated="2"/>
        <table:table-column table:style-name="Tabela126.C"/>
        <table:table-row>
          <table:table-cell table:style-name="Tabela126.A1" office:value-type="string" table:protected="true">
            <text:p text:style-name="P32">Issue / Task</text:p>
          </table:table-cell>
          <table:table-cell table:style-name="Tabela126.A1" office:value-type="string" table:protected="true">
            <text:p text:style-name="P32">Implementation / Comment</text:p>
          </table:table-cell>
          <table:table-cell table:style-name="Tabela126.C1" office:value-type="string" table:protected="true">
            <text:p text:style-name="P31"><text:span text:style-name="T8">Status</text:span> <text:s text:c="3"/>(development / release)</text:p>
          </table:table-cell>
        </table:table-row>
        <table:table-row>
          <table:table-cell table:style-name="Tabela126.A2" office:value-type="string">
            <text:p text:style-name="P35">Disable fixed pumping (100% PWM) for SSP, MSP, SP and SSP ENDO pulse modes.</text:p>
          </table:table-cell>
          <table:table-cell table:style-name="Tabela126.A2" office:value-type="string">
            <text:p text:style-name="P35">100% PWM flash pumping disabled for SSP, MSP, SP and SSP ENDO pulse modes. Updated <text:s/>initial PWM values for calibration energy meter and flash / laser calibration procedure.</text:p>
            <text:p text:style-name="P35">Added additional (version-based) check for re-calibration request in cases where SSP, MSP, SP and SSP ENDO pulse modes are already calibrated with fixed pumping. In such cases, the device cannot enter READY state, until aforementioned pulse modes are re-calibrated.</text:p>
            <text:p text:style-name="P35"/>
            <text:p text:style-name="P35">Modified "obfuscated" prf code; pulse profile "activation" is now shown for USP ENDO and SWEEPS only.</text:p>
          </table:table-cell>
          <table:table-cell table:style-name="Tabela126.C2" office:value-type="string">
            <text:p text:style-name="P35">Implemented and released with change I-10373.</text:p>
          </table:table-cell>
        </table:table-row>
      </table:table>
      <text:p text:style-name="P80"/>
      <text:p text:style-name="P80"><text:tab/></text:p>
      <text:p text:style-name="P85"><text:tab/>-------------------------------------------------------------------------------------------------------------------------------------------</text:p>
      <text:p text:style-name="P85"/>
      <text:p text:style-name="P85"/>
      <table:table table:name="Tabela127" table:style-name="Tabela127">
        <table:table-column table:style-name="Tabela127.A"/>
        <table:table-column table:style-name="Tabela127.B"/>
        <table:table-row>
          <table:table-cell table:style-name="Tabela127.A1" office:value-type="string" table:protected="true">
            <text:p text:style-name="P32">SW version</text:p>
          </table:table-cell>
          <table:table-cell table:style-name="Tabela127.B1" office:value-type="string">
            <text:p text:style-name="P17">2.4.8</text:p>
          </table:table-cell>
        </table:table-row>
        <table:table-row>
          <table:table-cell table:style-name="Tabela127.A1" office:value-type="string" table:protected="true">
            <text:p text:style-name="P31">Previous official version</text:p>
          </table:table-cell>
          <table:table-cell table:style-name="Tabela127.B1" office:value-type="string">
            <text:p text:style-name="P17">2.3.0</text:p>
          </table:table-cell>
        </table:table-row>
        <table:table-row>
          <table:table-cell table:style-name="Tabela127.A1" office:value-type="string" table:protected="true">
            <text:p text:style-name="P32">Change request</text:p>
          </table:table-cell>
          <table:table-cell table:style-name="Tabela127.B1" office:value-type="string">
            <text:p text:style-name="P17">I-10397, I-10295 , <text:span text:style-name="T30">I-10611</text:span></text:p>
          </table:table-cell>
        </table:table-row>
        <text:soft-page-break/>
        <table:table-row>
          <table:table-cell table:style-name="Tabela127.A4" office:value-type="string" table:protected="true">
            <text:p text:style-name="P31">Filename</text:p>
          </table:table-cell>
          <table:table-cell table:style-name="Tabela127.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27.A5" table:number-columns-spanned="2" office:value-type="string" table:protected="true">
            <text:p text:style-name="P32">Build environment</text:p>
          </table:table-cell>
          <table:covered-table-cell/>
        </table:table-row>
        <table:table-row>
          <table:table-cell table:style-name="Tabela127.A6" office:value-type="string" table:protected="true">
            <text:p text:style-name="P31">Compiler</text:p>
          </table:table-cell>
          <table:table-cell table:style-name="Tabela127.A5" office:value-type="string">
            <text:p text:style-name="P24">Arm-buildroot-linux-gnueabi-g++<text:span text:style-name="T30"> 4.9.4</text:span></text:p>
          </table:table-cell>
        </table:table-row>
        <table:table-row>
          <table:table-cell table:style-name="Tabela127.A6" office:value-type="string" table:protected="true">
            <text:p text:style-name="P31">Middleware</text:p>
          </table:table-cell>
          <table:table-cell table:style-name="Tabela127.A5" office:value-type="string">
            <text:p text:style-name="P15">Qt Library <text:span text:style-name="T30">5.9.2</text:span></text:p>
          </table:table-cell>
        </table:table-row>
        <table:table-row>
          <table:table-cell table:style-name="Tabela127.A6" office:value-type="string" table:protected="true">
            <text:p text:style-name="P31">Other development tool / version changed?</text:p>
          </table:table-cell>
          <table:table-cell table:style-name="Tabela127.A5" office:value-type="string">
            <text:p text:style-name="P13">No</text:p>
          </table:table-cell>
        </table:table-row>
      </table:table>
      <text:p text:style-name="P85"/>
      <text:p text:style-name="P87"/>
      <text:p text:style-name="P81"/>
      <text:p text:style-name="P81"/>
      <table:table table:name="Tabela128" table:style-name="Tabela128">
        <table:table-column table:style-name="Tabela128.A" table:number-columns-repeated="2"/>
        <table:table-column table:style-name="Tabela128.C"/>
        <table:table-row>
          <table:table-cell table:style-name="Tabela128.A1" office:value-type="string" table:protected="true">
            <text:p text:style-name="P32">Issue / Task</text:p>
          </table:table-cell>
          <table:table-cell table:style-name="Tabela128.A1" office:value-type="string" table:protected="true">
            <text:p text:style-name="P32">Implementation / Comment</text:p>
          </table:table-cell>
          <table:table-cell table:style-name="Tabela128.C1" office:value-type="string" table:protected="true">
            <text:p text:style-name="P31"><text:span text:style-name="T8">Status</text:span> <text:s text:c="3"/>(development / release)</text:p>
          </table:table-cell>
        </table:table-row>
        <table:table-row>
          <table:table-cell table:style-name="Tabela128.A2" office:value-type="string">
            <text:p text:style-name="P17">Add support for dual (tandem) diode operation.</text:p>
          </table:table-cell>
          <table:table-cell table:style-name="Tabela128.A2" office:value-type="string">
            <text:p text:style-name="P35">Added GUI support for tandem, CW mode only. Controls include primary and secondary pulse time setting (left dial), primary and secondary power / power intensity setting (center dial) and timer dial. Center dial is separated with percentage indicator (showing percent of total power / power intensity for each wavelength). Added temporary peak power display. </text:p>
            <text:p text:style-name="P35">Disabled smoothing and anti-aliasing for controls in order to improve performance.</text:p>
            <text:p text:style-name="P35"/>
            <text:p text:style-name="P35">Integrated backend calculation support into existing routines:</text:p>
            <text:list xml:id="list5044666385800294400" text:style-name="L2">
              <text:list-item>
                <text:p text:style-name="P139">calculating bounds and limits for pulse times (secondary pulse on time limits are determined by the primary pulse on time value and power)</text:p>
              </text:list-item>
              <text:list-item>
                <text:p text:style-name="P139">calculating bounds and limits for power / power intensity (handling different spot sizes and transmission factors for the same handpiece)</text:p>
              </text:list-item>
              <text:list-item>
                <text:p text:style-name="P139">calculating parameters for first and second wavelength that are sent to the diode via CAN (calculations for average power are scaled based on timings - tandem diode is managed as two single diodes)</text:p>
              </text:list-item>
              <text:list-item>
                <text:p text:style-name="P139">added additional checks and fail-safes during parameters loading / recalling</text:p>
              </text:list-item>
              <text:list-item>
                <text:p text:style-name="P139">updated diode "boost" calculations - diode with higher power rating used as a reference</text:p>
              </text:list-item>
              <text:list-item>
                <text:p text:style-name="P139">modified / updated CAN message for sending dual (tandem) diode parameters; added default third module timing and position variables</text:p>
              </text:list-item>
            </text:list>
            <text:p text:style-name="P35"/>
            <text:p text:style-name="P17">Also fixed a minor issue when calculating single diode pulse off times; limits extended - calculating with diode nominal power.</text:p>
          </table:table-cell>
          <table:table-cell table:style-name="Tabela128.C2" table:number-rows-spanned="8" office:value-type="string">
            <text:p text:style-name="P35">Implemented and released with change I-10397.</text:p>
          </table:table-cell>
        </table:table-row>
        <table:table-row>
          <table:table-cell table:style-name="Tabela128.A2" office:value-type="string">
            <text:p text:style-name="P17">Update history, favorites and procedures handling for dual (tandem) diode operation.</text:p>
          </table:table-cell>
          <table:table-cell table:style-name="Tabela128.A2" office:value-type="string">
            <text:p text:style-name="P17">Updated history, favorites and procedures implementation to support saving / loading of tandem parameters, while keeping backward compatibility for single diode modes (and Er). Unified parameters display formatting (favorites, error log, history).</text:p>
            <text:p text:style-name="P17">Fixed spray handling issues when loading parameters and spray is requested and not available.</text:p>
          </table:table-cell>
          <table:covered-table-cell/>
        </table:table-row>
        <table:table-row>
          <table:table-cell table:style-name="Tabela128.A2" office:value-type="string">
            <text:p text:style-name="P17">Add check for minimal IOC and DL version.</text:p>
          </table:table-cell>
          <table:table-cell table:style-name="Tabela128.A2" office:value-type="string">
            <text:p text:style-name="P17">Check for minimum version requirements implemented. User is warned; upgrade is necessary in order to enable diode operation.</text:p>
          </table:table-cell>
          <table:covered-table-cell/>
        </table:table-row>
        <table:table-row>
          <table:table-cell table:style-name="Tabela128.A2" office:value-type="string">
            <text:p text:style-name="P17">Fix minor issue with error log scrolling.</text:p>
          </table:table-cell>
          <table:table-cell table:style-name="Tabela128.A2" office:value-type="string">
            <text:p text:style-name="P17">Error log scrolling flow fixed; invalid "jump" to the start / end of the currently displayed list is resolved. Additionally, when list beginning / end is reached, the position remains at the top / bottom of the error list.</text:p>
          </table:table-cell>
          <table:covered-table-cell/>
        </table:table-row>
        <table:table-row>
          <table:table-cell table:style-name="Tabela128.A2" office:value-type="string">
            <text:p text:style-name="P17">Modify view in cases, where the procedure list is too long and does not fit the display area.</text:p>
          </table:table-cell>
          <table:table-cell table:style-name="Tabela128.A2" office:value-type="string">
            <text:p text:style-name="P17">Modified. If the procedures list does not fit the entire display area, the procedure text is clipped, denoting that scrolling the list is possible.</text:p>
          </table:table-cell>
          <table:covered-table-cell/>
        </table:table-row>
        <table:table-row>
          <table:table-cell table:style-name="Tabela128.A2" office:value-type="string">
            <text:p text:style-name="P35">Modify naming convention for CAN trace log.</text:p>
          </table:table-cell>
          <table:table-cell table:style-name="Tabela128.A2" office:value-type="string">
            <text:p text:style-name="P35">Modified. Naming convention is now <text:s/>based on date / <text:s/>time using ISO 8601 formatting.</text:p>
          </table:table-cell>
          <table:covered-table-cell/>
        </table:table-row>
        <table:table-row>
          <table:table-cell table:style-name="Tabela128.A2" office:value-type="string">
            <text:p text:style-name="P35">Fix discrepancy between user and system seconds counter.</text:p>
          </table:table-cell>
          <table:table-cell table:style-name="Tabela128.A2" office:value-type="string">
            <text:p text:style-name="P35">Fixed. User seconds counter is now synchronized with system seconds counter.</text:p>
          </table:table-cell>
          <table:covered-table-cell/>
        </table:table-row>
        <table:table-row>
          <table:table-cell table:style-name="Tabela128.A2" office:value-type="string">
            <text:p text:style-name="P35">Compatible diode wavelength replacement should only be valid if requested power / power density can be achieved, using the exact same timing parameters and also considering handpiece transmission variations.</text:p>
          </table:table-cell>
          <table:table-cell table:style-name="Tabela128.A2" office:value-type="string">
            <text:p text:style-name="P35">Implemented.</text:p>
          </table:table-cell>
          <table:covered-table-cell/>
        </table:table-row>
        <table:table-row>
          <table:table-cell table:style-name="Tabela128.A2" office:value-type="string">
            <text:p text:style-name="P35">Fix issue when modifying the repetition in READY state and diode repetition mode is enabled.</text:p>
          </table:table-cell>
          <table:table-cell table:style-name="Tabela128.A2" office:value-type="string">
            <text:p text:style-name="P35">Issue fixed. Repetition change now triggers the process of sending new parameters to the diode.</text:p>
            <text:p text:style-name="P35">Fixed PEAK power display when repetition mode is enabled.</text:p>
          </table:table-cell>
          <table:table-cell table:style-name="Tabela128.C2" office:value-type="string">
            <text:p text:style-name="P17">Under I-10397</text:p>
            <text:p text:style-name="P17">SWR-137</text:p>
          </table:table-cell>
        </table:table-row>
        <table:table-row>
          <table:table-cell table:style-name="Tabela128.A2" office:value-type="string">
            <text:p text:style-name="P35">Add support for parsing IOC error related to cooling liquid level.</text:p>
          </table:table-cell>
          <table:table-cell table:style-name="Tabela128.A2" office:value-type="string">
            <text:p text:style-name="P35">Support added (error code 0240-0015-0000). In case of error, the user is presented with the following message: "<text:span text:style-name="T34">Cooling liquid level too low. Call service.</text:span>"</text:p>
          </table:table-cell>
          <table:table-cell table:style-name="Tabela128.C2" table:number-rows-spanned="3" office:value-type="string">
            <text:p text:style-name="P28">Implemented and released with change I-10295.</text:p>
          </table:table-cell>
        </table:table-row>
        <table:table-row>
          <table:table-cell table:style-name="Tabela128.A2" office:value-type="string">
            <text:p text:style-name="P35">Fix setting the air / water dial value in spray standby state.</text:p>
          </table:table-cell>
          <table:table-cell table:style-name="Tabela128.A2" office:value-type="string">
            <text:p text:style-name="P35">Fixed. Air / water dial value updated on backend event request.</text:p>
          </table:table-cell>
          <table:covered-table-cell/>
        </table:table-row>
        <table:table-row>
          <table:table-cell table:style-name="Tabela128.A2" office:value-type="string">
            <text:p text:style-name="P35">Modify IOC version display to show version and FW signature (hash).</text:p>
          </table:table-cell>
          <table:table-cell table:style-name="Tabela128.A2" office:value-type="string">
            <text:p text:style-name="P35">Modified. GUI now displays IOC version and hash.</text:p>
          </table:table-cell>
          <table:covered-table-cell/>
        </table:table-row>
        <table:table-row>
          <table:table-cell table:style-name="Tabela128.A2" office:value-type="string">
            <text:p text:style-name="P35">Implement routine for restoring IOC factory settings.</text:p>
          </table:table-cell>
          <table:table-cell table:style-name="Tabela128.A2" office:value-type="string">
            <text:p text:style-name="P35">Added new service sub-menu under "Reset" menu and implemented routine to perform on-demand factory setting restore procedure for IOC.</text:p>
          </table:table-cell>
          <table:table-cell table:style-name="Tabela128.C2" office:value-type="string">
            <text:p text:style-name="P113">Implemented and released with change I-10611.</text:p>
          </table:table-cell>
        </table:table-row>
      </table:table>
      <text:p text:style-name="P85"/>
      <text:p text:style-name="P85"/>
      <text:p text:style-name="P85"><text:tab/>-------------------------------------------------------------------------------------------------------------------------------------------</text:p>
      <text:p text:style-name="P85"/>
      <table:table table:name="Tabela135" table:style-name="Tabela135">
        <table:table-column table:style-name="Tabela135.A"/>
        <table:table-column table:style-name="Tabela135.B"/>
        <table:table-row>
          <table:table-cell table:style-name="Tabela135.A1" office:value-type="string" table:protected="true">
            <text:p text:style-name="P32">SW version</text:p>
          </table:table-cell>
          <table:table-cell table:style-name="Tabela135.A1" office:value-type="string">
            <text:p text:style-name="P17">3.0.8</text:p>
          </table:table-cell>
        </table:table-row>
        <table:table-row>
          <table:table-cell table:style-name="Tabela135.A1" office:value-type="string" table:protected="true">
            <text:p text:style-name="P31">Previous official version</text:p>
          </table:table-cell>
          <table:table-cell table:style-name="Tabela135.A1" office:value-type="string">
            <text:p text:style-name="P17">2.4.8</text:p>
          </table:table-cell>
        </table:table-row>
        <table:table-row>
          <table:table-cell table:style-name="Tabela135.A1" office:value-type="string" table:protected="true">
            <text:p text:style-name="P32">Change request</text:p>
          </table:table-cell>
          <table:table-cell table:style-name="Tabela135.A1" office:value-type="string">
            <text:p text:style-name="P17">I-10<text:span text:style-name="T30">804</text:span></text:p>
          </table:table-cell>
        </table:table-row>
        <text:soft-page-break/>
        <table:table-row>
          <table:table-cell table:style-name="Tabela135.A4" office:value-type="string" table:protected="true">
            <text:p text:style-name="P31">Filename</text:p>
          </table:table-cell>
          <table:table-cell table:style-name="Tabela135.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35.A5" table:number-columns-spanned="2" office:value-type="string" table:protected="true">
            <text:p text:style-name="P32">Build environment</text:p>
          </table:table-cell>
          <table:covered-table-cell/>
        </table:table-row>
        <table:table-row>
          <table:table-cell table:style-name="Tabela135.A6" office:value-type="string" table:protected="true">
            <text:p text:style-name="P31">Compiler</text:p>
          </table:table-cell>
          <table:table-cell table:style-name="Tabela135.A5" office:value-type="string">
            <text:p text:style-name="P24">Arm-buildroot-linux-gnueabi-g++<text:span text:style-name="T30"> 4.9.4</text:span></text:p>
          </table:table-cell>
        </table:table-row>
        <table:table-row>
          <table:table-cell table:style-name="Tabela135.A6" office:value-type="string" table:protected="true">
            <text:p text:style-name="P31">Middleware</text:p>
          </table:table-cell>
          <table:table-cell table:style-name="Tabela135.A5" office:value-type="string">
            <text:p text:style-name="P15">Qt Library <text:span text:style-name="T30">5.9.2</text:span></text:p>
          </table:table-cell>
        </table:table-row>
        <table:table-row>
          <table:table-cell table:style-name="Tabela135.A6" office:value-type="string" table:protected="true">
            <text:p text:style-name="P31">Other development tool / version changed?</text:p>
          </table:table-cell>
          <table:table-cell table:style-name="Tabela135.A5" office:value-type="string">
            <text:p text:style-name="P13">No</text:p>
          </table:table-cell>
        </table:table-row>
      </table:table>
      <text:p text:style-name="P85"/>
      <text:p text:style-name="P85"/>
      <table:table table:name="Tabela136" table:style-name="Tabela136">
        <table:table-column table:style-name="Tabela136.A" table:number-columns-repeated="2"/>
        <table:table-column table:style-name="Tabela136.C"/>
        <table:table-row>
          <table:table-cell table:style-name="Tabela136.A1" office:value-type="string" table:protected="true">
            <text:p text:style-name="P32">Issue / Task</text:p>
          </table:table-cell>
          <table:table-cell table:style-name="Tabela136.A1" office:value-type="string" table:protected="true">
            <text:p text:style-name="P32">Implementation / Comment</text:p>
          </table:table-cell>
          <table:table-cell table:style-name="Tabela136.C1" office:value-type="string" table:protected="true">
            <text:p text:style-name="P31"><text:span text:style-name="T8">Status</text:span> <text:s text:c="3"/>(development / release)</text:p>
          </table:table-cell>
        </table:table-row>
        <table:table-row>
          <table:table-cell table:style-name="Tabela136.A2" office:value-type="string">
            <text:p text:style-name="P35">Implement support for R-SWEEPS pulse mode.</text:p>
          </table:table-cell>
          <table:table-cell table:style-name="Tabela136.A2" office:value-type="string">
            <text:p text:style-name="P35">Support for R-SWEEPS implemented:</text:p>
            <text:list xml:id="list7758355129006941508" text:style-name="L3">
              <text:list-item>
                <text:p text:style-name="P140">implemented "tooth" selection popup window with additional parameters selection (size, fiber type, depth and delay factor)</text:p>
              </text:list-item>
              <text:list-item>
                <text:p text:style-name="P140">added favorites and history support</text:p>
              </text:list-item>
              <text:list-item>
                <text:p text:style-name="P140">implemented procedures support (procedures, procedure steps, etc.) and editing support</text:p>
              </text:list-item>
              <text:list-item>
                <text:p text:style-name="P140">implemented recent parameters saving / recalling in EXPERT mode</text:p>
              </text:list-item>
              <text:list-item>
                <text:p text:style-name="P140">sweeping +- 80 us, nominal delay is calculated based on Eout, size, fiber type, depth and delay factor</text:p>
              </text:list-item>
              <text:list-item>
                <text:p text:style-name="P140">extended CAN msg (0x10B) to accommodate extended pulse delay range (communication with EC20)</text:p>
              </text:list-item>
              <text:list-item>
                <text:p text:style-name="P140">calibration requires EC20 version greater or equal to v1.2.1</text:p>
              </text:list-item>
              <text:list-item>
                <text:p text:style-name="P140">in case of an error, the nominal pulse delay is also noted in the error log</text:p>
              </text:list-item>
              <text:list-item>
                <text:p text:style-name="P140">pulse counting is added to the SWEEPS pulse counter</text:p>
              </text:list-item>
            </text:list>
          </table:table-cell>
          <table:table-cell table:style-name="Tabela136.C2" table:number-rows-spanned="9" office:value-type="string">
            <text:p text:style-name="P35">Implemented and released with change I-10804</text:p>
          </table:table-cell>
        </table:table-row>
        <table:table-row>
          <table:table-cell table:style-name="Tabela136.A2" office:value-type="string">
            <text:p text:style-name="P35">Implement support for X-SWEEPS pulse mode</text:p>
          </table:table-cell>
          <table:table-cell table:style-name="Tabela136.A2" office:value-type="string">
            <text:p text:style-name="P35">Support for X-SWEEPS implemented:</text:p>
            <text:list xml:id="list8683631985117548482" text:style-name="L4">
              <text:list-item>
                <text:p text:style-name="P141">sweeping +- 80 us, nominal delay [280 us, 1300 us] with step of 20 us</text:p>
              </text:list-item>
              <text:list-item>
                <text:p text:style-name="P141">drop down nominal delay selection is positioned in such a way that currently selected value is visible</text:p>
              </text:list-item>
              <text:list-item>
                <text:p text:style-name="P141">calibration requires EC20 version greater or equal to v1.2.1</text:p>
              </text:list-item>
              <text:list-item>
                <text:p text:style-name="P141">In case of an error, the nominal pulse delay is also noted in the error log</text:p>
              </text:list-item>
              <text:list-item>
                <text:p text:style-name="P141">pulse counting is added to the SWEEPS pulse counter</text:p>
              </text:list-item>
            </text:list>
          </table:table-cell>
          <table:covered-table-cell/>
        </table:table-row>
        <table:table-row>
          <table:table-cell table:style-name="Tabela136.A2" office:value-type="string">
            <text:p text:style-name="P35">Add "energy sum" indicator to tandem diode GUI.</text:p>
          </table:table-cell>
          <table:table-cell table:style-name="Tabela136.A2" office:value-type="string">
            <text:p text:style-name="P35">"Energy sum" counting implemented for tandem diode GUI.</text:p>
          </table:table-cell>
          <table:covered-table-cell/>
        </table:table-row>
        <table:table-row>
          <table:table-cell table:style-name="Tabela136.A2" office:value-type="string">
            <text:p text:style-name="P35">For selected wavelength, display all pulse modes. If pulse mode is not supported by the currently selected handpiece, it should still be visible, but disabled.</text:p>
          </table:table-cell>
          <table:table-cell table:style-name="Tabela136.A2" office:value-type="string">
            <text:p text:style-name="P35">Implemented. Pulse modes are now displayed even if there is no handpieces support; such pulse modes are disabled and grayed out and user warning is displayed on selection.</text:p>
          </table:table-cell>
          <table:covered-table-cell/>
        </table:table-row>
        <table:table-row>
          <table:table-cell table:style-name="Tabela136.A2" office:value-type="string">
            <text:p text:style-name="P35">Extend SWEEPS calibration delays due to R-SWEEPS and X-SWEEPS operating delay requirements.</text:p>
          </table:table-cell>
          <table:table-cell table:style-name="Tabela136.A2" office:value-type="string">
            <text:p text:style-name="P35">SWEEPS is now calibrated at four delays for improved model fit accuracy (200 us, 730 us, 1260 us and 1800 us)</text:p>
          </table:table-cell>
          <table:covered-table-cell/>
        </table:table-row>
        <table:table-row>
          <table:table-cell table:style-name="Tabela136.A2" office:value-type="string">
            <text:p text:style-name="P35">SWEEPS-based modes should only allow H14-N, H14-NE and H14-NS handpieces.</text:p>
          </table:table-cell>
          <table:table-cell table:style-name="Tabela136.A2" office:value-type="string">
            <text:p text:style-name="P35">Only H14-N, H14-NE and H-14NS support SWEEPS, R-SWEEPS and X-SWEEPS pulse modes.</text:p>
          </table:table-cell>
          <table:covered-table-cell/>
        </table:table-row>
        <table:table-row>
          <table:table-cell table:style-name="Tabela136.A2" office:value-type="string">
            <text:p text:style-name="P17">Implement licensing framework for R-SWEEPS pulse mode.</text:p>
          </table:table-cell>
          <table:table-cell table:style-name="Tabela136.A2" office:value-type="string">
            <text:p text:style-name="P17">Licensing framework implemented. R-SWEEPS is licensed via a device-unique license code. If R-SWEEPS is not licensed and user requests R-SWEEPS operation, a warning: "R-SWEEPS is not installed" is displayed.</text:p>
            <text:p text:style-name="P17"/>
            <text:p text:style-name="P17">Added option for "inline" license input if R-SWEEPS is unlicensed and requested (history, favorites, procedures, expert).</text:p>
          </table:table-cell>
          <table:covered-table-cell/>
        </table:table-row>
        <table:table-row>
          <table:table-cell table:style-name="Tabela136.A2" office:value-type="string">
            <text:p text:style-name="P17">Modify text for license and configuration input via <text:s/>pull-down settings menu.</text:p>
          </table:table-cell>
          <table:table-cell table:style-name="Tabela136.A2" office:value-type="string">
            <text:p text:style-name="P17">Entries in pull-down settings menu changed to "Input License Code" and "Input Configuration Code". All user text pertaining to license and configuration input modified accordingly.</text:p>
          </table:table-cell>
          <table:covered-table-cell/>
        </table:table-row>
        <table:table-row>
          <table:table-cell table:style-name="Tabela136.A2" office:value-type="string">
            <text:p text:style-name="P17">Disable applicability for handpiece R21-C2 in combination with 670 nm diode wavelength.</text:p>
          </table:table-cell>
          <table:table-cell table:style-name="Tabela136.A2" office:value-type="string">
            <text:p text:style-name="P17">Disabled. R21-C2 handpiece not listed for diode 670 nm wavelength option (also applies in cases where 670 nm wavelength is used in tandem mode).</text:p>
          </table:table-cell>
          <table:covered-table-cell/>
        </table:table-row>
      </table:table>
      <text:p text:style-name="P85"/>
      <text:p text:style-name="P85"/>
      <text:p text:style-name="P85"><text:tab/>-------------------------------------------------------------------------------------------------------------------------------------------</text:p>
      <text:p text:style-name="P85"/>
      <text:p text:style-name="P85"/>
      <table:table table:name="Tabela141" table:style-name="Tabela141">
        <table:table-column table:style-name="Tabela141.A"/>
        <table:table-column table:style-name="Tabela141.B"/>
        <table:table-row>
          <table:table-cell table:style-name="Tabela141.A1" office:value-type="string" table:protected="true">
            <text:p text:style-name="P32">SW version</text:p>
          </table:table-cell>
          <table:table-cell table:style-name="Tabela141.A1" office:value-type="string">
            <text:p text:style-name="P17">3.1.1</text:p>
          </table:table-cell>
        </table:table-row>
        <table:table-row>
          <table:table-cell table:style-name="Tabela141.A1" office:value-type="string" table:protected="true">
            <text:p text:style-name="P31">Previous official version</text:p>
          </table:table-cell>
          <table:table-cell table:style-name="Tabela141.A1" office:value-type="string">
            <text:p text:style-name="P17">3.0.8</text:p>
          </table:table-cell>
        </table:table-row>
        <table:table-row>
          <table:table-cell table:style-name="Tabela141.A1" office:value-type="string" table:protected="true">
            <text:p text:style-name="P32">Change request</text:p>
          </table:table-cell>
          <table:table-cell table:style-name="Tabela141.A1" office:value-type="string">
            <text:p text:style-name="P17">I-11057</text:p>
          </table:table-cell>
        </table:table-row>
        <table:table-row>
          <table:table-cell table:style-name="Tabela141.A4" office:value-type="string" table:protected="true">
            <text:p text:style-name="P31">Filename</text:p>
          </table:table-cell>
          <table:table-cell table:style-name="Tabela141.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41.A5" table:number-columns-spanned="2" office:value-type="string" table:protected="true">
            <text:p text:style-name="P32">Build environment</text:p>
          </table:table-cell>
          <table:covered-table-cell/>
        </table:table-row>
        <table:table-row>
          <table:table-cell table:style-name="Tabela141.A6" office:value-type="string" table:protected="true">
            <text:p text:style-name="P31">Compiler</text:p>
          </table:table-cell>
          <table:table-cell table:style-name="Tabela141.A5" office:value-type="string">
            <text:p text:style-name="P24">Arm-buildroot-linux-gnueabi-g++<text:span text:style-name="T30"> 4.9.4</text:span></text:p>
          </table:table-cell>
        </table:table-row>
        <table:table-row>
          <table:table-cell table:style-name="Tabela141.A6" office:value-type="string" table:protected="true">
            <text:p text:style-name="P31">Middleware</text:p>
          </table:table-cell>
          <table:table-cell table:style-name="Tabela141.A5" office:value-type="string">
            <text:p text:style-name="P15">Qt Library <text:span text:style-name="T30">5.9.2</text:span></text:p>
          </table:table-cell>
        </table:table-row>
        <table:table-row>
          <table:table-cell table:style-name="Tabela141.A6" office:value-type="string" table:protected="true">
            <text:p text:style-name="P31">Other development tool / version changed?</text:p>
          </table:table-cell>
          <table:table-cell table:style-name="Tabela141.A5" office:value-type="string">
            <text:p text:style-name="P13">No</text:p>
          </table:table-cell>
        </table:table-row>
      </table:table>
      <text:p text:style-name="P85"/>
      <text:p text:style-name="P85"/>
      <table:table table:name="Tabela142" table:style-name="Tabela142">
        <table:table-column table:style-name="Tabela142.A" table:number-columns-repeated="2"/>
        <table:table-column table:style-name="Tabela142.C"/>
        <table:table-row>
          <table:table-cell table:style-name="Tabela142.A1" office:value-type="string" table:protected="true">
            <text:p text:style-name="P32">Issue / Task</text:p>
          </table:table-cell>
          <table:table-cell table:style-name="Tabela142.A1" office:value-type="string" table:protected="true">
            <text:p text:style-name="P32">Implementation / Comment</text:p>
          </table:table-cell>
          <table:table-cell table:style-name="Tabela142.C1" office:value-type="string" table:protected="true">
            <text:p text:style-name="P31"><text:span text:style-name="T8">Status</text:span> <text:s text:c="3"/>(development / release)</text:p>
          </table:table-cell>
        </table:table-row>
        <table:table-row>
          <table:table-cell table:style-name="Tabela142.A2" office:value-type="string">
            <text:p text:style-name="P35">Remove support for R21-C2 handpiece.</text:p>
          </table:table-cell>
          <table:table-cell table:style-name="Tabela142.A2" office:value-type="string">
            <text:p text:style-name="P35">Support for R21-C2 handpiece removed.</text:p>
          </table:table-cell>
          <table:table-cell table:style-name="Tabela142.C2" table:number-rows-spanned="3" office:value-type="string">
            <text:p text:style-name="P35">Implemented and <text:soft-page-break/>released with change I-11057</text:p>
          </table:table-cell>
        </table:table-row>
        <table:table-row>
          <table:table-cell table:style-name="Tabela142.A2" office:value-type="string">
            <text:p text:style-name="P35">Implement support for querying DL calibration parameters.</text:p>
          </table:table-cell>
          <table:table-cell table:style-name="Tabela142.A2" office:value-type="string">
            <text:p text:style-name="P35">Implemented. On entering the DL calibration screen, calibration parameters are requested via the CAN. If the DL returns nothing, the calibration can proceed normally without the default specified parameters. If the DL returns the calibration parameters, the values are displayed on-screen. If DL version is less than v1.1.0, no query is performed (due to backwards compatibility).</text:p>
          </table:table-cell>
          <table:covered-table-cell/>
        </table:table-row>
        <table:table-row>
          <table:table-cell table:style-name="Tabela142.A2" office:value-type="string">
            <text:p text:style-name="P35">Display energy meter type after the energy meter serial number.</text:p>
          </table:table-cell>
          <table:table-cell table:style-name="Tabela142.A2" office:value-type="string">
            <text:p text:style-name="P35">Implemented. The energy meter type info is always displayed after the serial number (SW info, error log, error pop-up).</text:p>
          </table:table-cell>
          <table:covered-table-cell/>
        </table:table-row>
      </table:table>
      <text:p text:style-name="P85"/>
      <text:p text:style-name="P85"/>
      <text:p text:style-name="P85"><text:tab/>-------------------------------------------------------------------------------------------------------------------------------------------</text:p>
      <text:p text:style-name="P85"/>
      <text:p text:style-name="P85"/>
      <text:p text:style-name="P85"/>
      <table:table table:name="Tabela145" table:style-name="Tabela145">
        <table:table-column table:style-name="Tabela145.A"/>
        <table:table-column table:style-name="Tabela145.B"/>
        <table:table-row>
          <table:table-cell table:style-name="Tabela145.A1" office:value-type="string" table:protected="true">
            <text:p text:style-name="P32">SW version</text:p>
          </table:table-cell>
          <table:table-cell table:style-name="Tabela145.A1" office:value-type="string">
            <text:p text:style-name="P17">3.2.0</text:p>
          </table:table-cell>
        </table:table-row>
        <table:table-row>
          <table:table-cell table:style-name="Tabela145.A1" office:value-type="string" table:protected="true">
            <text:p text:style-name="P31">Previous official version</text:p>
          </table:table-cell>
          <table:table-cell table:style-name="Tabela145.A1" office:value-type="string">
            <text:p text:style-name="P17">3.1.1</text:p>
          </table:table-cell>
        </table:table-row>
        <table:table-row>
          <table:table-cell table:style-name="Tabela145.A1" office:value-type="string" table:protected="true">
            <text:p text:style-name="P32">Change request</text:p>
          </table:table-cell>
          <table:table-cell table:style-name="Tabela145.A1" office:value-type="string">
            <text:p text:style-name="P17">I-11229</text:p>
          </table:table-cell>
        </table:table-row>
        <table:table-row>
          <table:table-cell table:style-name="Tabela145.A4" office:value-type="string" table:protected="true">
            <text:p text:style-name="P31">Filename</text:p>
          </table:table-cell>
          <table:table-cell table:style-name="Tabela145.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45.A5" table:number-columns-spanned="2" office:value-type="string" table:protected="true">
            <text:p text:style-name="P32">Build environment</text:p>
          </table:table-cell>
          <table:covered-table-cell/>
        </table:table-row>
        <table:table-row>
          <table:table-cell table:style-name="Tabela145.A6" office:value-type="string" table:protected="true">
            <text:p text:style-name="P31">Compiler</text:p>
          </table:table-cell>
          <table:table-cell table:style-name="Tabela145.A5" office:value-type="string">
            <text:p text:style-name="P24">Arm-buildroot-linux-gnueabi-g++<text:span text:style-name="T30"> 4.9.4</text:span></text:p>
          </table:table-cell>
        </table:table-row>
        <table:table-row>
          <table:table-cell table:style-name="Tabela145.A6" office:value-type="string" table:protected="true">
            <text:p text:style-name="P31">Middleware</text:p>
          </table:table-cell>
          <table:table-cell table:style-name="Tabela145.A5" office:value-type="string">
            <text:p text:style-name="P15">Qt Library <text:span text:style-name="T30">5.9.2</text:span></text:p>
          </table:table-cell>
        </table:table-row>
        <table:table-row>
          <table:table-cell table:style-name="Tabela145.A6" office:value-type="string" table:protected="true">
            <text:p text:style-name="P31">Other development tool / version changed?</text:p>
          </table:table-cell>
          <table:table-cell table:style-name="Tabela145.A5" office:value-type="string">
            <text:p text:style-name="P13">No</text:p>
          </table:table-cell>
        </table:table-row>
      </table:table>
      <text:p text:style-name="P85"/>
      <text:p text:style-name="P85"/>
      <text:p text:style-name="P85"/>
      <table:table table:name="Tabela146" table:style-name="Tabela146">
        <table:table-column table:style-name="Tabela146.A" table:number-columns-repeated="2"/>
        <table:table-column table:style-name="Tabela146.C"/>
        <table:table-row>
          <table:table-cell table:style-name="Tabela146.A1" office:value-type="string" table:protected="true">
            <text:p text:style-name="P32">Issue / Task</text:p>
          </table:table-cell>
          <table:table-cell table:style-name="Tabela146.A1" office:value-type="string" table:protected="true">
            <text:p text:style-name="P32">Implementation / Comment</text:p>
          </table:table-cell>
          <table:table-cell table:style-name="Tabela146.C1" office:value-type="string" table:protected="true">
            <text:p text:style-name="P31"><text:span text:style-name="T8">Status</text:span> <text:s text:c="3"/>(development / release)</text:p>
          </table:table-cell>
        </table:table-row>
        <table:table-row>
          <table:table-cell table:style-name="Tabela146.A2" office:value-type="string">
            <text:p text:style-name="P68">Optimize Er calibration procedure and implement fix for occasional calibration errors (0140-0002-0000 and 0140-0014-0000).</text:p>
          </table:table-cell>
          <table:table-cell table:style-name="Tabela146.A2" office:value-type="string">
            <text:p text:style-name="P68">Implemented:</text:p>
            <text:list xml:id="list5413463734249643538" text:style-name="L5">
              <text:list-item>
                <text:p text:style-name="P147">Er calibration procedure optimized - parameters request towards EC20 and EM is now performed in READY state. When parameters are about to be sent, SYS puts the device in READY state, sends the parameters and puts the device back in EMISSION state</text:p>
              </text:list-item>
              <text:list-item>
                <text:p text:style-name="P147">implemented routine for exact flash pulse length request towards EM</text:p>
              </text:list-item>
              <text:list-item>
                <text:p text:style-name="P147">updated CAN protocol to allow extending EC20 time window for SYS confirmation</text:p>
              </text:list-item>
            </text:list>
          </table:table-cell>
          <table:table-cell table:style-name="Tabela146.C2" table:number-rows-spanned="2" office:value-type="string">
            <text:p text:style-name="P63">Implemented and released with change I-11229</text:p>
          </table:table-cell>
        </table:table-row>
        <table:table-row>
          <table:table-cell table:style-name="Tabela146.A2" office:value-type="string">
            <text:p text:style-name="P68">Limit maximum pulse length for USP ENDO and SWEEPS-based regimes to 80 us.</text:p>
          </table:table-cell>
          <table:table-cell table:style-name="Tabela146.A2" office:value-type="string">
            <text:p text:style-name="P68">Implemented 80 us pulse length limits for USP ENDO and SWEEPS-based regimes.</text:p>
          </table:table-cell>
          <table:covered-table-cell/>
        </table:table-row>
      </table:table>
      <text:p text:style-name="P85"/>
      <text:p text:style-name="P85"/>
      <text:p text:style-name="P85"><text:tab/>-------------------------------------------------------------------------------------------------------------------------------------------</text:p>
      <text:p text:style-name="P85"/>
      <table:table table:name="Tabela149" table:style-name="Tabela149">
        <table:table-column table:style-name="Tabela149.A"/>
        <table:table-column table:style-name="Tabela149.B"/>
        <text:soft-page-break/>
        <table:table-row>
          <table:table-cell table:style-name="Tabela149.A1" office:value-type="string" table:protected="true">
            <text:p text:style-name="P32">SW version</text:p>
          </table:table-cell>
          <table:table-cell table:style-name="Tabela149.A1" office:value-type="string">
            <text:p text:style-name="P35">3.3.3</text:p>
          </table:table-cell>
        </table:table-row>
        <table:table-row>
          <table:table-cell table:style-name="Tabela149.A1" office:value-type="string" table:protected="true">
            <text:p text:style-name="P31">Previous official version</text:p>
          </table:table-cell>
          <table:table-cell table:style-name="Tabela149.A1" office:value-type="string">
            <text:p text:style-name="P35">3.2.0</text:p>
          </table:table-cell>
        </table:table-row>
        <table:table-row>
          <table:table-cell table:style-name="Tabela149.A1" office:value-type="string" table:protected="true">
            <text:p text:style-name="P32">Change request</text:p>
          </table:table-cell>
          <table:table-cell table:style-name="Tabela149.A1" office:value-type="string">
            <text:p text:style-name="P35">I-11458</text:p>
          </table:table-cell>
        </table:table-row>
        <table:table-row>
          <table:table-cell table:style-name="Tabela149.A4" office:value-type="string" table:protected="true">
            <text:p text:style-name="P31">Filename</text:p>
          </table:table-cell>
          <table:table-cell table:style-name="Tabela149.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49.A5" table:number-columns-spanned="2" office:value-type="string" table:protected="true">
            <text:p text:style-name="P32">Build environment</text:p>
          </table:table-cell>
          <table:covered-table-cell/>
        </table:table-row>
        <table:table-row>
          <table:table-cell table:style-name="Tabela149.A6" office:value-type="string" table:protected="true">
            <text:p text:style-name="P31">Compiler</text:p>
          </table:table-cell>
          <table:table-cell table:style-name="Tabela149.A5" office:value-type="string">
            <text:p text:style-name="P24">Arm-buildroot-linux-gnueabi-g++<text:span text:style-name="T30"> 4.9.4</text:span></text:p>
          </table:table-cell>
        </table:table-row>
        <table:table-row>
          <table:table-cell table:style-name="Tabela149.A6" office:value-type="string" table:protected="true">
            <text:p text:style-name="P31">Middleware</text:p>
          </table:table-cell>
          <table:table-cell table:style-name="Tabela149.A5" office:value-type="string">
            <text:p text:style-name="P13">Qt Library <text:span text:style-name="T30">5.9.2</text:span></text:p>
          </table:table-cell>
        </table:table-row>
        <table:table-row>
          <table:table-cell table:style-name="Tabela149.A6" office:value-type="string" table:protected="true">
            <text:p text:style-name="P31">Other development tool / version changed?</text:p>
          </table:table-cell>
          <table:table-cell table:style-name="Tabela149.A5" office:value-type="string">
            <text:p text:style-name="P13">No</text:p>
          </table:table-cell>
        </table:table-row>
      </table:table>
      <text:p text:style-name="P85"/>
      <text:p text:style-name="P95"/>
      <table:table table:name="Tabela150" table:style-name="Tabela150">
        <table:table-column table:style-name="Tabela150.A" table:number-columns-repeated="2"/>
        <table:table-column table:style-name="Tabela150.C"/>
        <table:table-row>
          <table:table-cell table:style-name="Tabela150.A1" office:value-type="string" table:protected="true">
            <text:p text:style-name="P32">Issue / Task</text:p>
          </table:table-cell>
          <table:table-cell table:style-name="Tabela150.A1" office:value-type="string" table:protected="true">
            <text:p text:style-name="P32">Implementation / Comment</text:p>
          </table:table-cell>
          <table:table-cell table:style-name="Tabela150.C1" office:value-type="string" table:protected="true">
            <text:p text:style-name="P31"><text:span text:style-name="T8">Status</text:span> <text:s text:c="3"/>(development / release)</text:p>
          </table:table-cell>
        </table:table-row>
        <table:table-row>
          <table:table-cell table:style-name="Tabela150.A2" office:value-type="string">
            <text:p text:style-name="P35">Optimize and generalize the energy meter and flash / laser calibration procedure.</text:p>
          </table:table-cell>
          <table:table-cell table:style-name="Tabela150.A2" office:value-type="string">
            <text:p text:style-name="P35">Simplified / generalized energy meter calibration procedure:</text:p>
            <text:p text:style-name="P35">- one calibration (SP mode) now handles all GENERAL modes</text:p>
            <text:p text:style-name="P35">- one calibration (SWEEPS mode) now handles all ENDO modes</text:p>
            <text:p text:style-name="P35">- service mode GUI modified accordingly</text:p>
            <text:p text:style-name="P35"/>
            <text:p text:style-name="P35">Optimized flash / laser calibration: </text:p>
            <text:p text:style-name="P35">- modified procedure for low Eout threshold search</text:p>
            <text:p text:style-name="P35">- slightly modified the calibration model (removed the quadratic term in order to prevent strange behavior if out of calibration bounds)</text:p>
          </table:table-cell>
          <table:table-cell table:style-name="Tabela150.C2" table:number-rows-spanned="10" office:value-type="string">
            <text:p text:style-name="P35">Implemented and released with change I-11458.</text:p>
          </table:table-cell>
        </table:table-row>
        <table:table-row>
          <table:table-cell table:style-name="Tabela150.A2" office:value-type="string">
            <text:p text:style-name="P35">Optimize regulator routine.</text:p>
          </table:table-cell>
          <table:table-cell table:style-name="Tabela150.A2" office:value-type="string">
            <text:p text:style-name="P35">Optimized by enabling regulation of second SWEEPS pulse.</text:p>
          </table:table-cell>
          <table:covered-table-cell/>
        </table:table-row>
        <table:table-row>
          <table:table-cell table:style-name="Tabela150.A2" office:value-type="string">
            <text:p text:style-name="P35">Fix compatibility issues when using LightWalker foot switch.</text:p>
          </table:table-cell>
          <table:table-cell table:style-name="Tabela150.A2" office:value-type="string">
            <text:p text:style-name="P35">Fixed – added filtering to foot switch position reporting (this filters the invalid state that can occur for a short period of time).</text:p>
          </table:table-cell>
          <table:covered-table-cell/>
        </table:table-row>
        <table:table-row>
          <table:table-cell table:style-name="Tabela150.A2" office:value-type="string">
            <text:p text:style-name="P35">Extend maximum pulse length limit to 120 us for low voltage devices in PLN mode.</text:p>
          </table:table-cell>
          <table:table-cell table:style-name="Tabela150.A2" office:value-type="string">
            <text:p text:style-name="P35">Extended. For low voltage devices, the maximum pulse length is 120 us. For high voltage devices, the maximum pulse length is still 80 us.</text:p>
          </table:table-cell>
          <table:covered-table-cell/>
        </table:table-row>
        <table:table-row>
          <table:table-cell table:style-name="Tabela150.A2" office:value-type="string">
            <text:p text:style-name="P35">Add user notification when the device automatically transfers to STANDBY mode.</text:p>
          </table:table-cell>
          <table:table-cell table:style-name="Tabela150.A2" office:value-type="string">
            <text:p text:style-name="P35">User notification added when the device automatically transfers to “Standby” mode.</text:p>
          </table:table-cell>
          <table:covered-table-cell/>
        </table:table-row>
        <table:table-row>
          <table:table-cell table:style-name="Tabela150.A2" office:value-type="string">
            <text:p text:style-name="P35">Add checksum to Error Log report.</text:p>
          </table:table-cell>
          <table:table-cell table:style-name="Tabela150.A2" office:value-type="string">
            <text:p text:style-name="P35">Added checksum calculation for all Error Log report package contents.</text:p>
          </table:table-cell>
          <table:covered-table-cell/>
        </table:table-row>
        <table:table-row>
          <table:table-cell table:style-name="Tabela150.A2" office:value-type="string">
            <text:p text:style-name="P35">Fix invalid user notification that can occur when trying to import procedures without USB device inserted.</text:p>
          </table:table-cell>
          <table:table-cell table:style-name="Tabela150.A2" office:value-type="string">
            <text:p text:style-name="P35">Fixed (now checking if USB device is present, before attempting import action).</text:p>
          </table:table-cell>
          <table:covered-table-cell/>
        </table:table-row>
        <table:table-row>
          <table:table-cell table:style-name="Tabela150.A2" office:value-type="string">
            <text:p text:style-name="P35">Upgrade CAN trace framework</text:p>
          </table:table-cell>
          <table:table-cell table:style-name="Tabela150.A2" office:value-type="string">
            <text:p text:style-name="P35">CAN trace framework upgraded:</text:p>
            <text:p text:style-name="P35">- increased CAN trace buffer size (from 100 to 250 lines)</text:p>
            <text:p text:style-name="P35">- added version and parameters info to each CAN trace</text:p>
            <text:p text:style-name="P35">- at least 150 CAN trace files are kept stored on the device (up to 200 maximum)</text:p>
            <text:p text:style-name="P35">Also:</text:p>
            <text:p text:style-name="P35">- extended notification time for error log export</text:p>
            <text:p text:style-name="P35">- modified display of error log header</text:p>
          </table:table-cell>
          <table:covered-table-cell/>
        </table:table-row>
        <table:table-row>
          <table:table-cell table:style-name="Tabela150.A2" office:value-type="string">
            <text:p text:style-name="P35">Implement spot check routine for Er service mode</text:p>
          </table:table-cell>
          <table:table-cell table:style-name="Tabela150.A2" office:value-type="string">
            <text:p text:style-name="P35">Implemented.</text:p>
          </table:table-cell>
          <table:covered-table-cell/>
        </table:table-row>
        <table:table-row>
          <table:table-cell table:style-name="Tabela150.A2" office:value-type="string">
            <text:p text:style-name="P35">Disable shut-down option in service mode if any calibration screen is active</text:p>
          </table:table-cell>
          <table:table-cell table:style-name="Tabela150.A2" office:value-type="string">
            <text:p text:style-name="P35">Shut-down disabled for Er (energy meter, flash / laser) and DL calibration screen. User is notified that calibration screen must be exited prior to shut-down request.</text:p>
            <text:p text:style-name="P35">Also disabled FSW actions during Er energy meter calibration (only when the device expects user input, i.e., energy measured by external energy meter).</text:p>
            <text:p text:style-name="P35">Additionally, if device is in (service) emission state, menu traversal is disabled.</text:p>
          </table:table-cell>
          <table:covered-table-cell/>
        </table:table-row>
      </table:table>
      <text:p text:style-name="P97"/>
      <text:p text:style-name="P97"/>
      <text:p text:style-name="P85"><text:tab/>-------------------------------------------------------------------------------------------------------------------------------------------</text:p>
      <text:p text:style-name="P97"/>
      <table:table table:name="Tabela153" table:style-name="Tabela153">
        <table:table-column table:style-name="Tabela153.A"/>
        <table:table-column table:style-name="Tabela153.B"/>
        <table:table-row>
          <table:table-cell table:style-name="Tabela153.A1" office:value-type="string" table:protected="true">
            <text:p text:style-name="P34">SW version</text:p>
          </table:table-cell>
          <table:table-cell table:style-name="Tabela153.A1" office:value-type="string">
            <text:p text:style-name="P35">3.4.2</text:p>
          </table:table-cell>
        </table:table-row>
        <table:table-row>
          <table:table-cell table:style-name="Tabela153.A1" office:value-type="string" table:protected="true">
            <text:p text:style-name="P39">Previous official version</text:p>
          </table:table-cell>
          <table:table-cell table:style-name="Tabela153.A1" office:value-type="string">
            <text:p text:style-name="P35">3.3.3</text:p>
          </table:table-cell>
        </table:table-row>
        <table:table-row>
          <table:table-cell table:style-name="Tabela153.A1" office:value-type="string" table:protected="true">
            <text:p text:style-name="P34">Change request</text:p>
          </table:table-cell>
          <table:table-cell table:style-name="Tabela153.A1" office:value-type="string">
            <text:p text:style-name="P35">I-11903</text:p>
          </table:table-cell>
        </table:table-row>
        <table:table-row>
          <table:table-cell table:style-name="Tabela153.A4" office:value-type="string" table:protected="true">
            <text:p text:style-name="P39">Filename</text:p>
          </table:table-cell>
          <table:table-cell table:style-name="Tabela153.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53.A5" table:number-columns-spanned="2" office:value-type="string" table:protected="true">
            <text:p text:style-name="P34">Build environment</text:p>
          </table:table-cell>
          <table:covered-table-cell/>
        </table:table-row>
        <table:table-row>
          <table:table-cell table:style-name="Tabela153.A6" office:value-type="string" table:protected="true">
            <text:p text:style-name="P39">Compiler</text:p>
          </table:table-cell>
          <table:table-cell table:style-name="Tabela153.A5" office:value-type="string">
            <text:p text:style-name="P24">Arm-buildroot-linux-gnueabi-g++<text:span text:style-name="T30"> 4.9.4</text:span></text:p>
          </table:table-cell>
        </table:table-row>
        <table:table-row>
          <table:table-cell table:style-name="Tabela153.A6" office:value-type="string" table:protected="true">
            <text:p text:style-name="P39">Middleware</text:p>
          </table:table-cell>
          <table:table-cell table:style-name="Tabela153.A5" office:value-type="string">
            <text:p text:style-name="P13">Qt Library <text:span text:style-name="T30">5.9.2</text:span></text:p>
          </table:table-cell>
        </table:table-row>
        <table:table-row>
          <table:table-cell table:style-name="Tabela153.A6" office:value-type="string" table:protected="true">
            <text:p text:style-name="P39">Other development tool / version changed?</text:p>
          </table:table-cell>
          <table:table-cell table:style-name="Tabela153.A5" office:value-type="string">
            <text:p text:style-name="P13">No</text:p>
          </table:table-cell>
        </table:table-row>
      </table:table>
      <text:p text:style-name="P97"/>
      <text:p text:style-name="P97"/>
      <table:table table:name="Tabela154" table:style-name="Tabela154">
        <table:table-column table:style-name="Tabela154.A" table:number-columns-repeated="2"/>
        <table:table-column table:style-name="Tabela154.C"/>
        <table:table-row>
          <table:table-cell table:style-name="Tabela154.A1" office:value-type="string" table:protected="true">
            <text:p text:style-name="P32">Issue / Task</text:p>
          </table:table-cell>
          <table:table-cell table:style-name="Tabela154.A1" office:value-type="string" table:protected="true">
            <text:p text:style-name="P32">Implementation / Comment</text:p>
          </table:table-cell>
          <table:table-cell table:style-name="Tabela154.C1" office:value-type="string" table:protected="true">
            <text:p text:style-name="P31"><text:span text:style-name="T8">Status</text:span> <text:s text:c="3"/>(development / release)</text:p>
          </table:table-cell>
        </table:table-row>
        <table:table-row>
          <table:table-cell table:style-name="Tabela154.A2" office:value-type="string">
            <text:p text:style-name="P35">Improve error logging and debugging framework.</text:p>
          </table:table-cell>
          <table:table-cell table:style-name="Tabela154.A2" office:value-type="string">
            <text:p text:style-name="P36">- Minor improvement to CAN logging</text:p>
            <text:p text:style-name="P36">- More verbose feedback to user when exporting the Error report log</text:p>
            <text:p text:style-name="P36">- Added option to output various debug parameters to the console (intended for laboratory use only)</text:p>
            <text:p text:style-name="P36">- Added history file export to Error report log (last 14 days from the last history entry is exported)</text:p>
          </table:table-cell>
          <table:table-cell table:style-name="Tabela154.C2" table:number-rows-spanned="6" office:value-type="string">
            <text:p text:style-name="P35">Implemented and released with change I-11903.</text:p>
          </table:table-cell>
        </table:table-row>
        <table:table-row>
          <table:table-cell table:style-name="Tabela154.A2" office:value-type="string">
            <text:p text:style-name="P35">Fix authorization pattern reset bug.</text:p>
          </table:table-cell>
          <table:table-cell table:style-name="Tabela154.A2" office:value-type="string">
            <text:p text:style-name="P36">Bug fixed. Authorization pattern can now be reset using the P code of the device (reset code is unique for each SkyPulse device).</text:p>
            <text:p text:style-name="P36">Changed user settings, error log and history reset password.</text:p>
          </table:table-cell>
          <table:covered-table-cell/>
        </table:table-row>
        <table:table-row>
          <table:table-cell table:style-name="Tabela154.A2" office:value-type="string">
            <text:p text:style-name="P35">Add IOC hardware detection feature.</text:p>
          </table:table-cell>
          <table:table-cell table:style-name="Tabela154.A2" office:value-type="string">
            <text:p text:style-name="P36">SYS can now detect IOC HW V1 and HW V2 or greater. If HW V1 is detected, error 0240-0005-0000 is masked as a warning, if HW V2 is detected, the error is not masked as a warning.</text:p>
          </table:table-cell>
          <table:covered-table-cell/>
        </table:table-row>
        <table:table-row>
          <table:table-cell table:style-name="Tabela154.A2" office:value-type="string">
            <text:p text:style-name="P35">Display IOC version on GUI in MAJOR.MINOR.PATCH notation.</text:p>
          </table:table-cell>
          <table:table-cell table:style-name="Tabela154.A2" office:value-type="string">
            <text:p text:style-name="P36">Implemented.</text:p>
          </table:table-cell>
          <table:covered-table-cell/>
        </table:table-row>
        <table:table-row>
          <table:table-cell table:style-name="Tabela154.A2" office:value-type="string">
            <text:p text:style-name="P35">Do not display Er calibration recommendation (if applicable) if Er module is connected to the device.</text:p>
          </table:table-cell>
          <table:table-cell table:style-name="Tabela154.A2" office:value-type="string">
            <text:p text:style-name="P36">Calibration recommendation can only be displayed if SYS successfully detects Er module.</text:p>
          </table:table-cell>
          <table:covered-table-cell/>
        </table:table-row>
        <table:table-row>
          <table:table-cell table:style-name="Tabela154.A2" office:value-type="string">
            <text:p text:style-name="P35">Fix bug when loading parameters for tandem diode.</text:p>
          </table:table-cell>
          <table:table-cell table:style-name="Tabela154.A2" office:value-type="string">
            <text:p text:style-name="P36">Bug fixed (out of bounds indexing).</text:p>
          </table:table-cell>
          <table:covered-table-cell/>
        </table:table-row>
      </table:table>
      <text:p text:style-name="P93"/>
      <text:p text:style-name="P93"/>
      <text:p text:style-name="P85"><text:tab/>-------------------------------------------------------------------------------------------------------------------------------------------</text:p>
      <text:p text:style-name="P85"/>
      <table:table table:name="Tabela157" table:style-name="Tabela157">
        <table:table-column table:style-name="Tabela157.A"/>
        <table:table-column table:style-name="Tabela157.B"/>
        <table:table-row>
          <table:table-cell table:style-name="Tabela157.A1" office:value-type="string" table:protected="true">
            <text:p text:style-name="P32">SW version</text:p>
          </table:table-cell>
          <table:table-cell table:style-name="Tabela157.A1" office:value-type="string">
            <text:p text:style-name="P40">3.5.0</text:p>
          </table:table-cell>
        </table:table-row>
        <table:table-row>
          <table:table-cell table:style-name="Tabela157.A1" office:value-type="string" table:protected="true">
            <text:p text:style-name="P31">Previous official version</text:p>
          </table:table-cell>
          <table:table-cell table:style-name="Tabela157.A1" office:value-type="string">
            <text:p text:style-name="P40">3.4.2</text:p>
          </table:table-cell>
        </table:table-row>
        <table:table-row>
          <table:table-cell table:style-name="Tabela157.A1" office:value-type="string" table:protected="true">
            <text:p text:style-name="P32">Change request</text:p>
          </table:table-cell>
          <table:table-cell table:style-name="Tabela157.A1" office:value-type="string">
            <text:p text:style-name="P40">I-12436</text:p>
          </table:table-cell>
        </table:table-row>
        <table:table-row>
          <table:table-cell table:style-name="Tabela157.A4" office:value-type="string" table:protected="true">
            <text:p text:style-name="P31">Filename</text:p>
          </table:table-cell>
          <table:table-cell table:style-name="Tabela157.A4" office:value-type="string">
            <text:p text:style-name="P45">Modules:<text:line-break/><text:span text:style-name="T22">libshared-backend.so, lib</text:span><text:span text:style-name="T25">shared-frontend.so,</text:span></text:p>
            <text:p text:style-name="P50">libshared-listed_components.so, libshared-syscontroller.so,</text:p>
            <text:p text:style-name="P50">libshared-resources_manager.so, libshared-history.so</text:p>
            <text:p text:style-name="P46">Plugins:</text:p>
            <text:p text:style-name="P107">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57.A5" table:number-columns-spanned="2" office:value-type="string" table:protected="true">
            <text:p text:style-name="P32">Build environment</text:p>
          </table:table-cell>
          <table:covered-table-cell/>
        </table:table-row>
        <table:table-row>
          <table:table-cell table:style-name="Tabela157.A6" office:value-type="string" table:protected="true">
            <text:p text:style-name="P31">Compiler</text:p>
          </table:table-cell>
          <table:table-cell table:style-name="Tabela157.A5" office:value-type="string">
            <text:p text:style-name="P24">Arm-buildroot-linux-gnueabi-g++<text:span text:style-name="T30"> 4.9.4</text:span></text:p>
          </table:table-cell>
        </table:table-row>
        <table:table-row>
          <table:table-cell table:style-name="Tabela157.A6" office:value-type="string" table:protected="true">
            <text:p text:style-name="P31">Middleware</text:p>
          </table:table-cell>
          <table:table-cell table:style-name="Tabela157.A5" office:value-type="string">
            <text:p text:style-name="P13">Qt Library <text:span text:style-name="T30">5.9.2</text:span></text:p>
          </table:table-cell>
        </table:table-row>
        <table:table-row>
          <table:table-cell table:style-name="Tabela157.A6" office:value-type="string" table:protected="true">
            <text:p text:style-name="P31">Other development tool / version changed?</text:p>
          </table:table-cell>
          <table:table-cell table:style-name="Tabela157.A5" office:value-type="string">
            <text:p text:style-name="P13">No</text:p>
          </table:table-cell>
        </table:table-row>
      </table:table>
      <text:p text:style-name="P85"/>
      <text:p text:style-name="P85"/>
      <table:table table:name="Tabela158" table:style-name="Tabela158">
        <table:table-column table:style-name="Tabela158.A" table:number-columns-repeated="2"/>
        <table:table-column table:style-name="Tabela158.C"/>
        <table:table-row>
          <table:table-cell table:style-name="Tabela158.A1" office:value-type="string" table:protected="true">
            <text:p text:style-name="P32">Issue / Task</text:p>
          </table:table-cell>
          <table:table-cell table:style-name="Tabela158.A1" office:value-type="string" table:protected="true">
            <text:p text:style-name="P32">Implementation / Comment</text:p>
          </table:table-cell>
          <table:table-cell table:style-name="Tabela158.C1" office:value-type="string" table:protected="true">
            <text:p text:style-name="P31"><text:span text:style-name="T8">Status</text:span> <text:s text:c="3"/>(development / release)</text:p>
          </table:table-cell>
        </table:table-row>
        <table:table-row>
          <table:table-cell table:style-name="Tabela158.A2" office:value-type="string">
            <text:p text:style-name="P40">Add support for QSP pulse mode.</text:p>
          </table:table-cell>
          <table:table-cell table:style-name="Tabela158.A2" office:value-type="string">
            <text:p text:style-name="P40">Added full support for QSP pulse mode:</text:p>
            <text:list xml:id="list7052450020391463975" text:style-name="L6">
              <text:list-item>
                <text:p text:style-name="P142">updated SYS &lt;-&gt; EC20 CAN protocol</text:p>
              </text:list-item>
              <text:list-item>
                <text:p text:style-name="P142">implemented QSP calibration</text:p>
              </text:list-item>
              <text:list-item>
                <text:p text:style-name="P142">implemented QSP energy output control (updated regulator control process)</text:p>
              </text:list-item>
              <text:list-item>
                <text:p text:style-name="P142">modified and updated GUI and backend framework for handling configuration data, favorites, history, procedures, pulse counters, etc.</text:p>
              </text:list-item>
            </text:list>
          </table:table-cell>
          <table:table-cell table:style-name="Tabela158.C2" table:number-rows-spanned="6" office:value-type="string">
            <text:p text:style-name="P40">Implemented and released with change I-12436.</text:p>
          </table:table-cell>
        </table:table-row>
        <table:table-row>
          <table:table-cell table:style-name="Tabela158.A2" office:value-type="string">
            <text:p text:style-name="P40">Optimize GUI controls.</text:p>
          </table:table-cell>
          <table:table-cell table:style-name="Tabela158.A2" office:value-type="string">
            <text:p text:style-name="P40">GUI controls screen optimized:</text:p>
            <text:list xml:id="list300028338057520155" text:style-name="L7">
              <text:list-item>
                <text:p text:style-name="P143">enabled dragging dials out of bounds without losing active focus</text:p>
              </text:list-item>
              <text:list-item>
                <text:p text:style-name="P143">optimized dials drawing for smoother operation</text:p>
              </text:list-item>
              <text:list-item>
                <text:p text:style-name="P143">optimized dials text display</text:p>
              </text:list-item>
              <text:list-item>
                <text:p text:style-name="P143">disabled updating parameters on value change - parameters are now updated only when necessary</text:p>
              </text:list-item>
            </text:list>
          </table:table-cell>
          <table:covered-table-cell/>
        </table:table-row>
        <table:table-row>
          <table:table-cell table:style-name="Tabela158.A2" office:value-type="string">
            <text:p text:style-name="P40">Optimize emission sound player.</text:p>
          </table:table-cell>
          <table:table-cell table:style-name="Tabela158.A2" office:value-type="string">
            <text:p text:style-name="P40">Optimized - using unified, slightly modified sound player API.</text:p>
          </table:table-cell>
          <table:covered-table-cell/>
        </table:table-row>
        <table:table-row>
          <table:table-cell table:style-name="Tabela158.A2" office:value-type="string">
            <text:p text:style-name="P40">Add pump current indicator in service mode.</text:p>
          </table:table-cell>
          <table:table-cell table:style-name="Tabela158.A2" office:value-type="string">
            <text:p text:style-name="P40">Updated SYS &lt;-&gt; IOC protocol in order to read pump current. Pump current is displayed in service mode (under "Device Diagnostics").</text:p>
            <text:p text:style-name="P40">Additionally, pump current "feature" was added into advanced service mode - only available for laboratory-related experiments. Also added some additional features to advanced service mode.</text:p>
          </table:table-cell>
          <table:covered-table-cell/>
        </table:table-row>
        <table:table-row>
          <table:table-cell table:style-name="Tabela158.A2" office:value-type="string">
            <text:p text:style-name="P40">Fix bug when switching between diode mode display (if R-SWEEPS pulse mode is selected and diode mode display is switched, the tooth selection popup appears).</text:p>
          </table:table-cell>
          <table:table-cell table:style-name="Tabela158.A2" office:value-type="string">
            <text:p text:style-name="P40">Bug fixed. Tooth selection popup not reacting to diode mode display switching.</text:p>
          </table:table-cell>
          <table:covered-table-cell/>
        </table:table-row>
        <table:table-row>
          <table:table-cell table:style-name="Tabela158.A2" office:value-type="string">
            <text:p text:style-name="P40">Increase size of the pattern authorization nodes for increased usability.</text:p>
          </table:table-cell>
          <table:table-cell table:style-name="Tabela158.A2" office:value-type="string">
            <text:p text:style-name="P40">Size of nodes increased.</text:p>
          </table:table-cell>
          <table:covered-table-cell/>
        </table:table-row>
      </table:table>
      <text:p text:style-name="P93"/>
      <text:p text:style-name="P93"/>
      <text:p text:style-name="P94"><text:span text:style-name="T5">Unresolved anomalies, bugs and defects:</text:span><text:span text:style-name="T15"> <text:s text:c="2"/></text:span></text:p>
      <text:p text:style-name="P94"><text:span text:style-name="T14"><text:tab/></text:span><text:span text:style-name="T2">There are no known faults or </text:span><text:span text:style-name="T1">defects detected.</text:span><text:span text:style-name="T3"> </text:span></text:p>
      <text:p text:style-name="P91"/>
      <text:list xml:id="list29640063" text:continue-list="list29661910" text:style-name="Outline">
        <text:list-item>
          <text:h text:style-name="P152" text:outline-level="1"><text:bookmark-start text:name="__RefHeading__51164_1975039690"/>POWER SUPPLY MODULE (EC20), id. 99804<text:bookmark-end text:name="__RefHeading__51164_1975039690"/></text:h>
        </text:list-item>
      </text:list>
      <text:p text:style-name="P88"/>
      <table:table table:name="Tabela15" table:style-name="Tabela15">
        <table:table-column table:style-name="Tabela15.A"/>
        <table:table-column table:style-name="Tabela15.B"/>
        <table:table-row>
          <table:table-cell table:style-name="Tabela15.A1" office:value-type="string" table:protected="true">
            <text:p text:style-name="P6">SW version</text:p>
          </table:table-cell>
          <table:table-cell table:style-name="Tabela15.A1" office:value-type="string">
            <text:p text:style-name="P13">0.7.0</text:p>
          </table:table-cell>
        </table:table-row>
        <table:table-row>
          <table:table-cell table:style-name="Tabela15.A1" office:value-type="string" table:protected="true">
            <text:p text:style-name="P13">Previous official version</text:p>
          </table:table-cell>
          <table:table-cell table:style-name="Tabela15.A1" office:value-type="string">
            <text:p text:style-name="P13">/</text:p>
          </table:table-cell>
        </table:table-row>
        <table:table-row>
          <table:table-cell table:style-name="Tabela15.A1" office:value-type="string" table:protected="true">
            <text:p text:style-name="P6">Change request</text:p>
          </table:table-cell>
          <table:table-cell table:style-name="Tabela15.A1" office:value-type="string">
            <text:p text:style-name="P13">Project status on 20. 09. 2017</text:p>
          </table:table-cell>
        </table:table-row>
        <table:table-row>
          <table:table-cell table:style-name="Tabela15.A4" office:value-type="string" table:protected="true">
            <text:p text:style-name="P13">Filename</text:p>
          </table:table-cell>
          <table:table-cell table:style-name="Tabela15.A4" office:value-type="string">
            <text:p text:style-name="P13">EC20.hex</text:p>
          </table:table-cell>
        </table:table-row>
        <table:table-row>
          <table:table-cell table:style-name="Tabela15.A5" table:number-columns-spanned="2" office:value-type="string" table:protected="true">
            <text:p text:style-name="P6">Build environment</text:p>
          </table:table-cell>
          <table:covered-table-cell/>
        </table:table-row>
        <table:table-row>
          <table:table-cell table:style-name="Tabela15.A6" office:value-type="string" table:protected="true">
            <text:p text:style-name="P13">Compiler</text:p>
          </table:table-cell>
          <table:table-cell table:style-name="Tabela15.A5" office:value-type="string">
            <text:p text:style-name="P13">Armcc.exe V5.06 update 4 (build 422)</text:p>
          </table:table-cell>
        </table:table-row>
        <table:table-row>
          <table:table-cell table:style-name="Tabela15.A6" office:value-type="string" table:protected="true">
            <text:p text:style-name="P13">Middleware</text:p>
          </table:table-cell>
          <table:table-cell table:style-name="Tabela15.A5" office:value-type="string">
            <text:p text:style-name="P13">Keil <text:s/>MDK-ARM Plus Versio:5.23</text:p>
          </table:table-cell>
        </table:table-row>
        <table:table-row>
          <table:table-cell table:style-name="Tabela15.A6" office:value-type="string" table:protected="true">
            <text:p text:style-name="P13">Other development tool / version changed?</text:p>
          </table:table-cell>
          <table:table-cell table:style-name="Tabela15.A5" office:value-type="string">
            <text:p text:style-name="P13">/</text:p>
          </table:table-cell>
        </table:table-row>
      </table:table>
      <text:p text:style-name="P88"/>
      <text:p text:style-name="P88"/>
      <table:table table:name="Tabela16" table:style-name="Tabela16">
        <table:table-column table:style-name="Tabela16.A" table:number-columns-repeated="2"/>
        <table:table-column table:style-name="Tabela16.C"/>
        <table:table-row>
          <table:table-cell table:style-name="Tabela16.A1" office:value-type="string" table:protected="true">
            <text:p text:style-name="P6">Issue / Task</text:p>
          </table:table-cell>
          <table:table-cell table:style-name="Tabela16.A1" office:value-type="string" table:protected="true">
            <text:p text:style-name="P6">Implementation / Comment</text:p>
          </table:table-cell>
          <table:table-cell table:style-name="Tabela16.C1" office:value-type="string" table:protected="true">
            <text:p text:style-name="P13"><text:span text:style-name="T8">Status</text:span> <text:s text:c="3"/>(development / release)</text:p>
          </table:table-cell>
        </table:table-row>
        <table:table-row>
          <table:table-cell table:style-name="Tabela16.A2" office:value-type="string">
            <text:p text:style-name="P13">Create version from LW (PFM5)</text:p>
          </table:table-cell>
          <table:table-cell table:style-name="Tabela16.A2" office:value-type="string">
            <text:p text:style-name="P13">Initial built from PFM v31</text:p>
          </table:table-cell>
          <table:table-cell table:style-name="Tabela16.C2" table:number-rows-spanned="8" office:value-type="string">
            <text:p text:style-name="P13">Development phase</text:p>
          </table:table-cell>
        </table:table-row>
        <table:table-row>
          <table:table-cell table:style-name="Tabela16.A2" office:value-type="string">
            <text:p text:style-name="P100">Local setup changes</text:p>
          </table:table-cell>
          <table:table-cell table:style-name="Tabela16.A2" office:value-type="string">
            <text:p text:style-name="P100">Measuring the capacitance of the bank, the LLC transfer function, IAP</text:p>
          </table:table-cell>
          <table:covered-table-cell/>
        </table:table-row>
        <table:table-row>
          <table:table-cell table:style-name="Tabela16.A2" office:value-type="string">
            <text:p text:style-name="P100">CAN protocol adaptation</text:p>
          </table:table-cell>
          <table:table-cell table:style-name="Tabela16.A2" office:value-type="string">
            <text:p text:style-name="P13">New parameters message, ID commands </text:p>
          </table:table-cell>
          <table:covered-table-cell/>
        </table:table-row>
        <table:table-row>
          <table:table-cell table:style-name="Tabela16.A2" office:value-type="string">
            <text:p text:style-name="P100">Flash simmer current controller</text:p>
          </table:table-cell>
          <table:table-cell table:style-name="Tabela16.A2" office:value-type="string">
            <text:p text:style-name="P13">8kV driver, current driver, diagnostics</text:p>
          </table:table-cell>
          <table:covered-table-cell/>
        </table:table-row>
        <table:table-row>
          <table:table-cell table:style-name="Tabela16.A2" office:value-type="string">
            <text:p text:style-name="P13">Flash pulse controller</text:p>
          </table:table-cell>
          <table:table-cell table:style-name="Tabela16.A2" office:value-type="string">
            <text:p text:style-name="P13">Heating, burst, sweeps pulse sequence generator, diagnostics</text:p>
          </table:table-cell>
          <table:covered-table-cell/>
        </table:table-row>
        <table:table-row>
          <table:table-cell table:style-name="Tabela16.A2" office:value-type="string">
            <text:p text:style-name="P13">LLC controller for bank charging</text:p>
          </table:table-cell>
          <table:table-cell table:style-name="Tabela16.A2" office:value-type="string">
            <text:p text:style-name="P13">Flicker regulator, main LLC current driver</text:p>
          </table:table-cell>
          <table:covered-table-cell/>
        </table:table-row>
        <table:table-row>
          <table:table-cell table:style-name="Tabela16.A2" office:value-type="string">
            <text:p text:style-name="P13">Functional measurement</text:p>
          </table:table-cell>
          <table:table-cell table:style-name="Tabela16.A2" office:value-type="string">
            <text:p text:style-name="P13">Bank voltage, IGBT pulse energy</text:p>
          </table:table-cell>
          <table:covered-table-cell/>
        </table:table-row>
        <table:table-row>
          <table:table-cell table:style-name="Tabela16.A2" office:value-type="string">
            <text:p text:style-name="P13">HW diagnostics, errors management</text:p>
          </table:table-cell>
          <table:table-cell table:style-name="Tabela16.A2" office:value-type="string">
            <text:p text:style-name="P53"><text:span text:style-name="T17">Temperatures, voltages, current, switches </text:span><text:bookmark text:name="result_box2"/><text:span text:style-name="T17">breakdown detection, HW drivers controllers</text:span></text:p>
          </table:table-cell>
          <table:covered-table-cell/>
        </table:table-row>
      </table:table>
      <text:p text:style-name="P88"/>
      <text:p text:style-name="P85"/>
      <text:p text:style-name="P85"><text:tab/>-------------------------------------------------------------------------------------------------------------------------------------------</text:p>
      <text:p text:style-name="P85"/>
      <table:table table:name="Tabela17" table:style-name="Tabela17">
        <table:table-column table:style-name="Tabela17.A"/>
        <table:table-column table:style-name="Tabela17.B"/>
        <table:table-row>
          <table:table-cell table:style-name="Tabela17.A1" office:value-type="string" table:protected="true">
            <text:p text:style-name="P6">SW version</text:p>
          </table:table-cell>
          <table:table-cell table:style-name="Tabela17.A1" office:value-type="string">
            <text:p text:style-name="P13">Development version 0.8.0</text:p>
          </table:table-cell>
        </table:table-row>
        <table:table-row>
          <table:table-cell table:style-name="Tabela17.A1" office:value-type="string" table:protected="true">
            <text:p text:style-name="P13">Previous official version</text:p>
          </table:table-cell>
          <table:table-cell table:style-name="Tabela17.A1" office:value-type="string">
            <text:p text:style-name="P13">Development version 0.7.0</text:p>
          </table:table-cell>
        </table:table-row>
        <table:table-row>
          <table:table-cell table:style-name="Tabela17.A1" office:value-type="string" table:protected="true">
            <text:p text:style-name="P6">Change request</text:p>
          </table:table-cell>
          <table:table-cell table:style-name="Tabela17.A1" office:value-type="string">
            <text:p text:style-name="P13">Project status on 27<text:span text:style-name="T30">. 03. 2018</text:span></text:p>
          </table:table-cell>
        </table:table-row>
        <table:table-row>
          <table:table-cell table:style-name="Tabela17.A4" office:value-type="string" table:protected="true">
            <text:p text:style-name="P13">Filename</text:p>
          </table:table-cell>
          <table:table-cell table:style-name="Tabela17.A4" office:value-type="string">
            <text:p text:style-name="P13">EC20.hex</text:p>
          </table:table-cell>
        </table:table-row>
        <table:table-row>
          <table:table-cell table:style-name="Tabela17.A5" table:number-columns-spanned="2" office:value-type="string" table:protected="true">
            <text:p text:style-name="P6">Build environment</text:p>
          </table:table-cell>
          <table:covered-table-cell/>
        </table:table-row>
        <table:table-row>
          <table:table-cell table:style-name="Tabela17.A6" office:value-type="string" table:protected="true">
            <text:p text:style-name="P13">Compiler</text:p>
          </table:table-cell>
          <table:table-cell table:style-name="Tabela17.A5" office:value-type="string">
            <text:p text:style-name="P13">Armcc.exe V5.06 update 4 (build 422)</text:p>
          </table:table-cell>
        </table:table-row>
        <table:table-row>
          <table:table-cell table:style-name="Tabela17.A6" office:value-type="string" table:protected="true">
            <text:p text:style-name="P13">Middleware</text:p>
          </table:table-cell>
          <table:table-cell table:style-name="Tabela17.A5" office:value-type="string">
            <text:p text:style-name="P13">Keil <text:s/>MDK-ARM Plus Versio:5.23</text:p>
          </table:table-cell>
        </table:table-row>
        <table:table-row>
          <table:table-cell table:style-name="Tabela17.A6" office:value-type="string" table:protected="true">
            <text:p text:style-name="P13">Other development tool / version changed?</text:p>
          </table:table-cell>
          <table:table-cell table:style-name="Tabela17.A5" office:value-type="string">
            <text:p text:style-name="P13">/</text:p>
          </table:table-cell>
        </table:table-row>
      </table:table>
      <text:p text:style-name="P85"/>
      <text:p text:style-name="P85"/>
      <table:table table:name="Tabela18" table:style-name="Tabela18">
        <table:table-column table:style-name="Tabela18.A" table:number-columns-repeated="2"/>
        <table:table-column table:style-name="Tabela18.C"/>
        <table:table-header-rows>
          <table:table-row>
            <table:table-cell table:style-name="Tabela18.A1" office:value-type="string" table:protected="true">
              <text:p text:style-name="P6">Issue / Task</text:p>
            </table:table-cell>
            <table:table-cell table:style-name="Tabela18.A1" office:value-type="string" table:protected="true">
              <text:p text:style-name="P6">Implementation / Comment</text:p>
            </table:table-cell>
            <table:table-cell table:style-name="Tabela18.C1" office:value-type="string" table:protected="true">
              <text:p text:style-name="P13"><text:span text:style-name="T8">Status</text:span> <text:s text:c="3"/>(development / release)</text:p>
            </table:table-cell>
          </table:table-row>
        </table:table-header-rows>
        <table:table-row>
          <table:table-cell table:style-name="Tabela18.A2" office:value-type="string">
            <text:p text:style-name="P13">Foot Switch sequencer – FSW_STATE machine</text:p>
          </table:table-cell>
          <table:table-cell table:style-name="Tabela18.A2" office:value-type="string">
            <text:p text:style-name="P13">The pulse generator monitors signals from three sources: FSW, IOC, SYS</text:p>
          </table:table-cell>
          <table:table-cell table:style-name="Tabela18.C2" table:number-rows-spanned="11" office:value-type="string">
            <text:p text:style-name="P13">Development phase</text:p>
          </table:table-cell>
        </table:table-row>
        <table:table-row>
          <table:table-cell table:style-name="Tabela18.A2" office:value-type="string">
            <text:p text:style-name="P54">Modified Burst pulse </text:p>
          </table:table-cell>
          <table:table-cell table:style-name="Tabela18.A2" office:value-type="string">
            <text:p text:style-name="P100">The fast burst pulses are generated inside the TIM1 interrupt.</text:p>
          </table:table-cell>
          <table:covered-table-cell/>
        </table:table-row>
        <table:table-row>
          <table:table-cell table:style-name="Tabela18.A2" office:value-type="string">
            <text:p text:style-name="P100">Capture and reporting of incoming energy </text:p>
            <text:p text:style-name="P13"/>
          </table:table-cell>
          <table:table-cell table:style-name="Tabela18.A2" office:value-type="string">
            <text:p text:style-name="P13">Energy are captured and reported to CAN for each burst pulse separately.</text:p>
          </table:table-cell>
          <table:covered-table-cell/>
        </table:table-row>
        <table:table-row>
          <table:table-cell table:style-name="Tabela18.A2" office:value-type="string">
            <text:p text:style-name="P100">Diagnostics of failure of the main IGBT switch </text:p>
            <text:p text:style-name="P13"/>
          </table:table-cell>
          <table:table-cell table:style-name="Tabela18.A2" office:value-type="string">
            <text:p text:style-name="P100">In two ways: exceeding the average amplitude and exceeding the pulse time </text:p>
          </table:table-cell>
          <table:covered-table-cell/>
        </table:table-row>
        <table:table-row>
          <table:table-cell table:style-name="Tabela18.A2" office:value-type="string">
            <text:p text:style-name="P13">Diagnostics and driver for security IGBT switch </text:p>
            <text:p text:style-name="P13"/>
          </table:table-cell>
          <table:table-cell table:style-name="Tabela18.A2" office:value-type="string">
            <text:p text:style-name="P100">Security IGBT switch detector, security critical errors controller.</text:p>
          </table:table-cell>
          <table:covered-table-cell/>
        </table:table-row>
        <table:table-row>
          <table:table-cell table:style-name="Tabela18.A2" office:value-type="string">
            <text:p text:style-name="P100">Timer application functionality </text:p>
            <text:p text:style-name="P13"/>
          </table:table-cell>
          <table:table-cell table:style-name="Tabela18.A2" office:value-type="string">
            <text:p text:style-name="P100">Time set SYS, implement EC20, security controls SYS. </text:p>
          </table:table-cell>
          <table:covered-table-cell/>
        </table:table-row>
        <table:table-row>
          <table:table-cell table:style-name="Tabela18.A2" office:value-type="string">
            <text:p text:style-name="P100">Detector of contact between minus flash cable and PE</text:p>
          </table:table-cell>
          <table:table-cell table:style-name="Tabela18.A2" office:value-type="string">
            <text:p text:style-name="P100">An appropriate filter prevents from false error when switch on simmer current. </text:p>
          </table:table-cell>
          <table:covered-table-cell/>
        </table:table-row>
        <table:table-row>
          <table:table-cell table:style-name="Tabela18.A2" office:value-type="string">
            <text:p text:style-name="P100">Generator synchro CAN message</text:p>
            <text:p text:style-name="P13"/>
          </table:table-cell>
          <table:table-cell table:style-name="Tabela18.A2" office:value-type="string">
            <text:p text:style-name="P100">Extended time between CAN message and pulse to flash from 50u to 500uS.</text:p>
          </table:table-cell>
          <table:covered-table-cell/>
        </table:table-row>
        <table:table-row>
          <table:table-cell table:style-name="Tabela18.A2" office:value-type="string">
            <text:p text:style-name="P100">CAN tracking on service console communications</text:p>
          </table:table-cell>
          <table:table-cell table:style-name="Tabela18.A2" office:value-type="string">
            <text:p text:style-name="P100">On the command display all the messages with the content and time stamp</text:p>
          </table:table-cell>
          <table:covered-table-cell/>
        </table:table-row>
        <table:table-row>
          <table:table-cell table:style-name="Tabela18.A2" office:value-type="string">
            <text:p text:style-name="P100">Auxiliary transformer temperature sensor is added</text:p>
          </table:table-cell>
          <table:table-cell table:style-name="Tabela18.A2" office:value-type="string">
            <text:p text:style-name="P100">No more free ADC channels - solution with injected channel configuration</text:p>
          </table:table-cell>
          <table:covered-table-cell/>
        </table:table-row>
        <table:table-row>
          <table:table-cell table:style-name="Tabela18.A2" office:value-type="string">
            <text:p text:style-name="P100">SW optimization - data structures changes</text:p>
          </table:table-cell>
          <table:table-cell table:style-name="Tabela18.A2" office:value-type="string">
            <text:p text:style-name="P100">Eliminate some 2D matrix and redundant data</text:p>
          </table:table-cell>
          <table:covered-table-cell/>
        </table:table-row>
      </table:table>
      <text:p text:style-name="P85"/>
      <text:p text:style-name="P85"/>
      <text:p text:style-name="P85"><text:tab/>-------------------------------------------------------------------------------------------------------------------------------------------</text:p>
      <text:p text:style-name="P85"/>
      <table:table table:name="Tabela27" table:style-name="Tabela27">
        <table:table-column table:style-name="Tabela27.A"/>
        <table:table-column table:style-name="Tabela27.B"/>
        <table:table-row>
          <table:table-cell table:style-name="Tabela27.A1" office:value-type="string" table:protected="true">
            <text:p text:style-name="P6">SW version</text:p>
          </table:table-cell>
          <table:table-cell table:style-name="Tabela27.A1" office:value-type="string">
            <text:p text:style-name="P13">Development version 0.8.6</text:p>
          </table:table-cell>
        </table:table-row>
        <table:table-row>
          <table:table-cell table:style-name="Tabela27.A1" office:value-type="string" table:protected="true">
            <text:p text:style-name="P13">Previous official version</text:p>
          </table:table-cell>
          <table:table-cell table:style-name="Tabela27.A1" office:value-type="string">
            <text:p text:style-name="P13">Development version 0.8.0</text:p>
          </table:table-cell>
        </table:table-row>
        <table:table-row>
          <table:table-cell table:style-name="Tabela27.A1" office:value-type="string" table:protected="true">
            <text:p text:style-name="P6">Change request</text:p>
          </table:table-cell>
          <table:table-cell table:style-name="Tabela27.A1" office:value-type="string">
            <text:p text:style-name="P13">Project status on <text:span text:style-name="T20">20</text:span>. 08<text:span text:style-name="T30">. 2018</text:span></text:p>
          </table:table-cell>
        </table:table-row>
        <table:table-row>
          <table:table-cell table:style-name="Tabela27.A4" office:value-type="string" table:protected="true">
            <text:p text:style-name="P13">Filename</text:p>
          </table:table-cell>
          <table:table-cell table:style-name="Tabela27.A4" office:value-type="string">
            <text:p text:style-name="P13">EC20.hex</text:p>
          </table:table-cell>
        </table:table-row>
        <table:table-row>
          <table:table-cell table:style-name="Tabela27.A5" table:number-columns-spanned="2" office:value-type="string" table:protected="true">
            <text:p text:style-name="P6">Build environment</text:p>
          </table:table-cell>
          <table:covered-table-cell/>
        </table:table-row>
        <table:table-row>
          <table:table-cell table:style-name="Tabela27.A6" office:value-type="string" table:protected="true">
            <text:p text:style-name="P13">Compiler</text:p>
          </table:table-cell>
          <table:table-cell table:style-name="Tabela27.A5" office:value-type="string">
            <text:p text:style-name="P13">Armcc.exe V5.06 update 4 (build 422)</text:p>
          </table:table-cell>
        </table:table-row>
        <table:table-row>
          <table:table-cell table:style-name="Tabela27.A6" office:value-type="string" table:protected="true">
            <text:p text:style-name="P13">Middleware</text:p>
          </table:table-cell>
          <table:table-cell table:style-name="Tabela27.A5" office:value-type="string">
            <text:p text:style-name="P13">Keil <text:s/>MDK-ARM Plus Version: 5.23</text:p>
          </table:table-cell>
        </table:table-row>
        <table:table-row>
          <table:table-cell table:style-name="Tabela27.A6" office:value-type="string" table:protected="true">
            <text:p text:style-name="P13">Other development tool / version changed?</text:p>
          </table:table-cell>
          <table:table-cell table:style-name="Tabela27.A5" office:value-type="string">
            <text:p text:style-name="P13">/</text:p>
          </table:table-cell>
        </table:table-row>
      </table:table>
      <text:p text:style-name="P85"/>
      <text:p text:style-name="P85"/>
      <table:table table:name="Tabela28" table:style-name="Tabela28">
        <table:table-column table:style-name="Tabela28.A" table:number-columns-repeated="2"/>
        <table:table-column table:style-name="Tabela28.C"/>
        <table:table-header-rows>
          <table:table-row>
            <table:table-cell table:style-name="Tabela28.A1" office:value-type="string" table:protected="true">
              <text:p text:style-name="P6">Issue / Task</text:p>
            </table:table-cell>
            <table:table-cell table:style-name="Tabela28.A1" office:value-type="string" table:protected="true">
              <text:p text:style-name="P6">Implementation / Comment</text:p>
            </table:table-cell>
            <table:table-cell table:style-name="Tabela28.C1" office:value-type="string" table:protected="true">
              <text:p text:style-name="P13"><text:span text:style-name="T8">Status</text:span> <text:s text:c="3"/>(development / release)</text:p>
            </table:table-cell>
          </table:table-row>
        </table:table-header-rows>
        <table:table-row>
          <table:table-cell table:style-name="Tabela28.A2" office:value-type="string">
            <text:p text:style-name="P13">Change diagnostic signal SW filter on EM_STOP.</text:p>
          </table:table-cell>
          <table:table-cell table:style-name="Tabela28.A2" office:value-type="string">
            <text:p text:style-name="P13">Change EM_STOP current in CAN status byte changes two bits: EM_DET and IG_TEST. Due to HW filters, IG_TEST detects about 2mS before EM_DET, which makes it difficult to analyze the error - a consequence of the cause. SW filter on IG_TEST I extended from 3 mS to 7 mS and changed the order of the record.</text:p>
          </table:table-cell>
          <table:table-cell table:style-name="Tabela28.C2" table:number-rows-spanned="7" office:value-type="string">
            <text:p text:style-name="P13">Development phase</text:p>
          </table:table-cell>
        </table:table-row>
        <table:table-row>
          <table:table-cell table:style-name="Tabela28.A2" office:value-type="string">
            <text:p text:style-name="P13">SYSCTRL supervisory timeout changing</text:p>
          </table:table-cell>
          <table:table-cell table:style-name="Tabela28.A2" office:value-type="string">
            <text:p text:style-name="P100">EMISSION EC20 monitors CAN messages from SYS (periodic validation of PWM parameters) with respect to repetition to next pulse + tolerance T ... otherwise FSW_ERR. This timer is extended from 50 ms-&gt; 250ms </text:p>
          </table:table-cell>
          <table:covered-table-cell/>
        </table:table-row>
        <table:table-row>
          <table:table-cell table:style-name="Tabela28.A2" office:value-type="string">
            <text:p text:style-name="P13">SYSCTRL supervisory FSW_OFF sequence</text:p>
          </table:table-cell>
          <table:table-cell table:style-name="Tabela28.A2" office:value-type="string">
            <text:p text:style-name="P100">After finishing the sequence FSW_OFF (from HW and IOC) EC20 control the time to CAN message from SYS (FSW_OFF) otherwise FSW_OFF_ERR. Time is prolonged from 50 ms-&gt; 250ms. </text:p>
          </table:table-cell>
          <table:covered-table-cell/>
        </table:table-row>
        <table:table-row>
          <table:table-cell table:style-name="Tabela28.A2" office:value-type="string">
            <text:p text:style-name="P100">The sequential control of CAN messages from the IOC (FSW state) is widespread.</text:p>
          </table:table-cell>
          <table:table-cell table:style-name="Tabela28.A2" office:value-type="string">
            <text:p text:style-name="P100">For the 1000 u / 38.5 % / 10 Hz parameters, FSWIOC_ERR occurs. The sequential control of CAN messages from the IOC (FSW state) is widespread. It was from the end of the pulse to the end of repetition. In the case of a long pulse at the laser trigger threshold, the laser is generated at the beginning, EM reports already in the middle of the pulse and the IOC casts the FSW status before the end of the pulse. As a consequence, the control falls out and the report false FSWIOC_ERR. Solution: The start of the control is set from the 1st front of the pulse. </text:p>
          </table:table-cell>
          <table:covered-table-cell/>
        </table:table-row>
        <table:table-row>
          <table:table-cell table:style-name="Tabela28.A2" office:value-type="string">
            <text:p text:style-name="P100">False ERRs blocking.</text:p>
          </table:table-cell>
          <table:table-cell table:style-name="Tabela28.A2" office:value-type="string">
            <text:p text:style-name="P100">Interrupted EM_STOP in EMISSION causes a chain of false ERRs. Solution: Rapid detection of EM_DET-&gt; IG2_DRV and blocking the declaration of subsequent ERRs. Solution: Log only EM_DET status or a single first ERR or STATUS that is the source of the error -&gt; blocks the application of other ERRs </text:p>
          </table:table-cell>
          <table:covered-table-cell/>
        </table:table-row>
        <table:table-row>
          <table:table-cell table:style-name="Tabela28.A2" office:value-type="string">
            <text:p text:style-name="P13">Ther was some CAN errors.</text:p>
          </table:table-cell>
          <table:table-cell table:style-name="Tabela28.A2" office:value-type="string">
            <text:p text:style-name="P100">Set the automatic repetition of CAN commands in the event of an error on the CAN bus. </text:p>
          </table:table-cell>
          <table:covered-table-cell/>
        </table:table-row>
        <table:table-row>
          <table:table-cell table:style-name="Tabela28.A2" office:value-type="string">
            <text:p text:style-name="P13">Longer FSW timer.</text:p>
          </table:table-cell>
          <table:table-cell table:style-name="Tabela28.A2" office:value-type="string">
            <text:p text:style-name="P100">Extension FSW timer for EMISSION from max 10 minutes to max 46 h - The 4th byte EC20_Foot_SW (104h) is added to the CAN command. </text:p>
          </table:table-cell>
          <table:covered-table-cell/>
        </table:table-row>
      </table:table>
      <text:p text:style-name="P85"/>
      <text:p text:style-name="P85"/>
      <text:p text:style-name="P85"><text:tab/>-------------------------------------------------------------------------------------------------------------------------------------------</text:p>
      <text:p text:style-name="P85"/>
      <table:table table:name="Tabela37" table:style-name="Tabela37">
        <table:table-column table:style-name="Tabela37.A"/>
        <table:table-column table:style-name="Tabela37.B"/>
        <table:table-row>
          <table:table-cell table:style-name="Tabela37.A1" office:value-type="string" table:protected="true">
            <text:p text:style-name="P6">SW version</text:p>
          </table:table-cell>
          <table:table-cell table:style-name="Tabela37.A1" office:value-type="string">
            <text:p text:style-name="P17">Development version <text:s/>– 0.8.16</text:p>
          </table:table-cell>
        </table:table-row>
        <table:table-row>
          <table:table-cell table:style-name="Tabela37.A1" office:value-type="string" table:protected="true">
            <text:p text:style-name="P13">Previous official version</text:p>
          </table:table-cell>
          <table:table-cell table:style-name="Tabela37.A1" office:value-type="string">
            <text:p text:style-name="P17">Development version 0.8.6</text:p>
          </table:table-cell>
        </table:table-row>
        <table:table-row>
          <table:table-cell table:style-name="Tabela37.A1" office:value-type="string" table:protected="true">
            <text:p text:style-name="P6">Change request</text:p>
          </table:table-cell>
          <table:table-cell table:style-name="Tabela37.A1" office:value-type="string">
            <text:p text:style-name="P17">Project status on <text:span text:style-name="T20">23</text:span>. 11<text:span text:style-name="T30">. 2018</text:span></text:p>
          </table:table-cell>
        </table:table-row>
        <table:table-row>
          <table:table-cell table:style-name="Tabela37.A4" office:value-type="string" table:protected="true">
            <text:p text:style-name="P13">Filename</text:p>
          </table:table-cell>
          <table:table-cell table:style-name="Tabela37.A4" office:value-type="string">
            <text:p text:style-name="P17">EC20.hex</text:p>
          </table:table-cell>
        </table:table-row>
        <table:table-row>
          <table:table-cell table:style-name="Tabela37.A5" table:number-columns-spanned="2" office:value-type="string" table:protected="true">
            <text:p text:style-name="P6">Build environment</text:p>
          </table:table-cell>
          <table:covered-table-cell/>
        </table:table-row>
        <table:table-row>
          <table:table-cell table:style-name="Tabela37.A6" office:value-type="string" table:protected="true">
            <text:p text:style-name="P13">Compiler</text:p>
          </table:table-cell>
          <table:table-cell table:style-name="Tabela37.A5" office:value-type="string">
            <text:p text:style-name="P13">Armcc.exe V5.06 update 4 (build 422)</text:p>
          </table:table-cell>
        </table:table-row>
        <table:table-row>
          <table:table-cell table:style-name="Tabela37.A6" office:value-type="string" table:protected="true">
            <text:p text:style-name="P13">Middleware</text:p>
          </table:table-cell>
          <table:table-cell table:style-name="Tabela37.A5" office:value-type="string">
            <text:p text:style-name="P13">Keil <text:s/>MDK-ARM Plus Version: 5.23</text:p>
          </table:table-cell>
        </table:table-row>
        <table:table-row>
          <table:table-cell table:style-name="Tabela37.A6" office:value-type="string" table:protected="true">
            <text:p text:style-name="P13">Other development tool / version changed?</text:p>
          </table:table-cell>
          <table:table-cell table:style-name="Tabela37.A5" office:value-type="string">
            <text:p text:style-name="P13">/</text:p>
          </table:table-cell>
        </table:table-row>
      </table:table>
      <text:p text:style-name="P85"/>
      <text:p text:style-name="P85"/>
      <table:table table:name="Tabela38" table:style-name="Tabela38">
        <table:table-column table:style-name="Tabela38.A" table:number-columns-repeated="2"/>
        <table:table-column table:style-name="Tabela38.C"/>
        <table:table-header-rows>
          <table:table-row>
            <table:table-cell table:style-name="Tabela38.A1" office:value-type="string" table:protected="true">
              <text:p text:style-name="P6">Issue / Task</text:p>
            </table:table-cell>
            <table:table-cell table:style-name="Tabela38.A1" office:value-type="string" table:protected="true">
              <text:p text:style-name="P6">Implementation / Comment</text:p>
            </table:table-cell>
            <table:table-cell table:style-name="Tabela38.C1" office:value-type="string" table:protected="true">
              <text:p text:style-name="P13"><text:span text:style-name="T8">Status</text:span> <text:s text:c="3"/>(development / release)</text:p>
            </table:table-cell>
          </table:table-row>
        </table:table-header-rows>
        <table:table-row>
          <table:table-cell table:style-name="Tabela38.A2" office:value-type="string">
            <text:p text:style-name="P120">FSW_ERR</text:p>
          </table:table-cell>
          <table:table-cell table:style-name="Tabela38.A2" office:value-type="string">
            <text:p text:style-name="P120">FSW_ERR, If the SYS in the EMISSION state changes (to less) repetition. Solution: Foot_SW_tim_in data is copied to Foot_SW_tim after the end of the period.</text:p>
          </table:table-cell>
          <table:table-cell table:style-name="Tabela38.C2" table:number-rows-spanned="9" office:value-type="string">
            <text:p text:style-name="P13">Development phase - testing house</text:p>
          </table:table-cell>
        </table:table-row>
        <table:table-row>
          <table:table-cell table:style-name="Tabela38.A2" office:value-type="string">
            <text:p text:style-name="P125">SETUP on demand from SYS</text:p>
          </table:table-cell>
          <table:table-cell table:style-name="Tabela38.A2" office:value-type="string">
            <text:p text:style-name="P125">SETUP procedure on EC20 (charging bank ... etc ...) in the new SW starts on demand from SYS and not automatically when the power is turned on. New data on CAN - EC20_COM (102h): bit [2] - EC20_START. </text:p>
          </table:table-cell>
          <table:covered-table-cell/>
        </table:table-row>
        <table:table-row>
          <table:table-cell table:style-name="Tabela38.A2" office:value-type="string">
            <text:p text:style-name="P125">Synchronization of CAN E massages</text:p>
          </table:table-cell>
          <table:table-cell table:style-name="Tabela38.A2" office:value-type="string">
            <text:p text:style-name="P125">In the new SW make the synchronization of the CAN messages for incoming E. EC20 do not send incoming E is until the outgoing E is received from ENM ID 0x0C0 for all four different types incoming E. In the event that due to anything ENM does not transmit E, the EC20 does not send E.</text:p>
          </table:table-cell>
          <table:covered-table-cell/>
        </table:table-row>
        <table:table-row>
          <table:table-cell table:style-name="Tabela38.A2" office:value-type="string">
            <text:p text:style-name="P125">UB_TooLow error</text:p>
          </table:table-cell>
          <table:table-cell table:style-name="Tabela38.A2" office:value-type="string">
            <text:p text:style-name="P125">After the last heating pulse, the charging of the bank is not calculated correctly, and consequently the bank does not fill up to 420V. Report UB_TooLow error. To continue the tests, I lowered the diagnostic threshold from 1.2V -&gt; 12V.</text:p>
          </table:table-cell>
          <table:covered-table-cell/>
        </table:table-row>
        <table:table-row>
          <table:table-cell table:style-name="Tabela38.A2" office:value-type="string">
            <text:p text:style-name="P125">Err UB_TooLow - solved</text:p>
          </table:table-cell>
          <table:table-cell table:style-name="Tabela38.A2" office:value-type="string">
            <text:p text:style-name="P125">Error UB_TooLow - solution of the previous problem: A separate calculation of the repetition for the first sequence is made. There is different timeing: preheating + full repetition.</text:p>
          </table:table-cell>
          <table:covered-table-cell/>
        </table:table-row>
        <table:table-row>
          <table:table-cell table:style-name="Tabela38.A2" office:value-type="string">
            <text:p text:style-name="P120">TIME_ERR</text:p>
          </table:table-cell>
          <table:table-cell table:style-name="Tabela38.A2" office:value-type="string">
            <text:p text:style-name="P120">The flicker controller is calculated according to the voltage drop on the bank after the shot. If the calculated charging current is outside the calibration range in SETUP, EC20 logs TIME_ERR. The maximum charging current in the SETUP procedure is increased from 2.2A to 2.8A. </text:p>
          </table:table-cell>
          <table:covered-table-cell/>
        </table:table-row>
        <table:table-row>
          <table:table-cell table:style-name="Tabela38.A2" office:value-type="string">
            <text:p text:style-name="P120">TIME_ERR <text:s/>- solved</text:p>
          </table:table-cell>
          <table:table-cell table:style-name="Tabela38.A2" office:value-type="string">
            <text:p text:style-name="P120">Long preheating. The charging current after the first regular shot is wrongly calculated. Consequently, a strong charge after another shot is required -&gt; TIME_ERR. Correction of time due to preheating is done on several program branches and solves the problem. </text:p>
          </table:table-cell>
          <table:covered-table-cell/>
        </table:table-row>
        <table:table-row>
          <table:table-cell table:style-name="Tabela38.A2" office:value-type="string">
            <text:p text:style-name="P120">TIME_ERR</text:p>
          </table:table-cell>
          <table:table-cell table:style-name="Tabela38.A2" office:value-type="string">
            <text:p text:style-name="P120">Transfer TIME_ERR problem to service mode - via UART commands</text:p>
          </table:table-cell>
          <table:covered-table-cell/>
        </table:table-row>
        <table:table-row>
          <table:table-cell table:style-name="Tabela38.A2" office:value-type="string">
            <text:p text:style-name="P120">MAX current in SETUP</text:p>
          </table:table-cell>
          <table:table-cell table:style-name="Tabela38.A2" office:value-type="string">
            <text:p text:style-name="P120">The maximum charge current has been changed from 2.2A to 2.8A. Two power supplies from the first series off 10 pieces were not capable of charging current 2.8A (but approx. 2.6 ~ 2.7A). SW is corrected - MAX current in SETUP is 2.5A (approximately 800W of peak power).</text:p>
          </table:table-cell>
          <table:covered-table-cell/>
        </table:table-row>
      </table:table>
      <text:p text:style-name="P85"/>
      <text:p text:style-name="P85"/>
      <text:p text:style-name="P85"><text:tab/>-------------------------------------------------------------------------------------------------------------------------------------------</text:p>
      <text:p text:style-name="P85"/>
      <table:table table:name="Tabela47" table:style-name="Tabela47">
        <table:table-column table:style-name="Tabela47.A"/>
        <table:table-column table:style-name="Tabela47.B"/>
        <table:table-row>
          <table:table-cell table:style-name="Tabela47.A1" office:value-type="string" table:protected="true">
            <text:p text:style-name="P6">SW version</text:p>
          </table:table-cell>
          <table:table-cell table:style-name="Tabela47.B1" office:value-type="string">
            <text:p text:style-name="P17">Development version <text:s/>– 0.8.19</text:p>
          </table:table-cell>
        </table:table-row>
        <table:table-row>
          <table:table-cell table:style-name="Tabela47.A1" office:value-type="string" table:protected="true">
            <text:p text:style-name="P13">Previous official version</text:p>
          </table:table-cell>
          <table:table-cell table:style-name="Tabela47.B1" office:value-type="string">
            <text:p text:style-name="P17">Development version 0.8.16</text:p>
          </table:table-cell>
        </table:table-row>
        <table:table-row>
          <table:table-cell table:style-name="Tabela47.A1" office:value-type="string" table:protected="true">
            <text:p text:style-name="P6">Change request</text:p>
          </table:table-cell>
          <table:table-cell table:style-name="Tabela47.B1" office:value-type="string">
            <text:p text:style-name="P17">Project status on <text:span text:style-name="T20">18.</text:span> 03<text:span text:style-name="T30">. 2019</text:span></text:p>
          </table:table-cell>
        </table:table-row>
        <table:table-row>
          <table:table-cell table:style-name="Tabela47.A4" office:value-type="string" table:protected="true">
            <text:p text:style-name="P13">Filename</text:p>
          </table:table-cell>
          <table:table-cell table:style-name="Tabela47.B4" office:value-type="string">
            <text:p text:style-name="P13">EC20.hex</text:p>
          </table:table-cell>
        </table:table-row>
        <table:table-row>
          <table:table-cell table:style-name="Tabela47.A5" table:number-columns-spanned="2" office:value-type="string" table:protected="true">
            <text:p text:style-name="P6">Build environment</text:p>
          </table:table-cell>
          <table:covered-table-cell/>
        </table:table-row>
        <table:table-row>
          <table:table-cell table:style-name="Tabela47.A6" office:value-type="string" table:protected="true">
            <text:p text:style-name="P13">Compiler</text:p>
          </table:table-cell>
          <table:table-cell table:style-name="Tabela47.A5" office:value-type="string">
            <text:p text:style-name="P13">Armcc.exe V5.06 update 4 (build 422)</text:p>
          </table:table-cell>
        </table:table-row>
        <table:table-row>
          <table:table-cell table:style-name="Tabela47.A6" office:value-type="string" table:protected="true">
            <text:p text:style-name="P13">Middleware</text:p>
          </table:table-cell>
          <table:table-cell table:style-name="Tabela47.A5" office:value-type="string">
            <text:p text:style-name="P13">Keil <text:s/>MDK-ARM Plus Version: 5.23</text:p>
          </table:table-cell>
        </table:table-row>
        <table:table-row>
          <table:table-cell table:style-name="Tabela47.A6" office:value-type="string" table:protected="true">
            <text:p text:style-name="P13">Other development tool / version changed?</text:p>
          </table:table-cell>
          <table:table-cell table:style-name="Tabela47.A5" office:value-type="string">
            <text:p text:style-name="P13">/</text:p>
          </table:table-cell>
        </table:table-row>
      </table:table>
      <text:p text:style-name="P85"/>
      <text:p text:style-name="P85"/>
      <table:table table:name="Tabela48" table:style-name="Tabela48">
        <table:table-column table:style-name="Tabela48.A" table:number-columns-repeated="2"/>
        <table:table-column table:style-name="Tabela48.C"/>
        <table:table-header-rows>
          <text:soft-page-break/>
          <table:table-row>
            <table:table-cell table:style-name="Tabela48.A1" office:value-type="string" table:protected="true">
              <text:p text:style-name="P6">Issue / Task</text:p>
            </table:table-cell>
            <table:table-cell table:style-name="Tabela48.A1" office:value-type="string" table:protected="true">
              <text:p text:style-name="P6">Implementation / Comment</text:p>
            </table:table-cell>
            <table:table-cell table:style-name="Tabela48.C1" office:value-type="string" table:protected="true">
              <text:p text:style-name="P13"><text:span text:style-name="T8">Status</text:span> <text:s text:c="3"/>(development / release)</text:p>
            </table:table-cell>
          </table:table-row>
        </table:table-header-rows>
        <table:table-row>
          <table:table-cell table:style-name="Tabela48.A2" office:value-type="string">
            <text:p text:style-name="P120">MAX current in SETUP</text:p>
          </table:table-cell>
          <table:table-cell table:style-name="Tabela48.A2" office:value-type="string">
            <text:list xml:id="list1758979188383102236" text:style-name="L8">
              <text:list-header>
                <text:p text:style-name="P138">The maximum charging current to bank in the SETUP procedure was increased from 2.2A to 2.8A in SW v0.8.13. It is too much for some Power Supply. Maximum decreased back to 2.5A. </text:p>
              </text:list-header>
            </text:list>
          </table:table-cell>
          <table:table-cell table:style-name="Tabela48.C2" table:number-rows-spanned="3" office:value-type="string">
            <text:p text:style-name="P17">Development phase - <text:span text:style-name="T32">release for testing house</text:span></text:p>
          </table:table-cell>
        </table:table-row>
        <table:table-row>
          <table:table-cell table:style-name="Tabela48.A2" office:value-type="string">
            <text:p text:style-name="P17">Upgrading Burst Functionality:</text:p>
          </table:table-cell>
          <table:table-cell table:style-name="Tabela48.A2" office:value-type="string">
            <text:p text:style-name="P17">Each pulse can be defined differently length. The change is also on CAN bus, and UART service commands. </text:p>
          </table:table-cell>
          <table:covered-table-cell/>
        </table:table-row>
        <table:table-row>
          <table:table-cell table:style-name="Tabela48.A2" office:value-type="string">
            <text:p text:style-name="P123">IGBT2_DESAT_ERR in pulse with larger PWM</text:p>
          </table:table-cell>
          <table:table-cell table:style-name="Tabela48.A2" office:value-type="string">
            <text:p text:style-name="P122"><text:span text:style-name="T6">Both IGBTs driver protect the IGBT from over current. uP signal is only for diagnostic purposes with strong R / C filters. Fast interrupts were deleted from the SW.</text:span> </text:p>
          </table:table-cell>
          <table:covered-table-cell/>
        </table:table-row>
      </table:table>
      <text:p text:style-name="P85"/>
      <text:p text:style-name="P85"/>
      <text:p text:style-name="P85"><text:tab/>-------------------------------------------------------------------------------------------------------------------------------------------</text:p>
      <text:p text:style-name="P85"/>
      <table:table table:name="Tabela61" table:style-name="Tabela61">
        <table:table-column table:style-name="Tabela61.A"/>
        <table:table-column table:style-name="Tabela61.B"/>
        <table:table-row>
          <table:table-cell table:style-name="Tabela61.A1" office:value-type="string" table:protected="true">
            <text:p text:style-name="P6">SW version</text:p>
          </table:table-cell>
          <table:table-cell table:style-name="Tabela61.B1" office:value-type="string">
            <text:p text:style-name="P17">Development version <text:s/>– 0.8.31</text:p>
          </table:table-cell>
        </table:table-row>
        <table:table-row>
          <table:table-cell table:style-name="Tabela61.A1" office:value-type="string" table:protected="true">
            <text:p text:style-name="P13">Previous official version</text:p>
          </table:table-cell>
          <table:table-cell table:style-name="Tabela61.B1" office:value-type="string">
            <text:p text:style-name="P17">Development version 0.8.19</text:p>
          </table:table-cell>
        </table:table-row>
        <table:table-row>
          <table:table-cell table:style-name="Tabela61.A1" office:value-type="string" table:protected="true">
            <text:p text:style-name="P6">Change request</text:p>
          </table:table-cell>
          <table:table-cell table:style-name="Tabela61.B1" office:value-type="string">
            <text:p text:style-name="P17">Project status on 02<text:span text:style-name="T20">.</text:span> 07<text:span text:style-name="T30">. 2019</text:span></text:p>
          </table:table-cell>
        </table:table-row>
        <table:table-row>
          <table:table-cell table:style-name="Tabela61.A4" office:value-type="string" table:protected="true">
            <text:p text:style-name="P13">Filename</text:p>
          </table:table-cell>
          <table:table-cell table:style-name="Tabela61.B4" office:value-type="string">
            <text:p text:style-name="P13">EC20.hex</text:p>
          </table:table-cell>
        </table:table-row>
        <table:table-row>
          <table:table-cell table:style-name="Tabela61.A5" table:number-columns-spanned="2" office:value-type="string" table:protected="true">
            <text:p text:style-name="P6">Build environment</text:p>
          </table:table-cell>
          <table:covered-table-cell/>
        </table:table-row>
        <table:table-row>
          <table:table-cell table:style-name="Tabela61.A6" office:value-type="string" table:protected="true">
            <text:p text:style-name="P13">Compiler</text:p>
          </table:table-cell>
          <table:table-cell table:style-name="Tabela61.A5" office:value-type="string">
            <text:p text:style-name="P13">Armcc.exe V5.06 update 4 (build 422)</text:p>
          </table:table-cell>
        </table:table-row>
        <table:table-row>
          <table:table-cell table:style-name="Tabela61.A6" office:value-type="string" table:protected="true">
            <text:p text:style-name="P13">Middleware</text:p>
          </table:table-cell>
          <table:table-cell table:style-name="Tabela61.A5" office:value-type="string">
            <text:p text:style-name="P13">Keil <text:s/>MDK-ARM Plus Version: 5.23</text:p>
          </table:table-cell>
        </table:table-row>
        <table:table-row>
          <table:table-cell table:style-name="Tabela61.A6" office:value-type="string" table:protected="true">
            <text:p text:style-name="P13">Other development tool / version changed?</text:p>
          </table:table-cell>
          <table:table-cell table:style-name="Tabela61.A5" office:value-type="string">
            <text:p text:style-name="P13">/</text:p>
          </table:table-cell>
        </table:table-row>
      </table:table>
      <text:p text:style-name="P85"/>
      <text:p text:style-name="P85"/>
      <table:table table:name="Tabela62" table:style-name="Tabela62">
        <table:table-column table:style-name="Tabela62.A" table:number-columns-repeated="2"/>
        <table:table-column table:style-name="Tabela62.C"/>
        <table:table-header-rows>
          <table:table-row>
            <table:table-cell table:style-name="Tabela62.A1" office:value-type="string" table:protected="true">
              <text:p text:style-name="P6">Issue / Task</text:p>
            </table:table-cell>
            <table:table-cell table:style-name="Tabela62.A1" office:value-type="string" table:protected="true">
              <text:p text:style-name="P6">Implementation / Comment</text:p>
            </table:table-cell>
            <table:table-cell table:style-name="Tabela62.C1" office:value-type="string" table:protected="true">
              <text:p text:style-name="P13"><text:span text:style-name="T8">Status</text:span> <text:s text:c="3"/>(development / release)</text:p>
            </table:table-cell>
          </table:table-row>
        </table:table-header-rows>
        <table:table-row>
          <table:table-cell table:style-name="Tabela62.A2" office:value-type="string">
            <text:p text:style-name="P111">The repeat resolution was changed from 10uS to 20uS. (SWR-79)</text:p>
          </table:table-cell>
          <table:table-cell table:style-name="Tabela62.A2" office:value-type="string">
            <text:p text:style-name="P126">The maximum repetition length of 500mS is controlled by a counter with a range of FFFFh (655.35ms). Long preheat before first pulse and first repetition can be&gt; 655ms on a regular basis. The resolution of the counter has been changed from 10us to 20us, increasing the range to 1310ms, which is sufficient for the entered maximum preheat lengths and maximum repetition. </text:p>
          </table:table-cell>
          <table:table-cell table:style-name="Tabela62.C2" table:number-rows-spanned="11" office:value-type="string">
            <text:p text:style-name="P13">Development phase</text:p>
          </table:table-cell>
        </table:table-row>
        <table:table-row>
          <table:table-cell table:style-name="Tabela62.A2" office:value-type="string">
            <text:p text:style-name="P126">False emission E of the previous pulse to the CAN bus. (SWR-79)</text:p>
          </table:table-cell>
          <table:table-cell table:style-name="Tabela62.A2" office:value-type="string">
            <text:p text:style-name="P126">If the transition from ACTION to READY (FSW_off) is between the last heating pulse and the end of the main pulse, the EC20 transmits or repeats the input of the previous main pulse at the next sequence (FSW_on) when the first heating pulse is emitted. Solution: On FSW_STATE at FSW_off: Deleted event - energy submission request. Only one CAN message is sent for each pulse. </text:p>
          </table:table-cell>
          <table:covered-table-cell/>
        </table:table-row>
        <table:table-row>
          <table:table-cell table:style-name="Tabela62.A2" office:value-type="string">
            <text:p text:style-name="P126">HV_OFF_ERR included again. (SWR-80)</text:p>
          </table:table-cell>
          <table:table-cell table:style-name="Tabela62.A2" office:value-type="string">
            <text:p text:style-name="P126">HV_OFF_ERROR was removed when masking errors due to a deactivated EMSTOP loop in one of the previous versions.</text:p>
          </table:table-cell>
          <table:covered-table-cell/>
        </table:table-row>
        <table:table-row>
          <table:table-cell table:style-name="Tabela62.A2" office:value-type="string">
            <text:p text:style-name="P126">LNG_ERR re-enabled - Corrected Burst Pulse Data Transfer - (SWR-82)</text:p>
          </table:table-cell>
          <table:table-cell table:style-name="Tabela62.A2" office:value-type="string">
            <text:p text:style-name="P126">Solution: CAN_Burst data is transmitted at 1.f.pulse. Due to a problem, the diagnostics were disabled in the previous version. </text:p>
          </table:table-cell>
          <table:covered-table-cell/>
        </table:table-row>
        <table:table-row>
          <table:table-cell table:style-name="Tabela62.A2" office:value-type="string">
            <text:p text:style-name="P126">Changed default preheat data </text:p>
            <text:p text:style-name="P126">(SWR-82)</text:p>
          </table:table-cell>
          <table:table-cell table:style-name="Tabela62.A2" office:value-type="string">
            <text:p text:style-name="P126">hprt = 100; // 100Hz repetition of the heating pulse in Hz (10-100Hz)<text:line-break/>hpln = 40; // 40us pulse length in 1us (20-1000; 20-1000us)<text:line-break/>hnr1 = 30; // number of pulses before first pulse (0-32)<text:line-break/>hpwm1 = 1000; // PWM heating pulse in %% before first pulse (30-250; 3-25%)<text:line-break/>htm1 = 50; // T between the heating pulses and the first pulse (10-200mS)<text:line-break/>hnr2 = 0; // number of pulses before other pulses (0-32)<text:line-break/>hpwm2 = 1000; // PWM heating pulse in %% over other pulses (30-250; 3-25%)<text:line-break/>htm2 = 50; // T between heating pulses and other pulses (10-200mS) </text:p>
          </table:table-cell>
          <table:covered-table-cell/>
        </table:table-row>
        <table:table-row>
          <table:table-cell table:style-name="Tabela62.A2" office:value-type="string">
            <text:p text:style-name="P126">Additional heating pulse in service mode. </text:p>
            <text:p text:style-name="P126">(SWR-82)</text:p>
          </table:table-cell>
          <table:table-cell table:style-name="Tabela62.A2" office:value-type="string">
            <text:p text:style-name="P126">Preheating operation via service communication; Occasionally, there was additional heating pulse, resulting in an incorrect sequence of heating pulses and the main pulse at the start of emission. The problem arises when the shooting of TS0 is interrupted during the time between the last heating pulse and the main pulse. The following sequence along TS1 is incorrect. Solution: Deleted event tim6_stop = 0 in FSW_STATE 151. </text:p>
          </table:table-cell>
          <table:covered-table-cell/>
        </table:table-row>
        <table:table-row>
          <table:table-cell table:style-name="Tabela62.A2" office:value-type="string">
            <text:p text:style-name="P126">CRC application calculation in Bootloader transferred to the application. </text:p>
            <text:p text:style-name="P126">(SWR-95)</text:p>
          </table:table-cell>
          <table:table-cell table:style-name="Tabela62.A2" office:value-type="string">
            <text:p text:style-name="P126">Crc control of the application was built into the BootLoader SW on the EC20 side. The CRC was calculated and wrote when downloading the SW application itself via BootLoader. This made it impossible to load the two SWs separately via UART. Solution: Bootloader <text:s/>crc control turns off. CRC control remains active inside the EC20 application and working at startup over the EC20 application. </text:p>
          </table:table-cell>
          <table:covered-table-cell/>
        </table:table-row>
        <table:table-row>
          <table:table-cell table:style-name="Tabela62.A2" office:value-type="string">
            <text:p text:style-name="P126">SW Optimization - FSW_OFF Sequence Optimization - New Event: fsw_tim2_stop. </text:p>
            <text:p text:style-name="P126">(SWR-95)</text:p>
          </table:table-cell>
          <table:table-cell table:style-name="Tabela62.A2" office:value-type="string">
            <text:p text:style-name="P126">The puls sequence is In the event that any STOP signal (HW_FSW, IOC_FSW, SYS_FSW) catches the pulse start (new sequence) just before the pulse is predicted on the CAN, the pulse generation is not performed, otherwise the sequence is fully executed - until now this time - start TIM3 - start of the entire sequence starting with raising the simmer current approx. 1.5mS before the prediction) - Better solution: Interrupting the sequence with the STOP signal is also timely for the time until the emission is predicted (the difference is approx. 1.5mS).</text:p>
          </table:table-cell>
          <table:covered-table-cell/>
        </table:table-row>
        <table:table-row>
          <table:table-cell table:style-name="Tabela62.A2" office:value-type="string">
            <text:p text:style-name="P126">SW Optimization - Bank Emptying at Security Critical ERRs (L_DET, LS_DET, FSW_ERR,…) .</text:p>
            <text:p text:style-name="P126">(SWR-95)</text:p>
          </table:table-cell>
          <table:table-cell table:style-name="Tabela62.A2" office:value-type="string">
            <text:p text:style-name="P126">With L_DET and LS_DET (leakage current detector), an ERR is reported and the bank remains full. Solution: Bank emitting after security critical ERR (L_DET, LS_DET, FSW_ERR, FSW_ON_ERR, FSW_OFF_ERR, FSWIOC_ERR)<text:line-break/></text:p>
          </table:table-cell>
          <table:covered-table-cell/>
        </table:table-row>
        <table:table-row>
          <table:table-cell table:style-name="Tabela62.A2" office:value-type="string">
            <text:p text:style-name="P126">SW Optimization - Optimizing Pulse Length Calculations: Data from IG_burst_puls_length_us. </text:p>
            <text:p text:style-name="P126">(SWR-95)</text:p>
          </table:table-cell>
          <table:table-cell table:style-name="Tabela62.A2" office:value-type="string">
            <text:p text:style-name="P126">The IG_burst_puls_length_us data is also used for ordinary pulses (not just burst pulses) with the IGBT_pulse_length_hus transcript in the HEAT_STATE state machine.</text:p>
          </table:table-cell>
          <table:covered-table-cell/>
        </table:table-row>
        <table:table-row>
          <table:table-cell table:style-name="Tabela62.A2" office:value-type="string">
            <text:p text:style-name="P126">Raising the maximum voltage on the bank from 430V to 439V. </text:p>
            <text:p text:style-name="P126">(SWR-95)</text:p>
          </table:table-cell>
          <table:table-cell table:style-name="Tabela62.A2" office:value-type="string">
            <text:p text:style-name="P126">SWEEPS modes at short pulses do not reach the required input E. Voltage at 420V is too low. It needs to be raised to 439V. Solution: Increase the maximum permissible voltage on the bank from 430 to UART (or from 435 to CAN) to 439V at both interfaces and apply a maximum voltage of 439V (voltage rises by + 4.5%). </text:p>
          </table:table-cell>
          <table:covered-table-cell/>
        </table:table-row>
      </table:table>
      <text:p text:style-name="P85"/>
      <text:p text:style-name="P85"/>
      <text:p text:style-name="P85"><text:tab/>-------------------------------------------------------------------------------------------------------------------------------------------</text:p>
      <text:p text:style-name="P85"/>
      <table:table table:name="Tabela63" table:style-name="Tabela63">
        <table:table-column table:style-name="Tabela63.A"/>
        <table:table-column table:style-name="Tabela63.B"/>
        <table:table-row>
          <table:table-cell table:style-name="Tabela63.A1" office:value-type="string" table:protected="true">
            <text:p text:style-name="P8">SW version</text:p>
          </table:table-cell>
          <table:table-cell table:style-name="Tabela63.A1" office:value-type="string">
            <text:p text:style-name="P17">Official release – 1.0.0</text:p>
          </table:table-cell>
        </table:table-row>
        <table:table-row>
          <table:table-cell table:style-name="Tabela63.A1" office:value-type="string" table:protected="true">
            <text:p text:style-name="P15">Previous official version</text:p>
          </table:table-cell>
          <table:table-cell table:style-name="Tabela63.A1" office:value-type="string">
            <text:p text:style-name="P17">Development version 0.8.31</text:p>
          </table:table-cell>
        </table:table-row>
        <table:table-row>
          <table:table-cell table:style-name="Tabela63.A1" office:value-type="string" table:protected="true">
            <text:p text:style-name="P8">Change request</text:p>
          </table:table-cell>
          <table:table-cell table:style-name="Tabela63.A1" office:value-type="string">
            <text:p text:style-name="P17">Project status on 27<text:span text:style-name="T20">.</text:span> 08<text:span text:style-name="T30">. 2019</text:span></text:p>
          </table:table-cell>
        </table:table-row>
        <table:table-row>
          <table:table-cell table:style-name="Tabela63.A4" office:value-type="string" table:protected="true">
            <text:p text:style-name="P15">Filename</text:p>
          </table:table-cell>
          <table:table-cell table:style-name="Tabela63.A4" office:value-type="string">
            <text:p text:style-name="P13">EC20.hex</text:p>
          </table:table-cell>
        </table:table-row>
        <table:table-row>
          <table:table-cell table:style-name="Tabela63.A5" table:number-columns-spanned="2" office:value-type="string" table:protected="true">
            <text:p text:style-name="P8">Build environment</text:p>
          </table:table-cell>
          <table:covered-table-cell/>
        </table:table-row>
        <table:table-row>
          <table:table-cell table:style-name="Tabela63.A6" office:value-type="string" table:protected="true">
            <text:p text:style-name="P15">Compiler</text:p>
          </table:table-cell>
          <table:table-cell table:style-name="Tabela63.A5" office:value-type="string">
            <text:p text:style-name="P13">Armcc.exe V5.06 update 4 (build 422)</text:p>
          </table:table-cell>
        </table:table-row>
        <table:table-row>
          <table:table-cell table:style-name="Tabela63.A6" office:value-type="string" table:protected="true">
            <text:p text:style-name="P15">Middleware</text:p>
          </table:table-cell>
          <table:table-cell table:style-name="Tabela63.A5" office:value-type="string">
            <text:p text:style-name="P13">Keil <text:s/>MDK-ARM Plus Version: 5.23</text:p>
          </table:table-cell>
        </table:table-row>
        <table:table-row>
          <table:table-cell table:style-name="Tabela63.A6" office:value-type="string" table:protected="true">
            <text:p text:style-name="P15">Other development tool / version changed?</text:p>
          </table:table-cell>
          <table:table-cell table:style-name="Tabela63.A5" office:value-type="string">
            <text:p text:style-name="P13">/</text:p>
          </table:table-cell>
        </table:table-row>
      </table:table>
      <text:p text:style-name="P85"/>
      <text:p text:style-name="P85"/>
      <table:table table:name="Tabela64" table:style-name="Tabela64">
        <table:table-column table:style-name="Tabela64.A" table:number-columns-repeated="2"/>
        <table:table-column table:style-name="Tabela64.C"/>
        <table:table-row>
          <table:table-cell table:style-name="Tabela64.A1" office:value-type="string" table:protected="true">
            <text:p text:style-name="P8">Issue / Task</text:p>
          </table:table-cell>
          <table:table-cell table:style-name="Tabela64.A1" office:value-type="string" table:protected="true">
            <text:p text:style-name="P8">Implementation / Comment</text:p>
          </table:table-cell>
          <table:table-cell table:style-name="Tabela64.C1" office:value-type="string" table:protected="true">
            <text:p text:style-name="P15"><text:span text:style-name="T8">Status</text:span> <text:s text:c="3"/>(development / release)</text:p>
          </table:table-cell>
        </table:table-row>
        <table:table-row>
          <table:table-cell table:style-name="Tabela64.A2" office:value-type="string">
            <text:p text:style-name="P89">Activated CRC in application – SWR-96</text:p>
          </table:table-cell>
          <table:table-cell table:style-name="Tabela64.A2" office:value-type="string">
            <text:p text:style-name="P89">In development releases, crc on the application was switched off - a shorter SW release process</text:p>
          </table:table-cell>
          <table:table-cell table:style-name="Tabela64.C2" table:number-rows-spanned="3" office:value-type="string">
            <text:p text:style-name="P21">Official release</text:p>
          </table:table-cell>
        </table:table-row>
        <table:table-row>
          <table:table-cell table:style-name="Tabela64.A2" office:value-type="string">
            <text:p text:style-name="P89">Correction for mfpwm change (frequency within pulse). SWR-96</text:p>
          </table:table-cell>
          <table:table-cell table:style-name="Tabela64.A2" office:value-type="string">
            <text:p text:style-name="P89">When changing the mfpwm parameter (frequency within the pulse) to CAN or UART, no new data was taken into account on the EC20 on all parts of the SW. Correction is required on the UART report tt9 and when entering pwm via the UART command.</text:p>
          </table:table-cell>
          <table:covered-table-cell/>
        </table:table-row>
        <table:table-row>
          <table:table-cell table:style-name="Tabela64.A2" office:value-type="string">
            <text:p text:style-name="P89">Added voltage display for energy measurements. SWR-96</text:p>
          </table:table-cell>
          <table:table-cell table:style-name="Tabela64.A2" office:value-type="string">
            <text:p text:style-name="P89">For testing purposes, a diagnostic bank voltage is added before and after each pulse, on the UART report in tt14.</text:p>
          </table:table-cell>
          <table:covered-table-cell/>
        </table:table-row>
      </table:table>
      <text:p text:style-name="P85"/>
      <text:p text:style-name="P85"/>
      <text:p text:style-name="P85"><text:tab/>-------------------------------------------------------------------------------------------------------------------------------------------</text:p>
      <text:p text:style-name="P85"/>
      <table:table table:name="Tabela87" table:style-name="Tabela87">
        <table:table-column table:style-name="Tabela87.A"/>
        <table:table-column table:style-name="Tabela87.B"/>
        <table:table-row>
          <table:table-cell table:style-name="Tabela87.A1" office:value-type="string" table:protected="true">
            <text:p text:style-name="P6">SW version</text:p>
          </table:table-cell>
          <table:table-cell table:style-name="Tabela87.A1" office:value-type="string">
            <text:p text:style-name="P17">1.0.3</text:p>
          </table:table-cell>
        </table:table-row>
        <table:table-row>
          <table:table-cell table:style-name="Tabela87.A1" office:value-type="string" table:protected="true">
            <text:p text:style-name="P13">Previous official version</text:p>
          </table:table-cell>
          <table:table-cell table:style-name="Tabela87.A1" office:value-type="string">
            <text:p text:style-name="P17">1.0.0</text:p>
          </table:table-cell>
        </table:table-row>
        <table:table-row>
          <table:table-cell table:style-name="Tabela87.A1" office:value-type="string" table:protected="true">
            <text:p text:style-name="P6">Change request</text:p>
          </table:table-cell>
          <table:table-cell table:style-name="Tabela87.A1" office:value-type="string">
            <text:p text:style-name="P17">I-8768</text:p>
          </table:table-cell>
        </table:table-row>
        <table:table-row>
          <table:table-cell table:style-name="Tabela87.A4" office:value-type="string" table:protected="true">
            <text:p text:style-name="P13">Filename</text:p>
          </table:table-cell>
          <table:table-cell table:style-name="Tabela87.A4" office:value-type="string">
            <text:p text:style-name="P13">EC20.hex</text:p>
          </table:table-cell>
        </table:table-row>
        <table:table-row>
          <table:table-cell table:style-name="Tabela87.A5" table:number-columns-spanned="2" office:value-type="string" table:protected="true">
            <text:p text:style-name="P6">Build environment</text:p>
          </table:table-cell>
          <table:covered-table-cell/>
        </table:table-row>
        <table:table-row>
          <table:table-cell table:style-name="Tabela87.A6" office:value-type="string" table:protected="true">
            <text:p text:style-name="P13">Compiler</text:p>
          </table:table-cell>
          <table:table-cell table:style-name="Tabela87.A5" office:value-type="string">
            <text:p text:style-name="P13">Armcc.exe V5.06 update 4 (build 422)</text:p>
          </table:table-cell>
        </table:table-row>
        <table:table-row>
          <table:table-cell table:style-name="Tabela87.A6" office:value-type="string" table:protected="true">
            <text:p text:style-name="P13">Middleware</text:p>
          </table:table-cell>
          <table:table-cell table:style-name="Tabela87.A5" office:value-type="string">
            <text:p text:style-name="P13">Keil <text:s/>MDK-ARM Plus Version: 5.23</text:p>
          </table:table-cell>
        </table:table-row>
        <table:table-row>
          <table:table-cell table:style-name="Tabela87.A6" office:value-type="string" table:protected="true">
            <text:p text:style-name="P13">Other development tool / version changed?</text:p>
          </table:table-cell>
          <table:table-cell table:style-name="Tabela87.A5" office:value-type="string">
            <text:p text:style-name="P13">/</text:p>
          </table:table-cell>
        </table:table-row>
      </table:table>
      <text:p text:style-name="P85"/>
      <text:p text:style-name="P85"/>
      <table:table table:name="Tabela88" table:style-name="Tabela88">
        <table:table-column table:style-name="Tabela88.A" table:number-columns-repeated="2"/>
        <table:table-column table:style-name="Tabela88.C"/>
        <table:table-row>
          <table:table-cell table:style-name="Tabela88.A1" office:value-type="string" table:protected="true">
            <text:p text:style-name="P6">Issue / Task</text:p>
          </table:table-cell>
          <table:table-cell table:style-name="Tabela88.A1" office:value-type="string" table:protected="true">
            <text:p text:style-name="P6">Implementation / Comment</text:p>
          </table:table-cell>
          <table:table-cell table:style-name="Tabela88.C1" office:value-type="string" table:protected="true">
            <text:p text:style-name="P13"><text:span text:style-name="T8">Status</text:span> <text:s text:c="3"/>(development / release)</text:p>
          </table:table-cell>
        </table:table-row>
        <text:soft-page-break/>
        <table:table-row>
          <table:table-cell table:style-name="Tabela88.A2" office:value-type="string">
            <text:p text:style-name="P17">DOORSWITCH blocks operation </text:p>
          </table:table-cell>
          <table:table-cell table:style-name="Tabela88.A2" office:value-type="string">
            <text:p text:style-name="P17">In emission state and after pressing the EMSTOP button or DOORSWITCH, laser operation is sometimes blocked. Solution: I terminated FSW_STATE 53 - the same role is taken by 51 and 52. </text:p>
          </table:table-cell>
          <table:table-cell table:style-name="Tabela88.C2" table:number-rows-spanned="3" office:value-type="string">
            <text:p text:style-name="P17">Implemented and </text:p>
            <text:p text:style-name="P17">released with change </text:p>
            <text:p text:style-name="P17">I-8768.</text:p>
          </table:table-cell>
        </table:table-row>
        <table:table-row>
          <table:table-cell table:style-name="Tabela88.A2" office:value-type="string">
            <text:p text:style-name="P17">The EC20 controls the operation of SYSCTRL. </text:p>
          </table:table-cell>
          <table:table-cell table:style-name="Tabela88.A2" office:value-type="string">
            <text:p text:style-name="P17">This control did not work. Solution: New event Foot_SW_tim_in_event = 1. The time is shortened from repetition + 350mS to repetition + 250mS. SYS does not send validation of the parameters of the heating pulse, so a reset of the meter is added in HEATSTATE = 1. </text:p>
          </table:table-cell>
          <table:covered-table-cell/>
        </table:table-row>
        <table:table-row>
          <table:table-cell table:style-name="Tabela88.A2" office:value-type="string">
            <text:p text:style-name="P17">FSW_ON_ERR At short press FOOTSWITCH the system reports FSW_ON_ERR.</text:p>
          </table:table-cell>
          <table:table-cell table:style-name="Tabela88.A2" office:value-type="string">
            <text:p text:style-name="P17">Diagnostic error fixed.</text:p>
          </table:table-cell>
          <table:covered-table-cell/>
        </table:table-row>
      </table:table>
      <text:p text:style-name="P85"/>
      <text:p text:style-name="P85"/>
      <text:p text:style-name="P85"><text:tab/>-------------------------------------------------------------------------------------------------------------------------------------------</text:p>
      <text:p text:style-name="P85"/>
      <table:table table:name="Tabela93" table:style-name="Tabela93">
        <table:table-column table:style-name="Tabela93.A"/>
        <table:table-column table:style-name="Tabela93.B"/>
        <table:table-row>
          <table:table-cell table:style-name="Tabela93.A1" office:value-type="string" table:protected="true">
            <text:p text:style-name="P6">SW version</text:p>
          </table:table-cell>
          <table:table-cell table:style-name="Tabela93.A1" office:value-type="string">
            <text:p text:style-name="P17">1.0.8</text:p>
          </table:table-cell>
        </table:table-row>
        <table:table-row>
          <table:table-cell table:style-name="Tabela93.A1" office:value-type="string" table:protected="true">
            <text:p text:style-name="P13">Previous official version</text:p>
          </table:table-cell>
          <table:table-cell table:style-name="Tabela93.A1" office:value-type="string">
            <text:p text:style-name="P17">1.0.3</text:p>
          </table:table-cell>
        </table:table-row>
        <table:table-row>
          <table:table-cell table:style-name="Tabela93.A1" office:value-type="string" table:protected="true">
            <text:p text:style-name="P6">Change request</text:p>
          </table:table-cell>
          <table:table-cell table:style-name="Tabela93.A1" office:value-type="string">
            <text:p text:style-name="P17">I-9148</text:p>
          </table:table-cell>
        </table:table-row>
        <table:table-row>
          <table:table-cell table:style-name="Tabela93.A4" office:value-type="string" table:protected="true">
            <text:p text:style-name="P13">Filename</text:p>
          </table:table-cell>
          <table:table-cell table:style-name="Tabela93.A4" office:value-type="string">
            <text:p text:style-name="P13">EC20.hex</text:p>
          </table:table-cell>
        </table:table-row>
        <table:table-row>
          <table:table-cell table:style-name="Tabela93.A5" table:number-columns-spanned="2" office:value-type="string" table:protected="true">
            <text:p text:style-name="P6">Build environment</text:p>
          </table:table-cell>
          <table:covered-table-cell/>
        </table:table-row>
        <table:table-row>
          <table:table-cell table:style-name="Tabela93.A6" office:value-type="string" table:protected="true">
            <text:p text:style-name="P13">Compiler</text:p>
          </table:table-cell>
          <table:table-cell table:style-name="Tabela93.A5" office:value-type="string">
            <text:p text:style-name="P13">Armcc.exe V5.06 update 4 (build 422)</text:p>
          </table:table-cell>
        </table:table-row>
        <table:table-row>
          <table:table-cell table:style-name="Tabela93.A6" office:value-type="string" table:protected="true">
            <text:p text:style-name="P13">Middleware</text:p>
          </table:table-cell>
          <table:table-cell table:style-name="Tabela93.A5" office:value-type="string">
            <text:p text:style-name="P13">Keil <text:s/>MDK-ARM Plus Version: 5.23</text:p>
          </table:table-cell>
        </table:table-row>
        <table:table-row>
          <table:table-cell table:style-name="Tabela93.A6" office:value-type="string" table:protected="true">
            <text:p text:style-name="P13">Other development tool / version changed?</text:p>
          </table:table-cell>
          <table:table-cell table:style-name="Tabela93.A5" office:value-type="string">
            <text:p text:style-name="P13">/</text:p>
          </table:table-cell>
        </table:table-row>
      </table:table>
      <text:p text:style-name="P85"/>
      <text:p text:style-name="P85"/>
      <table:table table:name="Tabela94" table:style-name="Tabela94">
        <table:table-column table:style-name="Tabela94.A" table:number-columns-repeated="2"/>
        <table:table-column table:style-name="Tabela94.C"/>
        <table:table-row>
          <table:table-cell table:style-name="Tabela94.A1" office:value-type="string" table:protected="true">
            <text:p text:style-name="P6">Issue / Task</text:p>
          </table:table-cell>
          <table:table-cell table:style-name="Tabela94.A1" office:value-type="string" table:protected="true">
            <text:p text:style-name="P6">Implementation / Comment</text:p>
          </table:table-cell>
          <table:table-cell table:style-name="Tabela94.C1" office:value-type="string" table:protected="true">
            <text:p text:style-name="P13"><text:span text:style-name="T8">Status</text:span> <text:s text:c="3"/>(development / release)</text:p>
          </table:table-cell>
        </table:table-row>
        <table:table-row>
          <table:table-cell table:style-name="Tabela94.A2" office:value-type="string">
            <text:p text:style-name="P102">Pulse profile</text:p>
          </table:table-cell>
          <table:table-cell table:style-name="Tabela94.A2" office:value-type="string">
            <text:p text:style-name="P102">For test purposes, the pulse profile entry is enabled. On UART service communication is the new pwp command. Without entering pwp data, the laser's operation is unchanged.</text:p>
          </table:table-cell>
          <table:table-cell table:style-name="Tabela94.C2" table:number-rows-spanned="2" office:value-type="string">
            <text:p text:style-name="P101">Implemented and </text:p>
            <text:p text:style-name="P17">released with change I-9148</text:p>
          </table:table-cell>
        </table:table-row>
        <table:table-row>
          <table:table-cell table:style-name="Tabela94.A2" office:value-type="string">
            <text:p text:style-name="P104">Error 0140-0002-000 (EC20 LNG_ERR)</text:p>
            <text:p text:style-name="P78"><text:line-break/></text:p>
          </table:table-cell>
          <table:table-cell table:style-name="Tabela94.A2" office:value-type="string">
            <text:list xml:id="list7440548002692057946" text:style-name="L9">
              <text:list-header>
                <text:p text:style-name="P136"><text:span text:style-name="T19">When performing a calibration and when at EMISSION laser switch from 600uS mode to 1000us mode, sometimes LNG_ERR appears. T</text:span>he error is resolved. </text:p>
              </text:list-header>
            </text:list>
          </table:table-cell>
          <table:covered-table-cell/>
        </table:table-row>
      </table:table>
      <text:p text:style-name="P85"/>
      <text:p text:style-name="P85"/>
      <text:p text:style-name="P85"><text:tab/>-------------------------------------------------------------------------------------------------------------------------------------------</text:p>
      <text:p text:style-name="P85"/>
      <table:table table:name="Tabela105" table:style-name="Tabela105">
        <table:table-column table:style-name="Tabela105.A"/>
        <table:table-column table:style-name="Tabela105.B"/>
        <table:table-row>
          <table:table-cell table:style-name="Tabela105.A1" office:value-type="string" table:protected="true">
            <text:p text:style-name="P6">SW version</text:p>
          </table:table-cell>
          <table:table-cell table:style-name="Tabela105.A1" office:value-type="string">
            <text:p text:style-name="P17">1.0.22</text:p>
          </table:table-cell>
        </table:table-row>
        <table:table-row>
          <table:table-cell table:style-name="Tabela105.A1" office:value-type="string" table:protected="true">
            <text:p text:style-name="P13">Previous official version</text:p>
          </table:table-cell>
          <table:table-cell table:style-name="Tabela105.A1" office:value-type="string">
            <text:p text:style-name="P17">1.0.8</text:p>
          </table:table-cell>
        </table:table-row>
        <table:table-row>
          <table:table-cell table:style-name="Tabela105.A1" office:value-type="string" table:protected="true">
            <text:p text:style-name="P6">Change request</text:p>
          </table:table-cell>
          <table:table-cell table:style-name="Tabela105.A1" office:value-type="string">
            <text:p text:style-name="P17">I-9528</text:p>
          </table:table-cell>
        </table:table-row>
        <table:table-row>
          <table:table-cell table:style-name="Tabela105.A4" office:value-type="string" table:protected="true">
            <text:p text:style-name="P13">Filename</text:p>
          </table:table-cell>
          <table:table-cell table:style-name="Tabela105.A4" office:value-type="string">
            <text:p text:style-name="P13">EC20.hex</text:p>
          </table:table-cell>
        </table:table-row>
        <table:table-row>
          <table:table-cell table:style-name="Tabela105.A5" table:number-columns-spanned="2" office:value-type="string" table:protected="true">
            <text:p text:style-name="P6">Build environment</text:p>
          </table:table-cell>
          <table:covered-table-cell/>
        </table:table-row>
        <table:table-row>
          <table:table-cell table:style-name="Tabela105.A6" office:value-type="string" table:protected="true">
            <text:p text:style-name="P13">Compiler</text:p>
          </table:table-cell>
          <table:table-cell table:style-name="Tabela105.A5" office:value-type="string">
            <text:p text:style-name="P13">Armcc.exe V5.06 update 4 (build 422)</text:p>
          </table:table-cell>
        </table:table-row>
        <table:table-row>
          <table:table-cell table:style-name="Tabela105.A6" office:value-type="string" table:protected="true">
            <text:p text:style-name="P13">Middleware</text:p>
          </table:table-cell>
          <table:table-cell table:style-name="Tabela105.A5" office:value-type="string">
            <text:p text:style-name="P13">Keil <text:s/>MDK-ARM Plus Version: 5.23</text:p>
          </table:table-cell>
        </table:table-row>
        <table:table-row>
          <table:table-cell table:style-name="Tabela105.A6" office:value-type="string" table:protected="true">
            <text:p text:style-name="P13">Other development tool / version changed?</text:p>
          </table:table-cell>
          <table:table-cell table:style-name="Tabela105.A5" office:value-type="string">
            <text:p text:style-name="P13">/</text:p>
          </table:table-cell>
        </table:table-row>
      </table:table>
      <text:p text:style-name="P85"/>
      <text:p text:style-name="P85"/>
      <table:table table:name="Tabela106" table:style-name="Tabela106">
        <table:table-column table:style-name="Tabela106.A" table:number-columns-repeated="2"/>
        <table:table-column table:style-name="Tabela106.C"/>
        <table:table-row>
          <table:table-cell table:style-name="Tabela106.A1" office:value-type="string" table:protected="true">
            <text:p text:style-name="P6">Issue / Task</text:p>
          </table:table-cell>
          <table:table-cell table:style-name="Tabela106.A1" office:value-type="string" table:protected="true">
            <text:p text:style-name="P6">Implementation / Comment</text:p>
          </table:table-cell>
          <table:table-cell table:style-name="Tabela106.C1" office:value-type="string" table:protected="true">
            <text:p text:style-name="P13"><text:span text:style-name="T8">Status</text:span> <text:s text:c="3"/>(development / release)</text:p>
          </table:table-cell>
        </table:table-row>
        <text:soft-page-break/>
        <table:table-row>
          <table:table-cell table:style-name="Tabela106.A2" office:value-type="string">
            <text:p text:style-name="P109">Diagnostics - The bank is not charged enough.</text:p>
          </table:table-cell>
          <table:table-cell table:style-name="Tabela106.A2" office:value-type="string">
            <text:p text:style-name="P109">Before each pulse, the bank must be recharged to Uref. If the bank is not charged, the EC20 reports the ERR. The tolerance is 1.2V. SW error corrected: change of tolerance from 12V to 1.2V.</text:p>
          </table:table-cell>
          <table:table-cell table:style-name="Tabela106.C2" table:number-rows-spanned="9" office:value-type="string">
            <text:p text:style-name="P101">Implemented and </text:p>
            <text:p text:style-name="P17">released with change I-9528</text:p>
          </table:table-cell>
        </table:table-row>
        <table:table-row>
          <table:table-cell table:style-name="Tabela106.A2" office:value-type="string">
            <text:p text:style-name="P112">Noise at <text:s/>ADC measurement.</text:p>
          </table:table-cell>
          <table:table-cell table:style-name="Tabela106.A2" office:value-type="string">
            <text:p text:style-name="P112">The operation of the main power supply must be disabled when measuring the bank voltage on the ADC. SW error corrected: Timeout 150uS was implemented.</text:p>
          </table:table-cell>
          <table:covered-table-cell/>
        </table:table-row>
        <table:table-row>
          <table:table-cell table:style-name="Tabela106.A2" office:value-type="string">
            <text:p text:style-name="P112">Flicker regulator correction.</text:p>
          </table:table-cell>
          <table:table-cell table:style-name="Tabela106.A2" office:value-type="string">
            <text:p text:style-name="P112">The prediction algorithm must calculate the correct bank charging current. The error corrections in the controller during the bank charging itself are minimal. SW fault was corected: The Flicker regulator did not take into account the actual capacitance of the bank, but the nominal capacitance. An error in prediction was also entered when changing the number of oversampling on the ADC from 10 to 9 samples.</text:p>
          </table:table-cell>
          <table:covered-table-cell/>
        </table:table-row>
        <table:table-row>
          <table:table-cell table:style-name="Tabela106.A2" office:value-type="string">
            <text:p text:style-name="P112">Conversion of SW to 500V.</text:p>
          </table:table-cell>
          <table:table-cell table:style-name="Tabela106.A2" office:value-type="string">
            <text:p text:style-name="P112"><text:span text:style-name="T16">It is necessary to raise the maximum voltage on the bank up to 500V and increase the operating range from 340..440V to 305..500V. </text:span>All voltage measurements have been corrected and the basic unit has been changed, as well as all related calculations. </text:p>
          </table:table-cell>
          <table:covered-table-cell/>
        </table:table-row>
        <table:table-row>
          <table:table-cell table:style-name="Tabela106.A2" office:value-type="string">
            <text:p text:style-name="P112">SYS support 500V.</text:p>
          </table:table-cell>
          <table:table-cell table:style-name="Tabela106.A2" office:value-type="string">
            <text:p text:style-name="P112">The EC20 must indicate via the CAN bus which HW (420V / 500V) is used. Status bit was implemented: CAN address 140 (EC20_STATUS) byte 2 bit 0.</text:p>
          </table:table-cell>
          <table:covered-table-cell/>
        </table:table-row>
        <table:table-row>
          <table:table-cell table:style-name="Tabela106.A2" office:value-type="string">
            <text:p text:style-name="P112">PWM pulse profile.</text:p>
          </table:table-cell>
          <table:table-cell table:style-name="Tabela106.A2" office:value-type="string">
            <text:p text:style-name="P112">On the EC20 it is necessary to enable the entry of the data pwp1nr - the number of cycles of a 100kHz signal at the beginning of the pulse with 100% pwm. The UART command pwp1nr x is implemented, where x is between 0 and 10. </text:p>
          </table:table-cell>
          <table:covered-table-cell/>
        </table:table-row>
        <table:table-row>
          <table:table-cell table:style-name="Tabela106.A2" office:value-type="string">
            <text:p text:style-name="P112">Flash pulse profile error.</text:p>
          </table:table-cell>
          <table:table-cell table:style-name="Tabela106.A2" office:value-type="string">
            <text:p text:style-name="P112">The signal profile on the flash must be consistent with the data entered. At PWM &gt; 85%, EC20 was added a short signal at the end of the pulse. SW was corrected: A value of 0% is added at the end of the signal generation table.</text:p>
          </table:table-cell>
          <table:covered-table-cell/>
        </table:table-row>
        <table:table-row>
          <table:table-cell table:style-name="Tabela106.A2" office:value-type="string">
            <text:p text:style-name="P112">SWEEPS profile correction.</text:p>
          </table:table-cell>
          <table:table-cell table:style-name="Tabela106.A2" office:value-type="string">
            <text:p text:style-name="P112">The pwp1nr data (number of cycles of a 100kHz signal within a pulse with 100% pwm) must be different for the main and each of the burst pulses. The UART command to pwp1nr x yy where x is the index (0 for normal pulses and 1..5 for the first to fifth burst pulse), and yy is the number of cycles with 100% PWM <text:s/>was implemented. Also CAN protocol was extended to the: CAN address 10Ah byte 1 bit 0..5 </text:p>
          </table:table-cell>
          <table:covered-table-cell/>
        </table:table-row>
        <table:table-row>
          <table:table-cell table:style-name="Tabela106.A2" office:value-type="string">
            <text:p text:style-name="P112">Change default pwp1nr.</text:p>
          </table:table-cell>
          <table:table-cell table:style-name="Tabela106.A2" office:value-type="string">
            <text:p text:style-name="P112">The default data of pwp1nr must be equal to 0 for the main and each of the burst pulses. This allows compatible SW operation backwards. The previously entered data at EC20 initialization, which was 4, 3, 2, 2, 2, 2, was deleted. </text:p>
          </table:table-cell>
          <table:covered-table-cell/>
        </table:table-row>
      </table:table>
      <text:p text:style-name="P85"/>
      <text:p text:style-name="P85"/>
      <text:p text:style-name="P85"><text:tab/>-------------------------------------------------------------------------------------------------------------------------------------------</text:p>
      <text:p text:style-name="P85"/>
      <table:table table:name="Tabela117" table:style-name="Tabela117">
        <table:table-column table:style-name="Tabela117.A"/>
        <table:table-column table:style-name="Tabela117.B"/>
        <table:table-row>
          <table:table-cell table:style-name="Tabela117.A1" office:value-type="string" table:protected="true">
            <text:p text:style-name="P6">SW version</text:p>
          </table:table-cell>
          <table:table-cell table:style-name="Tabela117.B1" office:value-type="string">
            <text:p text:style-name="P17">1.1.0</text:p>
          </table:table-cell>
        </table:table-row>
        <table:table-row>
          <table:table-cell table:style-name="Tabela117.A1" office:value-type="string" table:protected="true">
            <text:p text:style-name="P13">Previous official version</text:p>
          </table:table-cell>
          <table:table-cell table:style-name="Tabela117.A1" office:value-type="string">
            <text:p text:style-name="P17">1.0.22</text:p>
          </table:table-cell>
        </table:table-row>
        <table:table-row>
          <table:table-cell table:style-name="Tabela117.A1" office:value-type="string" table:protected="true">
            <text:p text:style-name="P6">Change request</text:p>
          </table:table-cell>
          <table:table-cell table:style-name="Tabela117.A1" office:value-type="string">
            <text:p text:style-name="P17">I-10136</text:p>
          </table:table-cell>
        </table:table-row>
        <table:table-row>
          <table:table-cell table:style-name="Tabela117.A4" office:value-type="string" table:protected="true">
            <text:p text:style-name="P13">Filename</text:p>
          </table:table-cell>
          <table:table-cell table:style-name="Tabela117.A4" office:value-type="string">
            <text:p text:style-name="P13">EC20.hex</text:p>
          </table:table-cell>
        </table:table-row>
        <table:table-row>
          <table:table-cell table:style-name="Tabela117.A5" table:number-columns-spanned="2" office:value-type="string" table:protected="true">
            <text:p text:style-name="P6">Build environment</text:p>
          </table:table-cell>
          <table:covered-table-cell/>
        </table:table-row>
        <table:table-row>
          <table:table-cell table:style-name="Tabela117.A6" office:value-type="string" table:protected="true">
            <text:p text:style-name="P13">Compiler</text:p>
          </table:table-cell>
          <table:table-cell table:style-name="Tabela117.A5" office:value-type="string">
            <text:p text:style-name="P13">Armcc.exe V5.06 update 4 (build 422)</text:p>
          </table:table-cell>
        </table:table-row>
        <table:table-row>
          <table:table-cell table:style-name="Tabela117.A6" office:value-type="string" table:protected="true">
            <text:p text:style-name="P13">Middleware</text:p>
          </table:table-cell>
          <table:table-cell table:style-name="Tabela117.A5" office:value-type="string">
            <text:p text:style-name="P13">Keil <text:s/>MDK-ARM Plus Version: 5.23</text:p>
          </table:table-cell>
        </table:table-row>
        <table:table-row>
          <table:table-cell table:style-name="Tabela117.A6" office:value-type="string" table:protected="true">
            <text:p text:style-name="P13">Other development tool / version changed?</text:p>
          </table:table-cell>
          <table:table-cell table:style-name="Tabela117.A5" office:value-type="string">
            <text:p text:style-name="P13">/</text:p>
          </table:table-cell>
        </table:table-row>
      </table:table>
      <text:p text:style-name="P85"/>
      <text:p text:style-name="P85"/>
      <table:table table:name="Tabela118" table:style-name="Tabela118">
        <table:table-column table:style-name="Tabela118.A" table:number-columns-repeated="2"/>
        <table:table-column table:style-name="Tabela118.C"/>
        <table:table-row>
          <table:table-cell table:style-name="Tabela118.A1" office:value-type="string" table:protected="true">
            <text:p text:style-name="P6">Issue / Task</text:p>
          </table:table-cell>
          <table:table-cell table:style-name="Tabela118.A1" office:value-type="string" table:protected="true">
            <text:p text:style-name="P6">Implementation / Comment</text:p>
          </table:table-cell>
          <table:table-cell table:style-name="Tabela118.C1" office:value-type="string" table:protected="true">
            <text:p text:style-name="P13"><text:span text:style-name="T8">Status</text:span> <text:s text:c="3"/>(development / release)</text:p>
          </table:table-cell>
        </table:table-row>
        <table:table-row>
          <table:table-cell table:style-name="Tabela118.A2" office:value-type="string">
            <text:p text:style-name="P103">Disable EC20 service operation if the laser is switched on and the FSW is in the activated state</text:p>
          </table:table-cell>
          <table:table-cell table:style-name="Tabela118.A2" office:value-type="string">
            <text:p text:style-name="P17">In the main state machine, the transition over state FSW_STATE = 10 is cleared </text:p>
          </table:table-cell>
          <table:table-cell table:style-name="Tabela118.C2" table:number-rows-spanned="2" office:value-type="string">
            <text:p text:style-name="P101">Implemented and </text:p>
            <text:p text:style-name="P17">released with change I-10136.</text:p>
          </table:table-cell>
        </table:table-row>
        <table:table-row>
          <table:table-cell table:style-name="Tabela118.A2" office:value-type="string">
            <text:p text:style-name="P103">Extend the time window in which the EC20 expects SYS confirmation when the HW FSW line is interrupted</text:p>
          </table:table-cell>
          <table:table-cell table:style-name="Tabela118.A2" office:value-type="string">
            <text:p text:style-name="P17">In the main state machine FSW_STATE = 55, waiting 250ms is extended to 500ms </text:p>
          </table:table-cell>
          <table:covered-table-cell/>
        </table:table-row>
      </table:table>
      <text:p text:style-name="P85"/>
      <text:p text:style-name="P85"><text:tab/>-------------------------------------------------------------------------------------------------------------------------------------------</text:p>
      <text:p text:style-name="P85"/>
      <table:table table:name="Tabela121" table:style-name="Tabela121">
        <table:table-column table:style-name="Tabela121.A"/>
        <table:table-column table:style-name="Tabela121.B"/>
        <table:table-row>
          <table:table-cell table:style-name="Tabela121.A1" office:value-type="string" table:protected="true">
            <text:p text:style-name="P6">SW version</text:p>
          </table:table-cell>
          <table:table-cell table:style-name="Tabela121.B1" office:value-type="string">
            <text:p text:style-name="P17">1.1.8</text:p>
          </table:table-cell>
        </table:table-row>
        <table:table-row>
          <table:table-cell table:style-name="Tabela121.A1" office:value-type="string" table:protected="true">
            <text:p text:style-name="P13">Previous official version</text:p>
          </table:table-cell>
          <table:table-cell table:style-name="Tabela121.B1" office:value-type="string">
            <text:p text:style-name="P17">1.1.0</text:p>
          </table:table-cell>
        </table:table-row>
        <table:table-row>
          <table:table-cell table:style-name="Tabela121.A1" office:value-type="string" table:protected="true">
            <text:p text:style-name="P6">Change request</text:p>
          </table:table-cell>
          <table:table-cell table:style-name="Tabela121.B1" office:value-type="string">
            <text:p text:style-name="P17">I-9925</text:p>
          </table:table-cell>
        </table:table-row>
        <table:table-row>
          <table:table-cell table:style-name="Tabela121.A4" office:value-type="string" table:protected="true">
            <text:p text:style-name="P13">Filename</text:p>
          </table:table-cell>
          <table:table-cell table:style-name="Tabela121.A4" office:value-type="string">
            <text:p text:style-name="P13">EC20.hex</text:p>
          </table:table-cell>
        </table:table-row>
        <table:table-row>
          <table:table-cell table:style-name="Tabela121.A5" table:number-columns-spanned="2" office:value-type="string" table:protected="true">
            <text:p text:style-name="P6">Build environment</text:p>
          </table:table-cell>
          <table:covered-table-cell/>
        </table:table-row>
        <table:table-row>
          <table:table-cell table:style-name="Tabela121.A6" office:value-type="string" table:protected="true">
            <text:p text:style-name="P13">Compiler</text:p>
          </table:table-cell>
          <table:table-cell table:style-name="Tabela121.A5" office:value-type="string">
            <text:p text:style-name="P13">Armcc.exe V5.06 update 4 (build 422)</text:p>
          </table:table-cell>
        </table:table-row>
        <table:table-row>
          <table:table-cell table:style-name="Tabela121.A6" office:value-type="string" table:protected="true">
            <text:p text:style-name="P13">Middleware</text:p>
          </table:table-cell>
          <table:table-cell table:style-name="Tabela121.A5" office:value-type="string">
            <text:p text:style-name="P13">Keil <text:s/>MDK-ARM Plus Version: 5.23</text:p>
          </table:table-cell>
        </table:table-row>
        <table:table-row>
          <table:table-cell table:style-name="Tabela121.A6" office:value-type="string" table:protected="true">
            <text:p text:style-name="P13">Other development tool / version changed?</text:p>
          </table:table-cell>
          <table:table-cell table:style-name="Tabela121.A5" office:value-type="string">
            <text:p text:style-name="P13">/</text:p>
          </table:table-cell>
        </table:table-row>
      </table:table>
      <text:p text:style-name="P85"/>
      <text:p text:style-name="P85"/>
      <table:table table:name="Tabela122" table:style-name="Tabela122">
        <table:table-column table:style-name="Tabela122.A" table:number-columns-repeated="2"/>
        <table:table-column table:style-name="Tabela122.C"/>
        <table:table-row>
          <table:table-cell table:style-name="Tabela122.A1" office:value-type="string" table:protected="true">
            <text:p text:style-name="P6">Issue / Task</text:p>
          </table:table-cell>
          <table:table-cell table:style-name="Tabela122.A1" office:value-type="string" table:protected="true">
            <text:p text:style-name="P6">Implementation / Comment</text:p>
          </table:table-cell>
          <table:table-cell table:style-name="Tabela122.C1" office:value-type="string" table:protected="true">
            <text:p text:style-name="P13"><text:span text:style-name="T8">Status</text:span> <text:s text:c="3"/>(development / release)</text:p>
          </table:table-cell>
        </table:table-row>
        <table:table-row>
          <table:table-cell table:style-name="Tabela122.A2" office:value-type="string">
            <text:list xml:id="list1478271134126030616" text:style-name="L10">
              <text:list-item>
                <text:p text:style-name="P130">SWEEPS: Correction of the distance between the pulses.</text:p>
              </text:list-item>
            </text:list>
          </table:table-cell>
          <table:table-cell table:style-name="Tabela122.A2" office:value-type="string">
            <text:list xml:id="list29645013" text:continue-numbering="true" text:style-name="L10">
              <text:list-item>
                <text:p text:style-name="P130">When setting the pulse spacing stm (in dual pulse mode), the pulse spacing must be taken into account from the beginning of the first pulse front to the beginning of the second pulse front. Preliminary SW: the spacing is between the pulses. </text:p>
              </text:list-item>
            </text:list>
          </table:table-cell>
          <table:table-cell table:style-name="Tabela122.C2" table:number-rows-spanned="9" office:value-type="string">
            <text:p text:style-name="P101">Implemented and </text:p>
            <text:p text:style-name="P17">released with change I-9925.</text:p>
          </table:table-cell>
        </table:table-row>
        <table:table-row>
          <table:table-cell table:style-name="Tabela122.A2" office:value-type="string">
            <text:list xml:id="list1723299700518204702" text:style-name="L11">
              <text:list-item>
                <text:p text:style-name="P134"><text:span text:style-name="T27">SWEEPS: R</text:span><text:span text:style-name="T18">ealization of shorter pulses.</text:span></text:p>
              </text:list-item>
            </text:list>
          </table:table-cell>
          <table:table-cell table:style-name="Tabela122.A2" office:value-type="string">
            <text:list xml:id="list29649143" text:continue-numbering="true" text:style-name="L11">
              <text:list-item>
                <text:p text:style-name="P131">The pulse length setting must have a range of 15 us - 120 us.</text:p>
              </text:list-item>
            </text:list>
          </table:table-cell>
          <table:covered-table-cell/>
        </table:table-row>
        <table:table-row>
          <table:table-cell table:style-name="Tabela122.A2" office:value-type="string">
            <text:p text:style-name="P108"><text:span text:style-name="T22">S</text:span>yntax error in SMOOTH functionality. </text:p>
          </table:table-cell>
          <table:table-cell table:style-name="Tabela122.A2" office:value-type="string">
            <text:p text:style-name="P52">False bnr is set at startup (fbnr = 1). </text:p>
          </table:table-cell>
          <table:covered-table-cell/>
        </table:table-row>
        <table:table-row>
          <table:table-cell table:style-name="Tabela122.A2" office:value-type="string">
            <text:list xml:id="list844278298919683475" text:style-name="L12">
              <text:list-item>
                <text:p text:style-name="P135"><text:span text:style-name="T27">SMOOTH </text:span><text:span text:style-name="T18">functionality.</text:span></text:p>
              </text:list-item>
            </text:list>
          </table:table-cell>
          <table:table-cell table:style-name="Tabela122.A2" office:value-type="string">
            <text:p text:style-name="P52">SW does not affect functionality until it is turned on - it will be used and tested in later versions. </text:p>
          </table:table-cell>
          <table:covered-table-cell/>
        </table:table-row>
        <table:table-row>
          <table:table-cell table:style-name="Tabela122.A2" office:value-type="string">
            <text:p text:style-name="P69">SWEEPS endo functionality. </text:p>
          </table:table-cell>
          <table:table-cell table:style-name="Tabela122.A2" office:value-type="string">
            <text:p text:style-name="P52">Energy regulation with one pulse width at 100% PWM </text:p>
          </table:table-cell>
          <table:covered-table-cell/>
        </table:table-row>
        <table:table-row>
          <table:table-cell table:style-name="Tabela122.A2" office:value-type="string">
            <text:p text:style-name="P52">SWEEPS main functionality. </text:p>
          </table:table-cell>
          <table:table-cell table:style-name="Tabela122.A2" office:value-type="string">
            <text:p text:style-name="P52">Energy regulation with two pulse widths at 100% PWM and 13nS resolution and determination of pulse spacing. </text:p>
          </table:table-cell>
          <table:covered-table-cell/>
        </table:table-row>
        <table:table-row>
          <table:table-cell table:style-name="Tabela122.A2" office:value-type="string">
            <text:list xml:id="list4654626099234412612" text:style-name="L13">
              <text:list-item>
                <text:p text:style-name="P132">Simmer current shutdown diagnostic error.</text:p>
              </text:list-item>
            </text:list>
          </table:table-cell>
          <table:table-cell table:style-name="Tabela122.A2" office:value-type="string">
            <text:p text:style-name="P52">At FSW_OFF during preheating pulses, EC20 generates a false ERR. </text:p>
          </table:table-cell>
          <table:covered-table-cell/>
        </table:table-row>
        <table:table-row>
          <table:table-cell table:style-name="Tabela122.A2" office:value-type="string">
            <text:list xml:id="list6234938883488082818" text:style-name="L14">
              <text:list-item>
                <text:p text:style-name="P133">IGBT failure protection testing.</text:p>
              </text:list-item>
            </text:list>
          </table:table-cell>
          <table:table-cell table:style-name="Tabela122.A2" office:value-type="string">
            <text:p text:style-name="P52">This is a test SW, is verified and is not active. </text:p>
          </table:table-cell>
          <table:covered-table-cell/>
        </table:table-row>
        <table:table-row>
          <table:table-cell table:style-name="Tabela122.A2" office:value-type="string">
            <text:p text:style-name="P108"><text:span text:style-name="T22">S</text:span>yntax error in diagnostic printout can data.</text:p>
          </table:table-cell>
          <table:table-cell table:style-name="Tabela122.A2" office:value-type="string">
            <text:p text:style-name="P52">When using trace, a bit was generated in the pwp table. </text:p>
          </table:table-cell>
          <table:covered-table-cell/>
        </table:table-row>
      </table:table>
      <text:p text:style-name="P85"/>
      <text:p text:style-name="P85"/>
      <text:p text:style-name="P85"><text:tab/>-------------------------------------------------------------------------------------------------------------------------------------------</text:p>
      <text:p text:style-name="P85"/>
      <table:table table:name="Tabela137" table:style-name="Tabela137">
        <table:table-column table:style-name="Tabela137.A"/>
        <table:table-column table:style-name="Tabela137.B"/>
        <table:table-row>
          <table:table-cell table:style-name="Tabela137.A1" office:value-type="string" table:protected="true">
            <text:p text:style-name="P32">SW version</text:p>
          </table:table-cell>
          <table:table-cell table:style-name="Tabela137.A1" office:value-type="string">
            <text:p text:style-name="P17">1.2.4</text:p>
          </table:table-cell>
        </table:table-row>
        <table:table-row>
          <table:table-cell table:style-name="Tabela137.A1" office:value-type="string" table:protected="true">
            <text:p text:style-name="P31">Previous official version</text:p>
          </table:table-cell>
          <table:table-cell table:style-name="Tabela137.A1" office:value-type="string">
            <text:p text:style-name="P17">1.1.8</text:p>
          </table:table-cell>
        </table:table-row>
        <table:table-row>
          <table:table-cell table:style-name="Tabela137.A1" office:value-type="string" table:protected="true">
            <text:p text:style-name="P32">Change request</text:p>
          </table:table-cell>
          <table:table-cell table:style-name="Tabela137.A1" office:value-type="string">
            <text:p text:style-name="P17">I-10804</text:p>
          </table:table-cell>
        </table:table-row>
        <table:table-row>
          <table:table-cell table:style-name="Tabela137.A4" office:value-type="string" table:protected="true">
            <text:p text:style-name="P31">Filename</text:p>
          </table:table-cell>
          <table:table-cell table:style-name="Tabela137.A4" office:value-type="string">
            <text:p text:style-name="P13">EC20.hex</text:p>
          </table:table-cell>
        </table:table-row>
        <table:table-row>
          <table:table-cell table:style-name="Tabela137.A5" table:number-columns-spanned="2" office:value-type="string" table:protected="true">
            <text:p text:style-name="P32">Build environment</text:p>
          </table:table-cell>
          <table:covered-table-cell/>
        </table:table-row>
        <table:table-row>
          <table:table-cell table:style-name="Tabela137.A6" office:value-type="string" table:protected="true">
            <text:p text:style-name="P31">Compiler</text:p>
          </table:table-cell>
          <table:table-cell table:style-name="Tabela137.A5" office:value-type="string">
            <text:p text:style-name="P17">Armcc.exe V5.06 <text:span text:style-name="T30">update 7 (build 960)</text:span></text:p>
          </table:table-cell>
        </table:table-row>
        <table:table-row>
          <table:table-cell table:style-name="Tabela137.A6" office:value-type="string" table:protected="true">
            <text:p text:style-name="P31">Middleware</text:p>
          </table:table-cell>
          <table:table-cell table:style-name="Tabela137.A5" office:value-type="string">
            <text:p text:style-name="P17">Keil <text:s/>MDK-ARM Plus Version: <text:span text:style-name="T30">5.33</text:span></text:p>
          </table:table-cell>
        </table:table-row>
        <table:table-row>
          <table:table-cell table:style-name="Tabela137.A6" office:value-type="string" table:protected="true">
            <text:p text:style-name="P31">Other development tool / version changed?</text:p>
          </table:table-cell>
          <table:table-cell table:style-name="Tabela137.A5" office:value-type="string">
            <text:p text:style-name="P13">/</text:p>
          </table:table-cell>
        </table:table-row>
      </table:table>
      <text:p text:style-name="P85"/>
      <text:p text:style-name="P85"/>
      <table:table table:name="Tabela138" table:style-name="Tabela138">
        <table:table-column table:style-name="Tabela138.A" table:number-columns-repeated="2"/>
        <table:table-column table:style-name="Tabela138.C"/>
        <table:table-row>
          <table:table-cell table:style-name="Tabela138.A1" office:value-type="string" table:protected="true">
            <text:p text:style-name="P32">Issue / Task</text:p>
          </table:table-cell>
          <table:table-cell table:style-name="Tabela138.A1" office:value-type="string" table:protected="true">
            <text:p text:style-name="P32">Implementation / Comment</text:p>
          </table:table-cell>
          <table:table-cell table:style-name="Tabela138.C1" office:value-type="string" table:protected="true">
            <text:p text:style-name="P31"><text:span text:style-name="T8">Status</text:span> <text:s text:c="3"/>(development / release)</text:p>
          </table:table-cell>
        </table:table-row>
        <table:table-row>
          <table:table-cell table:style-name="Tabela138.A2" office:value-type="string">
            <text:p text:style-name="P17">R-SWEEPS and SWEEPS</text:p>
            <text:p text:style-name="P17"/>
          </table:table-cell>
          <table:table-cell table:style-name="Tabela138.A2" office:value-type="string">
            <text:p text:style-name="P17">On the EC20, R-SWEEPS and SWEEPS are supported with the same functionality. The stm parameter is extended from the existing limit of 900uS + spln1 to 1800uS + spln1. Data corrected to CAN10Bh and UART. CAN: Because the upper limit exceeds 2 bytes of FFFFh, the before unused byte[7] is used for the heaviest bit. In SW, stm time is performed in two parts: stm1 and stm2. The new mode shifts SW operation from states 14 and 15 to states 24, 124 and 25.</text:p>
          </table:table-cell>
          <table:table-cell table:style-name="Tabela138.C2" table:number-rows-spanned="5" office:value-type="string">
            <text:p text:style-name="P35">Implemented and </text:p>
            <text:p text:style-name="P35">released with change I-10804</text:p>
          </table:table-cell>
        </table:table-row>
        <table:table-row>
          <table:table-cell table:style-name="Tabela138.A2" office:value-type="string">
            <text:p text:style-name="P17">Laboratory tests - very strong pulse &gt; 103J</text:p>
          </table:table-cell>
          <table:table-cell table:style-name="Tabela138.A2" office:value-type="string">
            <text:p text:style-name="P17">laboratory tests: When calculating the input E of a very strong pulse (approx. 103J) the values exceed the range of 32bit (FFFFFFFFh) max unsigned int. The error has been fixed. The calculation method has changed. </text:p>
          </table:table-cell>
          <table:covered-table-cell/>
        </table:table-row>
        <table:table-row>
          <table:table-cell table:style-name="Tabela138.A2" office:value-type="string">
            <text:p text:style-name="P17">Correction of stm data entry on the UART</text:p>
          </table:table-cell>
          <table:table-cell table:style-name="Tabela138.A2" office:value-type="string">
            <text:p text:style-name="P17">Service communication: Correction of stm data entry on the UART console: the distance between sweeps pulses is entered from 1.f of the first to 1.f of the second pulse. Correction of printouts on the UART console: printouts were incorrect to the decimal place. The error has been fixed.</text:p>
          </table:table-cell>
          <table:covered-table-cell/>
        </table:table-row>
        <table:table-row>
          <table:table-cell table:style-name="Tabela138.A2" office:value-type="string">
            <text:p text:style-name="P17">Additional 0.3uS pulse is generated</text:p>
            <text:p text:style-name="P17"/>
          </table:table-cell>
          <table:table-cell table:style-name="Tabela138.A2" office:value-type="string">
            <text:p text:style-name="P17">When generating a flash signal, an additional 0.3uS pulse is generated at the end with a delay of 2.7uS. The pulse is due to improper termination of the process. The problem is solved. </text:p>
          </table:table-cell>
          <table:covered-table-cell/>
        </table:table-row>
        <table:table-row>
          <table:table-cell table:style-name="Tabela138.A2" office:value-type="string">
            <text:p text:style-name="P17">Diagnostic pulses</text:p>
          </table:table-cell>
          <table:table-cell table:style-name="Tabela138.A2" office:value-type="string">
            <text:p text:style-name="P17">Diagnostic pulses were included in the IGBT signal generation routine. The problem has been fixed. </text:p>
          </table:table-cell>
          <table:covered-table-cell/>
        </table:table-row>
      </table:table>
      <text:p text:style-name="P85"/>
      <text:p text:style-name="P85"/>
      <text:p text:style-name="P85"><text:tab/>-------------------------------------------------------------------------------------------------------------------------------------------</text:p>
      <text:p text:style-name="P85"/>
      <text:p text:style-name="P85"/>
      <text:p text:style-name="P85"/>
      <table:table table:name="Tabela147" table:style-name="Tabela147">
        <table:table-column table:style-name="Tabela147.A"/>
        <table:table-column table:style-name="Tabela147.B"/>
        <table:table-row>
          <table:table-cell table:style-name="Tabela147.A1" office:value-type="string" table:protected="true">
            <text:p text:style-name="P32">SW version</text:p>
          </table:table-cell>
          <table:table-cell table:style-name="Tabela147.A1" office:value-type="string">
            <text:p text:style-name="P17">1.3.1</text:p>
          </table:table-cell>
        </table:table-row>
        <table:table-row>
          <table:table-cell table:style-name="Tabela147.A1" office:value-type="string" table:protected="true">
            <text:p text:style-name="P31">Previous official version</text:p>
          </table:table-cell>
          <table:table-cell table:style-name="Tabela147.A1" office:value-type="string">
            <text:p text:style-name="P17">1.2.4</text:p>
          </table:table-cell>
        </table:table-row>
        <table:table-row>
          <table:table-cell table:style-name="Tabela147.A1" office:value-type="string" table:protected="true">
            <text:p text:style-name="P32">Change request</text:p>
          </table:table-cell>
          <table:table-cell table:style-name="Tabela147.A1" office:value-type="string">
            <text:p text:style-name="P17">I-11229</text:p>
          </table:table-cell>
        </table:table-row>
        <table:table-row>
          <table:table-cell table:style-name="Tabela147.A4" office:value-type="string" table:protected="true">
            <text:p text:style-name="P31">Filename</text:p>
          </table:table-cell>
          <table:table-cell table:style-name="Tabela147.A4" office:value-type="string">
            <text:p text:style-name="P13">EC20.hex</text:p>
          </table:table-cell>
        </table:table-row>
        <table:table-row>
          <table:table-cell table:style-name="Tabela147.A5" table:number-columns-spanned="2" office:value-type="string" table:protected="true">
            <text:p text:style-name="P32">Build environment</text:p>
          </table:table-cell>
          <table:covered-table-cell/>
        </table:table-row>
        <table:table-row>
          <table:table-cell table:style-name="Tabela147.A6" office:value-type="string" table:protected="true">
            <text:p text:style-name="P31">Compiler</text:p>
          </table:table-cell>
          <table:table-cell table:style-name="Tabela147.A5" office:value-type="string">
            <text:p text:style-name="P17">Armcc.exe V5.06 update 7 (build 960)</text:p>
          </table:table-cell>
        </table:table-row>
        <table:table-row>
          <table:table-cell table:style-name="Tabela147.A6" office:value-type="string" table:protected="true">
            <text:p text:style-name="P31">Middleware</text:p>
          </table:table-cell>
          <table:table-cell table:style-name="Tabela147.A5" office:value-type="string">
            <text:p text:style-name="P17">Keil <text:s/>MDK-ARM Plus Version: 5.33</text:p>
          </table:table-cell>
        </table:table-row>
        <table:table-row>
          <table:table-cell table:style-name="Tabela147.A6" office:value-type="string" table:protected="true">
            <text:p text:style-name="P31">Other development tool / version changed?</text:p>
          </table:table-cell>
          <table:table-cell table:style-name="Tabela147.A5" office:value-type="string">
            <text:p text:style-name="P13">/</text:p>
          </table:table-cell>
        </table:table-row>
      </table:table>
      <text:p text:style-name="P85"/>
      <text:p text:style-name="P85"/>
      <table:table table:name="Tabela148" table:style-name="Tabela148">
        <table:table-column table:style-name="Tabela148.A" table:number-columns-repeated="2"/>
        <table:table-column table:style-name="Tabela148.C"/>
        <table:table-row>
          <table:table-cell table:style-name="Tabela148.A1" office:value-type="string" table:protected="true">
            <text:p text:style-name="P6">Issue / Task</text:p>
          </table:table-cell>
          <table:table-cell table:style-name="Tabela148.A1" office:value-type="string" table:protected="true">
            <text:p text:style-name="P6">Implementation / Comment</text:p>
          </table:table-cell>
          <table:table-cell table:style-name="Tabela148.C1" office:value-type="string" table:protected="true">
            <text:p text:style-name="P13"><text:span text:style-name="T8">Status</text:span> <text:s text:c="3"/>(development / release)</text:p>
          </table:table-cell>
        </table:table-row>
        <table:table-row>
          <table:table-cell table:style-name="Tabela148.A2" office:value-type="string">
            <text:p text:style-name="P103">New parametric data from SYS to EC20 diagnostic: in case of SYS non-response.</text:p>
          </table:table-cell>
          <table:table-cell table:style-name="Tabela148.A2" office:value-type="string">
            <text:p text:style-name="P17"><text:span text:style-name="T35">With the new data on CAN 0x104 byte [4], the SYS parametrically extends the WAIT in the EC20 on the diagnostics, on the basis of which the EC20 reports the ERR in case of SYS non-response. The data (mode of operation when the entry is different from 0) is used in the calibration. In normal mode, the SW remains unchanged.</text:span> </text:p>
          </table:table-cell>
          <table:table-cell table:style-name="Tabela148.C2" office:value-type="string">
            <text:p text:style-name="P101">Implemented and </text:p>
            <text:p text:style-name="P17">released with change I-11229.</text:p>
          </table:table-cell>
        </table:table-row>
      </table:table>
      <text:p text:style-name="P85"/>
      <text:p text:style-name="P85"/>
      <text:p text:style-name="P85"><text:tab/>-------------------------------------------------------------------------------------------------------------------------------------------</text:p>
      <text:p text:style-name="P85"/>
      <table:table table:name="Tabela155" table:style-name="Tabela155">
        <table:table-column table:style-name="Tabela155.A"/>
        <table:table-column table:style-name="Tabela155.B"/>
        <table:table-row>
          <table:table-cell table:style-name="Tabela155.A1" office:value-type="string" table:protected="true">
            <text:p text:style-name="P32">SW version</text:p>
          </table:table-cell>
          <table:table-cell table:style-name="Tabela155.A1" office:value-type="string">
            <text:p text:style-name="P17">1.3.4</text:p>
          </table:table-cell>
        </table:table-row>
        <table:table-row>
          <table:table-cell table:style-name="Tabela155.A1" office:value-type="string" table:protected="true">
            <text:p text:style-name="P31">Previous official version</text:p>
          </table:table-cell>
          <table:table-cell table:style-name="Tabela155.A1" office:value-type="string">
            <text:p text:style-name="P17">1.3.1</text:p>
          </table:table-cell>
        </table:table-row>
        <table:table-row>
          <table:table-cell table:style-name="Tabela155.A1" office:value-type="string" table:protected="true">
            <text:p text:style-name="P32">Change request</text:p>
          </table:table-cell>
          <table:table-cell table:style-name="Tabela155.A1" office:value-type="string">
            <text:p text:style-name="P17">I-11986</text:p>
          </table:table-cell>
        </table:table-row>
        <table:table-row>
          <table:table-cell table:style-name="Tabela155.A4" office:value-type="string" table:protected="true">
            <text:p text:style-name="P31">Filename</text:p>
          </table:table-cell>
          <table:table-cell table:style-name="Tabela155.A4" office:value-type="string">
            <text:p text:style-name="P17">EC20.hex</text:p>
          </table:table-cell>
        </table:table-row>
        <table:table-row>
          <table:table-cell table:style-name="Tabela155.A5" table:number-columns-spanned="2" office:value-type="string" table:protected="true">
            <text:p text:style-name="P32">Build environment</text:p>
          </table:table-cell>
          <table:covered-table-cell/>
        </table:table-row>
        <table:table-row>
          <table:table-cell table:style-name="Tabela155.A6" office:value-type="string" table:protected="true">
            <text:p text:style-name="P31">Compiler</text:p>
          </table:table-cell>
          <table:table-cell table:style-name="Tabela155.A5" office:value-type="string">
            <text:p text:style-name="P17">Armcc.exe V5.06 update 7 (build 960)</text:p>
          </table:table-cell>
        </table:table-row>
        <table:table-row>
          <table:table-cell table:style-name="Tabela155.A6" office:value-type="string" table:protected="true">
            <text:p text:style-name="P31">Middleware</text:p>
          </table:table-cell>
          <table:table-cell table:style-name="Tabela155.A5" office:value-type="string">
            <text:p text:style-name="P17">Keil <text:s/>MDK-ARM Plus Version: 5.33</text:p>
          </table:table-cell>
        </table:table-row>
        <table:table-row>
          <table:table-cell table:style-name="Tabela155.A6" office:value-type="string" table:protected="true">
            <text:p text:style-name="P31">Other development tool / version changed?</text:p>
          </table:table-cell>
          <table:table-cell table:style-name="Tabela155.A5" office:value-type="string">
            <text:p text:style-name="P13">/</text:p>
          </table:table-cell>
        </table:table-row>
      </table:table>
      <text:p text:style-name="P85"/>
      <text:p text:style-name="P85"/>
      <table:table table:name="Tabela156" table:style-name="Tabela156">
        <table:table-column table:style-name="Tabela156.A"/>
        <table:table-column table:style-name="Tabela156.B"/>
        <table:table-column table:style-name="Tabela156.C"/>
        <table:table-row>
          <table:table-cell table:style-name="Tabela156.A1" office:value-type="string" table:protected="true">
            <text:p text:style-name="P33">Issue / Task</text:p>
          </table:table-cell>
          <table:table-cell table:style-name="Tabela156.A1" office:value-type="string" table:protected="true">
            <text:p text:style-name="P33">Implementation / Comment</text:p>
          </table:table-cell>
          <table:table-cell table:style-name="Tabela156.C1" office:value-type="string" table:protected="true">
            <text:p text:style-name="P38"><text:span text:style-name="T8">Status</text:span> <text:s text:c="3"/>(development / release)</text:p>
          </table:table-cell>
        </table:table-row>
        <text:soft-page-break/>
        <table:table-row>
          <table:table-cell table:style-name="Tabela156.A2" office:value-type="string">
            <text:p text:style-name="P127">Unreliable simmer current ignition</text:p>
          </table:table-cell>
          <table:table-cell table:style-name="Tabela156.A2" office:value-type="string">
            <text:p text:style-name="P127">During the cold start of the laser - during the transition from STANDBY to READY, it occasionally happens that the flash at 8kV and the pulse of 300mS do not turn on the simmer current. The result is a false error 0140-0000-0000 (Flash or cable isolation error.). SW EC20 changed: If the simmer ignition attempt fails, the ignition process is repeated up to 5 times</text:p>
          </table:table-cell>
          <table:table-cell table:style-name="Tabela156.C2" table:number-rows-spanned="5" office:value-type="string">
            <text:p text:style-name="P35">Implemented and released with change I-11986.</text:p>
          </table:table-cell>
        </table:table-row>
        <table:table-row>
          <table:table-cell table:style-name="Tabela156.A2" office:value-type="string">
            <text:p text:style-name="P110">A new CAN message from EC20 to ENM</text:p>
          </table:table-cell>
          <table:table-cell table:style-name="Tabela156.A2" office:value-type="string">
            <text:p text:style-name="P110">Service communication in production. The pulse length is set via the pln command. However, the maximum pulse length remains set on the ENM. A new CAN message 0x182 [6] 00 01 30 75 LL HH has been added to EC20 where HHLL -&gt; 16 bit unsigned flahs pulse value in us. The EC20 transmits a message against the ENM via the console command pln. After starting the processor, the pln value is set to 20uS, which ensures that the pln command is definitely used when setting the parameters.</text:p>
          </table:table-cell>
          <table:covered-table-cell/>
        </table:table-row>
        <table:table-row>
          <table:table-cell table:style-name="Tabela156.A2" office:value-type="string">
            <text:p text:style-name="P110">Unreliable CRC calculation </text:p>
          </table:table-cell>
          <table:table-cell table:style-name="Tabela156.A2" office:value-type="string">
            <text:p text:style-name="P110">The CRC calculation when reading data from FLASH is unreliable. EC20 reported IAP_ERR = 1; A minimum delay is added between the switch to turn on the CRC unit and clear the CRC-DR register.</text:p>
          </table:table-cell>
          <table:covered-table-cell/>
        </table:table-row>
        <table:table-row>
          <table:table-cell table:style-name="Tabela156.A2" office:value-type="string">
            <text:p text:style-name="P110">A new CAN message from EC20 to ENM – bug fix</text:p>
          </table:table-cell>
          <table:table-cell table:style-name="Tabela156.A2" office:value-type="string">
            <text:p text:style-name="P110">Fixed bug: default pln was reset to 350uS. The CAN message is transmitted before generating an IGBT pulse when switching from READY to EMISSION, only in service mode. </text:p>
          </table:table-cell>
          <table:covered-table-cell/>
        </table:table-row>
        <table:table-row>
          <table:table-cell table:style-name="Tabela156.A2" office:value-type="string">
            <text:p text:style-name="P127">Unreliable simmer current ignition</text:p>
            <text:p text:style-name="P110">– bug fix</text:p>
          </table:table-cell>
          <table:table-cell table:style-name="Tabela156.A2" office:value-type="string">
            <text:p text:style-name="P110">If the cimmer current fails, there is a short (1mS) false transition to the STANDBY / READY / STANDBY status. A 5mS filter on the SIM_DET signal is installed. </text:p>
          </table:table-cell>
          <table:covered-table-cell/>
        </table:table-row>
      </table:table>
      <text:p text:style-name="P85"/>
      <text:p text:style-name="P85"/>
      <text:p text:style-name="P85"><text:tab/>-------------------------------------------------------------------------------------------------------------------------------------------</text:p>
      <text:p text:style-name="P85"/>
      <table:table table:name="Tabela159" table:style-name="Tabela159">
        <table:table-column table:style-name="Tabela159.A"/>
        <table:table-column table:style-name="Tabela159.B"/>
        <table:table-row>
          <table:table-cell table:style-name="Tabela159.A1" office:value-type="string" table:protected="true">
            <text:p text:style-name="P32">SW version</text:p>
          </table:table-cell>
          <table:table-cell table:style-name="Tabela159.A1" office:value-type="string">
            <text:p text:style-name="P30">X.X.X</text:p>
          </table:table-cell>
        </table:table-row>
        <table:table-row>
          <table:table-cell table:style-name="Tabela159.A1" office:value-type="string" table:protected="true">
            <text:p text:style-name="P31">Previous official version</text:p>
          </table:table-cell>
          <table:table-cell table:style-name="Tabela159.A1" office:value-type="string">
            <text:p text:style-name="P30">1.3.4</text:p>
          </table:table-cell>
        </table:table-row>
        <table:table-row>
          <table:table-cell table:style-name="Tabela159.A1" office:value-type="string" table:protected="true">
            <text:p text:style-name="P32">Change request</text:p>
          </table:table-cell>
          <table:table-cell table:style-name="Tabela159.A1" office:value-type="string">
            <text:p text:style-name="P30">I-12436</text:p>
          </table:table-cell>
        </table:table-row>
        <table:table-row>
          <table:table-cell table:style-name="Tabela159.A4" office:value-type="string" table:protected="true">
            <text:p text:style-name="P31">Filename</text:p>
          </table:table-cell>
          <table:table-cell table:style-name="Tabela159.A4" office:value-type="string">
            <text:p text:style-name="P30">EC20.hex</text:p>
          </table:table-cell>
        </table:table-row>
        <table:table-row>
          <table:table-cell table:style-name="Tabela159.A5" table:number-columns-spanned="2" office:value-type="string" table:protected="true">
            <text:p text:style-name="P32">Build environment</text:p>
          </table:table-cell>
          <table:covered-table-cell/>
        </table:table-row>
        <table:table-row>
          <table:table-cell table:style-name="Tabela159.A6" office:value-type="string" table:protected="true">
            <text:p text:style-name="P31">Compiler</text:p>
          </table:table-cell>
          <table:table-cell table:style-name="Tabela159.A5" office:value-type="string">
            <text:p text:style-name="P31"/>
          </table:table-cell>
        </table:table-row>
        <table:table-row>
          <table:table-cell table:style-name="Tabela159.A6" office:value-type="string" table:protected="true">
            <text:p text:style-name="P31">Middleware</text:p>
          </table:table-cell>
          <table:table-cell table:style-name="Tabela159.A5" office:value-type="string">
            <text:p text:style-name="P31"/>
          </table:table-cell>
        </table:table-row>
        <table:table-row>
          <table:table-cell table:style-name="Tabela159.A6" office:value-type="string" table:protected="true">
            <text:p text:style-name="P31">Other development tool / version changed?</text:p>
          </table:table-cell>
          <table:table-cell table:style-name="Tabela159.A5" office:value-type="string">
            <text:p text:style-name="P31"/>
          </table:table-cell>
        </table:table-row>
      </table:table>
      <text:p text:style-name="P85"/>
      <text:p text:style-name="P85"/>
      <table:table table:name="Tabela160" table:style-name="Tabela160">
        <table:table-column table:style-name="Tabela160.A" table:number-columns-repeated="2"/>
        <table:table-column table:style-name="Tabela160.C"/>
        <table:table-row>
          <table:table-cell table:style-name="Tabela160.A1" office:value-type="string" table:protected="true">
            <text:p text:style-name="P33">Issue / Task</text:p>
          </table:table-cell>
          <table:table-cell table:style-name="Tabela160.A1" office:value-type="string" table:protected="true">
            <text:p text:style-name="P33">Implementation / Comment</text:p>
          </table:table-cell>
          <table:table-cell table:style-name="Tabela160.C1" office:value-type="string" table:protected="true">
            <text:p text:style-name="P38"><text:span text:style-name="T8">Status</text:span> <text:s text:c="3"/>(development / release)</text:p>
          </table:table-cell>
        </table:table-row>
        <table:table-row>
          <table:table-cell table:style-name="Tabela160.A2" office:value-type="string">
            <text:p text:style-name="P41">XXXXXX</text:p>
          </table:table-cell>
          <table:table-cell table:style-name="Tabela160.A2" office:value-type="string">
            <text:p text:style-name="P41">XXXXXX</text:p>
          </table:table-cell>
          <table:table-cell table:style-name="Tabela160.C2" office:value-type="string">
            <text:p text:style-name="P40">Implemented and released with change I-12436.</text:p>
          </table:table-cell>
        </table:table-row>
      </table:table>
      <text:p text:style-name="P85"/>
      <text:p text:style-name="P85"/>
      <text:p text:style-name="P99"><text:span text:style-name="T11">Unresolved anomalies, bugs and defects:</text:span><text:span text:style-name="T12"> <text:s text:c="3"/></text:span></text:p>
      <text:p text:style-name="P94"><text:span text:style-name="T13"><text:tab/></text:span><text:span text:style-name="T4">There are no known faults or </text:span><text:span text:style-name="T3">defects detected.</text:span></text:p>
      <text:p text:style-name="P91"/>
      <text:list xml:id="list29660166" text:continue-list="list29640063" text:style-name="Outline">
        <text:list-item>
          <text:h text:style-name="P149" text:outline-level="1"><text:bookmark-start text:name="__RefHeading__51166_1975039690"/>INPUT / OUTPUT CONTROL MODULE (IOC), id. 99372<text:bookmark-end text:name="__RefHeading__51166_1975039690"/></text:h>
        </text:list-item>
      </text:list>
      <table:table table:name="Tabela7" table:style-name="Tabela7">
        <table:table-column table:style-name="Tabela7.A"/>
        <table:table-column table:style-name="Tabela7.B"/>
        <table:table-row>
          <table:table-cell table:style-name="Tabela7.A1" office:value-type="string" table:protected="true">
            <text:p text:style-name="P6">SW version</text:p>
          </table:table-cell>
          <table:table-cell table:style-name="Tabela7.A1" office:value-type="string">
            <text:p text:style-name="P13">0.11, initial version</text:p>
          </table:table-cell>
        </table:table-row>
        <table:table-row>
          <table:table-cell table:style-name="Tabela7.A1" office:value-type="string" table:protected="true">
            <text:p text:style-name="P13">Previous official version</text:p>
          </table:table-cell>
          <table:table-cell table:style-name="Tabela7.A1" office:value-type="string">
            <text:p text:style-name="P13">/</text:p>
          </table:table-cell>
        </table:table-row>
        <text:soft-page-break/>
        <table:table-row>
          <table:table-cell table:style-name="Tabela7.A1" office:value-type="string" table:protected="true">
            <text:p text:style-name="P6">Change request</text:p>
          </table:table-cell>
          <table:table-cell table:style-name="Tabela7.A1" office:value-type="string">
            <text:p text:style-name="P13">Project status on 20. 09. 2017</text:p>
          </table:table-cell>
        </table:table-row>
        <table:table-row>
          <table:table-cell table:style-name="Tabela7.A4" office:value-type="string" table:protected="true">
            <text:p text:style-name="P13">Filename</text:p>
          </table:table-cell>
          <table:table-cell table:style-name="Tabela7.A4" office:value-type="string">
            <text:p text:style-name="P13">SkyPulse.hex</text:p>
          </table:table-cell>
        </table:table-row>
        <table:table-row>
          <table:table-cell table:style-name="Tabela7.A5" table:number-columns-spanned="2" office:value-type="string" table:protected="true">
            <text:p text:style-name="P6">Build environment</text:p>
          </table:table-cell>
          <table:covered-table-cell/>
        </table:table-row>
        <table:table-row>
          <table:table-cell table:style-name="Tabela7.A6" office:value-type="string" table:protected="true">
            <text:p text:style-name="P13">Compiler</text:p>
          </table:table-cell>
          <table:table-cell table:style-name="Tabela7.A5" office:value-type="string">
            <text:p text:style-name="P13">Keil Uvison <text:s/>V5.23.0.0</text:p>
          </table:table-cell>
        </table:table-row>
        <table:table-row>
          <table:table-cell table:style-name="Tabela7.A6" office:value-type="string" table:protected="true">
            <text:p text:style-name="P13">Middleware</text:p>
          </table:table-cell>
          <table:table-cell table:style-name="Tabela7.A5" office:value-type="string">
            <text:p text:style-name="P13">/</text:p>
          </table:table-cell>
        </table:table-row>
        <table:table-row>
          <table:table-cell table:style-name="Tabela7.A6" office:value-type="string" table:protected="true">
            <text:p text:style-name="P13">Other development tool / version changed?</text:p>
          </table:table-cell>
          <table:table-cell table:style-name="Tabela7.A5" office:value-type="string">
            <text:p text:style-name="P13">/</text:p>
          </table:table-cell>
        </table:table-row>
      </table:table>
      <text:p text:style-name="P88"/>
      <text:p text:style-name="P88"/>
      <table:table table:name="Tabela8" table:style-name="Tabela8">
        <table:table-column table:style-name="Tabela8.A" table:number-columns-repeated="2"/>
        <table:table-column table:style-name="Tabela8.C"/>
        <table:table-row>
          <table:table-cell table:style-name="Tabela8.A1" office:value-type="string" table:protected="true">
            <text:p text:style-name="P6">Issue / Task</text:p>
          </table:table-cell>
          <table:table-cell table:style-name="Tabela8.A1" office:value-type="string" table:protected="true">
            <text:p text:style-name="P6">Implementation / Comment</text:p>
          </table:table-cell>
          <table:table-cell table:style-name="Tabela8.C1" office:value-type="string" table:protected="true">
            <text:p text:style-name="P13"><text:span text:style-name="T8">Status</text:span> <text:s text:c="3"/>(development / release)</text:p>
          </table:table-cell>
        </table:table-row>
        <table:table-row>
          <table:table-cell table:style-name="Tabela8.A2" office:value-type="string">
            <text:p text:style-name="P13">HW</text:p>
            <text:p text:style-name="P13"/>
            <text:p text:style-name="P13"/>
            <text:p text:style-name="P13"/>
            <text:p text:style-name="P13"/>
            <text:p text:style-name="P13"/>
            <text:p text:style-name="P13">SW</text:p>
          </table:table-cell>
          <table:table-cell table:style-name="Tabela8.A2" office:value-type="string">
            <text:p text:style-name="P13">HW control functions implemented</text:p>
            <text:list xml:id="list1523076170676284924" text:style-name="L15">
              <text:list-item>
                <text:p text:style-name="P144">pump</text:p>
              </text:list-item>
              <text:list-item>
                <text:p text:style-name="P144">fan</text:p>
              </text:list-item>
              <text:list-item>
                <text:p text:style-name="P144">pressure sensors</text:p>
              </text:list-item>
              <text:list-item>
                <text:p text:style-name="P144">valves</text:p>
              </text:list-item>
              <text:list-item>
                <text:p text:style-name="P144">temp. sensors</text:p>
              </text:list-item>
            </text:list>
            <text:p text:style-name="P13">Basic CAN protocol implemented</text:p>
            <text:list xml:id="list4931000825409221839" text:style-name="L16">
              <text:list-item>
                <text:p text:style-name="P145">status control</text:p>
              </text:list-item>
              <text:list-item>
                <text:p text:style-name="P145">remote console</text:p>
              </text:list-item>
            </text:list>
            <text:p text:style-name="P13"/>
            <text:p text:style-name="P13">Error handling</text:p>
            <text:p text:style-name="P13">Temp. Console functionality</text:p>
          </table:table-cell>
          <table:table-cell table:style-name="Tabela8.C2" office:value-type="string">
            <text:p text:style-name="P17">Development phase</text:p>
          </table:table-cell>
        </table:table-row>
      </table:table>
      <text:p text:style-name="P88"/>
      <text:p text:style-name="P88"/>
      <text:p text:style-name="P85"><text:tab/>-------------------------------------------------------------------------------------------------------------------------------------------</text:p>
      <text:p text:style-name="P85"/>
      <table:table table:name="Tabela19" table:style-name="Tabela19">
        <table:table-column table:style-name="Tabela19.A"/>
        <table:table-column table:style-name="Tabela19.B"/>
        <table:table-row>
          <table:table-cell table:style-name="Tabela19.A1" office:value-type="string" table:protected="true">
            <text:p text:style-name="P6">SW version</text:p>
          </table:table-cell>
          <table:table-cell table:style-name="Tabela19.A1" office:value-type="string">
            <text:p text:style-name="P13">Development version 0.13</text:p>
          </table:table-cell>
        </table:table-row>
        <table:table-row>
          <table:table-cell table:style-name="Tabela19.A1" office:value-type="string" table:protected="true">
            <text:p text:style-name="P13">Previous official version</text:p>
          </table:table-cell>
          <table:table-cell table:style-name="Tabela19.A1" office:value-type="string">
            <text:p text:style-name="P13">Development version 0.11</text:p>
          </table:table-cell>
        </table:table-row>
        <table:table-row>
          <table:table-cell table:style-name="Tabela19.A1" office:value-type="string" table:protected="true">
            <text:p text:style-name="P6">Change request</text:p>
          </table:table-cell>
          <table:table-cell table:style-name="Tabela19.A1" office:value-type="string">
            <text:p text:style-name="P13">Project status on 27. 03. 2018</text:p>
          </table:table-cell>
        </table:table-row>
        <table:table-row>
          <table:table-cell table:style-name="Tabela19.A4" office:value-type="string" table:protected="true">
            <text:p text:style-name="P13">Filename</text:p>
          </table:table-cell>
          <table:table-cell table:style-name="Tabela19.A4" office:value-type="string">
            <text:p text:style-name="P13">SkyPulseIOC2.hex</text:p>
          </table:table-cell>
        </table:table-row>
        <table:table-row>
          <table:table-cell table:style-name="Tabela19.A5" table:number-columns-spanned="2" office:value-type="string" table:protected="true">
            <text:p text:style-name="P6">Build environment</text:p>
          </table:table-cell>
          <table:covered-table-cell/>
        </table:table-row>
        <table:table-row>
          <table:table-cell table:style-name="Tabela19.A6" office:value-type="string" table:protected="true">
            <text:p text:style-name="P13">Compiler</text:p>
          </table:table-cell>
          <table:table-cell table:style-name="Tabela19.A5" office:value-type="string">
            <text:p text:style-name="P13">Keil Uvison <text:s/>V5.23.0.0</text:p>
          </table:table-cell>
        </table:table-row>
        <table:table-row>
          <table:table-cell table:style-name="Tabela19.A6" office:value-type="string" table:protected="true">
            <text:p text:style-name="P13">Middleware</text:p>
          </table:table-cell>
          <table:table-cell table:style-name="Tabela19.A5" office:value-type="string">
            <text:p text:style-name="P13">/</text:p>
          </table:table-cell>
        </table:table-row>
        <table:table-row>
          <table:table-cell table:style-name="Tabela19.A6" office:value-type="string" table:protected="true">
            <text:p text:style-name="P13">Other development tool / version changed?</text:p>
          </table:table-cell>
          <table:table-cell table:style-name="Tabela19.A5" office:value-type="string">
            <text:p text:style-name="P13">/</text:p>
          </table:table-cell>
        </table:table-row>
      </table:table>
      <text:p text:style-name="P85"/>
      <text:p text:style-name="P85"/>
      <table:table table:name="Tabela20" table:style-name="Tabela20">
        <table:table-column table:style-name="Tabela20.A" table:number-columns-repeated="2"/>
        <table:table-column table:style-name="Tabela20.C"/>
        <table:table-row>
          <table:table-cell table:style-name="Tabela20.A1" office:value-type="string" table:protected="true">
            <text:p text:style-name="P8">Issue / Task</text:p>
          </table:table-cell>
          <table:table-cell table:style-name="Tabela20.A1" office:value-type="string" table:protected="true">
            <text:p text:style-name="P8">Implementation / Comment</text:p>
          </table:table-cell>
          <table:table-cell table:style-name="Tabela20.C1" office:value-type="string" table:protected="true">
            <text:p text:style-name="P15"><text:span text:style-name="T8">Status</text:span> <text:s text:c="3"/>(development / release)</text:p>
          </table:table-cell>
        </table:table-row>
        <table:table-row>
          <table:table-cell table:style-name="Tabela20.A2" office:value-type="string">
            <text:p text:style-name="P15">HW</text:p>
          </table:table-cell>
          <table:table-cell table:style-name="Tabela20.A2" office:value-type="string">
            <text:p text:style-name="P15">New HW control functions implemented</text:p>
            <text:p text:style-name="P15">- emergency crowbar</text:p>
            <text:p text:style-name="P15">- cooler flow sensor</text:p>
            <text:p text:style-name="P15">- LED interface</text:p>
            <text:p text:style-name="P15">- isolated footswitch interface</text:p>
            <text:p text:style-name="P15">- add footswitch serial port</text:p>
            <text:p text:style-name="P15">- speaker driver</text:p>
          </table:table-cell>
          <table:table-cell table:style-name="Tabela20.C2" table:number-rows-spanned="2" office:value-type="string">
            <text:p text:style-name="P17">Development phase</text:p>
          </table:table-cell>
        </table:table-row>
        <table:table-row>
          <table:table-cell table:style-name="Tabela20.A2" office:value-type="string">
            <text:p text:style-name="P15">SW</text:p>
          </table:table-cell>
          <table:table-cell table:style-name="Tabela20.A2" office:value-type="string">
            <text:p text:style-name="P15">SW functionality implemented</text:p>
            <text:p text:style-name="P15">- flow sensor implementation</text:p>
            <text:p text:style-name="P15">- spray setup console</text:p>
            <text:p text:style-name="P15">- error &amp; handling functionality</text:p>
            <text:p text:style-name="P15">- add. CAN comms added</text:p>
            <text:p text:style-name="P15">- minor bugs &amp; code cleaning</text:p>
          </table:table-cell>
          <table:covered-table-cell/>
        </table:table-row>
      </table:table>
      <text:p text:style-name="P85"/>
      <text:p text:style-name="P88"/>
      <text:p text:style-name="P85"><text:tab/>-------------------------------------------------------------------------------------------------------------------------------------------</text:p>
      <text:p text:style-name="P85"/>
      <table:table table:name="Tabela29" table:style-name="Tabela29">
        <table:table-column table:style-name="Tabela29.A"/>
        <table:table-column table:style-name="Tabela29.B"/>
        <table:table-row>
          <table:table-cell table:style-name="Tabela29.A1" office:value-type="string" table:protected="true">
            <text:p text:style-name="P6">SW version</text:p>
          </table:table-cell>
          <table:table-cell table:style-name="Tabela29.A1" office:value-type="string">
            <text:p text:style-name="P13">Development version 0.20</text:p>
          </table:table-cell>
        </table:table-row>
        <text:soft-page-break/>
        <table:table-row>
          <table:table-cell table:style-name="Tabela29.A1" office:value-type="string" table:protected="true">
            <text:p text:style-name="P13">Previous official version</text:p>
          </table:table-cell>
          <table:table-cell table:style-name="Tabela29.A1" office:value-type="string">
            <text:p text:style-name="P13">Development version 0.13</text:p>
          </table:table-cell>
        </table:table-row>
        <table:table-row>
          <table:table-cell table:style-name="Tabela29.A1" office:value-type="string" table:protected="true">
            <text:p text:style-name="P6">Change request</text:p>
          </table:table-cell>
          <table:table-cell table:style-name="Tabela29.A1" office:value-type="string">
            <text:p text:style-name="P13">Project status on <text:span text:style-name="T20">20</text:span>. 08. 2018</text:p>
          </table:table-cell>
        </table:table-row>
        <table:table-row>
          <table:table-cell table:style-name="Tabela29.A4" office:value-type="string" table:protected="true">
            <text:p text:style-name="P13">Filename</text:p>
          </table:table-cell>
          <table:table-cell table:style-name="Tabela29.A4" office:value-type="string">
            <text:p text:style-name="P13">SkyPulse.hex</text:p>
          </table:table-cell>
        </table:table-row>
        <table:table-row>
          <table:table-cell table:style-name="Tabela29.A5" table:number-columns-spanned="2" office:value-type="string" table:protected="true">
            <text:p text:style-name="P6">Build environment</text:p>
          </table:table-cell>
          <table:covered-table-cell/>
        </table:table-row>
        <table:table-row>
          <table:table-cell table:style-name="Tabela29.A6" office:value-type="string" table:protected="true">
            <text:p text:style-name="P13">Compiler</text:p>
          </table:table-cell>
          <table:table-cell table:style-name="Tabela29.A5" office:value-type="string">
            <text:p text:style-name="P13">Keil Uvison <text:s/>V5.23.0.0</text:p>
          </table:table-cell>
        </table:table-row>
        <table:table-row>
          <table:table-cell table:style-name="Tabela29.A6" office:value-type="string" table:protected="true">
            <text:p text:style-name="P13">Middleware</text:p>
          </table:table-cell>
          <table:table-cell table:style-name="Tabela29.A5" office:value-type="string">
            <text:p text:style-name="P13">STM32Cube FW_F4 V1.21.0</text:p>
          </table:table-cell>
        </table:table-row>
        <table:table-row>
          <table:table-cell table:style-name="Tabela29.A6" office:value-type="string" table:protected="true">
            <text:p text:style-name="P13">Other development tool / version changed?</text:p>
          </table:table-cell>
          <table:table-cell table:style-name="Tabela29.A5" office:value-type="string">
            <text:p text:style-name="P13">STM32CubeMX V4.25.0</text:p>
          </table:table-cell>
        </table:table-row>
      </table:table>
      <text:p text:style-name="P85"/>
      <text:p text:style-name="P85"/>
      <table:table table:name="Tabela30" table:style-name="Tabela30">
        <table:table-column table:style-name="Tabela30.A" table:number-columns-repeated="2"/>
        <table:table-column table:style-name="Tabela30.C"/>
        <table:table-row>
          <table:table-cell table:style-name="Tabela30.A1" office:value-type="string" table:protected="true">
            <text:p text:style-name="P8">Issue / Task</text:p>
          </table:table-cell>
          <table:table-cell table:style-name="Tabela30.A1" office:value-type="string" table:protected="true">
            <text:p text:style-name="P8">Implementation / Comment</text:p>
          </table:table-cell>
          <table:table-cell table:style-name="Tabela30.C1" office:value-type="string" table:protected="true">
            <text:p text:style-name="P15"><text:span text:style-name="T8">Status</text:span> <text:s text:c="3"/>(development / release)</text:p>
          </table:table-cell>
        </table:table-row>
        <table:table-row>
          <table:table-cell table:style-name="Tabela30.A2" table:number-rows-spanned="2" office:value-type="string">
            <text:p text:style-name="P15">Build</text:p>
          </table:table-cell>
          <table:table-cell table:style-name="Tabela30.A2" office:value-type="string">
            <text:p text:style-name="P15">This is rewritten version - the project structure, peripheral initialization and startup generated by <text:span text:style-name="T28">STM32CubeMX tool. Also using STM HAL libraries, FreeRTOS and FatFs middleware.</text:span></text:p>
          </table:table-cell>
          <table:table-cell table:style-name="Tabela30.C2" table:number-rows-spanned="4" office:value-type="string">
            <text:p text:style-name="P17">Development phase</text:p>
          </table:table-cell>
        </table:table-row>
        <table:table-row>
          <table:covered-table-cell/>
          <table:table-cell table:style-name="Tabela30.A2" office:value-type="string">
            <text:p text:style-name="P15">The SkyPulseNucleo and Lcd subsets from the project tree as well as the USB stack are used for <text:s/>development and emulation purposes only an will be removed.</text:p>
          </table:table-cell>
          <table:covered-table-cell/>
        </table:table-row>
        <table:table-row>
          <table:table-cell table:style-name="Tabela30.A2" office:value-type="string">
            <text:p text:style-name="P15">Spray Setup (Service)</text:p>
          </table:table-cell>
          <table:table-cell table:style-name="Tabela30.A2" office:value-type="string">
            <text:p text:style-name="P13">Cubic fit was implemented to evaluate the air-to-bottle backpressure.</text:p>
          </table:table-cell>
          <table:covered-table-cell/>
        </table:table-row>
        <table:table-row>
          <table:table-cell table:style-name="Tabela30.A2" office:value-type="string">
            <text:p text:style-name="P15">Error Management</text:p>
          </table:table-cell>
          <table:table-cell table:style-name="Tabela30.A2" office:value-type="string">
            <text:p text:style-name="P13">Minor modifications to the IOC to SYS CAN protocol.</text:p>
          </table:table-cell>
          <table:covered-table-cell/>
        </table:table-row>
      </table:table>
      <text:p text:style-name="P85"/>
      <text:p text:style-name="P85"/>
      <text:p text:style-name="P85"><text:tab/>-------------------------------------------------------------------------------------------------------------------------------------------</text:p>
      <text:p text:style-name="P85"/>
      <table:table table:name="Tabela39" table:style-name="Tabela39">
        <table:table-column table:style-name="Tabela39.A"/>
        <table:table-column table:style-name="Tabela39.B"/>
        <table:table-row>
          <table:table-cell table:style-name="Tabela39.A1" office:value-type="string" table:protected="true">
            <text:p text:style-name="P6">SW version</text:p>
          </table:table-cell>
          <table:table-cell table:style-name="Tabela39.A1" office:value-type="string">
            <text:p text:style-name="P17">Development version <text:s/>- <text:s/>0.23</text:p>
          </table:table-cell>
        </table:table-row>
        <table:table-row>
          <table:table-cell table:style-name="Tabela39.A1" office:value-type="string" table:protected="true">
            <text:p text:style-name="P13">Previous official version</text:p>
          </table:table-cell>
          <table:table-cell table:style-name="Tabela39.A1" office:value-type="string">
            <text:p text:style-name="P17">Development version 0.20</text:p>
          </table:table-cell>
        </table:table-row>
        <table:table-row>
          <table:table-cell table:style-name="Tabela39.A1" office:value-type="string" table:protected="true">
            <text:p text:style-name="P6">Change request</text:p>
          </table:table-cell>
          <table:table-cell table:style-name="Tabela39.A1" office:value-type="string">
            <text:p text:style-name="P17">Project status on <text:span text:style-name="T20">23</text:span>. 11. 2018</text:p>
          </table:table-cell>
        </table:table-row>
        <table:table-row>
          <table:table-cell table:style-name="Tabela39.A4" office:value-type="string" table:protected="true">
            <text:p text:style-name="P13">Filename</text:p>
          </table:table-cell>
          <table:table-cell table:style-name="Tabela39.A4" office:value-type="string">
            <text:p text:style-name="P17">SkyPulse.hex</text:p>
          </table:table-cell>
        </table:table-row>
        <table:table-row>
          <table:table-cell table:style-name="Tabela39.A5" table:number-columns-spanned="2" office:value-type="string" table:protected="true">
            <text:p text:style-name="P6">Build environment</text:p>
          </table:table-cell>
          <table:covered-table-cell/>
        </table:table-row>
        <table:table-row>
          <table:table-cell table:style-name="Tabela39.A6" office:value-type="string" table:protected="true">
            <text:p text:style-name="P13">Compiler</text:p>
          </table:table-cell>
          <table:table-cell table:style-name="Tabela39.A5" office:value-type="string">
            <text:p text:style-name="P13">Keil Uvison <text:s/>V5.23.0.0</text:p>
          </table:table-cell>
        </table:table-row>
        <table:table-row>
          <table:table-cell table:style-name="Tabela39.A6" office:value-type="string" table:protected="true">
            <text:p text:style-name="P13">Middleware</text:p>
          </table:table-cell>
          <table:table-cell table:style-name="Tabela39.A5" office:value-type="string">
            <text:p text:style-name="P13">STM32Cube FW_F4 V1.21.0</text:p>
          </table:table-cell>
        </table:table-row>
        <table:table-row>
          <table:table-cell table:style-name="Tabela39.A6" office:value-type="string" table:protected="true">
            <text:p text:style-name="P13">Other development tool / version changed?</text:p>
          </table:table-cell>
          <table:table-cell table:style-name="Tabela39.A5" office:value-type="string">
            <text:p text:style-name="P13">STM32CubeMX V4.25.0</text:p>
          </table:table-cell>
        </table:table-row>
      </table:table>
      <text:p text:style-name="P85"/>
      <text:p text:style-name="P85"/>
      <table:table table:name="Tabela40" table:style-name="Tabela40">
        <table:table-column table:style-name="Tabela40.A" table:number-columns-repeated="2"/>
        <table:table-column table:style-name="Tabela40.C"/>
        <table:table-row>
          <table:table-cell table:style-name="Tabela40.A1" office:value-type="string" table:protected="true">
            <text:p text:style-name="P8">Issue / Task</text:p>
          </table:table-cell>
          <table:table-cell table:style-name="Tabela40.A1" office:value-type="string" table:protected="true">
            <text:p text:style-name="P8">Implementation / Comment</text:p>
          </table:table-cell>
          <table:table-cell table:style-name="Tabela40.C1" office:value-type="string" table:protected="true">
            <text:p text:style-name="P15"><text:span text:style-name="T8">Status</text:span> <text:s text:c="3"/>(development / release)</text:p>
          </table:table-cell>
        </table:table-row>
        <table:table-row>
          <table:table-cell table:style-name="Tabela40.A2" office:value-type="string">
            <text:p text:style-name="P21">- flow sensor</text:p>
            <text:p text:style-name="P21"/>
          </table:table-cell>
          <table:table-cell table:style-name="Tabela40.A2" office:value-type="string">
            <text:p text:style-name="P21">- support for HW V1.3 added,</text:p>
            <text:p text:style-name="P21">- flow sensor control added,</text:p>
            <text:p text:style-name="P21">- console modification.</text:p>
          </table:table-cell>
          <table:table-cell table:style-name="Tabela40.C2" table:number-rows-spanned="3" office:value-type="string">
            <text:p text:style-name="P15">Development phase - testing house</text:p>
          </table:table-cell>
        </table:table-row>
        <table:table-row>
          <table:table-cell table:style-name="Tabela40.A2" office:value-type="string">
            <text:p text:style-name="P21">- DL</text:p>
          </table:table-cell>
          <table:table-cell table:style-name="Tabela40.A2" office:value-type="string">
            <text:p text:style-name="P21">- DL control functionality added (upper limit crowbar,</text:p>
            <text:p text:style-name="P21">- CAN protocol updated,</text:p>
            <text:p text:style-name="P21">- diagnostic message list updated. </text:p>
          </table:table-cell>
          <table:covered-table-cell/>
        </table:table-row>
        <table:table-row>
          <table:table-cell table:style-name="Tabela40.A2" office:value-type="string">
            <text:p text:style-name="P21">- error handling </text:p>
          </table:table-cell>
          <table:table-cell table:style-name="Tabela40.A2" office:value-type="string">
            <text:p text:style-name="P21">- rewritten to avoid CAN overload due to the continuous errors,</text:p>
            <text:p text:style-name="P21">- timing &amp; operational mode checks added for EC20, DL and SYS... according to risk analysis &amp; CAN timing diagram. </text:p>
          </table:table-cell>
          <table:covered-table-cell/>
        </table:table-row>
      </table:table>
      <text:p text:style-name="P85"/>
      <text:p text:style-name="P85"/>
      <text:p text:style-name="P85"><text:tab/>-------------------------------------------------------------------------------------------------------------------------------------------</text:p>
      <text:p text:style-name="P85"><text:soft-page-break/></text:p>
      <table:table table:name="Tabela49" table:style-name="Tabela49">
        <table:table-column table:style-name="Tabela49.A"/>
        <table:table-column table:style-name="Tabela49.B"/>
        <table:table-row>
          <table:table-cell table:style-name="Tabela49.A1" office:value-type="string" table:protected="true">
            <text:p text:style-name="P6">SW version</text:p>
          </table:table-cell>
          <table:table-cell table:style-name="Tabela49.B1" office:value-type="string">
            <text:p text:style-name="P17">Development version <text:s/>- <text:s/>0.26</text:p>
          </table:table-cell>
        </table:table-row>
        <table:table-row>
          <table:table-cell table:style-name="Tabela49.A1" office:value-type="string" table:protected="true">
            <text:p text:style-name="P13">Previous official version</text:p>
          </table:table-cell>
          <table:table-cell table:style-name="Tabela49.B1" office:value-type="string">
            <text:p text:style-name="P17">Development version 0.23</text:p>
          </table:table-cell>
        </table:table-row>
        <table:table-row>
          <table:table-cell table:style-name="Tabela49.A1" office:value-type="string" table:protected="true">
            <text:p text:style-name="P6">Change request</text:p>
          </table:table-cell>
          <table:table-cell table:style-name="Tabela49.B1" office:value-type="string">
            <text:p text:style-name="P17">Project status on <text:span text:style-name="T20">18</text:span>. 03. 2019</text:p>
          </table:table-cell>
        </table:table-row>
        <table:table-row>
          <table:table-cell table:style-name="Tabela49.A4" office:value-type="string" table:protected="true">
            <text:p text:style-name="P13">Filename</text:p>
          </table:table-cell>
          <table:table-cell table:style-name="Tabela49.A4" office:value-type="string">
            <text:p text:style-name="P17">SkyPulse.hex</text:p>
          </table:table-cell>
        </table:table-row>
        <table:table-row>
          <table:table-cell table:style-name="Tabela49.A5" table:number-columns-spanned="2" office:value-type="string" table:protected="true">
            <text:p text:style-name="P6">Build environment</text:p>
          </table:table-cell>
          <table:covered-table-cell/>
        </table:table-row>
        <table:table-row>
          <table:table-cell table:style-name="Tabela49.A6" office:value-type="string" table:protected="true">
            <text:p text:style-name="P13">Compiler</text:p>
          </table:table-cell>
          <table:table-cell table:style-name="Tabela49.A5" office:value-type="string">
            <text:p text:style-name="P13">Keil Uvison <text:s/>V5.23.0.0</text:p>
          </table:table-cell>
        </table:table-row>
        <table:table-row>
          <table:table-cell table:style-name="Tabela49.A6" office:value-type="string" table:protected="true">
            <text:p text:style-name="P13">Middleware</text:p>
          </table:table-cell>
          <table:table-cell table:style-name="Tabela49.A5" office:value-type="string">
            <text:p text:style-name="P13">STM32Cube FW_F4 V1.21.0</text:p>
          </table:table-cell>
        </table:table-row>
        <table:table-row>
          <table:table-cell table:style-name="Tabela49.A6" office:value-type="string" table:protected="true">
            <text:p text:style-name="P13">Other development tool / version changed?</text:p>
          </table:table-cell>
          <table:table-cell table:style-name="Tabela49.A5" office:value-type="string">
            <text:p text:style-name="P13">STM32CubeMX V4.25.0</text:p>
          </table:table-cell>
        </table:table-row>
      </table:table>
      <text:p text:style-name="P85"/>
      <text:p text:style-name="P85"/>
      <table:table table:name="Tabela50" table:style-name="Tabela50">
        <table:table-column table:style-name="Tabela50.A" table:number-columns-repeated="2"/>
        <table:table-column table:style-name="Tabela50.C"/>
        <table:table-row>
          <table:table-cell table:style-name="Tabela50.A1" office:value-type="string" table:protected="true">
            <text:p text:style-name="P6">Issue / Task</text:p>
          </table:table-cell>
          <table:table-cell table:style-name="Tabela50.A1" office:value-type="string" table:protected="true">
            <text:p text:style-name="P6">Implementation / Comment</text:p>
          </table:table-cell>
          <table:table-cell table:style-name="Tabela50.C1" office:value-type="string" table:protected="true">
            <text:p text:style-name="P13"><text:span text:style-name="T8">Status</text:span> <text:s text:c="3"/>(development / release)</text:p>
          </table:table-cell>
        </table:table-row>
        <table:table-row>
          <table:table-cell table:style-name="Tabela50.A2" table:number-rows-spanned="2" office:value-type="string">
            <text:p text:style-name="P17">Cooler dual temp. sensor </text:p>
          </table:table-cell>
          <table:table-cell table:style-name="Tabela50.A2" office:value-type="string">
            <text:p text:style-name="P17">An error message was implemented to indicate difference in measurement greater than ~2 degrees</text:p>
          </table:table-cell>
          <table:table-cell table:style-name="Tabela50.C2" table:number-rows-spanned="7" office:value-type="string">
            <text:p text:style-name="P17">Development phase - <text:span text:style-name="T32">release for testing house</text:span></text:p>
          </table:table-cell>
        </table:table-row>
        <table:table-row>
          <table:covered-table-cell/>
          <table:table-cell table:style-name="Tabela50.A2" office:value-type="string">
            <text:p text:style-name="P17">The highest <text:s text:c="2"/>temp. allowed is set to 55 deg. </text:p>
          </table:table-cell>
          <table:covered-table-cell/>
        </table:table-row>
        <table:table-row>
          <table:table-cell table:style-name="Tabela50.A2" table:number-rows-spanned="2" office:value-type="string">
            <text:p text:style-name="P17">DL energy control</text:p>
          </table:table-cell>
          <table:table-cell table:style-name="Tabela50.A2" office:value-type="string">
            <text:p text:style-name="P17">A dual averaging reference filter was introduced to control <text:s/>DL photodiode sensors response in real time. </text:p>
          </table:table-cell>
          <table:covered-table-cell/>
        </table:table-row>
        <table:table-row>
          <table:covered-table-cell/>
          <table:table-cell table:style-name="Tabela50.A2" office:value-type="string">
            <text:p text:style-name="P17">CAN protocol updated; messages from DL and SYS are used to compile ref. filter parameters</text:p>
          </table:table-cell>
          <table:covered-table-cell/>
        </table:table-row>
        <table:table-row>
          <table:table-cell table:style-name="Tabela50.A2" table:number-rows-spanned="2" office:value-type="string">
            <text:p text:style-name="P17">EC20 overheat </text:p>
          </table:table-cell>
          <table:table-cell table:style-name="Tabela50.A2" office:value-type="string">
            <text:p text:style-name="P17">A separate console for DL (F4)</text:p>
          </table:table-cell>
          <table:covered-table-cell/>
        </table:table-row>
        <table:table-row>
          <table:covered-table-cell/>
          <table:table-cell table:style-name="Tabela50.A2" office:value-type="string">
            <text:p text:style-name="P17">Four different levels for cooling fan, controlled by SYS </text:p>
          </table:table-cell>
          <table:covered-table-cell/>
        </table:table-row>
        <table:table-row>
          <table:table-cell table:style-name="Tabela50.A2" office:value-type="string">
            <text:p text:style-name="P17">Bug: when used, spray remained active in case of other, non related system failures</text:p>
          </table:table-cell>
          <table:table-cell table:style-name="Tabela50.A2" office:value-type="string">
            <text:p text:style-name="P17">CAN protocol updated</text:p>
          </table:table-cell>
          <table:covered-table-cell/>
        </table:table-row>
      </table:table>
      <text:p text:style-name="P85"/>
      <text:p text:style-name="P85"/>
      <text:p text:style-name="P85"><text:tab/>-------------------------------------------------------------------------------------------------------------------------------------------</text:p>
      <text:p text:style-name="P85"/>
      <table:table table:name="Tabela65" table:style-name="Tabela65">
        <table:table-column table:style-name="Tabela65.A"/>
        <table:table-column table:style-name="Tabela65.B"/>
        <table:table-row>
          <table:table-cell table:style-name="Tabela65.A1" office:value-type="string" table:protected="true">
            <text:p text:style-name="P6">SW version</text:p>
          </table:table-cell>
          <table:table-cell table:style-name="Tabela65.A1" office:value-type="string">
            <text:p text:style-name="P17">Development version <text:s/>- <text:s/>0.29</text:p>
          </table:table-cell>
        </table:table-row>
        <table:table-row>
          <table:table-cell table:style-name="Tabela65.A1" office:value-type="string" table:protected="true">
            <text:p text:style-name="P13">Previous official version</text:p>
          </table:table-cell>
          <table:table-cell table:style-name="Tabela65.A1" office:value-type="string">
            <text:p text:style-name="P17">Development version 0.26</text:p>
          </table:table-cell>
        </table:table-row>
        <table:table-row>
          <table:table-cell table:style-name="Tabela65.A1" office:value-type="string" table:protected="true">
            <text:p text:style-name="P6">Change request</text:p>
          </table:table-cell>
          <table:table-cell table:style-name="Tabela65.A1" office:value-type="string">
            <text:p text:style-name="P17">Project status on <text:span text:style-name="T20">02</text:span>. 07. 2019</text:p>
          </table:table-cell>
        </table:table-row>
        <table:table-row>
          <table:table-cell table:style-name="Tabela65.A4" office:value-type="string" table:protected="true">
            <text:p text:style-name="P13">Filename</text:p>
          </table:table-cell>
          <table:table-cell table:style-name="Tabela65.A4" office:value-type="string">
            <text:p text:style-name="P17">SkyPulse.hex</text:p>
          </table:table-cell>
        </table:table-row>
        <table:table-row>
          <table:table-cell table:style-name="Tabela65.A5" table:number-columns-spanned="2" office:value-type="string" table:protected="true">
            <text:p text:style-name="P6">Build environment</text:p>
          </table:table-cell>
          <table:covered-table-cell/>
        </table:table-row>
        <table:table-row>
          <table:table-cell table:style-name="Tabela65.A6" office:value-type="string" table:protected="true">
            <text:p text:style-name="P13">Compiler</text:p>
          </table:table-cell>
          <table:table-cell table:style-name="Tabela65.A5" office:value-type="string">
            <text:p text:style-name="P13">Keil Uvison <text:s/>V5.23.0.0</text:p>
          </table:table-cell>
        </table:table-row>
        <table:table-row>
          <table:table-cell table:style-name="Tabela65.A6" office:value-type="string" table:protected="true">
            <text:p text:style-name="P13">Middleware</text:p>
          </table:table-cell>
          <table:table-cell table:style-name="Tabela65.A5" office:value-type="string">
            <text:p text:style-name="P13">STM32Cube FW_F4 V1.21.0</text:p>
          </table:table-cell>
        </table:table-row>
        <table:table-row>
          <table:table-cell table:style-name="Tabela65.A6" office:value-type="string" table:protected="true">
            <text:p text:style-name="P13">Other development tool / version changed?</text:p>
          </table:table-cell>
          <table:table-cell table:style-name="Tabela65.A5" office:value-type="string">
            <text:p text:style-name="P13">STM32CubeMX V4.25.0</text:p>
          </table:table-cell>
        </table:table-row>
      </table:table>
      <text:p text:style-name="P85"/>
      <text:p text:style-name="P85"/>
      <table:table table:name="Tabela66" table:style-name="Tabela66">
        <table:table-column table:style-name="Tabela66.A" table:number-columns-repeated="2"/>
        <table:table-column table:style-name="Tabela66.C"/>
        <table:table-row>
          <table:table-cell table:style-name="Tabela66.A1" office:value-type="string" table:protected="true">
            <text:p text:style-name="P6">Issue / Task</text:p>
          </table:table-cell>
          <table:table-cell table:style-name="Tabela66.A1" office:value-type="string" table:protected="true">
            <text:p text:style-name="P6">Implementation / Comment</text:p>
          </table:table-cell>
          <table:table-cell table:style-name="Tabela66.C1" office:value-type="string" table:protected="true">
            <text:p text:style-name="P13"><text:span text:style-name="T8">Status</text:span> <text:s text:c="3"/>(development / release)</text:p>
          </table:table-cell>
        </table:table-row>
        <table:table-row>
          <table:table-cell table:style-name="Tabela66.A2" office:value-type="string">
            <text:p text:style-name="P13">Bug was found on DL control module synchronization</text:p>
            <text:p text:style-name="P13"/>
            <text:p text:style-name="P13"/>
            <text:p text:style-name="P13"/>
          </table:table-cell>
          <table:table-cell table:style-name="Tabela66.A2" office:value-type="string">
            <text:p text:style-name="P13">During the operation, IOC is <text:s/>continuously following the DL performance <text:s/>by means of <text:s text:c="2"/>a matching lowpass filter, <text:s/>averaging and comparing the DL photodiode response <text:s/>with the preset values from the SYS. <text:s/>The matching filter should be synchronized with the currently active channel ( not only the channel 1 as before)</text:p>
          </table:table-cell>
          <table:table-cell table:style-name="Tabela66.C2" table:number-rows-spanned="2" office:value-type="string">
            <text:p text:style-name="P13">Development phase</text:p>
          </table:table-cell>
        </table:table-row>
        <table:table-row>
          <table:table-cell table:style-name="Tabela66.A2" office:value-type="string">
            <text:p text:style-name="P13">Console modification</text:p>
          </table:table-cell>
          <table:table-cell table:style-name="Tabela66.A2" office:value-type="string">
            <text:p text:style-name="P13">Within the IOC console and for testing purposes only, it is possible to mask (enable/disable) <text:s/>individual errors. The possibility to activate all errors at once was removed, since it can cause the overflow of the CAN bus and block the system controller.</text:p>
          </table:table-cell>
          <table:covered-table-cell/>
        </table:table-row>
      </table:table>
      <text:p text:style-name="P85"/>
      <text:p text:style-name="P85"/>
      <text:p text:style-name="P85"><text:tab/>-------------------------------------------------------------------------------------------------------------------------------------------</text:p>
      <text:p text:style-name="P85"/>
      <table:table table:name="Tabela67" table:style-name="Tabela67">
        <table:table-column table:style-name="Tabela67.A"/>
        <table:table-column table:style-name="Tabela67.B"/>
        <table:table-row>
          <table:table-cell table:style-name="Tabela67.A1" office:value-type="string" table:protected="true">
            <text:p text:style-name="P6">SW version</text:p>
          </table:table-cell>
          <table:table-cell table:style-name="Tabela67.A1" office:value-type="string">
            <text:p text:style-name="P17">Official release <text:s/>- <text:s/>1.00</text:p>
          </table:table-cell>
        </table:table-row>
        <table:table-row>
          <table:table-cell table:style-name="Tabela67.A1" office:value-type="string" table:protected="true">
            <text:p text:style-name="P13">Previous official version</text:p>
          </table:table-cell>
          <table:table-cell table:style-name="Tabela67.A1" office:value-type="string">
            <text:p text:style-name="P17">Development version 0.29</text:p>
          </table:table-cell>
        </table:table-row>
        <table:table-row>
          <table:table-cell table:style-name="Tabela67.A1" office:value-type="string" table:protected="true">
            <text:p text:style-name="P6">Change request</text:p>
          </table:table-cell>
          <table:table-cell table:style-name="Tabela67.A1" office:value-type="string">
            <text:p text:style-name="P17">Project status on <text:span text:style-name="T20">27</text:span>. 08. 2019</text:p>
          </table:table-cell>
        </table:table-row>
        <table:table-row>
          <table:table-cell table:style-name="Tabela67.A4" office:value-type="string" table:protected="true">
            <text:p text:style-name="P13">Filename</text:p>
          </table:table-cell>
          <table:table-cell table:style-name="Tabela67.A4" office:value-type="string">
            <text:p text:style-name="P17">SkyPulse.hex</text:p>
          </table:table-cell>
        </table:table-row>
        <table:table-row>
          <table:table-cell table:style-name="Tabela67.A5" table:number-columns-spanned="2" office:value-type="string" table:protected="true">
            <text:p text:style-name="P6">Build environment</text:p>
          </table:table-cell>
          <table:covered-table-cell/>
        </table:table-row>
        <table:table-row>
          <table:table-cell table:style-name="Tabela67.A6" office:value-type="string" table:protected="true">
            <text:p text:style-name="P13">Compiler</text:p>
          </table:table-cell>
          <table:table-cell table:style-name="Tabela67.A5" office:value-type="string">
            <text:p text:style-name="P13">Keil Uvison <text:s/>V5.23.0.0</text:p>
          </table:table-cell>
        </table:table-row>
        <table:table-row>
          <table:table-cell table:style-name="Tabela67.A6" office:value-type="string" table:protected="true">
            <text:p text:style-name="P13">Middleware</text:p>
          </table:table-cell>
          <table:table-cell table:style-name="Tabela67.A5" office:value-type="string">
            <text:p text:style-name="P13">STM32Cube FW_F4 V1.21.0</text:p>
          </table:table-cell>
        </table:table-row>
        <table:table-row>
          <table:table-cell table:style-name="Tabela67.A6" office:value-type="string" table:protected="true">
            <text:p text:style-name="P13">Other development tool / version changed?</text:p>
          </table:table-cell>
          <table:table-cell table:style-name="Tabela67.A5" office:value-type="string">
            <text:p text:style-name="P13">STM32CubeMX V4.25.0</text:p>
          </table:table-cell>
        </table:table-row>
      </table:table>
      <text:p text:style-name="P85"/>
      <text:p text:style-name="P85"/>
      <table:table table:name="Tabela68" table:style-name="Tabela68">
        <table:table-column table:style-name="Tabela68.A" table:number-columns-repeated="2"/>
        <table:table-column table:style-name="Tabela68.C"/>
        <table:table-row>
          <table:table-cell table:style-name="Tabela68.A1" office:value-type="string" table:protected="true">
            <text:p text:style-name="P8">Issue / Task</text:p>
          </table:table-cell>
          <table:table-cell table:style-name="Tabela68.A1" office:value-type="string" table:protected="true">
            <text:p text:style-name="P8">Implementation / Comment</text:p>
          </table:table-cell>
          <table:table-cell table:style-name="Tabela68.C1" office:value-type="string" table:protected="true">
            <text:p text:style-name="P15"><text:span text:style-name="T8">Status</text:span> <text:s text:c="3"/>(development / release)</text:p>
          </table:table-cell>
        </table:table-row>
        <table:table-row>
          <table:table-cell table:style-name="Tabela68.A2" office:value-type="string">
            <text:p text:style-name="P21">Fiber Tip Replacement mode support added</text:p>
            <text:p text:style-name="P21"/>
            <text:p text:style-name="P21"/>
            <text:p text:style-name="P21"><text:s/></text:p>
          </table:table-cell>
          <table:table-cell table:style-name="Tabela68.A2" office:value-type="string">
            <text:p text:style-name="P21">Following a specific combination of spray parameters in the SYS CAN message, an adequate <text:s/>configuration on valves overrides the existing spray regulator, thus reducing the water and dirt contamination in the inner space of the handpiece by air flow.</text:p>
          </table:table-cell>
          <table:table-cell table:style-name="Tabela68.C2" table:number-rows-spanned="2" office:value-type="string">
            <text:p text:style-name="P21">Official release</text:p>
          </table:table-cell>
        </table:table-row>
        <table:table-row>
          <table:table-cell table:style-name="Tabela68.A2" office:value-type="string">
            <text:p text:style-name="P121">Pump slow start</text:p>
          </table:table-cell>
          <table:table-cell table:style-name="Tabela68.A2" office:value-type="string">
            <text:p text:style-name="P21">The pump cavitation noise is reduced by means of <text:s/>faster pump-on interval.</text:p>
          </table:table-cell>
          <table:covered-table-cell/>
        </table:table-row>
      </table:table>
      <text:p text:style-name="P85"/>
      <text:p text:style-name="P85"/>
      <text:p text:style-name="P85"><text:tab/>-------------------------------------------------------------------------------------------------------------------------------------------</text:p>
      <text:p text:style-name="P85"/>
      <table:table table:name="Tabela97" table:style-name="Tabela97">
        <table:table-column table:style-name="Tabela97.A"/>
        <table:table-column table:style-name="Tabela97.B"/>
        <table:table-row>
          <table:table-cell table:style-name="Tabela97.A1" office:value-type="string" table:protected="true">
            <text:p text:style-name="P6">SW version</text:p>
          </table:table-cell>
          <table:table-cell table:style-name="Tabela97.A1" office:value-type="string">
            <text:p text:style-name="P17">1.0.1</text:p>
          </table:table-cell>
        </table:table-row>
        <table:table-row>
          <table:table-cell table:style-name="Tabela97.A1" office:value-type="string" table:protected="true">
            <text:p text:style-name="P13">Previous official version</text:p>
          </table:table-cell>
          <table:table-cell table:style-name="Tabela97.A1" office:value-type="string">
            <text:p text:style-name="P17">1.0.0.</text:p>
          </table:table-cell>
        </table:table-row>
        <table:table-row>
          <table:table-cell table:style-name="Tabela97.A1" office:value-type="string" table:protected="true">
            <text:p text:style-name="P6">Change request</text:p>
          </table:table-cell>
          <table:table-cell table:style-name="Tabela97.A1" office:value-type="string">
            <text:p text:style-name="P17">I-9498</text:p>
          </table:table-cell>
        </table:table-row>
        <table:table-row>
          <table:table-cell table:style-name="Tabela97.A4" office:value-type="string" table:protected="true">
            <text:p text:style-name="P13">Filename</text:p>
          </table:table-cell>
          <table:table-cell table:style-name="Tabela97.A4" office:value-type="string">
            <text:p text:style-name="P17">SkyPulse.hex</text:p>
          </table:table-cell>
        </table:table-row>
        <table:table-row>
          <table:table-cell table:style-name="Tabela97.A5" table:number-columns-spanned="2" office:value-type="string" table:protected="true">
            <text:p text:style-name="P6">Build environment</text:p>
          </table:table-cell>
          <table:covered-table-cell/>
        </table:table-row>
        <table:table-row>
          <table:table-cell table:style-name="Tabela97.A6" office:value-type="string" table:protected="true">
            <text:p text:style-name="P13">Compiler</text:p>
          </table:table-cell>
          <table:table-cell table:style-name="Tabela97.A5" office:value-type="string">
            <text:p text:style-name="P13">Keil Uvison <text:s/>V5.23.0.0</text:p>
          </table:table-cell>
        </table:table-row>
        <table:table-row>
          <table:table-cell table:style-name="Tabela97.A6" office:value-type="string" table:protected="true">
            <text:p text:style-name="P13">Middleware</text:p>
          </table:table-cell>
          <table:table-cell table:style-name="Tabela97.A5" office:value-type="string">
            <text:p text:style-name="P13">STM32Cube FW_F4 V1.21.0</text:p>
          </table:table-cell>
        </table:table-row>
        <table:table-row>
          <table:table-cell table:style-name="Tabela97.A6" office:value-type="string" table:protected="true">
            <text:p text:style-name="P13">Other development tool / version changed?</text:p>
          </table:table-cell>
          <table:table-cell table:style-name="Tabela97.A5" office:value-type="string">
            <text:p text:style-name="P13">STM32CubeMX V4.25.0</text:p>
          </table:table-cell>
        </table:table-row>
      </table:table>
      <text:p text:style-name="P85"/>
      <text:p text:style-name="P85"/>
      <table:table table:name="Tabela98" table:style-name="Tabela98">
        <table:table-column table:style-name="Tabela98.A" table:number-columns-repeated="2"/>
        <table:table-column table:style-name="Tabela98.C"/>
        <table:table-row>
          <table:table-cell table:style-name="Tabela98.A1" office:value-type="string" table:protected="true">
            <text:p text:style-name="P6">Issue / Task</text:p>
          </table:table-cell>
          <table:table-cell table:style-name="Tabela98.A1" office:value-type="string" table:protected="true">
            <text:p text:style-name="P6">Implementation / Comment</text:p>
          </table:table-cell>
          <table:table-cell table:style-name="Tabela98.C1" office:value-type="string" table:protected="true">
            <text:p text:style-name="P13"><text:span text:style-name="T8">Status</text:span> <text:s text:c="3"/>(development / release)</text:p>
          </table:table-cell>
        </table:table-row>
        <table:table-row>
          <table:table-cell table:style-name="Tabela98.A2" office:value-type="string">
            <text:p text:style-name="P20">Pump diagnostnics delay</text:p>
          </table:table-cell>
          <table:table-cell table:style-name="Tabela98.A2" office:value-type="string">
            <text:p text:style-name="P20">After switching on, diagnostics/supervising <text:s/>of <text:s/>the cooling subsystem requires a 3 secs delay to allow <text:s/>the sensors to set up. Due to the recent changes of the filter/flow sensor, this delay was increased to 6 secs to allow the startup after <text:s/>refill.</text:p>
          </table:table-cell>
          <table:table-cell table:style-name="Tabela98.C2" office:value-type="string">
            <text:p text:style-name="P17">Implemented and </text:p>
            <text:p text:style-name="P17">released with change I-9498</text:p>
          </table:table-cell>
        </table:table-row>
      </table:table>
      <text:p text:style-name="P85"/>
      <text:p text:style-name="P85"/>
      <text:p text:style-name="P85"><text:tab/>-------------------------------------------------------------------------------------------------------------------------------------------</text:p>
      <text:p text:style-name="P85"><text:soft-page-break/></text:p>
      <table:table table:name="Tabela103" table:style-name="Tabela103">
        <table:table-column table:style-name="Tabela103.A"/>
        <table:table-column table:style-name="Tabela103.B"/>
        <table:table-row>
          <table:table-cell table:style-name="Tabela103.A1" office:value-type="string" table:protected="true">
            <text:p text:style-name="P6">SW version</text:p>
          </table:table-cell>
          <table:table-cell table:style-name="Tabela103.A1" office:value-type="string">
            <text:p text:style-name="P17">1.0.5</text:p>
          </table:table-cell>
        </table:table-row>
        <table:table-row>
          <table:table-cell table:style-name="Tabela103.A1" office:value-type="string" table:protected="true">
            <text:p text:style-name="P13">Previous official version</text:p>
          </table:table-cell>
          <table:table-cell table:style-name="Tabela103.A1" office:value-type="string">
            <text:p text:style-name="P17">1.0.1</text:p>
          </table:table-cell>
        </table:table-row>
        <table:table-row>
          <table:table-cell table:style-name="Tabela103.A1" office:value-type="string" table:protected="true">
            <text:p text:style-name="P6">Change request</text:p>
          </table:table-cell>
          <table:table-cell table:style-name="Tabela103.A1" office:value-type="string">
            <text:p text:style-name="P17">I-9369</text:p>
          </table:table-cell>
        </table:table-row>
        <table:table-row>
          <table:table-cell table:style-name="Tabela103.A4" office:value-type="string" table:protected="true">
            <text:p text:style-name="P13">Filename</text:p>
          </table:table-cell>
          <table:table-cell table:style-name="Tabela103.A4" office:value-type="string">
            <text:p text:style-name="P17">SkyPulse.hex</text:p>
          </table:table-cell>
        </table:table-row>
        <table:table-row>
          <table:table-cell table:style-name="Tabela103.A5" table:number-columns-spanned="2" office:value-type="string" table:protected="true">
            <text:p text:style-name="P6">Build environment</text:p>
          </table:table-cell>
          <table:covered-table-cell/>
        </table:table-row>
        <table:table-row>
          <table:table-cell table:style-name="Tabela103.A6" office:value-type="string" table:protected="true">
            <text:p text:style-name="P13">Compiler</text:p>
          </table:table-cell>
          <table:table-cell table:style-name="Tabela103.A5" office:value-type="string">
            <text:p text:style-name="P13">Keil Uvison <text:s/>V5.23.0.0</text:p>
          </table:table-cell>
        </table:table-row>
        <table:table-row>
          <table:table-cell table:style-name="Tabela103.A6" office:value-type="string" table:protected="true">
            <text:p text:style-name="P13">Middleware</text:p>
          </table:table-cell>
          <table:table-cell table:style-name="Tabela103.A5" office:value-type="string">
            <text:p text:style-name="P13">STM32Cube FW_F4 V1.21.0</text:p>
          </table:table-cell>
        </table:table-row>
        <table:table-row>
          <table:table-cell table:style-name="Tabela103.A6" office:value-type="string" table:protected="true">
            <text:p text:style-name="P13">Other development tool / version changed?</text:p>
          </table:table-cell>
          <table:table-cell table:style-name="Tabela103.A5" office:value-type="string">
            <text:p text:style-name="P13">STM32CubeMX V4.25.0</text:p>
          </table:table-cell>
        </table:table-row>
      </table:table>
      <text:p text:style-name="P85"/>
      <text:p text:style-name="P85"/>
      <table:table table:name="Tabela104" table:style-name="Tabela104">
        <table:table-column table:style-name="Tabela104.A" table:number-columns-repeated="2"/>
        <table:table-column table:style-name="Tabela104.C"/>
        <table:table-row>
          <table:table-cell table:style-name="Tabela104.A1" office:value-type="string" table:protected="true">
            <text:p text:style-name="P8">Issue / Task</text:p>
          </table:table-cell>
          <table:table-cell table:style-name="Tabela104.A1" office:value-type="string" table:protected="true">
            <text:p text:style-name="P8">Implementation / Comment</text:p>
          </table:table-cell>
          <table:table-cell table:style-name="Tabela104.C1" office:value-type="string" table:protected="true">
            <text:p text:style-name="P15"><text:span text:style-name="T8">Status</text:span> <text:s text:c="3"/>(development / release)</text:p>
          </table:table-cell>
        </table:table-row>
        <table:table-row>
          <table:table-cell table:style-name="Tabela104.A2" office:value-type="string">
            <text:p text:style-name="P21">Additional fan boost </text:p>
          </table:table-cell>
          <table:table-cell table:style-name="Tabela104.A2" office:value-type="string">
            <text:p text:style-name="P21">Fan boost level (85%) added <text:s/>for DL application. IOC state req. message (0x200) format modified accordingly</text:p>
          </table:table-cell>
          <table:table-cell table:style-name="Tabela104.C2" table:number-rows-spanned="3" office:value-type="string">
            <text:p text:style-name="P15">I<text:span text:style-name="T7">mplemented and </text:span></text:p>
            <text:p text:style-name="P17">released with change </text:p>
            <text:p text:style-name="P17">I-9369.</text:p>
          </table:table-cell>
        </table:table-row>
        <table:table-row>
          <table:table-cell table:style-name="Tabela104.A2" office:value-type="string">
            <text:p text:style-name="P21">Thermal shutdown limit </text:p>
          </table:table-cell>
          <table:table-cell table:style-name="Tabela104.A2" office:value-type="string">
            <text:p text:style-name="P21">Changed to 60 degrees C</text:p>
          </table:table-cell>
          <table:covered-table-cell/>
        </table:table-row>
        <table:table-row>
          <table:table-cell table:style-name="Tabela104.A2" office:value-type="string">
            <text:p text:style-name="P21">DL power sensing </text:p>
          </table:table-cell>
          <table:table-cell table:style-name="Tabela104.A2" office:value-type="string">
            <text:p text:style-name="P21">DL power sensing <text:s/>ADC signals tested for DL module presence. Irregular states also detected, generating errors 18 &amp; 19.. New CAN req/ack messages introduced accordingly (0x205, 0x245)</text:p>
          </table:table-cell>
          <table:covered-table-cell/>
        </table:table-row>
      </table:table>
      <text:p text:style-name="P85"/>
      <text:p text:style-name="P85"/>
      <text:p text:style-name="P85"><text:tab/>-------------------------------------------------------------------------------------------------------------------------------------------</text:p>
      <text:p text:style-name="P85"/>
      <table:table table:name="Tabela129" table:style-name="Tabela129">
        <table:table-column table:style-name="Tabela129.A"/>
        <table:table-column table:style-name="Tabela129.B"/>
        <table:table-row>
          <table:table-cell table:style-name="Tabela129.A1" office:value-type="string" table:protected="true">
            <text:p text:style-name="P6">SW version</text:p>
          </table:table-cell>
          <table:table-cell table:style-name="Tabela129.A1" office:value-type="string">
            <text:p text:style-name="P17">1.0.6</text:p>
          </table:table-cell>
        </table:table-row>
        <table:table-row>
          <table:table-cell table:style-name="Tabela129.A1" office:value-type="string" table:protected="true">
            <text:p text:style-name="P13">Previous official version</text:p>
          </table:table-cell>
          <table:table-cell table:style-name="Tabela129.A1" office:value-type="string">
            <text:p text:style-name="P17">1.0.5</text:p>
          </table:table-cell>
        </table:table-row>
        <table:table-row>
          <table:table-cell table:style-name="Tabela129.A1" office:value-type="string" table:protected="true">
            <text:p text:style-name="P6">Change request</text:p>
          </table:table-cell>
          <table:table-cell table:style-name="Tabela129.A1" office:value-type="string">
            <text:p text:style-name="P17">I-10397, I-10611, I-10295</text:p>
          </table:table-cell>
        </table:table-row>
        <table:table-row>
          <table:table-cell table:style-name="Tabela129.A4" office:value-type="string" table:protected="true">
            <text:p text:style-name="P13">Filename</text:p>
          </table:table-cell>
          <table:table-cell table:style-name="Tabela129.A4" office:value-type="string">
            <text:p text:style-name="P17">SkyPulse.hex</text:p>
          </table:table-cell>
        </table:table-row>
        <table:table-row>
          <table:table-cell table:style-name="Tabela129.A5" table:number-columns-spanned="2" office:value-type="string" table:protected="true">
            <text:p text:style-name="P6">Build environment</text:p>
          </table:table-cell>
          <table:covered-table-cell/>
        </table:table-row>
        <table:table-row>
          <table:table-cell table:style-name="Tabela129.A6" office:value-type="string" table:protected="true">
            <text:p text:style-name="P13">Compiler</text:p>
          </table:table-cell>
          <table:table-cell table:style-name="Tabela129.A5" office:value-type="string">
            <text:p text:style-name="P17">Keil Uvison <text:s/>V5.30.0.0</text:p>
          </table:table-cell>
        </table:table-row>
        <table:table-row>
          <table:table-cell table:style-name="Tabela129.A6" office:value-type="string" table:protected="true">
            <text:p text:style-name="P13">Middleware</text:p>
          </table:table-cell>
          <table:table-cell table:style-name="Tabela129.A5" office:value-type="string">
            <text:p text:style-name="P17">STM32Cube FW_F4 V1.25.0</text:p>
          </table:table-cell>
        </table:table-row>
        <table:table-row>
          <table:table-cell table:style-name="Tabela129.A6" office:value-type="string" table:protected="true">
            <text:p text:style-name="P13">Other development tool / version changed?</text:p>
          </table:table-cell>
          <table:table-cell table:style-name="Tabela129.A5" office:value-type="string">
            <text:p text:style-name="P17">STM32CubeMX V6.0.1</text:p>
          </table:table-cell>
        </table:table-row>
      </table:table>
      <text:p text:style-name="P85"/>
      <text:p text:style-name="P85"/>
      <text:p text:style-name="P85"/>
      <table:table table:name="Tabela130" table:style-name="Tabela130">
        <table:table-column table:style-name="Tabela130.A" table:number-columns-repeated="2"/>
        <table:table-column table:style-name="Tabela130.C"/>
        <table:table-row>
          <table:table-cell table:style-name="Tabela130.A1" office:value-type="string" table:protected="true">
            <text:p text:style-name="P6">Issue / Task</text:p>
          </table:table-cell>
          <table:table-cell table:style-name="Tabela130.A1" office:value-type="string" table:protected="true">
            <text:p text:style-name="P6">Implementation / Comment</text:p>
          </table:table-cell>
          <table:table-cell table:style-name="Tabela130.C1" office:value-type="string" table:protected="true">
            <text:p text:style-name="P13"><text:span text:style-name="T8">Status</text:span> <text:s text:c="3"/>(development / release)</text:p>
          </table:table-cell>
        </table:table-row>
        <table:table-row>
          <table:table-cell table:style-name="Tabela130.A2" office:value-type="string">
            <text:p text:style-name="P20">DL power sensing, tandem mode support</text:p>
          </table:table-cell>
          <table:table-cell table:style-name="Tabela130.A2" office:value-type="string">
            <text:p text:style-name="P20">Modifications of <text:s/>the DL power sensors support <text:s/>and CAN protocol; IOC is tracking the parameters setup messages between SYS and DL to synchronize with the expected emission timing and level.</text:p>
          </table:table-cell>
          <table:table-cell table:style-name="Tabela130.C2" office:value-type="string">
            <text:p text:style-name="P21">I<text:span text:style-name="T31">mplemented and </text:span></text:p>
            <text:p text:style-name="P17">released with change </text:p>
            <text:p text:style-name="P17">I-10397 .</text:p>
          </table:table-cell>
        </table:table-row>
        <table:table-row>
          <table:table-cell table:style-name="Tabela130.A2" office:value-type="string">
            <text:p text:style-name="P20">IOC spray parameters modification</text:p>
          </table:table-cell>
          <table:table-cell table:style-name="Tabela130.A2" office:value-type="string">
            <text:p text:style-name="P20">The maximum air and water levels were modified to match other products portfolio.</text:p>
          </table:table-cell>
          <table:table-cell table:style-name="Tabela130.C2" office:value-type="string">
            <text:p text:style-name="P21">I<text:span text:style-name="T31">mplemented and </text:span></text:p>
            <text:p text:style-name="P17">released with change </text:p>
            <text:p text:style-name="P17">I-10611 .</text:p>
          </table:table-cell>
        </table:table-row>
        <table:table-row>
          <table:table-cell table:style-name="Tabela130.A2" table:number-rows-spanned="3" office:value-type="string">
            <text:p text:style-name="P20">IOC board (id 9430) hardware modifications support</text:p>
          </table:table-cell>
          <table:table-cell table:style-name="Tabela130.A2" office:value-type="string">
            <text:p text:style-name="P20">The newly added float switch status diagnostic support (cooling level low, error 0240-0015-0000 added).</text:p>
          </table:table-cell>
          <table:table-cell table:style-name="Tabela130.C2" table:number-rows-spanned="5" office:value-type="string">
            <text:p text:style-name="P21">I<text:span text:style-name="T31">mplemented and </text:span></text:p>
            <text:p text:style-name="P17">released with change </text:p>
            <text:p text:style-name="P17">I-10295.</text:p>
          </table:table-cell>
        </table:table-row>
        <table:table-row>
          <table:covered-table-cell/>
          <table:table-cell table:style-name="Tabela130.A2" office:value-type="string">
            <text:p text:style-name="P20">Protective foot switch branch is now separated for DL and EC modules. IOC is tracking parameters setup messages between SYS, DL and EC, thus enabling individual protection accordingly.</text:p>
          </table:table-cell>
          <table:covered-table-cell/>
        </table:table-row>
        <table:table-row>
          <table:covered-table-cell/>
          <table:table-cell table:style-name="Tabela130.A2" office:value-type="string">
            <text:p text:style-name="P20">For compatibility with the older devices, the IOC board HW coding is added.</text:p>
          </table:table-cell>
          <table:covered-table-cell/>
        </table:table-row>
        <table:table-row>
          <table:table-cell table:style-name="Tabela130.A2" table:number-rows-spanned="2" office:value-type="string">
            <text:p text:style-name="P20">Other</text:p>
          </table:table-cell>
          <table:table-cell table:style-name="Tabela130.A2" office:value-type="string">
            <text:p text:style-name="P20">False errors, related to foot switch hot plugin are now eliminated.</text:p>
          </table:table-cell>
          <table:covered-table-cell/>
        </table:table-row>
        <table:table-row>
          <table:covered-table-cell/>
          <table:table-cell table:style-name="Tabela130.A2" office:value-type="string">
            <text:p text:style-name="P20">Temperature sensor error 0240-0014-0000 <text:s/>generated if cooling liquid <text:s/>temperature below zero or sensors missing.</text:p>
          </table:table-cell>
          <table:covered-table-cell/>
        </table:table-row>
      </table:table>
      <text:p text:style-name="P85"/>
      <text:p text:style-name="P85"/>
      <text:p text:style-name="P85"><text:tab/>-------------------------------------------------------------------------------------------------------------------------------------------</text:p>
      <text:p text:style-name="P85"/>
      <text:p text:style-name="P85"/>
      <table:table table:name="Tabela139" table:style-name="Tabela139">
        <table:table-column table:style-name="Tabela139.A"/>
        <table:table-column table:style-name="Tabela139.B"/>
        <table:table-row>
          <table:table-cell table:style-name="Tabela139.A1" office:value-type="string" table:protected="true">
            <text:p text:style-name="P32">SW version</text:p>
          </table:table-cell>
          <table:table-cell table:style-name="Tabela139.A1" office:value-type="string">
            <text:p text:style-name="P35">1.0.7</text:p>
          </table:table-cell>
        </table:table-row>
        <table:table-row>
          <table:table-cell table:style-name="Tabela139.A1" office:value-type="string" table:protected="true">
            <text:p text:style-name="P31">Previous official version</text:p>
          </table:table-cell>
          <table:table-cell table:style-name="Tabela139.A1" office:value-type="string">
            <text:p text:style-name="P35">1.0.6</text:p>
          </table:table-cell>
        </table:table-row>
        <table:table-row>
          <table:table-cell table:style-name="Tabela139.A1" office:value-type="string" table:protected="true">
            <text:p text:style-name="P32">Change request</text:p>
          </table:table-cell>
          <table:table-cell table:style-name="Tabela139.A1" office:value-type="string">
            <text:p text:style-name="P35">I-10804</text:p>
          </table:table-cell>
        </table:table-row>
        <table:table-row>
          <table:table-cell table:style-name="Tabela139.A4" office:value-type="string" table:protected="true">
            <text:p text:style-name="P31">Filename</text:p>
          </table:table-cell>
          <table:table-cell table:style-name="Tabela139.A4" office:value-type="string">
            <text:p text:style-name="P17">SkyPulse.hex</text:p>
          </table:table-cell>
        </table:table-row>
        <table:table-row>
          <table:table-cell table:style-name="Tabela139.A5" table:number-columns-spanned="2" office:value-type="string" table:protected="true">
            <text:p text:style-name="P32">Build environment</text:p>
          </table:table-cell>
          <table:covered-table-cell/>
        </table:table-row>
        <table:table-row>
          <table:table-cell table:style-name="Tabela139.A6" office:value-type="string" table:protected="true">
            <text:p text:style-name="P31">Compiler</text:p>
          </table:table-cell>
          <table:table-cell table:style-name="Tabela139.A5" office:value-type="string">
            <text:p text:style-name="P13">Keil Uvison <text:s/>V5.30.0.0</text:p>
          </table:table-cell>
        </table:table-row>
        <table:table-row>
          <table:table-cell table:style-name="Tabela139.A6" office:value-type="string" table:protected="true">
            <text:p text:style-name="P31">Middleware</text:p>
          </table:table-cell>
          <table:table-cell table:style-name="Tabela139.A5" office:value-type="string">
            <text:p text:style-name="P13">STM32Cube FW_F4 V1.25.0</text:p>
          </table:table-cell>
        </table:table-row>
        <table:table-row>
          <table:table-cell table:style-name="Tabela139.A6" office:value-type="string" table:protected="true">
            <text:p text:style-name="P31">Other development tool / version changed?</text:p>
          </table:table-cell>
          <table:table-cell table:style-name="Tabela139.A5" office:value-type="string">
            <text:p text:style-name="P13">STM32CubeMX V6.0.1</text:p>
          </table:table-cell>
        </table:table-row>
      </table:table>
      <text:p text:style-name="P85"/>
      <text:p text:style-name="P85"/>
      <table:table table:name="Tabela140" table:style-name="Tabela140">
        <table:table-column table:style-name="Tabela140.A" table:number-columns-repeated="2"/>
        <table:table-column table:style-name="Tabela140.C"/>
        <table:table-row>
          <table:table-cell table:style-name="Tabela140.A1" office:value-type="string" table:protected="true">
            <text:p text:style-name="P32">Issue / Task</text:p>
          </table:table-cell>
          <table:table-cell table:style-name="Tabela140.A1" office:value-type="string" table:protected="true">
            <text:p text:style-name="P32">Implementation / Comment</text:p>
          </table:table-cell>
          <table:table-cell table:style-name="Tabela140.C1" office:value-type="string" table:protected="true">
            <text:p text:style-name="P31"><text:span text:style-name="T8">Status</text:span> <text:s text:c="3"/>(development / release)</text:p>
          </table:table-cell>
        </table:table-row>
        <table:table-row>
          <table:table-cell table:style-name="Tabela140.A2" office:value-type="string">
            <text:p text:style-name="P35">Bug - due to IOC board (id 9430) hardware modifications, foot switch must be explicitly routed <text:s/>to selected device. The latter was omitted <text:s/>for DL Calibration mode.</text:p>
            <text:p text:style-name="P35"/>
          </table:table-cell>
          <table:table-cell table:style-name="Tabela140.A2" office:value-type="string">
            <text:p text:style-name="P35">DL calibration mode CAN request message from SYS is received by IOC as well, thus enabling DL to use foot switch.</text:p>
          </table:table-cell>
          <table:table-cell table:style-name="Tabela140.C2" office:value-type="string">
            <text:p text:style-name="P21">I<text:span text:style-name="T31">mplemented and </text:span></text:p>
            <text:p text:style-name="P17">released with change </text:p>
            <text:p text:style-name="P17">I-10804.</text:p>
          </table:table-cell>
        </table:table-row>
      </table:table>
      <text:p text:style-name="P85"/>
      <text:p text:style-name="P85"><text:tab/>-------------------------------------------------------------------------------------------------------------------------------------------</text:p>
      <text:p text:style-name="P85"/>
      <table:table table:name="Tabela151" table:style-name="Tabela151">
        <table:table-column table:style-name="Tabela151.A"/>
        <table:table-column table:style-name="Tabela151.B"/>
        <table:table-row>
          <table:table-cell table:style-name="Tabela151.A1" office:value-type="string" table:protected="true">
            <text:p text:style-name="P32">SW version</text:p>
          </table:table-cell>
          <table:table-cell table:style-name="Tabela151.A1" office:value-type="string">
            <text:p text:style-name="P63">1.0.8</text:p>
          </table:table-cell>
        </table:table-row>
        <table:table-row>
          <table:table-cell table:style-name="Tabela151.A1" office:value-type="string" table:protected="true">
            <text:p text:style-name="P31">Previous official version</text:p>
          </table:table-cell>
          <table:table-cell table:style-name="Tabela151.A1" office:value-type="string">
            <text:p text:style-name="P63">1.0.7</text:p>
          </table:table-cell>
        </table:table-row>
        <table:table-row>
          <table:table-cell table:style-name="Tabela151.A1" office:value-type="string" table:protected="true">
            <text:p text:style-name="P32">Change request</text:p>
          </table:table-cell>
          <table:table-cell table:style-name="Tabela151.A1" office:value-type="string">
            <text:p text:style-name="P64">I-11458</text:p>
          </table:table-cell>
        </table:table-row>
        <table:table-row>
          <table:table-cell table:style-name="Tabela151.A4" office:value-type="string" table:protected="true">
            <text:p text:style-name="P31">Filename</text:p>
          </table:table-cell>
          <table:table-cell table:style-name="Tabela151.A4" office:value-type="string">
            <text:p text:style-name="P56">SkyPulse.hex</text:p>
          </table:table-cell>
        </table:table-row>
        <table:table-row>
          <table:table-cell table:style-name="Tabela151.A5" table:number-columns-spanned="2" office:value-type="string" table:protected="true">
            <text:p text:style-name="P32">Build environment</text:p>
          </table:table-cell>
          <table:covered-table-cell/>
        </table:table-row>
        <table:table-row>
          <table:table-cell table:style-name="Tabela151.A6" office:value-type="string" table:protected="true">
            <text:p text:style-name="P31">Compiler</text:p>
          </table:table-cell>
          <table:table-cell table:style-name="Tabela151.A5" office:value-type="string">
            <text:p text:style-name="P59">Keil Uvison <text:s/>V5.30.0.0</text:p>
          </table:table-cell>
        </table:table-row>
        <table:table-row>
          <table:table-cell table:style-name="Tabela151.A6" office:value-type="string" table:protected="true">
            <text:p text:style-name="P31">Middleware</text:p>
          </table:table-cell>
          <table:table-cell table:style-name="Tabela151.A5" office:value-type="string">
            <text:p text:style-name="P59">STM32Cube FW_F4 V1.25.0</text:p>
          </table:table-cell>
        </table:table-row>
        <table:table-row>
          <table:table-cell table:style-name="Tabela151.A6" office:value-type="string" table:protected="true">
            <text:p text:style-name="P31">Other development tool / version changed?</text:p>
          </table:table-cell>
          <table:table-cell table:style-name="Tabela151.A5" office:value-type="string">
            <text:p text:style-name="P59">STM32CubeMX V6.0.1</text:p>
          </table:table-cell>
        </table:table-row>
      </table:table>
      <text:p text:style-name="P85"/>
      <text:p text:style-name="P95"/>
      <table:table table:name="Tabela152" table:style-name="Tabela152">
        <table:table-column table:style-name="Tabela152.A" table:number-columns-repeated="2"/>
        <table:table-column table:style-name="Tabela152.C"/>
        <table:table-row>
          <table:table-cell table:style-name="Tabela152.A1" office:value-type="string" table:protected="true">
            <text:p text:style-name="P32">Issue / Task</text:p>
          </table:table-cell>
          <table:table-cell table:style-name="Tabela152.A1" office:value-type="string" table:protected="true">
            <text:p text:style-name="P32">Implementation / Comment</text:p>
          </table:table-cell>
          <table:table-cell table:style-name="Tabela152.C1" office:value-type="string" table:protected="true">
            <text:p text:style-name="P31"><text:span text:style-name="T8">Status</text:span> <text:s text:c="3"/>(development / release)</text:p>
          </table:table-cell>
        </table:table-row>
        <table:table-row>
          <table:table-cell table:style-name="Tabela152.A2" office:value-type="string">
            <text:p text:style-name="P67"><text:span text:style-name="T17">Bug – if pump was stopped due to the error </text:span><text:span text:style-name="T6">0240-0007-0000 or 0240-000B-0000, the error was latched and could be reset through general reboot of the IOC module <text:s/>only.</text:span></text:p>
          </table:table-cell>
          <table:table-cell table:style-name="Tabela152.A2" office:value-type="string">
            <text:p text:style-name="P63">The pump error status is now reset on pump soft start as well.</text:p>
          </table:table-cell>
          <table:table-cell table:style-name="Tabela152.C2" office:value-type="string">
            <text:p text:style-name="P55">I<text:span text:style-name="T31">mplemented and </text:span></text:p>
            <text:p text:style-name="P56">released with change </text:p>
            <text:p text:style-name="P56"><text:span text:style-name="T36">I-11458</text:span>.</text:p>
          </table:table-cell>
        </table:table-row>
      </table:table>
      <text:p text:style-name="P96"/>
      <text:p text:style-name="P85"><text:tab/>-------------------------------------------------------------------------------------------------------------------------------------------</text:p>
      <text:p text:style-name="P85"/>
      <table:table table:name="Tabela161" table:style-name="Tabela161">
        <table:table-column table:style-name="Tabela161.A"/>
        <table:table-column table:style-name="Tabela161.B"/>
        <table:table-row>
          <table:table-cell table:style-name="Tabela161.A1" office:value-type="string" table:protected="true">
            <text:p text:style-name="P32">SW version</text:p>
          </table:table-cell>
          <table:table-cell table:style-name="Tabela161.B1" office:value-type="float" office:value="36526">
            <text:p text:style-name="P65">1.1.0</text:p>
          </table:table-cell>
        </table:table-row>
        <table:table-row>
          <table:table-cell table:style-name="Tabela161.A1" office:value-type="string" table:protected="true">
            <text:p text:style-name="P31">Previous official version</text:p>
          </table:table-cell>
          <table:table-cell table:style-name="Tabela161.A1" office:value-type="string">
            <text:p text:style-name="P65">1.0.8</text:p>
          </table:table-cell>
        </table:table-row>
        <text:soft-page-break/>
        <table:table-row>
          <table:table-cell table:style-name="Tabela161.A1" office:value-type="string" table:protected="true">
            <text:p text:style-name="P32">Change request</text:p>
          </table:table-cell>
          <table:table-cell table:style-name="Tabela161.A1" office:value-type="string">
            <text:p text:style-name="P66">I-12436</text:p>
          </table:table-cell>
        </table:table-row>
        <table:table-row>
          <table:table-cell table:style-name="Tabela161.A4" office:value-type="string" table:protected="true">
            <text:p text:style-name="P31">Filename</text:p>
          </table:table-cell>
          <table:table-cell table:style-name="Tabela161.A4" office:value-type="string">
            <text:p text:style-name="P56">SkyPulse.hex</text:p>
          </table:table-cell>
        </table:table-row>
        <table:table-row>
          <table:table-cell table:style-name="Tabela161.A5" table:number-columns-spanned="2" office:value-type="string" table:protected="true">
            <text:p text:style-name="P32">Build environment</text:p>
          </table:table-cell>
          <table:covered-table-cell/>
        </table:table-row>
        <table:table-row>
          <table:table-cell table:style-name="Tabela161.A6" office:value-type="string" table:protected="true">
            <text:p text:style-name="P31">Compiler</text:p>
          </table:table-cell>
          <table:table-cell table:style-name="Tabela161.A5" office:value-type="string">
            <text:p text:style-name="P59">Keil Uvison <text:s/>V5.30.0.0</text:p>
          </table:table-cell>
        </table:table-row>
        <table:table-row>
          <table:table-cell table:style-name="Tabela161.A6" office:value-type="string" table:protected="true">
            <text:p text:style-name="P31">Middleware</text:p>
          </table:table-cell>
          <table:table-cell table:style-name="Tabela161.A5" office:value-type="string">
            <text:p text:style-name="P59">STM32Cube FW_F4 V1.25.0</text:p>
          </table:table-cell>
        </table:table-row>
        <table:table-row>
          <table:table-cell table:style-name="Tabela161.A6" office:value-type="string" table:protected="true">
            <text:p text:style-name="P31">Other development tool / version changed?</text:p>
          </table:table-cell>
          <table:table-cell table:style-name="Tabela161.A5" office:value-type="string">
            <text:p text:style-name="P59">STM32CubeMX V6.0.1</text:p>
          </table:table-cell>
        </table:table-row>
      </table:table>
      <text:p text:style-name="P85"/>
      <text:p text:style-name="P85"/>
      <table:table table:name="Tabela162" table:style-name="Tabela162">
        <table:table-column table:style-name="Tabela162.A" table:number-columns-repeated="2"/>
        <table:table-column table:style-name="Tabela162.C"/>
        <table:table-row>
          <table:table-cell table:style-name="Tabela162.A1" office:value-type="string" table:protected="true">
            <text:p text:style-name="P32">Issue / Task</text:p>
          </table:table-cell>
          <table:table-cell table:style-name="Tabela162.A1" office:value-type="string" table:protected="true">
            <text:p text:style-name="P32">Implementation / Comment</text:p>
          </table:table-cell>
          <table:table-cell table:style-name="Tabela162.C1" office:value-type="string" table:protected="true">
            <text:p text:style-name="P31"><text:span text:style-name="T8">Status</text:span> <text:s text:c="3"/>(development / release)</text:p>
          </table:table-cell>
        </table:table-row>
        <table:table-row>
          <table:table-cell table:style-name="Tabela162.A2" office:value-type="string">
            <text:p text:style-name="P31">CAN protocol update</text:p>
          </table:table-cell>
          <table:table-cell table:style-name="Tabela162.A2" office:value-type="string">
            <text:p text:style-name="P31">The pump current consumption data added to the <text:s/>idIOC_AuxAck (0x243) message</text:p>
          </table:table-cell>
          <table:table-cell table:style-name="Tabela162.C2" office:value-type="string">
            <text:p text:style-name="P61">I<text:span text:style-name="T29">mplemented and </text:span></text:p>
            <text:p text:style-name="P62">released with change </text:p>
            <text:p text:style-name="P62"><text:span text:style-name="T37">I-12436</text:span>.</text:p>
          </table:table-cell>
        </table:table-row>
      </table:table>
      <text:p text:style-name="P85"/>
      <text:p text:style-name="P85"/>
      <text:p text:style-name="P85">Unresolved anomalies, bugs and defects:</text:p>
      <text:p text:style-name="P94"><text:span text:style-name="T13"><text:tab/></text:span><text:span text:style-name="T2">There are no known faults or </text:span><text:span text:style-name="T1">defects detected.</text:span></text:p>
      <text:p text:style-name="P90"/>
      <text:p text:style-name="P90"/>
      <text:list xml:id="list29660237" text:continue-list="list29660166" text:style-name="Outline">
        <text:list-item>
          <text:h text:style-name="P151" text:outline-level="1"><text:bookmark-start text:name="__RefHeading__51168_1975039690"/>ENERGY METER MODULE (EM), id. 99815<text:bookmark-end text:name="__RefHeading__51168_1975039690"/></text:h>
        </text:list-item>
      </text:list>
      <table:table table:name="Tabela9" table:style-name="Tabela9">
        <table:table-column table:style-name="Tabela9.A"/>
        <table:table-column table:style-name="Tabela9.B"/>
        <table:table-row>
          <table:table-cell table:style-name="Tabela9.A1" office:value-type="string" table:protected="true">
            <text:p text:style-name="P6">SW version</text:p>
          </table:table-cell>
          <table:table-cell table:style-name="Tabela9.A1" office:value-type="string">
            <text:p text:style-name="P13">0.6.0</text:p>
          </table:table-cell>
        </table:table-row>
        <table:table-row>
          <table:table-cell table:style-name="Tabela9.A1" office:value-type="string" table:protected="true">
            <text:p text:style-name="P13">Previous official version</text:p>
          </table:table-cell>
          <table:table-cell table:style-name="Tabela9.A1" office:value-type="string">
            <text:p text:style-name="P13">/</text:p>
          </table:table-cell>
        </table:table-row>
        <table:table-row>
          <table:table-cell table:style-name="Tabela9.A1" office:value-type="string" table:protected="true">
            <text:p text:style-name="P6">Change request</text:p>
          </table:table-cell>
          <table:table-cell table:style-name="Tabela9.A1" office:value-type="string">
            <text:p text:style-name="P13">Project status on 20. 09. 2017</text:p>
          </table:table-cell>
        </table:table-row>
        <table:table-row>
          <table:table-cell table:style-name="Tabela9.A4" office:value-type="string" table:protected="true">
            <text:p text:style-name="P13">Filename</text:p>
          </table:table-cell>
          <table:table-cell table:style-name="Tabela9.A4" office:value-type="string">
            <text:p text:style-name="P13">EM.hex</text:p>
          </table:table-cell>
        </table:table-row>
        <table:table-row>
          <table:table-cell table:style-name="Tabela9.A5" table:number-columns-spanned="2" office:value-type="string" table:protected="true">
            <text:p text:style-name="P6">Build environment</text:p>
          </table:table-cell>
          <table:covered-table-cell/>
        </table:table-row>
        <table:table-row>
          <table:table-cell table:style-name="Tabela9.A6" office:value-type="string" table:protected="true">
            <text:p text:style-name="P13">Compiler</text:p>
          </table:table-cell>
          <table:table-cell table:style-name="Tabela9.A5" office:value-type="string">
            <text:p text:style-name="P13">XC16 v1.30</text:p>
          </table:table-cell>
        </table:table-row>
        <table:table-row>
          <table:table-cell table:style-name="Tabela9.A6" office:value-type="string" table:protected="true">
            <text:p text:style-name="P13">Middleware</text:p>
          </table:table-cell>
          <table:table-cell table:style-name="Tabela9.A5" office:value-type="string">
            <text:p text:style-name="P13">MPLAB X IDE v3.51</text:p>
          </table:table-cell>
        </table:table-row>
        <table:table-row>
          <table:table-cell table:style-name="Tabela9.A6" office:value-type="string" table:protected="true">
            <text:p text:style-name="P13">Other development tool / version changed?</text:p>
          </table:table-cell>
          <table:table-cell table:style-name="Tabela9.A5" office:value-type="string">
            <text:p text:style-name="P13">/</text:p>
          </table:table-cell>
        </table:table-row>
      </table:table>
      <text:p text:style-name="P90"/>
      <text:p text:style-name="P88"/>
      <table:table table:name="Tabela10" table:style-name="Tabela10">
        <table:table-column table:style-name="Tabela10.A" table:number-columns-repeated="2"/>
        <table:table-column table:style-name="Tabela10.C"/>
        <table:table-row>
          <table:table-cell table:style-name="Tabela10.A1" office:value-type="string" table:protected="true">
            <text:p text:style-name="P6">Issue / Task</text:p>
          </table:table-cell>
          <table:table-cell table:style-name="Tabela10.A1" office:value-type="string" table:protected="true">
            <text:p text:style-name="P6">Implementation / Comment</text:p>
          </table:table-cell>
          <table:table-cell table:style-name="Tabela10.C1" office:value-type="string" table:protected="true">
            <text:p text:style-name="P13"><text:span text:style-name="T8">Status</text:span> <text:s text:c="3"/>(development / release)</text:p>
          </table:table-cell>
        </table:table-row>
        <table:table-row>
          <table:table-cell table:style-name="Tabela10.A2" office:value-type="string">
            <text:p text:style-name="P17">Flash light detection</text:p>
          </table:table-cell>
          <table:table-cell table:style-name="Tabela10.A2" office:value-type="string">
            <text:p text:style-name="P17">Flash light trigger INT2Interrupt</text:p>
          </table:table-cell>
          <table:table-cell table:style-name="Tabela10.C2" table:number-rows-spanned="5" office:value-type="string">
            <text:p text:style-name="P17">Development phase</text:p>
          </table:table-cell>
        </table:table-row>
        <table:table-row>
          <table:table-cell table:style-name="Tabela10.A2" office:value-type="string">
            <text:p text:style-name="P17">Energy measurement</text:p>
          </table:table-cell>
          <table:table-cell table:style-name="Tabela10.A2" office:value-type="string">
            <text:p text:style-name="P17">Every 20us temporary energy is calculated, at the end of measurement interval final energy is calculated.</text:p>
          </table:table-cell>
          <table:covered-table-cell/>
        </table:table-row>
        <table:table-row>
          <table:table-cell table:style-name="Tabela10.A2" office:value-type="string">
            <text:p text:style-name="P17">Driving laser pointer</text:p>
          </table:table-cell>
          <table:table-cell table:style-name="Tabela10.A2" office:value-type="string">
            <text:p text:style-name="P17">PWM1 is used.</text:p>
          </table:table-cell>
          <table:covered-table-cell/>
        </table:table-row>
        <table:table-row>
          <table:table-cell table:style-name="Tabela10.A2" office:value-type="string">
            <text:p text:style-name="P17">Crowbar function</text:p>
          </table:table-cell>
          <table:table-cell table:style-name="Tabela10.A2" office:value-type="string">
            <text:p text:style-name="P17">If temporary energy goes over threshold value, crowbar is activated. </text:p>
          </table:table-cell>
          <table:covered-table-cell/>
        </table:table-row>
        <table:table-row>
          <table:table-cell table:style-name="Tabela10.A2" office:value-type="string">
            <text:p text:style-name="P17">CAN communication</text:p>
          </table:table-cell>
          <table:table-cell table:style-name="Tabela10.A2" office:value-type="string">
            <text:p text:style-name="P17">Communication with <text:s/>other parts of laser system.</text:p>
          </table:table-cell>
          <table:covered-table-cell/>
        </table:table-row>
      </table:table>
      <text:p text:style-name="P85"/>
      <text:p text:style-name="P85"><text:tab/>-------------------------------------------------------------------------------------------------------------------------------------------</text:p>
      <text:p text:style-name="P85"/>
      <table:table table:name="Tabela31" table:style-name="Tabela31">
        <table:table-column table:style-name="Tabela31.A"/>
        <table:table-column table:style-name="Tabela31.B"/>
        <table:table-row>
          <table:table-cell table:style-name="Tabela31.A1" office:value-type="string" table:protected="true">
            <text:p text:style-name="P6">SW version</text:p>
          </table:table-cell>
          <table:table-cell table:style-name="Tabela31.A1" office:value-type="string">
            <text:p text:style-name="P13">Development version 0.8.0</text:p>
          </table:table-cell>
        </table:table-row>
        <table:table-row>
          <table:table-cell table:style-name="Tabela31.A1" office:value-type="string" table:protected="true">
            <text:p text:style-name="P13">Previous official version</text:p>
          </table:table-cell>
          <table:table-cell table:style-name="Tabela31.A1" office:value-type="string">
            <text:p text:style-name="P13">Development version 0.6.0</text:p>
          </table:table-cell>
        </table:table-row>
        <table:table-row>
          <table:table-cell table:style-name="Tabela31.A1" office:value-type="string" table:protected="true">
            <text:p text:style-name="P6">Change request</text:p>
          </table:table-cell>
          <table:table-cell table:style-name="Tabela31.A1" office:value-type="string">
            <text:p text:style-name="P13">Project status on <text:span text:style-name="T20">20</text:span>. 08. 2018</text:p>
          </table:table-cell>
        </table:table-row>
        <table:table-row>
          <table:table-cell table:style-name="Tabela31.A4" office:value-type="string" table:protected="true">
            <text:p text:style-name="P13">Filename</text:p>
          </table:table-cell>
          <table:table-cell table:style-name="Tabela31.A4" office:value-type="string">
            <text:p text:style-name="P13">EM.hex</text:p>
          </table:table-cell>
        </table:table-row>
        <table:table-row>
          <table:table-cell table:style-name="Tabela31.A5" table:number-columns-spanned="2" office:value-type="string" table:protected="true">
            <text:p text:style-name="P6">Build environment</text:p>
          </table:table-cell>
          <table:covered-table-cell/>
        </table:table-row>
        <table:table-row>
          <table:table-cell table:style-name="Tabela31.A6" office:value-type="string" table:protected="true">
            <text:p text:style-name="P13">Compiler</text:p>
          </table:table-cell>
          <table:table-cell table:style-name="Tabela31.A5" office:value-type="string">
            <text:p text:style-name="P13">XC16 v1.30</text:p>
          </table:table-cell>
        </table:table-row>
        <text:soft-page-break/>
        <table:table-row>
          <table:table-cell table:style-name="Tabela31.A6" office:value-type="string" table:protected="true">
            <text:p text:style-name="P13">Middleware</text:p>
          </table:table-cell>
          <table:table-cell table:style-name="Tabela31.A5" office:value-type="string">
            <text:p text:style-name="P13">MPLAB X IDE v3.51</text:p>
          </table:table-cell>
        </table:table-row>
        <table:table-row>
          <table:table-cell table:style-name="Tabela31.A6" office:value-type="string" table:protected="true">
            <text:p text:style-name="P13">Other development tool / version changed?</text:p>
          </table:table-cell>
          <table:table-cell table:style-name="Tabela31.A5" office:value-type="string">
            <text:p text:style-name="P13">/</text:p>
          </table:table-cell>
        </table:table-row>
      </table:table>
      <text:p text:style-name="P85"/>
      <text:p text:style-name="P85"/>
      <table:table table:name="Tabela32" table:style-name="Tabela32">
        <table:table-column table:style-name="Tabela32.A" table:number-columns-repeated="2"/>
        <table:table-column table:style-name="Tabela32.C"/>
        <table:table-row>
          <table:table-cell table:style-name="Tabela32.A1" office:value-type="string" table:protected="true">
            <text:p text:style-name="P6">Issue / Task</text:p>
          </table:table-cell>
          <table:table-cell table:style-name="Tabela32.A1" office:value-type="string" table:protected="true">
            <text:p text:style-name="P6">Implementation / Comment</text:p>
          </table:table-cell>
          <table:table-cell table:style-name="Tabela32.C1" office:value-type="string" table:protected="true">
            <text:p text:style-name="P13"><text:span text:style-name="T8">Status</text:span> <text:s text:c="3"/>(development / release)</text:p>
          </table:table-cell>
        </table:table-row>
        <table:table-row>
          <table:table-cell table:style-name="Tabela32.A2" office:value-type="string">
            <text:p text:style-name="P13">CAN Bootloader</text:p>
          </table:table-cell>
          <table:table-cell table:style-name="Tabela32.A2" office:value-type="string">
            <text:p text:style-name="P13">Program memory for bootloader 0x000000 – 0x001FFE, for application &gt;= <text:s/>0x002000. Bootloading does not disturb calibration data.</text:p>
            <text:p text:style-name="P13">CRC of app. program memory is calculated in bootloader.</text:p>
          </table:table-cell>
          <table:table-cell table:style-name="Tabela32.C2" table:number-rows-spanned="2" office:value-type="string">
            <text:p text:style-name="P17">Development phase</text:p>
          </table:table-cell>
        </table:table-row>
        <table:table-row>
          <table:table-cell table:style-name="Tabela32.A2" office:value-type="string">
            <text:p text:style-name="P13">Energy measurement when laser pulse duration is extended.</text:p>
          </table:table-cell>
          <table:table-cell table:style-name="Tabela32.A2" office:value-type="string">
            <text:p text:style-name="P13">If flash light pulse duration is greater than predicted value, measurement interval is prolonged.</text:p>
          </table:table-cell>
          <table:covered-table-cell/>
        </table:table-row>
      </table:table>
      <text:p text:style-name="P85"/>
      <text:p text:style-name="P85"><text:tab/>-------------------------------------------------------------------------------------------------------------------------------------------</text:p>
      <text:p text:style-name="P85"/>
      <table:table table:name="Tabela41" table:style-name="Tabela41">
        <table:table-column table:style-name="Tabela41.A"/>
        <table:table-column table:style-name="Tabela41.B"/>
        <table:table-row>
          <table:table-cell table:style-name="Tabela41.A1" office:value-type="string" table:protected="true">
            <text:p text:style-name="P6">SW version</text:p>
          </table:table-cell>
          <table:table-cell table:style-name="Tabela41.A1" office:value-type="string">
            <text:p text:style-name="P17">Development version <text:s/>– 0.10.0</text:p>
          </table:table-cell>
        </table:table-row>
        <table:table-row>
          <table:table-cell table:style-name="Tabela41.A1" office:value-type="string" table:protected="true">
            <text:p text:style-name="P13">Previous official version</text:p>
          </table:table-cell>
          <table:table-cell table:style-name="Tabela41.A1" office:value-type="string">
            <text:p text:style-name="P17">Development version 0.8.0</text:p>
          </table:table-cell>
        </table:table-row>
        <table:table-row>
          <table:table-cell table:style-name="Tabela41.A1" office:value-type="string" table:protected="true">
            <text:p text:style-name="P6">Change request</text:p>
          </table:table-cell>
          <table:table-cell table:style-name="Tabela41.A1" office:value-type="string">
            <text:p text:style-name="P17">Project status on <text:span text:style-name="T20">23</text:span>. 11. 2018</text:p>
          </table:table-cell>
        </table:table-row>
        <table:table-row>
          <table:table-cell table:style-name="Tabela41.A4" office:value-type="string" table:protected="true">
            <text:p text:style-name="P13">Filename</text:p>
          </table:table-cell>
          <table:table-cell table:style-name="Tabela41.A4" office:value-type="string">
            <text:p text:style-name="P17">99815_FW_SKYPULSE_EM.hex, Enm_7.h, Eni_7.c, p33FJ64MC802.gld</text:p>
          </table:table-cell>
        </table:table-row>
        <table:table-row>
          <table:table-cell table:style-name="Tabela41.A5" table:number-columns-spanned="2" office:value-type="string" table:protected="true">
            <text:p text:style-name="P6">Build environment</text:p>
          </table:table-cell>
          <table:covered-table-cell/>
        </table:table-row>
        <table:table-row>
          <table:table-cell table:style-name="Tabela41.A6" office:value-type="string" table:protected="true">
            <text:p text:style-name="P13">Compiler</text:p>
          </table:table-cell>
          <table:table-cell table:style-name="Tabela41.A5" office:value-type="string">
            <text:p text:style-name="P17">C30(v3_31)</text:p>
          </table:table-cell>
        </table:table-row>
        <table:table-row>
          <table:table-cell table:style-name="Tabela41.A6" office:value-type="string" table:protected="true">
            <text:p text:style-name="P13">Middleware</text:p>
          </table:table-cell>
          <table:table-cell table:style-name="Tabela41.A5" office:value-type="string">
            <text:p text:style-name="P17">MPLAB X IDE v4.10</text:p>
          </table:table-cell>
        </table:table-row>
        <table:table-row>
          <table:table-cell table:style-name="Tabela41.A6" office:value-type="string" table:protected="true">
            <text:p text:style-name="P13">Other development tool / version changed?</text:p>
          </table:table-cell>
          <table:table-cell table:style-name="Tabela41.A5" office:value-type="string">
            <text:p text:style-name="P17">/</text:p>
          </table:table-cell>
        </table:table-row>
      </table:table>
      <text:p text:style-name="P85"/>
      <text:p text:style-name="P85"/>
      <table:table table:name="Tabela42" table:style-name="Tabela42">
        <table:table-column table:style-name="Tabela42.A" table:number-columns-repeated="2"/>
        <table:table-column table:style-name="Tabela42.C"/>
        <table:table-row>
          <table:table-cell table:style-name="Tabela42.A1" office:value-type="string" table:protected="true">
            <text:p text:style-name="P8">Issue / Task</text:p>
          </table:table-cell>
          <table:table-cell table:style-name="Tabela42.A1" office:value-type="string" table:protected="true">
            <text:p text:style-name="P8">Implementation / Comment</text:p>
          </table:table-cell>
          <table:table-cell table:style-name="Tabela42.C1" office:value-type="string" table:protected="true">
            <text:p text:style-name="P15"><text:span text:style-name="T8">Status</text:span> <text:s text:c="3"/>(development / release)</text:p>
          </table:table-cell>
        </table:table-row>
        <table:table-row>
          <table:table-cell table:style-name="Tabela42.A2" office:value-type="string">
            <text:p text:style-name="P21">Laser pointer is on only when system is in ready or in action mode.</text:p>
          </table:table-cell>
          <table:table-cell table:style-name="Tabela42.A2" office:value-type="string">
            <text:p text:style-name="P21">CAN message with SID 0x240 has <text:s/>this information.</text:p>
          </table:table-cell>
          <table:table-cell table:style-name="Tabela42.C2" office:value-type="string">
            <text:p text:style-name="P15">Development phase - testing house</text:p>
          </table:table-cell>
        </table:table-row>
      </table:table>
      <text:p text:style-name="P85"/>
      <text:p text:style-name="P85"><text:tab/>-------------------------------------------------------------------------------------------------------------------------------------------</text:p>
      <text:p text:style-name="P85"/>
      <table:table table:name="Tabela51" table:style-name="Tabela51">
        <table:table-column table:style-name="Tabela51.A"/>
        <table:table-column table:style-name="Tabela51.B"/>
        <table:table-row>
          <table:table-cell table:style-name="Tabela51.A1" office:value-type="string" table:protected="true">
            <text:p text:style-name="P6">SW version</text:p>
          </table:table-cell>
          <table:table-cell table:style-name="Tabela51.B1" office:value-type="string">
            <text:p text:style-name="P17">Development version <text:s/>– 0.11.0</text:p>
          </table:table-cell>
        </table:table-row>
        <table:table-row>
          <table:table-cell table:style-name="Tabela51.A1" office:value-type="string" table:protected="true">
            <text:p text:style-name="P13">Previous official version</text:p>
          </table:table-cell>
          <table:table-cell table:style-name="Tabela51.B1" office:value-type="string">
            <text:p text:style-name="P17">Development version 0.10.0</text:p>
          </table:table-cell>
        </table:table-row>
        <table:table-row>
          <table:table-cell table:style-name="Tabela51.A1" office:value-type="string" table:protected="true">
            <text:p text:style-name="P6">Change request</text:p>
          </table:table-cell>
          <table:table-cell table:style-name="Tabela51.B1" office:value-type="string">
            <text:p text:style-name="P17">Project status on <text:span text:style-name="T20">18</text:span>. 03. 2019</text:p>
          </table:table-cell>
        </table:table-row>
        <table:table-row>
          <table:table-cell table:style-name="Tabela51.A4" office:value-type="string" table:protected="true">
            <text:p text:style-name="P13">Filename</text:p>
          </table:table-cell>
          <table:table-cell table:style-name="Tabela51.B4" office:value-type="string">
            <text:p text:style-name="P17">99815_FW_SKYPULSE_EM.hex, Enm_7.h, Eni_7.c, p33FJ64MC802.gld</text:p>
          </table:table-cell>
        </table:table-row>
        <table:table-row>
          <table:table-cell table:style-name="Tabela51.A5" table:number-columns-spanned="2" office:value-type="string" table:protected="true">
            <text:p text:style-name="P6">Build environment</text:p>
          </table:table-cell>
          <table:covered-table-cell/>
        </table:table-row>
        <table:table-row>
          <table:table-cell table:style-name="Tabela51.A6" office:value-type="string" table:protected="true">
            <text:p text:style-name="P13">Compiler</text:p>
          </table:table-cell>
          <table:table-cell table:style-name="Tabela51.A5" office:value-type="string">
            <text:p text:style-name="P17">C30(v3_31)</text:p>
          </table:table-cell>
        </table:table-row>
        <table:table-row>
          <table:table-cell table:style-name="Tabela51.A6" office:value-type="string" table:protected="true">
            <text:p text:style-name="P13">Middleware</text:p>
          </table:table-cell>
          <table:table-cell table:style-name="Tabela51.A5" office:value-type="string">
            <text:p text:style-name="P17">MPLAB X IDE v4.10</text:p>
          </table:table-cell>
        </table:table-row>
        <table:table-row>
          <table:table-cell table:style-name="Tabela51.A6" office:value-type="string" table:protected="true">
            <text:p text:style-name="P13">Other development tool / version changed?</text:p>
          </table:table-cell>
          <table:table-cell table:style-name="Tabela51.A5" office:value-type="string">
            <text:p text:style-name="P17">/</text:p>
          </table:table-cell>
        </table:table-row>
      </table:table>
      <text:p text:style-name="P85"/>
      <text:p text:style-name="P85"/>
      <table:table table:name="Tabela52" table:style-name="Tabela52">
        <table:table-column table:style-name="Tabela52.A" table:number-columns-repeated="2"/>
        <table:table-column table:style-name="Tabela52.C"/>
        <table:table-row>
          <table:table-cell table:style-name="Tabela52.A1" office:value-type="string" table:protected="true">
            <text:p text:style-name="P6">Issue / Task</text:p>
          </table:table-cell>
          <table:table-cell table:style-name="Tabela52.A1" office:value-type="string" table:protected="true">
            <text:p text:style-name="P6">Implementation / Comment</text:p>
          </table:table-cell>
          <table:table-cell table:style-name="Tabela52.C1" office:value-type="string" table:protected="true">
            <text:p text:style-name="P13"><text:span text:style-name="T8">Status</text:span> <text:s text:c="3"/>(development / release)</text:p>
          </table:table-cell>
        </table:table-row>
        <table:table-row>
          <table:table-cell table:style-name="Tabela52.A2" office:value-type="string">
            <text:p text:style-name="P17">Laser head serial number is memorized in energy meter.</text:p>
          </table:table-cell>
          <table:table-cell table:style-name="Tabela52.A2" office:value-type="string">
            <text:p text:style-name="P17">Serial number is add to communication protocol and memorized <text:s/>in flash memory.</text:p>
          </table:table-cell>
          <table:table-cell table:style-name="Tabela52.C2" office:value-type="string">
            <text:p text:style-name="P17">Development phase - <text:span text:style-name="T32">release for testing house</text:span></text:p>
          </table:table-cell>
        </table:table-row>
      </table:table>
      <text:p text:style-name="P85"/>
      <text:p text:style-name="P85"><text:tab/>-------------------------------------------------------------------------------------------------------------------------------------------</text:p>
      <text:p text:style-name="P85"><text:soft-page-break/></text:p>
      <table:table table:name="Tabela69" table:style-name="Tabela69">
        <table:table-column table:style-name="Tabela69.A"/>
        <table:table-column table:style-name="Tabela69.B"/>
        <table:table-row>
          <table:table-cell table:style-name="Tabela69.A1" office:value-type="string" table:protected="true">
            <text:p text:style-name="P6">SW version</text:p>
          </table:table-cell>
          <table:table-cell table:style-name="Tabela69.B1" office:value-type="string">
            <text:p text:style-name="P17">Development version <text:s/>– 0.14.2</text:p>
          </table:table-cell>
        </table:table-row>
        <table:table-row>
          <table:table-cell table:style-name="Tabela69.A1" office:value-type="string" table:protected="true">
            <text:p text:style-name="P13">Previous official version</text:p>
          </table:table-cell>
          <table:table-cell table:style-name="Tabela69.A1" office:value-type="string">
            <text:p text:style-name="P17">Development version 0.11.0</text:p>
          </table:table-cell>
        </table:table-row>
        <table:table-row>
          <table:table-cell table:style-name="Tabela69.A1" office:value-type="string" table:protected="true">
            <text:p text:style-name="P6">Change request</text:p>
          </table:table-cell>
          <table:table-cell table:style-name="Tabela69.A1" office:value-type="string">
            <text:p text:style-name="P17">Project status on <text:span text:style-name="T20">02</text:span>. 07. 2019</text:p>
          </table:table-cell>
        </table:table-row>
        <table:table-row>
          <table:table-cell table:style-name="Tabela69.A4" office:value-type="string" table:protected="true">
            <text:p text:style-name="P13">Filename</text:p>
          </table:table-cell>
          <table:table-cell table:style-name="Tabela69.A4" office:value-type="string">
            <text:p text:style-name="P17">99815_FW_SKYPULSE_EM.hex, Enm_7.h, Eni_7.c, p33FJ64MC802.gld</text:p>
          </table:table-cell>
        </table:table-row>
        <table:table-row>
          <table:table-cell table:style-name="Tabela69.A5" table:number-columns-spanned="2" office:value-type="string" table:protected="true">
            <text:p text:style-name="P6">Build environment</text:p>
          </table:table-cell>
          <table:covered-table-cell/>
        </table:table-row>
        <table:table-row>
          <table:table-cell table:style-name="Tabela69.A6" office:value-type="string" table:protected="true">
            <text:p text:style-name="P13">Compiler</text:p>
          </table:table-cell>
          <table:table-cell table:style-name="Tabela69.A5" office:value-type="string">
            <text:p text:style-name="P17">C30(v3_31)</text:p>
          </table:table-cell>
        </table:table-row>
        <table:table-row>
          <table:table-cell table:style-name="Tabela69.A6" office:value-type="string" table:protected="true">
            <text:p text:style-name="P13">Middleware</text:p>
          </table:table-cell>
          <table:table-cell table:style-name="Tabela69.A5" office:value-type="string">
            <text:p text:style-name="P17">MPLAB X IDE v5.10</text:p>
          </table:table-cell>
        </table:table-row>
        <table:table-row>
          <table:table-cell table:style-name="Tabela69.A6" office:value-type="string" table:protected="true">
            <text:p text:style-name="P13">Other development tool / version changed?</text:p>
          </table:table-cell>
          <table:table-cell table:style-name="Tabela69.A5" office:value-type="string">
            <text:p text:style-name="P17">/</text:p>
          </table:table-cell>
        </table:table-row>
      </table:table>
      <text:p text:style-name="P85"/>
      <text:p text:style-name="P85"/>
      <table:table table:name="Tabela70" table:style-name="Tabela70">
        <table:table-column table:style-name="Tabela70.A" table:number-columns-repeated="2"/>
        <table:table-column table:style-name="Tabela70.C"/>
        <table:table-row>
          <table:table-cell table:style-name="Tabela70.A1" office:value-type="string" table:protected="true">
            <text:p text:style-name="P6">Issue / Task</text:p>
          </table:table-cell>
          <table:table-cell table:style-name="Tabela70.A1" office:value-type="string" table:protected="true">
            <text:p text:style-name="P6">Implementation / Comment</text:p>
          </table:table-cell>
          <table:table-cell table:style-name="Tabela70.C1" office:value-type="string" table:protected="true">
            <text:p text:style-name="P13"><text:span text:style-name="T8">Status</text:span> <text:s text:c="3"/>(development / release)</text:p>
          </table:table-cell>
        </table:table-row>
        <table:table-row>
          <table:table-cell table:style-name="Tabela70.A2" office:value-type="string">
            <text:p text:style-name="P17">Laser pointer switch on current can't disturb CAN communication.</text:p>
          </table:table-cell>
          <table:table-cell table:style-name="Tabela70.A2" office:value-type="string">
            <text:p text:style-name="P17">Laser pointer is switched on after result of laser energy is sent.</text:p>
          </table:table-cell>
          <table:table-cell table:style-name="Tabela70.C2" table:number-rows-spanned="2" office:value-type="string">
            <text:p text:style-name="P17">Development phase</text:p>
          </table:table-cell>
        </table:table-row>
        <table:table-row>
          <table:table-cell table:style-name="Tabela70.A2" office:value-type="string">
            <text:p text:style-name="P17">Laser pointer has to be off when Er laser is not selected..</text:p>
          </table:table-cell>
          <table:table-cell table:style-name="Tabela70.A2" office:value-type="string">
            <text:p text:style-name="P17">CAN message with SID 0x140 has information when Laser pointer has to be on or off.</text:p>
          </table:table-cell>
          <table:covered-table-cell/>
        </table:table-row>
      </table:table>
      <text:p text:style-name="P85"/>
      <text:p text:style-name="P85"><text:tab/>-------------------------------------------------------------------------------------------------------------------------------------------</text:p>
      <text:p text:style-name="P85"/>
      <table:table table:name="Tabela71" table:style-name="Tabela71">
        <table:table-column table:style-name="Tabela71.A"/>
        <table:table-column table:style-name="Tabela71.B"/>
        <table:table-row>
          <table:table-cell table:style-name="Tabela71.A1" office:value-type="string" table:protected="true">
            <text:p text:style-name="P6">SW version</text:p>
          </table:table-cell>
          <table:table-cell table:style-name="Tabela71.A1" office:value-type="string">
            <text:p text:style-name="P17">Official release <text:s/>– 1.0.0</text:p>
          </table:table-cell>
        </table:table-row>
        <table:table-row>
          <table:table-cell table:style-name="Tabela71.A1" office:value-type="string" table:protected="true">
            <text:p text:style-name="P13">Previous official version</text:p>
          </table:table-cell>
          <table:table-cell table:style-name="Tabela71.A1" office:value-type="string">
            <text:p text:style-name="P17">Development version 0.14.2</text:p>
          </table:table-cell>
        </table:table-row>
        <table:table-row>
          <table:table-cell table:style-name="Tabela71.A1" office:value-type="string" table:protected="true">
            <text:p text:style-name="P6">Change request</text:p>
          </table:table-cell>
          <table:table-cell table:style-name="Tabela71.A1" office:value-type="string">
            <text:p text:style-name="P17">Project status on <text:span text:style-name="T20">27</text:span>. 08. 2019</text:p>
          </table:table-cell>
        </table:table-row>
        <table:table-row>
          <table:table-cell table:style-name="Tabela71.A4" office:value-type="string" table:protected="true">
            <text:p text:style-name="P13">Filename</text:p>
          </table:table-cell>
          <table:table-cell table:style-name="Tabela71.A4" office:value-type="string">
            <text:p text:style-name="P17">99815_FW_SKYPULSE_EM.hex, Enm_7.h, Eni_7.c, p33FJ64MC802.gld</text:p>
          </table:table-cell>
        </table:table-row>
        <table:table-row>
          <table:table-cell table:style-name="Tabela71.A5" table:number-columns-spanned="2" office:value-type="string" table:protected="true">
            <text:p text:style-name="P6">Build environment</text:p>
          </table:table-cell>
          <table:covered-table-cell/>
        </table:table-row>
        <table:table-row>
          <table:table-cell table:style-name="Tabela71.A6" office:value-type="string" table:protected="true">
            <text:p text:style-name="P13">Compiler</text:p>
          </table:table-cell>
          <table:table-cell table:style-name="Tabela71.A5" office:value-type="string">
            <text:p text:style-name="P17">C30(v3_31)</text:p>
          </table:table-cell>
        </table:table-row>
        <table:table-row>
          <table:table-cell table:style-name="Tabela71.A6" office:value-type="string" table:protected="true">
            <text:p text:style-name="P13">Middleware</text:p>
          </table:table-cell>
          <table:table-cell table:style-name="Tabela71.A5" office:value-type="string">
            <text:p text:style-name="P17">MPLAB X IDE v5.10</text:p>
          </table:table-cell>
        </table:table-row>
        <table:table-row>
          <table:table-cell table:style-name="Tabela71.A6" office:value-type="string" table:protected="true">
            <text:p text:style-name="P13">Other development tool / version changed?</text:p>
          </table:table-cell>
          <table:table-cell table:style-name="Tabela71.A5" office:value-type="string">
            <text:p text:style-name="P17">/</text:p>
          </table:table-cell>
        </table:table-row>
      </table:table>
      <text:p text:style-name="P85"/>
      <text:p text:style-name="P85"/>
      <table:table table:name="Tabela72" table:style-name="Tabela72">
        <table:table-column table:style-name="Tabela72.A" table:number-columns-repeated="2"/>
        <table:table-column table:style-name="Tabela72.C"/>
        <table:table-row>
          <table:table-cell table:style-name="Tabela72.A1" office:value-type="string" table:protected="true">
            <text:p text:style-name="P8">Issue / Task</text:p>
          </table:table-cell>
          <table:table-cell table:style-name="Tabela72.A1" office:value-type="string" table:protected="true">
            <text:p text:style-name="P8">Implementation / Comment</text:p>
          </table:table-cell>
          <table:table-cell table:style-name="Tabela72.C1" office:value-type="string" table:protected="true">
            <text:p text:style-name="P15"><text:span text:style-name="T8">Status</text:span> <text:s text:c="3"/>(development / release)</text:p>
          </table:table-cell>
        </table:table-row>
        <table:table-row>
          <table:table-cell table:style-name="Tabela72.A2" office:value-type="string">
            <text:p text:style-name="P21">EM has to memorize type of laser head</text:p>
          </table:table-cell>
          <table:table-cell table:style-name="Tabela72.A2" office:value-type="string">
            <text:p text:style-name="P21">Type is memorized in flash memory.</text:p>
          </table:table-cell>
          <table:table-cell table:style-name="Tabela72.C2" office:value-type="string">
            <text:p text:style-name="P21">Official release</text:p>
          </table:table-cell>
        </table:table-row>
      </table:table>
      <text:p text:style-name="P85"/>
      <text:p text:style-name="P99"><text:span text:style-name="T11">Unresolved anomalies, bugs and defects:</text:span><text:span text:style-name="T12"> <text:s text:c="3"/></text:span></text:p>
      <text:p text:style-name="P94"><text:span text:style-name="T13"><text:tab/></text:span><text:span text:style-name="T2">There are no known faults or </text:span><text:span text:style-name="T1">defects detected.</text:span></text:p>
      <text:list xml:id="list29660285" text:continue-numbering="true" text:style-name="Outline">
        <text:list-item>
          <text:h text:style-name="P149" text:outline-level="1"><text:bookmark-start text:name="__RefHeading__51170_1975039690"/>DIODE LASER MODULE (DL), id. <text:span text:style-name="T20">99831</text:span><text:bookmark-end text:name="__RefHeading__51170_1975039690"/></text:h>
        </text:list-item>
      </text:list>
      <table:table table:name="Tabela11" table:style-name="Tabela11">
        <table:table-column table:style-name="Tabela11.A"/>
        <table:table-column table:style-name="Tabela11.B"/>
        <table:table-row>
          <table:table-cell table:style-name="Tabela11.A1" office:value-type="string" table:protected="true">
            <text:p text:style-name="P6">SW version</text:p>
          </table:table-cell>
          <table:table-cell table:style-name="Tabela11.A1" office:value-type="string">
            <text:p text:style-name="P13">0.1.0</text:p>
          </table:table-cell>
        </table:table-row>
        <table:table-row>
          <table:table-cell table:style-name="Tabela11.A1" office:value-type="string" table:protected="true">
            <text:p text:style-name="P13">Previous official version</text:p>
          </table:table-cell>
          <table:table-cell table:style-name="Tabela11.A1" office:value-type="string">
            <text:p text:style-name="P13">/</text:p>
          </table:table-cell>
        </table:table-row>
        <table:table-row>
          <table:table-cell table:style-name="Tabela11.A1" office:value-type="string" table:protected="true">
            <text:p text:style-name="P6">Change request</text:p>
          </table:table-cell>
          <table:table-cell table:style-name="Tabela11.A1" office:value-type="string">
            <text:p text:style-name="P13">Project status on 20. 09. 2017</text:p>
          </table:table-cell>
        </table:table-row>
        <table:table-row>
          <table:table-cell table:style-name="Tabela11.A4" office:value-type="string" table:protected="true">
            <text:p text:style-name="P13">Filename</text:p>
          </table:table-cell>
          <table:table-cell table:style-name="Tabela11.A4" office:value-type="string">
            <text:p text:style-name="P13">DL.hex</text:p>
          </table:table-cell>
        </table:table-row>
        <table:table-row>
          <table:table-cell table:style-name="Tabela11.A5" table:number-columns-spanned="2" office:value-type="string" table:protected="true">
            <text:p text:style-name="P6">Build environment</text:p>
          </table:table-cell>
          <table:covered-table-cell/>
        </table:table-row>
        <table:table-row>
          <table:table-cell table:style-name="Tabela11.A6" office:value-type="string" table:protected="true">
            <text:p text:style-name="P13">Compiler</text:p>
          </table:table-cell>
          <table:table-cell table:style-name="Tabela11.A5" office:value-type="string">
            <text:p text:style-name="P13">Armcc.exe V5.06 update 5 (build 528)</text:p>
          </table:table-cell>
        </table:table-row>
        <table:table-row>
          <table:table-cell table:style-name="Tabela11.A6" office:value-type="string" table:protected="true">
            <text:p text:style-name="P13">Middleware</text:p>
          </table:table-cell>
          <table:table-cell table:style-name="Tabela11.A5" office:value-type="string">
            <text:p text:style-name="P13">Keil <text:s/>MDK-ARM Essential Version: 5.24.2.0</text:p>
          </table:table-cell>
        </table:table-row>
        <table:table-row>
          <table:table-cell table:style-name="Tabela11.A6" office:value-type="string" table:protected="true">
            <text:p text:style-name="P13">Other development tool / version changed?</text:p>
          </table:table-cell>
          <table:table-cell table:style-name="Tabela11.A5" office:value-type="string">
            <text:p text:style-name="P13">/</text:p>
          </table:table-cell>
        </table:table-row>
      </table:table>
      <text:p text:style-name="P88"/>
      <text:p text:style-name="P88"><text:soft-page-break/></text:p>
      <table:table table:name="Tabela12" table:style-name="Tabela12">
        <table:table-column table:style-name="Tabela12.A" table:number-columns-repeated="2"/>
        <table:table-column table:style-name="Tabela12.C"/>
        <table:table-row>
          <table:table-cell table:style-name="Tabela12.A1" office:value-type="string" table:protected="true">
            <text:p text:style-name="P8">Issue / Task</text:p>
          </table:table-cell>
          <table:table-cell table:style-name="Tabela12.A1" office:value-type="string" table:protected="true">
            <text:p text:style-name="P8">Implementation / Comment</text:p>
          </table:table-cell>
          <table:table-cell table:style-name="Tabela12.C1" office:value-type="string" table:protected="true">
            <text:p text:style-name="P15"><text:span text:style-name="T8">Status</text:span> <text:s text:c="3"/>(development / release)</text:p>
          </table:table-cell>
        </table:table-row>
        <table:table-row>
          <table:table-cell table:style-name="Tabela12.A2" office:value-type="string">
            <text:p text:style-name="P15">Diode laser current regulation</text:p>
          </table:table-cell>
          <table:table-cell table:style-name="Tabela12.A2" office:value-type="string">
            <text:p text:style-name="P15">PWM control of buck converter with regulation loop for diode current set by parameter. Diode current is set for pulse operation with pulse width and frequency set with parameters. <text:s/></text:p>
          </table:table-cell>
          <table:table-cell table:style-name="Tabela12.C2" table:number-rows-spanned="6" office:value-type="string">
            <text:p text:style-name="P13">Development phase</text:p>
          </table:table-cell>
        </table:table-row>
        <table:table-row>
          <table:table-cell table:style-name="Tabela12.A2" office:value-type="string">
            <text:p text:style-name="P15">Peltier module control</text:p>
          </table:table-cell>
          <table:table-cell table:style-name="Tabela12.A2" office:value-type="string">
            <text:p text:style-name="P15">PWM control of buck converter with option to manually set duty cycle.</text:p>
          </table:table-cell>
          <table:covered-table-cell/>
        </table:table-row>
        <table:table-row>
          <table:table-cell table:style-name="Tabela12.A2" office:value-type="string">
            <text:p text:style-name="P15">CAN communication</text:p>
          </table:table-cell>
          <table:table-cell table:style-name="Tabela12.A2" office:value-type="string">
            <text:p text:style-name="P15">TX and RX support for communication with system controller.</text:p>
          </table:table-cell>
          <table:covered-table-cell/>
        </table:table-row>
        <table:table-row>
          <table:table-cell table:style-name="Tabela12.A2" office:value-type="string">
            <text:p text:style-name="P15">Measuring parameters</text:p>
          </table:table-cell>
          <table:table-cell table:style-name="Tabela12.A2" office:value-type="string">
            <text:p text:style-name="P15">Peltier and diode laser output voltage, diode current, photo diode current 1 and 2, input voltage, diode temperature, diagnostic signal from power supply IC for diode supply, pilot light intensity</text:p>
          </table:table-cell>
          <table:covered-table-cell/>
        </table:table-row>
        <table:table-row>
          <table:table-cell table:style-name="Tabela12.A2" office:value-type="string">
            <text:p text:style-name="P15">Analog watchdogs</text:p>
          </table:table-cell>
          <table:table-cell table:style-name="Tabela12.A2" office:value-type="string">
            <text:p text:style-name="P15">Constant monitoring of diode laser voltage, current and peltier voltage with safety shutdown outside of set parameters.</text:p>
          </table:table-cell>
          <table:covered-table-cell/>
        </table:table-row>
        <table:table-row>
          <table:table-cell table:style-name="Tabela12.A2" office:value-type="string">
            <text:p text:style-name="P15">UART service console</text:p>
          </table:table-cell>
          <table:table-cell table:style-name="Tabela12.A2" office:value-type="string">
            <text:p text:style-name="P15">Console interface for setting parameters and printing measurements. This option is used in operation during laboratory testing with option to send UART data through CAN to system.</text:p>
          </table:table-cell>
          <table:covered-table-cell/>
        </table:table-row>
      </table:table>
      <text:p text:style-name="P85"/>
      <text:p text:style-name="P85"><text:tab/>-------------------------------------------------------------------------------------------------------------------------------------------</text:p>
      <text:p text:style-name="P85"/>
      <table:table table:name="Tabela23" table:style-name="Tabela23">
        <table:table-column table:style-name="Tabela23.A"/>
        <table:table-column table:style-name="Tabela23.B"/>
        <table:table-row>
          <table:table-cell table:style-name="Tabela23.A1" office:value-type="string" table:protected="true">
            <text:p text:style-name="P6">SW version</text:p>
          </table:table-cell>
          <table:table-cell table:style-name="Tabela23.A1" office:value-type="string">
            <text:p text:style-name="P13">Development version 0.2.0</text:p>
          </table:table-cell>
        </table:table-row>
        <table:table-row>
          <table:table-cell table:style-name="Tabela23.A1" office:value-type="string" table:protected="true">
            <text:p text:style-name="P13">Previous official version</text:p>
          </table:table-cell>
          <table:table-cell table:style-name="Tabela23.A1" office:value-type="string">
            <text:p text:style-name="P13">Development version 0.1.0</text:p>
          </table:table-cell>
        </table:table-row>
        <table:table-row>
          <table:table-cell table:style-name="Tabela23.A1" office:value-type="string" table:protected="true">
            <text:p text:style-name="P6">Change request</text:p>
          </table:table-cell>
          <table:table-cell table:style-name="Tabela23.A1" office:value-type="string">
            <text:p text:style-name="P13">Project status on 27<text:span text:style-name="T30">. 03. 2018</text:span></text:p>
          </table:table-cell>
        </table:table-row>
        <table:table-row>
          <table:table-cell table:style-name="Tabela23.A4" office:value-type="string" table:protected="true">
            <text:p text:style-name="P13">Filename</text:p>
          </table:table-cell>
          <table:table-cell table:style-name="Tabela23.A4" office:value-type="string">
            <text:p text:style-name="P13">DL.hex</text:p>
          </table:table-cell>
        </table:table-row>
        <table:table-row>
          <table:table-cell table:style-name="Tabela23.A5" table:number-columns-spanned="2" office:value-type="string" table:protected="true">
            <text:p text:style-name="P6">Build environment</text:p>
          </table:table-cell>
          <table:covered-table-cell/>
        </table:table-row>
        <table:table-row>
          <table:table-cell table:style-name="Tabela23.A6" office:value-type="string" table:protected="true">
            <text:p text:style-name="P13">Compiler</text:p>
          </table:table-cell>
          <table:table-cell table:style-name="Tabela23.A5" office:value-type="string">
            <text:p text:style-name="P13">Armcc.exe V5.06 update 5 (build 528)</text:p>
          </table:table-cell>
        </table:table-row>
        <table:table-row>
          <table:table-cell table:style-name="Tabela23.A6" office:value-type="string" table:protected="true">
            <text:p text:style-name="P13">Middleware</text:p>
          </table:table-cell>
          <table:table-cell table:style-name="Tabela23.A5" office:value-type="string">
            <text:p text:style-name="P13">Keil <text:s/>MDK-ARM Essential Version: 5.24.2.0</text:p>
          </table:table-cell>
        </table:table-row>
        <table:table-row>
          <table:table-cell table:style-name="Tabela23.A6" office:value-type="string" table:protected="true">
            <text:p text:style-name="P13">Other development tool / version changed?</text:p>
          </table:table-cell>
          <table:table-cell table:style-name="Tabela23.A5" office:value-type="string">
            <text:p text:style-name="P13">/</text:p>
          </table:table-cell>
        </table:table-row>
      </table:table>
      <text:p text:style-name="P85"/>
      <text:p text:style-name="P85"/>
      <table:table table:name="Tabela24" table:style-name="Tabela24">
        <table:table-column table:style-name="Tabela24.A" table:number-columns-repeated="2"/>
        <table:table-column table:style-name="Tabela24.C"/>
        <table:table-header-rows>
          <table:table-row>
            <table:table-cell table:style-name="Tabela24.A1" office:value-type="string" table:protected="true">
              <text:p text:style-name="P8">Issue / Task</text:p>
            </table:table-cell>
            <table:table-cell table:style-name="Tabela24.A1" office:value-type="string" table:protected="true">
              <text:p text:style-name="P8">Implementation / Comment</text:p>
            </table:table-cell>
            <table:table-cell table:style-name="Tabela24.C1" office:value-type="string" table:protected="true">
              <text:p text:style-name="P15"><text:span text:style-name="T8">Status</text:span> <text:s text:c="3"/>(development / release)</text:p>
            </table:table-cell>
          </table:table-row>
        </table:table-header-rows>
        <table:table-row>
          <table:table-cell table:style-name="Tabela24.A2" office:value-type="string">
            <text:p text:style-name="P15">Diode module parameters</text:p>
          </table:table-cell>
          <table:table-cell table:style-name="Tabela24.A2" office:value-type="string">
            <text:p text:style-name="P15">Each type of diode module has it's own structure of parameters which can be chosen regarding HW selector or SW data.</text:p>
          </table:table-cell>
          <table:table-cell table:style-name="Tabela24.C2" table:number-rows-spanned="12" office:value-type="string">
            <text:p text:style-name="P13">Development phase</text:p>
          </table:table-cell>
        </table:table-row>
        <table:table-row>
          <table:table-cell table:style-name="Tabela24.A2" office:value-type="string">
            <text:p text:style-name="P15">Diode laser current regulation</text:p>
          </table:table-cell>
          <table:table-cell table:style-name="Tabela24.A2" office:value-type="string">
            <text:p text:style-name="P15">Added differential part to regulation controller for improving rise time of current pulses and option to have different regulator constants for each diode module.</text:p>
          </table:table-cell>
          <table:covered-table-cell/>
        </table:table-row>
        <table:table-row>
          <table:table-cell table:style-name="Tabela24.A2" office:value-type="string">
            <text:p text:style-name="P15">Average power monitoring</text:p>
          </table:table-cell>
          <table:table-cell table:style-name="Tabela24.A2" office:value-type="string">
            <text:p text:style-name="P15">During operation signal from photodiode is sampled and compared with expected value. With this the current reference is changed to have average output less than 20% different from set value.</text:p>
          </table:table-cell>
          <table:covered-table-cell/>
        </table:table-row>
        <table:table-row>
          <table:table-cell table:style-name="Tabela24.A2" office:value-type="string">
            <text:p text:style-name="P15">Peltier module control</text:p>
          </table:table-cell>
          <table:table-cell table:style-name="Tabela24.A2" office:value-type="string">
            <text:p text:style-name="P15">Changed temperature limits and improved temperature hysteresis when limits are reached.</text:p>
          </table:table-cell>
          <table:covered-table-cell/>
        </table:table-row>
        <table:table-row>
          <table:table-cell table:style-name="Tabela24.A2" office:value-type="string">
            <text:p text:style-name="P15">Measuring parameters</text:p>
          </table:table-cell>
          <table:table-cell table:style-name="Tabela24.A2" office:value-type="string">
            <text:p text:style-name="P15">Added input voltage measurement after input safety chip for better diagnostics. </text:p>
          </table:table-cell>
          <table:covered-table-cell/>
        </table:table-row>
        <table:table-row>
          <table:table-cell table:style-name="Tabela24.A2" office:value-type="string">
            <text:p text:style-name="P15">CAN communication</text:p>
          </table:table-cell>
          <table:table-cell table:style-name="Tabela24.A2" office:value-type="string">
            <text:p text:style-name="P15">Added CAN messages for communication with system. Sending and receiving <text:s/>status with errors and receiving parameters for operation.</text:p>
          </table:table-cell>
          <table:covered-table-cell/>
        </table:table-row>
        <table:table-row>
          <table:table-cell table:style-name="Tabela24.A2" office:value-type="string">
            <text:p text:style-name="P15">Footswitch detection</text:p>
          </table:table-cell>
          <table:table-cell table:style-name="Tabela24.A2" office:value-type="string">
            <text:p text:style-name="P15">Detecting hardware line of footswitch signal with implementation of timeout between signal and CAN message. </text:p>
          </table:table-cell>
          <table:covered-table-cell/>
        </table:table-row>
        <table:table-row>
          <table:table-cell table:style-name="Tabela24.A2" office:value-type="string">
            <text:p text:style-name="P15">System states with indicator</text:p>
          </table:table-cell>
          <table:table-cell table:style-name="Tabela24.A2" office:value-type="string">
            <text:p text:style-name="P15">Depending on operation the system operates <text:s/>with state machine which changes states by request from system with CAN message or manual control in service menu with console. Depending on state the color of status LED is changed.</text:p>
          </table:table-cell>
          <table:covered-table-cell/>
        </table:table-row>
        <table:table-row>
          <table:table-cell table:style-name="Tabela24.A2" office:value-type="string">
            <text:p text:style-name="P15">UART service console</text:p>
          </table:table-cell>
          <table:table-cell table:style-name="Tabela24.A2" office:value-type="string">
            <text:p text:style-name="P15">Added more commands to operate diode laser from service console. Easier time settings, <text:s/>commands for changing system states, improved error information, enter of calibration points with option to write and get information on stored values. Improved console command parser function.</text:p>
          </table:table-cell>
          <table:covered-table-cell/>
        </table:table-row>
        <table:table-row>
          <table:table-cell table:style-name="Tabela24.A2" office:value-type="string">
            <text:p text:style-name="P15">Calibration routine</text:p>
          </table:table-cell>
          <table:table-cell table:style-name="Tabela24.A2" office:value-type="string">
            <text:p text:style-name="P15">Functions to measure data during calibration procedure for calculating constants between measured parameters and external power meter. Added console and CAN controlled calibration with read and write functions to save data with safety crc calculations.</text:p>
          </table:table-cell>
          <table:covered-table-cell/>
        </table:table-row>
        <table:table-row>
          <table:table-cell table:style-name="Tabela24.A2" office:value-type="string">
            <text:p text:style-name="P15">Watchdog</text:p>
          </table:table-cell>
          <table:table-cell table:style-name="Tabela24.A2" office:value-type="string">
            <text:p text:style-name="P15">Implemented independent SW watchdog for periodically checking if main program is running.</text:p>
          </table:table-cell>
          <table:covered-table-cell/>
        </table:table-row>
        <table:table-row>
          <table:table-cell table:style-name="Tabela24.A2" office:value-type="string">
            <text:p text:style-name="P15">HW configuration</text:p>
          </table:table-cell>
          <table:table-cell table:style-name="Tabela24.A2" office:value-type="string">
            <text:p text:style-name="P15">Changed HW defines for MCU inputs/outputs for use on new version of HW 100111_TV DL.</text:p>
          </table:table-cell>
          <table:covered-table-cell/>
        </table:table-row>
      </table:table>
      <text:p text:style-name="P85"/>
      <text:p text:style-name="P85"><text:tab/>-------------------------------------------------------------------------------------------------------------------------------------------</text:p>
      <text:p text:style-name="P85"/>
      <table:table table:name="Tabela33" table:style-name="Tabela33">
        <table:table-column table:style-name="Tabela33.A"/>
        <table:table-column table:style-name="Tabela33.B"/>
        <table:table-row>
          <table:table-cell table:style-name="Tabela33.A1" office:value-type="string" table:protected="true">
            <text:p text:style-name="P6">SW version</text:p>
          </table:table-cell>
          <table:table-cell table:style-name="Tabela33.A1" office:value-type="string">
            <text:p text:style-name="P13">Development version 0.3.0</text:p>
          </table:table-cell>
        </table:table-row>
        <table:table-row>
          <table:table-cell table:style-name="Tabela33.A1" office:value-type="string" table:protected="true">
            <text:p text:style-name="P13">Previous official version</text:p>
          </table:table-cell>
          <table:table-cell table:style-name="Tabela33.A1" office:value-type="string">
            <text:p text:style-name="P13">Development version 0.2.0</text:p>
          </table:table-cell>
        </table:table-row>
        <table:table-row>
          <table:table-cell table:style-name="Tabela33.A1" office:value-type="string" table:protected="true">
            <text:p text:style-name="P6">Change request</text:p>
          </table:table-cell>
          <table:table-cell table:style-name="Tabela33.A1" office:value-type="string">
            <text:p text:style-name="P13">Project status on <text:span text:style-name="T20">20</text:span>. 08<text:span text:style-name="T30">. 2018</text:span></text:p>
          </table:table-cell>
        </table:table-row>
        <table:table-row>
          <table:table-cell table:style-name="Tabela33.A4" office:value-type="string" table:protected="true">
            <text:p text:style-name="P13">Filename</text:p>
          </table:table-cell>
          <table:table-cell table:style-name="Tabela33.A4" office:value-type="string">
            <text:p text:style-name="P13">DL.hex</text:p>
          </table:table-cell>
        </table:table-row>
        <table:table-row>
          <table:table-cell table:style-name="Tabela33.A5" table:number-columns-spanned="2" office:value-type="string" table:protected="true">
            <text:p text:style-name="P6">Build environment</text:p>
          </table:table-cell>
          <table:covered-table-cell/>
        </table:table-row>
        <table:table-row>
          <table:table-cell table:style-name="Tabela33.A6" office:value-type="string" table:protected="true">
            <text:p text:style-name="P13">Compiler</text:p>
          </table:table-cell>
          <table:table-cell table:style-name="Tabela33.A5" office:value-type="string">
            <text:p text:style-name="P13">Armcc.exe V5.06 update 5 (build 528)</text:p>
          </table:table-cell>
        </table:table-row>
        <table:table-row>
          <table:table-cell table:style-name="Tabela33.A6" office:value-type="string" table:protected="true">
            <text:p text:style-name="P13">Middleware</text:p>
          </table:table-cell>
          <table:table-cell table:style-name="Tabela33.A5" office:value-type="string">
            <text:p text:style-name="P13">Keil <text:s/>MDK-ARM Essential Version: 5.24.2.0</text:p>
          </table:table-cell>
        </table:table-row>
        <table:table-row>
          <table:table-cell table:style-name="Tabela33.A6" office:value-type="string" table:protected="true">
            <text:p text:style-name="P13">Other development tool / version changed?</text:p>
          </table:table-cell>
          <table:table-cell table:style-name="Tabela33.A5" office:value-type="string">
            <text:p text:style-name="P13">/</text:p>
          </table:table-cell>
        </table:table-row>
      </table:table>
      <text:p text:style-name="P85"/>
      <text:p text:style-name="P85"/>
      <table:table table:name="Tabela34" table:style-name="Tabela34">
        <table:table-column table:style-name="Tabela34.A" table:number-columns-repeated="2"/>
        <table:table-column table:style-name="Tabela34.C"/>
        <table:table-row>
          <table:table-cell table:style-name="Tabela34.A1" office:value-type="string" table:protected="true">
            <text:p text:style-name="P8">Issue / Task</text:p>
          </table:table-cell>
          <table:table-cell table:style-name="Tabela34.A1" office:value-type="string" table:protected="true">
            <text:p text:style-name="P8">Implementation / Comment</text:p>
          </table:table-cell>
          <table:table-cell table:style-name="Tabela34.C1" office:value-type="string" table:protected="true">
            <text:p text:style-name="P15"><text:span text:style-name="T8">Status</text:span> <text:s text:c="3"/>(development / release)</text:p>
          </table:table-cell>
        </table:table-row>
        <table:table-row>
          <table:table-cell table:style-name="Tabela34.A2" office:value-type="string">
            <text:p text:style-name="P15">Diode module parameters</text:p>
          </table:table-cell>
          <table:table-cell table:style-name="Tabela34.A2" office:value-type="string">
            <text:p text:style-name="P15">Added new structure of parameters for second wavelength in double modules and variables for saving two sets of prediction data.</text:p>
          </table:table-cell>
          <table:table-cell table:style-name="Tabela34.C2" table:number-rows-spanned="11" office:value-type="string">
            <text:p text:style-name="P13">Development phase</text:p>
          </table:table-cell>
        </table:table-row>
        <table:table-row>
          <table:table-cell table:style-name="Tabela34.A2" office:value-type="string">
            <text:p text:style-name="P15">Average power monitoring</text:p>
          </table:table-cell>
          <table:table-cell table:style-name="Tabela34.A2" office:value-type="string">
            <text:p text:style-name="P16">Added average input power measuring with operational limits and additional limits for difference between input and output power.</text:p>
          </table:table-cell>
          <table:covered-table-cell/>
        </table:table-row>
        <table:table-row>
          <table:table-cell table:style-name="Tabela34.A2" office:value-type="string">
            <text:p text:style-name="P15">Peltier module control</text:p>
          </table:table-cell>
          <table:table-cell table:style-name="Tabela34.A2" office:value-type="string">
            <text:p text:style-name="P15">Added new algorithm for controlling module based on linear relation between temperature and cooling intensity. <text:s text:c="2"/></text:p>
          </table:table-cell>
          <table:covered-table-cell/>
        </table:table-row>
        <table:table-row>
          <table:table-cell table:style-name="Tabela34.A2" office:value-type="string">
            <text:p text:style-name="P15">Self-test</text:p>
          </table:table-cell>
          <table:table-cell table:style-name="Tabela34.A2" office:value-type="string">
            <text:p text:style-name="P15">Routine for testing HW functionality (safety actuators, current sense test, CAN test, HW safety loop test synchronous with system test).</text:p>
          </table:table-cell>
          <table:covered-table-cell/>
        </table:table-row>
        <table:table-row>
          <table:table-cell table:style-name="Tabela34.A2" office:value-type="string">
            <text:p text:style-name="P15">CAN communication</text:p>
          </table:table-cell>
          <table:table-cell table:style-name="Tabela34.A2" office:value-type="string">
            <text:p text:style-name="P15">Added new CAN messages for sending module information and SW version to system. Added parameter message for double diodes and message for sending output power limits to IOC.</text:p>
          </table:table-cell>
          <table:covered-table-cell/>
        </table:table-row>
        <table:table-row>
          <table:table-cell table:style-name="Tabela34.A2" office:value-type="string">
            <text:p text:style-name="P15">UART service console</text:p>
          </table:table-cell>
          <table:table-cell table:style-name="Tabela34.A2" office:value-type="string">
            <text:p text:style-name="P15">Added new commands for controlling diodes with 2 wavelengths. Optimized texts for less resource use and added more information to periodically write to console on command.</text:p>
          </table:table-cell>
          <table:covered-table-cell/>
        </table:table-row>
        <table:table-row>
          <table:table-cell table:style-name="Tabela34.A2" office:value-type="string">
            <text:p text:style-name="P15">Initialization changes</text:p>
          </table:table-cell>
          <table:table-cell table:style-name="Tabela34.A2" office:value-type="string">
            <text:p text:style-name="P15">Changed initial setup for CAN, UART and DAC for less resource use.</text:p>
          </table:table-cell>
          <table:covered-table-cell/>
        </table:table-row>
        <table:table-row>
          <table:table-cell table:style-name="Tabela34.A2" office:value-type="string">
            <text:p text:style-name="P15">Double wavelength diode support</text:p>
          </table:table-cell>
          <table:table-cell table:style-name="Tabela34.A2" office:value-type="string">
            <text:p text:style-name="P15">Added function for handling switching between different <text:s/>wavelengths in dual modules. The function chooses structure of diode parameters, prediction values and sets analog watchdog limits depending on which wavelength is chosen. </text:p>
          </table:table-cell>
          <table:covered-table-cell/>
        </table:table-row>
        <table:table-row>
          <table:table-cell table:style-name="Tabela34.A2" office:value-type="string">
            <text:p text:style-name="P15">Double wavelength pulse control</text:p>
          </table:table-cell>
          <table:table-cell table:style-name="Tabela34.A2" office:value-type="string">
            <text:p text:style-name="P15">Routine controls switching between two wavelengths inside of emission state. Each wavelength has it's own working parameters structure and active time after which routine switches to other <text:s/>wavelength.</text:p>
          </table:table-cell>
          <table:covered-table-cell/>
        </table:table-row>
        <table:table-row>
          <table:table-cell table:style-name="Tabela34.A2" office:value-type="string">
            <text:p text:style-name="P15">Footswitch timer</text:p>
          </table:table-cell>
          <table:table-cell table:style-name="Tabela34.A2" office:value-type="string">
            <text:p text:style-name="P15">Depending on received data the system monitors <text:s/>duration of emission state and stops emission when time reaches set value.</text:p>
          </table:table-cell>
          <table:covered-table-cell/>
        </table:table-row>
        <table:table-row>
          <table:table-cell table:style-name="Tabela34.A2" office:value-type="string">
            <text:p text:style-name="P15">Generalized monitoring of photodiode channels</text:p>
          </table:table-cell>
          <table:table-cell table:style-name="Tabela34.A2" office:value-type="string">
            <text:p text:style-name="P15">Added new analog watchdog for the second photodiode channel. Each wavelength has set it's active photodiode channel in diode parameters. This channel <text:s/>has active watchdog limit with data acquisition for average power monitoring.</text:p>
          </table:table-cell>
          <table:covered-table-cell/>
        </table:table-row>
      </table:table>
      <text:p text:style-name="P85"/>
      <text:p text:style-name="P85"><text:tab/>-------------------------------------------------------------------------------------------------------------------------------------------</text:p>
      <text:p text:style-name="P85"/>
      <table:table table:name="Tabela43" table:style-name="Tabela43">
        <table:table-column table:style-name="Tabela43.A"/>
        <table:table-column table:style-name="Tabela43.B"/>
        <table:table-row>
          <table:table-cell table:style-name="Tabela43.A1" office:value-type="string" table:protected="true">
            <text:p text:style-name="P6">SW version</text:p>
          </table:table-cell>
          <table:table-cell table:style-name="Tabela43.B1" office:value-type="string">
            <text:p text:style-name="P17">Development version – 0.4.0</text:p>
          </table:table-cell>
        </table:table-row>
        <table:table-row>
          <table:table-cell table:style-name="Tabela43.A1" office:value-type="string" table:protected="true">
            <text:p text:style-name="P13">Previous official version</text:p>
          </table:table-cell>
          <table:table-cell table:style-name="Tabela43.A1" office:value-type="string">
            <text:p text:style-name="P17">Development version 0.3.0</text:p>
          </table:table-cell>
        </table:table-row>
        <table:table-row>
          <table:table-cell table:style-name="Tabela43.A1" office:value-type="string" table:protected="true">
            <text:p text:style-name="P6">Change request</text:p>
          </table:table-cell>
          <table:table-cell table:style-name="Tabela43.A1" office:value-type="string">
            <text:p text:style-name="P17">Project status on <text:span text:style-name="T20">23</text:span>. 11<text:span text:style-name="T30">. 2018</text:span></text:p>
          </table:table-cell>
        </table:table-row>
        <table:table-row>
          <table:table-cell table:style-name="Tabela43.A4" office:value-type="string" table:protected="true">
            <text:p text:style-name="P13">Filename</text:p>
          </table:table-cell>
          <table:table-cell table:style-name="Tabela43.A4" office:value-type="string">
            <text:p text:style-name="P17">DL.hex</text:p>
          </table:table-cell>
        </table:table-row>
        <table:table-row>
          <table:table-cell table:style-name="Tabela43.A5" table:number-columns-spanned="2" office:value-type="string" table:protected="true">
            <text:p text:style-name="P6">Build environment</text:p>
          </table:table-cell>
          <table:covered-table-cell/>
        </table:table-row>
        <table:table-row>
          <table:table-cell table:style-name="Tabela43.A6" office:value-type="string" table:protected="true">
            <text:p text:style-name="P13">Compiler</text:p>
          </table:table-cell>
          <table:table-cell table:style-name="Tabela43.A5" office:value-type="string">
            <text:p text:style-name="P13">Armcc.exe V5.06 update 5 (build 528)</text:p>
          </table:table-cell>
        </table:table-row>
        <table:table-row>
          <table:table-cell table:style-name="Tabela43.A6" office:value-type="string" table:protected="true">
            <text:p text:style-name="P13">Middleware</text:p>
          </table:table-cell>
          <table:table-cell table:style-name="Tabela43.A5" office:value-type="string">
            <text:p text:style-name="P13">Keil <text:s/>MDK-ARM Essential Version: 5.24.2.0</text:p>
          </table:table-cell>
        </table:table-row>
        <table:table-row>
          <table:table-cell table:style-name="Tabela43.A6" office:value-type="string" table:protected="true">
            <text:p text:style-name="P13">Other development tool / version changed?</text:p>
          </table:table-cell>
          <table:table-cell table:style-name="Tabela43.A5" office:value-type="string">
            <text:p text:style-name="P13">/</text:p>
          </table:table-cell>
        </table:table-row>
      </table:table>
      <text:p text:style-name="P85"/>
      <text:p text:style-name="P85"/>
      <table:table table:name="Tabela44" table:style-name="Tabela44">
        <table:table-column table:style-name="Tabela44.A" table:number-columns-repeated="2"/>
        <table:table-column table:style-name="Tabela44.C"/>
        <table:table-row>
          <table:table-cell table:style-name="Tabela44.A1" office:value-type="string" table:protected="true">
            <text:p text:style-name="P8">Issue / Task</text:p>
          </table:table-cell>
          <table:table-cell table:style-name="Tabela44.A1" office:value-type="string" table:protected="true">
            <text:p text:style-name="P8">Implementation / Comment</text:p>
          </table:table-cell>
          <table:table-cell table:style-name="Tabela44.C1" office:value-type="string" table:protected="true">
            <text:p text:style-name="P15"><text:span text:style-name="T8">Status</text:span> <text:s text:c="3"/>(development / release)</text:p>
          </table:table-cell>
        </table:table-row>
        <table:table-row>
          <table:table-cell table:style-name="Tabela44.A2" office:value-type="string">
            <text:p text:style-name="P21">Diode module parameters</text:p>
          </table:table-cell>
          <table:table-cell table:style-name="Tabela44.A2" office:value-type="string">
            <text:p text:style-name="P21">Added support for new modules and made changes to default parameters of existing modules.</text:p>
          </table:table-cell>
          <table:table-cell table:style-name="Tabela44.C2" table:number-rows-spanned="11" office:value-type="string">
            <text:p text:style-name="P15">Development phase - testing house</text:p>
          </table:table-cell>
        </table:table-row>
        <table:table-row>
          <table:table-cell table:style-name="Tabela44.A2" office:value-type="string">
            <text:p text:style-name="P21">Average power monitoring</text:p>
          </table:table-cell>
          <table:table-cell table:style-name="Tabela44.A2" office:value-type="string">
            <text:p text:style-name="P22">Improved algorithm for average power monitoring with more precise regulation and more reliable <text:s/>limits.</text:p>
          </table:table-cell>
          <table:covered-table-cell/>
        </table:table-row>
        <table:table-row>
          <table:table-cell table:style-name="Tabela44.A2" office:value-type="string">
            <text:p text:style-name="P21">Peltier module control</text:p>
          </table:table-cell>
          <table:table-cell table:style-name="Tabela44.A2" office:value-type="string">
            <text:p text:style-name="P21">Removed option to regulate temperature regarding set reference. Regulation uses linear relation between temperature and cooling. </text:p>
          </table:table-cell>
          <table:covered-table-cell/>
        </table:table-row>
        <table:table-row>
          <table:table-cell table:style-name="Tabela44.A2" office:value-type="string">
            <text:p text:style-name="P21">Self-test</text:p>
          </table:table-cell>
          <table:table-cell table:style-name="Tabela44.A2" office:value-type="string">
            <text:p text:style-name="P21">Added new test and optimized sequence of performed tests.</text:p>
          </table:table-cell>
          <table:covered-table-cell/>
        </table:table-row>
        <table:table-row>
          <table:table-cell table:style-name="Tabela44.A2" office:value-type="string">
            <text:p text:style-name="P21">CAN communication</text:p>
          </table:table-cell>
          <table:table-cell table:style-name="Tabela44.A2" office:value-type="string">
            <text:p text:style-name="P21">Added re-transmission with improved error handling. Added new message for IOC pinging and calibration.</text:p>
          </table:table-cell>
          <table:covered-table-cell/>
        </table:table-row>
        <table:table-row>
          <table:table-cell table:style-name="Tabela44.A2" office:value-type="string">
            <text:p text:style-name="P21">UART service console</text:p>
          </table:table-cell>
          <table:table-cell table:style-name="Tabela44.A2" office:value-type="string">
            <text:p text:style-name="P21">Removed unused commands, optimized texts for writing to console. Added new commands for inputting diode specific parameters. Added use of compact version of printf function.</text:p>
          </table:table-cell>
          <table:covered-table-cell/>
        </table:table-row>
        <table:table-row>
          <table:table-cell table:style-name="Tabela44.A2" office:value-type="string">
            <text:p text:style-name="P21">Initialization changes</text:p>
          </table:table-cell>
          <table:table-cell table:style-name="Tabela44.A2" office:value-type="string">
            <text:p text:style-name="P21">Optimized initial setup for GPIO. </text:p>
          </table:table-cell>
          <table:covered-table-cell/>
        </table:table-row>
        <table:table-row>
          <table:table-cell table:style-name="Tabela44.A2" office:value-type="string">
            <text:p text:style-name="P21">IOC communication</text:p>
          </table:table-cell>
          <table:table-cell table:style-name="Tabela44.A2" office:value-type="string">
            <text:p text:style-name="P21">Added sending and receiving ping between DL and IOC and with error at missing response while in emission. Added function for calculating limits for each of 2 photodiode channels.</text:p>
          </table:table-cell>
          <table:covered-table-cell/>
        </table:table-row>
        <table:table-row>
          <table:table-cell table:style-name="Tabela44.A2" office:value-type="string">
            <text:p text:style-name="P21">Diagnostics</text:p>
          </table:table-cell>
          <table:table-cell table:style-name="Tabela44.A2" office:value-type="string">
            <text:p text:style-name="P21">Added new diagnostics for monitoring voltage after power switch. </text:p>
          </table:table-cell>
          <table:covered-table-cell/>
        </table:table-row>
        <table:table-row>
          <table:table-cell table:style-name="Tabela44.A2" office:value-type="string">
            <text:p text:style-name="P21">Analog watchdog</text:p>
          </table:table-cell>
          <table:table-cell table:style-name="Tabela44.A2" office:value-type="string">
            <text:p text:style-name="P21">Added new functions to easily set new limits for each individual watchdog.</text:p>
          </table:table-cell>
          <table:covered-table-cell/>
        </table:table-row>
        <table:table-row>
          <table:table-cell table:style-name="Tabela44.A2" office:value-type="string">
            <text:p text:style-name="P21">Calibration</text:p>
          </table:table-cell>
          <table:table-cell table:style-name="Tabela44.A2" office:value-type="string">
            <text:p text:style-name="P21">Added upgrade to the calibration procedure which includes calculation of operational limits from input parameters specific to each diode. </text:p>
          </table:table-cell>
          <table:covered-table-cell/>
        </table:table-row>
      </table:table>
      <text:p text:style-name="P85"/>
      <text:p text:style-name="P85"><text:tab/>-------------------------------------------------------------------------------------------------------------------------------------------</text:p>
      <text:p text:style-name="P85"/>
      <table:table table:name="Tabela53" table:style-name="Tabela53">
        <table:table-column table:style-name="Tabela53.A"/>
        <table:table-column table:style-name="Tabela53.B"/>
        <table:table-row>
          <table:table-cell table:style-name="Tabela53.A1" office:value-type="string" table:protected="true">
            <text:p text:style-name="P6">SW version</text:p>
          </table:table-cell>
          <table:table-cell table:style-name="Tabela53.B1" office:value-type="string">
            <text:p text:style-name="P17">Development version – 0.4.5</text:p>
          </table:table-cell>
        </table:table-row>
        <table:table-row>
          <table:table-cell table:style-name="Tabela53.A1" office:value-type="string" table:protected="true">
            <text:p text:style-name="P13">Previous official version</text:p>
          </table:table-cell>
          <table:table-cell table:style-name="Tabela53.B1" office:value-type="string">
            <text:p text:style-name="P17">Development version 0.4.0</text:p>
          </table:table-cell>
        </table:table-row>
        <table:table-row>
          <table:table-cell table:style-name="Tabela53.A1" office:value-type="string" table:protected="true">
            <text:p text:style-name="P6">Change request</text:p>
          </table:table-cell>
          <table:table-cell table:style-name="Tabela53.B1" office:value-type="string">
            <text:p text:style-name="P17">Project status on <text:span text:style-name="T20">18</text:span>. 03<text:span text:style-name="T30">. 2019</text:span></text:p>
          </table:table-cell>
        </table:table-row>
        <table:table-row>
          <table:table-cell table:style-name="Tabela53.A4" office:value-type="string" table:protected="true">
            <text:p text:style-name="P13">Filename</text:p>
          </table:table-cell>
          <table:table-cell table:style-name="Tabela53.B4" office:value-type="string">
            <text:p text:style-name="P17">DL.hex</text:p>
          </table:table-cell>
        </table:table-row>
        <table:table-row>
          <table:table-cell table:style-name="Tabela53.A5" table:number-columns-spanned="2" office:value-type="string" table:protected="true">
            <text:p text:style-name="P6">Build environment</text:p>
          </table:table-cell>
          <table:covered-table-cell/>
        </table:table-row>
        <table:table-row>
          <table:table-cell table:style-name="Tabela53.A6" office:value-type="string" table:protected="true">
            <text:p text:style-name="P13">Compiler</text:p>
          </table:table-cell>
          <table:table-cell table:style-name="Tabela53.A5" office:value-type="string">
            <text:p text:style-name="P13">Armcc.exe V5.06 update 5 (build 528)</text:p>
          </table:table-cell>
        </table:table-row>
        <table:table-row>
          <table:table-cell table:style-name="Tabela53.A6" office:value-type="string" table:protected="true">
            <text:p text:style-name="P13">Middleware</text:p>
          </table:table-cell>
          <table:table-cell table:style-name="Tabela53.A5" office:value-type="string">
            <text:p text:style-name="P13">Keil <text:s/>MDK-ARM Essential Version: 5.24.2.0</text:p>
          </table:table-cell>
        </table:table-row>
        <table:table-row>
          <table:table-cell table:style-name="Tabela53.A6" office:value-type="string" table:protected="true">
            <text:p text:style-name="P13">Other development tool / version changed?</text:p>
          </table:table-cell>
          <table:table-cell table:style-name="Tabela53.A5" office:value-type="string">
            <text:p text:style-name="P13">/</text:p>
          </table:table-cell>
        </table:table-row>
      </table:table>
      <text:p text:style-name="P85"/>
      <text:p text:style-name="P85"/>
      <table:table table:name="Tabela54" table:style-name="Tabela54">
        <table:table-column table:style-name="Tabela54.A" table:number-columns-repeated="2"/>
        <table:table-column table:style-name="Tabela54.C"/>
        <table:table-header-rows>
          <table:table-row>
            <table:table-cell table:style-name="Tabela54.A1" office:value-type="string" table:protected="true">
              <text:p text:style-name="P6">Issue / Task</text:p>
            </table:table-cell>
            <table:table-cell table:style-name="Tabela54.A1" office:value-type="string" table:protected="true">
              <text:p text:style-name="P6">Implementation / Comment</text:p>
            </table:table-cell>
            <table:table-cell table:style-name="Tabela54.C1" office:value-type="string" table:protected="true">
              <text:p text:style-name="P13"><text:span text:style-name="T8">Status</text:span> <text:s text:c="3"/>(development / release)</text:p>
            </table:table-cell>
          </table:table-row>
        </table:table-header-rows>
        <table:table-row>
          <table:table-cell table:style-name="Tabela54.A2" office:value-type="string">
            <text:p text:style-name="P21">Diode module parameters</text:p>
          </table:table-cell>
          <table:table-cell table:style-name="Tabela54.A2" office:value-type="string">
            <text:p text:style-name="P21">Made changes to default parameters of existing modules.</text:p>
          </table:table-cell>
          <table:table-cell table:style-name="Tabela54.C2" table:number-rows-spanned="6" office:value-type="string">
            <text:p text:style-name="P18">Develop. phase <text:span text:style-name="T32">– release for testing house</text:span></text:p>
          </table:table-cell>
        </table:table-row>
        <table:table-row>
          <table:table-cell table:style-name="Tabela54.A2" office:value-type="string">
            <text:p text:style-name="P21">Average power monitoring</text:p>
          </table:table-cell>
          <table:table-cell table:style-name="Tabela54.A2" office:value-type="string">
            <text:p text:style-name="P22">Added option for second type of regulation of energy with few minor changes to limits.</text:p>
          </table:table-cell>
          <table:covered-table-cell/>
        </table:table-row>
        <table:table-row>
          <table:table-cell table:style-name="Tabela54.A2" office:value-type="string">
            <text:p text:style-name="P21">Calibration</text:p>
          </table:table-cell>
          <table:table-cell table:style-name="Tabela54.A2" office:value-type="string">
            <text:p text:style-name="P21">Added 3 points calibration procedure with calculations for linear parameters. Added block for ready state if no calibration is present. <text:s/>Included measurement of photodiode offset in ready state with effect on adjusting IOC limits.</text:p>
          </table:table-cell>
          <table:covered-table-cell/>
        </table:table-row>
        <table:table-row>
          <table:table-cell table:style-name="Tabela54.A2" office:value-type="string">
            <text:p text:style-name="P21">PWM</text:p>
          </table:table-cell>
          <table:table-cell table:style-name="Tabela54.A2" office:value-type="string">
            <text:p text:style-name="P21">Moved location of setting PWM inside regulation loop for better time determinism. Similarly changed delays inside self-test for more repeatability.</text:p>
          </table:table-cell>
          <table:covered-table-cell/>
        </table:table-row>
        <table:table-row>
          <table:table-cell table:style-name="Tabela54.A2" office:value-type="string">
            <text:p text:style-name="P21">UART service console</text:p>
          </table:table-cell>
          <table:table-cell table:style-name="Tabela54.A2" office:value-type="string">
            <text:p text:style-name="P21">Added new commands for calibration.</text:p>
          </table:table-cell>
          <table:covered-table-cell/>
        </table:table-row>
        <table:table-row>
          <table:table-cell table:style-name="Tabela54.A2" office:value-type="string">
            <text:p text:style-name="P21">Error handling</text:p>
          </table:table-cell>
          <table:table-cell table:style-name="Tabela54.A2" office:value-type="string">
            <text:p text:style-name="P21">Changed handling of FSW error for elimination of <text:s/>false errors in limit cases.</text:p>
          </table:table-cell>
          <table:covered-table-cell/>
        </table:table-row>
      </table:table>
      <text:p text:style-name="P85"/>
      <text:p text:style-name="P85"><text:tab/>-------------------------------------------------------------------------------------------------------------------------------------------</text:p>
      <text:p text:style-name="P85"/>
      <table:table table:name="Tabela73" table:style-name="Tabela73">
        <table:table-column table:style-name="Tabela73.A"/>
        <table:table-column table:style-name="Tabela73.B"/>
        <text:soft-page-break/>
        <table:table-row>
          <table:table-cell table:style-name="Tabela73.A1" office:value-type="string" table:protected="true">
            <text:p text:style-name="P6">SW version</text:p>
          </table:table-cell>
          <table:table-cell table:style-name="Tabela73.A1" office:value-type="string">
            <text:p text:style-name="P17">Development version – 0.4.13</text:p>
          </table:table-cell>
        </table:table-row>
        <table:table-row>
          <table:table-cell table:style-name="Tabela73.A1" office:value-type="string" table:protected="true">
            <text:p text:style-name="P13">Previous official version</text:p>
          </table:table-cell>
          <table:table-cell table:style-name="Tabela73.A1" office:value-type="string">
            <text:p text:style-name="P17">Development version 0.4.5</text:p>
          </table:table-cell>
        </table:table-row>
        <table:table-row>
          <table:table-cell table:style-name="Tabela73.A1" office:value-type="string" table:protected="true">
            <text:p text:style-name="P6">Change request</text:p>
          </table:table-cell>
          <table:table-cell table:style-name="Tabela73.A1" office:value-type="string">
            <text:p text:style-name="P17">Project status on <text:span text:style-name="T20">02</text:span>. 07<text:span text:style-name="T30">. 2019</text:span></text:p>
          </table:table-cell>
        </table:table-row>
        <table:table-row>
          <table:table-cell table:style-name="Tabela73.A4" office:value-type="string" table:protected="true">
            <text:p text:style-name="P13">Filename</text:p>
          </table:table-cell>
          <table:table-cell table:style-name="Tabela73.A4" office:value-type="string">
            <text:p text:style-name="P17">DL.hex</text:p>
          </table:table-cell>
        </table:table-row>
        <table:table-row>
          <table:table-cell table:style-name="Tabela73.A5" table:number-columns-spanned="2" office:value-type="string" table:protected="true">
            <text:p text:style-name="P6">Build environment</text:p>
          </table:table-cell>
          <table:covered-table-cell/>
        </table:table-row>
        <table:table-row>
          <table:table-cell table:style-name="Tabela73.A6" office:value-type="string" table:protected="true">
            <text:p text:style-name="P13">Compiler</text:p>
          </table:table-cell>
          <table:table-cell table:style-name="Tabela73.A5" office:value-type="string">
            <text:p text:style-name="P13">Armcc.exe V5.06 update 5 (build 528)</text:p>
          </table:table-cell>
        </table:table-row>
        <table:table-row>
          <table:table-cell table:style-name="Tabela73.A6" office:value-type="string" table:protected="true">
            <text:p text:style-name="P13">Middleware</text:p>
          </table:table-cell>
          <table:table-cell table:style-name="Tabela73.A5" office:value-type="string">
            <text:p text:style-name="P13">Keil <text:s/>MDK-ARM Essential Version: 5.24.2.0</text:p>
          </table:table-cell>
        </table:table-row>
        <table:table-row>
          <table:table-cell table:style-name="Tabela73.A6" office:value-type="string" table:protected="true">
            <text:p text:style-name="P13">Other development tool / version changed?</text:p>
          </table:table-cell>
          <table:table-cell table:style-name="Tabela73.A5" office:value-type="string">
            <text:p text:style-name="P13">/</text:p>
          </table:table-cell>
        </table:table-row>
      </table:table>
      <text:p text:style-name="P85"/>
      <text:p text:style-name="P85"/>
      <table:table table:name="Tabela74" table:style-name="Tabela74">
        <table:table-column table:style-name="Tabela74.A" table:number-columns-repeated="2"/>
        <table:table-column table:style-name="Tabela74.C"/>
        <table:table-header-rows>
          <table:table-row>
            <table:table-cell table:style-name="Tabela74.A1" office:value-type="string" table:protected="true">
              <text:p text:style-name="P8">Issue / Task</text:p>
            </table:table-cell>
            <table:table-cell table:style-name="Tabela74.A1" office:value-type="string" table:protected="true">
              <text:p text:style-name="P8">Implementation / Comment</text:p>
            </table:table-cell>
            <table:table-cell table:style-name="Tabela74.C1" office:value-type="string" table:protected="true">
              <text:p text:style-name="P15"><text:span text:style-name="T8">Status</text:span> <text:s text:c="3"/>(development / release)</text:p>
            </table:table-cell>
          </table:table-row>
        </table:table-header-rows>
        <table:table-row>
          <table:table-cell table:style-name="Tabela74.A2" office:value-type="string">
            <text:p text:style-name="P15">Diode module parameters </text:p>
          </table:table-cell>
          <table:table-cell table:style-name="Tabela74.B2" office:value-type="string">
            <text:p text:style-name="P15">Made changes to default parameters and prediction calculations of existing modules. Adjusted calibration points of diode modules for new calibration procedure. Changed parameters of test diodes for use with test device. </text:p>
          </table:table-cell>
          <table:table-cell table:style-name="Tabela74.C2" table:number-rows-spanned="10" office:value-type="string">
            <text:p text:style-name="P15">Development phase</text:p>
          </table:table-cell>
        </table:table-row>
        <table:table-row>
          <table:table-cell table:style-name="Tabela74.B2" office:value-type="string">
            <text:p text:style-name="P15">UART service console</text:p>
          </table:table-cell>
          <table:table-cell table:style-name="Tabela74.B2" office:value-type="string">
            <text:p text:style-name="P15">Optimized console commands and texts for additional space. Some non critical commands removed. </text:p>
          </table:table-cell>
          <table:covered-table-cell/>
        </table:table-row>
        <table:table-row>
          <table:table-cell table:style-name="Tabela74.B2" office:value-type="string">
            <text:p text:style-name="P15">Calibration (SWR-81)</text:p>
          </table:table-cell>
          <table:table-cell table:style-name="Tabela74.B2" office:value-type="string">
            <text:p text:style-name="P15">Routine changed for calibration up to 6 points. Points are saved directly into flash instead of calculated linear curve parameters. Depending on reference appropriate 2 points are selected and interpolation between 2 points is calculated. Functions calculating relations between input current, output power and photodiode signals were changed for interpolation approach. Functions for reading and writing calibration to flash were changed for different data. </text:p>
          </table:table-cell>
          <table:covered-table-cell/>
        </table:table-row>
        <table:table-row>
          <table:table-cell table:style-name="Tabela74.B2" office:value-type="string">
            <text:p text:style-name="P15">Pilot laser</text:p>
          </table:table-cell>
          <table:table-cell table:style-name="Tabela74.B2" office:value-type="string">
            <text:p text:style-name="P15">Added new function for more clean setting of brightness. When entering ready state <text:s/>measurement of photodiode offset is activated for compensating effect of the pilot laser. </text:p>
          </table:table-cell>
          <table:covered-table-cell/>
        </table:table-row>
        <table:table-row>
          <table:table-cell table:style-name="Tabela74.B2" office:value-type="string">
            <text:p text:style-name="P15">Diagnostics</text:p>
          </table:table-cell>
          <table:table-cell table:style-name="Tabela74.B2" office:value-type="string">
            <text:p text:style-name="P15">Added diagnostics to monitor active channel <text:s text:c="2"/>through voltage monitoring on both channels (only for diodes with 2 laser sources).</text:p>
          </table:table-cell>
          <table:covered-table-cell/>
        </table:table-row>
        <table:table-row>
          <table:table-cell table:style-name="Tabela74.B2" office:value-type="string">
            <text:p text:style-name="P15">Average power monitoring </text:p>
          </table:table-cell>
          <table:table-cell table:style-name="Tabela74.B2" office:value-type="string">
            <text:p text:style-name="P15">Added changes to diagnostics for changed <text:s/>relations between power, input current and photosignals which are calculated with interpolation. Improved diagnostics for monitoring <text:s/>output power bellow threshold interval.</text:p>
          </table:table-cell>
          <table:covered-table-cell/>
        </table:table-row>
        <table:table-row>
          <table:table-cell table:style-name="Tabela74.B2" office:value-type="string">
            <text:p text:style-name="P15">Handpieces </text:p>
          </table:table-cell>
          <table:table-cell table:style-name="Tabela74.B2" office:value-type="string">
            <text:p text:style-name="P15">Added support for multiple different handpieces. Each handpiece has it's own calibration data package saved in flash. Calibration routine is done for each handpiece separately. Handpieces are swapped with CAN message on system demand. For reading correct handpiece data from flash search function was added.</text:p>
          </table:table-cell>
          <table:covered-table-cell/>
        </table:table-row>
        <table:table-row>
          <table:table-cell table:style-name="Tabela74.B2" office:value-type="string">
            <text:p text:style-name="P15">Self-test </text:p>
          </table:table-cell>
          <table:table-cell table:style-name="Tabela74.B2" office:value-type="string">
            <text:p text:style-name="P15">Added changes to solve occasional false errors. Active channel diagnostic included in routine. </text:p>
          </table:table-cell>
          <table:covered-table-cell/>
        </table:table-row>
        <table:table-row>
          <table:table-cell table:style-name="Tabela74.B2" office:value-type="string">
            <text:p text:style-name="P15">CAN<text:line-break/></text:p>
          </table:table-cell>
          <table:table-cell table:style-name="Tabela74.B2" office:value-type="string">
            <text:p text:style-name="P15">Added new error for active channel diagnostics.</text:p>
          </table:table-cell>
          <table:covered-table-cell/>
        </table:table-row>
        <table:table-row>
          <table:table-cell table:style-name="Tabela74.B2" office:value-type="string">
            <text:p text:style-name="P15">LEDs </text:p>
          </table:table-cell>
          <table:table-cell table:style-name="Tabela74.B2" office:value-type="string">
            <text:p text:style-name="P15">Changed LED operation according to service manual for easier troubleshooting. </text:p>
          </table:table-cell>
          <table:covered-table-cell/>
        </table:table-row>
      </table:table>
      <text:p text:style-name="P85"/>
      <text:p text:style-name="P85"><text:tab/>-------------------------------------------------------------------------------------------------------------------------------------------</text:p>
      <text:p text:style-name="P85"/>
      <table:table table:name="Tabela75" table:style-name="Tabela75">
        <table:table-column table:style-name="Tabela75.A"/>
        <table:table-column table:style-name="Tabela75.B"/>
        <text:soft-page-break/>
        <table:table-row>
          <table:table-cell table:style-name="Tabela75.A1" office:value-type="string" table:protected="true">
            <text:p text:style-name="P6">SW version</text:p>
          </table:table-cell>
          <table:table-cell table:style-name="Tabela75.B1" office:value-type="string">
            <text:p text:style-name="P17">Official release – 1.0.0</text:p>
          </table:table-cell>
        </table:table-row>
        <table:table-row>
          <table:table-cell table:style-name="Tabela75.A1" office:value-type="string" table:protected="true">
            <text:p text:style-name="P13">Previous official version</text:p>
          </table:table-cell>
          <table:table-cell table:style-name="Tabela75.A1" office:value-type="string">
            <text:p text:style-name="P17">Development version 0.4.13</text:p>
          </table:table-cell>
        </table:table-row>
        <table:table-row>
          <table:table-cell table:style-name="Tabela75.A1" office:value-type="string" table:protected="true">
            <text:p text:style-name="P6">Change request</text:p>
          </table:table-cell>
          <table:table-cell table:style-name="Tabela75.A1" office:value-type="string">
            <text:p text:style-name="P17">Project status on <text:span text:style-name="T20">27</text:span>. 08<text:span text:style-name="T30">. 2019</text:span></text:p>
          </table:table-cell>
        </table:table-row>
        <table:table-row>
          <table:table-cell table:style-name="Tabela75.A4" office:value-type="string" table:protected="true">
            <text:p text:style-name="P13">Filename</text:p>
          </table:table-cell>
          <table:table-cell table:style-name="Tabela75.A4" office:value-type="string">
            <text:p text:style-name="P17">DL.hex</text:p>
          </table:table-cell>
        </table:table-row>
        <table:table-row>
          <table:table-cell table:style-name="Tabela75.A5" table:number-columns-spanned="2" office:value-type="string" table:protected="true">
            <text:p text:style-name="P6">Build environment</text:p>
          </table:table-cell>
          <table:covered-table-cell/>
        </table:table-row>
        <table:table-row>
          <table:table-cell table:style-name="Tabela75.A6" office:value-type="string" table:protected="true">
            <text:p text:style-name="P13">Compiler</text:p>
          </table:table-cell>
          <table:table-cell table:style-name="Tabela75.A5" office:value-type="string">
            <text:p text:style-name="P13">Armcc.exe V5.06 update 5 (build 528)</text:p>
          </table:table-cell>
        </table:table-row>
        <table:table-row>
          <table:table-cell table:style-name="Tabela75.A6" office:value-type="string" table:protected="true">
            <text:p text:style-name="P13">Middleware</text:p>
          </table:table-cell>
          <table:table-cell table:style-name="Tabela75.A5" office:value-type="string">
            <text:p text:style-name="P13">Keil <text:s/>MDK-ARM Essential Version: 5.24.2.0</text:p>
          </table:table-cell>
        </table:table-row>
        <table:table-row>
          <table:table-cell table:style-name="Tabela75.A6" office:value-type="string" table:protected="true">
            <text:p text:style-name="P13">Other development tool / version changed?</text:p>
          </table:table-cell>
          <table:table-cell table:style-name="Tabela75.A5" office:value-type="string">
            <text:p text:style-name="P13">/</text:p>
          </table:table-cell>
        </table:table-row>
      </table:table>
      <text:p text:style-name="P85"/>
      <text:p text:style-name="P85"/>
      <table:table table:name="Tabela76" table:style-name="Tabela76">
        <table:table-column table:style-name="Tabela76.A" table:number-columns-repeated="2"/>
        <table:table-column table:style-name="Tabela76.C"/>
        <table:table-row>
          <table:table-cell table:style-name="Tabela76.A1" office:value-type="string" table:protected="true">
            <text:p text:style-name="P8">Issue / Task</text:p>
          </table:table-cell>
          <table:table-cell table:style-name="Tabela76.A1" office:value-type="string" table:protected="true">
            <text:p text:style-name="P8">Implementation / Comment</text:p>
          </table:table-cell>
          <table:table-cell table:style-name="Tabela76.C1" office:value-type="string" table:protected="true">
            <text:p text:style-name="P15"><text:span text:style-name="T8">Status</text:span> <text:s text:c="3"/>(development / release)</text:p>
          </table:table-cell>
        </table:table-row>
        <table:table-row>
          <table:table-cell table:style-name="Tabela76.A2" office:value-type="string">
            <text:p text:style-name="P21">Diode module parameters </text:p>
          </table:table-cell>
          <table:table-cell table:style-name="Tabela76.A2" office:value-type="string">
            <text:p text:style-name="P21">Made changes to default parameters and prediction calculations <text:s/>of existing modules. </text:p>
          </table:table-cell>
          <table:table-cell table:style-name="Tabela76.C2" table:number-rows-spanned="6" office:value-type="string">
            <text:p text:style-name="P15">Official release</text:p>
          </table:table-cell>
        </table:table-row>
        <table:table-row>
          <table:table-cell table:style-name="Tabela76.A2" office:value-type="string">
            <text:p text:style-name="P21">Double mode of operation </text:p>
          </table:table-cell>
          <table:table-cell table:style-name="Tabela76.A2" office:value-type="string">
            <text:p text:style-name="P21">Added corrections to switching times for channel 1 and 2 to compensate off time needed to reconfigure parameters. Added sending IOC limits on <text:s/>channel switch.</text:p>
          </table:table-cell>
          <table:covered-table-cell/>
        </table:table-row>
        <table:table-row>
          <table:table-cell table:style-name="Tabela76.A2" office:value-type="string">
            <text:p text:style-name="P21">Regulation loop </text:p>
          </table:table-cell>
          <table:table-cell table:style-name="Tabela76.A2" office:value-type="string">
            <text:p text:style-name="P21">Moved location of setting PWM inside the loop for better time determinism. </text:p>
          </table:table-cell>
          <table:covered-table-cell/>
        </table:table-row>
        <table:table-row>
          <table:table-cell table:style-name="Tabela76.A2" office:value-type="string">
            <text:p text:style-name="P21">Self-test </text:p>
          </table:table-cell>
          <table:table-cell table:style-name="Tabela76.A2" office:value-type="string">
            <text:p text:style-name="P22">Added changes for more time determinism for activating buck converter and more robust triggering of photodiode signals during procedure.</text:p>
          </table:table-cell>
          <table:covered-table-cell/>
        </table:table-row>
        <table:table-row>
          <table:table-cell table:style-name="Tabela76.A2" office:value-type="string">
            <text:p text:style-name="P21">Average power monitoring </text:p>
          </table:table-cell>
          <table:table-cell table:style-name="Tabela76.A2" office:value-type="string">
            <text:p text:style-name="P21">Added changes to provide accurate monitoring with double mode of operation when switching channel 1 and 2. Included limits for reference value for reliable regulation of very short pulses.</text:p>
          </table:table-cell>
          <table:covered-table-cell/>
        </table:table-row>
        <table:table-row>
          <table:table-cell table:style-name="Tabela76.A2" office:value-type="string">
            <text:p text:style-name="P21">CAN</text:p>
          </table:table-cell>
          <table:table-cell table:style-name="Tabela76.A2" office:value-type="string">
            <text:p text:style-name="P21">Added correction for foot switch timer return message. </text:p>
          </table:table-cell>
          <table:covered-table-cell/>
        </table:table-row>
      </table:table>
      <text:p text:style-name="P85"/>
      <text:p text:style-name="P85"><text:tab/>-------------------------------------------------------------------------------------------------------------------------------------------</text:p>
      <text:p text:style-name="P85"/>
      <table:table table:name="Tabela101" table:style-name="Tabela101">
        <table:table-column table:style-name="Tabela101.A"/>
        <table:table-column table:style-name="Tabela101.B"/>
        <table:table-row>
          <table:table-cell table:style-name="Tabela101.A1" office:value-type="string" table:protected="true">
            <text:p text:style-name="P6">SW version</text:p>
          </table:table-cell>
          <table:table-cell table:style-name="Tabela101.A1" office:value-type="string">
            <text:p text:style-name="P17">1.0.10</text:p>
          </table:table-cell>
        </table:table-row>
        <table:table-row>
          <table:table-cell table:style-name="Tabela101.A1" office:value-type="string" table:protected="true">
            <text:p text:style-name="P13">Previous official version</text:p>
          </table:table-cell>
          <table:table-cell table:style-name="Tabela101.A1" office:value-type="string">
            <text:p text:style-name="P17">1.0.0</text:p>
          </table:table-cell>
        </table:table-row>
        <table:table-row>
          <table:table-cell table:style-name="Tabela101.A1" office:value-type="string" table:protected="true">
            <text:p text:style-name="P6">Change request</text:p>
          </table:table-cell>
          <table:table-cell table:style-name="Tabela101.A1" office:value-type="string">
            <text:p text:style-name="P17">I-9369</text:p>
          </table:table-cell>
        </table:table-row>
        <table:table-row>
          <table:table-cell table:style-name="Tabela101.A4" office:value-type="string" table:protected="true">
            <text:p text:style-name="P13">Filename</text:p>
          </table:table-cell>
          <table:table-cell table:style-name="Tabela101.A4" office:value-type="string">
            <text:p text:style-name="P17">DL.hex</text:p>
          </table:table-cell>
        </table:table-row>
        <table:table-row>
          <table:table-cell table:style-name="Tabela101.A5" table:number-columns-spanned="2" office:value-type="string" table:protected="true">
            <text:p text:style-name="P6">Build environment</text:p>
          </table:table-cell>
          <table:covered-table-cell/>
        </table:table-row>
        <table:table-row>
          <table:table-cell table:style-name="Tabela101.A6" office:value-type="string" table:protected="true">
            <text:p text:style-name="P13">Compiler</text:p>
          </table:table-cell>
          <table:table-cell table:style-name="Tabela101.A5" office:value-type="string">
            <text:p text:style-name="P13">Armcc.exe V5.06 update 5 (build 528)</text:p>
          </table:table-cell>
        </table:table-row>
        <table:table-row>
          <table:table-cell table:style-name="Tabela101.A6" office:value-type="string" table:protected="true">
            <text:p text:style-name="P13">Middleware</text:p>
          </table:table-cell>
          <table:table-cell table:style-name="Tabela101.A5" office:value-type="string">
            <text:p text:style-name="P13">Keil <text:s/>MDK-ARM Essential Version: 5.24.2.0</text:p>
          </table:table-cell>
        </table:table-row>
        <table:table-row>
          <table:table-cell table:style-name="Tabela101.A6" office:value-type="string" table:protected="true">
            <text:p text:style-name="P13">Other development tool / version changed?</text:p>
          </table:table-cell>
          <table:table-cell table:style-name="Tabela101.A5" office:value-type="string">
            <text:p text:style-name="P13">/</text:p>
          </table:table-cell>
        </table:table-row>
      </table:table>
      <text:p text:style-name="P85"/>
      <text:p text:style-name="P85"/>
      <table:table table:name="Tabela102" table:style-name="Tabela102">
        <table:table-column table:style-name="Tabela102.A" table:number-columns-repeated="2"/>
        <table:table-column table:style-name="Tabela102.C"/>
        <table:table-row>
          <table:table-cell table:style-name="Tabela102.A1" office:value-type="string" table:protected="true">
            <text:p text:style-name="P6">Issue / Task</text:p>
          </table:table-cell>
          <table:table-cell table:style-name="Tabela102.A1" office:value-type="string" table:protected="true">
            <text:p text:style-name="P6">Implementation / Comment</text:p>
          </table:table-cell>
          <table:table-cell table:style-name="Tabela102.C1" office:value-type="string" table:protected="true">
            <text:p text:style-name="P13"><text:span text:style-name="T8">Status</text:span> <text:s text:c="3"/>(development / release)</text:p>
          </table:table-cell>
        </table:table-row>
        <table:table-row>
          <table:table-cell table:style-name="Tabela102.A2" office:value-type="string">
            <text:p text:style-name="P17">Status LED</text:p>
          </table:table-cell>
          <table:table-cell table:style-name="Tabela102.A2" office:value-type="string">
            <text:p text:style-name="P17">Color of status LED changed from red to green in ready and emission state.</text:p>
          </table:table-cell>
          <table:table-cell table:style-name="Tabela102.C2" table:number-rows-spanned="9" office:value-type="string">
            <text:p text:style-name="P101">Implemented and </text:p>
            <text:p text:style-name="P17">released with change </text:p>
            <text:p text:style-name="P17">I-9369.</text:p>
          </table:table-cell>
        </table:table-row>
        <table:table-row>
          <table:table-cell table:style-name="Tabela102.A2" office:value-type="string">
            <text:p text:style-name="P17">Handpieces </text:p>
          </table:table-cell>
          <table:table-cell table:style-name="Tabela102.A2" office:value-type="string">
            <text:p text:style-name="P17">Added more efficient management of different handpieces. Similar handpieces can take data from the same calibration with fitting factors. Limited maximum number of handpieces.</text:p>
          </table:table-cell>
          <table:covered-table-cell/>
        </table:table-row>
        <table:table-row>
          <table:table-cell table:style-name="Tabela102.A2" office:value-type="string">
            <text:p text:style-name="P17">Calibration</text:p>
          </table:table-cell>
          <table:table-cell table:style-name="Tabela102.A2" office:value-type="string">
            <text:p text:style-name="P17">Added trimming of calibration points during calibration. With dual modules if wavelength is not compatible with handpiece it can be skipped. Adjusted CAN messages for new functionality. Added additional statements to trigger calibration error if calibration is not present. Adjusted limits for input of calibration parameters to accommodate diversity of laser modules.</text:p>
          </table:table-cell>
          <table:covered-table-cell/>
        </table:table-row>
        <table:table-row>
          <table:table-cell table:style-name="Tabela102.A2" office:value-type="string">
            <text:p text:style-name="P17">Diagnostics</text:p>
          </table:table-cell>
          <table:table-cell table:style-name="Tabela102.A2" office:value-type="string">
            <text:p text:style-name="P17">Adjusted FSW diagnostic so that it doesn't interfere with the same diagnostics on SYS. On emission transition additional test is performed to check for possible data corruption of wavelength set parameters..</text:p>
          </table:table-cell>
          <table:covered-table-cell/>
        </table:table-row>
        <table:table-row>
          <table:table-cell table:style-name="Tabela102.A2" office:value-type="string">
            <text:p text:style-name="P17">CAN communication</text:p>
          </table:table-cell>
          <table:table-cell table:style-name="Tabela102.A2" office:value-type="string">
            <text:p text:style-name="P17">Added ping message between SYS and DL during emission. Improved resolution of power. For wavelength select in parameter message direct value from pin control register is returned instead of stored value. Limits for IOC are changed when DL stops emission – IOC reference signal is better synchronized with actual signal.</text:p>
          </table:table-cell>
          <table:covered-table-cell/>
        </table:table-row>
        <table:table-row>
          <table:table-cell table:style-name="Tabela102.A2" office:value-type="string">
            <text:p text:style-name="P17">Temperature management</text:p>
          </table:table-cell>
          <table:table-cell table:style-name="Tabela102.A2" office:value-type="string">
            <text:p text:style-name="P17">Added storage temperature limit when diode is not active with separate error. Adjusted Peltier module upper voltage limit. Removed cooling restriction for non critical errors.</text:p>
          </table:table-cell>
          <table:covered-table-cell/>
        </table:table-row>
        <table:table-row>
          <table:table-cell table:style-name="Tabela102.A2" office:value-type="string">
            <text:p text:style-name="P17">Self-test </text:p>
          </table:table-cell>
          <table:table-cell table:style-name="Tabela102.A2" office:value-type="string">
            <text:p text:style-name="P17">Adjusted limits to remove temperature dependency at startup. Moved channel diagnostics from self test to transition to ready state.</text:p>
          </table:table-cell>
          <table:covered-table-cell/>
        </table:table-row>
        <table:table-row>
          <table:table-cell table:style-name="Tabela102.A2" office:value-type="string">
            <text:p text:style-name="P17">Average power monitoring </text:p>
          </table:table-cell>
          <table:table-cell table:style-name="Tabela102.A2" office:value-type="string">
            <text:p text:style-name="P17">Added temperature compensation for input power for more accurate measurements.</text:p>
          </table:table-cell>
          <table:covered-table-cell/>
        </table:table-row>
        <table:table-row>
          <table:table-cell table:style-name="Tabela102.A2" office:value-type="string">
            <text:p text:style-name="P17">Module parameters</text:p>
          </table:table-cell>
          <table:table-cell table:style-name="Tabela102.A2" office:value-type="string">
            <text:p text:style-name="P17">Removed configurations for obsolete diode modules. Adjusted configurations for active modules to reduce false diagnostics errors.</text:p>
          </table:table-cell>
          <table:covered-table-cell/>
        </table:table-row>
      </table:table>
      <text:p text:style-name="P85"/>
      <text:p text:style-name="P85"><text:tab/>-------------------------------------------------------------------------------------------------------------------------------------------</text:p>
      <text:p text:style-name="P85"/>
      <table:table table:name="Tabela113" table:style-name="Tabela113">
        <table:table-column table:style-name="Tabela113.A"/>
        <table:table-column table:style-name="Tabela113.B"/>
        <table:table-row>
          <table:table-cell table:style-name="Tabela113.A1" office:value-type="string" table:protected="true">
            <text:p text:style-name="P6">SW version</text:p>
          </table:table-cell>
          <table:table-cell table:style-name="Tabela113.A1" office:value-type="string">
            <text:p text:style-name="P17">1.0.12</text:p>
          </table:table-cell>
        </table:table-row>
        <table:table-row>
          <table:table-cell table:style-name="Tabela113.A1" office:value-type="string" table:protected="true">
            <text:p text:style-name="P13">Previous official version</text:p>
          </table:table-cell>
          <table:table-cell table:style-name="Tabela113.A1" office:value-type="string">
            <text:p text:style-name="P17">1.0.10</text:p>
          </table:table-cell>
        </table:table-row>
        <table:table-row>
          <table:table-cell table:style-name="Tabela113.A1" office:value-type="string" table:protected="true">
            <text:p text:style-name="P6">Change request</text:p>
          </table:table-cell>
          <table:table-cell table:style-name="Tabela113.A1" office:value-type="string">
            <text:p text:style-name="P17">I-9747</text:p>
          </table:table-cell>
        </table:table-row>
        <table:table-row>
          <table:table-cell table:style-name="Tabela113.A4" office:value-type="string" table:protected="true">
            <text:p text:style-name="P13">Filename</text:p>
          </table:table-cell>
          <table:table-cell table:style-name="Tabela113.A4" office:value-type="string">
            <text:p text:style-name="P17">DL.hex</text:p>
          </table:table-cell>
        </table:table-row>
        <table:table-row>
          <table:table-cell table:style-name="Tabela113.A5" table:number-columns-spanned="2" office:value-type="string" table:protected="true">
            <text:p text:style-name="P6">Build environment</text:p>
          </table:table-cell>
          <table:covered-table-cell/>
        </table:table-row>
        <table:table-row>
          <table:table-cell table:style-name="Tabela113.A6" office:value-type="string" table:protected="true">
            <text:p text:style-name="P13">Compiler</text:p>
          </table:table-cell>
          <table:table-cell table:style-name="Tabela113.A5" office:value-type="string">
            <text:p text:style-name="P13">Armcc.exe V5.06 update 5 (build 528)</text:p>
          </table:table-cell>
        </table:table-row>
        <table:table-row>
          <table:table-cell table:style-name="Tabela113.A6" office:value-type="string" table:protected="true">
            <text:p text:style-name="P13">Middleware</text:p>
          </table:table-cell>
          <table:table-cell table:style-name="Tabela113.A5" office:value-type="string">
            <text:p text:style-name="P13">Keil <text:s/>MDK-ARM Essential Version: 5.24.2.0</text:p>
          </table:table-cell>
        </table:table-row>
        <table:table-row>
          <table:table-cell table:style-name="Tabela113.A6" office:value-type="string" table:protected="true">
            <text:p text:style-name="P13">Other development tool / version changed?</text:p>
          </table:table-cell>
          <table:table-cell table:style-name="Tabela113.A5" office:value-type="string">
            <text:p text:style-name="P13">/</text:p>
          </table:table-cell>
        </table:table-row>
      </table:table>
      <text:p text:style-name="P85"/>
      <text:p text:style-name="P85"/>
      <table:table table:name="Tabela114" table:style-name="Tabela114">
        <table:table-column table:style-name="Tabela114.A" table:number-columns-repeated="2"/>
        <table:table-column table:style-name="Tabela114.C"/>
        <table:table-row>
          <table:table-cell table:style-name="Tabela114.A1" office:value-type="string" table:protected="true">
            <text:p text:style-name="P6">Issue / Task</text:p>
          </table:table-cell>
          <table:table-cell table:style-name="Tabela114.A1" office:value-type="string" table:protected="true">
            <text:p text:style-name="P6">Implementation / Comment</text:p>
          </table:table-cell>
          <table:table-cell table:style-name="Tabela114.C1" office:value-type="string" table:protected="true">
            <text:p text:style-name="P13"><text:span text:style-name="T8">Status</text:span> <text:s text:c="3"/>(development / release)</text:p>
          </table:table-cell>
        </table:table-row>
        <table:table-row>
          <table:table-cell table:style-name="Tabela114.A2" office:value-type="string">
            <text:p text:style-name="P17">MarcCo handpieces</text:p>
          </table:table-cell>
          <table:table-cell table:style-name="Tabela114.A2" office:value-type="string">
            <text:p text:style-name="P17">Added calibration factors for MarcCo <text:s/>handpieces.</text:p>
          </table:table-cell>
          <table:table-cell table:style-name="Tabela114.C2" table:number-rows-spanned="3" office:value-type="string">
            <text:p text:style-name="P101">Implemented and </text:p>
            <text:p text:style-name="P17">released with change </text:p>
            <text:p text:style-name="P17">I-9747.</text:p>
          </table:table-cell>
        </table:table-row>
        <table:table-row>
          <table:table-cell table:style-name="Tabela114.A2" office:value-type="string">
            <text:p text:style-name="P17">Diagnostics</text:p>
          </table:table-cell>
          <table:table-cell table:style-name="Tabela114.A2" office:value-type="string">
            <text:p text:style-name="P17">Added correction to upper current limits, that triggered with some XD-67/10 modules.</text:p>
          </table:table-cell>
          <table:covered-table-cell/>
        </table:table-row>
        <table:table-row>
          <table:table-cell table:style-name="Tabela114.A2" office:value-type="string">
            <text:p text:style-name="P17">Calibration</text:p>
          </table:table-cell>
          <table:table-cell table:style-name="Tabela114.A2" office:value-type="string">
            <text:p text:style-name="P17">Changed bounds checking for photo signal parameter that is entered before calibration.</text:p>
          </table:table-cell>
          <table:covered-table-cell/>
        </table:table-row>
      </table:table>
      <text:p text:style-name="P85"/>
      <text:p text:style-name="P85"><text:tab/>-------------------------------------------------------------------------------------------------------------------------------------------</text:p>
      <text:p text:style-name="P85"><text:soft-page-break/></text:p>
      <table:table table:name="Tabela131" table:style-name="Tabela131">
        <table:table-column table:style-name="Tabela131.A"/>
        <table:table-column table:style-name="Tabela131.B"/>
        <table:table-row>
          <table:table-cell table:style-name="Tabela131.A1" office:value-type="string" table:protected="true">
            <text:p text:style-name="P6">SW version</text:p>
          </table:table-cell>
          <table:table-cell table:style-name="Tabela131.A1" office:value-type="string">
            <text:p text:style-name="P17">1.0.16</text:p>
          </table:table-cell>
        </table:table-row>
        <table:table-row>
          <table:table-cell table:style-name="Tabela131.A1" office:value-type="string" table:protected="true">
            <text:p text:style-name="P13">Previous official version</text:p>
          </table:table-cell>
          <table:table-cell table:style-name="Tabela131.A1" office:value-type="string">
            <text:p text:style-name="P17">1.0.12</text:p>
          </table:table-cell>
        </table:table-row>
        <table:table-row>
          <table:table-cell table:style-name="Tabela131.A1" office:value-type="string" table:protected="true">
            <text:p text:style-name="P6">Change request</text:p>
          </table:table-cell>
          <table:table-cell table:style-name="Tabela131.A1" office:value-type="string">
            <text:p text:style-name="P17">I-10397</text:p>
          </table:table-cell>
        </table:table-row>
        <table:table-row>
          <table:table-cell table:style-name="Tabela131.A4" office:value-type="string" table:protected="true">
            <text:p text:style-name="P13">Filename</text:p>
          </table:table-cell>
          <table:table-cell table:style-name="Tabela131.A4" office:value-type="string">
            <text:p text:style-name="P17">DL.hex</text:p>
          </table:table-cell>
        </table:table-row>
        <table:table-row>
          <table:table-cell table:style-name="Tabela131.A5" table:number-columns-spanned="2" office:value-type="string" table:protected="true">
            <text:p text:style-name="P6">Build environment</text:p>
          </table:table-cell>
          <table:covered-table-cell/>
        </table:table-row>
        <table:table-row>
          <table:table-cell table:style-name="Tabela131.A6" office:value-type="string" table:protected="true">
            <text:p text:style-name="P13">Compiler</text:p>
          </table:table-cell>
          <table:table-cell table:style-name="Tabela131.A5" office:value-type="string">
            <text:p text:style-name="P17">Armcc.exe V5.06 update 6 (build 750)</text:p>
          </table:table-cell>
        </table:table-row>
        <table:table-row>
          <table:table-cell table:style-name="Tabela131.A6" office:value-type="string" table:protected="true">
            <text:p text:style-name="P13">Middleware</text:p>
          </table:table-cell>
          <table:table-cell table:style-name="Tabela131.A5" office:value-type="string">
            <text:p text:style-name="P17">Keil <text:s/>MDK-ARM Essential Version: 5.31.0.0</text:p>
          </table:table-cell>
        </table:table-row>
        <table:table-row>
          <table:table-cell table:style-name="Tabela131.A6" office:value-type="string" table:protected="true">
            <text:p text:style-name="P13">Other development tool / version changed?</text:p>
          </table:table-cell>
          <table:table-cell table:style-name="Tabela131.A5" office:value-type="string">
            <text:p text:style-name="P13">/</text:p>
          </table:table-cell>
        </table:table-row>
      </table:table>
      <text:p text:style-name="P85"/>
      <text:p text:style-name="P85"/>
      <text:p text:style-name="P85"/>
      <table:table table:name="Tabela132" table:style-name="Tabela132">
        <table:table-column table:style-name="Tabela132.A" table:number-columns-repeated="2"/>
        <table:table-column table:style-name="Tabela132.C"/>
        <table:table-header-rows>
          <table:table-row>
            <table:table-cell table:style-name="Tabela132.A1" office:value-type="string" table:protected="true">
              <text:p text:style-name="P8">Issue / Task</text:p>
            </table:table-cell>
            <table:table-cell table:style-name="Tabela132.A1" office:value-type="string" table:protected="true">
              <text:p text:style-name="P8">Implementation / Comment</text:p>
            </table:table-cell>
            <table:table-cell table:style-name="Tabela132.C1" office:value-type="string" table:protected="true">
              <text:p text:style-name="P15"><text:span text:style-name="T8">Status</text:span> <text:s text:c="3"/>(development / release)</text:p>
            </table:table-cell>
          </table:table-row>
        </table:table-header-rows>
        <table:table-row>
          <table:table-cell table:style-name="Tabela132.A2" office:value-type="string">
            <text:p text:style-name="P21">CAN communication</text:p>
          </table:table-cell>
          <table:table-cell table:style-name="Tabela132.A2" office:value-type="string">
            <text:p text:style-name="P21">Added additional data transmitted between SYS and DL to accommodate tandem mode with dual diodes.</text:p>
            <text:p text:style-name="P21"/>
            <text:p text:style-name="P21">Modified existing data sent to IOC to add limits on both channels when operating in tandem mode.</text:p>
          </table:table-cell>
          <table:table-cell table:style-name="Tabela132.C2" table:number-rows-spanned="3" office:value-type="string">
            <text:p text:style-name="P101">Implemented and </text:p>
            <text:p text:style-name="P17">released with change </text:p>
            <text:p text:style-name="P17">I-10397.</text:p>
          </table:table-cell>
        </table:table-row>
        <table:table-row>
          <table:table-cell table:style-name="Tabela132.A2" office:value-type="string">
            <text:p text:style-name="P21">IOC synchronization</text:p>
          </table:table-cell>
          <table:table-cell table:style-name="Tabela132.A2" office:value-type="string">
            <text:p text:style-name="P22">Modified existing triggers with normal and timer operation for better synchronization <text:s/>between DL and IOC. </text:p>
          </table:table-cell>
          <table:covered-table-cell/>
        </table:table-row>
        <table:table-row>
          <table:table-cell table:style-name="Tabela132.A2" office:value-type="string">
            <text:p text:style-name="P21">Tandem operation</text:p>
          </table:table-cell>
          <table:table-cell table:style-name="Tabela132.A2" office:value-type="string">
            <text:p text:style-name="P22">Added corrections to the operation of the tandem state machine.</text:p>
          </table:table-cell>
          <table:covered-table-cell/>
        </table:table-row>
      </table:table>
      <text:p text:style-name="P85"/>
      <text:p text:style-name="P85"/>
      <text:p text:style-name="P85"><text:tab/>-------------------------------------------------------------------------------------------------------------------------------------------</text:p>
      <text:p text:style-name="P85"/>
      <text:p text:style-name="P85"/>
      <table:table table:name="Tabela143" table:style-name="Tabela143">
        <table:table-column table:style-name="Tabela143.A"/>
        <table:table-column table:style-name="Tabela143.B"/>
        <table:table-row>
          <table:table-cell table:style-name="Tabela143.A1" office:value-type="string" table:protected="true">
            <text:p text:style-name="P32">SW version</text:p>
          </table:table-cell>
          <table:table-cell table:style-name="Tabela143.A1" office:value-type="string">
            <text:p text:style-name="P17">1.1.0</text:p>
          </table:table-cell>
        </table:table-row>
        <table:table-row>
          <table:table-cell table:style-name="Tabela143.A1" office:value-type="string" table:protected="true">
            <text:p text:style-name="P31">Previous official version</text:p>
          </table:table-cell>
          <table:table-cell table:style-name="Tabela143.A1" office:value-type="string">
            <text:p text:style-name="P17">1.0.16</text:p>
          </table:table-cell>
        </table:table-row>
        <table:table-row>
          <table:table-cell table:style-name="Tabela143.A1" office:value-type="string" table:protected="true">
            <text:p text:style-name="P32">Change request</text:p>
          </table:table-cell>
          <table:table-cell table:style-name="Tabela143.A1" office:value-type="string">
            <text:p text:style-name="P17">I-11057</text:p>
          </table:table-cell>
        </table:table-row>
        <table:table-row>
          <table:table-cell table:style-name="Tabela143.A4" office:value-type="string" table:protected="true">
            <text:p text:style-name="P31">Filename</text:p>
          </table:table-cell>
          <table:table-cell table:style-name="Tabela143.A4" office:value-type="string">
            <text:p text:style-name="P17">DL.hex</text:p>
          </table:table-cell>
        </table:table-row>
        <table:table-row>
          <table:table-cell table:style-name="Tabela143.A5" table:number-columns-spanned="2" office:value-type="string" table:protected="true">
            <text:p text:style-name="P32">Build environment</text:p>
          </table:table-cell>
          <table:covered-table-cell/>
        </table:table-row>
        <table:table-row>
          <table:table-cell table:style-name="Tabela143.A6" office:value-type="string" table:protected="true">
            <text:p text:style-name="P31">Compiler</text:p>
          </table:table-cell>
          <table:table-cell table:style-name="Tabela143.A5" office:value-type="string">
            <text:p text:style-name="P17">Armcc.exe V5.06 update 4 (build 422)</text:p>
          </table:table-cell>
        </table:table-row>
        <table:table-row>
          <table:table-cell table:style-name="Tabela143.A6" office:value-type="string" table:protected="true">
            <text:p text:style-name="P31">Middleware</text:p>
          </table:table-cell>
          <table:table-cell table:style-name="Tabela143.A5" office:value-type="string">
            <text:p text:style-name="P17">Keil <text:s/>MDK-ARM Plus Version: 5.23</text:p>
          </table:table-cell>
        </table:table-row>
        <table:table-row>
          <table:table-cell table:style-name="Tabela143.A6" office:value-type="string" table:protected="true">
            <text:p text:style-name="P31">Other development tool / version changed?</text:p>
          </table:table-cell>
          <table:table-cell table:style-name="Tabela143.A5" office:value-type="string">
            <text:p text:style-name="P13">/</text:p>
          </table:table-cell>
        </table:table-row>
      </table:table>
      <text:p text:style-name="P85"/>
      <text:p text:style-name="P85"/>
      <table:table table:name="Tabela144" table:style-name="Tabela144">
        <table:table-column table:style-name="Tabela144.A" table:number-columns-repeated="2"/>
        <table:table-column table:style-name="Tabela144.C"/>
        <table:table-row>
          <table:table-cell table:style-name="Tabela144.A1" office:value-type="string" table:protected="true">
            <text:p text:style-name="P32">Issue / Task</text:p>
          </table:table-cell>
          <table:table-cell table:style-name="Tabela144.A1" office:value-type="string" table:protected="true">
            <text:p text:style-name="P32">Implementation / Comment</text:p>
          </table:table-cell>
          <table:table-cell table:style-name="Tabela144.C1" office:value-type="string" table:protected="true">
            <text:p text:style-name="P31"><text:span text:style-name="T8">Status</text:span> <text:s text:c="3"/>(development / release)</text:p>
          </table:table-cell>
        </table:table-row>
        <table:table-row>
          <table:table-cell table:style-name="Tabela144.A2" office:value-type="string">
            <text:p text:style-name="P17">CAN communication</text:p>
          </table:table-cell>
          <table:table-cell table:style-name="Tabela144.A2" office:value-type="string">
            <text:p text:style-name="P35">CAN protocol supports reading of saved manufacturer's diode module test data</text:p>
          </table:table-cell>
          <table:table-cell table:style-name="Tabela144.C2" office:value-type="string">
            <text:p text:style-name="P35">Implemented and </text:p>
            <text:p text:style-name="P35">released with change </text:p>
            <text:p text:style-name="P35">I-11057.</text:p>
          </table:table-cell>
        </table:table-row>
      </table:table>
      <text:p text:style-name="P85"/>
      <text:p text:style-name="P85"/>
      <text:p text:style-name="P99"><text:span text:style-name="T11">Unresolved anomalies, bugs and defects:</text:span><text:span text:style-name="T12"> <text:s text:c="3"/></text:span></text:p>
      <text:p text:style-name="P94"><text:span text:style-name="T13"><text:tab/></text:span><text:span text:style-name="T2">There are no known faults or </text:span><text:span text:style-name="T1">defects detected.</text:span><text:span text:style-name="T3"> However, when entering module specific parameters during calibration, error might occur if values are not in specific range. As modules can differentiate more than set tolerance broader approach is required. <text:s/></text:span></text:p>
      <text:p text:style-name="P88"/>
      <text:list xml:id="list29639336" text:continue-numbering="true" text:style-name="Outline">
        <text:list-item>
          <text:h text:style-name="P149" text:outline-level="1"><text:bookmark-start text:name="__RefHeading__51172_1975039690"/><text:soft-page-break/>FOOT SWITCH PRO (FSW), id. 99765, 99766<text:bookmark-end text:name="__RefHeading__51172_1975039690"/></text:h>
        </text:list-item>
      </text:list>
      <table:table table:name="Tabela13" table:style-name="Tabela13">
        <table:table-column table:style-name="Tabela13.A"/>
        <table:table-column table:style-name="Tabela13.B"/>
        <table:table-row>
          <table:table-cell table:style-name="Tabela13.A1" office:value-type="string" table:protected="true">
            <text:p text:style-name="P6">SW version</text:p>
          </table:table-cell>
          <table:table-cell table:style-name="Tabela13.A1" office:value-type="string">
            <text:p text:style-name="P13">0.1</text:p>
          </table:table-cell>
        </table:table-row>
        <table:table-row>
          <table:table-cell table:style-name="Tabela13.A1" office:value-type="string" table:protected="true">
            <text:p text:style-name="P13">Previous official version</text:p>
          </table:table-cell>
          <table:table-cell table:style-name="Tabela13.A1" office:value-type="string">
            <text:p text:style-name="P13">/</text:p>
          </table:table-cell>
        </table:table-row>
        <table:table-row>
          <table:table-cell table:style-name="Tabela13.A1" office:value-type="string" table:protected="true">
            <text:p text:style-name="P6">Change request</text:p>
          </table:table-cell>
          <table:table-cell table:style-name="Tabela13.A1" office:value-type="string">
            <text:p text:style-name="P13">Project status on 20. 09. 2017</text:p>
          </table:table-cell>
        </table:table-row>
        <table:table-row>
          <table:table-cell table:style-name="Tabela13.A4" office:value-type="string" table:protected="true">
            <text:p text:style-name="P13">Filename</text:p>
          </table:table-cell>
          <table:table-cell table:style-name="Tabela13.A4" office:value-type="string">
            <text:p text:style-name="P13">OMNISWITCH_TX.HEX (99765)</text:p>
            <text:p text:style-name="P13">OMNISWITCH_RX.HEX (99766)</text:p>
          </table:table-cell>
        </table:table-row>
        <table:table-row>
          <table:table-cell table:style-name="Tabela13.A5" table:number-columns-spanned="2" office:value-type="string" table:protected="true">
            <text:p text:style-name="P6">Build environment</text:p>
          </table:table-cell>
          <table:covered-table-cell/>
        </table:table-row>
        <table:table-row>
          <table:table-cell table:style-name="Tabela13.A6" office:value-type="string" table:protected="true">
            <text:p text:style-name="P13">Compiler</text:p>
          </table:table-cell>
          <table:table-cell table:style-name="Tabela13.A5" office:value-type="string">
            <text:p text:style-name="P13">XC8 v1.42</text:p>
          </table:table-cell>
        </table:table-row>
        <table:table-row>
          <table:table-cell table:style-name="Tabela13.A6" office:value-type="string" table:protected="true">
            <text:p text:style-name="P13">Middleware</text:p>
          </table:table-cell>
          <table:table-cell table:style-name="Tabela13.A5" office:value-type="string">
            <text:p text:style-name="P13">MPLAB X IDE v3.65</text:p>
          </table:table-cell>
        </table:table-row>
        <table:table-row>
          <table:table-cell table:style-name="Tabela13.A6" office:value-type="string" table:protected="true">
            <text:p text:style-name="P13">Other development tool / version changed?</text:p>
          </table:table-cell>
          <table:table-cell table:style-name="Tabela13.A5" office:value-type="string">
            <text:p text:style-name="P13">/</text:p>
          </table:table-cell>
        </table:table-row>
      </table:table>
      <text:p text:style-name="P92"/>
      <text:p text:style-name="P88"/>
      <table:table table:name="Tabela14" table:style-name="Tabela14">
        <table:table-column table:style-name="Tabela14.A" table:number-columns-repeated="2"/>
        <table:table-column table:style-name="Tabela14.C"/>
        <table:table-row>
          <table:table-cell table:style-name="Tabela14.A1" office:value-type="string" table:protected="true">
            <text:p text:style-name="P6">Issue / Task</text:p>
          </table:table-cell>
          <table:table-cell table:style-name="Tabela14.A1" office:value-type="string" table:protected="true">
            <text:p text:style-name="P6">Implementation / Comment</text:p>
          </table:table-cell>
          <table:table-cell table:style-name="Tabela14.C1" office:value-type="string" table:protected="true">
            <text:p text:style-name="P13"><text:span text:style-name="T8">Status</text:span> <text:s text:c="3"/>(development / release)</text:p>
          </table:table-cell>
        </table:table-row>
        <table:table-row>
          <table:table-cell table:style-name="Tabela14.A2" office:value-type="string">
            <text:p text:style-name="P13">Hall sensor voltage measure (omniswitch-tx)</text:p>
          </table:table-cell>
          <table:table-cell table:style-name="Tabela14.A2" office:value-type="string">
            <text:p text:style-name="P13">Turning off and on hall sensor and measuring voltage (magnet position)</text:p>
          </table:table-cell>
          <table:table-cell table:style-name="Tabela14.C2" table:number-rows-spanned="7" office:value-type="string">
            <text:p text:style-name="P13">Development phase</text:p>
          </table:table-cell>
        </table:table-row>
        <table:table-row>
          <table:table-cell table:style-name="Tabela14.A2" office:value-type="string">
            <text:p text:style-name="P13">Battery low indication (omniswitch-tx)</text:p>
          </table:table-cell>
          <table:table-cell table:style-name="Tabela14.A2" office:value-type="string">
            <text:p text:style-name="P13">Going to idle mode and blinking with led when not pressed (Timer 3)</text:p>
          </table:table-cell>
          <table:covered-table-cell/>
        </table:table-row>
        <table:table-row>
          <table:table-cell table:style-name="Tabela14.A2" office:value-type="string">
            <text:p text:style-name="P13">RS232 communication (omniswitch-tx)</text:p>
          </table:table-cell>
          <table:table-cell table:style-name="Tabela14.A2" office:value-type="string">
            <text:p text:style-name="P13">Sending information of hall sensor voltage to determine the position of the magnet – <text:span text:style-name="T20">enables optional control of laser repetition</text:span></text:p>
          </table:table-cell>
          <table:covered-table-cell/>
        </table:table-row>
        <table:table-row>
          <table:table-cell table:style-name="Tabela14.A2" office:value-type="string">
            <text:p text:style-name="P13">Channel hopping (omniswitch-tx)</text:p>
          </table:table-cell>
          <table:table-cell table:style-name="Tabela14.A2" office:value-type="string">
            <text:p text:style-name="P13">Receiving information of new channel (less noise) from dongle (omniswitch-rx) and <text:span text:style-name="T20">switch to the</text:span> new channel</text:p>
          </table:table-cell>
          <table:covered-table-cell/>
        </table:table-row>
        <table:table-row>
          <table:table-cell table:style-name="Tabela14.A2" office:value-type="string">
            <text:p text:style-name="P13">Missed receive alert (omniswitch-rx)</text:p>
          </table:table-cell>
          <table:table-cell table:style-name="Tabela14.A2" office:value-type="string">
            <text:p text:style-name="P13">If no reception for more than 300ms, put output to released position with a short beep</text:p>
          </table:table-cell>
          <table:covered-table-cell/>
        </table:table-row>
        <table:table-row>
          <table:table-cell table:style-name="Tabela14.A2" office:value-type="string">
            <text:p text:style-name="P13">Scan noise (omniswitch-rx)</text:p>
          </table:table-cell>
          <table:table-cell table:style-name="Tabela14.A2" office:value-type="string">
            <text:p text:style-name="P13">After reception, scan one channel. If scanned channel has less noise than working channel, send it to footswitch (omniswitch-tx)</text:p>
          </table:table-cell>
          <table:covered-table-cell/>
        </table:table-row>
        <table:table-row>
          <table:table-cell table:style-name="Tabela14.A2" office:value-type="string">
            <text:p text:style-name="P13">Self-tests added (omniswitch-tx, <text:s/>omniswitch-rx)</text:p>
          </table:table-cell>
          <table:table-cell table:style-name="Tabela14.A2" office:value-type="string">
            <text:p text:style-name="P13">After inserting the battery (FSW, omniswitch-tx) or turning laser device on (dongle, omniswitch-rx) the following self-tests are carried out: </text:p>
            <text:list xml:id="list9003071380041545029" text:style-name="L17">
              <text:list-item>
                <text:p text:style-name="P146">CRC</text:p>
              </text:list-item>
              <text:list-item>
                <text:p text:style-name="P146">Checkerboard</text:p>
              </text:list-item>
              <text:list-item>
                <text:p text:style-name="P146">CRCFlashTest</text:p>
              </text:list-item>
              <text:list-item>
                <text:p text:style-name="P146">CRCEEPROMTest</text:p>
              </text:list-item>
              <text:list-item>
                <text:p text:style-name="P146">CPUPCTest(program counter)</text:p>
              </text:list-item>
            </text:list>
          </table:table-cell>
          <table:covered-table-cell/>
        </table:table-row>
      </table:table>
      <text:p text:style-name="P88"/>
      <text:p text:style-name="P85"><text:tab/>-------------------------------------------------------------------------------------------------------------------------------------------</text:p>
      <text:p text:style-name="P85"/>
      <table:table table:name="Tabela25" table:style-name="Tabela25">
        <table:table-column table:style-name="Tabela25.A"/>
        <table:table-column table:style-name="Tabela25.B"/>
        <table:table-row>
          <table:table-cell table:style-name="Tabela25.A1" office:value-type="string" table:protected="true">
            <text:p text:style-name="P6">SW version</text:p>
          </table:table-cell>
          <table:table-cell table:style-name="Tabela25.A1" office:value-type="string">
            <text:p text:style-name="P13">Development version 0.2</text:p>
          </table:table-cell>
        </table:table-row>
        <table:table-row>
          <table:table-cell table:style-name="Tabela25.A1" office:value-type="string" table:protected="true">
            <text:p text:style-name="P13">Previous official version</text:p>
          </table:table-cell>
          <table:table-cell table:style-name="Tabela25.A1" office:value-type="string">
            <text:p text:style-name="P13">Development version 0.1</text:p>
          </table:table-cell>
        </table:table-row>
        <table:table-row>
          <table:table-cell table:style-name="Tabela25.A1" office:value-type="string" table:protected="true">
            <text:p text:style-name="P6">Change request</text:p>
          </table:table-cell>
          <table:table-cell table:style-name="Tabela25.A1" office:value-type="string">
            <text:p text:style-name="P13">Project status on 27. 03. 2018</text:p>
          </table:table-cell>
        </table:table-row>
        <table:table-row>
          <table:table-cell table:style-name="Tabela25.A4" office:value-type="string" table:protected="true">
            <text:p text:style-name="P13">Filename</text:p>
          </table:table-cell>
          <table:table-cell table:style-name="Tabela25.A4" office:value-type="string">
            <text:p text:style-name="P13">OMNISWITCH_TX.HEX (99765)</text:p>
            <text:p text:style-name="P13">OMNISWITCH_RX.HEX (99766)</text:p>
          </table:table-cell>
        </table:table-row>
        <table:table-row>
          <table:table-cell table:style-name="Tabela25.A5" table:number-columns-spanned="2" office:value-type="string" table:protected="true">
            <text:p text:style-name="P6">Build environment</text:p>
          </table:table-cell>
          <table:covered-table-cell/>
        </table:table-row>
        <table:table-row>
          <table:table-cell table:style-name="Tabela25.A6" office:value-type="string" table:protected="true">
            <text:p text:style-name="P13">Compiler</text:p>
          </table:table-cell>
          <table:table-cell table:style-name="Tabela25.A5" office:value-type="string">
            <text:p text:style-name="P13">XC8 v1.42</text:p>
          </table:table-cell>
        </table:table-row>
        <table:table-row>
          <table:table-cell table:style-name="Tabela25.A6" office:value-type="string" table:protected="true">
            <text:p text:style-name="P13">Middleware</text:p>
          </table:table-cell>
          <table:table-cell table:style-name="Tabela25.A5" office:value-type="string">
            <text:p text:style-name="P13">MPLAB X IDE v3.65</text:p>
          </table:table-cell>
        </table:table-row>
        <table:table-row>
          <table:table-cell table:style-name="Tabela25.A6" office:value-type="string" table:protected="true">
            <text:p text:style-name="P13">Other development tool / version changed?</text:p>
          </table:table-cell>
          <table:table-cell table:style-name="Tabela25.A5" office:value-type="string">
            <text:p text:style-name="P13">/</text:p>
          </table:table-cell>
        </table:table-row>
      </table:table>
      <text:p text:style-name="P85"/>
      <text:p text:style-name="P88"/>
      <table:table table:name="Tabela26" table:style-name="Tabela26">
        <table:table-column table:style-name="Tabela26.A" table:number-columns-repeated="2"/>
        <table:table-column table:style-name="Tabela26.C"/>
        <table:table-row>
          <table:table-cell table:style-name="Tabela26.A1" office:value-type="string" table:protected="true">
            <text:p text:style-name="P8">Issue / Task</text:p>
          </table:table-cell>
          <table:table-cell table:style-name="Tabela26.A1" office:value-type="string" table:protected="true">
            <text:p text:style-name="P8">Implementation / Comment</text:p>
          </table:table-cell>
          <table:table-cell table:style-name="Tabela26.C1" office:value-type="string" table:protected="true">
            <text:p text:style-name="P15"><text:span text:style-name="T8">Status</text:span> <text:s text:c="3"/>(development / release)</text:p>
          </table:table-cell>
        </table:table-row>
        <text:soft-page-break/>
        <table:table-row>
          <table:table-cell table:style-name="Tabela26.A2" office:value-type="string">
            <text:p text:style-name="P13">First spray position</text:p>
          </table:table-cell>
          <table:table-cell table:style-name="Tabela26.A2" office:value-type="string">
            <text:p text:style-name="P13">When pressed tfrom released to spray position, make short beep</text:p>
          </table:table-cell>
          <table:table-cell table:style-name="Tabela26.C2" table:number-rows-spanned="2" office:value-type="string">
            <text:p text:style-name="P13">Development phase</text:p>
          </table:table-cell>
        </table:table-row>
        <table:table-row>
          <table:table-cell table:style-name="Tabela26.A2" office:value-type="string">
            <text:p text:style-name="P13">Power on beep</text:p>
          </table:table-cell>
          <table:table-cell table:style-name="Tabela26.A2" office:value-type="string">
            <text:p text:style-name="P13">When laser device/receiver powered on, make 1s beep</text:p>
          </table:table-cell>
          <table:covered-table-cell/>
        </table:table-row>
      </table:table>
      <text:p text:style-name="P85"/>
      <text:p text:style-name="P85"><text:tab/>-------------------------------------------------------------------------------------------------------------------------------------------</text:p>
      <text:p text:style-name="P85"/>
      <table:table table:name="Tabela55" table:style-name="Tabela55">
        <table:table-column table:style-name="Tabela55.A"/>
        <table:table-column table:style-name="Tabela55.B"/>
        <table:table-row>
          <table:table-cell table:style-name="Tabela55.A1" office:value-type="string" table:protected="true">
            <text:p text:style-name="P6">SW version</text:p>
          </table:table-cell>
          <table:table-cell table:style-name="Tabela55.A1" office:value-type="string">
            <text:p text:style-name="P17">Development version:<text:line-break/>TX: 0.3<text:line-break/>RX: 0.2</text:p>
          </table:table-cell>
        </table:table-row>
        <table:table-row>
          <table:table-cell table:style-name="Tabela55.A1" office:value-type="string" table:protected="true">
            <text:p text:style-name="P13">Previous official version</text:p>
          </table:table-cell>
          <table:table-cell table:style-name="Tabela55.A1" office:value-type="string">
            <text:p text:style-name="P17">Development version 0.2</text:p>
          </table:table-cell>
        </table:table-row>
        <table:table-row>
          <table:table-cell table:style-name="Tabela55.A1" office:value-type="string" table:protected="true">
            <text:p text:style-name="P6">Change request</text:p>
          </table:table-cell>
          <table:table-cell table:style-name="Tabela55.A1" office:value-type="string">
            <text:p text:style-name="P17">Project status on 18<text:span text:style-name="T33">.</text:span> 03. 2019</text:p>
          </table:table-cell>
        </table:table-row>
        <table:table-row>
          <table:table-cell table:style-name="Tabela55.A4" office:value-type="string" table:protected="true">
            <text:p text:style-name="P13">Filename</text:p>
          </table:table-cell>
          <table:table-cell table:style-name="Tabela55.A4" office:value-type="string">
            <text:p text:style-name="P17">OMNISWITCH_TX.HEX (99765)</text:p>
            <text:p text:style-name="P17">OMNISWITCH_RX.HEX (99766)</text:p>
          </table:table-cell>
        </table:table-row>
        <table:table-row>
          <table:table-cell table:style-name="Tabela55.A5" table:number-columns-spanned="2" office:value-type="string" table:protected="true">
            <text:p text:style-name="P6">Build environment</text:p>
          </table:table-cell>
          <table:covered-table-cell/>
        </table:table-row>
        <table:table-row>
          <table:table-cell table:style-name="Tabela55.A6" office:value-type="string" table:protected="true">
            <text:p text:style-name="P13">Compiler</text:p>
          </table:table-cell>
          <table:table-cell table:style-name="Tabela55.A5" office:value-type="string">
            <text:p text:style-name="P13">XC8 v1.42</text:p>
          </table:table-cell>
        </table:table-row>
        <table:table-row>
          <table:table-cell table:style-name="Tabela55.A6" office:value-type="string" table:protected="true">
            <text:p text:style-name="P13">Middleware</text:p>
          </table:table-cell>
          <table:table-cell table:style-name="Tabela55.A5" office:value-type="string">
            <text:p text:style-name="P13">MPLAB X IDE<text:span text:style-name="T30"> v5.05</text:span></text:p>
          </table:table-cell>
        </table:table-row>
        <table:table-row>
          <table:table-cell table:style-name="Tabela55.A6" office:value-type="string" table:protected="true">
            <text:p text:style-name="P13">Other development tool / version changed?</text:p>
          </table:table-cell>
          <table:table-cell table:style-name="Tabela55.A5" office:value-type="string">
            <text:p text:style-name="P13">/</text:p>
          </table:table-cell>
        </table:table-row>
      </table:table>
      <text:p text:style-name="P85"/>
      <text:p text:style-name="P85"/>
      <table:table table:name="Tabela56" table:style-name="Tabela56">
        <table:table-column table:style-name="Tabela56.A" table:number-columns-repeated="2"/>
        <table:table-column table:style-name="Tabela56.C"/>
        <table:table-row>
          <table:table-cell table:style-name="Tabela56.A1" office:value-type="string" table:protected="true">
            <text:p text:style-name="P6">Issue / Task</text:p>
          </table:table-cell>
          <table:table-cell table:style-name="Tabela56.A1" office:value-type="string" table:protected="true">
            <text:p text:style-name="P6">Implementation / Comment</text:p>
          </table:table-cell>
          <table:table-cell table:style-name="Tabela56.C1" office:value-type="string" table:protected="true">
            <text:p text:style-name="P13"><text:span text:style-name="T8">Status</text:span> <text:s text:c="3"/>(development / release)</text:p>
          </table:table-cell>
        </table:table-row>
        <table:table-row>
          <table:table-cell table:style-name="Tabela56.A2" office:value-type="string">
            <text:p text:style-name="P17">Battery discharge when connected to Skypulse </text:p>
          </table:table-cell>
          <table:table-cell table:style-name="Tabela56.A2" office:value-type="string">
            <text:p text:style-name="P17">Filter – only specific combination of reed relays can wake up footswitch from a deep sleep mode</text:p>
          </table:table-cell>
          <table:table-cell table:style-name="Tabela56.C2" office:value-type="string">
            <text:p text:style-name="P18">Develop. phase <text:span text:style-name="T32">– release for testing house</text:span></text:p>
          </table:table-cell>
        </table:table-row>
      </table:table>
      <text:p text:style-name="P85"/>
      <text:p text:style-name="P85"><text:tab/>-------------------------------------------------------------------------------------------------------------------------------------------</text:p>
      <text:p text:style-name="P85"/>
      <table:table table:name="Tabela79" table:style-name="Tabela79">
        <table:table-column table:style-name="Tabela79.A"/>
        <table:table-column table:style-name="Tabela79.B"/>
        <table:table-row>
          <table:table-cell table:style-name="Tabela79.A1" office:value-type="string" table:protected="true">
            <text:p text:style-name="P6">SW version</text:p>
          </table:table-cell>
          <table:table-cell table:style-name="Tabela79.B1" office:value-type="string">
            <text:p text:style-name="P17">Official release:<text:line-break/>TX: 1.0.0<text:line-break/>RX: 1.0.0</text:p>
          </table:table-cell>
        </table:table-row>
        <table:table-row>
          <table:table-cell table:style-name="Tabela79.A1" office:value-type="string" table:protected="true">
            <text:p text:style-name="P13">Previous official version</text:p>
          </table:table-cell>
          <table:table-cell table:style-name="Tabela79.B1" office:value-type="string">
            <text:p text:style-name="P17">Development version:</text:p>
            <text:p text:style-name="P17">TX: 0.x<text:line-break/>RX: 0.x</text:p>
          </table:table-cell>
        </table:table-row>
        <table:table-row>
          <table:table-cell table:style-name="Tabela79.A1" office:value-type="string" table:protected="true">
            <text:p text:style-name="P6">Change request</text:p>
          </table:table-cell>
          <table:table-cell table:style-name="Tabela79.B1" office:value-type="string">
            <text:p text:style-name="P17">Project status on 27<text:span text:style-name="T33">.</text:span> 08. 2019</text:p>
          </table:table-cell>
        </table:table-row>
        <table:table-row>
          <table:table-cell table:style-name="Tabela79.A4" office:value-type="string" table:protected="true">
            <text:p text:style-name="P13">Filename</text:p>
          </table:table-cell>
          <table:table-cell table:style-name="Tabela79.B4" office:value-type="string">
            <text:p text:style-name="P17">OMNISWITCH_TX.HEX (99765)</text:p>
            <text:p text:style-name="P17">OMNISWITCH_RX.HEX (99766)</text:p>
          </table:table-cell>
        </table:table-row>
        <table:table-row>
          <table:table-cell table:style-name="Tabela79.A5" table:number-columns-spanned="2" office:value-type="string" table:protected="true">
            <text:p text:style-name="P6">Build environment</text:p>
          </table:table-cell>
          <table:covered-table-cell/>
        </table:table-row>
        <table:table-row>
          <table:table-cell table:style-name="Tabela79.A6" office:value-type="string" table:protected="true">
            <text:p text:style-name="P13">Compiler</text:p>
          </table:table-cell>
          <table:table-cell table:style-name="Tabela79.A5" office:value-type="string">
            <text:p text:style-name="P13">XC8 v1.42</text:p>
          </table:table-cell>
        </table:table-row>
        <table:table-row>
          <table:table-cell table:style-name="Tabela79.A6" office:value-type="string" table:protected="true">
            <text:p text:style-name="P13">Middleware</text:p>
          </table:table-cell>
          <table:table-cell table:style-name="Tabela79.A5" office:value-type="string">
            <text:p text:style-name="P13">MPLAB X IDE<text:span text:style-name="T30"> v5.05</text:span></text:p>
          </table:table-cell>
        </table:table-row>
        <table:table-row>
          <table:table-cell table:style-name="Tabela79.A6" office:value-type="string" table:protected="true">
            <text:p text:style-name="P13">Other development tool / version changed?</text:p>
          </table:table-cell>
          <table:table-cell table:style-name="Tabela79.A5" office:value-type="string">
            <text:p text:style-name="P13">/</text:p>
          </table:table-cell>
        </table:table-row>
      </table:table>
      <text:p text:style-name="P85"/>
      <text:p text:style-name="P85"/>
      <table:table table:name="Tabela80" table:style-name="Tabela80">
        <table:table-column table:style-name="Tabela80.A" table:number-columns-repeated="2"/>
        <table:table-column table:style-name="Tabela80.C"/>
        <table:table-row>
          <table:table-cell table:style-name="Tabela80.A1" office:value-type="string" table:protected="true">
            <text:p text:style-name="P6">Issue / Task</text:p>
          </table:table-cell>
          <table:table-cell table:style-name="Tabela80.A1" office:value-type="string" table:protected="true">
            <text:p text:style-name="P6">Implementation / Comment</text:p>
          </table:table-cell>
          <table:table-cell table:style-name="Tabela80.C1" office:value-type="string" table:protected="true">
            <text:p text:style-name="P13"><text:span text:style-name="T8">Status</text:span> <text:s text:c="3"/>(development / release)</text:p>
          </table:table-cell>
        </table:table-row>
        <table:table-row>
          <table:table-cell table:style-name="Tabela80.A2" office:value-type="string">
            <text:p text:style-name="P17">WIFI connection lost on ch 12, 13, 14, 15 due to malfunction of <text:s/>zigbee module MRF24J40MA </text:p>
          </table:table-cell>
          <table:table-cell table:style-name="Tabela80.A2" office:value-type="string">
            <text:p text:style-name="P17">Channels removed from table of allowed channels </text:p>
          </table:table-cell>
          <table:table-cell table:style-name="Tabela80.C2" office:value-type="string">
            <text:p text:style-name="P17">Official release</text:p>
          </table:table-cell>
        </table:table-row>
      </table:table>
      <text:p text:style-name="P85"/>
      <text:p text:style-name="P85"><text:tab/>-------------------------------------------------------------------------------------------------------------------------------------------</text:p>
      <text:p text:style-name="P85"/>
      <table:table table:name="Tabela107" table:style-name="Tabela107">
        <table:table-column table:style-name="Tabela107.A"/>
        <table:table-column table:style-name="Tabela107.B"/>
        <table:table-row>
          <table:table-cell table:style-name="Tabela107.A1" office:value-type="string" table:protected="true">
            <text:p text:style-name="P6">SW version</text:p>
          </table:table-cell>
          <table:table-cell table:style-name="Tabela107.A1" office:value-type="string">
            <text:p text:style-name="P17">TX: 1.0.1<text:line-break/>RX: 1.0.1</text:p>
          </table:table-cell>
        </table:table-row>
        <table:table-row>
          <table:table-cell table:style-name="Tabela107.A1" office:value-type="string" table:protected="true">
            <text:p text:style-name="P13">Previous official version</text:p>
          </table:table-cell>
          <table:table-cell table:style-name="Tabela107.A1" office:value-type="string">
            <text:p text:style-name="P17">TX: 1.0.0<text:line-break/>RX: 1.0.0</text:p>
          </table:table-cell>
        </table:table-row>
        <text:soft-page-break/>
        <table:table-row>
          <table:table-cell table:style-name="Tabela107.A1" office:value-type="string" table:protected="true">
            <text:p text:style-name="P6">Change request</text:p>
          </table:table-cell>
          <table:table-cell table:style-name="Tabela107.A1" office:value-type="string">
            <text:p text:style-name="P13">I-9731</text:p>
          </table:table-cell>
        </table:table-row>
        <table:table-row>
          <table:table-cell table:style-name="Tabela107.A4" office:value-type="string" table:protected="true">
            <text:p text:style-name="P13">Filename</text:p>
          </table:table-cell>
          <table:table-cell table:style-name="Tabela107.A4" office:value-type="string">
            <text:p text:style-name="P17">OMNISWITCH_TX.HEX (99765)</text:p>
            <text:p text:style-name="P17">OMNISWITCH_RX.HEX (99766)</text:p>
          </table:table-cell>
        </table:table-row>
        <table:table-row>
          <table:table-cell table:style-name="Tabela107.A5" table:number-columns-spanned="2" office:value-type="string" table:protected="true">
            <text:p text:style-name="P6">Build environment</text:p>
          </table:table-cell>
          <table:covered-table-cell/>
        </table:table-row>
        <table:table-row>
          <table:table-cell table:style-name="Tabela107.A6" office:value-type="string" table:protected="true">
            <text:p text:style-name="P13">Compiler</text:p>
          </table:table-cell>
          <table:table-cell table:style-name="Tabela107.A5" office:value-type="string">
            <text:p text:style-name="P13">XC8 v1.42</text:p>
          </table:table-cell>
        </table:table-row>
        <table:table-row>
          <table:table-cell table:style-name="Tabela107.A6" office:value-type="string" table:protected="true">
            <text:p text:style-name="P13">Middleware</text:p>
          </table:table-cell>
          <table:table-cell table:style-name="Tabela107.A5" office:value-type="string">
            <text:p text:style-name="P13">MPLAB X IDE<text:span text:style-name="T30"> v5.05</text:span></text:p>
          </table:table-cell>
        </table:table-row>
        <table:table-row>
          <table:table-cell table:style-name="Tabela107.A6" office:value-type="string" table:protected="true">
            <text:p text:style-name="P13">Other development tool / version changed?</text:p>
          </table:table-cell>
          <table:table-cell table:style-name="Tabela107.A5" office:value-type="string">
            <text:p text:style-name="P13">/</text:p>
          </table:table-cell>
        </table:table-row>
      </table:table>
      <text:p text:style-name="P85"/>
      <text:p text:style-name="P85"/>
      <table:table table:name="Tabela108" table:style-name="Tabela108">
        <table:table-column table:style-name="Tabela108.A" table:number-columns-repeated="2"/>
        <table:table-column table:style-name="Tabela108.C"/>
        <table:table-row>
          <table:table-cell table:style-name="Tabela108.A1" office:value-type="string" table:protected="true">
            <text:p text:style-name="P6">Issue / Task</text:p>
          </table:table-cell>
          <table:table-cell table:style-name="Tabela108.A1" office:value-type="string" table:protected="true">
            <text:p text:style-name="P6">Implementation / Comment</text:p>
          </table:table-cell>
          <table:table-cell table:style-name="Tabela108.C1" office:value-type="string" table:protected="true">
            <text:p text:style-name="P13"><text:span text:style-name="T8">Status</text:span> <text:s text:c="3"/>(development / release)</text:p>
          </table:table-cell>
        </table:table-row>
        <table:table-row>
          <table:table-cell table:style-name="Tabela108.A2" office:value-type="string">
            <text:p text:style-name="P17">When connection is lost for more than 400ms, reconnection is established but footswitch goes to deep sleep mode.</text:p>
          </table:table-cell>
          <table:table-cell table:style-name="Tabela108.A2" office:value-type="string">
            <text:p text:style-name="P17">Code changed, so footswitch goes to idle sleep mode and wakes up every 100 ms to send data.</text:p>
          </table:table-cell>
          <table:table-cell table:style-name="Tabela108.C2" table:number-rows-spanned="2" office:value-type="string">
            <text:p text:style-name="P101">Implemented and </text:p>
            <text:p text:style-name="P17">released with change </text:p>
            <text:p text:style-name="P17">I-9731.</text:p>
          </table:table-cell>
        </table:table-row>
        <table:table-row>
          <table:table-cell table:style-name="Tabela108.A2" office:value-type="string">
            <text:p text:style-name="P17">When connection is lost due to jammed channel, receiver waits on jammed channel, so reconnection is impossible.</text:p>
          </table:table-cell>
          <table:table-cell table:style-name="Tabela108.A2" office:value-type="string">
            <text:p text:style-name="P17">When connection is lost for more than 400 ms, receiver scans all the channels and sets the channel with least noise.</text:p>
          </table:table-cell>
          <table:covered-table-cell/>
        </table:table-row>
      </table:table>
      <text:p text:style-name="P85"/>
      <text:p text:style-name="P85"><text:tab/>-------------------------------------------------------------------------------------------------------------------------------------------</text:p>
      <text:p text:style-name="P85"/>
      <table:table table:name="Tabela133" table:style-name="Tabela133">
        <table:table-column table:style-name="Tabela133.A"/>
        <table:table-column table:style-name="Tabela133.B"/>
        <table:table-row>
          <table:table-cell table:style-name="Tabela133.A1" office:value-type="string" table:protected="true">
            <text:p text:style-name="P32">SW version</text:p>
          </table:table-cell>
          <table:table-cell table:style-name="Tabela133.A1" office:value-type="string">
            <text:p text:style-name="P17">TX: 1.0.1<text:line-break/>RX: 1.0.2</text:p>
          </table:table-cell>
        </table:table-row>
        <table:table-row>
          <table:table-cell table:style-name="Tabela133.A1" office:value-type="string" table:protected="true">
            <text:p text:style-name="P31">Previous official version</text:p>
          </table:table-cell>
          <table:table-cell table:style-name="Tabela133.A1" office:value-type="string">
            <text:p text:style-name="P17">TX: 1.0.1<text:line-break/>RX: 1.0.1</text:p>
          </table:table-cell>
        </table:table-row>
        <table:table-row>
          <table:table-cell table:style-name="Tabela133.A1" office:value-type="string" table:protected="true">
            <text:p text:style-name="P32">Change request</text:p>
          </table:table-cell>
          <table:table-cell table:style-name="Tabela133.A1" office:value-type="string">
            <text:p text:style-name="P17">I-10730</text:p>
          </table:table-cell>
        </table:table-row>
        <table:table-row>
          <table:table-cell table:style-name="Tabela133.A4" office:value-type="string" table:protected="true">
            <text:p text:style-name="P31">Filename</text:p>
          </table:table-cell>
          <table:table-cell table:style-name="Tabela133.A4" office:value-type="string">
            <text:p text:style-name="P17">OMNISWITCH_RX.HEX (99766)</text:p>
          </table:table-cell>
        </table:table-row>
        <table:table-row>
          <table:table-cell table:style-name="Tabela133.A5" table:number-columns-spanned="2" office:value-type="string" table:protected="true">
            <text:p text:style-name="P32">Build environment</text:p>
          </table:table-cell>
          <table:covered-table-cell/>
        </table:table-row>
        <table:table-row>
          <table:table-cell table:style-name="Tabela133.A6" office:value-type="string" table:protected="true">
            <text:p text:style-name="P31">Compiler</text:p>
          </table:table-cell>
          <table:table-cell table:style-name="Tabela133.A5" office:value-type="string">
            <text:p text:style-name="P17">XC8 v2.10</text:p>
          </table:table-cell>
        </table:table-row>
        <table:table-row>
          <table:table-cell table:style-name="Tabela133.A6" office:value-type="string" table:protected="true">
            <text:p text:style-name="P31">Middleware</text:p>
          </table:table-cell>
          <table:table-cell table:style-name="Tabela133.A5" office:value-type="string">
            <text:p text:style-name="P17">MPLAB X IDE<text:span text:style-name="T30"> v5.45</text:span></text:p>
          </table:table-cell>
        </table:table-row>
        <table:table-row>
          <table:table-cell table:style-name="Tabela133.A6" office:value-type="string" table:protected="true">
            <text:p text:style-name="P31">Other development tool / version changed?</text:p>
          </table:table-cell>
          <table:table-cell table:style-name="Tabela133.A5" office:value-type="string">
            <text:p text:style-name="P13">/</text:p>
          </table:table-cell>
        </table:table-row>
      </table:table>
      <text:p text:style-name="P85"/>
      <text:p text:style-name="P85"/>
      <table:table table:name="Tabela134" table:style-name="Tabela134">
        <table:table-column table:style-name="Tabela134.A" table:number-columns-repeated="2"/>
        <table:table-column table:style-name="Tabela134.C"/>
        <table:table-row>
          <table:table-cell table:style-name="Tabela134.A1" office:value-type="string" table:protected="true">
            <text:p text:style-name="P33">Issue / Task</text:p>
          </table:table-cell>
          <table:table-cell table:style-name="Tabela134.A1" office:value-type="string" table:protected="true">
            <text:p text:style-name="P33">Implementation / Comment</text:p>
          </table:table-cell>
          <table:table-cell table:style-name="Tabela134.C1" office:value-type="string" table:protected="true">
            <text:p text:style-name="P38"><text:span text:style-name="T8">Status</text:span> <text:s text:c="3"/>(development / release)</text:p>
          </table:table-cell>
        </table:table-row>
        <table:table-row>
          <table:table-cell table:style-name="Tabela134.A2" office:value-type="string">
            <text:p text:style-name="P37">No voice signal when in Spray position after foot switch released</text:p>
          </table:table-cell>
          <table:table-cell table:style-name="Tabela134.A2" office:value-type="string">
            <text:p text:style-name="P37">Short beep added, when in Spray position for the first time, after foot switch was released. </text:p>
          </table:table-cell>
          <table:table-cell table:style-name="Tabela134.C2" office:value-type="string">
            <text:p text:style-name="P37">Implemented and </text:p>
            <text:p text:style-name="P37">released with change </text:p>
            <text:p text:style-name="P37">I-10730.</text:p>
          </table:table-cell>
        </table:table-row>
      </table:table>
      <text:p text:style-name="P85"/>
      <text:p text:style-name="P99"><text:span text:style-name="T11">Unresolved anomalies, bugs and defects:</text:span><text:span text:style-name="T12"> <text:s text:c="3"/></text:span></text:p>
      <text:p text:style-name="P94"><text:span text:style-name="T13"><text:tab/></text:span><text:span text:style-name="T2">There are no known faults or </text:span><text:span text:style-name="T1">defects detected.</text:span></text:p>
      <text:p text:style-name="P90"/>
      <text:list xml:id="list29645022" text:continue-list="list29639336" text:style-name="Outline">
        <text:list-item>
          <text:h text:style-name="P150" text:outline-level="1"><text:bookmark-start text:name="__RefHeading__51174_1975039690"/>BOOTUTIL PKG, id. 103241<text:bookmark-end text:name="__RefHeading__51174_1975039690"/></text:h>
        </text:list-item>
      </text:list>
      <text:p text:style-name="P90"/>
      <text:p text:style-name="P90"/>
      <table:table table:name="Tabela81" table:style-name="Tabela81">
        <table:table-column table:style-name="Tabela81.A"/>
        <table:table-column table:style-name="Tabela81.B"/>
        <table:table-row>
          <table:table-cell table:style-name="Tabela81.A1" office:value-type="string" table:protected="true">
            <text:p text:style-name="P12">SW version</text:p>
          </table:table-cell>
          <table:table-cell table:style-name="Tabela81.A1" office:value-type="string">
            <text:p text:style-name="P24">1.0.0</text:p>
          </table:table-cell>
        </table:table-row>
        <table:table-row>
          <table:table-cell table:style-name="Tabela81.A1" office:value-type="string" table:protected="true">
            <text:p text:style-name="P24">Previous official version</text:p>
          </table:table-cell>
          <table:table-cell table:style-name="Tabela81.A1" office:value-type="string">
            <text:p text:style-name="P24">/</text:p>
          </table:table-cell>
        </table:table-row>
        <table:table-row>
          <table:table-cell table:style-name="Tabela81.A1" office:value-type="string" table:protected="true">
            <text:p text:style-name="P12">Change request</text:p>
          </table:table-cell>
          <table:table-cell table:style-name="Tabela81.A1" office:value-type="string">
            <text:p text:style-name="P24">All development phases</text:p>
          </table:table-cell>
        </table:table-row>
        <table:table-row>
          <table:table-cell table:style-name="Tabela81.A4" office:value-type="string" table:protected="true">
            <text:p text:style-name="P24">Filename</text:p>
          </table:table-cell>
          <table:table-cell table:style-name="Tabela81.A4" office:value-type="string">
            <text:p text:style-name="P24">Package: bootutil_scripts.zip</text:p>
          </table:table-cell>
        </table:table-row>
        <table:table-row>
          <table:table-cell table:style-name="Tabela81.A5" table:number-columns-spanned="2" office:value-type="string" table:protected="true">
            <text:p text:style-name="P12">Build environment</text:p>
          </table:table-cell>
          <table:covered-table-cell/>
        </table:table-row>
        <table:table-row>
          <table:table-cell table:style-name="Tabela81.A6" office:value-type="string" table:protected="true">
            <text:p text:style-name="P24">Compiler</text:p>
          </table:table-cell>
          <table:table-cell table:style-name="Tabela81.A5" office:value-type="string">
            <text:p text:style-name="P24">arm-buildroot-linux-gnueabi-gcc <text:span text:style-name="T30">4.9.4</text:span></text:p>
          </table:table-cell>
        </table:table-row>
        <text:soft-page-break/>
        <table:table-row>
          <table:table-cell table:style-name="Tabela81.A6" office:value-type="string" table:protected="true">
            <text:p text:style-name="P24">Middleware</text:p>
          </table:table-cell>
          <table:table-cell table:style-name="Tabela81.A5" office:value-type="string">
            <text:p text:style-name="P24">buildroot-2017.02.7</text:p>
          </table:table-cell>
        </table:table-row>
        <table:table-row>
          <table:table-cell table:style-name="Tabela81.A6" office:value-type="string" table:protected="true">
            <text:p text:style-name="P24">Other development tool / version changed?</text:p>
          </table:table-cell>
          <table:table-cell table:style-name="Tabela81.A5" office:value-type="string">
            <text:p text:style-name="P24">/</text:p>
          </table:table-cell>
        </table:table-row>
      </table:table>
      <text:p text:style-name="P90"/>
      <text:p text:style-name="P90"/>
      <table:table table:name="Tabela82" table:style-name="Tabela82">
        <table:table-column table:style-name="Tabela82.A" table:number-columns-repeated="2"/>
        <table:table-column table:style-name="Tabela82.C"/>
        <table:table-row>
          <table:table-cell table:style-name="Tabela82.A1" office:value-type="string" table:protected="true">
            <text:p text:style-name="P12">Issue / Task</text:p>
          </table:table-cell>
          <table:table-cell table:style-name="Tabela82.A1" office:value-type="string" table:protected="true">
            <text:p text:style-name="P12">Implementation / Comment</text:p>
          </table:table-cell>
          <table:table-cell table:style-name="Tabela82.C1" office:value-type="string" table:protected="true">
            <text:p text:style-name="P24"><text:span text:style-name="T8">Status</text:span> <text:s text:c="3"/>(development / release)</text:p>
          </table:table-cell>
        </table:table-row>
        <table:table-row>
          <table:table-cell table:style-name="Tabela82.A2" office:value-type="string">
            <text:p text:style-name="P24">First version </text:p>
          </table:table-cell>
          <table:table-cell table:style-name="Tabela82.A2" office:value-type="string">
            <text:p text:style-name="P15">1. u-boot 2013.10</text:p>
            <text:p text:style-name="P15">Downloaded from the SBC manufacturer's (SECO) web site with board specific patches.</text:p>
            <text:p text:style-name="P15">Compiled in Fotona.</text:p>
            <text:p text:style-name="P15"/>
            <text:p text:style-name="P15">2. Root file system Buildroot 2017.02.7</text:p>
            <text:p text:style-name="P15">Downloaded from Buildroot web site, configured and compiled in Fotona</text:p>
            <text:p text:style-name="P15"/>
            <text:p text:style-name="P15">3. Linux kernel 3.0.35</text:p>
            <text:p text:style-name="P15">Downloaded from the SBC manufacturer's (SECO) web site with board specific patches.</text:p>
            <text:p text:style-name="P15">Added Fotona specific patches:</text:p>
            <text:p text:style-name="P15">- display support</text:p>
            <text:p text:style-name="P15">- touch screen support</text:p>
            <text:p text:style-name="P15">- initial SkyPulse logo</text:p>
            <text:p text:style-name="P15">Patched kernel compiled in Fotona.</text:p>
            <text:p text:style-name="P15"/>
            <text:p text:style-name="P15">4. Qt library V5.9.2</text:p>
            <text:p text:style-name="P23">Open source version downloaded in source form from Qt web site and compiled in Fotona.</text:p>
          </table:table-cell>
          <table:table-cell table:style-name="Tabela82.C2" office:value-type="string">
            <text:p text:style-name="P24"/>
          </table:table-cell>
        </table:table-row>
      </table:table>
      <text:p text:style-name="P90"/>
      <text:p text:style-name="P85"><text:span text:style-name="T33"><text:tab/></text:span><text:span text:style-name="T21">-------------------------------------------------------------------------------------------------------------------------------------------</text:span></text:p>
      <text:p text:style-name="P90"/>
      <table:table table:name="Tabela77" table:style-name="Tabela77">
        <table:table-column table:style-name="Tabela77.A"/>
        <table:table-column table:style-name="Tabela77.B"/>
        <table:table-row>
          <table:table-cell table:style-name="Tabela77.A1" office:value-type="string" table:protected="true">
            <text:p text:style-name="P12">SW version</text:p>
          </table:table-cell>
          <table:table-cell table:style-name="Tabela77.A1" office:value-type="string">
            <text:p text:style-name="P23">Official release - 1.0.2</text:p>
          </table:table-cell>
        </table:table-row>
        <table:table-row>
          <table:table-cell table:style-name="Tabela77.A1" office:value-type="string" table:protected="true">
            <text:p text:style-name="P24">Previous official version</text:p>
          </table:table-cell>
          <table:table-cell table:style-name="Tabela77.A1" office:value-type="string">
            <text:p text:style-name="P23">1.0.0</text:p>
          </table:table-cell>
        </table:table-row>
        <table:table-row>
          <table:table-cell table:style-name="Tabela77.A1" office:value-type="string" table:protected="true">
            <text:p text:style-name="P12">Change request</text:p>
          </table:table-cell>
          <table:table-cell table:style-name="Tabela77.A1" office:value-type="string">
            <text:p text:style-name="P24">/</text:p>
          </table:table-cell>
        </table:table-row>
        <table:table-row>
          <table:table-cell table:style-name="Tabela77.A4" office:value-type="string" table:protected="true">
            <text:p text:style-name="P24">Filename</text:p>
          </table:table-cell>
          <table:table-cell table:style-name="Tabela77.A4" office:value-type="string">
            <text:p text:style-name="P9">Modified files:</text:p>
            <text:p text:style-name="P23">HF01-06-Batch_install.exec</text:p>
            <text:p text:style-name="P23">HF01-06-Batch_install.exec.sign</text:p>
            <text:p text:style-name="P23">HF04-Install_OS.sqfs</text:p>
            <text:p text:style-name="P23">HF04-Install_OS.sqfs.sign</text:p>
            <text:p text:style-name="P9">New files:</text:p>
            <text:p text:style-name="P23">imx_usb/imx_usb</text:p>
            <text:p text:style-name="P23">imx_usb/imx_usb.conf</text:p>
            <text:p text:style-name="P23">imx_usb/mx6_usb_work.conf</text:p>
            <text:p text:style-name="P23">imx_usb/u-boot_no-env.imx</text:p>
            <text:p text:style-name="P23">make-bootable</text:p>
            <text:p text:style-name="P9">Package:</text:p>
            <text:p text:style-name="P23">bootutil_scripts.zip</text:p>
          </table:table-cell>
        </table:table-row>
        <table:table-row>
          <table:table-cell table:style-name="Tabela77.A5" table:number-columns-spanned="2" office:value-type="string" table:protected="true">
            <text:p text:style-name="P12">Build environment</text:p>
          </table:table-cell>
          <table:covered-table-cell/>
        </table:table-row>
        <table:table-row>
          <table:table-cell table:style-name="Tabela77.A6" office:value-type="string" table:protected="true">
            <text:p text:style-name="P24">Compiler</text:p>
          </table:table-cell>
          <table:table-cell table:style-name="Tabela77.A5" office:value-type="string">
            <text:p text:style-name="P24">arm-buildroot-linux-gnueabi-gcc <text:span text:style-name="T30">4.9.4</text:span></text:p>
          </table:table-cell>
        </table:table-row>
        <table:table-row>
          <table:table-cell table:style-name="Tabela77.A6" office:value-type="string" table:protected="true">
            <text:p text:style-name="P24">Middleware</text:p>
          </table:table-cell>
          <table:table-cell table:style-name="Tabela77.A5" office:value-type="string">
            <text:p text:style-name="P24">buildroot-2017.02.7</text:p>
          </table:table-cell>
        </table:table-row>
        <table:table-row>
          <table:table-cell table:style-name="Tabela77.A6" office:value-type="string" table:protected="true">
            <text:p text:style-name="P24">Other development tool / version changed?</text:p>
          </table:table-cell>
          <table:table-cell table:style-name="Tabela77.A5" office:value-type="string">
            <text:p text:style-name="P24">/</text:p>
          </table:table-cell>
        </table:table-row>
      </table:table>
      <text:p text:style-name="P90"/>
      <text:p text:style-name="P90"/>
      <table:table table:name="Tabela78" table:style-name="Tabela78">
        <table:table-column table:style-name="Tabela78.A" table:number-columns-repeated="2"/>
        <table:table-column table:style-name="Tabela78.C"/>
        <table:table-row>
          <table:table-cell table:style-name="Tabela78.A1" office:value-type="string" table:protected="true">
            <text:p text:style-name="P6">Issue / Task</text:p>
          </table:table-cell>
          <table:table-cell table:style-name="Tabela78.A1" office:value-type="string" table:protected="true">
            <text:p text:style-name="P6">Implementation / Comment</text:p>
          </table:table-cell>
          <table:table-cell table:style-name="Tabela78.C1" office:value-type="string" table:protected="true">
            <text:p text:style-name="P13"><text:span text:style-name="T8">Status</text:span> <text:s text:c="3"/>(development / release)</text:p>
          </table:table-cell>
        </table:table-row>
        <table:table-row>
          <table:table-cell table:style-name="Tabela78.A2" office:value-type="string">
            <text:p text:style-name="P114">Slow application start-up.</text:p>
          </table:table-cell>
          <table:table-cell table:style-name="Tabela78.A2" office:value-type="string">
            <text:p text:style-name="P23">Modified touch screen initialization.</text:p>
          </table:table-cell>
          <table:table-cell table:style-name="Tabela78.C2" table:number-rows-spanned="3" office:value-type="string">
            <text:p text:style-name="P13">Official release </text:p>
          </table:table-cell>
        </table:table-row>
        <table:table-row>
          <table:table-cell table:style-name="Tabela78.A2" office:value-type="string">
            <text:p text:style-name="P114">Difficult bootable USB memory stick generation.</text:p>
          </table:table-cell>
          <table:table-cell table:style-name="Tabela78.A2" office:value-type="string">
            <text:p text:style-name="P23">Created shell script for automatic bootable USB memory stick generation.</text:p>
          </table:table-cell>
          <table:covered-table-cell/>
        </table:table-row>
        <table:table-row>
          <table:table-cell table:style-name="Tabela78.A2" office:value-type="string">
            <text:p text:style-name="P114">Missing files for initial SBC system installation.</text:p>
          </table:table-cell>
          <table:table-cell table:style-name="Tabela78.A2" office:value-type="string">
            <text:p text:style-name="P23">Added files in folder imx_usb. The files are used for the initial SBC system installation with USB cable and jumper.</text:p>
          </table:table-cell>
          <table:covered-table-cell/>
        </table:table-row>
      </table:table>
      <text:p text:style-name="P88"/>
      <text:p text:style-name="P88">*Za vsak SW modul je potrebno dodati novo poglavje, ki obsega tabeli (generira se z gumbom v orodni vrstici Vstavi tabelo), komentar „Unresolved anomalies, bugs and defects“ ter podpis avtorja. </text:p>
      <text:p text:style-name="P88"/>
      <text:p text:style-name="P88"/>
      <text:p text:style-name="P88"/>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77">Date:</text:p>
          </table:table-cell>
          <table:table-cell table:style-name="Tabela3.A1" table:number-columns-spanned="3" office:value-type="string">
            <text:p text:style-name="P82">11. 02. 2022</text:p>
          </table:table-cell>
          <table:covered-table-cell/>
          <table:covered-table-cell/>
        </table:table-row>
        <table:table-row>
          <table:table-cell table:style-name="Tabela3.A1" table:number-columns-spanned="2" office:value-type="string">
            <text:p text:style-name="P77"/>
          </table:table-cell>
          <table:covered-table-cell/>
          <table:table-cell table:style-name="Tabela3.A1" table:number-columns-spanned="2" office:value-type="string">
            <text:p text:style-name="P77">Signature</text:p>
          </table:table-cell>
          <table:covered-table-cell/>
        </table:table-row>
        <table:table-row>
          <table:table-cell table:style-name="Tabela3.A1" office:value-type="string">
            <text:p text:style-name="P77">Author: <text:s text:c="7"/></text:p>
          </table:table-cell>
          <table:table-cell table:style-name="Tabela3.A1" office:value-type="string">
            <text:p text:style-name="P77">K. Povšič</text:p>
            <text:p text:style-name="P77"/>
          </table:table-cell>
          <table:table-cell table:style-name="Tabela3.A1" office:value-type="string">
            <text:p text:style-name="P79"/>
          </table:table-cell>
          <table:table-cell table:style-name="Tabela3.A1" office:value-type="string">
            <text:p text:style-name="P79"/>
          </table:table-cell>
        </table:table-row>
        <table:table-row>
          <table:table-cell table:style-name="Tabela3.A1" office:value-type="string">
            <text:p text:style-name="P77">Author: <text:s text:c="2"/></text:p>
          </table:table-cell>
          <table:table-cell table:style-name="Tabela3.A1" office:value-type="string">
            <text:p text:style-name="P77">T. Gašparič</text:p>
            <text:p text:style-name="P77"/>
          </table:table-cell>
          <table:table-cell table:style-name="Tabela3.A1" office:value-type="string">
            <text:p text:style-name="P79"/>
          </table:table-cell>
          <table:table-cell table:style-name="Tabela3.A1" office:value-type="string">
            <text:p text:style-name="P79"/>
          </table:table-cell>
        </table:table-row>
        <table:table-row>
          <table:table-cell table:style-name="Tabela3.A1" office:value-type="string">
            <text:p text:style-name="P77">Author: <text:s text:c="2"/></text:p>
          </table:table-cell>
          <table:table-cell table:style-name="Tabela3.A1" office:value-type="string">
            <text:p text:style-name="P77">J. Pirc</text:p>
            <text:p text:style-name="P77"/>
          </table:table-cell>
          <table:table-cell table:style-name="Tabela3.A1" office:value-type="string">
            <text:p text:style-name="P79"/>
          </table:table-cell>
          <table:table-cell table:style-name="Tabela3.A1" office:value-type="string">
            <text:p text:style-name="P79"/>
          </table:table-cell>
        </table:table-row>
        <table:table-row>
          <table:table-cell table:style-name="Tabela3.A1" office:value-type="string">
            <text:p text:style-name="P77">Author: <text:s text:c="2"/></text:p>
          </table:table-cell>
          <table:table-cell table:style-name="Tabela3.A1" office:value-type="string">
            <text:p text:style-name="P77">M. Močnik</text:p>
            <text:p text:style-name="P77"/>
          </table:table-cell>
          <table:table-cell table:style-name="Tabela3.A1" office:value-type="string">
            <text:p text:style-name="P79"/>
          </table:table-cell>
          <table:table-cell table:style-name="Tabela3.A1" office:value-type="string">
            <text:p text:style-name="P79"/>
          </table:table-cell>
        </table:table-row>
        <table:table-row>
          <table:table-cell table:style-name="Tabela3.A1" office:value-type="string">
            <text:p text:style-name="P77">Author: <text:s text:c="2"/></text:p>
          </table:table-cell>
          <table:table-cell table:style-name="Tabela3.A1" office:value-type="string">
            <text:p text:style-name="P77">M. Treven</text:p>
            <text:p text:style-name="P77"/>
          </table:table-cell>
          <table:table-cell table:style-name="Tabela3.A1" office:value-type="string">
            <text:p text:style-name="P79"/>
          </table:table-cell>
          <table:table-cell table:style-name="Tabela3.A1" office:value-type="string">
            <text:p text:style-name="P79"/>
          </table:table-cell>
        </table:table-row>
        <table:table-row>
          <table:table-cell table:style-name="Tabela3.A1" office:value-type="string">
            <text:p text:style-name="P77">Author: <text:s text:c="2"/></text:p>
          </table:table-cell>
          <table:table-cell table:style-name="Tabela3.A1" office:value-type="string">
            <text:p text:style-name="P77">I. Rojnič Geržina</text:p>
            <text:p text:style-name="P77"/>
          </table:table-cell>
          <table:table-cell table:style-name="Tabela3.A1" office:value-type="string">
            <text:p text:style-name="P79"/>
          </table:table-cell>
          <table:table-cell table:style-name="Tabela3.A1" office:value-type="string">
            <text:p text:style-name="P79"/>
          </table:table-cell>
        </table:table-row>
        <table:table-row>
          <table:table-cell table:style-name="Tabela3.A1" office:value-type="string">
            <text:p text:style-name="P77">Reviewed by: </text:p>
          </table:table-cell>
          <table:table-cell table:style-name="Tabela3.A1" office:value-type="string">
            <text:p text:style-name="P77">V. S. Kenk</text:p>
            <text:p text:style-name="P77"/>
          </table:table-cell>
          <table:table-cell table:style-name="Tabela3.A1" office:value-type="string">
            <text:p text:style-name="P79"/>
          </table:table-cell>
          <table:table-cell table:style-name="Tabela3.A1" office:value-type="string">
            <text:p text:style-name="P79"/>
          </table:table-cell>
        </table:table-row>
        <table:table-row>
          <table:table-cell table:style-name="Tabela3.A1" office:value-type="string">
            <text:p text:style-name="P77">Approved by:</text:p>
          </table:table-cell>
          <table:table-cell table:style-name="Tabela3.A1" office:value-type="string">
            <text:p text:style-name="P77">J. Žabkar</text:p>
          </table:table-cell>
          <table:table-cell table:style-name="Tabela3.A1" office:value-type="string">
            <text:p text:style-name="P79"/>
          </table:table-cell>
          <table:table-cell table:style-name="Tabela3.A1" office:value-type="string">
            <text:p text:style-name="P79"/>
          </table:table-cell>
        </table:table-row>
      </table:table>
      <text:p text:style-name="P118"/>
      <text:p text:style-name="P2"><text:change text:change-id="ct257788312"/><text:change text:change-id="ct257787584"/><text:change text:change-id="ct257783632"/><text:change text:change-id="ct2577832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Arial2" svg:font-family="Arial"/>
    <style:font-face style:name="OpenSymbol" svg:font-family="OpenSymbol"/>
    <style:font-face style:name="Tahoma2" svg:font-family="Tahoma"/>
    <style:font-face style:name="Times New Roman" svg:font-family="'Times New Roman'"/>
    <style:font-face style:name="Arial1" svg:font-family="Arial" style:font-family-generic="swiss"/>
    <style:font-face style:name="Helvetica" svg:font-family="Helvetica" style:font-family-generic="swiss"/>
    <style:font-face style:name="Consolas" svg:font-family="Consolas" style:font-family-generic="swiss" style:font-pitch="fixed"/>
    <style:font-face style:name="Lucida Sans Unicode" svg:font-family="'Lucida Sans Unicode'" style:font-pitch="variable"/>
    <style:font-face style:name="Mangal" svg:font-family="Mangal" style:font-pitch="variable"/>
    <style:font-face style:name="Tahoma" svg:font-family="Tahoma" style:font-pitch="variable"/>
    <style:font-face style:name="ACD Sans" svg:font-family="'ACD Sans'" style:font-adornments="Regular" style:font-family-generic="swiss"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loext:contextual-spacing="false" fo:margin-left="0.3cm" fo:margin-right="0.3cm" fo:margin-top="0cm" fo:margin-bottom="0cm" fo:text-indent="0cm" style:auto-text-indent="false" fo:background-color="#ffffff">
        <style:background-image/>
      </style:paragraph-properties>
      <style:text-properties fo:font-size="11pt"/>
    </style:style>
    <style:style style:name="Text_20_body" style:display-name="Text body" style:family="paragraph" style:parent-style-name="Standard" style:class="text" style:master-page-name="">
      <style:paragraph-properties loext:contextual-spacing="false" fo:margin-left="1.45cm" fo:margin-right="0cm" fo:margin-top="0cm" fo:margin-bottom="0cm" fo:text-align="justify" style:justify-single-word="false" fo:text-indent="0cm" style:auto-text-indent="false" style:page-number="auto"/>
    </style:style>
    <style:style style:name="First_20_line_20_indent" style:display-name="First line indent" style:family="paragraph" style:parent-style-name="Text_20_body" style:class="text" style:master-page-name="">
      <style:paragraph-properties loext:contextual-spacing="false" fo:margin-left="0cm" fo:margin-right="0cm" fo:margin-top="0cm" fo:margin-bottom="0cm" fo:text-align="justify" style:justify-single-word="false" fo:text-indent="0cm" style:auto-text-indent="false" style:page-number="auto"/>
      <style:text-properties fo:font-size="11pt"/>
    </style:style>
    <style:style style:name="Hanging_20_indent" style:display-name="Hanging indent" style:family="paragraph" style:parent-style-name="Text_20_body" style:class="text" style:master-page-name="">
      <style:paragraph-properties loext:contextual-spacing="false" fo:margin-left="1cm" fo:margin-right="0cm" fo:margin-top="0cm" fo:margin-bottom="0cm" fo:text-align="justify" style:justify-single-word="false" fo:text-indent="-0.499cm" style:auto-text-indent="false" style:page-number="auto">
        <style:tab-stops>
          <style:tab-stop style:position="0cm"/>
        </style:tab-stops>
      </style:paragraph-properties>
    </style:style>
    <style:style style:name="Text_20_body_20_indent" style:display-name="Text body indent" style:family="paragraph" style:parent-style-name="Text_20_body" style:class="text" style:master-page-name="">
      <style:paragraph-properties loext:contextual-spacing="false" fo:margin-left="0.499cm" fo:margin-right="0cm" fo:margin-top="0cm" fo:margin-bottom="0cm" fo:text-align="justify" style:justify-single-word="false" fo:text-indent="0cm" style:auto-text-indent="false" style:page-number="auto"/>
      <style:text-properties fo:color="#000000"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itle" style:family="paragraph" style:parent-style-name="Standard" style:next-style-name="Text_20_body" style:list-style-name="Moje_20_številčenje" style:class="chapter">
      <style:paragraph-properties loext:contextual-spacing="false" fo:margin-left="0cm" fo:margin-right="0.3cm" fo:margin-top="1cm" fo:margin-bottom="0.7cm" fo:text-align="justify" style:justify-single-word="false" fo:text-indent="0cm" style:auto-text-indent="false" fo:keep-with-next="always"/>
      <style:text-properties style:font-name="Times New Roman" fo:font-size="11pt" fo:font-weight="bold"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list-style-name="Outline" style:class="text">
      <style:paragraph-properties loext:contextual-spacing="false" fo:margin-left="0cm" fo:margin-right="0cm" fo:margin-top="0.6cm" fo:margin-bottom="0.4cm" fo:text-indent="0cm" style:auto-text-indent="false" style:shadow="none"/>
      <style:text-properties fo:text-transform="uppercase" fo:font-size="11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Outline" style:class="text">
      <style:paragraph-properties loext:contextual-spacing="false" fo:margin-left="0cm" fo:margin-right="0cm" fo:margin-top="0.499cm" fo:margin-bottom="0.3cm" fo:text-indent="0cm" style:auto-text-indent="false"/>
      <style:text-properties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Outline" style:class="text">
      <style:paragraph-properties loext:contextual-spacing="false" fo:margin-left="0cm" fo:margin-right="0cm" fo:margin-top="0.4cm" fo:margin-bottom="0.199cm" fo:text-indent="0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Outline" style:class="text">
      <style:paragraph-properties loext:contextual-spacing="false" fo:margin-left="0cm" fo:margin-right="0cm" fo:margin-top="0.3cm" fo:margin-bottom="0.101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9" style:display-name="Heading 9" style:family="paragraph" style:parent-style-name="Title" style:list-style-name="Odstavek" style:class="text" style:master-page-name="">
      <style:paragraph-properties loext:contextual-spacing="false" fo:margin-left="0cm" fo:margin-right="0cm" fo:margin-top="0cm" fo:margin-bottom="0cm" fo:text-indent="0cm" style:auto-text-indent="false" style:page-number="auto" fo:keep-with-next="auto"/>
      <style:text-properties fo:font-size="11pt" fo:font-weight="normal" style:font-size-asian="75%" style:font-weight-asian="bold" style:font-size-complex="75%" style:font-weight-complex="bold"/>
    </style:style>
    <style:style style:name="Heading_20_10" style:display-name="Heading 10" style:family="paragraph" style:parent-style-name="Title" style:list-style-name="Odstavek2" style:class="text" style:master-page-name="">
      <style:paragraph-properties loext:contextual-spacing="false" fo:margin-left="0cm" fo:margin-right="0cm" fo:margin-top="0cm" fo:margin-bottom="0cm" fo:text-indent="0cm" style:auto-text-indent="false" style:page-number="auto" fo:keep-with-next="auto"/>
      <style:text-properties fo:font-size="11pt" fo:font-weight="normal"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text-transform="uppercase" fo:font-weight="bold"/>
    </style:style>
    <style:style style:name="Header_20_left" style:display-name="Header left"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fo:font-size="9pt"/>
    </style:style>
    <style:style style:name="Footer_20_left" style:display-name="Footer left" style:family="paragraph" style:parent-style-name="Footer"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Text_20_body" style:class="extra">
      <style:paragraph-properties loext:contextual-spacing="false" fo:margin-left="0cm" fo:margin-right="0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8pt" fo:font-style="italic"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Noga_20_center" style:display-name="Noga center" style:family="paragraph" style:parent-style-name="Footer" style:class="extra" style:master-page-name="">
      <style:paragraph-properties fo:text-align="center" style:justify-single-word="false" style:page-number="auto"/>
    </style:style>
    <style:style style:name="Glava_20_naslov" style:display-name="Glava naslov" style:family="paragraph" style:parent-style-name="Header" style:class="extra">
      <style:paragraph-properties fo:text-align="center" style:justify-single-word="false"/>
      <style:text-properties fo:font-size="11pt" fo:font-weight="bold" style:font-size-asian="11pt" style:font-size-complex="11pt"/>
    </style:style>
    <style:style style:name="Glava_20_center" style:display-name="Glava center" style:family="paragraph" style:parent-style-name="Table_20_Contents" style:class="extra" style:master-page-name="">
      <style:paragraph-properties fo:text-align="center" style:justify-single-word="false" style:page-number="auto"/>
      <style:text-properties fo:font-size="10pt"/>
    </style:style>
    <style:style style:name="Člen_20_pravilnika" style:display-name="Člen pravilnika" style:family="paragraph" style:parent-style-name="Text_20_body" style:next-style-name="Text_20_body" style:default-outline-level="7" style:list-style-name="Outline" style:class="text" style:master-page-name="">
      <style:paragraph-properties loext:contextual-spacing="false" fo:margin-left="1cm" fo:margin-right="0cm" fo:margin-top="0.6cm" fo:margin-bottom="0.4cm" fo:text-align="center" style:justify-single-word="false" fo:text-indent="0cm" style:auto-text-indent="false" style:page-number="auto"/>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45cm"/>
      </text:outline-level-style>
      <text:outline-level-style text:level="2" style:num-format="1" text:display-levels="2">
        <style:list-level-properties text:min-label-width="1.45cm"/>
      </text:outline-level-style>
      <text:outline-level-style text:level="3" style:num-format="1" text:display-levels="3">
        <style:list-level-properties text:min-label-width="1.45cm"/>
      </text:outline-level-style>
      <text:outline-level-style text:level="4" style:num-format="1" text:display-levels="4">
        <style:list-level-properties text:min-label-width="1.45cm"/>
      </text:outline-level-style>
      <text:outline-level-style text:level="5" style:num-format="">
        <style:list-level-properties/>
      </text:outline-level-style>
      <text:outline-level-style text:level="6" style:num-format="">
        <style:list-level-properties/>
      </text:outline-level-style>
      <text:outline-level-style text:level="7" style:num-suffix=". člen"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1.401cm"/>
      </text:list-level-style-number>
      <text:list-level-style-number text:level="2" text:style-name="Numbering_20_Symbols" style:num-prefix=" " style:num-suffix=" " style:num-format="1" text:display-levels="2">
        <style:list-level-properties text:min-label-width="1.499cm"/>
      </text:list-level-style-number>
      <text:list-level-style-number text:level="3" text:style-name="Numbering_20_Symbols" style:num-prefix=" " style:num-suffix=" " style:num-format="1" text:display-levels="3">
        <style:list-level-properties text:min-label-width="1.499cm"/>
      </text:list-level-style-number>
      <text:list-level-style-number text:level="4" text:style-name="Numbering_20_Symbols" style:num-prefix=" " style:num-suffix=" " style:num-format="1" text:display-levels="4">
        <style:list-level-properties text:min-label-width="1.499cm"/>
      </text:list-level-style-number>
      <text:list-level-style-number text:level="5" text:style-name="Numbering_20_Symbols" style:num-prefix=" " style:num-suffix=" " style:num-format="1" text:display-levels="5">
        <style:list-level-properties text:min-label-width="1.499cm"/>
      </text:list-level-style-number>
      <text:list-level-style-number text:level="6" text:style-name="Numbering_20_Symbols" style:num-prefix=" " style:num-suffix=" " style:num-format="1" text:display-levels="6">
        <style:list-level-properties text:min-label-width="1.499cm"/>
      </text:list-level-style-number>
      <text:list-level-style-number text:level="7" text:style-name="Numbering_20_Symbols" style:num-prefix=" " style:num-suffix=" " style:num-format="1" text:display-levels="7">
        <style:list-level-properties text:min-label-width="1.499cm"/>
      </text:list-level-style-number>
      <text:list-level-style-number text:level="8" text:style-name="Numbering_20_Symbols" style:num-prefix=" " style:num-suffix=" " style:num-format="1" text:display-levels="8">
        <style:list-level-properties text:min-label-width="1.499cm"/>
      </text:list-level-style-number>
      <text:list-level-style-number text:level="9" text:style-name="Numbering_20_Symbols" style:num-prefix=" " style:num-suffix=" " style:num-format="1" text:display-levels="9">
        <style:list-level-properties text:space-before="4.001cm" text:min-label-width="1.499cm"/>
      </text:list-level-style-number>
      <text:list-level-style-number text:level="10" text:style-name="Numbering_20_Symbols" style:num-prefix=" " style:num-suffix=" " style:num-format="1" text:display-levels="10">
        <style:list-level-properties text:space-before="4.502cm" text:min-label-width="1.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Moje_20_številčenje" style:display-name="Moje številčenje">
      <text:list-level-style-number text:level="1" text:style-name="Numbering_20_Symbols" style:num-prefix=" " style:num-suffix=" " style:num-format="1">
        <style:list-level-properties text:min-label-width="1.401cm"/>
      </text:list-level-style-number>
      <text:list-level-style-number text:level="2" text:style-name="Numbering_20_Symbols" style:num-prefix=" " style:num-suffix=" " style:num-format="1" text:display-levels="2">
        <style:list-level-properties text:min-label-width="1.401cm"/>
      </text:list-level-style-number>
      <text:list-level-style-number text:level="3" text:style-name="Numbering_20_Symbols" style:num-prefix=" " style:num-suffix=" " style:num-format="1" text:display-levels="3">
        <style:list-level-properties text:min-label-width="1.401cm"/>
      </text:list-level-style-number>
      <text:list-level-style-number text:level="4" text:style-name="Numbering_20_Symbols" style:num-prefix=" " style:num-suffix=" " style:num-format="1" text:display-levels="4">
        <style:list-level-properties text:min-label-width="1.401cm"/>
      </text:list-level-style-number>
      <text:list-level-style-number text:level="5" text:style-name="Numbering_20_Symbols" style:num-prefix=" " style:num-suffix=" " style:num-format="1" text:display-levels="5">
        <style:list-level-properties text:min-label-width="1.499cm"/>
      </text:list-level-style-number>
      <text:list-level-style-number text:level="6" text:style-name="Numbering_20_Symbols" style:num-prefix=" " style:num-suffix=" " style:num-format="1" text:display-levels="6">
        <style:list-level-properties text:min-label-width="1.499cm"/>
      </text:list-level-style-number>
      <text:list-level-style-number text:level="7" text:style-name="Numbering_20_Symbols" style:num-prefix=" " style:num-suffix=" " style:num-format="1" text:display-levels="7">
        <style:list-level-properties text:min-label-width="1.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Odstavek">
      <text:list-level-style-bullet text:level="1" text:style-name="Bullet_20_Symbols" text:bullet-char="-">
        <style:list-level-properties text:space-before="2cm" text:min-label-width="0.3cm"/>
        <style:text-properties style:font-name="ACD Sans"/>
      </text:list-level-style-bullet>
      <text:list-level-style-bullet text:level="2" text:style-name="Bullet_20_Symbols" text:bullet-char="-">
        <style:list-level-properties text:space-before="2.6cm" text:min-label-width="0.3cm"/>
        <style:text-properties style:font-name="ACD Sans"/>
      </text:list-level-style-bullet>
      <text:list-level-style-bullet text:level="3" text:style-name="Bullet_20_Symbols" text:bullet-char="-">
        <style:list-level-properties text:space-before="1cm" text:min-label-width="0.499cm"/>
        <style:text-properties style:font-name="ACD Sans"/>
      </text:list-level-style-bullet>
      <text:list-level-style-bullet text:level="4" text:style-name="Bullet_20_Symbols" text:bullet-char="-">
        <style:list-level-properties text:space-before="1.501cm" text:min-label-width="0.499cm"/>
        <style:text-properties style:font-name="ACD Sans"/>
      </text:list-level-style-bullet>
      <text:list-level-style-bullet text:level="5" text:style-name="Bullet_20_Symbols" text:bullet-char="-">
        <style:list-level-properties text:space-before="2cm" text:min-label-width="0.499cm"/>
        <style:text-properties style:font-name="ACD Sans"/>
      </text:list-level-style-bullet>
      <text:list-level-style-bullet text:level="6" text:style-name="Bullet_20_Symbols" text:bullet-char="-">
        <style:list-level-properties text:space-before="2.501cm" text:min-label-width="0.499cm"/>
        <style:text-properties style:font-name="ACD Sans"/>
      </text:list-level-style-bullet>
      <text:list-level-style-bullet text:level="7" text:style-name="Bullet_20_Symbols" text:bullet-char="-">
        <style:list-level-properties text:space-before="3.001cm" text:min-label-width="0.499cm"/>
        <style:text-properties style:font-name="ACD Sans"/>
      </text:list-level-style-bullet>
      <text:list-level-style-bullet text:level="8" text:style-name="Bullet_20_Symbols" text:bullet-char="-">
        <style:list-level-properties text:space-before="3.502cm" text:min-label-width="0.499cm"/>
        <style:text-properties style:font-name="ACD Sans"/>
      </text:list-level-style-bullet>
      <text:list-level-style-bullet text:level="9" text:style-name="Bullet_20_Symbols" text:bullet-char="-">
        <style:list-level-properties text:space-before="4.001cm" text:min-label-width="0.499cm"/>
        <style:text-properties style:font-name="ACD Sans"/>
      </text:list-level-style-bullet>
      <text:list-level-style-bullet text:level="10" text:style-name="Bullet_20_Symbols" text:bullet-char="-">
        <style:list-level-properties text:space-before="4.502cm" text:min-label-width="0.499cm"/>
        <style:text-properties style:font-name="ACD Sans"/>
      </text:list-level-style-bullet>
    </text:list-style>
    <text:list-style style:name="Odstavek2">
      <text:list-level-style-bullet text:level="1" text:style-name="Bullet_20_Symbols" text:bullet-char="•">
        <style:list-level-properties text:space-before="2.6cm" text:min-label-width="0.3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Št_20_členov" style:display-name="Št členov">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ela1" style:family="table">
      <style:table-properties style:width="18.015cm" fo:margin-left="-0.011cm" fo:margin-right="-0.004cm" table:align="margins"/>
    </style:style>
    <style:style style:name="Tabela1.A" style:family="table-column">
      <style:table-column-properties style:column-width="4.013cm" style:rel-column-width="14598*"/>
    </style:style>
    <style:style style:name="Tabela1.B" style:family="table-column">
      <style:table-column-properties style:column-width="10.358cm" style:rel-column-width="37679*"/>
    </style:style>
    <style:style style:name="Tabela1.C" style:family="table-column">
      <style:table-column-properties style:column-width="3.644cm" style:rel-column-width="13258*"/>
    </style:style>
    <style:style style:name="Tabela1.A1" style:family="table-cell">
      <style:table-cell-properties style:vertical-align="middle" fo:padding="0.049cm" fo:border-left="0.035cm solid #000000" fo:border-right="none" fo:border-top="0.035cm solid #000000" fo:border-bottom="0.035cm solid #000000"/>
    </style:style>
    <style:style style:name="Tabela1.C1.1" style:family="table-column">
      <style:table-column-properties style:column-width="1.545cm" style:rel-column-width="5624*"/>
    </style:style>
    <style:style style:name="Tabela1.C1.2" style:family="table-column">
      <style:table-column-properties style:column-width="2.099cm" style:rel-column-width="7634*"/>
    </style:style>
    <style:style style:name="Tabela1.C1.1" style:family="table-row">
      <style:table-row-properties style:row-height="0.7cm"/>
    </style:style>
    <style:style style:name="Tabela1.C1.1.1" style:family="table-cell">
      <style:table-cell-properties style:vertical-align="middle" fo:padding="0.049cm" fo:border-left="0.035cm solid #000000" fo:border-right="0.035cm solid #000000" fo:border-top="0.035cm solid #000000" fo:border-bottom="0.018cm solid #000000"/>
    </style:style>
    <style:style style:name="Tabela1.C1.1.2" style:family="table-cell">
      <style:table-cell-properties style:vertical-align="middle" fo:padding="0.049cm" fo:border-left="0.035cm solid #000000" fo:border-right="0.035cm solid #000000" fo:border-top="none" fo:border-bottom="0.018cm solid #000000"/>
    </style:style>
    <style:style style:name="Tabela1.C1.3" style:family="table-row">
      <style:table-row-properties style:row-height="0.55cm"/>
    </style:style>
    <style:style style:name="Tabela1.C1.1.3" style:family="table-cell">
      <style:table-cell-properties style:vertical-align="middle" fo:padding="0.049cm" fo:border-left="0.035cm solid #000000" fo:border-right="none" fo:border-top="none" fo:border-bottom="0.018cm solid #000000"/>
    </style:style>
    <style:style style:name="Tabela1.C1.2.3" style:family="table-cell">
      <style:table-cell-properties style:vertical-align="middle" fo:padding="0.049cm" fo:border-left="0.018cm solid #000000" fo:border-right="0.035cm solid #000000" fo:border-top="none" fo:border-bottom="0.018cm solid #000000"/>
    </style:style>
    <style:style style:name="Tabela1.C1.1.4" style:family="table-cell">
      <style:table-cell-properties style:vertical-align="middle" fo:padding="0.049cm" fo:border-left="0.035cm solid #000000" fo:border-right="0.035cm solid #000000" fo:border-top="none" fo:border-bottom="0.035cm solid #000000"/>
    </style:style>
    <style:style style:name="MP1" style:family="paragraph" style:parent-style-name="Table_20_Contents">
      <style:paragraph-properties fo:text-align="center" style:justify-single-word="false"/>
      <style:text-properties style:font-name="Arial" fo:font-size="2pt" fo:language="en" fo:country="US" style:font-size-asian="2pt" style:font-size-complex="2pt"/>
    </style:style>
    <style:style style:name="MP2" style:family="paragraph" style:parent-style-name="Header">
      <style:paragraph-properties fo:margin-left="0.026cm" fo:margin-right="0.026cm" fo:text-align="center" style:justify-single-word="false" fo:text-indent="0cm" style:auto-text-indent="false"/>
      <style:text-properties style:font-name="Arial" fo:language="en" fo:country="US"/>
    </style:style>
    <style:style style:name="MP3" style:family="paragraph" style:parent-style-name="Table_20_Contents">
      <style:paragraph-properties fo:margin-left="-0.004cm" fo:margin-right="-0.004cm" fo:text-align="center" style:justify-single-word="false" fo:text-indent="0cm" style:auto-text-indent="false"/>
      <style:text-properties style:font-name="Arial" fo:font-size="11pt" fo:language="en" fo:country="US" fo:font-weight="bold" style:font-size-asian="11pt" style:font-weight-asian="bold" style:font-size-complex="11pt" style:font-weight-complex="bold"/>
    </style:style>
    <style:style style:name="MP4" style:family="paragraph" style:parent-style-name="Table_20_Contents">
      <style:paragraph-properties fo:margin-left="0.007cm" fo:margin-right="0.007cm" fo:text-align="center" style:justify-single-word="false" fo:text-indent="0cm" style:auto-text-indent="false"/>
      <style:text-properties style:font-name="Arial" fo:font-size="9pt" fo:language="en" fo:country="US" fo:font-weight="normal" style:font-size-asian="9pt" style:font-weight-asian="normal" style:font-size-complex="9pt" style:font-weight-complex="normal"/>
    </style:style>
    <style:style style:name="MP5" style:family="paragraph" style:parent-style-name="Table_20_Contents">
      <style:paragraph-properties fo:margin-left="-0.012cm" fo:margin-right="0.002cm" fo:text-align="center" style:justify-single-word="false" fo:text-indent="0cm" style:auto-text-indent="false"/>
      <style:text-properties style:font-name="Arial" fo:font-size="9pt" fo:language="en" fo:country="US" fo:font-weight="normal" fo:background-color="#ffffcc" style:font-size-asian="9pt" style:font-weight-asian="normal" style:font-size-complex="9pt" style:font-weight-complex="normal"/>
    </style:style>
    <style:style style:name="MP6" style:family="paragraph" style:parent-style-name="Table_20_Contents">
      <style:paragraph-properties fo:margin-left="0.032cm" fo:margin-right="-0.012cm" fo:text-align="center" style:justify-single-word="false" fo:text-indent="0cm" style:auto-text-indent="false"/>
      <style:text-properties style:font-name="Arial" fo:font-size="9pt" fo:language="en" fo:country="US" style:font-size-asian="9pt" style:font-size-complex="9pt"/>
    </style:style>
    <style:style style:name="MP7" style:family="paragraph" style:parent-style-name="Standard">
      <style:text-properties fo:font-size="2pt" fo:language="en" fo:country="US" style:font-size-asian="2pt" style:font-size-complex="2pt"/>
    </style:style>
    <style:style style:name="MP8" style:family="paragraph" style:parent-style-name="Footer">
      <style:paragraph-properties>
        <style:tab-stops>
          <style:tab-stop style:position="1.97cm"/>
          <style:tab-stop style:position="17.958cm" style:type="right"/>
        </style:tab-stops>
      </style:paragraph-properties>
      <style:text-properties fo:color="#666666" fo:font-size="7pt" fo:language="en" fo:country="US" fo:font-style="italic" style:font-size-asian="7pt" style:font-style-asian="italic" style:font-size-complex="7pt" style:font-style-complex="italic"/>
    </style:style>
    <style:style style:name="Mfr1" style:family="graphic" style:parent-style-name="Graphics">
      <style:graphic-properties style:run-through="foreground" style:protect="content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table-cell table:style-name="Tabela1.A1" office:value-type="string" table:protected="true">
              <text:p text:style-name="MP1"><draw:frame draw:style-name="Mfr1" draw:name="grafika2" text:anchor-type="paragraph" svg:x="0.33cm" svg:y="0.379cm" svg:width="3.35cm" svg:height="1.215cm" draw:z-index="5"><draw:image xlink:href="Pictures/200000010000607E00002160818FD4FB.svm" xlink:type="simple" xlink:show="embed" xlink:actuate="onLoad"/></draw:frame></text:p>
            </table:table-cell>
            <table:table-cell table:style-name="Tabela1.A1" office:value-type="string">
              <text:p text:style-name="MP2">SW Revision level history</text:p>
              <text:p text:style-name="MP2"/>
            </table:table-cell>
            <table:table-cell>
              <table:table table:is-sub-table="true">
                <table:table-column table:style-name="Tabela1.C1.1"/>
                <table:table-column table:style-name="Tabela1.C1.2"/>
                <table:table-row table:style-name="Tabela1.C1.1">
                  <table:table-cell table:style-name="Tabela1.C1.1.1" table:number-columns-spanned="2" office:value-type="string">
                    <text:p text:style-name="MP3">Project</text:p>
                  </table:table-cell>
                  <table:covered-table-cell/>
                </table:table-row>
                <table:table-row>
                  <table:table-cell table:style-name="Tabela1.C1.1.2" table:number-columns-spanned="2" office:value-type="string">
                    <text:p text:style-name="MP4">PR-SkyPulse</text:p>
                  </table:table-cell>
                  <table:covered-table-cell/>
                </table:table-row>
                <table:table-row table:style-name="Tabela1.C1.3">
                  <table:table-cell table:style-name="Tabela1.C1.1.3" office:value-type="string">
                    <text:p text:style-name="MP4">Version:</text:p>
                  </table:table-cell>
                  <table:table-cell table:style-name="Tabela1.C1.2.3" office:value-type="string">
                    <text:p text:style-name="MP5">27</text:p>
                  </table:table-cell>
                </table:table-row>
                <table:table-row table:style-name="Tabela1.C1.3">
                  <table:table-cell table:style-name="Tabela1.C1.1.4" table:number-columns-spanned="2" office:value-type="string" table:protected="true">
                    <text:p text:style-name="MP6">Page / Pages <text:s text:c="6"/><text:page-number text:select-page="current">81</text:page-number>/<text:page-count>81</text:page-count></text:p>
                  </table:table-cell>
                  <table:covered-table-cell/>
                </table:table-row>
              </table:table>
            </table:table-cell>
          </table:table-row>
        </table:table>
        <text:p text:style-name="MP7"/>
      </style:header>
      <style:footer>
        <text:section text:style-name="MSect1" text:name="Odsek1" text:protected="true" text:protection-key="berWzs1I917H8hdo9FpVuuAF9aI=">
          <text:p text:style-name="MP8">QF 04.04-20 <text:tab/>Ver. 1<text:tab/></text:p>
        </text:section>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17-04-24T15:25:37.89</meta:creation-date>
    <meta:editing-cycles>709</meta:editing-cycles>
    <meta:editing-duration>P16DT6H31M21S</meta:editing-duration>
    <meta:initial-creator>Vildana Sulić Kenk</meta:initial-creator>
    <dc:date>2022-02-18T09:41:40.82</dc:date>
    <meta:print-date>2021-06-02T11:42:10.70</meta:print-date>
    <meta:printed-by>dana </meta:printed-by>
    <dc:creator>Matjaž Močnik</dc:creator>
    <meta:document-statistic meta:table-count="163" meta:image-count="1" meta:object-count="0" meta:page-count="81" meta:paragraph-count="3381" meta:word-count="24044" meta:character-count="178859"/>
    <meta:user-defined meta:name="Info 1"/>
    <meta:user-defined meta:name="Info 2"/>
    <meta:user-defined meta:name="Info 3"/>
    <meta:user-defined meta:name="Info 4"/>
  </office:meta>
</office:document-meta>
</file>

<file path=Basic/GenerateTab/Module1.xml><?xml version="1.0" encoding="utf-8"?>
<!DOCTYPE module  PUBLIC '-//OpenOffice.org//DTD OfficeDocument 1.0//EN'  'module.dtd'>
<script:module xmlns:script="http://openoffice.org/2000/script" script:name="Module1" script:language="StarBasic">REM  *****  BASIC  *****

    sub My_Table5
    rem ----------------------------------------------------------------------
    rem define variables
    dim document   as object
    dim dispatcher as object
    rem ----------------------------------------------------------------------
    rem get access to the document
    document   = ThisComponent.CurrentController.Frame
    dispatcher = createUnoService("com.sun.star.frame.DispatchHelper")

    rem ----------------------------------------------------------------------
    dim args1(3) as new com.sun.star.beans.PropertyValue
    args1(0).Name = "TableName"
    args1(0).Value = "TestCase"
    args1(1).Name = "Columns"
    args1(1).Value = 1
    args1(2).Name = "Rows"
    args1(2).Value = 7
    args1(3).Name = "Flags"
    args1(3).Value = 9

    dispatcher.executeDispatch(document, ".uno:InsertTable", "", 0, args1())

    rem ----------------------------------------------------------------------
    dim args2(4) as new com.sun.star.beans.PropertyValue
    args2(0).Name = "CharFontName.StyleName"
    args2(0).Value = ""
    args2(1).Name = "CharFontName.Pitch"
    args2(1).Value = 2
    args2(2).Name = "CharFontName.CharSet"
    args2(2).Value = -1
    args2(3).Name = "CharFontName.Family"
    args2(3).Value = 5
    args2(4).Name = "CharFontName.FamilyName"
    args2(4).Value = "Tahoma"

    dispatcher.executeDispatch(document, ".uno:CharFontName", "", 0, args2())

    rem ----------------------------------------------------------------------
    dim args3(0) as new com.sun.star.beans.PropertyValue
    args3(0).Name = "Text"
    args3(0).Value = "Test Case"

    dispatcher.executeDispatch(document, ".uno:InsertText", "", 0, args3())

    rem ----------------------------------------------------------------------
    dim args4(0) as new com.sun.star.beans.PropertyValue
    args4(0).Name = "BackgroundColor"
    args4(0).Value = 15132390

    dispatcher.executeDispatch(document, ".uno:BackgroundColor", "", 0, args4())

    rem ----------------------------------------------------------------------
    dispatcher.executeDispatch(document, ".uno:JumpToNextCell", "", 0, Array())

    rem ----------------------------------------------------------------------
    dim args6(4) as new com.sun.star.beans.PropertyValue
    args6(0).Name = "CharFontName.StyleName"
    args6(0).Value = ""
    args6(1).Name = "CharFontName.Pitch"
    args6(1).Value = 2
    args6(2).Name = "CharFontName.CharSet"
    args6(2).Value = -1
    args6(3).Name = "CharFontName.Family"
    args6(3).Value = 5
    args6(4).Name = "CharFontName.FamilyName"
    args6(4).Value = "Tahoma"

    dispatcher.executeDispatch(document, ".uno:CharFontName", "", 0, args6())

    rem ----------------------------------------------------------------------
    dim args7(0) as new com.sun.star.beans.PropertyValue
    args7(0).Name = "Text"
    args7(0).Value = "Changes"

    dispatcher.executeDispatch(document, ".uno:InsertText", "", 0, args7())

    rem ----------------------------------------------------------------------
    dim args8(0) as new com.sun.star.beans.PropertyValue
    args8(0).Name = "BackgroundColor"
    args8(0).Value = 16777164

    dispatcher.executeDispatch(document, ".uno:BackgroundColor", "", 0, args8())

    rem ----------------------------------------------------------------------
    dispatcher.executeDispatch(document, ".uno:JumpToNextCell", "", 0, Array())

    rem ----------------------------------------------------------------------
    dim args10(4) as new com.sun.star.beans.PropertyValue
    args10(0).Name = "CharFontName.StyleName"
    args10(0).Value = ""
    args10(1).Name = "CharFontName.Pitch"
    args10(1).Value = 2
    args10(2).Name = "CharFontName.CharSet"
    args10(2).Value = -1
    args10(3).Name = "CharFontName.Family"
    args10(3).Value = 5
    args10(4).Name = "CharFontName.FamilyName"
    args10(4).Value = "Tahoma"

    dispatcher.executeDispatch(document, ".uno:CharFontName", "", 0, args10())

    rem ----------------------------------------------------------------------
    dim args11(2) as new com.sun.star.beans.PropertyValue
    args11(0).Name = "FontHeight.Height"
    args11(0).Value = 8
    args11(1).Name = "FontHeight.Prop"
    args11(1).Value = 100
    args11(2).Name = "FontHeight.Diff"
    args11(2).Value = 0

    dispatcher.executeDispatch(document, ".uno:FontHeight", "", 0, args11())

    rem ----------------------------------------------------------------------
    dim args12(2) as new com.sun.star.beans.PropertyValue
    args12(0).Name = "Amount"
    args12(0).Value = 2
    args12(1).Name = "Horizontal"
    args12(1).Value = false
    args12(2).Name = "Proportional"
    args12(2).Value = false

    dispatcher.executeDispatch(document, ".uno:SplitCell", "", 0, args12())

    rem ----------------------------------------------------------------------
    dispatcher.executeDispatch(document, ".uno:SetColumnWidth", "", 0, Array())

    rem ----------------------------------------------------------------------
    dispatcher.executeDispatch(document, ".uno:JumpToNextCell", "", 0, Array())

    rem ----------------------------------------------------------------------
    dispatcher.executeDispatch(document, ".uno:JumpToNextCell", "", 0, Array())

    rem ----------------------------------------------------------------------
    dim args16(4) as new com.sun.star.beans.PropertyValue
    args16(0).Name = "CharFontName.StyleName"
    args16(0).Value = ""
    args16(1).Name = "CharFontName.Pitch"
    args16(1).Value = 2
    args16(2).Name = "CharFontName.CharSet"
    args16(2).Value = -1
    args16(3).Name = "CharFontName.Family"
    args16(3).Value = 5
    args16(4).Name = "CharFontName.FamilyName"
    args16(4).Value = "Tahoma"

    dispatcher.executeDispatch(document, ".uno:CharFontName", "", 0, args16())

    rem ----------------------------------------------------------------------
    dim args17(0) as new com.sun.star.beans.PropertyValue
    args17(0).Name = "Text"
    args17(0).Value = "Procud"

    dispatcher.executeDispatch(document, ".uno:InsertText", "", 0, args17())

    rem ----------------------------------------------------------------------
    dispatcher.executeDispatch(document, ".uno:SwBackspace", "", 0, Array())

    rem ----------------------------------------------------------------------
    dispatcher.executeDispatch(document, ".uno:SwBackspace", "", 0, Array())

    rem ----------------------------------------------------------------------
    dim args20(0) as new com.sun.star.beans.PropertyValue
    args20(0).Name = "Text"
    args20(0).Value = "edures"

    dispatcher.executeDispatch(document, ".uno:InsertText", "", 0, args20())

    rem ----------------------------------------------------------------------
    dim args21(0) as new com.sun.star.beans.PropertyValue
    args21(0).Name = "BackgroundColor"
    args21(0).Value = 13434879

    dispatcher.executeDispatch(document, ".uno:BackgroundColor", "", 0, args21())

    rem ----------------------------------------------------------------------
    dispatcher.executeDispatch(document, ".uno:JumpToNextCell", "", 0, Array())

    rem ----------------------------------------------------------------------
    dim args23(4) as new com.sun.star.beans.PropertyValue
    args23(0).Name = "CharFontName.StyleName"
    args23(0).Value = ""
    args23(1).Name = "CharFontName.Pitch"
    args23(1).Value = 2
    args23(2).Name = "CharFontName.CharSet"
    args23(2).Value = -1
    args23(3).Name = "CharFontName.Family"
    args23(3).Value = 5
    args23(4).Name = "CharFontName.FamilyName"
    args23(4).Value = "Tahoma"

    dispatcher.executeDispatch(document, ".uno:CharFontName", "", 0, args23())

    rem ----------------------------------------------------------------------
    dim args24(2) as new com.sun.star.beans.PropertyValue
    args24(0).Name = "FontHeight.Height"
    args24(0).Value = 8
    args24(1).Name = "FontHeight.Prop"
    args24(1).Value = 100
    args24(2).Name = "FontHeight.Diff"
    args24(2).Value = 0

    dispatcher.executeDispatch(document, ".uno:FontHeight", "", 0, args24())

    rem ----------------------------------------------------------------------
    dim args25(2) as new com.sun.star.beans.PropertyValue
    args25(0).Name = "Amount"
    args25(0).Value = 2
    args25(1).Name = "Horizontal"
    args25(1).Value = false
    args25(2).Name = "Proportional"
    args25(2).Value = false

    dispatcher.executeDispatch(document, ".uno:SplitCell", "", 0, args25())

    rem ----------------------------------------------------------------------
    rem dispatcher.executeDispatch(document, ".uno:RulerBorders", "", 0, Array())

    rem ----------------------------------------------------------------------
    dispatcher.executeDispatch(document, ".uno:JumpToNextCell", "", 0, Array())

    rem ----------------------------------------------------------------------
    dispatcher.executeDispatch(document, ".uno:JumpToNextCell", "", 0, Array())

    rem ----------------------------------------------------------------------
    dim args29(4) as new com.sun.star.beans.PropertyValue
    args29(0).Name = "CharFontName.StyleName"
    args29(0).Value = ""
    args29(1).Name = "CharFontName.Pitch"
    args29(1).Value = 2
    args29(2).Name = "CharFontName.CharSet"
    args29(2).Value = -1
    args29(3).Name = "CharFontName.Family"
    args29(3).Value = 5
    args29(4).Name = "CharFontName.FamilyName"
    args29(4).Value = "Tahoma"

    dispatcher.executeDispatch(document, ".uno:CharFontName", "", 0, args29())

    rem ----------------------------------------------------------------------
    dim args30(0) as new com.sun.star.beans.PropertyValue
    args30(0).Name = "Text"
    args30(0).Value = "Conclusions"

    dispatcher.executeDispatch(document, ".uno:InsertText", "", 0, args30())

    rem ----------------------------------------------------------------------
    dim args31(0) as new com.sun.star.beans.PropertyValue
    args31(0).Name = "BackgroundColor"
    args31(0).Value = 16764057

    dispatcher.executeDispatch(document, ".uno:BackgroundColor", "", 0, args31())

    rem ----------------------------------------------------------------------
    dispatcher.executeDispatch(document, ".uno:JumpToNextCell", "", 0, Array())

    rem ----------------------------------------------------------------------
    dim args33(4) as new com.sun.star.beans.PropertyValue
    args33(0).Name = "CharFontName.StyleName"
    args33(0).Value = ""
    args33(1).Name = "CharFontName.Pitch"
    args33(1).Value = 2
    args33(2).Name = "CharFontName.CharSet"
    args33(2).Value = -1
    args33(3).Name = "CharFontName.Family"
    args33(3).Value = 5
    args33(4).Name = "CharFontName.FamilyName"
    args33(4).Value = "Tahoma"

    dispatcher.executeDispatch(document, ".uno:CharFontName", "", 0, args33())

    rem ----------------------------------------------------------------------
    dim args34(2) as new com.sun.star.beans.PropertyValue
    args34(0).Name = "FontHeight.Height"
    args34(0).Value = 8
    args34(1).Name = "FontHeight.Prop"
    args34(1).Value = 100
    args34(2).Name = "FontHeight.Diff"
    args34(2).Value = 0

    dispatcher.executeDispatch(document, ".uno:FontHeight", "", 0, args34())

    rem ----------------------------------------------------------------------
    dim args35(2) as new com.sun.star.beans.PropertyValue
    args35(0).Name = "Amount"
    args35(0).Value = 2
    args35(1).Name = "Horizontal"
    args35(1).Value = false
    args35(2).Name = "Proportional"
    args35(2).Value = false

    dispatcher.executeDispatch(document, ".uno:SplitCell", "", 0, args35())

    rem ----------------------------------------------------------------------
    rem dispatcher.executeDispatch(document, ".uno:RulerBorders", "", 0, Array())
    dispatcher.executeDispatch(document, ".uno:Save", "", 0, Array())

    end sub





sub fonts_size
rem ----------------------------------------------------------------------
rem define variables
dim document   as object
dim dispatcher as object
rem ----------------------------------------------------------------------
rem get access to the document
document   = ThisComponent.CurrentController.Frame
dispatcher = createUnoService("com.sun.star.frame.DispatchHelper")

rem ----------------------------------------------------------------------
dispatcher.executeDispatch(document, ".uno:EndOfLineSel", "", 0, Array())

rem ----------------------------------------------------------------------
dispatcher.executeDispatch(document, ".uno:GoToEndOfDoc", "", 0, Array())

rem ----------------------------------------------------------------------
dispatcher.executeDispatch(document, ".uno:EndOfDocument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m args18(2) as new com.sun.star.beans.PropertyValue
args18(0).Name = "FontHeight.Height"
args18(0).Value = 9
args18(1).Name = "FontHeight.Prop"
args18(1).Value = 100
args18(2).Name = "FontHeight.Diff"
args18(2).Value = 0

dispatcher.executeDispatch(document, ".uno:FontHeight", "", 0, args18())


end sub


sub bold_tex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Count"
args1(0).Value = 1
args1(1).Name = "Select"
args1(1).Value = true

dispatcher.executeDispatch(document, ".uno:GoLeft", "", 0, args1())

rem ----------------------------------------------------------------------
dim args2(1) as new com.sun.star.beans.PropertyValue
args2(0).Name = "Count"
args2(0).Value = 1
args2(1).Name = "Select"
args2(1).Value = true

dispatcher.executeDispatch(document, ".uno:GoLeft", "", 0, args2())

rem ----------------------------------------------------------------------
dim args3(1) as new com.sun.star.beans.PropertyValue
args3(0).Name = "Count"
args3(0).Value = 1
args3(1).Name = "Select"
args3(1).Value = true

dispatcher.executeDispatch(document, ".uno:GoLeft", "", 0, args3())

rem ----------------------------------------------------------------------
dim args4(1) as new com.sun.star.beans.PropertyValue
args4(0).Name = "Count"
args4(0).Value = 1
args4(1).Name = "Select"
args4(1).Value = true

dispatcher.executeDispatch(document, ".uno:GoLeft", "", 0, args4())

rem ----------------------------------------------------------------------
dim args5(1) as new com.sun.star.beans.PropertyValue
args5(0).Name = "Count"
args5(0).Value = 1
args5(1).Name = "Select"
args5(1).Value = true

dispatcher.executeDispatch(document, ".uno:GoLeft", "", 0, args5())

rem ----------------------------------------------------------------------
dim args6(1) as new com.sun.star.beans.PropertyValue
args6(0).Name = "Count"
args6(0).Value = 1
args6(1).Name = "Select"
args6(1).Value = true

dispatcher.executeDispatch(document, ".uno:GoLeft", "", 0, args6())

rem ----------------------------------------------------------------------
dim args7(1) as new com.sun.star.beans.PropertyValue
args7(0).Name = "Count"
args7(0).Value = 1
args7(1).Name = "Select"
args7(1).Value = true

dispatcher.executeDispatch(document, ".uno:GoLeft", "", 0, args7())

rem ----------------------------------------------------------------------
dim args8(1) as new com.sun.star.beans.PropertyValue
args8(0).Name = "Count"
args8(0).Value = 1
args8(1).Name = "Select"
args8(1).Value = true

dispatcher.executeDispatch(document, ".uno:GoLeft", "", 0, args8())

rem ----------------------------------------------------------------------
dim args9(1) as new com.sun.star.beans.PropertyValue
args9(0).Name = "Count"
args9(0).Value = 1
args9(1).Name = "Select"
args9(1).Value = true

dispatcher.executeDispatch(document, ".uno:GoLeft", "", 0, args9())

rem ----------------------------------------------------------------------
dim args10(1) as new com.sun.star.beans.PropertyValue
args10(0).Name = "Count"
args10(0).Value = 1
args10(1).Name = "Select"
args10(1).Value = true

dispatcher.executeDispatch(document, ".uno:GoLeft", "", 0, args10())

rem ----------------------------------------------------------------------
dim args11(1) as new com.sun.star.beans.PropertyValue
args11(0).Name = "Count"
args11(0).Value = 1
args11(1).Name = "Select"
args11(1).Value = true

dispatcher.executeDispatch(document, ".uno:GoLeft", "", 0, args11())

rem ----------------------------------------------------------------------
dim args12(1) as new com.sun.star.beans.PropertyValue
args12(0).Name = "Count"
args12(0).Value = 1
args12(1).Name = "Select"
args12(1).Value = true

dispatcher.executeDispatch(document, ".uno:GoLeft", "", 0, args12())

rem ----------------------------------------------------------------------
dim args13(1) as new com.sun.star.beans.PropertyValue
args13(0).Name = "Count"
args13(0).Value = 1
args13(1).Name = "Select"
args13(1).Value = true

dispatcher.executeDispatch(document, ".uno:GoLeft", "", 0, args13())

rem ----------------------------------------------------------------------
dim args14(1) as new com.sun.star.beans.PropertyValue
args14(0).Name = "Count"
args14(0).Value = 1
args14(1).Name = "Select"
args14(1).Value = true

dispatcher.executeDispatch(document, ".uno:GoLeft", "", 0, args14())

rem ----------------------------------------------------------------------
dim args15(1) as new com.sun.star.beans.PropertyValue
args15(0).Name = "Count"
args15(0).Value = 1
args15(1).Name = "Select"
args15(1).Value = true

dispatcher.executeDispatch(document, ".uno:GoLeft", "", 0, args15())

rem ----------------------------------------------------------------------
dim args16(1) as new com.sun.star.beans.PropertyValue
args16(0).Name = "Count"
args16(0).Value = 1
args16(1).Name = "Select"
args16(1).Value = true

dispatcher.executeDispatch(document, ".uno:GoLeft", "", 0, args16())

rem ----------------------------------------------------------------------
dim args17(1) as new com.sun.star.beans.PropertyValue
args17(0).Name = "Count"
args17(0).Value = 1
args17(1).Name = "Select"
args17(1).Value = true

dispatcher.executeDispatch(document, ".uno:GoLeft", "", 0, args17())

rem ----------------------------------------------------------------------
dim args18(1) as new com.sun.star.beans.PropertyValue
args18(0).Name = "Count"
args18(0).Value = 1
args18(1).Name = "Select"
args18(1).Value = true

dispatcher.executeDispatch(document, ".uno:GoLeft", "", 0, args18())

rem ----------------------------------------------------------------------
dim args19(1) as new com.sun.star.beans.PropertyValue
args19(0).Name = "Count"
args19(0).Value = 1
args19(1).Name = "Select"
args19(1).Value = true

dispatcher.executeDispatch(document, ".uno:GoLeft", "", 0, args19())

rem ----------------------------------------------------------------------
dim args20(1) as new com.sun.star.beans.PropertyValue
args20(0).Name = "Count"
args20(0).Value = 1
args20(1).Name = "Select"
args20(1).Value = true

dispatcher.executeDispatch(document, ".uno:GoLeft", "", 0, args20())

rem ----------------------------------------------------------------------
dim args21(1) as new com.sun.star.beans.PropertyValue
args21(0).Name = "Count"
args21(0).Value = 1
args21(1).Name = "Select"
args21(1).Value = true

dispatcher.executeDispatch(document, ".uno:GoLeft", "", 0, args21())

rem ----------------------------------------------------------------------
dim args22(1) as new com.sun.star.beans.PropertyValue
args22(0).Name = "Count"
args22(0).Value = 1
args22(1).Name = "Select"
args22(1).Value = true

dispatcher.executeDispatch(document, ".uno:GoLeft", "", 0, args22())

rem ----------------------------------------------------------------------
dim args23(1) as new com.sun.star.beans.PropertyValue
args23(0).Name = "Count"
args23(0).Value = 1
args23(1).Name = "Select"
args23(1).Value = true

dispatcher.executeDispatch(document, ".uno:GoLeft", "", 0, args23())

rem ----------------------------------------------------------------------
dim args24(1) as new com.sun.star.beans.PropertyValue
args24(0).Name = "Count"
args24(0).Value = 1
args24(1).Name = "Select"
args24(1).Value = true

dispatcher.executeDispatch(document, ".uno:GoLeft", "", 0, args24())

rem ----------------------------------------------------------------------
dim args25(0) as new com.sun.star.beans.PropertyValue
args25(0).Name = "Bold"
args25(0).Value = true

dispatcher.executeDispatch(document, ".uno:Bold", "", 0, args25())

rem ----------------------------------------------------------------------
dispatcher.executeDispatch(document, ".uno:JumpToNextCell", "", 0, Array())


end sub


sub bold_all
rem ----------------------------------------------------------------------
rem define variables
dim document   as object
dim dispatcher as object
rem ----------------------------------------------------------------------
rem get access to the document
document   = ThisComponent.CurrentController.Frame
dispatcher = createUnoService("com.sun.star.frame.DispatchHelper")

rem ----------------------------------------------------------------------
dispatcher.executeDispatch(document, ".uno:StartOfLineSel", "", 0, Array())

rem ----------------------------------------------------------------------
dim args2(0) as new com.sun.star.beans.PropertyValue
args2(0).Name = "Bold"
args2(0).Value = true

dispatcher.executeDispatch(document, ".uno:Bold", "", 0, args2())


end sub





sub empty
rem ----------------------------------------------------------------------
rem define variables
dim document   as object
dim dispatcher as object
rem ----------------------------------------------------------------------
rem get access to the document
document   = ThisComponent.CurrentController.Frame
dispatcher = createUnoService("com.sun.star.frame.DispatchHelper")

rem ----------------------------------------------------------------------
dispatcher.executeDispatch(document, ".uno:InsertPara", "", 0, Array())

rem ----------------------------------------------------------------------
dispatcher.executeDispatch(document, ".uno:InsertPara", "", 0, Array())

'rem ----------------------------------------------------------------------
'dispatcher.executeDispatch(document, ".uno:InsertPara", "", 0, Array())

rem ----------------------------------------------------------------------
dim args4(1) as new com.sun.star.beans.PropertyValue
args4(0).Name = "Count"
args4(0).Value = 1
args4(1).Name = "Select"
args4(1).Value = false

dispatcher.executeDispatch(document, ".uno:GoUp", "", 0, args4())


end sub


sub razmakni_st
rem ----------------------------------------------------------------------
rem define variables
dim document   as object
dim dispatcher as object
rem ----------------------------------------------------------------------
rem get access to the document
document   = ThisComponent.CurrentController.Frame
dispatcher = createUnoService("com.sun.star.frame.DispatchHelper")

rem ----------------------------------------------------------------------
dispatcher.executeDispatch(document, ".uno:UnsetCellsReadOnly", "", 0, Array())

rem ----------------------------------------------------------------------
rem dispatcher.executeDispatch(document, ".uno:RulerBorders", "", 0, Array())

rem ----------------------------------------------------------------------
dispatcher.executeDispatch(document, ".uno:DistributeColumns", "", 0, Array())


end sub


sub prazni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ext"
args1(0).Value = "   "

dispatcher.executeDispatch(document, ".uno:InsertText", "", 0, args1())


end sub
</script:module>
</file>

<file path=Basic/GenerateTab/MoveCurs.xml><?xml version="1.0" encoding="utf-8"?>
<!DOCTYPE module  PUBLIC '-//OpenOffice.org//DTD OfficeDocument 1.0//EN'  'module.dtd'>
<script:module xmlns:script="http://openoffice.org/2000/script" script:name="MoveCurs" script:language="StarBasic">REM  *****  BASIC  *****
sub premakni_kurzor
 
rem ---------rem define variables----------------------------
dim document   as object
dim dispatcher as object
dim oCells as object
dim oBorders

Dim p As New com.sun.star.util.CellProtection
dim cp as object
rem ------rem get access to the document--------------------------------
document   = ThisComponent.CurrentController.Frame
dispatcher = createUnoService("com.sun.star.frame.DispatchHelper")

rem -----------premaknemo kurzor v prvo vrstico, drugi stolpec-----------------------------
dispatcher.executeDispatch(document, ".uno:StartOfDocumentSel", "", 0, Array())

rem ----------------------------------------------------------------------
dim args400(1) as new com.sun.star.beans.PropertyValue
args400(0).Name = "Count"
args400(0).Value = 1
args400(1).Name = "Select"
args400(1).Value = false

dispatcher.executeDispatch(document, ".uno:GoLeft", "", 0, args400())

rem ----------------------------------------------------------------------
dim args401(1) as new com.sun.star.beans.PropertyValue
args401(0).Name = "Count"
args401(0).Value = 1
args401(1).Name = "Select"
args401(1).Value = false

dispatcher.executeDispatch(document, ".uno:GoDown", "", 0, args401())

rem ----------------------------------------------------------------------
dispatcher.executeDispatch(document, ".uno:JumpToNextCell", "", 0, Array())
end sub


sub premakni_kurzor_tab
rem ----------------------------------------------------------------------
rem define variables
dim document   as object
dim dispatcher as object
rem ----------------------------------------------------------------------
rem get access to the document
document   = ThisComponent.CurrentController.Frame
dispatcher = createUnoService("com.sun.star.frame.DispatchHelper")

rem ----------------------------------------------------------------------
dim args1(1) as new com.sun.star.beans.PropertyValue
args1(0).Name = "Count"
args1(0).Value = 1
args1(1).Name = "Select"
args1(1).Value = false

dispatcher.executeDispatch(document, ".uno:GoUp", "", 0, args1())

rem ----------------------------------------------------------------------
dim args2(1) as new com.sun.star.beans.PropertyValue
args2(0).Name = "Count"
args2(0).Value = 1
args2(1).Name = "Select"
args2(1).Value = false

dispatcher.executeDispatch(document, ".uno:GoUp", "", 0, args2())

rem ----------------------------------------------------------------------
dim args3(1) as new com.sun.star.beans.PropertyValue
args3(0).Name = "Count"
args3(0).Value = 1
args3(1).Name = "Select"
args3(1).Value = false

dispatcher.executeDispatch(document, ".uno:GoUp", "", 0, args3())

rem ----------------------------------------------------------------------
dispatcher.executeDispatch(document, ".uno:StartOfDocumentSel", "", 0, Array())

rem ----------------------------------------------------------------------
dispatcher.executeDispatch(document, ".uno:JumpToNextCell", "", 0, Array())

rem ----------------------------------------------------------------------
dim args6(1) as new com.sun.star.beans.PropertyValue
args6(0).Name = "Count"
args6(0).Value = 1
args6(1).Name = "Select"
args6(1).Value = false

dispatcher.executeDispatch(document, ".uno:GoLeft", "", 0, args6())

rem ----------------------------------------------------------------------
dim args7(1) as new com.sun.star.beans.PropertyValue
args7(0).Name = "Count"
args7(0).Value = 1
args7(1).Name = "Select"
args7(1).Value = false

dispatcher.executeDispatch(document, ".uno:GoRight", "", 0, args7())


end sub


sub move_curso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Count"
args1(0).Value = 1
args1(1).Name = "Select"
args1(1).Value = false

dispatcher.executeDispatch(document, ".uno:GoUp", "", 0, args1())

rem ----------------------------------------------------------------------
dim args2(1) as new com.sun.star.beans.PropertyValue
args2(0).Name = "Count"
args2(0).Value = 1
args2(1).Name = "Select"
args2(1).Value = false

dispatcher.executeDispatch(document, ".uno:GoUp", "", 0, args2())

rem ----------------------------------------------------------------------
dim args3(1) as new com.sun.star.beans.PropertyValue
args3(0).Name = "Count"
args3(0).Value = 1
args3(1).Name = "Select"
args3(1).Value = false

dispatcher.executeDispatch(document, ".uno:GoUp", "", 0, args3())

rem ----------------------------------------------------------------------
dim args4(1) as new com.sun.star.beans.PropertyValue
args4(0).Name = "Count"
args4(0).Value = 1
args4(1).Name = "Select"
args4(1).Value = false

dispatcher.executeDispatch(document, ".uno:GoUp", "", 0, args4())

rem ----------------------------------------------------------------------
dim args5(1) as new com.sun.star.beans.PropertyValue
args5(0).Name = "Count"
args5(0).Value = 1
args5(1).Name = "Select"
args5(1).Value = false

dispatcher.executeDispatch(document, ".uno:GoUp", "", 0, args5())

rem ----------------------------------------------------------------------
dim args6(1) as new com.sun.star.beans.PropertyValue
args6(0).Name = "Count"
args6(0).Value = 1
args6(1).Name = "Select"
args6(1).Value = false

dispatcher.executeDispatch(document, ".uno:GoUp", "", 0, args6())

rem ----------------------------------------------------------------------
dim args7(1) as new com.sun.star.beans.PropertyValue
args7(0).Name = "Count"
args7(0).Value = 1
args7(1).Name = "Select"
args7(1).Value = false

dispatcher.executeDispatch(document, ".uno:GoUp", "", 0, args7())

rem ----------------------------------------------------------------------
dim args8(1) as new com.sun.star.beans.PropertyValue
args8(0).Name = "Count"
args8(0).Value = 1
args8(1).Name = "Select"
args8(1).Value = false

dispatcher.executeDispatch(document, ".uno:GoUp", "", 0, args8())

rem ----------------------------------------------------------------------
dim args9(1) as new com.sun.star.beans.PropertyValue
args9(0).Name = "Count"
args9(0).Value = 1
args9(1).Name = "Select"
args9(1).Value = false

dispatcher.executeDispatch(document, ".uno:GoUp", "", 0, args9())

rem ----------------------------------------------------------------------
dim args10(1) as new com.sun.star.beans.PropertyValue
args10(0).Name = "Count"
args10(0).Value = 1
args10(1).Name = "Select"
args10(1).Value = false

dispatcher.executeDispatch(document, ".uno:GoUp", "", 0, args10())

rem ----------------------------------------------------------------------
dim args11(1) as new com.sun.star.beans.PropertyValue
args11(0).Name = "Count"
args11(0).Value = 1
args11(1).Name = "Select"
args11(1).Value = false

dispatcher.executeDispatch(document, ".uno:GoUp", "", 0, args11())

rem ----------------------------------------------------------------------
dim args12(1) as new com.sun.star.beans.PropertyValue
args12(0).Name = "Count"
args12(0).Value = 4
args12(1).Name = "Select"
args12(1).Value = false

dispatcher.executeDispatch(document, ".uno:GoUp", "", 0, args12())


end sub
</script:module>
</file>

<file path=Basic/GenerateTab/NarediTab.xml><?xml version="1.0" encoding="utf-8"?>
<!DOCTYPE module  PUBLIC '-//OpenOffice.org//DTD OfficeDocument 1.0//EN'  'module.dtd'>
<script:module xmlns:script="http://openoffice.org/2000/script" script:name="NarediTab" script:language="StarBasic">REM  *****  BASIC  *****
sub NarediTabelo
 
rem ---------rem define variables----------------------------
dim document   as object
dim dispatcher as object
dim oCells as object
dim oBorders
rem---------------access to design mode is off----------------------------
Doc = ThisComponent
Controller = Doc.CurrentController
Controller.setFormDesignMode(False)
rem--------------style----------------------------

rem ------rem get access to the document--------------------------------
document   = ThisComponent.CurrentController.Frame
dispatcher = createUnoService("com.sun.star.frame.DispatchHelper")
rem ----------------------------------------------------------------------
dim args1(3) as new com.sun.star.beans.PropertyValue
args1(0).Name = "TableName"
args1(0).Value = "Tabela5"
args1(1).Name = "Columns"
args1(1).Value = 2
args1(2).Name = "Rows"
args1(2).Value = 8
args1(3).Name = "Flags"
args1(3).Value = 9

dispatcher.executeDispatch(document, ".uno:InsertTable", "", 0, args1())
rem-------------style----------------------------------------------------------
    oTxtTables = ThisComponent.getTextTables()
    oTable = oTxtTables.getByIndex(0)
    oCurs = oTable.createCursorByCellName("A1")
    oCurs.gotoStart(False)
    oCurs.gotoEnd(True)
    oCurs.ParaAdjust = com.sun.star.style.ParagraphAdjust.CENTER
    oCurs.CharFontName = "Arial"


'-------------------borders--------------------------------------------------------------------
borders()

fonts_size()
rem ----------------------------------------------------------------------
dim args03(1) as new com.sun.star.beans.PropertyValue
args03(0).Name = "Count"
args03(0).Value = 1
args03(1).Name = "Select"
args03(1).Value = true

dispatcher.executeDispatch(document, ".uno:GoUp", "", 0, args03())

rem ----------------------------------------------------------------------
dim args003(1) as new com.sun.star.beans.PropertyValue
args003(0).Name = "Count"
args003(0).Value = 1
args003(1).Name = "Select"
args003(1).Value = true

dispatcher.executeDispatch(document, ".uno:GoUp", "", 0, args003())

rem ----------------------------------------------------------------------
dim args0003(1) as new com.sun.star.beans.PropertyValue
args0003(0).Name = "Count"
args0003(0).Value = 1
args0003(1).Name = "Select"
args0003(1).Value = true

dispatcher.executeDispatch(document, ".uno:GoUp", "", 0, args0003())

rem ----------------------------------------------------------------------
dim args00003(1) as new com.sun.star.beans.PropertyValue
args00003(0).Name = "Count"
args00003(0).Value = 1
args00003(1).Name = "Select"
args00003(1).Value = true

dispatcher.executeDispatch(document, ".uno:GoLeft", "", 0, args00003())



'oTables = ThisComponent.TextTables
'oTable = oTables.getByName("Tabela5")
'oCell = oTable.getCellByName("A1")
'oText = oCell.Text
'oCurs = oText.createTextCursor()
'oCurs.gotoEND(True)
'oCurs.CharFontName = "Arial"



oDoc = ThisComponent
oTables = oDoc.TextTables
oTable = oTables.getByIndex(oTables.count-1)

TblColSeps = oTable.TableColumnSeparators
oTable.TableColumnSeparators = TblColSeps


rem ---------------------------------------------------------------------sw version----
dim args2(0) as new com.sun.star.beans.PropertyValue
args2(0).Name = "Text"
args2(0).Value = "SW version"

dispatcher.executeDispatch(document, ".uno:InsertText", "", 0, args2())

rem ----------------------------------------------------------------------
dim args3(1) as new com.sun.star.beans.PropertyValue
args3(0).Name = "Count"
args3(0).Value = 1
args3(1).Name = "Select"
args3(1).Value = true

dispatcher.executeDispatch(document, ".uno:GoLeft", "", 0, args3())
rem ----------------------------------------------------------------------
dim args4(1) as new com.sun.star.beans.PropertyValue
args4(0).Name = "Count"
args4(0).Value = 1
args4(1).Name = "Select"
args4(1).Value = true

dispatcher.executeDispatch(document, ".uno:GoLeft", "", 0, args4())
rem ----------------------------------------------------------------------
dim args5(1) as new com.sun.star.beans.PropertyValue
args5(0).Name = "Count"
args5(0).Value = 1
args5(1).Name = "Select"
args5(1).Value = true

dispatcher.executeDispatch(document, ".uno:GoLeft", "", 0, args5())
rem ----------------------------------------------------------------------
dim args6(1) as new com.sun.star.beans.PropertyValue
args6(0).Name = "Count"
args6(0).Value = 1
args6(1).Name = "Select"
args6(1).Value = true

dispatcher.executeDispatch(document, ".uno:GoLeft", "", 0, args6())
rem ----------------------------------------------------------------------
dim args7(1) as new com.sun.star.beans.PropertyValue
args7(0).Name = "Count"
args7(0).Value = 1
args7(1).Name = "Select"
args7(1).Value = true

dispatcher.executeDispatch(document, ".uno:GoLeft", "", 0, args7())
rem ----------------------------------------------------------------------
dim args8(1) as new com.sun.star.beans.PropertyValue
args8(0).Name = "Count"
args8(0).Value = 1
args8(1).Name = "Select"
args8(1).Value = true

dispatcher.executeDispatch(document, ".uno:GoLeft", "", 0, args8())
rem ----------------------------------------------------------------------
dim args9(1) as new com.sun.star.beans.PropertyValue
args9(0).Name = "Count"
args9(0).Value = 1
args9(1).Name = "Select"
args9(1).Value = true

dispatcher.executeDispatch(document, ".uno:GoLeft", "", 0, args9())
rem ----------------------------------------------------------------------
dim args10(1) as new com.sun.star.beans.PropertyValue
args10(0).Name = "Count"
args10(0).Value = 1
args10(1).Name = "Select"
args10(1).Value = true

dispatcher.executeDispatch(document, ".uno:GoLeft", "", 0, args10())
rem ----------------------------------------------------------------------
dim args11(1) as new com.sun.star.beans.PropertyValue
args11(0).Name = "Count"
args11(0).Value = 1
args11(1).Name = "Select"
args11(1).Value = true

dispatcher.executeDispatch(document, ".uno:GoLeft", "", 0, args11())
rem ----------------------------------------------------------------------
dim args12(1) as new com.sun.star.beans.PropertyValue
args12(0).Name = "Count"
args12(0).Value = 1
args12(1).Name = "Select"
args12(1).Value = true

dispatcher.executeDispatch(document, ".uno:GoLeft", "", 0, args12())
rem ----------------------------------------------------------------------
'dim args13(0) as new com.sun.star.beans.PropertyValue
'args13(0).Name = "Bold"
'args13(0).Value = true
'dispatcher.executeDispatch(document, ".uno:Bold", "", 0, args13())
rem ----------------------------------------------------------------------
dim args14(3) as new com.sun.star.beans.PropertyValue
args14(0).Name = "FontHeight.Height"
args14(0).Value = 9
args14(1).Name = "FontHeight.Prop"
args14(1).Value = 100
args14(2).Name = "FontHeight.Diff"
args14(2).Value = 0
args14(3).Name = "Bold"
args14(3).Value = true



dispatcher.executeDispatch(document, ".uno:FontHeight", "", 0, args14())

dispatcher.executeDispatch(document, ".uno:Bold", "", 0, args14())


Curs = oTable.createCursorByCellName("A1")

dispatcher.executeDispatch(document, ".uno:Protect", "", 0, args14())

rem ----------------------------------------------------------------------
dim args15(1) as new com.sun.star.beans.PropertyValue
args15(0).Name = "Count"
args15(0).Value = 1
args15(1).Name = "Select"
args15(1).Value = false

dispatcher.executeDispatch(document, ".uno:GoDown", "", 0, args15())
rem ----------------------------------------------------------------------
dim args300(1) as new com.sun.star.beans.PropertyValue
args300(0).Name = "Count"
args300(0).Value = 1
args300(1).Name = "Select"
args300(1).Value = false

dispatcher.executeDispatch(document, ".uno:GoLeft", "", 0, args300())
rem ----------------------------------------------------------------------previous----------
dim args16(0) as new com.sun.star.beans.PropertyValue
args16(0).Name = "Text"
args16(0).Value = "Previous official version"

dispatcher.executeDispatch(document, ".uno:InsertText", "", 0, args16())

rem ----------------------------------------------------------------------
dim args17(1) as new com.sun.star.beans.PropertyValue
args17(0).Name = "Count"
args17(0).Value = 1
args17(1).Name = "Select"
args17(1).Value = true

dispatcher.executeDispatch(document, ".uno:GoLeft", "", 0, args17())

rem ----------------------------------------------------------------------
dim args18(1) as new com.sun.star.beans.PropertyValue
args18(0).Name = "Count"
args18(0).Value = 1
args18(1).Name = "Select"
args18(1).Value = true

dispatcher.executeDispatch(document, ".uno:GoLeft", "", 0, args18())

rem ----------------------------------------------------------------------
dim args19(1) as new com.sun.star.beans.PropertyValue
args19(0).Name = "Count"
args19(0).Value = 1
args19(1).Name = "Select"
args19(1).Value = true

dispatcher.executeDispatch(document, ".uno:GoLeft", "", 0, args19())

rem ----------------------------------------------------------------------
dim args20(1) as new com.sun.star.beans.PropertyValue
args20(0).Name = "Count"
args20(0).Value = 1
args20(1).Name = "Select"
args20(1).Value = true

dispatcher.executeDispatch(document, ".uno:GoLeft", "", 0, args20())

rem ----------------------------------------------------------------------
dim args21(1) as new com.sun.star.beans.PropertyValue
args21(0).Name = "Count"
args21(0).Value = 1
args21(1).Name = "Select"
args21(1).Value = true

dispatcher.executeDispatch(document, ".uno:GoLeft", "", 0, args21())

rem ----------------------------------------------------------------------
dim args22(1) as new com.sun.star.beans.PropertyValue
args22(0).Name = "Count"
args22(0).Value = 1
args22(1).Name = "Select"
args22(1).Value = true

dispatcher.executeDispatch(document, ".uno:GoLeft", "", 0, args22())

rem ----------------------------------------------------------------------
dim args23(1) as new com.sun.star.beans.PropertyValue
args23(0).Name = "Count"
args23(0).Value = 1
args23(1).Name = "Select"
args23(1).Value = true

dispatcher.executeDispatch(document, ".uno:GoLeft", "", 0, args23())

rem ----------------------------------------------------------------------
dim args24(1) as new com.sun.star.beans.PropertyValue
args24(0).Name = "Count"
args24(0).Value = 1
args24(1).Name = "Select"
args24(1).Value = true

dispatcher.executeDispatch(document, ".uno:GoLeft", "", 0, args24())

rem ----------------------------------------------------------------------
dim args25(1) as new com.sun.star.beans.PropertyValue
args25(0).Name = "Count"
args25(0).Value = 1
args25(1).Name = "Select"
args25(1).Value = true

dispatcher.executeDispatch(document, ".uno:GoLeft", "", 0, args25())

rem ----------------------------------------------------------------------
dim args26(1) as new com.sun.star.beans.PropertyValue
args26(0).Name = "Count"
args26(0).Value = 1
args26(1).Name = "Select"
args26(1).Value = true

dispatcher.executeDispatch(document, ".uno:GoLeft", "", 0, args26())

rem ----------------------------------------------------------------------
dim args27(1) as new com.sun.star.beans.PropertyValue
args27(0).Name = "Count"
args27(0).Value = 1
args27(1).Name = "Select"
args27(1).Value = true

dispatcher.executeDispatch(document, ".uno:GoLeft", "", 0, args27())

rem ----------------------------------------------------------------------
dim args28(1) as new com.sun.star.beans.PropertyValue
args28(0).Name = "Count"
args28(0).Value = 1
args28(1).Name = "Select"
args28(1).Value = true

dispatcher.executeDispatch(document, ".uno:GoLeft", "", 0, args28())

rem ----------------------------------------------------------------------
dim args29(1) as new com.sun.star.beans.PropertyValue
args29(0).Name = "Count"
args29(0).Value = 1
args29(1).Name = "Select"
args29(1).Value = true

dispatcher.executeDispatch(document, ".uno:GoLeft", "", 0, args29())

rem ----------------------------------------------------------------------
dim args30(1) as new com.sun.star.beans.PropertyValue
args30(0).Name = "Count"
args30(0).Value = 1
args30(1).Name = "Select"
args30(1).Value = true

dispatcher.executeDispatch(document, ".uno:GoLeft", "", 0, args30())

rem ----------------------------------------------------------------------
dim args31(1) as new com.sun.star.beans.PropertyValue
args31(0).Name = "Count"
args31(0).Value = 1
args31(1).Name = "Select"
args31(1).Value = true

dispatcher.executeDispatch(document, ".uno:GoLeft", "", 0, args31())

rem ----------------------------------------------------------------------
dim args32(1) as new com.sun.star.beans.PropertyValue
args32(0).Name = "Count"
args32(0).Value = 1
args32(1).Name = "Select"
args32(1).Value = true

dispatcher.executeDispatch(document, ".uno:GoLeft", "", 0, args32())

rem ----------------------------------------------------------------------------------
dim args019(1) as new com.sun.star.beans.PropertyValue
args019(0).Name = "Count"
args019(0).Value = 1
args019(1).Name = "Select"
args019(1).Value = true

dispatcher.executeDispatch(document, ".uno:GoLeft", "", 0, args019())

rem ----------------------------------------------------------------------
dim args219(1) as new com.sun.star.beans.PropertyValue
args219(0).Name = "Count"
args219(0).Value = 1
args219(1).Name = "Select"
args219(1).Value = true

dispatcher.executeDispatch(document, ".uno:GoLeft", "", 0, args219())

rem ----------------------------------------------------------------------
dim args319(1) as new com.sun.star.beans.PropertyValue
args319(0).Name = "Count"
args319(0).Value = 1
args319(1).Name = "Select"
args319(1).Value = true

dispatcher.executeDispatch(document, ".uno:GoLeft", "", 0, args319())


rem ----------------------------------------------------------------------
dim args419(1) as new com.sun.star.beans.PropertyValue
args419(0).Name = "Count"
args419(0).Value = 1
args419(1).Name = "Select"
args419(1).Value = true

dispatcher.executeDispatch(document, ".uno:GoLeft", "", 0, args419())


rem ----------------------------------------------------------------------
dim args519(1) as new com.sun.star.beans.PropertyValue
args519(0).Name = "Count"
args519(0).Value = 1
args519(1).Name = "Select"
args519(1).Value = true

dispatcher.executeDispatch(document, ".uno:GoLeft", "", 0, args519())


rem ----------------------------------------------------------------------
dim args619(1) as new com.sun.star.beans.PropertyValue
args619(0).Name = "Count"
args619(0).Value = 1
args619(1).Name = "Select"
args619(1).Value = true

dispatcher.executeDispatch(document, ".uno:GoLeft", "", 0, args619())


rem ----------------------------------------------------------------------
dim args719(1) as new com.sun.star.beans.PropertyValue
args719(0).Name = "Count"
args719(0).Value = 1
args719(1).Name = "Select"
args719(1).Value = true

dispatcher.executeDispatch(document, ".uno:GoLeft", "", 0, args719())

rem ----------------------------------------------------------------------
dim args819(1) as new com.sun.star.beans.PropertyValue
args819(0).Name = "Count"
args819(0).Value = 1
args819(1).Name = "Select"
args819(1).Value = true

dispatcher.executeDispatch(document, ".uno:GoLeft", "", 0, args819())

rem ----------------------------------------------------------------------------------
dim args919(1) as new com.sun.star.beans.PropertyValue
args919(0).Name = "Count"
args919(0).Value = 1
args919(1).Name = "Select"
args919(1).Value = true

dispatcher.executeDispatch(document, ".uno:GoLeft", "", 0, args919())


rem ----------------------------------------------------------------------
dim args33(2) as new com.sun.star.beans.PropertyValue
args33(0).Name = "FontHeight.Height"
args33(0).Value = 9
args33(1).Name = "FontHeight.Prop"
args33(1).Value = 100
args33(2).Name = "FontHeight.Diff"
args33(2).Value = 0

dispatcher.executeDispatch(document, ".uno:FontHeight", "", 0, args33())

dispatcher.executeDispatch(document, ".uno:Protect", "", 0, args33())

rem ----------------------------------------------------------------------
dim args34(1) as new com.sun.star.beans.PropertyValue
args34(0).Name = "Count"
args34(0).Value = 1
args34(1).Name = "Select"
args34(1).Value = false

dispatcher.executeDispatch(document, ".uno:GoDown", "", 0, args34())

rem ----------------------------------------------------------------------
dim args301(1) as new com.sun.star.beans.PropertyValue
args301(0).Name = "Count"
args301(0).Value = 1
args301(1).Name = "Select"
args301(1).Value = false

dispatcher.executeDispatch(document, ".uno:GoLeft", "", 0, args301())

rem ----------------------------------------------------------------------change request----------------
dim args35(0) as new com.sun.star.beans.PropertyValue
args35(0).Name = "Text"
args35(0).Value = "Change request"

dispatcher.executeDispatch(document, ".uno:InsertText", "", 0, args35())

rem ----------------------------------------------------------------------
dim args36(1) as new com.sun.star.beans.PropertyValue
args36(0).Name = "Count"
args36(0).Value = 1
args36(1).Name = "Select"
args36(1).Value = true

dispatcher.executeDispatch(document, ".uno:GoLeft", "", 0, args36())

rem ----------------------------------------------------------------------
dim args37(1) as new com.sun.star.beans.PropertyValue
args37(0).Name = "Count"
args37(0).Value = 1
args37(1).Name = "Select"
args37(1).Value = true

dispatcher.executeDispatch(document, ".uno:GoLeft", "", 0, args37())

rem ----------------------------------------------------------------------
dim args38(1) as new com.sun.star.beans.PropertyValue
args38(0).Name = "Count"
args38(0).Value = 1
args38(1).Name = "Select"
args38(1).Value = true

dispatcher.executeDispatch(document, ".uno:GoLeft", "", 0, args38())

rem ----------------------------------------------------------------------
dim args39(1) as new com.sun.star.beans.PropertyValue
args39(0).Name = "Count"
args39(0).Value = 1
args39(1).Name = "Select"
args39(1).Value = true

dispatcher.executeDispatch(document, ".uno:GoLeft", "", 0, args39())

rem ----------------------------------------------------------------------
dim args40(1) as new com.sun.star.beans.PropertyValue
args40(0).Name = "Count"
args40(0).Value = 1
args40(1).Name = "Select"
args40(1).Value = true

dispatcher.executeDispatch(document, ".uno:GoLeft", "", 0, args40())

rem ----------------------------------------------------------------------
dim args41(1) as new com.sun.star.beans.PropertyValue
args41(0).Name = "Count"
args41(0).Value = 1
args41(1).Name = "Select"
args41(1).Value = true

dispatcher.executeDispatch(document, ".uno:GoLeft", "", 0, args41())

rem ----------------------------------------------------------------------
dim args42(1) as new com.sun.star.beans.PropertyValue
args42(0).Name = "Count"
args42(0).Value = 1
args42(1).Name = "Select"
args42(1).Value = true

dispatcher.executeDispatch(document, ".uno:GoLeft", "", 0, args42())

rem ----------------------------------------------------------------------
dim args43(1) as new com.sun.star.beans.PropertyValue
args43(0).Name = "Count"
args43(0).Value = 1
args43(1).Name = "Select"
args43(1).Value = true

dispatcher.executeDispatch(document, ".uno:GoLeft", "", 0, args43())

rem ----------------------------------------------------------------------
dim args44(1) as new com.sun.star.beans.PropertyValue
args44(0).Name = "Count"
args44(0).Value = 1
args44(1).Name = "Select"
args44(1).Value = true

dispatcher.executeDispatch(document, ".uno:GoLeft", "", 0, args44())

rem ----------------------------------------------------------------------
dim args45(1) as new com.sun.star.beans.PropertyValue
args45(0).Name = "Count"
args45(0).Value = 1
args45(1).Name = "Select"
args45(1).Value = true

dispatcher.executeDispatch(document, ".uno:GoLeft", "", 0, args45())

rem ----------------------------------------------------------------------
dim args46(1) as new com.sun.star.beans.PropertyValue
args46(0).Name = "Count"
args46(0).Value = 1
args46(1).Name = "Select"
args46(1).Value = true

dispatcher.executeDispatch(document, ".uno:GoLeft", "", 0, args46())

rem ----------------------------------------------------------------------
dim args47(1) as new com.sun.star.beans.PropertyValue
args47(0).Name = "Count"
args47(0).Value = 1
args47(1).Name = "Select"
args47(1).Value = true

dispatcher.executeDispatch(document, ".uno:GoLeft", "", 0, args47())

rem ----------------------------------------------------------------------
dim args48(1) as new com.sun.star.beans.PropertyValue
args48(0).Name = "Count"
args48(0).Value = 1
args48(1).Name = "Select"
args48(1).Value = true

dispatcher.executeDispatch(document, ".uno:GoLeft", "", 0, args48())

rem ----------------------------------------------------------------------
dim args49(1) as new com.sun.star.beans.PropertyValue
args49(0).Name = "Count"
args49(0).Value = 1
args49(1).Name = "Select"
args49(1).Value = true

dispatcher.executeDispatch(document, ".uno:GoLeft", "", 0, args49())

rem ----------------------------------------------------------------------
'dim args50(0) as new com.sun.star.beans.PropertyValue
'args50(0).Name = "Bold"
'args50(0).Value = true

'dispatcher.executeDispatch(document, ".uno:Bold", "", 0, args50())

rem ----------------------------------------------------------------------
dim args51(3) as new com.sun.star.beans.PropertyValue
args51(0).Name = "FontHeight.Height"
args51(0).Value = 9
args51(1).Name = "FontHeight.Prop"
args51(1).Value = 100
args51(2).Name = "FontHeight.Diff"
args51(2).Value = 0
args51(3).Name = "Bold"
args51(3).Value = true

dispatcher.executeDispatch(document, ".uno:Bold", "", 0, args51())

dispatcher.executeDispatch(document, ".uno:FontHeight", "", 0, args51())

dispatcher.executeDispatch(document, ".uno:Protect", "", 0, args51())

rem ----------------------------------------------------------------------
'dim args52(1) as new com.sun.star.beans.PropertyValue
'args52(0).Name = "Count"
'args52(0).Value = 1
'args52(1).Name = "Select"
'args52(1).Value = false

'dispatcher.executeDispatch(document, ".uno:GoDown", "", 0, args52())

'Curs = oTable.createCursorByCellName("A4")
'Curs.goRight(1,True)
'Curs.mergeRange()

'dispatcher.executeDispatch(document, ".uno:Protect", "", 0, args52())
rem ----------------------------------------------------------------------empty---------
dim args53(1) as new com.sun.star.beans.PropertyValue
args53(0).Name = "Count"
args53(0).Value = 1
args53(1).Name = "Select"
args53(1).Value = false

dispatcher.executeDispatch(document, ".uno:GoDown", "", 0, args53())

rem ----------------------------------------------------------------------empty---------
'dim args303(1) as new com.sun.star.beans.PropertyValue
'args303(0).Name = "Count"
'args303(0).Value = 1
'args303(1).Name = "Select"
'args303(1).Value = false

'dispatcher.executeDispatch(document, ".uno:GoLeft", "", 0, args303())

rem ----------------------------------------------------------------------
dim args190(1) as new com.sun.star.beans.PropertyValue
args190(0).Name = "Count"
args190(0).Value = 1
args190(1).Name = "Select"
args190(1).Value = false

dispatcher.executeDispatch(document, ".uno:GoLeft", "", 0, args190())

rem ----------------------------------------------------------------------filename-------
dim args179(0) as new com.sun.star.beans.PropertyValue
args179(0).Name = "Text"
args179(0).Value = "Filename"

dispatcher.executeDispatch(document, ".uno:InsertText", "", 0, args179())

rem ----------------------------------------------------------------------
dim args180(1) as new com.sun.star.beans.PropertyValue
args180(0).Name = "Count"
args180(0).Value = 8
args180(1).Name = "Select"
args180(1).Value = true

dispatcher.executeDispatch(document, ".uno:GoLeft", "", 0, args180())

rem ----------------------------------------------------------------------
'dim args181(1) as new com.sun.star.beans.PropertyValue
'args181(0).Name = "Count"
'args181(0).Value = 1
'args181(1).Name = "Select"
'args181(1).Value = true

'dispatcher.executeDispatch(document, ".uno:GoLeft", "", 0, args181())

rem ----------------------------------------------------------------------
'dim args182(1) as new com.sun.star.beans.PropertyValue
'args182(0).Name = "Count"
'args182(0).Value = 1
'args182(1).Name = "Select"
'args182(1).Value = true

'dispatcher.executeDispatch(document, ".uno:GoLeft", "", 0, args182())

rem ----------------------------------------------------------------------
'dim args183(1) as new com.sun.star.beans.PropertyValue
'args183(0).Name = "Count"
'args183(0).Value = 1
'args183(1).Name = "Select"
'args183(1).Value = true

'dispatcher.executeDispatch(document, ".uno:GoLeft", "", 0, args183())

rem ----------------------------------------------------------------------
'dim args184(1) as new com.sun.star.beans.PropertyValue
'args184(0).Name = "Count"
'args184(0).Value = 1
'args184(1).Name = "Select"
'args184(1).Value = true

'dispatcher.executeDispatch(document, ".uno:GoLeft", "", 0, args184())

rem ----------------------------------------------------------------------
'dim args185(1) as new com.sun.star.beans.PropertyValue
'args185(0).Name = "Count"
'args185(0).Value = 1
'args185(1).Name = "Select"
'args185(1).Value = true

'dispatcher.executeDispatch(document, ".uno:GoLeft", "", 0, args185())

rem ----------------------------------------------------------------------
'dim args186(1) as new com.sun.star.beans.PropertyValue
'args186(0).Name = "Count"
'args186(0).Value = 1
'args186(1).Name = "Select"
'args186(1).Value = true

'dispatcher.executeDispatch(document, ".uno:GoLeft", "", 0, args186())

rem ----------------------------------------------------------------------
'dim args187(1) as new com.sun.star.beans.PropertyValue
'args187(0).Name = "Count"
'args187(0).Value = 1
'args187(1).Name = "Select"
'args187(1).Value = true

'dispatcher.executeDispatch(document, ".uno:GoLeft", "", 0, args187())

rem ----------------------------------------------------------------------
dim args188(2) as new com.sun.star.beans.PropertyValue
args188(0).Name = "FontHeight.Height"
args188(0).Value = 9
args188(1).Name = "FontHeight.Prop"
args188(1).Value = 100
args188(2).Name = "FontHeight.Diff"
args188(2).Value = 0

dispatcher.executeDispatch(document, ".uno:FontHeight", "", 0, args188())

dispatcher.executeDispatch(document, ".uno:Protect", "", 0, args188())

rem ----------------------------------------------------------------------empty---------
dim args053(1) as new com.sun.star.beans.PropertyValue
args053(0).Name = "Count"
args053(0).Value = 1
args053(1).Name = "Select"
args053(1).Value = false

dispatcher.executeDispatch(document, ".uno:GoDown", "", 0, args053())

rem ----------------------------------------------------------------------empty---------
dim args303(1) as new com.sun.star.beans.PropertyValue
args303(0).Name = "Count"
args303(0).Value = 1
args303(1).Name = "Select"
args303(1).Value = false

dispatcher.executeDispatch(document, ".uno:GoLeft", "", 0, args303())

rem ----------------------------------------------------------------------toolchains
dim args54(0) as new com.sun.star.beans.PropertyValue
args54(0).Name = "Text"
args54(0).Value = "Build environment"

dispatcher.executeDispatch(document, ".uno:InsertText", "", 0, args54())
rem ----------------------------------------------------------------------
dim args55(1) as new com.sun.star.beans.PropertyValue
args55(0).Name = "Count"
args55(0).Value = 1
args55(1).Name = "Select"
args55(1).Value = true

dispatcher.executeDispatch(document, ".uno:GoLeft", "", 0, args55())

rem ----------------------------------------------------------------------
dim args56(1) as new com.sun.star.beans.PropertyValue
args56(0).Name = "Count"
args56(0).Value = 1
args56(1).Name = "Select"
args56(1).Value = true

dispatcher.executeDispatch(document, ".uno:GoLeft", "", 0, args56())

rem ----------------------------------------------------------------------
dim args57(1) as new com.sun.star.beans.PropertyValue
args57(0).Name = "Count"
args57(0).Value = 1
args57(1).Name = "Select"
args57(1).Value = true

dispatcher.executeDispatch(document, ".uno:GoLeft", "", 0, args57())

rem ----------------------------------------------------------------------
dim args58(1) as new com.sun.star.beans.PropertyValue
args58(0).Name = "Count"
args58(0).Value = 1
args58(1).Name = "Select"
args58(1).Value = true

dispatcher.executeDispatch(document, ".uno:GoLeft", "", 0, args58())

rem ----------------------------------------------------------------------
dim args59(1) as new com.sun.star.beans.PropertyValue
args59(0).Name = "Count"
args59(0).Value = 1
args59(1).Name = "Select"
args59(1).Value = true

dispatcher.executeDispatch(document, ".uno:GoLeft", "", 0, args59())

rem ----------------------------------------------------------------------
dim args60(1) as new com.sun.star.beans.PropertyValue
args60(0).Name = "Count"
args60(0).Value = 1
args60(1).Name = "Select"
args60(1).Value = true

dispatcher.executeDispatch(document, ".uno:GoLeft", "", 0, args60())

rem ----------------------------------------------------------------------
dim args61(1) as new com.sun.star.beans.PropertyValue
args61(0).Name = "Count"
args61(0).Value = 1
args61(1).Name = "Select"
args61(1).Value = true

dispatcher.executeDispatch(document, ".uno:GoLeft", "", 0, args61())

rem ----------------------------------------------------------------------
dim args62(1) as new com.sun.star.beans.PropertyValue
args62(0).Name = "Count"
args62(0).Value = 1
args62(1).Name = "Select"
args62(1).Value = true

dispatcher.executeDispatch(document, ".uno:GoLeft", "", 0, args62())

rem ----------------------------------------------------------------------
dim args63(1) as new com.sun.star.beans.PropertyValue
args63(0).Name = "Count"
args63(0).Value = 1
args63(1).Name = "Select"
args63(1).Value = true

dispatcher.executeDispatch(document, ".uno:GoLeft", "", 0, args63())

rem ----------------------------------------------------------------------
dim args64(1) as new com.sun.star.beans.PropertyValue
args64(0).Name = "Count"
args64(0).Value = 1
args64(1).Name = "Select"
args64(1).Value = true

dispatcher.executeDispatch(document, ".uno:GoLeft", "", 0, args64())

rem ----------------------------------------------------------------------
dim args65(1) as new com.sun.star.beans.PropertyValue
args65(0).Name = "Count"
args65(0).Value = 1
args65(1).Name = "Select"
args65(1).Value = true

dispatcher.executeDispatch(document, ".uno:GoLeft", "", 0, args65())

rem ----------------------------------------------------------------------
dim args155(1) as new com.sun.star.beans.PropertyValue
args155(0).Name = "Count"
args155(0).Value = 1
args155(1).Name = "Select"
args155(1).Value = true

dispatcher.executeDispatch(document, ".uno:GoLeft", "", 0, args155())

rem ----------------------------------------------------------------------
dim args255(1) as new com.sun.star.beans.PropertyValue
args255(0).Name = "Count"
args255(0).Value = 1
args255(1).Name = "Select"
args255(1).Value = true

dispatcher.executeDispatch(document, ".uno:GoLeft", "", 0, args255())

rem ----------------------------------------------------------------------
dim args355(1) as new com.sun.star.beans.PropertyValue
args355(0).Name = "Count"
args355(0).Value = 1
args355(1).Name = "Select"
args355(1).Value = true

dispatcher.executeDispatch(document, ".uno:GoLeft", "", 0, args355())

rem ----------------------------------------------------------------------
dim args455(1) as new com.sun.star.beans.PropertyValue
args455(0).Name = "Count"
args455(0).Value = 1
args455(1).Name = "Select"
args455(1).Value = true

dispatcher.executeDispatch(document, ".uno:GoLeft", "", 0, args455())

rem ----------------------------------------------------------------------
dim args555(1) as new com.sun.star.beans.PropertyValue
args555(0).Name = "Count"
args555(0).Value = 1
args555(1).Name = "Select"
args555(1).Value = true

dispatcher.executeDispatch(document, ".uno:GoLeft", "", 0, args555())

rem ----------------------------------------------------------------------
dim args655(1) as new com.sun.star.beans.PropertyValue
args655(0).Name = "Count"
args655(0).Value = 1
args655(1).Name = "Select"
args655(1).Value = true

dispatcher.executeDispatch(document, ".uno:GoLeft", "", 0, args655())

rem ----------------------------------------------------------------------
dim args66(1) as new com.sun.star.beans.PropertyValue
args66(0).Name = "Count"
args66(0).Value = 1
args66(1).Name = "Select"
args66(1).Value = true

dispatcher.executeDispatch(document, ".uno:GoDown", "", 0, args66())

rem ----------------------------------------------------------------------
dim args67(1) as new com.sun.star.beans.PropertyValue
args67(0).Name = "Count"
args67(0).Value = 1
args67(1).Name = "Select"
args67(1).Value = true

dispatcher.executeDispatch(document, ".uno:GoLeft", "", 0, args67())

rem ----------------------------------------------------------------------
'dim args68(0) as new com.sun.star.beans.PropertyValue
'args68(0).Name = "Bold"
'args68(0).Value = true

'dispatcher.executeDispatch(document, ".uno:Bold", "", 0, args68())
rem ----------------------------------------------------------------------
dim args69(3) as new com.sun.star.beans.PropertyValue
args69(0).Name = "FontHeight.Height"
args69(0).Value = 9
args69(1).Name = "FontHeight.Prop"
args69(1).Value = 100
args69(2).Name = "FontHeight.Diff"
args69(2).Value = 0
args69(3).Name = "Bold"
args69(3).Value = true

dispatcher.executeDispatch(document, ".uno:FontHeight", "", 0, args69())

dispatcher.executeDispatch(document, ".uno:Bold", "", 0, args69())

Curs = oTable.createCursorByCellName("A5")
Curs.goRight(1,True)
Curs.mergeRange()

dispatcher.executeDispatch(document, ".uno:Protect", "", 0, args69())

rem ----------------------------------------------------------------------
dim args70(1) as new com.sun.star.beans.PropertyValue
args70(0).Name = "Count"
args70(0).Value = 1
args70(1).Name = "Select"
args70(1).Value = false

dispatcher.executeDispatch(document, ".uno:GoDown", "", 0, args70())

rem ----------------------------------------------------------------------
dim args304(1) as new com.sun.star.beans.PropertyValue
args304(0).Name = "Count"
args304(0).Value = 1
args304(1).Name = "Select"
args304(1).Value = false

dispatcher.executeDispatch(document, ".uno:GoLeft", "", 0, args304())

rem ----------------------------------------------------------------------
dim args191(1) as new com.sun.star.beans.PropertyValue
args191(0).Name = "Count"
args191(0).Value = 1
args191(1).Name = "Select"
args191(1).Value = false

dispatcher.executeDispatch(document, ".uno:GoLeft", "", 0, args191())


rem ----------------------------------------------------------------------compiler----------
dim args71(0) as new com.sun.star.beans.PropertyValue
args71(0).Name = "Text"
args71(0).Value = "Compiler"

dispatcher.executeDispatch(document, ".uno:InsertText", "", 0, args71())

rem ----------------------------------------------------------------------
dim args72(1) as new com.sun.star.beans.PropertyValue
args72(0).Name = "Count"
args72(0).Value = 8
args72(1).Name = "Select"
args72(1).Value = true

dispatcher.executeDispatch(document, ".uno:GoLeft", "", 0, args72())

rem ----------------------------------------------------------------------
'dim args73(1) as new com.sun.star.beans.PropertyValue
'args73(0).Name = "Count"
'args73(0).Value = 1
'args73(1).Name = "Select"
'args73(1).Value = true

'dispatcher.executeDispatch(document, ".uno:GoLeft", "", 0, args73())

rem ----------------------------------------------------------------------
'dim args74(1) as new com.sun.star.beans.PropertyValue
'args74(0).Name = "Count"
'args74(0).Value = 1
'args74(1).Name = "Select"
'args74(1).Value = true

'dispatcher.executeDispatch(document, ".uno:GoLeft", "", 0, args74())

rem ----------------------------------------------------------------------
'dim args75(1) as new com.sun.star.beans.PropertyValue
'args75(0).Name = "Count"
'args75(0).Value = 1
'args75(1).Name = "Select"
'args75(1).Value = true

'dispatcher.executeDispatch(document, ".uno:GoLeft", "", 0, args75())

rem ----------------------------------------------------------------------
'dim args76(1) as new com.sun.star.beans.PropertyValue
'args76(0).Name = "Count"
'args76(0).Value = 1
'args76(1).Name = "Select"
'args76(1).Value = true

'dispatcher.executeDispatch(document, ".uno:GoLeft", "", 0, args76())

rem ----------------------------------------------------------------------
'dim args77(1) as new com.sun.star.beans.PropertyValue
'args77(0).Name = "Count"
'args77(0).Value = 1
'args77(1).Name = "Select"
'args77(1).Value = true

'dispatcher.executeDispatch(document, ".uno:GoLeft", "", 0, args77())

rem ----------------------------------------------------------------------
'dim args78(1) as new com.sun.star.beans.PropertyValue
'args78(0).Name = "Count"
'args78(0).Value = 1
'args78(1).Name = "Select"
'args78(1).Value = true

'dispatcher.executeDispatch(document, ".uno:GoLeft", "", 0, args78())

rem ----------------------------------------------------------------------
'dim args79(1) as new com.sun.star.beans.PropertyValue
'args79(0).Name = "Count"
'args79(0).Value = 1
'args79(1).Name = "Select"
'args79(1).Value = true

'dispatcher.executeDispatch(document, ".uno:GoLeft", "", 0, args79())

rem ----------------------------------------------------------------------
dim args80(2) as new com.sun.star.beans.PropertyValue
args80(0).Name = "FontHeight.Height"
args80(0).Value = 9
args80(1).Name = "FontHeight.Prop"
args80(1).Value = 100
args80(2).Name = "FontHeight.Diff"
args80(2).Value = 0

dispatcher.executeDispatch(document, ".uno:FontHeight", "", 0, args80())
dispatcher.executeDispatch(document, ".uno:Protect", "", 0, args80())

rem ----------------------------------------------------------------------
dim args81(1) as new com.sun.star.beans.PropertyValue
args81(0).Name = "Count"
args81(0).Value = 1
args81(1).Name = "Select"
args81(1).Value = false

dispatcher.executeDispatch(document, ".uno:GoDown", "", 0, args81())

rem ----------------------------------------------------------------------
dim args305(1) as new com.sun.star.beans.PropertyValue
args305(0).Name = "Count"
args305(0).Value = 1
args305(1).Name = "Select"
args305(1).Value = false

dispatcher.executeDispatch(document, ".uno:GoLeft", "", 0, args305())

rem ----------------------------------------------------------------------middleware-----
dim args82(0) as new com.sun.star.beans.PropertyValue
args82(0).Name = "Text"
args82(0).Value = "Middleware"

dispatcher.executeDispatch(document, ".uno:InsertText", "", 0, args82())

rem ----------------------------------------------------------------------
dim args83(1) as new com.sun.star.beans.PropertyValue
args83(0).Name = "Count"
args83(0).Value = 10
args83(1).Name = "Select"
args83(1).Value = true

dispatcher.executeDispatch(document, ".uno:GoLeft", "", 0, args83())

rem ----------------------------------------------------------------------
'dim args84(1) as new com.sun.star.beans.PropertyValue
'args84(0).Name = "Count"
'args84(0).Value = 1
'args84(1).Name = "Select"
'args84(1).Value = true

'dispatcher.executeDispatch(document, ".uno:GoLeft", "", 0, args84())

rem ----------------------------------------------------------------------
'dim args85(1) as new com.sun.star.beans.PropertyValue
'args85(0).Name = "Count"
'args85(0).Value = 1
'args85(1).Name = "Select"
'args85(1).Value = true

'dispatcher.executeDispatch(document, ".uno:GoLeft", "", 0, args85())

rem ----------------------------------------------------------------------
'dim args86(1) as new com.sun.star.beans.PropertyValue
'args86(0).Name = "Count"
'args86(0).Value = 1
'args86(1).Name = "Select"
'args86(1).Value = true

'dispatcher.executeDispatch(document, ".uno:GoLeft", "", 0, args86())

rem ----------------------------------------------------------------------
'dim args87(1) as new com.sun.star.beans.PropertyValue
'args87(0).Name = "Count"
'args87(0).Value = 1
'args87(1).Name = "Select"
'args87(1).Value = true

'dispatcher.executeDispatch(document, ".uno:GoLeft", "", 0, args87())

rem ----------------------------------------------------------------------
'dim args88(1) as new com.sun.star.beans.PropertyValue
'args88(0).Name = "Count"
'args88(0).Value = 1
'args88(1).Name = "Select"
'args88(1).Value = true

'dispatcher.executeDispatch(document, ".uno:GoLeft", "", 0, args88())

rem ----------------------------------------------------------------------
'dim args89(1) as new com.sun.star.beans.PropertyValue
'args89(0).Name = "Count"
'args89(0).Value = 1
'args89(1).Name = "Select"
'args89(1).Value = true

'dispatcher.executeDispatch(document, ".uno:GoLeft", "", 0, args89())

rem ----------------------------------------------------------------------
'dim args90(1) as new com.sun.star.beans.PropertyValue
'args90(0).Name = "Count"
'args90(0).Value = 1
'args90(1).Name = "Select"
'args90(1).Value = true

'dispatcher.executeDispatch(document, ".uno:GoLeft", "", 0, args90())

rem ----------------------------------------------------------------------
'dim args91(1) as new com.sun.star.beans.PropertyValue
'args91(0).Name = "Count"
'args91(0).Value = 1
'args91(1).Name = "Select"
'args91(1).Value = true

'dispatcher.executeDispatch(document, ".uno:GoLeft", "", 0, args91())

rem ----------------------------------------------------------------------
'dim args92(1) as new com.sun.star.beans.PropertyValue
'args92(0).Name = "Count"
'args92(0).Value = 1
'args92(1).Name = "Select"
'args92(1).Value = true

'dispatcher.executeDispatch(document, ".uno:GoLeft", "", 0, args92())

rem ----------------------------------------------------------------------
dim args93(2) as new com.sun.star.beans.PropertyValue
args93(0).Name = "FontHeight.Height"
args93(0).Value = 9
args93(1).Name = "FontHeight.Prop"
args93(1).Value = 100
args93(2).Name = "FontHeight.Diff"
args93(2).Value = 0

dispatcher.executeDispatch(document, ".uno:FontHeight", "", 0, args93())
dispatcher.executeDispatch(document, ".uno:Protect", "", 0, args93())
rem ----------------------------------------------------------------------
dim args94(1) as new com.sun.star.beans.PropertyValue
args94(0).Name = "Count"
args94(0).Value = 1
args94(1).Name = "Select"
args94(1).Value = false

dispatcher.executeDispatch(document, ".uno:GoDown", "", 0, args94())

rem ----------------------------------------------------------------------
dim args306(1) as new com.sun.star.beans.PropertyValue
args306(0).Name = "Count"
args306(0).Value = 1
args306(1).Name = "Select"
args306(1).Value = false

dispatcher.executeDispatch(document, ".uno:GoLeft", "", 0, args306())

rem ----------------------------------------------------------------------Other----
dim args95(0) as new com.sun.star.beans.PropertyValue
args95(0).Name = "Text"
args95(0).Value = "Other development tool / version changed?"

dispatcher.executeDispatch(document, ".uno:InsertText", "", 0, args95())

rem ----------------------------------------------------------------------
dim args96(1) as new com.sun.star.beans.PropertyValue
args96(0).Name = "Count"
args96(0).Value = 1
args96(1).Name = "Select"
args96(1).Value = true

dispatcher.executeDispatch(document, ".uno:GoLeft", "", 0, args96())

rem ----------------------------------------------------------------------
dim args97(1) as new com.sun.star.beans.PropertyValue
args97(0).Name = "Count"
args97(0).Value = 1
args97(1).Name = "Select"
args97(1).Value = true

dispatcher.executeDispatch(document, ".uno:GoLeft", "", 0, args97())

rem ----------------------------------------------------------------------
dim args98(1) as new com.sun.star.beans.PropertyValue
args98(0).Name = "Count"
args98(0).Value = 1
args98(1).Name = "Select"
args98(1).Value = true

dispatcher.executeDispatch(document, ".uno:GoLeft", "", 0, args98())

rem ----------------------------------------------------------------------
dim args99(1) as new com.sun.star.beans.PropertyValue
args99(0).Name = "Count"
args99(0).Value = 1
args99(1).Name = "Select"
args99(1).Value = true

dispatcher.executeDispatch(document, ".uno:GoLeft", "", 0, args99())

rem ----------------------------------------------------------------------
dim args100(1) as new com.sun.star.beans.PropertyValue
args100(0).Name = "Count"
args100(0).Value = 1
args100(1).Name = "Select"
args100(1).Value = true

dispatcher.executeDispatch(document, ".uno:GoLeft", "", 0, args100())

rem ----------------------------------------------------------------------
dim args101(1) as new com.sun.star.beans.PropertyValue
args101(0).Name = "Count"
args101(0).Value = 1
args101(1).Name = "Select"
args101(1).Value = true

dispatcher.executeDispatch(document, ".uno:GoLeft", "", 0, args101())

rem ----------------------------------------------------------------------
dim args102(1) as new com.sun.star.beans.PropertyValue
args102(0).Name = "Count"
args102(0).Value = 1
args102(1).Name = "Select"
args102(1).Value = true

dispatcher.executeDispatch(document, ".uno:GoLeft", "", 0, args102())

rem ----------------------------------------------------------------------
dim args103(1) as new com.sun.star.beans.PropertyValue
args103(0).Name = "Count"
args103(0).Value = 1
args103(1).Name = "Select"
args103(1).Value = true

dispatcher.executeDispatch(document, ".uno:GoLeft", "", 0, args103())

rem ----------------------------------------------------------------------
dim args104(1) as new com.sun.star.beans.PropertyValue
args104(0).Name = "Count"
args104(0).Value = 1
args104(1).Name = "Select"
args104(1).Value = true

dispatcher.executeDispatch(document, ".uno:GoLeft", "", 0, args104())

rem ----------------------------------------------------------------------
dim args105(1) as new com.sun.star.beans.PropertyValue
args105(0).Name = "Count"
args105(0).Value = 1
args105(1).Name = "Select"
args105(1).Value = true

dispatcher.executeDispatch(document, ".uno:GoLeft", "", 0, args105())

rem ----------------------------------------------------------------------
dim args106(1) as new com.sun.star.beans.PropertyValue
args106(0).Name = "Count"
args106(0).Value = 1
args106(1).Name = "Select"
args106(1).Value = true

dispatcher.executeDispatch(document, ".uno:GoLeft", "", 0, args106())

rem ----------------------------------------------------------------------
dim args107(1) as new com.sun.star.beans.PropertyValue
args107(0).Name = "Count"
args107(0).Value = 1
args107(1).Name = "Select"
args107(1).Value = true

dispatcher.executeDispatch(document, ".uno:GoLeft", "", 0, args107())

rem ----------------------------------------------------------------------
dim args108(1) as new com.sun.star.beans.PropertyValue
args108(0).Name = "Count"
args108(0).Value = 1
args108(1).Name = "Select"
args108(1).Value = true

dispatcher.executeDispatch(document, ".uno:GoLeft", "", 0, args108())

rem ----------------------------------------------------------------------
dim args109(1) as new com.sun.star.beans.PropertyValue
args109(0).Name = "Count"
args109(0).Value = 1
args109(1).Name = "Select"
args109(1).Value = true

dispatcher.executeDispatch(document, ".uno:GoLeft", "", 0, args109())

rem ----------------------------------------------------------------------
dim args110(1) as new com.sun.star.beans.PropertyValue
args110(0).Name = "Count"
args110(0).Value = 1
args110(1).Name = "Select"
args110(1).Value = true

dispatcher.executeDispatch(document, ".uno:GoLeft", "", 0, args110())

rem ----------------------------------------------------------------------
dim args111(1) as new com.sun.star.beans.PropertyValue
args111(0).Name = "Count"
args111(0).Value = 1
args111(1).Name = "Select"
args111(1).Value = true

dispatcher.executeDispatch(document, ".uno:GoLeft", "", 0, args111())

rem ----------------------------------------------------------------------
dim args112(1) as new com.sun.star.beans.PropertyValue
args112(0).Name = "Count"
args112(0).Value = 1
args112(1).Name = "Select"
args112(1).Value = true

dispatcher.executeDispatch(document, ".uno:GoLeft", "", 0, args112())

rem ----------------------------------------------------------------------
dim args113(1) as new com.sun.star.beans.PropertyValue
args113(0).Name = "Count"
args113(0).Value = 1
args113(1).Name = "Select"
args113(1).Value = true

dispatcher.executeDispatch(document, ".uno:GoLeft", "", 0, args113())

rem ----------------------------------------------------------------------
dim args114(1) as new com.sun.star.beans.PropertyValue
args114(0).Name = "Count"
args114(0).Value = 1
args114(1).Name = "Select"
args114(1).Value = true

dispatcher.executeDispatch(document, ".uno:GoLeft", "", 0, args114())

rem ----------------------------------------------------------------------
dim args115(1) as new com.sun.star.beans.PropertyValue
args115(0).Name = "Count"
args115(0).Value = 1
args115(1).Name = "Select"
args115(1).Value = true

dispatcher.executeDispatch(document, ".uno:GoLeft", "", 0, args115())

rem ----------------------------------------------------------------------
dim args116(1) as new com.sun.star.beans.PropertyValue
args116(0).Name = "Count"
args116(0).Value = 1
args116(1).Name = "Select"
args116(1).Value = true

dispatcher.executeDispatch(document, ".uno:GoLeft", "", 0, args116())

rem ----------------------------------------------------------------------
dim args117(1) as new com.sun.star.beans.PropertyValue
args117(0).Name = "Count"
args117(0).Value = 1
args117(1).Name = "Select"
args117(1).Value = true

dispatcher.executeDispatch(document, ".uno:GoLeft", "", 0, args117())

rem ----------------------------------------------------------------------
dim args118(1) as new com.sun.star.beans.PropertyValue
args118(0).Name = "Count"
args118(0).Value = 1
args118(1).Name = "Select"
args118(1).Value = true

dispatcher.executeDispatch(document, ".uno:GoLeft", "", 0, args118())

rem ----------------------------------------------------------------------
dim args119(1) as new com.sun.star.beans.PropertyValue
args119(0).Name = "Count"
args119(0).Value = 1
args119(1).Name = "Select"
args119(1).Value = true

dispatcher.executeDispatch(document, ".uno:GoLeft", "", 0, args119())

rem ----------------------------------------------------------------------
dim args120(1) as new com.sun.star.beans.PropertyValue
args120(0).Name = "Count"
args120(0).Value = 1
args120(1).Name = "Select"
args120(1).Value = true

dispatcher.executeDispatch(document, ".uno:GoLeft", "", 0, args120())

rem ----------------------------------------------------------------------
dim args121(1) as new com.sun.star.beans.PropertyValue
args121(0).Name = "Count"
args121(0).Value = 1
args121(1).Name = "Select"
args121(1).Value = true

dispatcher.executeDispatch(document, ".uno:GoLeft", "", 0, args121())

rem ----------------------------------------------------------------------
dim args122(1) as new com.sun.star.beans.PropertyValue
args122(0).Name = "Count"
args122(0).Value = 1
args122(1).Name = "Select"
args122(1).Value = true

dispatcher.executeDispatch(document, ".uno:GoLeft", "", 0, args122())

rem ----------------------------------------------------------------------
dim args123(1) as new com.sun.star.beans.PropertyValue
args123(0).Name = "Count"
args123(0).Value = 1
args123(1).Name = "Select"
args123(1).Value = true

dispatcher.executeDispatch(document, ".uno:GoLeft", "", 0, args123())

rem ----------------------------------------------------------------------
dim args124(1) as new com.sun.star.beans.PropertyValue
args124(0).Name = "Count"
args124(0).Value = 1
args124(1).Name = "Select"
args124(1).Value = true

dispatcher.executeDispatch(document, ".uno:GoLeft", "", 0, args124())

rem ----------------------------------------------------------------------
dim args125(1) as new com.sun.star.beans.PropertyValue
args125(0).Name = "Count"
args125(0).Value = 1
args125(1).Name = "Select"
args125(1).Value = true

dispatcher.executeDispatch(document, ".uno:GoLeft", "", 0, args125())

rem ----------------------------------------------------------------------
dim args126(1) as new com.sun.star.beans.PropertyValue
args126(0).Name = "Count"
args126(0).Value = 1
args126(1).Name = "Select"
args126(1).Value = true

dispatcher.executeDispatch(document, ".uno:GoLeft", "", 0, args126())

rem ----------------------------------------------------------------------
dim args127(1) as new com.sun.star.beans.PropertyValue
args127(0).Name = "Count"
args127(0).Value = 1
args127(1).Name = "Select"
args127(1).Value = true

dispatcher.executeDispatch(document, ".uno:GoLeft", "", 0, args127())

rem ----------------------------------------------------------------------
dim args128(1) as new com.sun.star.beans.PropertyValue
args128(0).Name = "Count"
args128(0).Value = 1
args128(1).Name = "Select"
args128(1).Value = true

dispatcher.executeDispatch(document, ".uno:GoLeft", "", 0, args128())

rem ----------------------------------------------------------------------
dim args129(1) as new com.sun.star.beans.PropertyValue
args129(0).Name = "Count"
args129(0).Value = 1
args129(1).Name = "Select"
args129(1).Value = true

dispatcher.executeDispatch(document, ".uno:GoLeft", "", 0, args129())

rem ----------------------------------------------------------------------
dim args130(1) as new com.sun.star.beans.PropertyValue
args130(0).Name = "Count"
args130(0).Value = 1
args130(1).Name = "Select"
args130(1).Value = true

dispatcher.executeDispatch(document, ".uno:GoLeft", "", 0, args130())

rem ----------------------------------------------------------------------
dim args131(1) as new com.sun.star.beans.PropertyValue
args131(0).Name = "Count"
args131(0).Value = 1
args131(1).Name = "Select"
args131(1).Value = true

dispatcher.executeDispatch(document, ".uno:GoLeft", "", 0, args131())

rem ----------------------------------------------------------------------
dim args132(1) as new com.sun.star.beans.PropertyValue
args132(0).Name = "Count"
args132(0).Value = 1
args132(1).Name = "Select"
args132(1).Value = true

dispatcher.executeDispatch(document, ".uno:GoLeft", "", 0, args132())

rem ----------------------------------------------------------------------
dim args133(1) as new com.sun.star.beans.PropertyValue
args133(0).Name = "Count"
args133(0).Value = 1
args133(1).Name = "Select"
args133(1).Value = true

dispatcher.executeDispatch(document, ".uno:GoLeft", "", 0, args133())

rem ----------------------------------------------------------------------
dim args134(1) as new com.sun.star.beans.PropertyValue
args134(0).Name = "Count"
args134(0).Value = 1
args134(1).Name = "Select"
args134(1).Value = true

dispatcher.executeDispatch(document, ".uno:GoLeft", "", 0, args134())

rem ----------------------------------------------------------------------
dim args135(1) as new com.sun.star.beans.PropertyValue
args135(0).Name = "Count"
args135(0).Value = 1
args135(1).Name = "Select"
args135(1).Value = true

dispatcher.executeDispatch(document, ".uno:GoLeft", "", 0, args135())

rem ----------------------------------------------------------------------
dim args136(1) as new com.sun.star.beans.PropertyValue
args136(0).Name = "Count"
args136(0).Value = 1
args136(1).Name = "Select"
args136(1).Value = true

dispatcher.executeDispatch(document, ".uno:GoLeft", "", 0, args136())

rem ----------------------------------------------------------------------
'dim args137(1) as new com.sun.star.beans.PropertyValue
'args137(0).Name = "Count"
'args137(0).Value = 1
'args137(1).Name = "Select"
'args137(1).Value = true

'dispatcher.executeDispatch(document, ".uno:GoLeft", "", 0, args137())

rem ----------------------------------------------------------------------
dim args138(2) as new com.sun.star.beans.PropertyValue
args138(0).Name = "FontHeight.Height"
args138(0).Value = 9
args138(1).Name = "FontHeight.Prop"
args138(1).Value = 100
args138(2).Name = "FontHeight.Diff"
args138(2).Value = 0

dispatcher.executeDispatch(document, ".uno:FontHeight", "", 0, args138())
dispatcher.executeDispatch(document, ".uno:Protect", "", 0, args138())

rem ----------------------------------------------------------------------
'dim args139(1) as new com.sun.star.beans.PropertyValue
'args139(0).Name = "Count"
'args139(0).Value = 1
'args139(1).Name = "Select"
'args139(1).Value = false

'dispatcher.executeDispatch(document, ".uno:GoDown", "", 0, args139())

rem ----------------------------------------------------------------------
'dim args307(1) as new com.sun.star.beans.PropertyValue
'args307(0).Name = "Count"
'args307(0).Value = 1
'args307(1).Name = "Select"
'args307(1).Value = false

'dispatcher.executeDispatch(document, ".uno:GoLeft", "", 0, args307())
rem ----------------------------------------------------------------------
'dim args139(1) as new com.sun.star.beans.PropertyValue
'args139(0).Name = "Count"
'args139(0).Value = 1
'args139(1).Name = "Select"
'args139(1).Value = false

'dispatcher.executeDispatch(document, ".uno:GoDown", "", 0, args139())
rem ----------------------------------------------------------------------
'dim args0139(1) as new com.sun.star.beans.PropertyValue
'args0139(0).Name = "Count"
'args0139(0).Value = 1
'args0139(1).Name = "Select"
'args0139(1).Value = false

'dispatcher.executeDispatch(document, ".uno:GoDown", "", 0, args0139())
rem ----------------------------------------------------------------------
dim args00139(1) as new com.sun.star.beans.PropertyValue
args00139(0).Name = "Count"
args00139(0).Value = 3
args00139(1).Name = "Select"
args00139(1).Value = false

dispatcher.executeDispatch(document, ".uno:GoDown", "", 0, args00139())

do_tab_tasks()

dim args00140(1) as new com.sun.star.beans.PropertyValue
args00140(0).Name = "Count"
args00140(0).Value = 3
args00140(1).Name = "Select"
args00140(1).Value = false

dispatcher.executeDispatch(document, ".uno:GoDown", "", 0, args00140())


move_cursor()

'premakni_kurzor_tab()
'premakni_kurzor()


end sub





</script:module>
</file>

<file path=Basic/GenerateTab/Orodna.xml><?xml version="1.0" encoding="utf-8"?>
<!DOCTYPE module  PUBLIC '-//OpenOffice.org//DTD OfficeDocument 1.0//EN'  'module.dtd'>
<script:module xmlns:script="http://openoffice.org/2000/script" script:name="Orodna" script:language="StarBasic">REM  *****  BASIC  *****

sub OrodnaVrstica
       REM *** Creates a new custom toolbar persistently for the Basic IDE
        REM *** The name of our new custom toolbar. A custom toolbar name MUST
        REM *** start with "custom_"!
        sToolbar = "private:resource/toolbar/custom_toolbar2"
        

REM *** Retrieve the module configuration manager from central module configuration manager supplier oModuleCfgMgrSupplier = createUnoService("com.sun.star.ui.ModuleUIConfigurationManagerSupplier")
REM *** Retrieve the module configuration manager with the module identifier
        REM *** See com.sun.star.frame.ModuleManager for more information

'oModuleCfgMgr = oModuleCfgMgrSupplier.getUIConfigurationManager( "com.sun.star.script.BasicIDE" )

        oDocCfgMgr = ThisComponent.getUIConfigurationManager()

REM *** Create a settings container which will define the structure of our new

        REM *** custom toolbar.
        oToolbarSettings = oDocCfgMgr.createSettings()
        
        REM *** Set a title for our new custom toolbar
        oToolbarSettings.UIName = "GenerateTab"
        
        REM *** Create a button for our new custom toolbar
        sString = "My Macro's"
        
oToolbarItem = CreateToolbarItem( "macro:///GenerateTab.NarediTab.NarediTabelo", "Vstavi tabelo" )
oToolbarSettings.insertByIndex( nCount, oToolbarItem ) 

'oToolbarItem = CreateToolbarItem( "macro:///Standard.AddLib", "Dodaj knjiznico" )
'oToolbarSettings.insertByIndex( nCount, oToolbarItem ) 



        REM *** Set the settings for our new custom toolbar. (replace/insert)
        if ( oDocCfgMgr.hasSettings( sToolbar )) then
                oDocCfgMgr.replaceSettings( sToolbar, oToolbarSettings )
        else
             oDocCfgMgr.insertSettings( sToolbar, oToolbarSettings )
        endif


 end sub
 
 
 Function CreateToolbarItem( Command as String, Label as String ) as Variant
       
        Dim aToolbarItem(3) as new com.sun.star.beans.PropertyValue
      

        aToolbarItem(0).Name = "CommandURL"
        aToolbarItem(0).Value = Command
        aToolbarItem(1).Name = "Label"
        aToolbarItem(1).Value = Label
        aToolbarItem(2).Name = "Type"
        aToolbarItem(2).Value = 0
        aToolbarItem(3).Name = "Visible"
        aToolbarItem(3).Value = true
        
       

        CreateToolbarItem = aToolbarItem()
      
End Function
</script:module>
</file>

<file path=Basic/GenerateTab/TabTasks.xml><?xml version="1.0" encoding="utf-8"?>
<!DOCTYPE module  PUBLIC '-//OpenOffice.org//DTD OfficeDocument 1.0//EN'  'module.dtd'>
<script:module xmlns:script="http://openoffice.org/2000/script" script:name="TabTasks" script:language="StarBasic">REM  *****  BASIC  *****

Sub do_tab_tasks

rem ---------rem define variables----------------------------
dim document1   as object
dim dispatcher as object
dim oCells1 as object
dim oBorders1
rem---------------access to design mode is off----------------------------
Doc1 = ThisComponent
Controller1 = Doc1.CurrentController
Controller1.setFormDesignMode(False)


rem ------rem get access to the document--------------------------------
document1   = ThisComponent.CurrentController.Frame
dispatcher = createUnoService("com.sun.star.frame.DispatchHelper")
rem ----------------------------------------------------------------------
dim args1(3) as new com.sun.star.beans.PropertyValue
args1(0).Name = "TableName"
args1(0).Value = "TabTasks"
args1(1).Name = "Columns"
args1(1).Value = 3
args1(2).Name = "Rows"
args1(2).Value = 2
args1(3).Name = "Flags"
args1(3).Value = 9

dispatcher.executeDispatch(document1, ".uno:InsertTable", "", 0, args1())

fonts_size()

rem------------------------------ožji stolpec
  ' Declare variables for later use
  Dim i as integer          ' Count integer
  Dim x as integer          ' Count integer
  Dim oTables               ' Collection of tables
  Dim oTable                ' Individual table
  Dim aWidth() as double    ' Array of widths
  Dim iColCount             ' Number of columns
  Dim dFactor as double     ' Unit factor
  Dim dWidthTotal as double ' Total desired width


oTables = ThisComponent.TextTables

i = oTables.getCount() - 1
  dWidthTotal = 0
  iColCount = 3  ' Specify number of columns
  ReDim aWidth(iColCount-1)
  
      aWidth(0)= 2.0
      aWidth(1)= 2.0
      aWidth(2)= 1.0
oTblColSeps = oTables(i).TableColumnSeparators
'Check table has correct number of columns
   ' If ubound(oTblColSeps1)+2&lt;&gt;iColCount Then
   '   msgbox "Table """ &amp; oTables(i).getName() &amp; _
   '          """ has wrong number of columns"
   ' Else
        
      ' Sum all desired widths
      For x = lbound(aWidth) To  ubound(aWidth)
        dWidthTotal = dWidthTotal + aWidth(x)
      Next

      ' Calculate conversion factor as Writer requires
      ' column separater widths total 10000
      oFactor = 10000/dWidthTotal

      ' Calculate first separator position based on factor and
      ' desired width of first column
      oTblColSeps(0).position = oFactor * aWidth(0)

      ' For the other separators
      For x = lbound(aWidth)+1 To  (ubound(aWidth)-1)
        ' Position based on position of previous separator plus 
        ' current width
        oTblColSeps(x).position =  oTblColSeps(x-1).position _
                                + (oFactor * aWidth(x))
      Next

      ' Update the table with the new positions           
      oTables(i).TableColumnSeparators = oTblColSeps        
    
   ' End If


oDoc1 = ThisComponent
oTables1 = oDoc1.TextTables
oTable1 = oTables1.getByIndex(oTables1.count-1)

TblColSeps1 = oTable1.TableColumnSeparators
oTable1.TableColumnSeparators = TblColSeps1

rem ----------------------------------------------------------------------issue/task-----
dim args140(0) as new com.sun.star.beans.PropertyValue
args140(0).Name = "Text"
args140(0).Value = "Issue / Task"

dispatcher.executeDispatch(document1, ".uno:InsertText", "", 0, args140())

rem ----------------------------------------------------------------------
dim args143(1) as new com.sun.star.beans.PropertyValue
args143(0).Name = "Count"
args143(0).Value = 12
args143(1).Name = "Select"
args143(1).Value = true

dispatcher.executeDispatch(document1, ".uno:GoLeft", "", 0, args143())

rem ----------------------------------------------------------------------
dim args154(3) as new com.sun.star.beans.PropertyValue
args154(0).Name = "FontHeight.Height"
args154(0).Value = 9
args154(1).Name = "FontHeight.Prop"
args154(1).Value = 100
args154(2).Name = "FontHeight.Diff"
args154(2).Value = 0
args154(3).Name = "Bold"
args154(3).Value = true


dispatcher.executeDispatch(document1, ".uno:FontHeight", "", 0, args154())

dispatcher.executeDispatch(document1, ".uno:Bold", "", 0, args154())

Curs1 = oTable1.createCursorByCellName("A1")
dispatcher.executeDispatch(document1, ".uno:Protect", "", 0, args154())
'dispatcher.executeDispatch(document1, ".uno:Protect", "", 0, args0154())

rem ----------------------------------------------------------------------
dim args155(1) as new com.sun.star.beans.PropertyValue
args155(0).Name = "Count"
args155(0).Value = 1
args155(1).Name = "Select"
args155(1).Value = false

dispatcher.executeDispatch(document1, ".uno:GoRight", "", 0, args155())


rem ----------------------------------------------------------------------
dim args0155(1) as new com.sun.star.beans.PropertyValue
args0155(0).Name = "Count"
args0155(0).Value = 1
args0155(1).Name = "Select"
args0155(1).Value = false

dispatcher.executeDispatch(document1, ".uno:GoLeft", "", 0, args0155())

rem ----------------------------------------------------------------------comments---------
dim args157(0) as new com.sun.star.beans.PropertyValue
args157(0).Name = "Text"
args157(0).Value = "Implementation / Comment"

dispatcher.executeDispatch(document1, ".uno:InsertText", "", 0, args157())

rem ----------------------------------------------------------------------comments---------
dim args158(1) as new com.sun.star.beans.PropertyValue
args158(0).Name = "Count"
args158(0).Value = 24
args158(1).Name = "Select"
args158(1).Value = true

dispatcher.executeDispatch(document1, ".uno:GoLeft", "", 0, args158())


rem ----------------------------------------------------------------------
dim args0166(3) as new com.sun.star.beans.PropertyValue
args0166(0).Name = "FontHeight.Height"
args0166(0).Value = 9
args0166(1).Name = "FontHeight.Prop"
args0166(1).Value = 100
args0166(2).Name = "FontHeight.Diff"
args0166(2).Value = 0
args0166(3).Name = "Bold"
args0166(3).Value = true


dispatcher.executeDispatch(document1, ".uno:FontHeight", "", 0, args0166())

dispatcher.executeDispatch(document1, ".uno:Bold", "", 0, args0166())
rem ----------------------------------------------------------------------

Curs1 = oTable1.createCursorByCellName("B1")
dispatcher.executeDispatch(document1, ".uno:Protect", "", 0, args0166())

rem ----------------------------------------------------------------------status--------
dim args0169(0) as new com.sun.star.beans.PropertyValue
args0169(0).Name = "Text"
args0169(0).Value = "Status    (development / release)"

dispatcher.executeDispatch(document1, ".uno:InsertText", "", 0, args0169())

rem ----------------------------------------------------------------------
dim args0170(1) as new com.sun.star.beans.PropertyValue
args0170(0).Name = "Count"
args0170(0).Value = 27
args0170(1).Name = "Select"
args0170(1).Value = false

dispatcher.executeDispatch(document1, ".uno:GoLeft", "", 0, args0170())

rem ----------------------------------------------------------------------
dim args0171(1) as new com.sun.star.beans.PropertyValue
args0171(0).Name = "Count"
args0171(0).Value = 6
args0171(1).Name = "Select"
args0171(1).Value = true

dispatcher.executeDispatch(document1, ".uno:GoLeft", "", 0, args0171())



rem ----------------------------------------------------------------------
dim args0177(2) as new com.sun.star.beans.PropertyValue
args0177(0).Name = "FontHeight.Height"
args0177(0).Value = 9
args0177(1).Name = "FontHeight.Prop"
args0177(1).Value = 100
args0177(2).Name = "FontHeight.Diff"
args0177(2).Value = 0

dispatcher.executeDispatch(document1, ".uno:FontHeight", "", 0, args0177())
rem ----------------------------------------------------------------------
dim args00177(0) as new com.sun.star.beans.PropertyValue
args00177(0).Name = "Bold"
args00177(0).Value = true

dispatcher.executeDispatch(document1, ".uno:Bold", "", 0, args00177())


Curs1 = oTable1.createCursorByCellName("C1")
dispatcher.executeDispatch(document1, ".uno:Protect", "", 0, args0177())

rem ----------------------------------------------------------------------
dim args00139(1) as new com.sun.star.beans.PropertyValue
args00139(0).Name = "Count"
args00139(0).Value = 1
args00139(1).Name = "Select"
args00139(1).Value = false

dispatcher.executeDispatch(document1, ".uno:GoDown", "", 0, args00139())

rem ----------------------------------------------------------------------
dim args000139(1) as new com.sun.star.beans.PropertyValue
args000139(0).Name = "Count"
args000139(0).Value = 1
args000139(1).Name = "Select"
args000139(1).Value = false

dispatcher.executeDispatch(document1, ".uno:GoDown", "", 0, args000139())

End Sub



Sub do_empty

rem ---------rem define variables----------------------------
dim document2   as object
dim dispatcher as object
dim oCells2 as object
dim oBorders2
rem---------------access to design mode is off----------------------------
Doc1 = ThisComponent
Controller1 = Doc1.CurrentController
Controller1.setFormDesignMode(False)

rem ------rem get access to the document--------------------------------
document1   = ThisComponent.CurrentController.Frame
dispatcher = createUnoService("com.sun.star.frame.DispatchHelper")
rem ----------------------------------------------------------------------
dim args1(3) as new com.sun.star.beans.PropertyValue
args1(0).Name = "TableName"
args1(0).Value = "TabEmpty"
args1(1).Name = "Columns"
args1(1).Value = 1
args1(2).Name = "Rows"
args1(2).Value = 1
args1(3).Name = "Flags"
args1(3).Value = 9

dispatcher.executeDispatch(document1, ".uno:InsertTable", "", 0, args1())

borders()

End Sub


Sub SetTableColWidths

  ' Declare variables for later use
  Dim i as integer          ' Count integer
  Dim x as integer          ' Count integer
  Dim oTables               ' Collection of tables
  Dim oTable                ' Individual table
  Dim aWidth() as double    ' Array of widths
  Dim iColCount             ' Number of columns
  Dim dFactor as double     ' Unit factor
  Dim dWidthTotal as double ' Total desired width

  ' Get all table objects in document
  oTables = ThisComponent.TextTables

  ' Loop through one table at a time
  For i = 0 To oTables.getCount() - 1
    
    ' Set table AutoFormat if required
    'oTables(i).autoFormat("Blue")    
    
    ' Initialise width total
    dWidthTotal = 0 
   
    ' #########################################
    ' This is the only bit you need to modify
    
      iColCount = 3  ' Specify number of columns
      
      ReDim aWidth(iColCount-1)
      
      ' Specify desired width for each column
      ' These are relative so can be whatever
      ' units you like. Populate the array with values
      ' Make sure you define the correct number
      ' of columns!
      aWidth(0)= 4
      aWidth(1)= 4
      aWidth(2)= 2
        
              
    ' #########################################

    ' Get column separators
    oTblColSeps = oTables(i).TableColumnSeparators 

    ' Check table has correct number of columns
    If ubound(oTblColSeps)+2&lt;&gt;iColCount Then
      msgbox "Table """ &amp; oTables(i).getName() &amp; _
             """ has wrong number of columns"
    Else
        
      ' Sum all desired widths
      For x = lbound(aWidth) To  ubound(aWidth)
        dWidthTotal = dWidthTotal + aWidth(x)
      Next

      ' Calculate conversion factor as Writer requires
      ' column separater widths total 10000
      oFactor = 10000/dWidthTotal

      ' Calculate first separator position based on factor and
      ' desired width of first column
      oTblColSeps(0).position = oFactor * aWidth(0)

      ' For the other separators
      For x = lbound(aWidth)+1 To  (ubound(aWidth)-1)
        ' Position based on position of previous separator plus 
        ' current width
        oTblColSeps(x).position =  oTblColSeps(x-1).position _
                                + (oFactor * aWidth(x))
      Next

      ' Update the table with the new positions           
      oTables(i).TableColumnSeparators = oTblColSeps        
    
    End If
   
  Next

End Sub
</script:module>
</file>

<file path=Basic/GenerateTab/Tabs.xml><?xml version="1.0" encoding="utf-8"?>
<!DOCTYPE module  PUBLIC '-//OpenOffice.org//DTD OfficeDocument 1.0//EN'  'module.dtd'>
<script:module xmlns:script="http://openoffice.org/2000/script" script:name="Tabs" script:language="StarBasic"> REM  *****  BASIC  *****
    sub My_Table5
    rem ----------------------------------------------------------------------
    rem define variables
    dim document   as object
    dim dispatcher as object
    rem ----------------------------------------------------------------------
    rem get access to the document
    document   = ThisComponent.CurrentController.Frame
    dispatcher = createUnoService("com.sun.star.frame.DispatchHelper")

    rem ----------------------------------------------------------------------
    dim args1(3) as new com.sun.star.beans.PropertyValue
    args1(0).Name = "TableName"
    args1(0).Value = "TestObrazec"
    args1(1).Name = "Columns"
    args1(1).Value = 2
    args1(2).Name = "Rows"
    args1(2).Value = 8
    args1(3).Name = "Flags"
    args1(3).Value = 9

    dispatcher.executeDispatch(document, ".uno:InsertTable", "", 0, args1())

    rem ----------------------------------------------------------------------
    dim args2(4) as new com.sun.star.beans.PropertyValue
    args2(0).Name = "FontHeight.Height"
    args2(0).Value = "9"
    args2(1).Name = "FontHeight.Prop"
    args2(1).Value = 100
    args2(2).Name = "FontHeight.Diff"
    args2(2).Value = 0

    dispatcher.executeDispatch(document, ".uno:FontHeight", "", 0, args2())

    rem ----------------------------------------------------------------------
    dim args3(0) as new com.sun.star.beans.PropertyValue
    args3(0).Name = "Text"
    args3(0).Value = "SW version"

    dispatcher.executeDispatch(document, ".uno:InsertText", "", 0, args3())

    rem ----------------------------------------------------------------------
    dispatcher.executeDispatch(document, ".uno:goDown", "", 0, args3())

    rem ----------------------------------------------------------------------
 dim args6(4) as new com.sun.star.beans.PropertyValue
    args6(0).Name = "FontHeight.Height"
    args6(0).Value = "9"
    args6(1).Name = "FontHeight.Prop"
    args6(1).Value = 100
    args6(2).Name = "FontHeight.Diff"
    args6(2).Value = 0

    dispatcher.executeDispatch(document, ".uno:FontHeight", "", 0, args6())

    rem ----------------------------------------------------------------------
    dim args7(0) as new com.sun.star.beans.PropertyValue
    args7(0).Name = "Text"
    args7(0).Value = "Previous official version"

    dispatcher.executeDispatch(document, ".uno:InsertText", "", 0, args7())

    rem ----------------------------------------------------------------------
    dispatcher.executeDispatch(document, ".uno:JumpToNextCell", "", 0, Array())

    rem ----------------------------------------------------------------------
 dim args10(4) as new com.sun.star.beans.PropertyValue
    args10(0).Name = "FontHeight.Height"
    args10(0).Value = "9"
    args10(1).Name = "FontHeight.Prop"
    args10(1).Value = 100
    args10(2).Name = "FontHeight.Diff"
    args10(2).Value = 0

    dispatcher.executeDispatch(document, ".uno:FontHeight", "", 0, args10())

    rem ----------------------------------------------------------------------
    dim args12(2) as new com.sun.star.beans.PropertyValue
    args12(0).Name = "Amount"
    args12(0).Value = 2
    args12(1).Name = "Horizontal"
    args12(1).Value = false
    args12(2).Name = "Proportional"
    args12(2).Value = false

    dispatcher.executeDispatch(document, ".uno:SplitCell", "", 0, args12())

    rem ----------------------------------------------------------------------
    dispatcher.executeDispatch(document, ".uno:SetColumnWidth", "", 0, Array())

    rem ----------------------------------------------------------------------
    dispatcher.executeDispatch(document, ".uno:JumpToNextCell", "", 0, Array())

    rem ----------------------------------------------------------------------
    dispatcher.executeDispatch(document, ".uno:JumpToNextCell", "", 0, Array())

    rem ----------------------------------------------------------------------
    dim args16(4) as new com.sun.star.beans.PropertyValue
    args16(0).Name = "CharFontName.StyleName"
    args16(0).Value = ""
    args16(1).Name = "CharFontName.Pitch"
    args16(1).Value = 2
    args16(2).Name = "CharFontName.CharSet"
    args16(2).Value = -1
    args16(3).Name = "CharFontName.Family"
    args16(3).Value = 5
    args16(4).Name = "CharFontName.FamilyName"
    args16(4).Value = "Tahoma"

    dispatcher.executeDispatch(document, ".uno:CharFontName", "", 0, args16())

    rem ----------------------------------------------------------------------
    dim args17(0) as new com.sun.star.beans.PropertyValue
    args17(0).Name = "Text"
    args17(0).Value = "Procud"

    dispatcher.executeDispatch(document, ".uno:InsertText", "", 0, args17())

    rem ----------------------------------------------------------------------
    dispatcher.executeDispatch(document, ".uno:SwBackspace", "", 0, Array())

    rem ----------------------------------------------------------------------
    dispatcher.executeDispatch(document, ".uno:SwBackspace", "", 0, Array())

    rem ----------------------------------------------------------------------
    dim args20(0) as new com.sun.star.beans.PropertyValue
    args20(0).Name = "Text"
    args20(0).Value = "edures"

    dispatcher.executeDispatch(document, ".uno:InsertText", "", 0, args20())

    rem ----------------------------------------------------------------------
    dim args21(0) as new com.sun.star.beans.PropertyValue
    args21(0).Name = "BackgroundColor"
    args21(0).Value = 13434879

    dispatcher.executeDispatch(document, ".uno:BackgroundColor", "", 0, args21())

    rem ----------------------------------------------------------------------
    dispatcher.executeDispatch(document, ".uno:JumpToNextCell", "", 0, Array())

    rem ----------------------------------------------------------------------
    dim args23(4) as new com.sun.star.beans.PropertyValue
    args23(0).Name = "CharFontName.StyleName"
    args23(0).Value = ""
    args23(1).Name = "CharFontName.Pitch"
    args23(1).Value = 2
    args23(2).Name = "CharFontName.CharSet"
    args23(2).Value = -1
    args23(3).Name = "CharFontName.Family"
    args23(3).Value = 5
    args23(4).Name = "CharFontName.FamilyName"
    args23(4).Value = "Tahoma"

    dispatcher.executeDispatch(document, ".uno:CharFontName", "", 0, args23())

    rem ----------------------------------------------------------------------
    dim args24(2) as new com.sun.star.beans.PropertyValue
    args24(0).Name = "FontHeight.Height"
    args24(0).Value = 8
    args24(1).Name = "FontHeight.Prop"
    args24(1).Value = 100
    args24(2).Name = "FontHeight.Diff"
    args24(2).Value = 0

    dispatcher.executeDispatch(document, ".uno:FontHeight", "", 0, args24())

    rem ----------------------------------------------------------------------
    dim args25(2) as new com.sun.star.beans.PropertyValue
    args25(0).Name = "Amount"
    args25(0).Value = 2
    args25(1).Name = "Horizontal"
    args25(1).Value = false
    args25(2).Name = "Proportional"
    args25(2).Value = false

    dispatcher.executeDispatch(document, ".uno:SplitCell", "", 0, args25())

    rem ----------------------------------------------------------------------
    rem dispatcher.executeDispatch(document, ".uno:RulerBorders", "", 0, Array())

    rem ----------------------------------------------------------------------
    dispatcher.executeDispatch(document, ".uno:JumpToNextCell", "", 0, Array())

    rem ----------------------------------------------------------------------
    dispatcher.executeDispatch(document, ".uno:JumpToNextCell", "", 0, Array())

    rem ----------------------------------------------------------------------
    dim args29(4) as new com.sun.star.beans.PropertyValue
    args29(0).Name = "CharFontName.StyleName"
    args29(0).Value = ""
    args29(1).Name = "CharFontName.Pitch"
    args29(1).Value = 2
    args29(2).Name = "CharFontName.CharSet"
    args29(2).Value = -1
    args29(3).Name = "CharFontName.Family"
    args29(3).Value = 5
    args29(4).Name = "CharFontName.FamilyName"
    args29(4).Value = "Tahoma"

    dispatcher.executeDispatch(document, ".uno:CharFontName", "", 0, args29())

    rem ----------------------------------------------------------------------
    dim args30(0) as new com.sun.star.beans.PropertyValue
    args30(0).Name = "Text"
    args30(0).Value = "Conclusions"

    dispatcher.executeDispatch(document, ".uno:InsertText", "", 0, args30())

    rem ----------------------------------------------------------------------
    dim args31(0) as new com.sun.star.beans.PropertyValue
    args31(0).Name = "BackgroundColor"
    args31(0).Value = 16764057

    dispatcher.executeDispatch(document, ".uno:BackgroundColor", "", 0, args31())

    rem ----------------------------------------------------------------------
    dispatcher.executeDispatch(document, ".uno:JumpToNextCell", "", 0, Array())

    rem ----------------------------------------------------------------------
    dim args33(4) as new com.sun.star.beans.PropertyValue
    args33(0).Name = "CharFontName.StyleName"
    args33(0).Value = ""
    args33(1).Name = "CharFontName.Pitch"
    args33(1).Value = 2
    args33(2).Name = "CharFontName.CharSet"
    args33(2).Value = -1
    args33(3).Name = "CharFontName.Family"
    args33(3).Value = 5
    args33(4).Name = "CharFontName.FamilyName"
    args33(4).Value = "Tahoma"

    dispatcher.executeDispatch(document, ".uno:CharFontName", "", 0, args33())

    rem ----------------------------------------------------------------------
    dim args34(2) as new com.sun.star.beans.PropertyValue
    args34(0).Name = "FontHeight.Height"
    args34(0).Value = 8
    args34(1).Name = "FontHeight.Prop"
    args34(1).Value = 100
    args34(2).Name = "FontHeight.Diff"
    args34(2).Value = 0

    dispatcher.executeDispatch(document, ".uno:FontHeight", "", 0, args34())

    rem ----------------------------------------------------------------------
    dim args35(2) as new com.sun.star.beans.PropertyValue
    args35(0).Name = "Amount"
    args35(0).Value = 2
    args35(1).Name = "Horizontal"
    args35(1).Value = false
    args35(2).Name = "Proportional"
    args35(2).Value = false

    dispatcher.executeDispatch(document, ".uno:SplitCell", "", 0, args35())

    rem ----------------------------------------------------------------------
    rem dispatcher.executeDispatch(document, ".uno:RulerBorders", "", 0, Array())
    dispatcher.executeDispatch(document, ".uno:Save", "", 0, Array())

    end sub

</script:module>
</file>

<file path=Basic/GenerateTab/borderLine.xml><?xml version="1.0" encoding="utf-8"?>
<!DOCTYPE module  PUBLIC '-//OpenOffice.org//DTD OfficeDocument 1.0//EN'  'module.dtd'>
<script:module xmlns:script="http://openoffice.org/2000/script" script:name="borderLine" script:language="StarBasic">REM  *****  BASIC  *****
sub border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Count"
args1(0).Value = 1
args1(1).Name = "Select"
args1(1).Value = true

dispatcher.executeDispatch(document, ".uno:GoRight", "", 0, args1())

rem ----------------------------------------------------------------------
dim args2(1) as new com.sun.star.beans.PropertyValue
args2(0).Name = "Count"
args2(0).Value = 1
args2(1).Name = "Select"
args2(1).Value = true

dispatcher.executeDispatch(document, ".uno:GoDown", "", 0, args2())

rem ----------------------------------------------------------------------
dim args3(1) as new com.sun.star.beans.PropertyValue
args3(0).Name = "Count"
args3(0).Value = 1
args3(1).Name = "Select"
args3(1).Value = true

dispatcher.executeDispatch(document, ".uno:GoDown", "", 0, args3())

rem ----------------------------------------------------------------------
dim args4(1) as new com.sun.star.beans.PropertyValue
args4(0).Name = "Count"
args4(0).Value = 1
args4(1).Name = "Select"
args4(1).Value = true

dispatcher.executeDispatch(document, ".uno:GoDown", "", 0, args4())

rem ----------------------------------------------------------------------
dim args5(12) as new com.sun.star.beans.PropertyValue
args5(0).Name = "OuterBorder.LeftBorder"
args5(0).Value = Array(0,0,0,0)
args5(1).Name = "OuterBorder.LeftDistance"
args5(1).Value = 97
args5(2).Name = "OuterBorder.RightBorder"
args5(2).Value = Array(0,0,0,0)
args5(3).Name = "OuterBorder.RightDistance"
args5(3).Value = 97
args5(4).Name = "OuterBorder.TopBorder"
args5(4).Value = Array(0,0,0,0)
args5(5).Name = "OuterBorder.TopDistance"
args5(5).Value = 97
args5(6).Name = "OuterBorder.BottomBorder"
args5(6).Value = Array(0,0,0,0)
args5(7).Name = "OuterBorder.BottomDistance"
args5(7).Value = 97
args5(8).Name = "InnerBorder.Horizontal"
args5(8).Value = Array(0,0,0,0)
args5(9).Name = "InnerBorder.Vertical"
args5(9).Value = Array(0,0,0,0)
args5(10).Name = "InnerBorder.Flags"
args5(10).Value = 0
args5(11).Name = "InnerBorder.ValidFlags"
args5(11).Value = 127
args5(12).Name = "InnerBorder.DefaultDistance"
args5(12).Value = 0

dispatcher.executeDispatch(document, ".uno:SetBorderStyle", "", 0, args5())

rem ----------------------------------------------------------------------
dim args6(1) as new com.sun.star.beans.PropertyValue
args6(0).Name = "Count"
args6(0).Value = 1
args6(1).Name = "Select"
args6(1).Value = false

dispatcher.executeDispatch(document, ".uno:GoLeft", "", 0, args6())

rem ----------------------------------------------------------------------
dim args7(1) as new com.sun.star.beans.PropertyValue
args7(0).Name = "Count"
args7(0).Value = 1
args7(1).Name = "Select"
args7(1).Value = true

dispatcher.executeDispatch(document, ".uno:GoRight", "", 0, args7())

rem ----------------------------------------------------------------------
dim args8(12) as new com.sun.star.beans.PropertyValue
args8(0).Name = "OuterBorder.LeftBorder"
args8(0).Value = Array(0,0,0,0)
args8(1).Name = "OuterBorder.LeftDistance"
args8(1).Value = 97
args8(2).Name = "OuterBorder.RightBorder"
args8(2).Value = Array(0,0,0,0)
args8(3).Name = "OuterBorder.RightDistance"
args8(3).Value = 97
args8(4).Name = "OuterBorder.TopBorder"
args8(4).Value = Array(0,0,0,0)
args8(5).Name = "OuterBorder.TopDistance"
args8(5).Value = 97
args8(6).Name = "OuterBorder.BottomBorder"
args8(6).Value = Array(0,0,2,0)
args8(7).Name = "OuterBorder.BottomDistance"
args8(7).Value = 97
args8(8).Name = "InnerBorder.Horizontal"
args8(8).Value = Array(0,0,0,0)
args8(9).Name = "InnerBorder.Vertical"
args8(9).Value = Array(0,0,0,0)
args8(10).Name = "InnerBorder.Flags"
args8(10).Value = 0
args8(11).Name = "InnerBorder.ValidFlags"
args8(11).Value = 66
args8(12).Name = "InnerBorder.DefaultDistance"
args8(12).Value = 0

dispatcher.executeDispatch(document, ".uno:SetBorderStyle", "", 0, args8())


end sub

</script:module>
</file>

<file path=Basic/GenerateTab/script-lb.xml><?xml version="1.0" encoding="utf-8"?>
<!DOCTYPE library  PUBLIC '-//OpenOffice.org//DTD OfficeDocument 1.0//EN'  'library.dtd'>
<library:library xmlns:library="http://openoffice.org/2000/library" library:name="GenerateTab" library:readonly="false" library:passwordprotected="false">
  <library:element library:name="Orodna"/>
  <library:element library:name="NarediTab"/>
  <library:element library:name="MoveCurs"/>
  <library:element library:name="TabTasks"/>
  <library:element library:name="Tabs"/>
  <library:element library:name="borderLine"/>
  <library:element library:name="Module1"/>
</library:library>
</file>

<file path=Basic/Standard/Module1.xml><?xml version="1.0" encoding="utf-8"?>
<!DOCTYPE module  PUBLIC '-//OpenOffice.org//DTD OfficeDocument 1.0//EN'  'module.dtd'>
<script:module xmlns:script="http://openoffice.org/2000/script" script:name="Module1" script:language="StarBasic">REM  *****  BASIC  *****

Option Explicit

Sub AddLib
AddBasicLibrary("GenerateTab","GenerateTab")
msgbox "Library GenerateTab installed"
End Sub

Sub AddBasicLibrary(srcname,destname)
Dim SrcLibraryName As String, DestLibraryName As String
Dim oSrcLib As Object, oDestLib As Object, iCounter As Integer
Dim oLibs As Object, oGlobalLibs As Object
Dim iLib As Integer
Dim sSrcModules, swhichpass
' set these 2 variables to your lib name
SrcLibraryName = srcname
' The name of the library that contains the modules
DestLibraryName = destname
' This library will be created and is the
' destination for the modules from the source document.
oLibs = BasicLibraries ' For Basic libaries in this document
oGlobalLibs = GlobalScope.BasicLibraries
swhichpass="library"
For iLib = 1 To 2 ' this makes two passes, one for the dialogues and one for the macros
	If oGlobalLibs.hasByName( DestLibraryName ) = False Then
		oGlobalLibs.createLibrary( DestLibraryName )
		msgbox ("Creating new " &amp; swhichpass &amp; chr(13) &amp; DestLibraryName)
	else
		oGlobalLibs.removeLibrary(DestLibraryName)
		msgbox("Removing old version of " &amp; swhichpass &amp; chr(13) &amp; DestLibraryName)
		oGlobalLibs.createLibrary( DestLibraryName )		
		msgbox ("Creating replacement " &amp; swhichpass &amp;  chr(13) &amp; DestLibraryName)
		oGlobalLibs.LoadLibrary(DestLibraryName) ' added by Paolo. thanks!
	End If
	If oLibs.hasByName( SrcLibraryName ) Then
		oLibs.LoadLibrary( SrcLibraryName )
	 	oSrcLib = oLibs.getByName( SrcLibraryName )
		sSrcModules = oSrcLib.getElementNames()
		iCounter = lBound( sSrcModules() )
		while( iCounter &lt;= uBound( sSrcModules() ) )
			oDestLib = oGlobalLibs.getByName(DestLibraryName)
			If oDestLib.hasByName( sSrcModules(iCounter) ) = False Then
				oDestLib.insertByName( sSrcModules(iCounter), oSrcLib.getByName( sSrcModules(iCounter) ) )
			End If
			iCounter = iCounter + 1
		wend
	End If
	oLibs = DialogLibraries ' The same for the Dialog libraries
	oGlobalLibs = GlobalScope.DialogLibraries
	swhichpass="dialogue"
Next iLib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GenerateTab" library:link="false"/>
</library:libraries>
</file>

<file path=Dialogs/GenerateTab/dialog-lb.xml><?xml version="1.0" encoding="utf-8"?>
<!DOCTYPE library  PUBLIC '-//OpenOffice.org//DTD OfficeDocument 1.0//EN'  'library.dtd'>
<library:library xmlns:library="http://openoffice.org/2000/library" library:name="GenerateTa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GenerateTab" library:link="false"/>
</library:libraries>
</file>